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bce4e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" style:family="table-cell" style:parent-style-name="Default">
      <style:table-cell-properties fo:border-bottom="0.06pt solid #000000" fo:background-color="#bce4e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HF" table:style-name="ta1">
        <table:table-column table:style-name="co1" table:number-columns-repeated="7" table:default-cell-style-name="Default"/>
        <table:table-column table:style-name="co1" table:number-columns-repeated="5" table:default-cell-style-name="ce16"/>
        <table:table-column table:style-name="co1" table:number-columns-repeated="10" table:default-cell-style-name="ce17"/>
        <table:table-row table:style-name="ro1">
          <table:table-cell table:style-name="ce1" office:value-type="string" calcext:value-type="string" table:number-columns-spanned="6" table:number-rows-spanned="1">
            <text:p>OUTPUT – SEA ICE THICKNESS</text:p>
          </table:table-cell>
          <table:covered-table-cell table:number-columns-repeated="5" table:style-name="ce1"/>
          <table:table-cell table:style-name="ce1" office:value-type="string" calcext:value-type="string" table:number-columns-spanned="1" table:number-rows-spanned="3">
            <text:p>STDEV</text:p>
          </table:table-cell>
          <table:table-cell table:style-name="ce1" office:value-type="string" calcext:value-type="string" table:number-columns-spanned="1" table:number-rows-spanned="3">
            <text:p>I+</text:p>
          </table:table-cell>
          <table:table-cell table:style-name="ce1" office:value-type="string" calcext:value-type="string" table:number-columns-spanned="1" table:number-rows-spanned="3">
            <text:p>I-</text:p>
          </table:table-cell>
          <table:table-cell table:style-name="ce37" office:value-type="string" calcext:value-type="string" table:number-columns-spanned="1" table:number-rows-spanned="3">
            <text:p>I</text:p>
          </table:table-cell>
          <table:table-cell table:style-name="ce37" office:value-type="string" calcext:value-type="string" table:number-columns-spanned="12" table:number-rows-spanned="1">
            <text:p>S – INDEX CALCULATION</text:p>
          </table:table-cell>
          <table:covered-table-cell table:style-name="ce21"/>
          <table:covered-table-cell table:number-columns-repeated="4" table:style-name="ce24"/>
          <table:covered-table-cell table:style-name="ce37"/>
          <table:covered-table-cell table:number-columns-repeated="5" table:style-name="ce24"/>
        </table:table-row>
        <table:table-row table:style-name="ro1">
          <table:table-cell table:style-name="ce1" office:value-type="string" calcext:value-type="string" table:number-columns-spanned="2" table:number-rows-spanned="1">
            <text:p>3.5 W/m2 [O-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8.5 W/m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13.5 W/m2 [O+]</text:p>
          </table:table-cell>
          <table:covered-table-cell table:style-name="ce1"/>
          <table:covered-table-cell table:number-columns-repeated="3" table:style-name="ce30"/>
          <table:covered-table-cell table:style-name="ce20"/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1" office:value-type="string" calcext:value-type="string" table:number-columns-spanned="1" table:number-rows-spanned="2">
            <text:p>D = A/B</text:p>
          </table:table-cell>
          <table:table-cell table:style-name="ce1" office:value-type="string" calcext:value-type="string" table:number-columns-spanned="1" table:number-rows-spanned="2">
            <text:p>E = C/I</text:p>
          </table:table-cell>
          <table:table-cell table:style-name="ce25" office:value-type="string" calcext:value-type="string" table:number-columns-spanned="1" table:number-rows-spanned="2">
            <text:p>S (NCEP) = D/E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1" office:value-type="string" calcext:value-type="string" table:number-columns-spanned="1" table:number-rows-spanned="2">
            <text:p>A/B</text:p>
          </table:table-cell>
          <table:table-cell table:style-name="ce1" office:value-type="string" calcext:value-type="string" table:number-columns-spanned="1" table:number-rows-spanned="2">
            <text:p>C/I</text:p>
          </table:table-cell>
          <table:table-cell table:style-name="ce29" office:value-type="string" calcext:value-type="string" table:number-columns-spanned="1" table:number-rows-spanned="2">
            <text:p>S (ERA5)</text:p>
          </table:table-cell>
        </table:table-row>
        <table:table-row table:style-name="ro1">
          <table:table-cell table:style-name="ce1" office:value-type="string" calcext:value-type="string">
            <text:p>NCEP</text:p>
          </table:table-cell>
          <table:table-cell table:style-name="ce1" office:value-type="string" calcext:value-type="string">
            <text:p>ERA5</text:p>
          </table:table-cell>
          <table:table-cell table:style-name="ce1" office:value-type="string" calcext:value-type="string">
            <text:p>NCEP</text:p>
          </table:table-cell>
          <table:table-cell table:style-name="ce1" office:value-type="string" calcext:value-type="string">
            <text:p>ERA5</text:p>
          </table:table-cell>
          <table:table-cell table:style-name="ce1" office:value-type="string" calcext:value-type="string">
            <text:p>NCEP</text:p>
          </table:table-cell>
          <table:table-cell table:style-name="ce1" office:value-type="string" calcext:value-type="string">
            <text:p>ERA5</text:p>
          </table:table-cell>
          <table:covered-table-cell table:style-name="ce13"/>
          <table:covered-table-cell table:number-columns-repeated="2" table:style-name="ce30"/>
          <table:covered-table-cell table:style-name="ce20"/>
          <table:table-cell table:style-name="ce30" office:value-type="string" calcext:value-type="string">
            <text:p>O+ - O-</text:p>
          </table:table-cell>
          <table:table-cell table:style-name="ce1" office:value-type="string" calcext:value-type="string">
            <text:p>STDEV*0</text:p>
          </table:table-cell>
          <table:table-cell table:style-name="ce30" office:value-type="string" calcext:value-type="string">
            <text:p>I+ - I-</text:p>
          </table:table-cell>
          <table:covered-table-cell table:number-columns-repeated="2" table:style-name="ce30"/>
          <table:covered-table-cell table:style-name="ce26"/>
          <table:table-cell table:style-name="ce30" office:value-type="string" calcext:value-type="string">
            <text:p>O+ - O-</text:p>
          </table:table-cell>
          <table:table-cell table:style-name="ce1" office:value-type="string" calcext:value-type="string">
            <text:p>STDEV*0</text:p>
          </table:table-cell>
          <table:table-cell table:style-name="ce30" office:value-type="string" calcext:value-type="string">
            <text:p>I+ - I-</text:p>
          </table:table-cell>
          <table:covered-table-cell table:number-columns-repeated="2" table:style-name="ce30"/>
          <table:covered-table-cell table:style-name="ce26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table:formula="of:=COM.MICROSOFT.STDEV.P([.C4:.C368])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]-[.A4]" office:value-type="float" office:value="0" calcext:value-type="float">
            <text:p>0</text:p>
          </table:table-cell>
          <table:table-cell table:style-name="ce22" table:formula="of:=[.G4]*[.C4]" office:value-type="float" office:value="-0" calcext:value-type="float">
            <text:p>0</text:p>
          </table:table-cell>
          <table:table-cell table:formula="of:=[.H4]-[.I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]/[.J4]" office:value-type="float" office:value="1.17647058823529" calcext:value-type="float">
            <text:p>1.17647058823529</text:p>
          </table:table-cell>
          <table:table-cell table:style-name="ce27" table:formula="of:=[.N4]/[.O4]" office:value-type="float" office:value="0" calcext:value-type="float">
            <text:p>0</text:p>
          </table:table-cell>
          <table:table-cell table:formula="of:=[.F4]-[.B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]/[.J4]" office:value-type="float" office:value="1.17647058823529" calcext:value-type="float">
            <text:p>1.17647058823529</text:p>
          </table:table-cell>
          <table:table-cell table:style-name="ce27" table:formula="of:=[.T4]/[.U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]-[.A5]" office:value-type="float" office:value="0" calcext:value-type="float">
            <text:p>0</text:p>
          </table:table-cell>
          <table:table-cell table:style-name="ce22" table:formula="of:=[.G5]*[.C5]" office:value-type="float" office:value="-0" calcext:value-type="float">
            <text:p>0</text:p>
          </table:table-cell>
          <table:table-cell table:formula="of:=[.H5]-[.I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]/[.J5]" office:value-type="float" office:value="1.17647058823529" calcext:value-type="float">
            <text:p>1.17647058823529</text:p>
          </table:table-cell>
          <table:table-cell table:style-name="ce27" table:formula="of:=[.N5]/[.O5]" office:value-type="float" office:value="0" calcext:value-type="float">
            <text:p>0</text:p>
          </table:table-cell>
          <table:table-cell table:formula="of:=[.F5]-[.B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]/[.J5]" office:value-type="float" office:value="1.17647058823529" calcext:value-type="float">
            <text:p>1.17647058823529</text:p>
          </table:table-cell>
          <table:table-cell table:style-name="ce27" table:formula="of:=[.T5]/[.U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]-[.A6]" office:value-type="float" office:value="0" calcext:value-type="float">
            <text:p>0</text:p>
          </table:table-cell>
          <table:table-cell table:style-name="ce22" table:formula="of:=[.G6]*[.C6]" office:value-type="float" office:value="-0" calcext:value-type="float">
            <text:p>0</text:p>
          </table:table-cell>
          <table:table-cell table:formula="of:=[.H6]-[.I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]/[.J6]" office:value-type="float" office:value="1.17647058823529" calcext:value-type="float">
            <text:p>1.17647058823529</text:p>
          </table:table-cell>
          <table:table-cell table:style-name="ce27" table:formula="of:=[.N6]/[.O6]" office:value-type="float" office:value="0" calcext:value-type="float">
            <text:p>0</text:p>
          </table:table-cell>
          <table:table-cell table:formula="of:=[.F6]-[.B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]/[.J6]" office:value-type="float" office:value="1.17647058823529" calcext:value-type="float">
            <text:p>1.17647058823529</text:p>
          </table:table-cell>
          <table:table-cell table:style-name="ce27" table:formula="of:=[.T6]/[.U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]-[.A7]" office:value-type="float" office:value="0" calcext:value-type="float">
            <text:p>0</text:p>
          </table:table-cell>
          <table:table-cell table:style-name="ce22" table:formula="of:=[.G7]*[.C7]" office:value-type="float" office:value="-0" calcext:value-type="float">
            <text:p>0</text:p>
          </table:table-cell>
          <table:table-cell table:formula="of:=[.H7]-[.I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]/[.J7]" office:value-type="float" office:value="1.17647058823529" calcext:value-type="float">
            <text:p>1.17647058823529</text:p>
          </table:table-cell>
          <table:table-cell table:style-name="ce27" table:formula="of:=[.N7]/[.O7]" office:value-type="float" office:value="0" calcext:value-type="float">
            <text:p>0</text:p>
          </table:table-cell>
          <table:table-cell table:formula="of:=[.F7]-[.B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]/[.J7]" office:value-type="float" office:value="1.17647058823529" calcext:value-type="float">
            <text:p>1.17647058823529</text:p>
          </table:table-cell>
          <table:table-cell table:style-name="ce27" table:formula="of:=[.T7]/[.U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]-[.A8]" office:value-type="float" office:value="0" calcext:value-type="float">
            <text:p>0</text:p>
          </table:table-cell>
          <table:table-cell table:style-name="ce22" table:formula="of:=[.G8]*[.C8]" office:value-type="float" office:value="-0" calcext:value-type="float">
            <text:p>0</text:p>
          </table:table-cell>
          <table:table-cell table:formula="of:=[.H8]-[.I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]/[.J8]" office:value-type="float" office:value="1.17647058823529" calcext:value-type="float">
            <text:p>1.17647058823529</text:p>
          </table:table-cell>
          <table:table-cell table:style-name="ce27" table:formula="of:=[.N8]/[.O8]" office:value-type="float" office:value="0" calcext:value-type="float">
            <text:p>0</text:p>
          </table:table-cell>
          <table:table-cell table:formula="of:=[.F8]-[.B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]/[.J8]" office:value-type="float" office:value="1.17647058823529" calcext:value-type="float">
            <text:p>1.17647058823529</text:p>
          </table:table-cell>
          <table:table-cell table:style-name="ce27" table:formula="of:=[.T8]/[.U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]-[.A9]" office:value-type="float" office:value="0" calcext:value-type="float">
            <text:p>0</text:p>
          </table:table-cell>
          <table:table-cell table:style-name="ce22" table:formula="of:=[.G9]*[.C9]" office:value-type="float" office:value="-0" calcext:value-type="float">
            <text:p>0</text:p>
          </table:table-cell>
          <table:table-cell table:formula="of:=[.H9]-[.I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]/[.J9]" office:value-type="float" office:value="1.17647058823529" calcext:value-type="float">
            <text:p>1.17647058823529</text:p>
          </table:table-cell>
          <table:table-cell table:style-name="ce27" table:formula="of:=[.N9]/[.O9]" office:value-type="float" office:value="0" calcext:value-type="float">
            <text:p>0</text:p>
          </table:table-cell>
          <table:table-cell table:formula="of:=[.F9]-[.B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]/[.J9]" office:value-type="float" office:value="1.17647058823529" calcext:value-type="float">
            <text:p>1.17647058823529</text:p>
          </table:table-cell>
          <table:table-cell table:style-name="ce27" table:formula="of:=[.T9]/[.U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]-[.A10]" office:value-type="float" office:value="0" calcext:value-type="float">
            <text:p>0</text:p>
          </table:table-cell>
          <table:table-cell table:style-name="ce22" table:formula="of:=[.G10]*[.C10]" office:value-type="float" office:value="-0" calcext:value-type="float">
            <text:p>0</text:p>
          </table:table-cell>
          <table:table-cell table:formula="of:=[.H10]-[.I1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]/[.J10]" office:value-type="float" office:value="1.17647058823529" calcext:value-type="float">
            <text:p>1.17647058823529</text:p>
          </table:table-cell>
          <table:table-cell table:style-name="ce27" table:formula="of:=[.N10]/[.O10]" office:value-type="float" office:value="0" calcext:value-type="float">
            <text:p>0</text:p>
          </table:table-cell>
          <table:table-cell table:formula="of:=[.F10]-[.B1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]/[.J10]" office:value-type="float" office:value="1.17647058823529" calcext:value-type="float">
            <text:p>1.17647058823529</text:p>
          </table:table-cell>
          <table:table-cell table:style-name="ce27" table:formula="of:=[.T10]/[.U1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]-[.A11]" office:value-type="float" office:value="0" calcext:value-type="float">
            <text:p>0</text:p>
          </table:table-cell>
          <table:table-cell table:style-name="ce22" table:formula="of:=[.G11]*[.C11]" office:value-type="float" office:value="-0" calcext:value-type="float">
            <text:p>0</text:p>
          </table:table-cell>
          <table:table-cell table:formula="of:=[.H11]-[.I1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]/[.J11]" office:value-type="float" office:value="1.17647058823529" calcext:value-type="float">
            <text:p>1.17647058823529</text:p>
          </table:table-cell>
          <table:table-cell table:style-name="ce27" table:formula="of:=[.N11]/[.O11]" office:value-type="float" office:value="0" calcext:value-type="float">
            <text:p>0</text:p>
          </table:table-cell>
          <table:table-cell table:formula="of:=[.F11]-[.B1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]/[.J11]" office:value-type="float" office:value="1.17647058823529" calcext:value-type="float">
            <text:p>1.17647058823529</text:p>
          </table:table-cell>
          <table:table-cell table:style-name="ce27" table:formula="of:=[.T11]/[.U1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]-[.A12]" office:value-type="float" office:value="0" calcext:value-type="float">
            <text:p>0</text:p>
          </table:table-cell>
          <table:table-cell table:style-name="ce22" table:formula="of:=[.G12]*[.C12]" office:value-type="float" office:value="-0" calcext:value-type="float">
            <text:p>0</text:p>
          </table:table-cell>
          <table:table-cell table:formula="of:=[.H12]-[.I1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]/[.J12]" office:value-type="float" office:value="1.17647058823529" calcext:value-type="float">
            <text:p>1.17647058823529</text:p>
          </table:table-cell>
          <table:table-cell table:style-name="ce27" table:formula="of:=[.N12]/[.O12]" office:value-type="float" office:value="0" calcext:value-type="float">
            <text:p>0</text:p>
          </table:table-cell>
          <table:table-cell table:formula="of:=[.F12]-[.B1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]/[.J12]" office:value-type="float" office:value="1.17647058823529" calcext:value-type="float">
            <text:p>1.17647058823529</text:p>
          </table:table-cell>
          <table:table-cell table:style-name="ce27" table:formula="of:=[.T12]/[.U1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]-[.A13]" office:value-type="float" office:value="0" calcext:value-type="float">
            <text:p>0</text:p>
          </table:table-cell>
          <table:table-cell table:style-name="ce22" table:formula="of:=[.G13]*[.C13]" office:value-type="float" office:value="-0" calcext:value-type="float">
            <text:p>0</text:p>
          </table:table-cell>
          <table:table-cell table:formula="of:=[.H13]-[.I1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]/[.J13]" office:value-type="float" office:value="1.17647058823529" calcext:value-type="float">
            <text:p>1.17647058823529</text:p>
          </table:table-cell>
          <table:table-cell table:style-name="ce27" table:formula="of:=[.N13]/[.O13]" office:value-type="float" office:value="0" calcext:value-type="float">
            <text:p>0</text:p>
          </table:table-cell>
          <table:table-cell table:formula="of:=[.F13]-[.B1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]/[.J13]" office:value-type="float" office:value="1.17647058823529" calcext:value-type="float">
            <text:p>1.17647058823529</text:p>
          </table:table-cell>
          <table:table-cell table:style-name="ce27" table:formula="of:=[.T13]/[.U1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]-[.A14]" office:value-type="float" office:value="0" calcext:value-type="float">
            <text:p>0</text:p>
          </table:table-cell>
          <table:table-cell table:style-name="ce22" table:formula="of:=[.G14]*[.C14]" office:value-type="float" office:value="-0" calcext:value-type="float">
            <text:p>0</text:p>
          </table:table-cell>
          <table:table-cell table:formula="of:=[.H14]-[.I1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]/[.J14]" office:value-type="float" office:value="1.17647058823529" calcext:value-type="float">
            <text:p>1.17647058823529</text:p>
          </table:table-cell>
          <table:table-cell table:style-name="ce27" table:formula="of:=[.N14]/[.O14]" office:value-type="float" office:value="0" calcext:value-type="float">
            <text:p>0</text:p>
          </table:table-cell>
          <table:table-cell table:formula="of:=[.F14]-[.B1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]/[.J14]" office:value-type="float" office:value="1.17647058823529" calcext:value-type="float">
            <text:p>1.17647058823529</text:p>
          </table:table-cell>
          <table:table-cell table:style-name="ce27" table:formula="of:=[.T14]/[.U1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]-[.A15]" office:value-type="float" office:value="0" calcext:value-type="float">
            <text:p>0</text:p>
          </table:table-cell>
          <table:table-cell table:style-name="ce22" table:formula="of:=[.G15]*[.C15]" office:value-type="float" office:value="-0" calcext:value-type="float">
            <text:p>0</text:p>
          </table:table-cell>
          <table:table-cell table:formula="of:=[.H15]-[.I1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]/[.J15]" office:value-type="float" office:value="1.17647058823529" calcext:value-type="float">
            <text:p>1.17647058823529</text:p>
          </table:table-cell>
          <table:table-cell table:style-name="ce27" table:formula="of:=[.N15]/[.O15]" office:value-type="float" office:value="0" calcext:value-type="float">
            <text:p>0</text:p>
          </table:table-cell>
          <table:table-cell table:formula="of:=[.F15]-[.B1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]/[.J15]" office:value-type="float" office:value="1.17647058823529" calcext:value-type="float">
            <text:p>1.17647058823529</text:p>
          </table:table-cell>
          <table:table-cell table:style-name="ce27" table:formula="of:=[.T15]/[.U1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]-[.A16]" office:value-type="float" office:value="0" calcext:value-type="float">
            <text:p>0</text:p>
          </table:table-cell>
          <table:table-cell table:style-name="ce22" table:formula="of:=[.G16]*[.C16]" office:value-type="float" office:value="-0" calcext:value-type="float">
            <text:p>0</text:p>
          </table:table-cell>
          <table:table-cell table:formula="of:=[.H16]-[.I1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]/[.J16]" office:value-type="float" office:value="1.17647058823529" calcext:value-type="float">
            <text:p>1.17647058823529</text:p>
          </table:table-cell>
          <table:table-cell table:style-name="ce27" table:formula="of:=[.N16]/[.O16]" office:value-type="float" office:value="0" calcext:value-type="float">
            <text:p>0</text:p>
          </table:table-cell>
          <table:table-cell table:formula="of:=[.F16]-[.B1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]/[.J16]" office:value-type="float" office:value="1.17647058823529" calcext:value-type="float">
            <text:p>1.17647058823529</text:p>
          </table:table-cell>
          <table:table-cell table:style-name="ce27" table:formula="of:=[.T16]/[.U1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]-[.A17]" office:value-type="float" office:value="0" calcext:value-type="float">
            <text:p>0</text:p>
          </table:table-cell>
          <table:table-cell table:style-name="ce22" table:formula="of:=[.G17]*[.C17]" office:value-type="float" office:value="-0" calcext:value-type="float">
            <text:p>0</text:p>
          </table:table-cell>
          <table:table-cell table:formula="of:=[.H17]-[.I1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7]/[.J17]" office:value-type="float" office:value="1.17647058823529" calcext:value-type="float">
            <text:p>1.17647058823529</text:p>
          </table:table-cell>
          <table:table-cell table:style-name="ce27" table:formula="of:=[.N17]/[.O17]" office:value-type="float" office:value="0" calcext:value-type="float">
            <text:p>0</text:p>
          </table:table-cell>
          <table:table-cell table:formula="of:=[.F17]-[.B1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7]/[.J17]" office:value-type="float" office:value="1.17647058823529" calcext:value-type="float">
            <text:p>1.17647058823529</text:p>
          </table:table-cell>
          <table:table-cell table:style-name="ce27" table:formula="of:=[.T17]/[.U1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]-[.A18]" office:value-type="float" office:value="0" calcext:value-type="float">
            <text:p>0</text:p>
          </table:table-cell>
          <table:table-cell table:style-name="ce22" table:formula="of:=[.G18]*[.C18]" office:value-type="float" office:value="-0" calcext:value-type="float">
            <text:p>0</text:p>
          </table:table-cell>
          <table:table-cell table:formula="of:=[.H18]-[.I1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8]/[.J18]" office:value-type="float" office:value="1.17647058823529" calcext:value-type="float">
            <text:p>1.17647058823529</text:p>
          </table:table-cell>
          <table:table-cell table:style-name="ce27" table:formula="of:=[.N18]/[.O18]" office:value-type="float" office:value="0" calcext:value-type="float">
            <text:p>0</text:p>
          </table:table-cell>
          <table:table-cell table:formula="of:=[.F18]-[.B1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8]/[.J18]" office:value-type="float" office:value="1.17647058823529" calcext:value-type="float">
            <text:p>1.17647058823529</text:p>
          </table:table-cell>
          <table:table-cell table:style-name="ce27" table:formula="of:=[.T18]/[.U1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]-[.A19]" office:value-type="float" office:value="0" calcext:value-type="float">
            <text:p>0</text:p>
          </table:table-cell>
          <table:table-cell table:style-name="ce22" table:formula="of:=[.G19]*[.C19]" office:value-type="float" office:value="-0" calcext:value-type="float">
            <text:p>0</text:p>
          </table:table-cell>
          <table:table-cell table:formula="of:=[.H19]-[.I1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9]/[.J19]" office:value-type="float" office:value="1.17647058823529" calcext:value-type="float">
            <text:p>1.17647058823529</text:p>
          </table:table-cell>
          <table:table-cell table:style-name="ce27" table:formula="of:=[.N19]/[.O19]" office:value-type="float" office:value="0" calcext:value-type="float">
            <text:p>0</text:p>
          </table:table-cell>
          <table:table-cell table:formula="of:=[.F19]-[.B1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9]/[.J19]" office:value-type="float" office:value="1.17647058823529" calcext:value-type="float">
            <text:p>1.17647058823529</text:p>
          </table:table-cell>
          <table:table-cell table:style-name="ce27" table:formula="of:=[.T19]/[.U1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]-[.A20]" office:value-type="float" office:value="0" calcext:value-type="float">
            <text:p>0</text:p>
          </table:table-cell>
          <table:table-cell table:style-name="ce22" table:formula="of:=[.G20]*[.C20]" office:value-type="float" office:value="-0" calcext:value-type="float">
            <text:p>0</text:p>
          </table:table-cell>
          <table:table-cell table:formula="of:=[.H20]-[.I2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0]/[.J20]" office:value-type="float" office:value="1.17647058823529" calcext:value-type="float">
            <text:p>1.17647058823529</text:p>
          </table:table-cell>
          <table:table-cell table:style-name="ce27" table:formula="of:=[.N20]/[.O20]" office:value-type="float" office:value="0" calcext:value-type="float">
            <text:p>0</text:p>
          </table:table-cell>
          <table:table-cell table:formula="of:=[.F20]-[.B2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0]/[.J20]" office:value-type="float" office:value="1.17647058823529" calcext:value-type="float">
            <text:p>1.17647058823529</text:p>
          </table:table-cell>
          <table:table-cell table:style-name="ce27" table:formula="of:=[.T20]/[.U2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]-[.A21]" office:value-type="float" office:value="0" calcext:value-type="float">
            <text:p>0</text:p>
          </table:table-cell>
          <table:table-cell table:style-name="ce22" table:formula="of:=[.G21]*[.C21]" office:value-type="float" office:value="-0" calcext:value-type="float">
            <text:p>0</text:p>
          </table:table-cell>
          <table:table-cell table:formula="of:=[.H21]-[.I2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1]/[.J21]" office:value-type="float" office:value="1.17647058823529" calcext:value-type="float">
            <text:p>1.17647058823529</text:p>
          </table:table-cell>
          <table:table-cell table:style-name="ce27" table:formula="of:=[.N21]/[.O21]" office:value-type="float" office:value="0" calcext:value-type="float">
            <text:p>0</text:p>
          </table:table-cell>
          <table:table-cell table:formula="of:=[.F21]-[.B2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1]/[.J21]" office:value-type="float" office:value="1.17647058823529" calcext:value-type="float">
            <text:p>1.17647058823529</text:p>
          </table:table-cell>
          <table:table-cell table:style-name="ce27" table:formula="of:=[.T21]/[.U2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]-[.A22]" office:value-type="float" office:value="0" calcext:value-type="float">
            <text:p>0</text:p>
          </table:table-cell>
          <table:table-cell table:style-name="ce22" table:formula="of:=[.G22]*[.C22]" office:value-type="float" office:value="-0" calcext:value-type="float">
            <text:p>0</text:p>
          </table:table-cell>
          <table:table-cell table:formula="of:=[.H22]-[.I2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2]/[.J22]" office:value-type="float" office:value="1.17647058823529" calcext:value-type="float">
            <text:p>1.17647058823529</text:p>
          </table:table-cell>
          <table:table-cell table:style-name="ce27" table:formula="of:=[.N22]/[.O22]" office:value-type="float" office:value="0" calcext:value-type="float">
            <text:p>0</text:p>
          </table:table-cell>
          <table:table-cell table:formula="of:=[.F22]-[.B2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2]/[.J22]" office:value-type="float" office:value="1.17647058823529" calcext:value-type="float">
            <text:p>1.17647058823529</text:p>
          </table:table-cell>
          <table:table-cell table:style-name="ce27" table:formula="of:=[.T22]/[.U2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]-[.A23]" office:value-type="float" office:value="0" calcext:value-type="float">
            <text:p>0</text:p>
          </table:table-cell>
          <table:table-cell table:style-name="ce22" table:formula="of:=[.G23]*[.C23]" office:value-type="float" office:value="-0" calcext:value-type="float">
            <text:p>0</text:p>
          </table:table-cell>
          <table:table-cell table:formula="of:=[.H23]-[.I2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3]/[.J23]" office:value-type="float" office:value="1.17647058823529" calcext:value-type="float">
            <text:p>1.17647058823529</text:p>
          </table:table-cell>
          <table:table-cell table:style-name="ce27" table:formula="of:=[.N23]/[.O23]" office:value-type="float" office:value="0" calcext:value-type="float">
            <text:p>0</text:p>
          </table:table-cell>
          <table:table-cell table:formula="of:=[.F23]-[.B2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3]/[.J23]" office:value-type="float" office:value="1.17647058823529" calcext:value-type="float">
            <text:p>1.17647058823529</text:p>
          </table:table-cell>
          <table:table-cell table:style-name="ce27" table:formula="of:=[.T23]/[.U2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]-[.A24]" office:value-type="float" office:value="0" calcext:value-type="float">
            <text:p>0</text:p>
          </table:table-cell>
          <table:table-cell table:style-name="ce22" table:formula="of:=[.G24]*[.C24]" office:value-type="float" office:value="-0" calcext:value-type="float">
            <text:p>0</text:p>
          </table:table-cell>
          <table:table-cell table:formula="of:=[.H24]-[.I2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4]/[.J24]" office:value-type="float" office:value="1.17647058823529" calcext:value-type="float">
            <text:p>1.17647058823529</text:p>
          </table:table-cell>
          <table:table-cell table:style-name="ce27" table:formula="of:=[.N24]/[.O24]" office:value-type="float" office:value="0" calcext:value-type="float">
            <text:p>0</text:p>
          </table:table-cell>
          <table:table-cell table:formula="of:=[.F24]-[.B2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4]/[.J24]" office:value-type="float" office:value="1.17647058823529" calcext:value-type="float">
            <text:p>1.17647058823529</text:p>
          </table:table-cell>
          <table:table-cell table:style-name="ce27" table:formula="of:=[.T24]/[.U2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]-[.A25]" office:value-type="float" office:value="0" calcext:value-type="float">
            <text:p>0</text:p>
          </table:table-cell>
          <table:table-cell table:style-name="ce22" table:formula="of:=[.G25]*[.C25]" office:value-type="float" office:value="-0" calcext:value-type="float">
            <text:p>0</text:p>
          </table:table-cell>
          <table:table-cell table:formula="of:=[.H25]-[.I2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5]/[.J25]" office:value-type="float" office:value="1.17647058823529" calcext:value-type="float">
            <text:p>1.17647058823529</text:p>
          </table:table-cell>
          <table:table-cell table:style-name="ce27" table:formula="of:=[.N25]/[.O25]" office:value-type="float" office:value="0" calcext:value-type="float">
            <text:p>0</text:p>
          </table:table-cell>
          <table:table-cell table:formula="of:=[.F25]-[.B2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5]/[.J25]" office:value-type="float" office:value="1.17647058823529" calcext:value-type="float">
            <text:p>1.17647058823529</text:p>
          </table:table-cell>
          <table:table-cell table:style-name="ce27" table:formula="of:=[.T25]/[.U2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]-[.A26]" office:value-type="float" office:value="0" calcext:value-type="float">
            <text:p>0</text:p>
          </table:table-cell>
          <table:table-cell table:style-name="ce22" table:formula="of:=[.G26]*[.C26]" office:value-type="float" office:value="-0" calcext:value-type="float">
            <text:p>0</text:p>
          </table:table-cell>
          <table:table-cell table:formula="of:=[.H26]-[.I2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6]/[.J26]" office:value-type="float" office:value="1.17647058823529" calcext:value-type="float">
            <text:p>1.17647058823529</text:p>
          </table:table-cell>
          <table:table-cell table:style-name="ce27" table:formula="of:=[.N26]/[.O26]" office:value-type="float" office:value="0" calcext:value-type="float">
            <text:p>0</text:p>
          </table:table-cell>
          <table:table-cell table:formula="of:=[.F26]-[.B2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6]/[.J26]" office:value-type="float" office:value="1.17647058823529" calcext:value-type="float">
            <text:p>1.17647058823529</text:p>
          </table:table-cell>
          <table:table-cell table:style-name="ce27" table:formula="of:=[.T26]/[.U2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]-[.A27]" office:value-type="float" office:value="0" calcext:value-type="float">
            <text:p>0</text:p>
          </table:table-cell>
          <table:table-cell table:style-name="ce22" table:formula="of:=[.G27]*[.C27]" office:value-type="float" office:value="-0" calcext:value-type="float">
            <text:p>0</text:p>
          </table:table-cell>
          <table:table-cell table:formula="of:=[.H27]-[.I2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7]/[.J27]" office:value-type="float" office:value="1.17647058823529" calcext:value-type="float">
            <text:p>1.17647058823529</text:p>
          </table:table-cell>
          <table:table-cell table:style-name="ce27" table:formula="of:=[.N27]/[.O27]" office:value-type="float" office:value="0" calcext:value-type="float">
            <text:p>0</text:p>
          </table:table-cell>
          <table:table-cell table:formula="of:=[.F27]-[.B2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7]/[.J27]" office:value-type="float" office:value="1.17647058823529" calcext:value-type="float">
            <text:p>1.17647058823529</text:p>
          </table:table-cell>
          <table:table-cell table:style-name="ce27" table:formula="of:=[.T27]/[.U2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]-[.A28]" office:value-type="float" office:value="0" calcext:value-type="float">
            <text:p>0</text:p>
          </table:table-cell>
          <table:table-cell table:style-name="ce22" table:formula="of:=[.G28]*[.C28]" office:value-type="float" office:value="-0" calcext:value-type="float">
            <text:p>0</text:p>
          </table:table-cell>
          <table:table-cell table:formula="of:=[.H28]-[.I2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8]/[.J28]" office:value-type="float" office:value="1.17647058823529" calcext:value-type="float">
            <text:p>1.17647058823529</text:p>
          </table:table-cell>
          <table:table-cell table:style-name="ce27" table:formula="of:=[.N28]/[.O28]" office:value-type="float" office:value="0" calcext:value-type="float">
            <text:p>0</text:p>
          </table:table-cell>
          <table:table-cell table:formula="of:=[.F28]-[.B2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8]/[.J28]" office:value-type="float" office:value="1.17647058823529" calcext:value-type="float">
            <text:p>1.17647058823529</text:p>
          </table:table-cell>
          <table:table-cell table:style-name="ce27" table:formula="of:=[.T28]/[.U2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]-[.A29]" office:value-type="float" office:value="0" calcext:value-type="float">
            <text:p>0</text:p>
          </table:table-cell>
          <table:table-cell table:style-name="ce22" table:formula="of:=[.G29]*[.C29]" office:value-type="float" office:value="-0" calcext:value-type="float">
            <text:p>0</text:p>
          </table:table-cell>
          <table:table-cell table:formula="of:=[.H29]-[.I2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9]/[.J29]" office:value-type="float" office:value="1.17647058823529" calcext:value-type="float">
            <text:p>1.17647058823529</text:p>
          </table:table-cell>
          <table:table-cell table:style-name="ce27" table:formula="of:=[.N29]/[.O29]" office:value-type="float" office:value="0" calcext:value-type="float">
            <text:p>0</text:p>
          </table:table-cell>
          <table:table-cell table:formula="of:=[.F29]-[.B2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9]/[.J29]" office:value-type="float" office:value="1.17647058823529" calcext:value-type="float">
            <text:p>1.17647058823529</text:p>
          </table:table-cell>
          <table:table-cell table:style-name="ce27" table:formula="of:=[.T29]/[.U2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]-[.A30]" office:value-type="float" office:value="0" calcext:value-type="float">
            <text:p>0</text:p>
          </table:table-cell>
          <table:table-cell table:style-name="ce22" table:formula="of:=[.G30]*[.C30]" office:value-type="float" office:value="-0" calcext:value-type="float">
            <text:p>0</text:p>
          </table:table-cell>
          <table:table-cell table:formula="of:=[.H30]-[.I3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0]/[.J30]" office:value-type="float" office:value="1.17647058823529" calcext:value-type="float">
            <text:p>1.17647058823529</text:p>
          </table:table-cell>
          <table:table-cell table:style-name="ce27" table:formula="of:=[.N30]/[.O30]" office:value-type="float" office:value="0" calcext:value-type="float">
            <text:p>0</text:p>
          </table:table-cell>
          <table:table-cell table:formula="of:=[.F30]-[.B3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0]/[.J30]" office:value-type="float" office:value="1.17647058823529" calcext:value-type="float">
            <text:p>1.17647058823529</text:p>
          </table:table-cell>
          <table:table-cell table:style-name="ce27" table:formula="of:=[.T30]/[.U3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]-[.A31]" office:value-type="float" office:value="0" calcext:value-type="float">
            <text:p>0</text:p>
          </table:table-cell>
          <table:table-cell table:style-name="ce22" table:formula="of:=[.G31]*[.C31]" office:value-type="float" office:value="-0" calcext:value-type="float">
            <text:p>0</text:p>
          </table:table-cell>
          <table:table-cell table:formula="of:=[.H31]-[.I3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1]/[.J31]" office:value-type="float" office:value="1.17647058823529" calcext:value-type="float">
            <text:p>1.17647058823529</text:p>
          </table:table-cell>
          <table:table-cell table:style-name="ce27" table:formula="of:=[.N31]/[.O31]" office:value-type="float" office:value="0" calcext:value-type="float">
            <text:p>0</text:p>
          </table:table-cell>
          <table:table-cell table:formula="of:=[.F31]-[.B3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1]/[.J31]" office:value-type="float" office:value="1.17647058823529" calcext:value-type="float">
            <text:p>1.17647058823529</text:p>
          </table:table-cell>
          <table:table-cell table:style-name="ce27" table:formula="of:=[.T31]/[.U3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]-[.A32]" office:value-type="float" office:value="0" calcext:value-type="float">
            <text:p>0</text:p>
          </table:table-cell>
          <table:table-cell table:style-name="ce22" table:formula="of:=[.G32]*[.C32]" office:value-type="float" office:value="-0" calcext:value-type="float">
            <text:p>0</text:p>
          </table:table-cell>
          <table:table-cell table:formula="of:=[.H32]-[.I3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2]/[.J32]" office:value-type="float" office:value="1.17647058823529" calcext:value-type="float">
            <text:p>1.17647058823529</text:p>
          </table:table-cell>
          <table:table-cell table:style-name="ce27" table:formula="of:=[.N32]/[.O32]" office:value-type="float" office:value="0" calcext:value-type="float">
            <text:p>0</text:p>
          </table:table-cell>
          <table:table-cell table:formula="of:=[.F32]-[.B3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2]/[.J32]" office:value-type="float" office:value="1.17647058823529" calcext:value-type="float">
            <text:p>1.17647058823529</text:p>
          </table:table-cell>
          <table:table-cell table:style-name="ce27" table:formula="of:=[.T32]/[.U3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]-[.A33]" office:value-type="float" office:value="0" calcext:value-type="float">
            <text:p>0</text:p>
          </table:table-cell>
          <table:table-cell table:style-name="ce22" table:formula="of:=[.G33]*[.C33]" office:value-type="float" office:value="-0" calcext:value-type="float">
            <text:p>0</text:p>
          </table:table-cell>
          <table:table-cell table:formula="of:=[.H33]-[.I3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]/[.J33]" office:value-type="float" office:value="1.17647058823529" calcext:value-type="float">
            <text:p>1.17647058823529</text:p>
          </table:table-cell>
          <table:table-cell table:style-name="ce27" table:formula="of:=[.N33]/[.O33]" office:value-type="float" office:value="0" calcext:value-type="float">
            <text:p>0</text:p>
          </table:table-cell>
          <table:table-cell table:formula="of:=[.F33]-[.B3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]/[.J33]" office:value-type="float" office:value="1.17647058823529" calcext:value-type="float">
            <text:p>1.17647058823529</text:p>
          </table:table-cell>
          <table:table-cell table:style-name="ce27" table:formula="of:=[.T33]/[.U3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]-[.A34]" office:value-type="float" office:value="0" calcext:value-type="float">
            <text:p>0</text:p>
          </table:table-cell>
          <table:table-cell table:style-name="ce22" table:formula="of:=[.G34]*[.C34]" office:value-type="float" office:value="-0" calcext:value-type="float">
            <text:p>0</text:p>
          </table:table-cell>
          <table:table-cell table:formula="of:=[.H34]-[.I3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]/[.J34]" office:value-type="float" office:value="1.17647058823529" calcext:value-type="float">
            <text:p>1.17647058823529</text:p>
          </table:table-cell>
          <table:table-cell table:style-name="ce27" table:formula="of:=[.N34]/[.O34]" office:value-type="float" office:value="0" calcext:value-type="float">
            <text:p>0</text:p>
          </table:table-cell>
          <table:table-cell table:formula="of:=[.F34]-[.B3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]/[.J34]" office:value-type="float" office:value="1.17647058823529" calcext:value-type="float">
            <text:p>1.17647058823529</text:p>
          </table:table-cell>
          <table:table-cell table:style-name="ce27" table:formula="of:=[.T34]/[.U3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]-[.A35]" office:value-type="float" office:value="0" calcext:value-type="float">
            <text:p>0</text:p>
          </table:table-cell>
          <table:table-cell table:style-name="ce22" table:formula="of:=[.G35]*[.C35]" office:value-type="float" office:value="-0" calcext:value-type="float">
            <text:p>0</text:p>
          </table:table-cell>
          <table:table-cell table:formula="of:=[.H35]-[.I3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]/[.J35]" office:value-type="float" office:value="1.17647058823529" calcext:value-type="float">
            <text:p>1.17647058823529</text:p>
          </table:table-cell>
          <table:table-cell table:style-name="ce27" table:formula="of:=[.N35]/[.O35]" office:value-type="float" office:value="0" calcext:value-type="float">
            <text:p>0</text:p>
          </table:table-cell>
          <table:table-cell table:formula="of:=[.F35]-[.B3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]/[.J35]" office:value-type="float" office:value="1.17647058823529" calcext:value-type="float">
            <text:p>1.17647058823529</text:p>
          </table:table-cell>
          <table:table-cell table:style-name="ce27" table:formula="of:=[.T35]/[.U3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]-[.A36]" office:value-type="float" office:value="0" calcext:value-type="float">
            <text:p>0</text:p>
          </table:table-cell>
          <table:table-cell table:style-name="ce22" table:formula="of:=[.G36]*[.C36]" office:value-type="float" office:value="-0" calcext:value-type="float">
            <text:p>0</text:p>
          </table:table-cell>
          <table:table-cell table:formula="of:=[.H36]-[.I3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]/[.J36]" office:value-type="float" office:value="1.17647058823529" calcext:value-type="float">
            <text:p>1.17647058823529</text:p>
          </table:table-cell>
          <table:table-cell table:style-name="ce27" table:formula="of:=[.N36]/[.O36]" office:value-type="float" office:value="0" calcext:value-type="float">
            <text:p>0</text:p>
          </table:table-cell>
          <table:table-cell table:formula="of:=[.F36]-[.B3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]/[.J36]" office:value-type="float" office:value="1.17647058823529" calcext:value-type="float">
            <text:p>1.17647058823529</text:p>
          </table:table-cell>
          <table:table-cell table:style-name="ce27" table:formula="of:=[.T36]/[.U3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7]-[.A37]" office:value-type="float" office:value="0" calcext:value-type="float">
            <text:p>0</text:p>
          </table:table-cell>
          <table:table-cell table:style-name="ce22" table:formula="of:=[.G37]*[.C37]" office:value-type="float" office:value="-0" calcext:value-type="float">
            <text:p>0</text:p>
          </table:table-cell>
          <table:table-cell table:formula="of:=[.H37]-[.I3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7]/[.J37]" office:value-type="float" office:value="1.17647058823529" calcext:value-type="float">
            <text:p>1.17647058823529</text:p>
          </table:table-cell>
          <table:table-cell table:style-name="ce27" table:formula="of:=[.N37]/[.O37]" office:value-type="float" office:value="0" calcext:value-type="float">
            <text:p>0</text:p>
          </table:table-cell>
          <table:table-cell table:formula="of:=[.F37]-[.B3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7]/[.J37]" office:value-type="float" office:value="1.17647058823529" calcext:value-type="float">
            <text:p>1.17647058823529</text:p>
          </table:table-cell>
          <table:table-cell table:style-name="ce27" table:formula="of:=[.T37]/[.U3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8]-[.A38]" office:value-type="float" office:value="0" calcext:value-type="float">
            <text:p>0</text:p>
          </table:table-cell>
          <table:table-cell table:style-name="ce22" table:formula="of:=[.G38]*[.C38]" office:value-type="float" office:value="-0" calcext:value-type="float">
            <text:p>0</text:p>
          </table:table-cell>
          <table:table-cell table:formula="of:=[.H38]-[.I3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8]/[.J38]" office:value-type="float" office:value="1.17647058823529" calcext:value-type="float">
            <text:p>1.17647058823529</text:p>
          </table:table-cell>
          <table:table-cell table:style-name="ce27" table:formula="of:=[.N38]/[.O38]" office:value-type="float" office:value="0" calcext:value-type="float">
            <text:p>0</text:p>
          </table:table-cell>
          <table:table-cell table:formula="of:=[.F38]-[.B3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8]/[.J38]" office:value-type="float" office:value="1.17647058823529" calcext:value-type="float">
            <text:p>1.17647058823529</text:p>
          </table:table-cell>
          <table:table-cell table:style-name="ce27" table:formula="of:=[.T38]/[.U3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9]-[.A39]" office:value-type="float" office:value="0" calcext:value-type="float">
            <text:p>0</text:p>
          </table:table-cell>
          <table:table-cell table:style-name="ce22" table:formula="of:=[.G39]*[.C39]" office:value-type="float" office:value="-0" calcext:value-type="float">
            <text:p>0</text:p>
          </table:table-cell>
          <table:table-cell table:formula="of:=[.H39]-[.I3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9]/[.J39]" office:value-type="float" office:value="1.17647058823529" calcext:value-type="float">
            <text:p>1.17647058823529</text:p>
          </table:table-cell>
          <table:table-cell table:style-name="ce27" table:formula="of:=[.N39]/[.O39]" office:value-type="float" office:value="0" calcext:value-type="float">
            <text:p>0</text:p>
          </table:table-cell>
          <table:table-cell table:formula="of:=[.F39]-[.B3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9]/[.J39]" office:value-type="float" office:value="1.17647058823529" calcext:value-type="float">
            <text:p>1.17647058823529</text:p>
          </table:table-cell>
          <table:table-cell table:style-name="ce27" table:formula="of:=[.T39]/[.U3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0]-[.A40]" office:value-type="float" office:value="0" calcext:value-type="float">
            <text:p>0</text:p>
          </table:table-cell>
          <table:table-cell table:style-name="ce22" table:formula="of:=[.G40]*[.C40]" office:value-type="float" office:value="-0" calcext:value-type="float">
            <text:p>0</text:p>
          </table:table-cell>
          <table:table-cell table:formula="of:=[.H40]-[.I4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0]/[.J40]" office:value-type="float" office:value="1.17647058823529" calcext:value-type="float">
            <text:p>1.17647058823529</text:p>
          </table:table-cell>
          <table:table-cell table:style-name="ce27" table:formula="of:=[.N40]/[.O40]" office:value-type="float" office:value="0" calcext:value-type="float">
            <text:p>0</text:p>
          </table:table-cell>
          <table:table-cell table:formula="of:=[.F40]-[.B4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0]/[.J40]" office:value-type="float" office:value="1.17647058823529" calcext:value-type="float">
            <text:p>1.17647058823529</text:p>
          </table:table-cell>
          <table:table-cell table:style-name="ce27" table:formula="of:=[.T40]/[.U4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1]-[.A41]" office:value-type="float" office:value="0" calcext:value-type="float">
            <text:p>0</text:p>
          </table:table-cell>
          <table:table-cell table:style-name="ce22" table:formula="of:=[.G41]*[.C41]" office:value-type="float" office:value="-0" calcext:value-type="float">
            <text:p>0</text:p>
          </table:table-cell>
          <table:table-cell table:formula="of:=[.H41]-[.I4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1]/[.J41]" office:value-type="float" office:value="1.17647058823529" calcext:value-type="float">
            <text:p>1.17647058823529</text:p>
          </table:table-cell>
          <table:table-cell table:style-name="ce27" table:formula="of:=[.N41]/[.O41]" office:value-type="float" office:value="0" calcext:value-type="float">
            <text:p>0</text:p>
          </table:table-cell>
          <table:table-cell table:formula="of:=[.F41]-[.B4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1]/[.J41]" office:value-type="float" office:value="1.17647058823529" calcext:value-type="float">
            <text:p>1.17647058823529</text:p>
          </table:table-cell>
          <table:table-cell table:style-name="ce27" table:formula="of:=[.T41]/[.U4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2]-[.A42]" office:value-type="float" office:value="0" calcext:value-type="float">
            <text:p>0</text:p>
          </table:table-cell>
          <table:table-cell table:style-name="ce22" table:formula="of:=[.G42]*[.C42]" office:value-type="float" office:value="-0" calcext:value-type="float">
            <text:p>0</text:p>
          </table:table-cell>
          <table:table-cell table:formula="of:=[.H42]-[.I4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2]/[.J42]" office:value-type="float" office:value="1.17647058823529" calcext:value-type="float">
            <text:p>1.17647058823529</text:p>
          </table:table-cell>
          <table:table-cell table:style-name="ce27" table:formula="of:=[.N42]/[.O42]" office:value-type="float" office:value="0" calcext:value-type="float">
            <text:p>0</text:p>
          </table:table-cell>
          <table:table-cell table:formula="of:=[.F42]-[.B4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2]/[.J42]" office:value-type="float" office:value="1.17647058823529" calcext:value-type="float">
            <text:p>1.17647058823529</text:p>
          </table:table-cell>
          <table:table-cell table:style-name="ce27" table:formula="of:=[.T42]/[.U4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3]-[.A43]" office:value-type="float" office:value="0" calcext:value-type="float">
            <text:p>0</text:p>
          </table:table-cell>
          <table:table-cell table:style-name="ce22" table:formula="of:=[.G43]*[.C43]" office:value-type="float" office:value="-0" calcext:value-type="float">
            <text:p>0</text:p>
          </table:table-cell>
          <table:table-cell table:formula="of:=[.H43]-[.I4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3]/[.J43]" office:value-type="float" office:value="1.17647058823529" calcext:value-type="float">
            <text:p>1.17647058823529</text:p>
          </table:table-cell>
          <table:table-cell table:style-name="ce27" table:formula="of:=[.N43]/[.O43]" office:value-type="float" office:value="0" calcext:value-type="float">
            <text:p>0</text:p>
          </table:table-cell>
          <table:table-cell table:formula="of:=[.F43]-[.B4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3]/[.J43]" office:value-type="float" office:value="1.17647058823529" calcext:value-type="float">
            <text:p>1.17647058823529</text:p>
          </table:table-cell>
          <table:table-cell table:style-name="ce27" table:formula="of:=[.T43]/[.U4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4]-[.A44]" office:value-type="float" office:value="0" calcext:value-type="float">
            <text:p>0</text:p>
          </table:table-cell>
          <table:table-cell table:style-name="ce22" table:formula="of:=[.G44]*[.C44]" office:value-type="float" office:value="-0" calcext:value-type="float">
            <text:p>0</text:p>
          </table:table-cell>
          <table:table-cell table:formula="of:=[.H44]-[.I4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4]/[.J44]" office:value-type="float" office:value="1.17647058823529" calcext:value-type="float">
            <text:p>1.17647058823529</text:p>
          </table:table-cell>
          <table:table-cell table:style-name="ce27" table:formula="of:=[.N44]/[.O44]" office:value-type="float" office:value="0" calcext:value-type="float">
            <text:p>0</text:p>
          </table:table-cell>
          <table:table-cell table:formula="of:=[.F44]-[.B4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4]/[.J44]" office:value-type="float" office:value="1.17647058823529" calcext:value-type="float">
            <text:p>1.17647058823529</text:p>
          </table:table-cell>
          <table:table-cell table:style-name="ce27" table:formula="of:=[.T44]/[.U4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5]-[.A45]" office:value-type="float" office:value="0" calcext:value-type="float">
            <text:p>0</text:p>
          </table:table-cell>
          <table:table-cell table:style-name="ce22" table:formula="of:=[.G45]*[.C45]" office:value-type="float" office:value="-0" calcext:value-type="float">
            <text:p>0</text:p>
          </table:table-cell>
          <table:table-cell table:formula="of:=[.H45]-[.I4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5]/[.J45]" office:value-type="float" office:value="1.17647058823529" calcext:value-type="float">
            <text:p>1.17647058823529</text:p>
          </table:table-cell>
          <table:table-cell table:style-name="ce27" table:formula="of:=[.N45]/[.O45]" office:value-type="float" office:value="0" calcext:value-type="float">
            <text:p>0</text:p>
          </table:table-cell>
          <table:table-cell table:formula="of:=[.F45]-[.B4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5]/[.J45]" office:value-type="float" office:value="1.17647058823529" calcext:value-type="float">
            <text:p>1.17647058823529</text:p>
          </table:table-cell>
          <table:table-cell table:style-name="ce27" table:formula="of:=[.T45]/[.U4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6]-[.A46]" office:value-type="float" office:value="0" calcext:value-type="float">
            <text:p>0</text:p>
          </table:table-cell>
          <table:table-cell table:style-name="ce22" table:formula="of:=[.G46]*[.C46]" office:value-type="float" office:value="-0" calcext:value-type="float">
            <text:p>0</text:p>
          </table:table-cell>
          <table:table-cell table:formula="of:=[.H46]-[.I4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6]/[.J46]" office:value-type="float" office:value="1.17647058823529" calcext:value-type="float">
            <text:p>1.17647058823529</text:p>
          </table:table-cell>
          <table:table-cell table:style-name="ce27" table:formula="of:=[.N46]/[.O46]" office:value-type="float" office:value="0" calcext:value-type="float">
            <text:p>0</text:p>
          </table:table-cell>
          <table:table-cell table:formula="of:=[.F46]-[.B4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6]/[.J46]" office:value-type="float" office:value="1.17647058823529" calcext:value-type="float">
            <text:p>1.17647058823529</text:p>
          </table:table-cell>
          <table:table-cell table:style-name="ce27" table:formula="of:=[.T46]/[.U4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7]-[.A47]" office:value-type="float" office:value="0" calcext:value-type="float">
            <text:p>0</text:p>
          </table:table-cell>
          <table:table-cell table:style-name="ce22" table:formula="of:=[.G47]*[.C47]" office:value-type="float" office:value="-0" calcext:value-type="float">
            <text:p>0</text:p>
          </table:table-cell>
          <table:table-cell table:formula="of:=[.H47]-[.I4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7]/[.J47]" office:value-type="float" office:value="1.17647058823529" calcext:value-type="float">
            <text:p>1.17647058823529</text:p>
          </table:table-cell>
          <table:table-cell table:style-name="ce27" table:formula="of:=[.N47]/[.O47]" office:value-type="float" office:value="0" calcext:value-type="float">
            <text:p>0</text:p>
          </table:table-cell>
          <table:table-cell table:formula="of:=[.F47]-[.B4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7]/[.J47]" office:value-type="float" office:value="1.17647058823529" calcext:value-type="float">
            <text:p>1.17647058823529</text:p>
          </table:table-cell>
          <table:table-cell table:style-name="ce27" table:formula="of:=[.T47]/[.U4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8]-[.A48]" office:value-type="float" office:value="0" calcext:value-type="float">
            <text:p>0</text:p>
          </table:table-cell>
          <table:table-cell table:style-name="ce22" table:formula="of:=[.G48]*[.C48]" office:value-type="float" office:value="-0" calcext:value-type="float">
            <text:p>0</text:p>
          </table:table-cell>
          <table:table-cell table:formula="of:=[.H48]-[.I4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8]/[.J48]" office:value-type="float" office:value="1.17647058823529" calcext:value-type="float">
            <text:p>1.17647058823529</text:p>
          </table:table-cell>
          <table:table-cell table:style-name="ce27" table:formula="of:=[.N48]/[.O48]" office:value-type="float" office:value="0" calcext:value-type="float">
            <text:p>0</text:p>
          </table:table-cell>
          <table:table-cell table:formula="of:=[.F48]-[.B4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8]/[.J48]" office:value-type="float" office:value="1.17647058823529" calcext:value-type="float">
            <text:p>1.17647058823529</text:p>
          </table:table-cell>
          <table:table-cell table:style-name="ce27" table:formula="of:=[.T48]/[.U4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9]-[.A49]" office:value-type="float" office:value="0" calcext:value-type="float">
            <text:p>0</text:p>
          </table:table-cell>
          <table:table-cell table:style-name="ce22" table:formula="of:=[.G49]*[.C49]" office:value-type="float" office:value="-0" calcext:value-type="float">
            <text:p>0</text:p>
          </table:table-cell>
          <table:table-cell table:formula="of:=[.H49]-[.I4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9]/[.J49]" office:value-type="float" office:value="1.17647058823529" calcext:value-type="float">
            <text:p>1.17647058823529</text:p>
          </table:table-cell>
          <table:table-cell table:style-name="ce27" table:formula="of:=[.N49]/[.O49]" office:value-type="float" office:value="0" calcext:value-type="float">
            <text:p>0</text:p>
          </table:table-cell>
          <table:table-cell table:formula="of:=[.F49]-[.B4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9]/[.J49]" office:value-type="float" office:value="1.17647058823529" calcext:value-type="float">
            <text:p>1.17647058823529</text:p>
          </table:table-cell>
          <table:table-cell table:style-name="ce27" table:formula="of:=[.T49]/[.U4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0]-[.A50]" office:value-type="float" office:value="0" calcext:value-type="float">
            <text:p>0</text:p>
          </table:table-cell>
          <table:table-cell table:style-name="ce22" table:formula="of:=[.G50]*[.C50]" office:value-type="float" office:value="-0" calcext:value-type="float">
            <text:p>0</text:p>
          </table:table-cell>
          <table:table-cell table:formula="of:=[.H50]-[.I5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0]/[.J50]" office:value-type="float" office:value="1.17647058823529" calcext:value-type="float">
            <text:p>1.17647058823529</text:p>
          </table:table-cell>
          <table:table-cell table:style-name="ce27" table:formula="of:=[.N50]/[.O50]" office:value-type="float" office:value="0" calcext:value-type="float">
            <text:p>0</text:p>
          </table:table-cell>
          <table:table-cell table:formula="of:=[.F50]-[.B5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0]/[.J50]" office:value-type="float" office:value="1.17647058823529" calcext:value-type="float">
            <text:p>1.17647058823529</text:p>
          </table:table-cell>
          <table:table-cell table:style-name="ce27" table:formula="of:=[.T50]/[.U5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1]-[.A51]" office:value-type="float" office:value="0" calcext:value-type="float">
            <text:p>0</text:p>
          </table:table-cell>
          <table:table-cell table:style-name="ce22" table:formula="of:=[.G51]*[.C51]" office:value-type="float" office:value="-0" calcext:value-type="float">
            <text:p>0</text:p>
          </table:table-cell>
          <table:table-cell table:formula="of:=[.H51]-[.I5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1]/[.J51]" office:value-type="float" office:value="1.17647058823529" calcext:value-type="float">
            <text:p>1.17647058823529</text:p>
          </table:table-cell>
          <table:table-cell table:style-name="ce27" table:formula="of:=[.N51]/[.O51]" office:value-type="float" office:value="0" calcext:value-type="float">
            <text:p>0</text:p>
          </table:table-cell>
          <table:table-cell table:formula="of:=[.F51]-[.B5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1]/[.J51]" office:value-type="float" office:value="1.17647058823529" calcext:value-type="float">
            <text:p>1.17647058823529</text:p>
          </table:table-cell>
          <table:table-cell table:style-name="ce27" table:formula="of:=[.T51]/[.U5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2]-[.A52]" office:value-type="float" office:value="0" calcext:value-type="float">
            <text:p>0</text:p>
          </table:table-cell>
          <table:table-cell table:style-name="ce22" table:formula="of:=[.G52]*[.C52]" office:value-type="float" office:value="-0" calcext:value-type="float">
            <text:p>0</text:p>
          </table:table-cell>
          <table:table-cell table:formula="of:=[.H52]-[.I5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2]/[.J52]" office:value-type="float" office:value="1.17647058823529" calcext:value-type="float">
            <text:p>1.17647058823529</text:p>
          </table:table-cell>
          <table:table-cell table:style-name="ce27" table:formula="of:=[.N52]/[.O52]" office:value-type="float" office:value="0" calcext:value-type="float">
            <text:p>0</text:p>
          </table:table-cell>
          <table:table-cell table:formula="of:=[.F52]-[.B5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2]/[.J52]" office:value-type="float" office:value="1.17647058823529" calcext:value-type="float">
            <text:p>1.17647058823529</text:p>
          </table:table-cell>
          <table:table-cell table:style-name="ce27" table:formula="of:=[.T52]/[.U5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3]-[.A53]" office:value-type="float" office:value="0" calcext:value-type="float">
            <text:p>0</text:p>
          </table:table-cell>
          <table:table-cell table:style-name="ce22" table:formula="of:=[.G53]*[.C53]" office:value-type="float" office:value="-0" calcext:value-type="float">
            <text:p>0</text:p>
          </table:table-cell>
          <table:table-cell table:formula="of:=[.H53]-[.I5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3]/[.J53]" office:value-type="float" office:value="1.17647058823529" calcext:value-type="float">
            <text:p>1.17647058823529</text:p>
          </table:table-cell>
          <table:table-cell table:style-name="ce27" table:formula="of:=[.N53]/[.O53]" office:value-type="float" office:value="0" calcext:value-type="float">
            <text:p>0</text:p>
          </table:table-cell>
          <table:table-cell table:formula="of:=[.F53]-[.B5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3]/[.J53]" office:value-type="float" office:value="1.17647058823529" calcext:value-type="float">
            <text:p>1.17647058823529</text:p>
          </table:table-cell>
          <table:table-cell table:style-name="ce27" table:formula="of:=[.T53]/[.U5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4]-[.A54]" office:value-type="float" office:value="0" calcext:value-type="float">
            <text:p>0</text:p>
          </table:table-cell>
          <table:table-cell table:style-name="ce22" table:formula="of:=[.G54]*[.C54]" office:value-type="float" office:value="-0" calcext:value-type="float">
            <text:p>0</text:p>
          </table:table-cell>
          <table:table-cell table:formula="of:=[.H54]-[.I5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4]/[.J54]" office:value-type="float" office:value="1.17647058823529" calcext:value-type="float">
            <text:p>1.17647058823529</text:p>
          </table:table-cell>
          <table:table-cell table:style-name="ce27" table:formula="of:=[.N54]/[.O54]" office:value-type="float" office:value="0" calcext:value-type="float">
            <text:p>0</text:p>
          </table:table-cell>
          <table:table-cell table:formula="of:=[.F54]-[.B5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4]/[.J54]" office:value-type="float" office:value="1.17647058823529" calcext:value-type="float">
            <text:p>1.17647058823529</text:p>
          </table:table-cell>
          <table:table-cell table:style-name="ce27" table:formula="of:=[.T54]/[.U5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5]-[.A55]" office:value-type="float" office:value="0" calcext:value-type="float">
            <text:p>0</text:p>
          </table:table-cell>
          <table:table-cell table:style-name="ce22" table:formula="of:=[.G55]*[.C55]" office:value-type="float" office:value="-0" calcext:value-type="float">
            <text:p>0</text:p>
          </table:table-cell>
          <table:table-cell table:formula="of:=[.H55]-[.I5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5]/[.J55]" office:value-type="float" office:value="1.17647058823529" calcext:value-type="float">
            <text:p>1.17647058823529</text:p>
          </table:table-cell>
          <table:table-cell table:style-name="ce27" table:formula="of:=[.N55]/[.O55]" office:value-type="float" office:value="0" calcext:value-type="float">
            <text:p>0</text:p>
          </table:table-cell>
          <table:table-cell table:formula="of:=[.F55]-[.B5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5]/[.J55]" office:value-type="float" office:value="1.17647058823529" calcext:value-type="float">
            <text:p>1.17647058823529</text:p>
          </table:table-cell>
          <table:table-cell table:style-name="ce27" table:formula="of:=[.T55]/[.U5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6]-[.A56]" office:value-type="float" office:value="0" calcext:value-type="float">
            <text:p>0</text:p>
          </table:table-cell>
          <table:table-cell table:style-name="ce22" table:formula="of:=[.G56]*[.C56]" office:value-type="float" office:value="-0" calcext:value-type="float">
            <text:p>0</text:p>
          </table:table-cell>
          <table:table-cell table:formula="of:=[.H56]-[.I5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6]/[.J56]" office:value-type="float" office:value="1.17647058823529" calcext:value-type="float">
            <text:p>1.17647058823529</text:p>
          </table:table-cell>
          <table:table-cell table:style-name="ce27" table:formula="of:=[.N56]/[.O56]" office:value-type="float" office:value="0" calcext:value-type="float">
            <text:p>0</text:p>
          </table:table-cell>
          <table:table-cell table:formula="of:=[.F56]-[.B5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6]/[.J56]" office:value-type="float" office:value="1.17647058823529" calcext:value-type="float">
            <text:p>1.17647058823529</text:p>
          </table:table-cell>
          <table:table-cell table:style-name="ce27" table:formula="of:=[.T56]/[.U5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7]-[.A57]" office:value-type="float" office:value="0" calcext:value-type="float">
            <text:p>0</text:p>
          </table:table-cell>
          <table:table-cell table:style-name="ce22" table:formula="of:=[.G57]*[.C57]" office:value-type="float" office:value="-0" calcext:value-type="float">
            <text:p>0</text:p>
          </table:table-cell>
          <table:table-cell table:formula="of:=[.H57]-[.I5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7]/[.J57]" office:value-type="float" office:value="1.17647058823529" calcext:value-type="float">
            <text:p>1.17647058823529</text:p>
          </table:table-cell>
          <table:table-cell table:style-name="ce27" table:formula="of:=[.N57]/[.O57]" office:value-type="float" office:value="0" calcext:value-type="float">
            <text:p>0</text:p>
          </table:table-cell>
          <table:table-cell table:formula="of:=[.F57]-[.B5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7]/[.J57]" office:value-type="float" office:value="1.17647058823529" calcext:value-type="float">
            <text:p>1.17647058823529</text:p>
          </table:table-cell>
          <table:table-cell table:style-name="ce27" table:formula="of:=[.T57]/[.U5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8]-[.A58]" office:value-type="float" office:value="0" calcext:value-type="float">
            <text:p>0</text:p>
          </table:table-cell>
          <table:table-cell table:style-name="ce22" table:formula="of:=[.G58]*[.C58]" office:value-type="float" office:value="-0" calcext:value-type="float">
            <text:p>0</text:p>
          </table:table-cell>
          <table:table-cell table:formula="of:=[.H58]-[.I5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8]/[.J58]" office:value-type="float" office:value="1.17647058823529" calcext:value-type="float">
            <text:p>1.17647058823529</text:p>
          </table:table-cell>
          <table:table-cell table:style-name="ce27" table:formula="of:=[.N58]/[.O58]" office:value-type="float" office:value="0" calcext:value-type="float">
            <text:p>0</text:p>
          </table:table-cell>
          <table:table-cell table:formula="of:=[.F58]-[.B5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8]/[.J58]" office:value-type="float" office:value="1.17647058823529" calcext:value-type="float">
            <text:p>1.17647058823529</text:p>
          </table:table-cell>
          <table:table-cell table:style-name="ce27" table:formula="of:=[.T58]/[.U5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9]-[.A59]" office:value-type="float" office:value="0" calcext:value-type="float">
            <text:p>0</text:p>
          </table:table-cell>
          <table:table-cell table:style-name="ce22" table:formula="of:=[.G59]*[.C59]" office:value-type="float" office:value="-0" calcext:value-type="float">
            <text:p>0</text:p>
          </table:table-cell>
          <table:table-cell table:formula="of:=[.H59]-[.I5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9]/[.J59]" office:value-type="float" office:value="1.17647058823529" calcext:value-type="float">
            <text:p>1.17647058823529</text:p>
          </table:table-cell>
          <table:table-cell table:style-name="ce27" table:formula="of:=[.N59]/[.O59]" office:value-type="float" office:value="0" calcext:value-type="float">
            <text:p>0</text:p>
          </table:table-cell>
          <table:table-cell table:formula="of:=[.F59]-[.B5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9]/[.J59]" office:value-type="float" office:value="1.17647058823529" calcext:value-type="float">
            <text:p>1.17647058823529</text:p>
          </table:table-cell>
          <table:table-cell table:style-name="ce27" table:formula="of:=[.T59]/[.U5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0]-[.A60]" office:value-type="float" office:value="0" calcext:value-type="float">
            <text:p>0</text:p>
          </table:table-cell>
          <table:table-cell table:style-name="ce22" table:formula="of:=[.G60]*[.C60]" office:value-type="float" office:value="-0" calcext:value-type="float">
            <text:p>0</text:p>
          </table:table-cell>
          <table:table-cell table:formula="of:=[.H60]-[.I6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0]/[.J60]" office:value-type="float" office:value="1.17647058823529" calcext:value-type="float">
            <text:p>1.17647058823529</text:p>
          </table:table-cell>
          <table:table-cell table:style-name="ce27" table:formula="of:=[.N60]/[.O60]" office:value-type="float" office:value="0" calcext:value-type="float">
            <text:p>0</text:p>
          </table:table-cell>
          <table:table-cell table:formula="of:=[.F60]-[.B6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0]/[.J60]" office:value-type="float" office:value="1.17647058823529" calcext:value-type="float">
            <text:p>1.17647058823529</text:p>
          </table:table-cell>
          <table:table-cell table:style-name="ce27" table:formula="of:=[.T60]/[.U6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1]-[.A61]" office:value-type="float" office:value="0" calcext:value-type="float">
            <text:p>0</text:p>
          </table:table-cell>
          <table:table-cell table:style-name="ce22" table:formula="of:=[.G61]*[.C61]" office:value-type="float" office:value="-0" calcext:value-type="float">
            <text:p>0</text:p>
          </table:table-cell>
          <table:table-cell table:formula="of:=[.H61]-[.I6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1]/[.J61]" office:value-type="float" office:value="1.17647058823529" calcext:value-type="float">
            <text:p>1.17647058823529</text:p>
          </table:table-cell>
          <table:table-cell table:style-name="ce27" table:formula="of:=[.N61]/[.O61]" office:value-type="float" office:value="0" calcext:value-type="float">
            <text:p>0</text:p>
          </table:table-cell>
          <table:table-cell table:formula="of:=[.F61]-[.B6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1]/[.J61]" office:value-type="float" office:value="1.17647058823529" calcext:value-type="float">
            <text:p>1.17647058823529</text:p>
          </table:table-cell>
          <table:table-cell table:style-name="ce27" table:formula="of:=[.T61]/[.U6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2]-[.A62]" office:value-type="float" office:value="0" calcext:value-type="float">
            <text:p>0</text:p>
          </table:table-cell>
          <table:table-cell table:style-name="ce22" table:formula="of:=[.G62]*[.C62]" office:value-type="float" office:value="-0" calcext:value-type="float">
            <text:p>0</text:p>
          </table:table-cell>
          <table:table-cell table:formula="of:=[.H62]-[.I6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2]/[.J62]" office:value-type="float" office:value="1.17647058823529" calcext:value-type="float">
            <text:p>1.17647058823529</text:p>
          </table:table-cell>
          <table:table-cell table:style-name="ce27" table:formula="of:=[.N62]/[.O62]" office:value-type="float" office:value="0" calcext:value-type="float">
            <text:p>0</text:p>
          </table:table-cell>
          <table:table-cell table:formula="of:=[.F62]-[.B6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2]/[.J62]" office:value-type="float" office:value="1.17647058823529" calcext:value-type="float">
            <text:p>1.17647058823529</text:p>
          </table:table-cell>
          <table:table-cell table:style-name="ce27" table:formula="of:=[.T62]/[.U6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3]-[.A63]" office:value-type="float" office:value="0" calcext:value-type="float">
            <text:p>0</text:p>
          </table:table-cell>
          <table:table-cell table:style-name="ce22" table:formula="of:=[.G63]*[.C63]" office:value-type="float" office:value="-0" calcext:value-type="float">
            <text:p>0</text:p>
          </table:table-cell>
          <table:table-cell table:formula="of:=[.H63]-[.I6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3]/[.J63]" office:value-type="float" office:value="1.17647058823529" calcext:value-type="float">
            <text:p>1.17647058823529</text:p>
          </table:table-cell>
          <table:table-cell table:style-name="ce27" table:formula="of:=[.N63]/[.O63]" office:value-type="float" office:value="0" calcext:value-type="float">
            <text:p>0</text:p>
          </table:table-cell>
          <table:table-cell table:formula="of:=[.F63]-[.B6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3]/[.J63]" office:value-type="float" office:value="1.17647058823529" calcext:value-type="float">
            <text:p>1.17647058823529</text:p>
          </table:table-cell>
          <table:table-cell table:style-name="ce27" table:formula="of:=[.T63]/[.U6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4]-[.A64]" office:value-type="float" office:value="0" calcext:value-type="float">
            <text:p>0</text:p>
          </table:table-cell>
          <table:table-cell table:style-name="ce22" table:formula="of:=[.G64]*[.C64]" office:value-type="float" office:value="-0" calcext:value-type="float">
            <text:p>0</text:p>
          </table:table-cell>
          <table:table-cell table:formula="of:=[.H64]-[.I6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4]/[.J64]" office:value-type="float" office:value="1.17647058823529" calcext:value-type="float">
            <text:p>1.17647058823529</text:p>
          </table:table-cell>
          <table:table-cell table:style-name="ce27" table:formula="of:=[.N64]/[.O64]" office:value-type="float" office:value="0" calcext:value-type="float">
            <text:p>0</text:p>
          </table:table-cell>
          <table:table-cell table:formula="of:=[.F64]-[.B6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4]/[.J64]" office:value-type="float" office:value="1.17647058823529" calcext:value-type="float">
            <text:p>1.17647058823529</text:p>
          </table:table-cell>
          <table:table-cell table:style-name="ce27" table:formula="of:=[.T64]/[.U6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5]-[.A65]" office:value-type="float" office:value="0" calcext:value-type="float">
            <text:p>0</text:p>
          </table:table-cell>
          <table:table-cell table:style-name="ce22" table:formula="of:=[.G65]*[.C65]" office:value-type="float" office:value="-0" calcext:value-type="float">
            <text:p>0</text:p>
          </table:table-cell>
          <table:table-cell table:formula="of:=[.H65]-[.I6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5]/[.J65]" office:value-type="float" office:value="1.17647058823529" calcext:value-type="float">
            <text:p>1.17647058823529</text:p>
          </table:table-cell>
          <table:table-cell table:style-name="ce27" table:formula="of:=[.N65]/[.O65]" office:value-type="float" office:value="0" calcext:value-type="float">
            <text:p>0</text:p>
          </table:table-cell>
          <table:table-cell table:formula="of:=[.F65]-[.B6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5]/[.J65]" office:value-type="float" office:value="1.17647058823529" calcext:value-type="float">
            <text:p>1.17647058823529</text:p>
          </table:table-cell>
          <table:table-cell table:style-name="ce27" table:formula="of:=[.T65]/[.U6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6]-[.A66]" office:value-type="float" office:value="0" calcext:value-type="float">
            <text:p>0</text:p>
          </table:table-cell>
          <table:table-cell table:style-name="ce22" table:formula="of:=[.G66]*[.C66]" office:value-type="float" office:value="-0" calcext:value-type="float">
            <text:p>0</text:p>
          </table:table-cell>
          <table:table-cell table:formula="of:=[.H66]-[.I6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6]/[.J66]" office:value-type="float" office:value="1.17647058823529" calcext:value-type="float">
            <text:p>1.17647058823529</text:p>
          </table:table-cell>
          <table:table-cell table:style-name="ce27" table:formula="of:=[.N66]/[.O66]" office:value-type="float" office:value="0" calcext:value-type="float">
            <text:p>0</text:p>
          </table:table-cell>
          <table:table-cell table:formula="of:=[.F66]-[.B6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6]/[.J66]" office:value-type="float" office:value="1.17647058823529" calcext:value-type="float">
            <text:p>1.17647058823529</text:p>
          </table:table-cell>
          <table:table-cell table:style-name="ce27" table:formula="of:=[.T66]/[.U6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7]-[.A67]" office:value-type="float" office:value="0" calcext:value-type="float">
            <text:p>0</text:p>
          </table:table-cell>
          <table:table-cell table:style-name="ce22" table:formula="of:=[.G67]*[.C67]" office:value-type="float" office:value="-0" calcext:value-type="float">
            <text:p>0</text:p>
          </table:table-cell>
          <table:table-cell table:formula="of:=[.H67]-[.I6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7]/[.J67]" office:value-type="float" office:value="1.17647058823529" calcext:value-type="float">
            <text:p>1.17647058823529</text:p>
          </table:table-cell>
          <table:table-cell table:style-name="ce27" table:formula="of:=[.N67]/[.O67]" office:value-type="float" office:value="0" calcext:value-type="float">
            <text:p>0</text:p>
          </table:table-cell>
          <table:table-cell table:formula="of:=[.F67]-[.B6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7]/[.J67]" office:value-type="float" office:value="1.17647058823529" calcext:value-type="float">
            <text:p>1.17647058823529</text:p>
          </table:table-cell>
          <table:table-cell table:style-name="ce27" table:formula="of:=[.T67]/[.U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8]-[.A68]" office:value-type="float" office:value="0" calcext:value-type="float">
            <text:p>0</text:p>
          </table:table-cell>
          <table:table-cell table:style-name="ce22" table:formula="of:=[.G68]*[.C68]" office:value-type="float" office:value="-0" calcext:value-type="float">
            <text:p>0</text:p>
          </table:table-cell>
          <table:table-cell table:formula="of:=[.H68]-[.I6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8]/[.J68]" office:value-type="float" office:value="1.17647058823529" calcext:value-type="float">
            <text:p>1.17647058823529</text:p>
          </table:table-cell>
          <table:table-cell table:style-name="ce27" table:formula="of:=[.N68]/[.O68]" office:value-type="float" office:value="0" calcext:value-type="float">
            <text:p>0</text:p>
          </table:table-cell>
          <table:table-cell table:formula="of:=[.F68]-[.B6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8]/[.J68]" office:value-type="float" office:value="1.17647058823529" calcext:value-type="float">
            <text:p>1.17647058823529</text:p>
          </table:table-cell>
          <table:table-cell table:style-name="ce27" table:formula="of:=[.T68]/[.U6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9]-[.A69]" office:value-type="float" office:value="0" calcext:value-type="float">
            <text:p>0</text:p>
          </table:table-cell>
          <table:table-cell table:style-name="ce22" table:formula="of:=[.G69]*[.C69]" office:value-type="float" office:value="-0" calcext:value-type="float">
            <text:p>0</text:p>
          </table:table-cell>
          <table:table-cell table:formula="of:=[.H69]-[.I6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9]/[.J69]" office:value-type="float" office:value="1.17647058823529" calcext:value-type="float">
            <text:p>1.17647058823529</text:p>
          </table:table-cell>
          <table:table-cell table:style-name="ce27" table:formula="of:=[.N69]/[.O69]" office:value-type="float" office:value="0" calcext:value-type="float">
            <text:p>0</text:p>
          </table:table-cell>
          <table:table-cell table:formula="of:=[.F69]-[.B6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9]/[.J69]" office:value-type="float" office:value="1.17647058823529" calcext:value-type="float">
            <text:p>1.17647058823529</text:p>
          </table:table-cell>
          <table:table-cell table:style-name="ce27" table:formula="of:=[.T69]/[.U6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0]-[.A70]" office:value-type="float" office:value="0" calcext:value-type="float">
            <text:p>0</text:p>
          </table:table-cell>
          <table:table-cell table:style-name="ce22" table:formula="of:=[.G70]*[.C70]" office:value-type="float" office:value="-0" calcext:value-type="float">
            <text:p>0</text:p>
          </table:table-cell>
          <table:table-cell table:formula="of:=[.H70]-[.I7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0]/[.J70]" office:value-type="float" office:value="1.17647058823529" calcext:value-type="float">
            <text:p>1.17647058823529</text:p>
          </table:table-cell>
          <table:table-cell table:style-name="ce27" table:formula="of:=[.N70]/[.O70]" office:value-type="float" office:value="0" calcext:value-type="float">
            <text:p>0</text:p>
          </table:table-cell>
          <table:table-cell table:formula="of:=[.F70]-[.B7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0]/[.J70]" office:value-type="float" office:value="1.17647058823529" calcext:value-type="float">
            <text:p>1.17647058823529</text:p>
          </table:table-cell>
          <table:table-cell table:style-name="ce27" table:formula="of:=[.T70]/[.U7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1]-[.A71]" office:value-type="float" office:value="0" calcext:value-type="float">
            <text:p>0</text:p>
          </table:table-cell>
          <table:table-cell table:style-name="ce22" table:formula="of:=[.G71]*[.C71]" office:value-type="float" office:value="-0" calcext:value-type="float">
            <text:p>0</text:p>
          </table:table-cell>
          <table:table-cell table:formula="of:=[.H71]-[.I7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1]/[.J71]" office:value-type="float" office:value="1.17647058823529" calcext:value-type="float">
            <text:p>1.17647058823529</text:p>
          </table:table-cell>
          <table:table-cell table:style-name="ce27" table:formula="of:=[.N71]/[.O71]" office:value-type="float" office:value="0" calcext:value-type="float">
            <text:p>0</text:p>
          </table:table-cell>
          <table:table-cell table:formula="of:=[.F71]-[.B7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1]/[.J71]" office:value-type="float" office:value="1.17647058823529" calcext:value-type="float">
            <text:p>1.17647058823529</text:p>
          </table:table-cell>
          <table:table-cell table:style-name="ce27" table:formula="of:=[.T71]/[.U7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2]-[.A72]" office:value-type="float" office:value="0" calcext:value-type="float">
            <text:p>0</text:p>
          </table:table-cell>
          <table:table-cell table:style-name="ce22" table:formula="of:=[.G72]*[.C72]" office:value-type="float" office:value="-0" calcext:value-type="float">
            <text:p>0</text:p>
          </table:table-cell>
          <table:table-cell table:formula="of:=[.H72]-[.I7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2]/[.J72]" office:value-type="float" office:value="1.17647058823529" calcext:value-type="float">
            <text:p>1.17647058823529</text:p>
          </table:table-cell>
          <table:table-cell table:style-name="ce27" table:formula="of:=[.N72]/[.O72]" office:value-type="float" office:value="0" calcext:value-type="float">
            <text:p>0</text:p>
          </table:table-cell>
          <table:table-cell table:formula="of:=[.F72]-[.B7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2]/[.J72]" office:value-type="float" office:value="1.17647058823529" calcext:value-type="float">
            <text:p>1.17647058823529</text:p>
          </table:table-cell>
          <table:table-cell table:style-name="ce27" table:formula="of:=[.T72]/[.U7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3]-[.A73]" office:value-type="float" office:value="0" calcext:value-type="float">
            <text:p>0</text:p>
          </table:table-cell>
          <table:table-cell table:style-name="ce22" table:formula="of:=[.G73]*[.C73]" office:value-type="float" office:value="-0" calcext:value-type="float">
            <text:p>0</text:p>
          </table:table-cell>
          <table:table-cell table:formula="of:=[.H73]-[.I7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3]/[.J73]" office:value-type="float" office:value="1.17647058823529" calcext:value-type="float">
            <text:p>1.17647058823529</text:p>
          </table:table-cell>
          <table:table-cell table:style-name="ce27" table:formula="of:=[.N73]/[.O73]" office:value-type="float" office:value="0" calcext:value-type="float">
            <text:p>0</text:p>
          </table:table-cell>
          <table:table-cell table:formula="of:=[.F73]-[.B7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3]/[.J73]" office:value-type="float" office:value="1.17647058823529" calcext:value-type="float">
            <text:p>1.17647058823529</text:p>
          </table:table-cell>
          <table:table-cell table:style-name="ce27" table:formula="of:=[.T73]/[.U7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4]-[.A74]" office:value-type="float" office:value="0" calcext:value-type="float">
            <text:p>0</text:p>
          </table:table-cell>
          <table:table-cell table:style-name="ce22" table:formula="of:=[.G74]*[.C74]" office:value-type="float" office:value="-0" calcext:value-type="float">
            <text:p>0</text:p>
          </table:table-cell>
          <table:table-cell table:formula="of:=[.H74]-[.I7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4]/[.J74]" office:value-type="float" office:value="1.17647058823529" calcext:value-type="float">
            <text:p>1.17647058823529</text:p>
          </table:table-cell>
          <table:table-cell table:style-name="ce27" table:formula="of:=[.N74]/[.O74]" office:value-type="float" office:value="0" calcext:value-type="float">
            <text:p>0</text:p>
          </table:table-cell>
          <table:table-cell table:formula="of:=[.F74]-[.B7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4]/[.J74]" office:value-type="float" office:value="1.17647058823529" calcext:value-type="float">
            <text:p>1.17647058823529</text:p>
          </table:table-cell>
          <table:table-cell table:style-name="ce27" table:formula="of:=[.T74]/[.U7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5]-[.A75]" office:value-type="float" office:value="0" calcext:value-type="float">
            <text:p>0</text:p>
          </table:table-cell>
          <table:table-cell table:style-name="ce22" table:formula="of:=[.G75]*[.C75]" office:value-type="float" office:value="-0" calcext:value-type="float">
            <text:p>0</text:p>
          </table:table-cell>
          <table:table-cell table:formula="of:=[.H75]-[.I7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5]/[.J75]" office:value-type="float" office:value="1.17647058823529" calcext:value-type="float">
            <text:p>1.17647058823529</text:p>
          </table:table-cell>
          <table:table-cell table:style-name="ce27" table:formula="of:=[.N75]/[.O75]" office:value-type="float" office:value="0" calcext:value-type="float">
            <text:p>0</text:p>
          </table:table-cell>
          <table:table-cell table:formula="of:=[.F75]-[.B7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5]/[.J75]" office:value-type="float" office:value="1.17647058823529" calcext:value-type="float">
            <text:p>1.17647058823529</text:p>
          </table:table-cell>
          <table:table-cell table:style-name="ce27" table:formula="of:=[.T75]/[.U7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6]-[.A76]" office:value-type="float" office:value="0" calcext:value-type="float">
            <text:p>0</text:p>
          </table:table-cell>
          <table:table-cell table:style-name="ce22" table:formula="of:=[.G76]*[.C76]" office:value-type="float" office:value="-0" calcext:value-type="float">
            <text:p>0</text:p>
          </table:table-cell>
          <table:table-cell table:formula="of:=[.H76]-[.I7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6]/[.J76]" office:value-type="float" office:value="1.17647058823529" calcext:value-type="float">
            <text:p>1.17647058823529</text:p>
          </table:table-cell>
          <table:table-cell table:style-name="ce27" table:formula="of:=[.N76]/[.O76]" office:value-type="float" office:value="0" calcext:value-type="float">
            <text:p>0</text:p>
          </table:table-cell>
          <table:table-cell table:formula="of:=[.F76]-[.B7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6]/[.J76]" office:value-type="float" office:value="1.17647058823529" calcext:value-type="float">
            <text:p>1.17647058823529</text:p>
          </table:table-cell>
          <table:table-cell table:style-name="ce27" table:formula="of:=[.T76]/[.U7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7]-[.A77]" office:value-type="float" office:value="0" calcext:value-type="float">
            <text:p>0</text:p>
          </table:table-cell>
          <table:table-cell table:style-name="ce22" table:formula="of:=[.G77]*[.C77]" office:value-type="float" office:value="-0" calcext:value-type="float">
            <text:p>0</text:p>
          </table:table-cell>
          <table:table-cell table:formula="of:=[.H77]-[.I7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7]/[.J77]" office:value-type="float" office:value="1.17647058823529" calcext:value-type="float">
            <text:p>1.17647058823529</text:p>
          </table:table-cell>
          <table:table-cell table:style-name="ce27" table:formula="of:=[.N77]/[.O77]" office:value-type="float" office:value="0" calcext:value-type="float">
            <text:p>0</text:p>
          </table:table-cell>
          <table:table-cell table:formula="of:=[.F77]-[.B7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7]/[.J77]" office:value-type="float" office:value="1.17647058823529" calcext:value-type="float">
            <text:p>1.17647058823529</text:p>
          </table:table-cell>
          <table:table-cell table:style-name="ce27" table:formula="of:=[.T77]/[.U7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8]-[.A78]" office:value-type="float" office:value="0" calcext:value-type="float">
            <text:p>0</text:p>
          </table:table-cell>
          <table:table-cell table:style-name="ce22" table:formula="of:=[.G78]*[.C78]" office:value-type="float" office:value="-0" calcext:value-type="float">
            <text:p>0</text:p>
          </table:table-cell>
          <table:table-cell table:formula="of:=[.H78]-[.I7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8]/[.J78]" office:value-type="float" office:value="1.17647058823529" calcext:value-type="float">
            <text:p>1.17647058823529</text:p>
          </table:table-cell>
          <table:table-cell table:style-name="ce27" table:formula="of:=[.N78]/[.O78]" office:value-type="float" office:value="0" calcext:value-type="float">
            <text:p>0</text:p>
          </table:table-cell>
          <table:table-cell table:formula="of:=[.F78]-[.B7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8]/[.J78]" office:value-type="float" office:value="1.17647058823529" calcext:value-type="float">
            <text:p>1.17647058823529</text:p>
          </table:table-cell>
          <table:table-cell table:style-name="ce27" table:formula="of:=[.T78]/[.U7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9]-[.A79]" office:value-type="float" office:value="0" calcext:value-type="float">
            <text:p>0</text:p>
          </table:table-cell>
          <table:table-cell table:style-name="ce22" table:formula="of:=[.G79]*[.C79]" office:value-type="float" office:value="-0" calcext:value-type="float">
            <text:p>0</text:p>
          </table:table-cell>
          <table:table-cell table:formula="of:=[.H79]-[.I7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9]/[.J79]" office:value-type="float" office:value="1.17647058823529" calcext:value-type="float">
            <text:p>1.17647058823529</text:p>
          </table:table-cell>
          <table:table-cell table:style-name="ce27" table:formula="of:=[.N79]/[.O79]" office:value-type="float" office:value="0" calcext:value-type="float">
            <text:p>0</text:p>
          </table:table-cell>
          <table:table-cell table:formula="of:=[.F79]-[.B7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9]/[.J79]" office:value-type="float" office:value="1.17647058823529" calcext:value-type="float">
            <text:p>1.17647058823529</text:p>
          </table:table-cell>
          <table:table-cell table:style-name="ce27" table:formula="of:=[.T79]/[.U7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0]-[.A80]" office:value-type="float" office:value="0" calcext:value-type="float">
            <text:p>0</text:p>
          </table:table-cell>
          <table:table-cell table:style-name="ce22" table:formula="of:=[.G80]*[.C80]" office:value-type="float" office:value="-0" calcext:value-type="float">
            <text:p>0</text:p>
          </table:table-cell>
          <table:table-cell table:formula="of:=[.H80]-[.I8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0]/[.J80]" office:value-type="float" office:value="1.17647058823529" calcext:value-type="float">
            <text:p>1.17647058823529</text:p>
          </table:table-cell>
          <table:table-cell table:style-name="ce27" table:formula="of:=[.N80]/[.O80]" office:value-type="float" office:value="0" calcext:value-type="float">
            <text:p>0</text:p>
          </table:table-cell>
          <table:table-cell table:formula="of:=[.F80]-[.B8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0]/[.J80]" office:value-type="float" office:value="1.17647058823529" calcext:value-type="float">
            <text:p>1.17647058823529</text:p>
          </table:table-cell>
          <table:table-cell table:style-name="ce27" table:formula="of:=[.T80]/[.U8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1]-[.A81]" office:value-type="float" office:value="0" calcext:value-type="float">
            <text:p>0</text:p>
          </table:table-cell>
          <table:table-cell table:style-name="ce22" table:formula="of:=[.G81]*[.C81]" office:value-type="float" office:value="-0" calcext:value-type="float">
            <text:p>0</text:p>
          </table:table-cell>
          <table:table-cell table:formula="of:=[.H81]-[.I8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1]/[.J81]" office:value-type="float" office:value="1.17647058823529" calcext:value-type="float">
            <text:p>1.17647058823529</text:p>
          </table:table-cell>
          <table:table-cell table:style-name="ce27" table:formula="of:=[.N81]/[.O81]" office:value-type="float" office:value="0" calcext:value-type="float">
            <text:p>0</text:p>
          </table:table-cell>
          <table:table-cell table:formula="of:=[.F81]-[.B8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1]/[.J81]" office:value-type="float" office:value="1.17647058823529" calcext:value-type="float">
            <text:p>1.17647058823529</text:p>
          </table:table-cell>
          <table:table-cell table:style-name="ce27" table:formula="of:=[.T81]/[.U8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2]-[.A82]" office:value-type="float" office:value="0" calcext:value-type="float">
            <text:p>0</text:p>
          </table:table-cell>
          <table:table-cell table:style-name="ce22" table:formula="of:=[.G82]*[.C82]" office:value-type="float" office:value="-0" calcext:value-type="float">
            <text:p>0</text:p>
          </table:table-cell>
          <table:table-cell table:formula="of:=[.H82]-[.I8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2]/[.J82]" office:value-type="float" office:value="1.17647058823529" calcext:value-type="float">
            <text:p>1.17647058823529</text:p>
          </table:table-cell>
          <table:table-cell table:style-name="ce27" table:formula="of:=[.N82]/[.O82]" office:value-type="float" office:value="0" calcext:value-type="float">
            <text:p>0</text:p>
          </table:table-cell>
          <table:table-cell table:formula="of:=[.F82]-[.B8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2]/[.J82]" office:value-type="float" office:value="1.17647058823529" calcext:value-type="float">
            <text:p>1.17647058823529</text:p>
          </table:table-cell>
          <table:table-cell table:style-name="ce27" table:formula="of:=[.T82]/[.U8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3]-[.A83]" office:value-type="float" office:value="0" calcext:value-type="float">
            <text:p>0</text:p>
          </table:table-cell>
          <table:table-cell table:style-name="ce22" table:formula="of:=[.G83]*[.C83]" office:value-type="float" office:value="-0" calcext:value-type="float">
            <text:p>0</text:p>
          </table:table-cell>
          <table:table-cell table:formula="of:=[.H83]-[.I8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3]/[.J83]" office:value-type="float" office:value="1.17647058823529" calcext:value-type="float">
            <text:p>1.17647058823529</text:p>
          </table:table-cell>
          <table:table-cell table:style-name="ce27" table:formula="of:=[.N83]/[.O83]" office:value-type="float" office:value="0" calcext:value-type="float">
            <text:p>0</text:p>
          </table:table-cell>
          <table:table-cell table:formula="of:=[.F83]-[.B8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3]/[.J83]" office:value-type="float" office:value="1.17647058823529" calcext:value-type="float">
            <text:p>1.17647058823529</text:p>
          </table:table-cell>
          <table:table-cell table:style-name="ce27" table:formula="of:=[.T83]/[.U8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4]-[.A84]" office:value-type="float" office:value="0" calcext:value-type="float">
            <text:p>0</text:p>
          </table:table-cell>
          <table:table-cell table:style-name="ce22" table:formula="of:=[.G84]*[.C84]" office:value-type="float" office:value="-0" calcext:value-type="float">
            <text:p>0</text:p>
          </table:table-cell>
          <table:table-cell table:formula="of:=[.H84]-[.I8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4]/[.J84]" office:value-type="float" office:value="1.17647058823529" calcext:value-type="float">
            <text:p>1.17647058823529</text:p>
          </table:table-cell>
          <table:table-cell table:style-name="ce27" table:formula="of:=[.N84]/[.O84]" office:value-type="float" office:value="0" calcext:value-type="float">
            <text:p>0</text:p>
          </table:table-cell>
          <table:table-cell table:formula="of:=[.F84]-[.B8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4]/[.J84]" office:value-type="float" office:value="1.17647058823529" calcext:value-type="float">
            <text:p>1.17647058823529</text:p>
          </table:table-cell>
          <table:table-cell table:style-name="ce27" table:formula="of:=[.T84]/[.U8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5]-[.A85]" office:value-type="float" office:value="0" calcext:value-type="float">
            <text:p>0</text:p>
          </table:table-cell>
          <table:table-cell table:style-name="ce22" table:formula="of:=[.G85]*[.C85]" office:value-type="float" office:value="-0" calcext:value-type="float">
            <text:p>0</text:p>
          </table:table-cell>
          <table:table-cell table:formula="of:=[.H85]-[.I8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5]/[.J85]" office:value-type="float" office:value="1.17647058823529" calcext:value-type="float">
            <text:p>1.17647058823529</text:p>
          </table:table-cell>
          <table:table-cell table:style-name="ce27" table:formula="of:=[.N85]/[.O85]" office:value-type="float" office:value="0" calcext:value-type="float">
            <text:p>0</text:p>
          </table:table-cell>
          <table:table-cell table:formula="of:=[.F85]-[.B8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5]/[.J85]" office:value-type="float" office:value="1.17647058823529" calcext:value-type="float">
            <text:p>1.17647058823529</text:p>
          </table:table-cell>
          <table:table-cell table:style-name="ce27" table:formula="of:=[.T85]/[.U8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6]-[.A86]" office:value-type="float" office:value="0" calcext:value-type="float">
            <text:p>0</text:p>
          </table:table-cell>
          <table:table-cell table:style-name="ce22" table:formula="of:=[.G86]*[.C86]" office:value-type="float" office:value="-0" calcext:value-type="float">
            <text:p>0</text:p>
          </table:table-cell>
          <table:table-cell table:formula="of:=[.H86]-[.I8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6]/[.J86]" office:value-type="float" office:value="1.17647058823529" calcext:value-type="float">
            <text:p>1.17647058823529</text:p>
          </table:table-cell>
          <table:table-cell table:style-name="ce27" table:formula="of:=[.N86]/[.O86]" office:value-type="float" office:value="0" calcext:value-type="float">
            <text:p>0</text:p>
          </table:table-cell>
          <table:table-cell table:formula="of:=[.F86]-[.B8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6]/[.J86]" office:value-type="float" office:value="1.17647058823529" calcext:value-type="float">
            <text:p>1.17647058823529</text:p>
          </table:table-cell>
          <table:table-cell table:style-name="ce27" table:formula="of:=[.T86]/[.U8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7]-[.A87]" office:value-type="float" office:value="0" calcext:value-type="float">
            <text:p>0</text:p>
          </table:table-cell>
          <table:table-cell table:style-name="ce22" table:formula="of:=[.G87]*[.C87]" office:value-type="float" office:value="-0" calcext:value-type="float">
            <text:p>0</text:p>
          </table:table-cell>
          <table:table-cell table:formula="of:=[.H87]-[.I8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7]/[.J87]" office:value-type="float" office:value="1.17647058823529" calcext:value-type="float">
            <text:p>1.17647058823529</text:p>
          </table:table-cell>
          <table:table-cell table:style-name="ce27" table:formula="of:=[.N87]/[.O87]" office:value-type="float" office:value="0" calcext:value-type="float">
            <text:p>0</text:p>
          </table:table-cell>
          <table:table-cell table:formula="of:=[.F87]-[.B8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7]/[.J87]" office:value-type="float" office:value="1.17647058823529" calcext:value-type="float">
            <text:p>1.17647058823529</text:p>
          </table:table-cell>
          <table:table-cell table:style-name="ce27" table:formula="of:=[.T87]/[.U8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8]-[.A88]" office:value-type="float" office:value="0" calcext:value-type="float">
            <text:p>0</text:p>
          </table:table-cell>
          <table:table-cell table:style-name="ce22" table:formula="of:=[.G88]*[.C88]" office:value-type="float" office:value="-0" calcext:value-type="float">
            <text:p>0</text:p>
          </table:table-cell>
          <table:table-cell table:formula="of:=[.H88]-[.I8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8]/[.J88]" office:value-type="float" office:value="1.17647058823529" calcext:value-type="float">
            <text:p>1.17647058823529</text:p>
          </table:table-cell>
          <table:table-cell table:style-name="ce27" table:formula="of:=[.N88]/[.O88]" office:value-type="float" office:value="0" calcext:value-type="float">
            <text:p>0</text:p>
          </table:table-cell>
          <table:table-cell table:formula="of:=[.F88]-[.B8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8]/[.J88]" office:value-type="float" office:value="1.17647058823529" calcext:value-type="float">
            <text:p>1.17647058823529</text:p>
          </table:table-cell>
          <table:table-cell table:style-name="ce27" table:formula="of:=[.T88]/[.U8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9]-[.A89]" office:value-type="float" office:value="0" calcext:value-type="float">
            <text:p>0</text:p>
          </table:table-cell>
          <table:table-cell table:style-name="ce22" table:formula="of:=[.G89]*[.C89]" office:value-type="float" office:value="-0" calcext:value-type="float">
            <text:p>0</text:p>
          </table:table-cell>
          <table:table-cell table:formula="of:=[.H89]-[.I8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9]/[.J89]" office:value-type="float" office:value="1.17647058823529" calcext:value-type="float">
            <text:p>1.17647058823529</text:p>
          </table:table-cell>
          <table:table-cell table:style-name="ce27" table:formula="of:=[.N89]/[.O89]" office:value-type="float" office:value="0" calcext:value-type="float">
            <text:p>0</text:p>
          </table:table-cell>
          <table:table-cell table:formula="of:=[.F89]-[.B8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9]/[.J89]" office:value-type="float" office:value="1.17647058823529" calcext:value-type="float">
            <text:p>1.17647058823529</text:p>
          </table:table-cell>
          <table:table-cell table:style-name="ce27" table:formula="of:=[.T89]/[.U8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0]-[.A90]" office:value-type="float" office:value="0" calcext:value-type="float">
            <text:p>0</text:p>
          </table:table-cell>
          <table:table-cell table:style-name="ce22" table:formula="of:=[.G90]*[.C90]" office:value-type="float" office:value="-0" calcext:value-type="float">
            <text:p>0</text:p>
          </table:table-cell>
          <table:table-cell table:formula="of:=[.H90]-[.I9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0]/[.J90]" office:value-type="float" office:value="1.17647058823529" calcext:value-type="float">
            <text:p>1.17647058823529</text:p>
          </table:table-cell>
          <table:table-cell table:style-name="ce27" table:formula="of:=[.N90]/[.O90]" office:value-type="float" office:value="0" calcext:value-type="float">
            <text:p>0</text:p>
          </table:table-cell>
          <table:table-cell table:formula="of:=[.F90]-[.B9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0]/[.J90]" office:value-type="float" office:value="1.17647058823529" calcext:value-type="float">
            <text:p>1.17647058823529</text:p>
          </table:table-cell>
          <table:table-cell table:style-name="ce27" table:formula="of:=[.T90]/[.U9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1]-[.A91]" office:value-type="float" office:value="0" calcext:value-type="float">
            <text:p>0</text:p>
          </table:table-cell>
          <table:table-cell table:style-name="ce22" table:formula="of:=[.G91]*[.C91]" office:value-type="float" office:value="-0" calcext:value-type="float">
            <text:p>0</text:p>
          </table:table-cell>
          <table:table-cell table:formula="of:=[.H91]-[.I9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1]/[.J91]" office:value-type="float" office:value="1.17647058823529" calcext:value-type="float">
            <text:p>1.17647058823529</text:p>
          </table:table-cell>
          <table:table-cell table:style-name="ce27" table:formula="of:=[.N91]/[.O91]" office:value-type="float" office:value="0" calcext:value-type="float">
            <text:p>0</text:p>
          </table:table-cell>
          <table:table-cell table:formula="of:=[.F91]-[.B9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1]/[.J91]" office:value-type="float" office:value="1.17647058823529" calcext:value-type="float">
            <text:p>1.17647058823529</text:p>
          </table:table-cell>
          <table:table-cell table:style-name="ce27" table:formula="of:=[.T91]/[.U9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2]-[.A92]" office:value-type="float" office:value="0" calcext:value-type="float">
            <text:p>0</text:p>
          </table:table-cell>
          <table:table-cell table:style-name="ce22" table:formula="of:=[.G92]*[.C92]" office:value-type="float" office:value="-0" calcext:value-type="float">
            <text:p>0</text:p>
          </table:table-cell>
          <table:table-cell table:formula="of:=[.H92]-[.I9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2]/[.J92]" office:value-type="float" office:value="1.17647058823529" calcext:value-type="float">
            <text:p>1.17647058823529</text:p>
          </table:table-cell>
          <table:table-cell table:style-name="ce27" table:formula="of:=[.N92]/[.O92]" office:value-type="float" office:value="0" calcext:value-type="float">
            <text:p>0</text:p>
          </table:table-cell>
          <table:table-cell table:formula="of:=[.F92]-[.B9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2]/[.J92]" office:value-type="float" office:value="1.17647058823529" calcext:value-type="float">
            <text:p>1.17647058823529</text:p>
          </table:table-cell>
          <table:table-cell table:style-name="ce27" table:formula="of:=[.T92]/[.U9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3]-[.A93]" office:value-type="float" office:value="0" calcext:value-type="float">
            <text:p>0</text:p>
          </table:table-cell>
          <table:table-cell table:style-name="ce22" table:formula="of:=[.G93]*[.C93]" office:value-type="float" office:value="-0" calcext:value-type="float">
            <text:p>0</text:p>
          </table:table-cell>
          <table:table-cell table:formula="of:=[.H93]-[.I9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3]/[.J93]" office:value-type="float" office:value="1.17647058823529" calcext:value-type="float">
            <text:p>1.17647058823529</text:p>
          </table:table-cell>
          <table:table-cell table:style-name="ce27" table:formula="of:=[.N93]/[.O93]" office:value-type="float" office:value="0" calcext:value-type="float">
            <text:p>0</text:p>
          </table:table-cell>
          <table:table-cell table:formula="of:=[.F93]-[.B9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3]/[.J93]" office:value-type="float" office:value="1.17647058823529" calcext:value-type="float">
            <text:p>1.17647058823529</text:p>
          </table:table-cell>
          <table:table-cell table:style-name="ce27" table:formula="of:=[.T93]/[.U9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4]-[.A94]" office:value-type="float" office:value="0" calcext:value-type="float">
            <text:p>0</text:p>
          </table:table-cell>
          <table:table-cell table:style-name="ce22" table:formula="of:=[.G94]*[.C94]" office:value-type="float" office:value="-0" calcext:value-type="float">
            <text:p>0</text:p>
          </table:table-cell>
          <table:table-cell table:formula="of:=[.H94]-[.I9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4]/[.J94]" office:value-type="float" office:value="1.17647058823529" calcext:value-type="float">
            <text:p>1.17647058823529</text:p>
          </table:table-cell>
          <table:table-cell table:style-name="ce27" table:formula="of:=[.N94]/[.O94]" office:value-type="float" office:value="0" calcext:value-type="float">
            <text:p>0</text:p>
          </table:table-cell>
          <table:table-cell table:formula="of:=[.F94]-[.B9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4]/[.J94]" office:value-type="float" office:value="1.17647058823529" calcext:value-type="float">
            <text:p>1.17647058823529</text:p>
          </table:table-cell>
          <table:table-cell table:style-name="ce27" table:formula="of:=[.T94]/[.U9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5]-[.A95]" office:value-type="float" office:value="0" calcext:value-type="float">
            <text:p>0</text:p>
          </table:table-cell>
          <table:table-cell table:style-name="ce22" table:formula="of:=[.G95]*[.C95]" office:value-type="float" office:value="-0" calcext:value-type="float">
            <text:p>0</text:p>
          </table:table-cell>
          <table:table-cell table:formula="of:=[.H95]-[.I9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5]/[.J95]" office:value-type="float" office:value="1.17647058823529" calcext:value-type="float">
            <text:p>1.17647058823529</text:p>
          </table:table-cell>
          <table:table-cell table:style-name="ce27" table:formula="of:=[.N95]/[.O95]" office:value-type="float" office:value="0" calcext:value-type="float">
            <text:p>0</text:p>
          </table:table-cell>
          <table:table-cell table:formula="of:=[.F95]-[.B9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5]/[.J95]" office:value-type="float" office:value="1.17647058823529" calcext:value-type="float">
            <text:p>1.17647058823529</text:p>
          </table:table-cell>
          <table:table-cell table:style-name="ce27" table:formula="of:=[.T95]/[.U9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6]-[.A96]" office:value-type="float" office:value="0" calcext:value-type="float">
            <text:p>0</text:p>
          </table:table-cell>
          <table:table-cell table:style-name="ce22" table:formula="of:=[.G96]*[.C96]" office:value-type="float" office:value="-0" calcext:value-type="float">
            <text:p>0</text:p>
          </table:table-cell>
          <table:table-cell table:formula="of:=[.H96]-[.I9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6]/[.J96]" office:value-type="float" office:value="1.17647058823529" calcext:value-type="float">
            <text:p>1.17647058823529</text:p>
          </table:table-cell>
          <table:table-cell table:style-name="ce27" table:formula="of:=[.N96]/[.O96]" office:value-type="float" office:value="0" calcext:value-type="float">
            <text:p>0</text:p>
          </table:table-cell>
          <table:table-cell table:formula="of:=[.F96]-[.B9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6]/[.J96]" office:value-type="float" office:value="1.17647058823529" calcext:value-type="float">
            <text:p>1.17647058823529</text:p>
          </table:table-cell>
          <table:table-cell table:style-name="ce27" table:formula="of:=[.T96]/[.U9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7]-[.A97]" office:value-type="float" office:value="0" calcext:value-type="float">
            <text:p>0</text:p>
          </table:table-cell>
          <table:table-cell table:style-name="ce22" table:formula="of:=[.G97]*[.C97]" office:value-type="float" office:value="-0" calcext:value-type="float">
            <text:p>0</text:p>
          </table:table-cell>
          <table:table-cell table:formula="of:=[.H97]-[.I9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7]/[.J97]" office:value-type="float" office:value="1.17647058823529" calcext:value-type="float">
            <text:p>1.17647058823529</text:p>
          </table:table-cell>
          <table:table-cell table:style-name="ce27" table:formula="of:=[.N97]/[.O97]" office:value-type="float" office:value="0" calcext:value-type="float">
            <text:p>0</text:p>
          </table:table-cell>
          <table:table-cell table:formula="of:=[.F97]-[.B9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7]/[.J97]" office:value-type="float" office:value="1.17647058823529" calcext:value-type="float">
            <text:p>1.17647058823529</text:p>
          </table:table-cell>
          <table:table-cell table:style-name="ce27" table:formula="of:=[.T97]/[.U9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8]-[.A98]" office:value-type="float" office:value="0" calcext:value-type="float">
            <text:p>0</text:p>
          </table:table-cell>
          <table:table-cell table:style-name="ce22" table:formula="of:=[.G98]*[.C98]" office:value-type="float" office:value="-0" calcext:value-type="float">
            <text:p>0</text:p>
          </table:table-cell>
          <table:table-cell table:formula="of:=[.H98]-[.I9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8]/[.J98]" office:value-type="float" office:value="1.17647058823529" calcext:value-type="float">
            <text:p>1.17647058823529</text:p>
          </table:table-cell>
          <table:table-cell table:style-name="ce27" table:formula="of:=[.N98]/[.O98]" office:value-type="float" office:value="0" calcext:value-type="float">
            <text:p>0</text:p>
          </table:table-cell>
          <table:table-cell table:formula="of:=[.F98]-[.B9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8]/[.J98]" office:value-type="float" office:value="1.17647058823529" calcext:value-type="float">
            <text:p>1.17647058823529</text:p>
          </table:table-cell>
          <table:table-cell table:style-name="ce27" table:formula="of:=[.T98]/[.U9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9]-[.A99]" office:value-type="float" office:value="0" calcext:value-type="float">
            <text:p>0</text:p>
          </table:table-cell>
          <table:table-cell table:style-name="ce22" table:formula="of:=[.G99]*[.C99]" office:value-type="float" office:value="-0" calcext:value-type="float">
            <text:p>0</text:p>
          </table:table-cell>
          <table:table-cell table:formula="of:=[.H99]-[.I9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9]/[.J99]" office:value-type="float" office:value="1.17647058823529" calcext:value-type="float">
            <text:p>1.17647058823529</text:p>
          </table:table-cell>
          <table:table-cell table:style-name="ce27" table:formula="of:=[.N99]/[.O99]" office:value-type="float" office:value="0" calcext:value-type="float">
            <text:p>0</text:p>
          </table:table-cell>
          <table:table-cell table:formula="of:=[.F99]-[.B9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9]/[.J99]" office:value-type="float" office:value="1.17647058823529" calcext:value-type="float">
            <text:p>1.17647058823529</text:p>
          </table:table-cell>
          <table:table-cell table:style-name="ce27" table:formula="of:=[.T99]/[.U9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0]-[.A100]" office:value-type="float" office:value="0" calcext:value-type="float">
            <text:p>0</text:p>
          </table:table-cell>
          <table:table-cell table:style-name="ce22" table:formula="of:=[.G100]*[.C100]" office:value-type="float" office:value="-0" calcext:value-type="float">
            <text:p>0</text:p>
          </table:table-cell>
          <table:table-cell table:formula="of:=[.H100]-[.I10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0]/[.J100]" office:value-type="float" office:value="1.17647058823529" calcext:value-type="float">
            <text:p>1.17647058823529</text:p>
          </table:table-cell>
          <table:table-cell table:style-name="ce27" table:formula="of:=[.N100]/[.O100]" office:value-type="float" office:value="0" calcext:value-type="float">
            <text:p>0</text:p>
          </table:table-cell>
          <table:table-cell table:formula="of:=[.F100]-[.B10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0]/[.J100]" office:value-type="float" office:value="1.17647058823529" calcext:value-type="float">
            <text:p>1.17647058823529</text:p>
          </table:table-cell>
          <table:table-cell table:style-name="ce27" table:formula="of:=[.T100]/[.U10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1]-[.A101]" office:value-type="float" office:value="0" calcext:value-type="float">
            <text:p>0</text:p>
          </table:table-cell>
          <table:table-cell table:style-name="ce22" table:formula="of:=[.G101]*[.C101]" office:value-type="float" office:value="-0" calcext:value-type="float">
            <text:p>0</text:p>
          </table:table-cell>
          <table:table-cell table:formula="of:=[.H101]-[.I10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1]/[.J101]" office:value-type="float" office:value="1.17647058823529" calcext:value-type="float">
            <text:p>1.17647058823529</text:p>
          </table:table-cell>
          <table:table-cell table:style-name="ce27" table:formula="of:=[.N101]/[.O101]" office:value-type="float" office:value="0" calcext:value-type="float">
            <text:p>0</text:p>
          </table:table-cell>
          <table:table-cell table:formula="of:=[.F101]-[.B10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1]/[.J101]" office:value-type="float" office:value="1.17647058823529" calcext:value-type="float">
            <text:p>1.17647058823529</text:p>
          </table:table-cell>
          <table:table-cell table:style-name="ce27" table:formula="of:=[.T101]/[.U10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2]-[.A102]" office:value-type="float" office:value="0" calcext:value-type="float">
            <text:p>0</text:p>
          </table:table-cell>
          <table:table-cell table:style-name="ce22" table:formula="of:=[.G102]*[.C102]" office:value-type="float" office:value="-0" calcext:value-type="float">
            <text:p>0</text:p>
          </table:table-cell>
          <table:table-cell table:formula="of:=[.H102]-[.I10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2]/[.J102]" office:value-type="float" office:value="1.17647058823529" calcext:value-type="float">
            <text:p>1.17647058823529</text:p>
          </table:table-cell>
          <table:table-cell table:style-name="ce27" table:formula="of:=[.N102]/[.O102]" office:value-type="float" office:value="0" calcext:value-type="float">
            <text:p>0</text:p>
          </table:table-cell>
          <table:table-cell table:formula="of:=[.F102]-[.B10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2]/[.J102]" office:value-type="float" office:value="1.17647058823529" calcext:value-type="float">
            <text:p>1.17647058823529</text:p>
          </table:table-cell>
          <table:table-cell table:style-name="ce27" table:formula="of:=[.T102]/[.U10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3]-[.A103]" office:value-type="float" office:value="0" calcext:value-type="float">
            <text:p>0</text:p>
          </table:table-cell>
          <table:table-cell table:style-name="ce22" table:formula="of:=[.G103]*[.C103]" office:value-type="float" office:value="-0" calcext:value-type="float">
            <text:p>0</text:p>
          </table:table-cell>
          <table:table-cell table:formula="of:=[.H103]-[.I10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3]/[.J103]" office:value-type="float" office:value="1.17647058823529" calcext:value-type="float">
            <text:p>1.17647058823529</text:p>
          </table:table-cell>
          <table:table-cell table:style-name="ce27" table:formula="of:=[.N103]/[.O103]" office:value-type="float" office:value="0" calcext:value-type="float">
            <text:p>0</text:p>
          </table:table-cell>
          <table:table-cell table:formula="of:=[.F103]-[.B10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3]/[.J103]" office:value-type="float" office:value="1.17647058823529" calcext:value-type="float">
            <text:p>1.17647058823529</text:p>
          </table:table-cell>
          <table:table-cell table:style-name="ce27" table:formula="of:=[.T103]/[.U10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4]-[.A104]" office:value-type="float" office:value="0" calcext:value-type="float">
            <text:p>0</text:p>
          </table:table-cell>
          <table:table-cell table:style-name="ce22" table:formula="of:=[.G104]*[.C104]" office:value-type="float" office:value="-0" calcext:value-type="float">
            <text:p>0</text:p>
          </table:table-cell>
          <table:table-cell table:formula="of:=[.H104]-[.I10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4]/[.J104]" office:value-type="float" office:value="1.17647058823529" calcext:value-type="float">
            <text:p>1.17647058823529</text:p>
          </table:table-cell>
          <table:table-cell table:style-name="ce27" table:formula="of:=[.N104]/[.O104]" office:value-type="float" office:value="0" calcext:value-type="float">
            <text:p>0</text:p>
          </table:table-cell>
          <table:table-cell table:formula="of:=[.F104]-[.B10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4]/[.J104]" office:value-type="float" office:value="1.17647058823529" calcext:value-type="float">
            <text:p>1.17647058823529</text:p>
          </table:table-cell>
          <table:table-cell table:style-name="ce27" table:formula="of:=[.T104]/[.U10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5]-[.A105]" office:value-type="float" office:value="0" calcext:value-type="float">
            <text:p>0</text:p>
          </table:table-cell>
          <table:table-cell table:style-name="ce22" table:formula="of:=[.G105]*[.C105]" office:value-type="float" office:value="-0" calcext:value-type="float">
            <text:p>0</text:p>
          </table:table-cell>
          <table:table-cell table:formula="of:=[.H105]-[.I10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5]/[.J105]" office:value-type="float" office:value="1.17647058823529" calcext:value-type="float">
            <text:p>1.17647058823529</text:p>
          </table:table-cell>
          <table:table-cell table:style-name="ce27" table:formula="of:=[.N105]/[.O105]" office:value-type="float" office:value="0" calcext:value-type="float">
            <text:p>0</text:p>
          </table:table-cell>
          <table:table-cell table:formula="of:=[.F105]-[.B10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5]/[.J105]" office:value-type="float" office:value="1.17647058823529" calcext:value-type="float">
            <text:p>1.17647058823529</text:p>
          </table:table-cell>
          <table:table-cell table:style-name="ce27" table:formula="of:=[.T105]/[.U10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6]-[.A106]" office:value-type="float" office:value="0" calcext:value-type="float">
            <text:p>0</text:p>
          </table:table-cell>
          <table:table-cell table:style-name="ce22" table:formula="of:=[.G106]*[.C106]" office:value-type="float" office:value="-0" calcext:value-type="float">
            <text:p>0</text:p>
          </table:table-cell>
          <table:table-cell table:formula="of:=[.H106]-[.I10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6]/[.J106]" office:value-type="float" office:value="1.17647058823529" calcext:value-type="float">
            <text:p>1.17647058823529</text:p>
          </table:table-cell>
          <table:table-cell table:style-name="ce27" table:formula="of:=[.N106]/[.O106]" office:value-type="float" office:value="0" calcext:value-type="float">
            <text:p>0</text:p>
          </table:table-cell>
          <table:table-cell table:formula="of:=[.F106]-[.B10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6]/[.J106]" office:value-type="float" office:value="1.17647058823529" calcext:value-type="float">
            <text:p>1.17647058823529</text:p>
          </table:table-cell>
          <table:table-cell table:style-name="ce27" table:formula="of:=[.T106]/[.U10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7]-[.A107]" office:value-type="float" office:value="0" calcext:value-type="float">
            <text:p>0</text:p>
          </table:table-cell>
          <table:table-cell table:style-name="ce22" table:formula="of:=[.G107]*[.C107]" office:value-type="float" office:value="-0" calcext:value-type="float">
            <text:p>0</text:p>
          </table:table-cell>
          <table:table-cell table:formula="of:=[.H107]-[.I10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7]/[.J107]" office:value-type="float" office:value="1.17647058823529" calcext:value-type="float">
            <text:p>1.17647058823529</text:p>
          </table:table-cell>
          <table:table-cell table:style-name="ce27" table:formula="of:=[.N107]/[.O107]" office:value-type="float" office:value="0" calcext:value-type="float">
            <text:p>0</text:p>
          </table:table-cell>
          <table:table-cell table:formula="of:=[.F107]-[.B10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7]/[.J107]" office:value-type="float" office:value="1.17647058823529" calcext:value-type="float">
            <text:p>1.17647058823529</text:p>
          </table:table-cell>
          <table:table-cell table:style-name="ce27" table:formula="of:=[.T107]/[.U10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8]-[.A108]" office:value-type="float" office:value="0" calcext:value-type="float">
            <text:p>0</text:p>
          </table:table-cell>
          <table:table-cell table:style-name="ce22" table:formula="of:=[.G108]*[.C108]" office:value-type="float" office:value="-0" calcext:value-type="float">
            <text:p>0</text:p>
          </table:table-cell>
          <table:table-cell table:formula="of:=[.H108]-[.I10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8]/[.J108]" office:value-type="float" office:value="1.17647058823529" calcext:value-type="float">
            <text:p>1.17647058823529</text:p>
          </table:table-cell>
          <table:table-cell table:style-name="ce27" table:formula="of:=[.N108]/[.O108]" office:value-type="float" office:value="0" calcext:value-type="float">
            <text:p>0</text:p>
          </table:table-cell>
          <table:table-cell table:formula="of:=[.F108]-[.B10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8]/[.J108]" office:value-type="float" office:value="1.17647058823529" calcext:value-type="float">
            <text:p>1.17647058823529</text:p>
          </table:table-cell>
          <table:table-cell table:style-name="ce27" table:formula="of:=[.T108]/[.U10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9]-[.A109]" office:value-type="float" office:value="0" calcext:value-type="float">
            <text:p>0</text:p>
          </table:table-cell>
          <table:table-cell table:style-name="ce22" table:formula="of:=[.G109]*[.C109]" office:value-type="float" office:value="-0" calcext:value-type="float">
            <text:p>0</text:p>
          </table:table-cell>
          <table:table-cell table:formula="of:=[.H109]-[.I10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9]/[.J109]" office:value-type="float" office:value="1.17647058823529" calcext:value-type="float">
            <text:p>1.17647058823529</text:p>
          </table:table-cell>
          <table:table-cell table:style-name="ce27" table:formula="of:=[.N109]/[.O109]" office:value-type="float" office:value="0" calcext:value-type="float">
            <text:p>0</text:p>
          </table:table-cell>
          <table:table-cell table:formula="of:=[.F109]-[.B10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9]/[.J109]" office:value-type="float" office:value="1.17647058823529" calcext:value-type="float">
            <text:p>1.17647058823529</text:p>
          </table:table-cell>
          <table:table-cell table:style-name="ce27" table:formula="of:=[.T109]/[.U10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0]-[.A110]" office:value-type="float" office:value="0" calcext:value-type="float">
            <text:p>0</text:p>
          </table:table-cell>
          <table:table-cell table:style-name="ce22" table:formula="of:=[.G110]*[.C110]" office:value-type="float" office:value="-0" calcext:value-type="float">
            <text:p>0</text:p>
          </table:table-cell>
          <table:table-cell table:formula="of:=[.H110]-[.I11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0]/[.J110]" office:value-type="float" office:value="1.17647058823529" calcext:value-type="float">
            <text:p>1.17647058823529</text:p>
          </table:table-cell>
          <table:table-cell table:style-name="ce27" table:formula="of:=[.N110]/[.O110]" office:value-type="float" office:value="0" calcext:value-type="float">
            <text:p>0</text:p>
          </table:table-cell>
          <table:table-cell table:formula="of:=[.F110]-[.B11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0]/[.J110]" office:value-type="float" office:value="1.17647058823529" calcext:value-type="float">
            <text:p>1.17647058823529</text:p>
          </table:table-cell>
          <table:table-cell table:style-name="ce27" table:formula="of:=[.T110]/[.U11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1]-[.A111]" office:value-type="float" office:value="0" calcext:value-type="float">
            <text:p>0</text:p>
          </table:table-cell>
          <table:table-cell table:style-name="ce22" table:formula="of:=[.G111]*[.C111]" office:value-type="float" office:value="-0" calcext:value-type="float">
            <text:p>0</text:p>
          </table:table-cell>
          <table:table-cell table:formula="of:=[.H111]-[.I11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1]/[.J111]" office:value-type="float" office:value="1.17647058823529" calcext:value-type="float">
            <text:p>1.17647058823529</text:p>
          </table:table-cell>
          <table:table-cell table:style-name="ce27" table:formula="of:=[.N111]/[.O111]" office:value-type="float" office:value="0" calcext:value-type="float">
            <text:p>0</text:p>
          </table:table-cell>
          <table:table-cell table:formula="of:=[.F111]-[.B11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1]/[.J111]" office:value-type="float" office:value="1.17647058823529" calcext:value-type="float">
            <text:p>1.17647058823529</text:p>
          </table:table-cell>
          <table:table-cell table:style-name="ce27" table:formula="of:=[.T111]/[.U11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2]-[.A112]" office:value-type="float" office:value="0" calcext:value-type="float">
            <text:p>0</text:p>
          </table:table-cell>
          <table:table-cell table:style-name="ce22" table:formula="of:=[.G112]*[.C112]" office:value-type="float" office:value="-0" calcext:value-type="float">
            <text:p>0</text:p>
          </table:table-cell>
          <table:table-cell table:formula="of:=[.H112]-[.I11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2]/[.J112]" office:value-type="float" office:value="1.17647058823529" calcext:value-type="float">
            <text:p>1.17647058823529</text:p>
          </table:table-cell>
          <table:table-cell table:style-name="ce27" table:formula="of:=[.N112]/[.O112]" office:value-type="float" office:value="0" calcext:value-type="float">
            <text:p>0</text:p>
          </table:table-cell>
          <table:table-cell table:formula="of:=[.F112]-[.B11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2]/[.J112]" office:value-type="float" office:value="1.17647058823529" calcext:value-type="float">
            <text:p>1.17647058823529</text:p>
          </table:table-cell>
          <table:table-cell table:style-name="ce27" table:formula="of:=[.T112]/[.U11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3]-[.A113]" office:value-type="float" office:value="0" calcext:value-type="float">
            <text:p>0</text:p>
          </table:table-cell>
          <table:table-cell table:style-name="ce22" table:formula="of:=[.G113]*[.C113]" office:value-type="float" office:value="-0" calcext:value-type="float">
            <text:p>0</text:p>
          </table:table-cell>
          <table:table-cell table:formula="of:=[.H113]-[.I11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3]/[.J113]" office:value-type="float" office:value="1.17647058823529" calcext:value-type="float">
            <text:p>1.17647058823529</text:p>
          </table:table-cell>
          <table:table-cell table:style-name="ce27" table:formula="of:=[.N113]/[.O113]" office:value-type="float" office:value="0" calcext:value-type="float">
            <text:p>0</text:p>
          </table:table-cell>
          <table:table-cell table:formula="of:=[.F113]-[.B11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3]/[.J113]" office:value-type="float" office:value="1.17647058823529" calcext:value-type="float">
            <text:p>1.17647058823529</text:p>
          </table:table-cell>
          <table:table-cell table:style-name="ce27" table:formula="of:=[.T113]/[.U11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4]-[.A114]" office:value-type="float" office:value="0" calcext:value-type="float">
            <text:p>0</text:p>
          </table:table-cell>
          <table:table-cell table:style-name="ce22" table:formula="of:=[.G114]*[.C114]" office:value-type="float" office:value="-0" calcext:value-type="float">
            <text:p>0</text:p>
          </table:table-cell>
          <table:table-cell table:formula="of:=[.H114]-[.I11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4]/[.J114]" office:value-type="float" office:value="1.17647058823529" calcext:value-type="float">
            <text:p>1.17647058823529</text:p>
          </table:table-cell>
          <table:table-cell table:style-name="ce27" table:formula="of:=[.N114]/[.O114]" office:value-type="float" office:value="0" calcext:value-type="float">
            <text:p>0</text:p>
          </table:table-cell>
          <table:table-cell table:formula="of:=[.F114]-[.B11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4]/[.J114]" office:value-type="float" office:value="1.17647058823529" calcext:value-type="float">
            <text:p>1.17647058823529</text:p>
          </table:table-cell>
          <table:table-cell table:style-name="ce27" table:formula="of:=[.T114]/[.U11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5]-[.A115]" office:value-type="float" office:value="0" calcext:value-type="float">
            <text:p>0</text:p>
          </table:table-cell>
          <table:table-cell table:style-name="ce22" table:formula="of:=[.G115]*[.C115]" office:value-type="float" office:value="-0" calcext:value-type="float">
            <text:p>0</text:p>
          </table:table-cell>
          <table:table-cell table:formula="of:=[.H115]-[.I11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5]/[.J115]" office:value-type="float" office:value="1.17647058823529" calcext:value-type="float">
            <text:p>1.17647058823529</text:p>
          </table:table-cell>
          <table:table-cell table:style-name="ce27" table:formula="of:=[.N115]/[.O115]" office:value-type="float" office:value="0" calcext:value-type="float">
            <text:p>0</text:p>
          </table:table-cell>
          <table:table-cell table:formula="of:=[.F115]-[.B11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5]/[.J115]" office:value-type="float" office:value="1.17647058823529" calcext:value-type="float">
            <text:p>1.17647058823529</text:p>
          </table:table-cell>
          <table:table-cell table:style-name="ce27" table:formula="of:=[.T115]/[.U11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6]-[.A116]" office:value-type="float" office:value="0" calcext:value-type="float">
            <text:p>0</text:p>
          </table:table-cell>
          <table:table-cell table:style-name="ce22" table:formula="of:=[.G116]*[.C116]" office:value-type="float" office:value="-0" calcext:value-type="float">
            <text:p>0</text:p>
          </table:table-cell>
          <table:table-cell table:formula="of:=[.H116]-[.I11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6]/[.J116]" office:value-type="float" office:value="1.17647058823529" calcext:value-type="float">
            <text:p>1.17647058823529</text:p>
          </table:table-cell>
          <table:table-cell table:style-name="ce27" table:formula="of:=[.N116]/[.O116]" office:value-type="float" office:value="0" calcext:value-type="float">
            <text:p>0</text:p>
          </table:table-cell>
          <table:table-cell table:formula="of:=[.F116]-[.B11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6]/[.J116]" office:value-type="float" office:value="1.17647058823529" calcext:value-type="float">
            <text:p>1.17647058823529</text:p>
          </table:table-cell>
          <table:table-cell table:style-name="ce27" table:formula="of:=[.T116]/[.U11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7]-[.A117]" office:value-type="float" office:value="0" calcext:value-type="float">
            <text:p>0</text:p>
          </table:table-cell>
          <table:table-cell table:style-name="ce22" table:formula="of:=[.G117]*[.C117]" office:value-type="float" office:value="-0" calcext:value-type="float">
            <text:p>0</text:p>
          </table:table-cell>
          <table:table-cell table:formula="of:=[.H117]-[.I11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7]/[.J117]" office:value-type="float" office:value="1.17647058823529" calcext:value-type="float">
            <text:p>1.17647058823529</text:p>
          </table:table-cell>
          <table:table-cell table:style-name="ce27" table:formula="of:=[.N117]/[.O117]" office:value-type="float" office:value="0" calcext:value-type="float">
            <text:p>0</text:p>
          </table:table-cell>
          <table:table-cell table:formula="of:=[.F117]-[.B11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7]/[.J117]" office:value-type="float" office:value="1.17647058823529" calcext:value-type="float">
            <text:p>1.17647058823529</text:p>
          </table:table-cell>
          <table:table-cell table:style-name="ce27" table:formula="of:=[.T117]/[.U11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8]-[.A118]" office:value-type="float" office:value="0" calcext:value-type="float">
            <text:p>0</text:p>
          </table:table-cell>
          <table:table-cell table:style-name="ce22" table:formula="of:=[.G118]*[.C118]" office:value-type="float" office:value="-0" calcext:value-type="float">
            <text:p>0</text:p>
          </table:table-cell>
          <table:table-cell table:formula="of:=[.H118]-[.I11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8]/[.J118]" office:value-type="float" office:value="1.17647058823529" calcext:value-type="float">
            <text:p>1.17647058823529</text:p>
          </table:table-cell>
          <table:table-cell table:style-name="ce27" table:formula="of:=[.N118]/[.O118]" office:value-type="float" office:value="0" calcext:value-type="float">
            <text:p>0</text:p>
          </table:table-cell>
          <table:table-cell table:formula="of:=[.F118]-[.B11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8]/[.J118]" office:value-type="float" office:value="1.17647058823529" calcext:value-type="float">
            <text:p>1.17647058823529</text:p>
          </table:table-cell>
          <table:table-cell table:style-name="ce27" table:formula="of:=[.T118]/[.U11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9]-[.A119]" office:value-type="float" office:value="0" calcext:value-type="float">
            <text:p>0</text:p>
          </table:table-cell>
          <table:table-cell table:style-name="ce22" table:formula="of:=[.G119]*[.C119]" office:value-type="float" office:value="-0" calcext:value-type="float">
            <text:p>0</text:p>
          </table:table-cell>
          <table:table-cell table:formula="of:=[.H119]-[.I11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9]/[.J119]" office:value-type="float" office:value="1.17647058823529" calcext:value-type="float">
            <text:p>1.17647058823529</text:p>
          </table:table-cell>
          <table:table-cell table:style-name="ce27" table:formula="of:=[.N119]/[.O119]" office:value-type="float" office:value="0" calcext:value-type="float">
            <text:p>0</text:p>
          </table:table-cell>
          <table:table-cell table:formula="of:=[.F119]-[.B11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9]/[.J119]" office:value-type="float" office:value="1.17647058823529" calcext:value-type="float">
            <text:p>1.17647058823529</text:p>
          </table:table-cell>
          <table:table-cell table:style-name="ce27" table:formula="of:=[.T119]/[.U11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0]-[.A120]" office:value-type="float" office:value="0" calcext:value-type="float">
            <text:p>0</text:p>
          </table:table-cell>
          <table:table-cell table:style-name="ce22" table:formula="of:=[.G120]*[.C120]" office:value-type="float" office:value="-0" calcext:value-type="float">
            <text:p>0</text:p>
          </table:table-cell>
          <table:table-cell table:formula="of:=[.H120]-[.I12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0]/[.J120]" office:value-type="float" office:value="1.17647058823529" calcext:value-type="float">
            <text:p>1.17647058823529</text:p>
          </table:table-cell>
          <table:table-cell table:style-name="ce27" table:formula="of:=[.N120]/[.O120]" office:value-type="float" office:value="0" calcext:value-type="float">
            <text:p>0</text:p>
          </table:table-cell>
          <table:table-cell table:formula="of:=[.F120]-[.B12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0]/[.J120]" office:value-type="float" office:value="1.17647058823529" calcext:value-type="float">
            <text:p>1.17647058823529</text:p>
          </table:table-cell>
          <table:table-cell table:style-name="ce27" table:formula="of:=[.T120]/[.U12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1]-[.A121]" office:value-type="float" office:value="0" calcext:value-type="float">
            <text:p>0</text:p>
          </table:table-cell>
          <table:table-cell table:style-name="ce22" table:formula="of:=[.G121]*[.C121]" office:value-type="float" office:value="-0" calcext:value-type="float">
            <text:p>0</text:p>
          </table:table-cell>
          <table:table-cell table:formula="of:=[.H121]-[.I12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1]/[.J121]" office:value-type="float" office:value="1.17647058823529" calcext:value-type="float">
            <text:p>1.17647058823529</text:p>
          </table:table-cell>
          <table:table-cell table:style-name="ce27" table:formula="of:=[.N121]/[.O121]" office:value-type="float" office:value="0" calcext:value-type="float">
            <text:p>0</text:p>
          </table:table-cell>
          <table:table-cell table:formula="of:=[.F121]-[.B12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1]/[.J121]" office:value-type="float" office:value="1.17647058823529" calcext:value-type="float">
            <text:p>1.17647058823529</text:p>
          </table:table-cell>
          <table:table-cell table:style-name="ce27" table:formula="of:=[.T121]/[.U12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2]-[.A122]" office:value-type="float" office:value="0" calcext:value-type="float">
            <text:p>0</text:p>
          </table:table-cell>
          <table:table-cell table:style-name="ce22" table:formula="of:=[.G122]*[.C122]" office:value-type="float" office:value="-0" calcext:value-type="float">
            <text:p>0</text:p>
          </table:table-cell>
          <table:table-cell table:formula="of:=[.H122]-[.I12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2]/[.J122]" office:value-type="float" office:value="1.17647058823529" calcext:value-type="float">
            <text:p>1.17647058823529</text:p>
          </table:table-cell>
          <table:table-cell table:style-name="ce27" table:formula="of:=[.N122]/[.O122]" office:value-type="float" office:value="0" calcext:value-type="float">
            <text:p>0</text:p>
          </table:table-cell>
          <table:table-cell table:formula="of:=[.F122]-[.B12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2]/[.J122]" office:value-type="float" office:value="1.17647058823529" calcext:value-type="float">
            <text:p>1.17647058823529</text:p>
          </table:table-cell>
          <table:table-cell table:style-name="ce27" table:formula="of:=[.T122]/[.U12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3]-[.A123]" office:value-type="float" office:value="0" calcext:value-type="float">
            <text:p>0</text:p>
          </table:table-cell>
          <table:table-cell table:style-name="ce22" table:formula="of:=[.G123]*[.C123]" office:value-type="float" office:value="-0" calcext:value-type="float">
            <text:p>0</text:p>
          </table:table-cell>
          <table:table-cell table:formula="of:=[.H123]-[.I12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3]/[.J123]" office:value-type="float" office:value="1.17647058823529" calcext:value-type="float">
            <text:p>1.17647058823529</text:p>
          </table:table-cell>
          <table:table-cell table:style-name="ce27" table:formula="of:=[.N123]/[.O123]" office:value-type="float" office:value="0" calcext:value-type="float">
            <text:p>0</text:p>
          </table:table-cell>
          <table:table-cell table:formula="of:=[.F123]-[.B12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3]/[.J123]" office:value-type="float" office:value="1.17647058823529" calcext:value-type="float">
            <text:p>1.17647058823529</text:p>
          </table:table-cell>
          <table:table-cell table:style-name="ce27" table:formula="of:=[.T123]/[.U12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4]-[.A124]" office:value-type="float" office:value="0" calcext:value-type="float">
            <text:p>0</text:p>
          </table:table-cell>
          <table:table-cell table:style-name="ce22" table:formula="of:=[.G124]*[.C124]" office:value-type="float" office:value="-0" calcext:value-type="float">
            <text:p>0</text:p>
          </table:table-cell>
          <table:table-cell table:formula="of:=[.H124]-[.I12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4]/[.J124]" office:value-type="float" office:value="1.17647058823529" calcext:value-type="float">
            <text:p>1.17647058823529</text:p>
          </table:table-cell>
          <table:table-cell table:style-name="ce27" table:formula="of:=[.N124]/[.O124]" office:value-type="float" office:value="0" calcext:value-type="float">
            <text:p>0</text:p>
          </table:table-cell>
          <table:table-cell table:formula="of:=[.F124]-[.B12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4]/[.J124]" office:value-type="float" office:value="1.17647058823529" calcext:value-type="float">
            <text:p>1.17647058823529</text:p>
          </table:table-cell>
          <table:table-cell table:style-name="ce27" table:formula="of:=[.T124]/[.U12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5]-[.A125]" office:value-type="float" office:value="0" calcext:value-type="float">
            <text:p>0</text:p>
          </table:table-cell>
          <table:table-cell table:style-name="ce22" table:formula="of:=[.G125]*[.C125]" office:value-type="float" office:value="-0" calcext:value-type="float">
            <text:p>0</text:p>
          </table:table-cell>
          <table:table-cell table:formula="of:=[.H125]-[.I12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5]/[.J125]" office:value-type="float" office:value="1.17647058823529" calcext:value-type="float">
            <text:p>1.17647058823529</text:p>
          </table:table-cell>
          <table:table-cell table:style-name="ce27" table:formula="of:=[.N125]/[.O125]" office:value-type="float" office:value="0" calcext:value-type="float">
            <text:p>0</text:p>
          </table:table-cell>
          <table:table-cell table:formula="of:=[.F125]-[.B12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5]/[.J125]" office:value-type="float" office:value="1.17647058823529" calcext:value-type="float">
            <text:p>1.17647058823529</text:p>
          </table:table-cell>
          <table:table-cell table:style-name="ce27" table:formula="of:=[.T125]/[.U12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6]-[.A126]" office:value-type="float" office:value="0" calcext:value-type="float">
            <text:p>0</text:p>
          </table:table-cell>
          <table:table-cell table:style-name="ce22" table:formula="of:=[.G126]*[.C126]" office:value-type="float" office:value="-0" calcext:value-type="float">
            <text:p>0</text:p>
          </table:table-cell>
          <table:table-cell table:formula="of:=[.H126]-[.I12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6]/[.J126]" office:value-type="float" office:value="1.17647058823529" calcext:value-type="float">
            <text:p>1.17647058823529</text:p>
          </table:table-cell>
          <table:table-cell table:style-name="ce27" table:formula="of:=[.N126]/[.O126]" office:value-type="float" office:value="0" calcext:value-type="float">
            <text:p>0</text:p>
          </table:table-cell>
          <table:table-cell table:formula="of:=[.F126]-[.B12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6]/[.J126]" office:value-type="float" office:value="1.17647058823529" calcext:value-type="float">
            <text:p>1.17647058823529</text:p>
          </table:table-cell>
          <table:table-cell table:style-name="ce27" table:formula="of:=[.T126]/[.U12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7]-[.A127]" office:value-type="float" office:value="0" calcext:value-type="float">
            <text:p>0</text:p>
          </table:table-cell>
          <table:table-cell table:style-name="ce22" table:formula="of:=[.G127]*[.C127]" office:value-type="float" office:value="-0" calcext:value-type="float">
            <text:p>0</text:p>
          </table:table-cell>
          <table:table-cell table:formula="of:=[.H127]-[.I12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7]/[.J127]" office:value-type="float" office:value="1.17647058823529" calcext:value-type="float">
            <text:p>1.17647058823529</text:p>
          </table:table-cell>
          <table:table-cell table:style-name="ce27" table:formula="of:=[.N127]/[.O127]" office:value-type="float" office:value="0" calcext:value-type="float">
            <text:p>0</text:p>
          </table:table-cell>
          <table:table-cell table:formula="of:=[.F127]-[.B12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7]/[.J127]" office:value-type="float" office:value="1.17647058823529" calcext:value-type="float">
            <text:p>1.17647058823529</text:p>
          </table:table-cell>
          <table:table-cell table:style-name="ce27" table:formula="of:=[.T127]/[.U12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8]-[.A128]" office:value-type="float" office:value="0" calcext:value-type="float">
            <text:p>0</text:p>
          </table:table-cell>
          <table:table-cell table:style-name="ce22" table:formula="of:=[.G128]*[.C128]" office:value-type="float" office:value="-0" calcext:value-type="float">
            <text:p>0</text:p>
          </table:table-cell>
          <table:table-cell table:formula="of:=[.H128]-[.I12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8]/[.J128]" office:value-type="float" office:value="1.17647058823529" calcext:value-type="float">
            <text:p>1.17647058823529</text:p>
          </table:table-cell>
          <table:table-cell table:style-name="ce27" table:formula="of:=[.N128]/[.O128]" office:value-type="float" office:value="0" calcext:value-type="float">
            <text:p>0</text:p>
          </table:table-cell>
          <table:table-cell table:formula="of:=[.F128]-[.B12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8]/[.J128]" office:value-type="float" office:value="1.17647058823529" calcext:value-type="float">
            <text:p>1.17647058823529</text:p>
          </table:table-cell>
          <table:table-cell table:style-name="ce27" table:formula="of:=[.T128]/[.U12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9]-[.A129]" office:value-type="float" office:value="0" calcext:value-type="float">
            <text:p>0</text:p>
          </table:table-cell>
          <table:table-cell table:style-name="ce22" table:formula="of:=[.G129]*[.C129]" office:value-type="float" office:value="-0" calcext:value-type="float">
            <text:p>0</text:p>
          </table:table-cell>
          <table:table-cell table:formula="of:=[.H129]-[.I12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9]/[.J129]" office:value-type="float" office:value="1.17647058823529" calcext:value-type="float">
            <text:p>1.17647058823529</text:p>
          </table:table-cell>
          <table:table-cell table:style-name="ce27" table:formula="of:=[.N129]/[.O129]" office:value-type="float" office:value="0" calcext:value-type="float">
            <text:p>0</text:p>
          </table:table-cell>
          <table:table-cell table:formula="of:=[.F129]-[.B12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9]/[.J129]" office:value-type="float" office:value="1.17647058823529" calcext:value-type="float">
            <text:p>1.17647058823529</text:p>
          </table:table-cell>
          <table:table-cell table:style-name="ce27" table:formula="of:=[.T129]/[.U12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0]-[.A130]" office:value-type="float" office:value="0" calcext:value-type="float">
            <text:p>0</text:p>
          </table:table-cell>
          <table:table-cell table:style-name="ce22" table:formula="of:=[.G130]*[.C130]" office:value-type="float" office:value="-0" calcext:value-type="float">
            <text:p>0</text:p>
          </table:table-cell>
          <table:table-cell table:formula="of:=[.H130]-[.I13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0]/[.J130]" office:value-type="float" office:value="1.17647058823529" calcext:value-type="float">
            <text:p>1.17647058823529</text:p>
          </table:table-cell>
          <table:table-cell table:style-name="ce27" table:formula="of:=[.N130]/[.O130]" office:value-type="float" office:value="0" calcext:value-type="float">
            <text:p>0</text:p>
          </table:table-cell>
          <table:table-cell table:formula="of:=[.F130]-[.B13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0]/[.J130]" office:value-type="float" office:value="1.17647058823529" calcext:value-type="float">
            <text:p>1.17647058823529</text:p>
          </table:table-cell>
          <table:table-cell table:style-name="ce27" table:formula="of:=[.T130]/[.U13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1]-[.A131]" office:value-type="float" office:value="0" calcext:value-type="float">
            <text:p>0</text:p>
          </table:table-cell>
          <table:table-cell table:style-name="ce22" table:formula="of:=[.G131]*[.C131]" office:value-type="float" office:value="-0" calcext:value-type="float">
            <text:p>0</text:p>
          </table:table-cell>
          <table:table-cell table:formula="of:=[.H131]-[.I13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1]/[.J131]" office:value-type="float" office:value="1.17647058823529" calcext:value-type="float">
            <text:p>1.17647058823529</text:p>
          </table:table-cell>
          <table:table-cell table:style-name="ce27" table:formula="of:=[.N131]/[.O131]" office:value-type="float" office:value="0" calcext:value-type="float">
            <text:p>0</text:p>
          </table:table-cell>
          <table:table-cell table:formula="of:=[.F131]-[.B13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1]/[.J131]" office:value-type="float" office:value="1.17647058823529" calcext:value-type="float">
            <text:p>1.17647058823529</text:p>
          </table:table-cell>
          <table:table-cell table:style-name="ce27" table:formula="of:=[.T131]/[.U13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2]-[.A132]" office:value-type="float" office:value="0" calcext:value-type="float">
            <text:p>0</text:p>
          </table:table-cell>
          <table:table-cell table:style-name="ce22" table:formula="of:=[.G132]*[.C132]" office:value-type="float" office:value="-0" calcext:value-type="float">
            <text:p>0</text:p>
          </table:table-cell>
          <table:table-cell table:formula="of:=[.H132]-[.I13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2]/[.J132]" office:value-type="float" office:value="1.17647058823529" calcext:value-type="float">
            <text:p>1.17647058823529</text:p>
          </table:table-cell>
          <table:table-cell table:style-name="ce27" table:formula="of:=[.N132]/[.O132]" office:value-type="float" office:value="0" calcext:value-type="float">
            <text:p>0</text:p>
          </table:table-cell>
          <table:table-cell table:formula="of:=[.F132]-[.B13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2]/[.J132]" office:value-type="float" office:value="1.17647058823529" calcext:value-type="float">
            <text:p>1.17647058823529</text:p>
          </table:table-cell>
          <table:table-cell table:style-name="ce27" table:formula="of:=[.T132]/[.U13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3]-[.A133]" office:value-type="float" office:value="0" calcext:value-type="float">
            <text:p>0</text:p>
          </table:table-cell>
          <table:table-cell table:style-name="ce22" table:formula="of:=[.G133]*[.C133]" office:value-type="float" office:value="-0" calcext:value-type="float">
            <text:p>0</text:p>
          </table:table-cell>
          <table:table-cell table:formula="of:=[.H133]-[.I13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3]/[.J133]" office:value-type="float" office:value="1.17647058823529" calcext:value-type="float">
            <text:p>1.17647058823529</text:p>
          </table:table-cell>
          <table:table-cell table:style-name="ce27" table:formula="of:=[.N133]/[.O133]" office:value-type="float" office:value="0" calcext:value-type="float">
            <text:p>0</text:p>
          </table:table-cell>
          <table:table-cell table:formula="of:=[.F133]-[.B13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3]/[.J133]" office:value-type="float" office:value="1.17647058823529" calcext:value-type="float">
            <text:p>1.17647058823529</text:p>
          </table:table-cell>
          <table:table-cell table:style-name="ce27" table:formula="of:=[.T133]/[.U13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4]-[.A134]" office:value-type="float" office:value="0" calcext:value-type="float">
            <text:p>0</text:p>
          </table:table-cell>
          <table:table-cell table:style-name="ce22" table:formula="of:=[.G134]*[.C134]" office:value-type="float" office:value="-0" calcext:value-type="float">
            <text:p>0</text:p>
          </table:table-cell>
          <table:table-cell table:formula="of:=[.H134]-[.I13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4]/[.J134]" office:value-type="float" office:value="1.17647058823529" calcext:value-type="float">
            <text:p>1.17647058823529</text:p>
          </table:table-cell>
          <table:table-cell table:style-name="ce27" table:formula="of:=[.N134]/[.O134]" office:value-type="float" office:value="0" calcext:value-type="float">
            <text:p>0</text:p>
          </table:table-cell>
          <table:table-cell table:formula="of:=[.F134]-[.B13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4]/[.J134]" office:value-type="float" office:value="1.17647058823529" calcext:value-type="float">
            <text:p>1.17647058823529</text:p>
          </table:table-cell>
          <table:table-cell table:style-name="ce27" table:formula="of:=[.T134]/[.U13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5]-[.A135]" office:value-type="float" office:value="0" calcext:value-type="float">
            <text:p>0</text:p>
          </table:table-cell>
          <table:table-cell table:style-name="ce22" table:formula="of:=[.G135]*[.C135]" office:value-type="float" office:value="-0" calcext:value-type="float">
            <text:p>0</text:p>
          </table:table-cell>
          <table:table-cell table:formula="of:=[.H135]-[.I13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5]/[.J135]" office:value-type="float" office:value="1.17647058823529" calcext:value-type="float">
            <text:p>1.17647058823529</text:p>
          </table:table-cell>
          <table:table-cell table:style-name="ce27" table:formula="of:=[.N135]/[.O135]" office:value-type="float" office:value="0" calcext:value-type="float">
            <text:p>0</text:p>
          </table:table-cell>
          <table:table-cell table:formula="of:=[.F135]-[.B13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5]/[.J135]" office:value-type="float" office:value="1.17647058823529" calcext:value-type="float">
            <text:p>1.17647058823529</text:p>
          </table:table-cell>
          <table:table-cell table:style-name="ce27" table:formula="of:=[.T135]/[.U13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6]-[.A136]" office:value-type="float" office:value="0" calcext:value-type="float">
            <text:p>0</text:p>
          </table:table-cell>
          <table:table-cell table:style-name="ce22" table:formula="of:=[.G136]*[.C136]" office:value-type="float" office:value="-0" calcext:value-type="float">
            <text:p>0</text:p>
          </table:table-cell>
          <table:table-cell table:formula="of:=[.H136]-[.I13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6]/[.J136]" office:value-type="float" office:value="1.17647058823529" calcext:value-type="float">
            <text:p>1.17647058823529</text:p>
          </table:table-cell>
          <table:table-cell table:style-name="ce27" table:formula="of:=[.N136]/[.O136]" office:value-type="float" office:value="0" calcext:value-type="float">
            <text:p>0</text:p>
          </table:table-cell>
          <table:table-cell table:formula="of:=[.F136]-[.B13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6]/[.J136]" office:value-type="float" office:value="1.17647058823529" calcext:value-type="float">
            <text:p>1.17647058823529</text:p>
          </table:table-cell>
          <table:table-cell table:style-name="ce27" table:formula="of:=[.T136]/[.U13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7]-[.A137]" office:value-type="float" office:value="0" calcext:value-type="float">
            <text:p>0</text:p>
          </table:table-cell>
          <table:table-cell table:style-name="ce22" table:formula="of:=[.G137]*[.C137]" office:value-type="float" office:value="-0" calcext:value-type="float">
            <text:p>0</text:p>
          </table:table-cell>
          <table:table-cell table:formula="of:=[.H137]-[.I13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7]/[.J137]" office:value-type="float" office:value="1.17647058823529" calcext:value-type="float">
            <text:p>1.17647058823529</text:p>
          </table:table-cell>
          <table:table-cell table:style-name="ce27" table:formula="of:=[.N137]/[.O137]" office:value-type="float" office:value="0" calcext:value-type="float">
            <text:p>0</text:p>
          </table:table-cell>
          <table:table-cell table:formula="of:=[.F137]-[.B13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7]/[.J137]" office:value-type="float" office:value="1.17647058823529" calcext:value-type="float">
            <text:p>1.17647058823529</text:p>
          </table:table-cell>
          <table:table-cell table:style-name="ce27" table:formula="of:=[.T137]/[.U13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8]-[.A138]" office:value-type="float" office:value="0" calcext:value-type="float">
            <text:p>0</text:p>
          </table:table-cell>
          <table:table-cell table:style-name="ce22" table:formula="of:=[.G138]*[.C138]" office:value-type="float" office:value="-0" calcext:value-type="float">
            <text:p>0</text:p>
          </table:table-cell>
          <table:table-cell table:formula="of:=[.H138]-[.I13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8]/[.J138]" office:value-type="float" office:value="1.17647058823529" calcext:value-type="float">
            <text:p>1.17647058823529</text:p>
          </table:table-cell>
          <table:table-cell table:style-name="ce27" table:formula="of:=[.N138]/[.O138]" office:value-type="float" office:value="0" calcext:value-type="float">
            <text:p>0</text:p>
          </table:table-cell>
          <table:table-cell table:formula="of:=[.F138]-[.B13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8]/[.J138]" office:value-type="float" office:value="1.17647058823529" calcext:value-type="float">
            <text:p>1.17647058823529</text:p>
          </table:table-cell>
          <table:table-cell table:style-name="ce27" table:formula="of:=[.T138]/[.U13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9]-[.A139]" office:value-type="float" office:value="0" calcext:value-type="float">
            <text:p>0</text:p>
          </table:table-cell>
          <table:table-cell table:style-name="ce22" table:formula="of:=[.G139]*[.C139]" office:value-type="float" office:value="-0" calcext:value-type="float">
            <text:p>0</text:p>
          </table:table-cell>
          <table:table-cell table:formula="of:=[.H139]-[.I13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9]/[.J139]" office:value-type="float" office:value="1.17647058823529" calcext:value-type="float">
            <text:p>1.17647058823529</text:p>
          </table:table-cell>
          <table:table-cell table:style-name="ce27" table:formula="of:=[.N139]/[.O139]" office:value-type="float" office:value="0" calcext:value-type="float">
            <text:p>0</text:p>
          </table:table-cell>
          <table:table-cell table:formula="of:=[.F139]-[.B13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9]/[.J139]" office:value-type="float" office:value="1.17647058823529" calcext:value-type="float">
            <text:p>1.17647058823529</text:p>
          </table:table-cell>
          <table:table-cell table:style-name="ce27" table:formula="of:=[.T139]/[.U13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0]-[.A140]" office:value-type="float" office:value="0" calcext:value-type="float">
            <text:p>0</text:p>
          </table:table-cell>
          <table:table-cell table:style-name="ce22" table:formula="of:=[.G140]*[.C140]" office:value-type="float" office:value="-0" calcext:value-type="float">
            <text:p>0</text:p>
          </table:table-cell>
          <table:table-cell table:formula="of:=[.H140]-[.I14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0]/[.J140]" office:value-type="float" office:value="1.17647058823529" calcext:value-type="float">
            <text:p>1.17647058823529</text:p>
          </table:table-cell>
          <table:table-cell table:style-name="ce27" table:formula="of:=[.N140]/[.O140]" office:value-type="float" office:value="0" calcext:value-type="float">
            <text:p>0</text:p>
          </table:table-cell>
          <table:table-cell table:formula="of:=[.F140]-[.B14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0]/[.J140]" office:value-type="float" office:value="1.17647058823529" calcext:value-type="float">
            <text:p>1.17647058823529</text:p>
          </table:table-cell>
          <table:table-cell table:style-name="ce27" table:formula="of:=[.T140]/[.U14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1]-[.A141]" office:value-type="float" office:value="0" calcext:value-type="float">
            <text:p>0</text:p>
          </table:table-cell>
          <table:table-cell table:style-name="ce22" table:formula="of:=[.G141]*[.C141]" office:value-type="float" office:value="-0" calcext:value-type="float">
            <text:p>0</text:p>
          </table:table-cell>
          <table:table-cell table:formula="of:=[.H141]-[.I14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1]/[.J141]" office:value-type="float" office:value="1.17647058823529" calcext:value-type="float">
            <text:p>1.17647058823529</text:p>
          </table:table-cell>
          <table:table-cell table:style-name="ce27" table:formula="of:=[.N141]/[.O141]" office:value-type="float" office:value="0" calcext:value-type="float">
            <text:p>0</text:p>
          </table:table-cell>
          <table:table-cell table:formula="of:=[.F141]-[.B14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1]/[.J141]" office:value-type="float" office:value="1.17647058823529" calcext:value-type="float">
            <text:p>1.17647058823529</text:p>
          </table:table-cell>
          <table:table-cell table:style-name="ce27" table:formula="of:=[.T141]/[.U14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2]-[.A142]" office:value-type="float" office:value="0" calcext:value-type="float">
            <text:p>0</text:p>
          </table:table-cell>
          <table:table-cell table:style-name="ce22" table:formula="of:=[.G142]*[.C142]" office:value-type="float" office:value="-0" calcext:value-type="float">
            <text:p>0</text:p>
          </table:table-cell>
          <table:table-cell table:formula="of:=[.H142]-[.I14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2]/[.J142]" office:value-type="float" office:value="1.17647058823529" calcext:value-type="float">
            <text:p>1.17647058823529</text:p>
          </table:table-cell>
          <table:table-cell table:style-name="ce27" table:formula="of:=[.N142]/[.O142]" office:value-type="float" office:value="0" calcext:value-type="float">
            <text:p>0</text:p>
          </table:table-cell>
          <table:table-cell table:formula="of:=[.F142]-[.B14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2]/[.J142]" office:value-type="float" office:value="1.17647058823529" calcext:value-type="float">
            <text:p>1.17647058823529</text:p>
          </table:table-cell>
          <table:table-cell table:style-name="ce27" table:formula="of:=[.T142]/[.U14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3]-[.A143]" office:value-type="float" office:value="0" calcext:value-type="float">
            <text:p>0</text:p>
          </table:table-cell>
          <table:table-cell table:style-name="ce22" table:formula="of:=[.G143]*[.C143]" office:value-type="float" office:value="-0" calcext:value-type="float">
            <text:p>0</text:p>
          </table:table-cell>
          <table:table-cell table:formula="of:=[.H143]-[.I14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3]/[.J143]" office:value-type="float" office:value="1.17647058823529" calcext:value-type="float">
            <text:p>1.17647058823529</text:p>
          </table:table-cell>
          <table:table-cell table:style-name="ce27" table:formula="of:=[.N143]/[.O143]" office:value-type="float" office:value="0" calcext:value-type="float">
            <text:p>0</text:p>
          </table:table-cell>
          <table:table-cell table:formula="of:=[.F143]-[.B14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3]/[.J143]" office:value-type="float" office:value="1.17647058823529" calcext:value-type="float">
            <text:p>1.17647058823529</text:p>
          </table:table-cell>
          <table:table-cell table:style-name="ce27" table:formula="of:=[.T143]/[.U14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4]-[.A144]" office:value-type="float" office:value="0" calcext:value-type="float">
            <text:p>0</text:p>
          </table:table-cell>
          <table:table-cell table:style-name="ce22" table:formula="of:=[.G144]*[.C144]" office:value-type="float" office:value="-0" calcext:value-type="float">
            <text:p>0</text:p>
          </table:table-cell>
          <table:table-cell table:formula="of:=[.H144]-[.I14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4]/[.J144]" office:value-type="float" office:value="1.17647058823529" calcext:value-type="float">
            <text:p>1.17647058823529</text:p>
          </table:table-cell>
          <table:table-cell table:style-name="ce27" table:formula="of:=[.N144]/[.O144]" office:value-type="float" office:value="0" calcext:value-type="float">
            <text:p>0</text:p>
          </table:table-cell>
          <table:table-cell table:formula="of:=[.F144]-[.B14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4]/[.J144]" office:value-type="float" office:value="1.17647058823529" calcext:value-type="float">
            <text:p>1.17647058823529</text:p>
          </table:table-cell>
          <table:table-cell table:style-name="ce27" table:formula="of:=[.T144]/[.U14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5]-[.A145]" office:value-type="float" office:value="0" calcext:value-type="float">
            <text:p>0</text:p>
          </table:table-cell>
          <table:table-cell table:style-name="ce22" table:formula="of:=[.G145]*[.C145]" office:value-type="float" office:value="-0" calcext:value-type="float">
            <text:p>0</text:p>
          </table:table-cell>
          <table:table-cell table:formula="of:=[.H145]-[.I14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5]/[.J145]" office:value-type="float" office:value="1.17647058823529" calcext:value-type="float">
            <text:p>1.17647058823529</text:p>
          </table:table-cell>
          <table:table-cell table:style-name="ce27" table:formula="of:=[.N145]/[.O145]" office:value-type="float" office:value="0" calcext:value-type="float">
            <text:p>0</text:p>
          </table:table-cell>
          <table:table-cell table:formula="of:=[.F145]-[.B14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5]/[.J145]" office:value-type="float" office:value="1.17647058823529" calcext:value-type="float">
            <text:p>1.17647058823529</text:p>
          </table:table-cell>
          <table:table-cell table:style-name="ce27" table:formula="of:=[.T145]/[.U14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6]-[.A146]" office:value-type="float" office:value="0" calcext:value-type="float">
            <text:p>0</text:p>
          </table:table-cell>
          <table:table-cell table:style-name="ce22" table:formula="of:=[.G146]*[.C146]" office:value-type="float" office:value="-0" calcext:value-type="float">
            <text:p>0</text:p>
          </table:table-cell>
          <table:table-cell table:formula="of:=[.H146]-[.I14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6]/[.J146]" office:value-type="float" office:value="1.17647058823529" calcext:value-type="float">
            <text:p>1.17647058823529</text:p>
          </table:table-cell>
          <table:table-cell table:style-name="ce27" table:formula="of:=[.N146]/[.O146]" office:value-type="float" office:value="0" calcext:value-type="float">
            <text:p>0</text:p>
          </table:table-cell>
          <table:table-cell table:formula="of:=[.F146]-[.B14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6]/[.J146]" office:value-type="float" office:value="1.17647058823529" calcext:value-type="float">
            <text:p>1.17647058823529</text:p>
          </table:table-cell>
          <table:table-cell table:style-name="ce27" table:formula="of:=[.T146]/[.U14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7]-[.A147]" office:value-type="float" office:value="0" calcext:value-type="float">
            <text:p>0</text:p>
          </table:table-cell>
          <table:table-cell table:style-name="ce22" table:formula="of:=[.G147]*[.C147]" office:value-type="float" office:value="-0" calcext:value-type="float">
            <text:p>0</text:p>
          </table:table-cell>
          <table:table-cell table:formula="of:=[.H147]-[.I14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7]/[.J147]" office:value-type="float" office:value="1.17647058823529" calcext:value-type="float">
            <text:p>1.17647058823529</text:p>
          </table:table-cell>
          <table:table-cell table:style-name="ce27" table:formula="of:=[.N147]/[.O147]" office:value-type="float" office:value="0" calcext:value-type="float">
            <text:p>0</text:p>
          </table:table-cell>
          <table:table-cell table:formula="of:=[.F147]-[.B14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7]/[.J147]" office:value-type="float" office:value="1.17647058823529" calcext:value-type="float">
            <text:p>1.17647058823529</text:p>
          </table:table-cell>
          <table:table-cell table:style-name="ce27" table:formula="of:=[.T147]/[.U14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8]-[.A148]" office:value-type="float" office:value="0" calcext:value-type="float">
            <text:p>0</text:p>
          </table:table-cell>
          <table:table-cell table:style-name="ce22" table:formula="of:=[.G148]*[.C148]" office:value-type="float" office:value="-0" calcext:value-type="float">
            <text:p>0</text:p>
          </table:table-cell>
          <table:table-cell table:formula="of:=[.H148]-[.I14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8]/[.J148]" office:value-type="float" office:value="1.17647058823529" calcext:value-type="float">
            <text:p>1.17647058823529</text:p>
          </table:table-cell>
          <table:table-cell table:style-name="ce27" table:formula="of:=[.N148]/[.O148]" office:value-type="float" office:value="0" calcext:value-type="float">
            <text:p>0</text:p>
          </table:table-cell>
          <table:table-cell table:formula="of:=[.F148]-[.B14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8]/[.J148]" office:value-type="float" office:value="1.17647058823529" calcext:value-type="float">
            <text:p>1.17647058823529</text:p>
          </table:table-cell>
          <table:table-cell table:style-name="ce27" table:formula="of:=[.T148]/[.U14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9]-[.A149]" office:value-type="float" office:value="0" calcext:value-type="float">
            <text:p>0</text:p>
          </table:table-cell>
          <table:table-cell table:style-name="ce22" table:formula="of:=[.G149]*[.C149]" office:value-type="float" office:value="-0" calcext:value-type="float">
            <text:p>0</text:p>
          </table:table-cell>
          <table:table-cell table:formula="of:=[.H149]-[.I14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9]/[.J149]" office:value-type="float" office:value="1.17647058823529" calcext:value-type="float">
            <text:p>1.17647058823529</text:p>
          </table:table-cell>
          <table:table-cell table:style-name="ce27" table:formula="of:=[.N149]/[.O149]" office:value-type="float" office:value="0" calcext:value-type="float">
            <text:p>0</text:p>
          </table:table-cell>
          <table:table-cell table:formula="of:=[.F149]-[.B14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9]/[.J149]" office:value-type="float" office:value="1.17647058823529" calcext:value-type="float">
            <text:p>1.17647058823529</text:p>
          </table:table-cell>
          <table:table-cell table:style-name="ce27" table:formula="of:=[.T149]/[.U14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0]-[.A150]" office:value-type="float" office:value="0" calcext:value-type="float">
            <text:p>0</text:p>
          </table:table-cell>
          <table:table-cell table:style-name="ce22" table:formula="of:=[.G150]*[.C150]" office:value-type="float" office:value="-0" calcext:value-type="float">
            <text:p>0</text:p>
          </table:table-cell>
          <table:table-cell table:formula="of:=[.H150]-[.I15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0]/[.J150]" office:value-type="float" office:value="1.17647058823529" calcext:value-type="float">
            <text:p>1.17647058823529</text:p>
          </table:table-cell>
          <table:table-cell table:style-name="ce27" table:formula="of:=[.N150]/[.O150]" office:value-type="float" office:value="0" calcext:value-type="float">
            <text:p>0</text:p>
          </table:table-cell>
          <table:table-cell table:formula="of:=[.F150]-[.B15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0]/[.J150]" office:value-type="float" office:value="1.17647058823529" calcext:value-type="float">
            <text:p>1.17647058823529</text:p>
          </table:table-cell>
          <table:table-cell table:style-name="ce27" table:formula="of:=[.T150]/[.U15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1]-[.A151]" office:value-type="float" office:value="0" calcext:value-type="float">
            <text:p>0</text:p>
          </table:table-cell>
          <table:table-cell table:style-name="ce22" table:formula="of:=[.G151]*[.C151]" office:value-type="float" office:value="-0" calcext:value-type="float">
            <text:p>0</text:p>
          </table:table-cell>
          <table:table-cell table:formula="of:=[.H151]-[.I15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1]/[.J151]" office:value-type="float" office:value="1.17647058823529" calcext:value-type="float">
            <text:p>1.17647058823529</text:p>
          </table:table-cell>
          <table:table-cell table:style-name="ce27" table:formula="of:=[.N151]/[.O151]" office:value-type="float" office:value="0" calcext:value-type="float">
            <text:p>0</text:p>
          </table:table-cell>
          <table:table-cell table:formula="of:=[.F151]-[.B15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1]/[.J151]" office:value-type="float" office:value="1.17647058823529" calcext:value-type="float">
            <text:p>1.17647058823529</text:p>
          </table:table-cell>
          <table:table-cell table:style-name="ce27" table:formula="of:=[.T151]/[.U15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2]-[.A152]" office:value-type="float" office:value="0" calcext:value-type="float">
            <text:p>0</text:p>
          </table:table-cell>
          <table:table-cell table:style-name="ce22" table:formula="of:=[.G152]*[.C152]" office:value-type="float" office:value="-0" calcext:value-type="float">
            <text:p>0</text:p>
          </table:table-cell>
          <table:table-cell table:formula="of:=[.H152]-[.I15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2]/[.J152]" office:value-type="float" office:value="1.17647058823529" calcext:value-type="float">
            <text:p>1.17647058823529</text:p>
          </table:table-cell>
          <table:table-cell table:style-name="ce27" table:formula="of:=[.N152]/[.O152]" office:value-type="float" office:value="0" calcext:value-type="float">
            <text:p>0</text:p>
          </table:table-cell>
          <table:table-cell table:formula="of:=[.F152]-[.B15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2]/[.J152]" office:value-type="float" office:value="1.17647058823529" calcext:value-type="float">
            <text:p>1.17647058823529</text:p>
          </table:table-cell>
          <table:table-cell table:style-name="ce27" table:formula="of:=[.T152]/[.U15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3]-[.A153]" office:value-type="float" office:value="0" calcext:value-type="float">
            <text:p>0</text:p>
          </table:table-cell>
          <table:table-cell table:style-name="ce22" table:formula="of:=[.G153]*[.C153]" office:value-type="float" office:value="-0" calcext:value-type="float">
            <text:p>0</text:p>
          </table:table-cell>
          <table:table-cell table:formula="of:=[.H153]-[.I15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3]/[.J153]" office:value-type="float" office:value="1.17647058823529" calcext:value-type="float">
            <text:p>1.17647058823529</text:p>
          </table:table-cell>
          <table:table-cell table:style-name="ce27" table:formula="of:=[.N153]/[.O153]" office:value-type="float" office:value="0" calcext:value-type="float">
            <text:p>0</text:p>
          </table:table-cell>
          <table:table-cell table:formula="of:=[.F153]-[.B15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3]/[.J153]" office:value-type="float" office:value="1.17647058823529" calcext:value-type="float">
            <text:p>1.17647058823529</text:p>
          </table:table-cell>
          <table:table-cell table:style-name="ce27" table:formula="of:=[.T153]/[.U15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4]-[.A154]" office:value-type="float" office:value="0" calcext:value-type="float">
            <text:p>0</text:p>
          </table:table-cell>
          <table:table-cell table:style-name="ce22" table:formula="of:=[.G154]*[.C154]" office:value-type="float" office:value="-0" calcext:value-type="float">
            <text:p>0</text:p>
          </table:table-cell>
          <table:table-cell table:formula="of:=[.H154]-[.I15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4]/[.J154]" office:value-type="float" office:value="1.17647058823529" calcext:value-type="float">
            <text:p>1.17647058823529</text:p>
          </table:table-cell>
          <table:table-cell table:style-name="ce27" table:formula="of:=[.N154]/[.O154]" office:value-type="float" office:value="0" calcext:value-type="float">
            <text:p>0</text:p>
          </table:table-cell>
          <table:table-cell table:formula="of:=[.F154]-[.B15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4]/[.J154]" office:value-type="float" office:value="1.17647058823529" calcext:value-type="float">
            <text:p>1.17647058823529</text:p>
          </table:table-cell>
          <table:table-cell table:style-name="ce27" table:formula="of:=[.T154]/[.U15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5]-[.A155]" office:value-type="float" office:value="0" calcext:value-type="float">
            <text:p>0</text:p>
          </table:table-cell>
          <table:table-cell table:style-name="ce22" table:formula="of:=[.G155]*[.C155]" office:value-type="float" office:value="-0" calcext:value-type="float">
            <text:p>0</text:p>
          </table:table-cell>
          <table:table-cell table:formula="of:=[.H155]-[.I15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5]/[.J155]" office:value-type="float" office:value="1.17647058823529" calcext:value-type="float">
            <text:p>1.17647058823529</text:p>
          </table:table-cell>
          <table:table-cell table:style-name="ce27" table:formula="of:=[.N155]/[.O155]" office:value-type="float" office:value="0" calcext:value-type="float">
            <text:p>0</text:p>
          </table:table-cell>
          <table:table-cell table:formula="of:=[.F155]-[.B15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5]/[.J155]" office:value-type="float" office:value="1.17647058823529" calcext:value-type="float">
            <text:p>1.17647058823529</text:p>
          </table:table-cell>
          <table:table-cell table:style-name="ce27" table:formula="of:=[.T155]/[.U15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6]-[.A156]" office:value-type="float" office:value="0" calcext:value-type="float">
            <text:p>0</text:p>
          </table:table-cell>
          <table:table-cell table:style-name="ce22" table:formula="of:=[.G156]*[.C156]" office:value-type="float" office:value="-0" calcext:value-type="float">
            <text:p>0</text:p>
          </table:table-cell>
          <table:table-cell table:formula="of:=[.H156]-[.I15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6]/[.J156]" office:value-type="float" office:value="1.17647058823529" calcext:value-type="float">
            <text:p>1.17647058823529</text:p>
          </table:table-cell>
          <table:table-cell table:style-name="ce27" table:formula="of:=[.N156]/[.O156]" office:value-type="float" office:value="0" calcext:value-type="float">
            <text:p>0</text:p>
          </table:table-cell>
          <table:table-cell table:formula="of:=[.F156]-[.B15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6]/[.J156]" office:value-type="float" office:value="1.17647058823529" calcext:value-type="float">
            <text:p>1.17647058823529</text:p>
          </table:table-cell>
          <table:table-cell table:style-name="ce27" table:formula="of:=[.T156]/[.U15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7]-[.A157]" office:value-type="float" office:value="0" calcext:value-type="float">
            <text:p>0</text:p>
          </table:table-cell>
          <table:table-cell table:style-name="ce22" table:formula="of:=[.G157]*[.C157]" office:value-type="float" office:value="-0" calcext:value-type="float">
            <text:p>0</text:p>
          </table:table-cell>
          <table:table-cell table:formula="of:=[.H157]-[.I15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7]/[.J157]" office:value-type="float" office:value="1.17647058823529" calcext:value-type="float">
            <text:p>1.17647058823529</text:p>
          </table:table-cell>
          <table:table-cell table:style-name="ce27" table:formula="of:=[.N157]/[.O157]" office:value-type="float" office:value="0" calcext:value-type="float">
            <text:p>0</text:p>
          </table:table-cell>
          <table:table-cell table:formula="of:=[.F157]-[.B15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7]/[.J157]" office:value-type="float" office:value="1.17647058823529" calcext:value-type="float">
            <text:p>1.17647058823529</text:p>
          </table:table-cell>
          <table:table-cell table:style-name="ce27" table:formula="of:=[.T157]/[.U15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8]-[.A158]" office:value-type="float" office:value="0" calcext:value-type="float">
            <text:p>0</text:p>
          </table:table-cell>
          <table:table-cell table:style-name="ce22" table:formula="of:=[.G158]*[.C158]" office:value-type="float" office:value="-0" calcext:value-type="float">
            <text:p>0</text:p>
          </table:table-cell>
          <table:table-cell table:formula="of:=[.H158]-[.I15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8]/[.J158]" office:value-type="float" office:value="1.17647058823529" calcext:value-type="float">
            <text:p>1.17647058823529</text:p>
          </table:table-cell>
          <table:table-cell table:style-name="ce27" table:formula="of:=[.N158]/[.O158]" office:value-type="float" office:value="0" calcext:value-type="float">
            <text:p>0</text:p>
          </table:table-cell>
          <table:table-cell table:formula="of:=[.F158]-[.B15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8]/[.J158]" office:value-type="float" office:value="1.17647058823529" calcext:value-type="float">
            <text:p>1.17647058823529</text:p>
          </table:table-cell>
          <table:table-cell table:style-name="ce27" table:formula="of:=[.T158]/[.U15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9]-[.A159]" office:value-type="float" office:value="0" calcext:value-type="float">
            <text:p>0</text:p>
          </table:table-cell>
          <table:table-cell table:style-name="ce22" table:formula="of:=[.G159]*[.C159]" office:value-type="float" office:value="-0" calcext:value-type="float">
            <text:p>0</text:p>
          </table:table-cell>
          <table:table-cell table:formula="of:=[.H159]-[.I15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9]/[.J159]" office:value-type="float" office:value="1.17647058823529" calcext:value-type="float">
            <text:p>1.17647058823529</text:p>
          </table:table-cell>
          <table:table-cell table:style-name="ce27" table:formula="of:=[.N159]/[.O159]" office:value-type="float" office:value="0" calcext:value-type="float">
            <text:p>0</text:p>
          </table:table-cell>
          <table:table-cell table:formula="of:=[.F159]-[.B15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9]/[.J159]" office:value-type="float" office:value="1.17647058823529" calcext:value-type="float">
            <text:p>1.17647058823529</text:p>
          </table:table-cell>
          <table:table-cell table:style-name="ce27" table:formula="of:=[.T159]/[.U15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0]-[.A160]" office:value-type="float" office:value="0" calcext:value-type="float">
            <text:p>0</text:p>
          </table:table-cell>
          <table:table-cell table:style-name="ce22" table:formula="of:=[.G160]*[.C160]" office:value-type="float" office:value="-0" calcext:value-type="float">
            <text:p>0</text:p>
          </table:table-cell>
          <table:table-cell table:formula="of:=[.H160]-[.I16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0]/[.J160]" office:value-type="float" office:value="1.17647058823529" calcext:value-type="float">
            <text:p>1.17647058823529</text:p>
          </table:table-cell>
          <table:table-cell table:style-name="ce27" table:formula="of:=[.N160]/[.O160]" office:value-type="float" office:value="0" calcext:value-type="float">
            <text:p>0</text:p>
          </table:table-cell>
          <table:table-cell table:formula="of:=[.F160]-[.B16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0]/[.J160]" office:value-type="float" office:value="1.17647058823529" calcext:value-type="float">
            <text:p>1.17647058823529</text:p>
          </table:table-cell>
          <table:table-cell table:style-name="ce27" table:formula="of:=[.T160]/[.U16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1]-[.A161]" office:value-type="float" office:value="0" calcext:value-type="float">
            <text:p>0</text:p>
          </table:table-cell>
          <table:table-cell table:style-name="ce22" table:formula="of:=[.G161]*[.C161]" office:value-type="float" office:value="-0" calcext:value-type="float">
            <text:p>0</text:p>
          </table:table-cell>
          <table:table-cell table:formula="of:=[.H161]-[.I16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1]/[.J161]" office:value-type="float" office:value="1.17647058823529" calcext:value-type="float">
            <text:p>1.17647058823529</text:p>
          </table:table-cell>
          <table:table-cell table:style-name="ce27" table:formula="of:=[.N161]/[.O161]" office:value-type="float" office:value="0" calcext:value-type="float">
            <text:p>0</text:p>
          </table:table-cell>
          <table:table-cell table:formula="of:=[.F161]-[.B16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1]/[.J161]" office:value-type="float" office:value="1.17647058823529" calcext:value-type="float">
            <text:p>1.17647058823529</text:p>
          </table:table-cell>
          <table:table-cell table:style-name="ce27" table:formula="of:=[.T161]/[.U16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2]-[.A162]" office:value-type="float" office:value="0" calcext:value-type="float">
            <text:p>0</text:p>
          </table:table-cell>
          <table:table-cell table:style-name="ce22" table:formula="of:=[.G162]*[.C162]" office:value-type="float" office:value="-0" calcext:value-type="float">
            <text:p>0</text:p>
          </table:table-cell>
          <table:table-cell table:formula="of:=[.H162]-[.I16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2]/[.J162]" office:value-type="float" office:value="1.17647058823529" calcext:value-type="float">
            <text:p>1.17647058823529</text:p>
          </table:table-cell>
          <table:table-cell table:style-name="ce27" table:formula="of:=[.N162]/[.O162]" office:value-type="float" office:value="0" calcext:value-type="float">
            <text:p>0</text:p>
          </table:table-cell>
          <table:table-cell table:formula="of:=[.F162]-[.B16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2]/[.J162]" office:value-type="float" office:value="1.17647058823529" calcext:value-type="float">
            <text:p>1.17647058823529</text:p>
          </table:table-cell>
          <table:table-cell table:style-name="ce27" table:formula="of:=[.T162]/[.U16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3]-[.A163]" office:value-type="float" office:value="0" calcext:value-type="float">
            <text:p>0</text:p>
          </table:table-cell>
          <table:table-cell table:style-name="ce22" table:formula="of:=[.G163]*[.C163]" office:value-type="float" office:value="-0" calcext:value-type="float">
            <text:p>0</text:p>
          </table:table-cell>
          <table:table-cell table:formula="of:=[.H163]-[.I16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3]/[.J163]" office:value-type="float" office:value="1.17647058823529" calcext:value-type="float">
            <text:p>1.17647058823529</text:p>
          </table:table-cell>
          <table:table-cell table:style-name="ce27" table:formula="of:=[.N163]/[.O163]" office:value-type="float" office:value="0" calcext:value-type="float">
            <text:p>0</text:p>
          </table:table-cell>
          <table:table-cell table:formula="of:=[.F163]-[.B16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3]/[.J163]" office:value-type="float" office:value="1.17647058823529" calcext:value-type="float">
            <text:p>1.17647058823529</text:p>
          </table:table-cell>
          <table:table-cell table:style-name="ce27" table:formula="of:=[.T163]/[.U16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4]-[.A164]" office:value-type="float" office:value="0" calcext:value-type="float">
            <text:p>0</text:p>
          </table:table-cell>
          <table:table-cell table:style-name="ce22" table:formula="of:=[.G164]*[.C164]" office:value-type="float" office:value="-0" calcext:value-type="float">
            <text:p>0</text:p>
          </table:table-cell>
          <table:table-cell table:formula="of:=[.H164]-[.I16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4]/[.J164]" office:value-type="float" office:value="1.17647058823529" calcext:value-type="float">
            <text:p>1.17647058823529</text:p>
          </table:table-cell>
          <table:table-cell table:style-name="ce27" table:formula="of:=[.N164]/[.O164]" office:value-type="float" office:value="0" calcext:value-type="float">
            <text:p>0</text:p>
          </table:table-cell>
          <table:table-cell table:formula="of:=[.F164]-[.B16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4]/[.J164]" office:value-type="float" office:value="1.17647058823529" calcext:value-type="float">
            <text:p>1.17647058823529</text:p>
          </table:table-cell>
          <table:table-cell table:style-name="ce27" table:formula="of:=[.T164]/[.U16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5]-[.A165]" office:value-type="float" office:value="0" calcext:value-type="float">
            <text:p>0</text:p>
          </table:table-cell>
          <table:table-cell table:style-name="ce22" table:formula="of:=[.G165]*[.C165]" office:value-type="float" office:value="-0" calcext:value-type="float">
            <text:p>0</text:p>
          </table:table-cell>
          <table:table-cell table:formula="of:=[.H165]-[.I16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5]/[.J165]" office:value-type="float" office:value="1.17647058823529" calcext:value-type="float">
            <text:p>1.17647058823529</text:p>
          </table:table-cell>
          <table:table-cell table:style-name="ce27" table:formula="of:=[.N165]/[.O165]" office:value-type="float" office:value="0" calcext:value-type="float">
            <text:p>0</text:p>
          </table:table-cell>
          <table:table-cell table:formula="of:=[.F165]-[.B16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5]/[.J165]" office:value-type="float" office:value="1.17647058823529" calcext:value-type="float">
            <text:p>1.17647058823529</text:p>
          </table:table-cell>
          <table:table-cell table:style-name="ce27" table:formula="of:=[.T165]/[.U16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012941" calcext:value-type="float">
            <text:p>0.012941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012941" calcext:value-type="float">
            <text:p>0.012941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12941" calcext:value-type="float">
            <text:p>0.01294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6]-[.A166]" office:value-type="float" office:value="0" calcext:value-type="float">
            <text:p>0</text:p>
          </table:table-cell>
          <table:table-cell table:style-name="ce22" table:formula="of:=[.G166]*[.C166]" office:value-type="float" office:value="-0" calcext:value-type="float">
            <text:p>0</text:p>
          </table:table-cell>
          <table:table-cell table:formula="of:=[.H166]-[.I16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6]/[.J166]" office:value-type="float" office:value="1.17647058823529" calcext:value-type="float">
            <text:p>1.17647058823529</text:p>
          </table:table-cell>
          <table:table-cell table:style-name="ce27" table:formula="of:=[.N166]/[.O166]" office:value-type="float" office:value="0" calcext:value-type="float">
            <text:p>0</text:p>
          </table:table-cell>
          <table:table-cell table:formula="of:=[.F166]-[.B16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6]/[.J166]" office:value-type="float" office:value="1.17647058823529" calcext:value-type="float">
            <text:p>1.17647058823529</text:p>
          </table:table-cell>
          <table:table-cell table:style-name="ce27" table:formula="of:=[.T166]/[.U16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026067" calcext:value-type="float">
            <text:p>0.026067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026067" calcext:value-type="float">
            <text:p>0.026067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26067" calcext:value-type="float">
            <text:p>0.02606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7]-[.A167]" office:value-type="float" office:value="0" calcext:value-type="float">
            <text:p>0</text:p>
          </table:table-cell>
          <table:table-cell table:style-name="ce22" table:formula="of:=[.G167]*[.C167]" office:value-type="float" office:value="-0" calcext:value-type="float">
            <text:p>0</text:p>
          </table:table-cell>
          <table:table-cell table:formula="of:=[.H167]-[.I16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7]/[.J167]" office:value-type="float" office:value="1.17647058823529" calcext:value-type="float">
            <text:p>1.17647058823529</text:p>
          </table:table-cell>
          <table:table-cell table:style-name="ce27" table:formula="of:=[.N167]/[.O167]" office:value-type="float" office:value="0" calcext:value-type="float">
            <text:p>0</text:p>
          </table:table-cell>
          <table:table-cell table:formula="of:=[.F167]-[.B16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7]/[.J167]" office:value-type="float" office:value="1.17647058823529" calcext:value-type="float">
            <text:p>1.17647058823529</text:p>
          </table:table-cell>
          <table:table-cell table:style-name="ce27" table:formula="of:=[.T167]/[.U1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036942" calcext:value-type="float">
            <text:p>0.036942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036942" calcext:value-type="float">
            <text:p>0.036942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36942" calcext:value-type="float">
            <text:p>0.03694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8]-[.A168]" office:value-type="float" office:value="0" calcext:value-type="float">
            <text:p>0</text:p>
          </table:table-cell>
          <table:table-cell table:style-name="ce22" table:formula="of:=[.G168]*[.C168]" office:value-type="float" office:value="-0" calcext:value-type="float">
            <text:p>0</text:p>
          </table:table-cell>
          <table:table-cell table:formula="of:=[.H168]-[.I16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8]/[.J168]" office:value-type="float" office:value="1.17647058823529" calcext:value-type="float">
            <text:p>1.17647058823529</text:p>
          </table:table-cell>
          <table:table-cell table:style-name="ce27" table:formula="of:=[.N168]/[.O168]" office:value-type="float" office:value="0" calcext:value-type="float">
            <text:p>0</text:p>
          </table:table-cell>
          <table:table-cell table:formula="of:=[.F168]-[.B16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8]/[.J168]" office:value-type="float" office:value="1.17647058823529" calcext:value-type="float">
            <text:p>1.17647058823529</text:p>
          </table:table-cell>
          <table:table-cell table:style-name="ce27" table:formula="of:=[.T168]/[.U16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054533" calcext:value-type="float">
            <text:p>0.05453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054037" calcext:value-type="float">
            <text:p>0.054037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53541" calcext:value-type="float">
            <text:p>0.05354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9]-[.A169]" office:value-type="float" office:value="0" calcext:value-type="float">
            <text:p>0</text:p>
          </table:table-cell>
          <table:table-cell table:style-name="ce22" table:formula="of:=[.G169]*[.C169]" office:value-type="float" office:value="-0" calcext:value-type="float">
            <text:p>0</text:p>
          </table:table-cell>
          <table:table-cell table:formula="of:=[.H169]-[.I16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9]/[.J169]" office:value-type="float" office:value="1.17647058823529" calcext:value-type="float">
            <text:p>1.17647058823529</text:p>
          </table:table-cell>
          <table:table-cell table:style-name="ce27" table:formula="of:=[.N169]/[.O169]" office:value-type="float" office:value="0" calcext:value-type="float">
            <text:p>0</text:p>
          </table:table-cell>
          <table:table-cell table:formula="of:=[.F169]-[.B169]" office:value-type="float" office:value="-0.000992" calcext:value-type="float">
            <text:p>-0.000992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9]/[.J169]" office:value-type="float" office:value="1.17647058823529" calcext:value-type="float">
            <text:p>1.17647058823529</text:p>
          </table:table-cell>
          <table:table-cell table:style-name="ce27" table:formula="of:=[.T169]/[.U16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062933" calcext:value-type="float">
            <text:p>0.06293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061032" calcext:value-type="float">
            <text:p>0.061032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59133" calcext:value-type="float">
            <text:p>0.05913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0]-[.A170]" office:value-type="float" office:value="0" calcext:value-type="float">
            <text:p>0</text:p>
          </table:table-cell>
          <table:table-cell table:style-name="ce22" table:formula="of:=[.G170]*[.C170]" office:value-type="float" office:value="-0" calcext:value-type="float">
            <text:p>0</text:p>
          </table:table-cell>
          <table:table-cell table:formula="of:=[.H170]-[.I17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70]/[.J170]" office:value-type="float" office:value="1.17647058823529" calcext:value-type="float">
            <text:p>1.17647058823529</text:p>
          </table:table-cell>
          <table:table-cell table:style-name="ce27" table:formula="of:=[.N170]/[.O170]" office:value-type="float" office:value="0" calcext:value-type="float">
            <text:p>0</text:p>
          </table:table-cell>
          <table:table-cell table:formula="of:=[.F170]-[.B170]" office:value-type="float" office:value="-0.0038" calcext:value-type="float">
            <text:p>-0.003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70]/[.J170]" office:value-type="float" office:value="1.17647058823529" calcext:value-type="float">
            <text:p>1.17647058823529</text:p>
          </table:table-cell>
          <table:table-cell table:style-name="ce27" table:formula="of:=[.T170]/[.U17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076026" calcext:value-type="float">
            <text:p>0.076026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071359" calcext:value-type="float">
            <text:p>0.071359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69728" calcext:value-type="float">
            <text:p>0.06972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1]-[.A171]" office:value-type="float" office:value="0" calcext:value-type="float">
            <text:p>0</text:p>
          </table:table-cell>
          <table:table-cell table:style-name="ce22" table:formula="of:=[.G171]*[.C171]" office:value-type="float" office:value="-0" calcext:value-type="float">
            <text:p>0</text:p>
          </table:table-cell>
          <table:table-cell table:formula="of:=[.H171]-[.I17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71]/[.J171]" office:value-type="float" office:value="1.17647058823529" calcext:value-type="float">
            <text:p>1.17647058823529</text:p>
          </table:table-cell>
          <table:table-cell table:style-name="ce27" table:formula="of:=[.N171]/[.O171]" office:value-type="float" office:value="0" calcext:value-type="float">
            <text:p>0</text:p>
          </table:table-cell>
          <table:table-cell table:formula="of:=[.F171]-[.B171]" office:value-type="float" office:value="-0.006298" calcext:value-type="float">
            <text:p>-0.00629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71]/[.J171]" office:value-type="float" office:value="1.17647058823529" calcext:value-type="float">
            <text:p>1.17647058823529</text:p>
          </table:table-cell>
          <table:table-cell table:style-name="ce27" table:formula="of:=[.T171]/[.U17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088111" calcext:value-type="float">
            <text:p>0.088111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080199" calcext:value-type="float">
            <text:p>0.080199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79108" calcext:value-type="float">
            <text:p>0.07910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2]-[.A172]" office:value-type="float" office:value="0" calcext:value-type="float">
            <text:p>0</text:p>
          </table:table-cell>
          <table:table-cell table:style-name="ce22" table:formula="of:=[.G172]*[.C172]" office:value-type="float" office:value="-0" calcext:value-type="float">
            <text:p>0</text:p>
          </table:table-cell>
          <table:table-cell table:formula="of:=[.H172]-[.I17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72]/[.J172]" office:value-type="float" office:value="1.17647058823529" calcext:value-type="float">
            <text:p>1.17647058823529</text:p>
          </table:table-cell>
          <table:table-cell table:style-name="ce27" table:formula="of:=[.N172]/[.O172]" office:value-type="float" office:value="0" calcext:value-type="float">
            <text:p>0</text:p>
          </table:table-cell>
          <table:table-cell table:formula="of:=[.F172]-[.B172]" office:value-type="float" office:value="-0.009003" calcext:value-type="float">
            <text:p>-0.009003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72]/[.J172]" office:value-type="float" office:value="1.17647058823529" calcext:value-type="float">
            <text:p>1.17647058823529</text:p>
          </table:table-cell>
          <table:table-cell table:style-name="ce27" table:formula="of:=[.T172]/[.U17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10241" calcext:value-type="float">
            <text:p>0.10241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099405" calcext:value-type="float">
            <text:p>0.09940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98989" calcext:value-type="float">
            <text:p>0.09898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3]-[.A173]" office:value-type="float" office:value="0" calcext:value-type="float">
            <text:p>0</text:p>
          </table:table-cell>
          <table:table-cell table:style-name="ce22" table:formula="of:=[.G173]*[.C173]" office:value-type="float" office:value="-0" calcext:value-type="float">
            <text:p>0</text:p>
          </table:table-cell>
          <table:table-cell table:formula="of:=[.H173]-[.I17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73]/[.J173]" office:value-type="float" office:value="1.17647058823529" calcext:value-type="float">
            <text:p>1.17647058823529</text:p>
          </table:table-cell>
          <table:table-cell table:style-name="ce27" table:formula="of:=[.N173]/[.O173]" office:value-type="float" office:value="0" calcext:value-type="float">
            <text:p>0</text:p>
          </table:table-cell>
          <table:table-cell table:formula="of:=[.F173]-[.B173]" office:value-type="float" office:value="-0.00342100000000002" calcext:value-type="float">
            <text:p>-0.00342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73]/[.J173]" office:value-type="float" office:value="1.17647058823529" calcext:value-type="float">
            <text:p>1.17647058823529</text:p>
          </table:table-cell>
          <table:table-cell table:style-name="ce27" table:formula="of:=[.T173]/[.U17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11843" calcext:value-type="float">
            <text:p>0.1184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11659" calcext:value-type="float">
            <text:p>0.11659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11497" calcext:value-type="float">
            <text:p>0.1149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4]-[.A174]" office:value-type="float" office:value="0" calcext:value-type="float">
            <text:p>0</text:p>
          </table:table-cell>
          <table:table-cell table:style-name="ce22" table:formula="of:=[.G174]*[.C174]" office:value-type="float" office:value="-0" calcext:value-type="float">
            <text:p>0</text:p>
          </table:table-cell>
          <table:table-cell table:formula="of:=[.H174]-[.I17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74]/[.J174]" office:value-type="float" office:value="1.17647058823529" calcext:value-type="float">
            <text:p>1.17647058823529</text:p>
          </table:table-cell>
          <table:table-cell table:style-name="ce27" table:formula="of:=[.N174]/[.O174]" office:value-type="float" office:value="0" calcext:value-type="float">
            <text:p>0</text:p>
          </table:table-cell>
          <table:table-cell table:formula="of:=[.F174]-[.B174]" office:value-type="float" office:value="-0.00346" calcext:value-type="float">
            <text:p>-0.0034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74]/[.J174]" office:value-type="float" office:value="1.17647058823529" calcext:value-type="float">
            <text:p>1.17647058823529</text:p>
          </table:table-cell>
          <table:table-cell table:style-name="ce27" table:formula="of:=[.T174]/[.U17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13194" calcext:value-type="float">
            <text:p>0.13194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12995" calcext:value-type="float">
            <text:p>0.1299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1277" calcext:value-type="float">
            <text:p>0.127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5]-[.A175]" office:value-type="float" office:value="0" calcext:value-type="float">
            <text:p>0</text:p>
          </table:table-cell>
          <table:table-cell table:style-name="ce22" table:formula="of:=[.G175]*[.C175]" office:value-type="float" office:value="-0" calcext:value-type="float">
            <text:p>0</text:p>
          </table:table-cell>
          <table:table-cell table:formula="of:=[.H175]-[.I17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75]/[.J175]" office:value-type="float" office:value="1.17647058823529" calcext:value-type="float">
            <text:p>1.17647058823529</text:p>
          </table:table-cell>
          <table:table-cell table:style-name="ce27" table:formula="of:=[.N175]/[.O175]" office:value-type="float" office:value="0" calcext:value-type="float">
            <text:p>0</text:p>
          </table:table-cell>
          <table:table-cell table:formula="of:=[.F175]-[.B175]" office:value-type="float" office:value="-0.00423999999999999" calcext:value-type="float">
            <text:p>-0.00424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75]/[.J175]" office:value-type="float" office:value="1.17647058823529" calcext:value-type="float">
            <text:p>1.17647058823529</text:p>
          </table:table-cell>
          <table:table-cell table:style-name="ce27" table:formula="of:=[.T175]/[.U17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0.016728" calcext:value-type="float">
            <text:p>0.016728</text:p>
          </table:table-cell>
          <table:table-cell table:style-name="ce8" office:value-type="float" office:value="0.14419" calcext:value-type="float">
            <text:p>0.14419</text:p>
          </table:table-cell>
          <table:table-cell table:style-name="ce8" office:value-type="float" office:value="0.016728" calcext:value-type="float">
            <text:p>0.016728</text:p>
          </table:table-cell>
          <table:table-cell table:style-name="ce8" office:value-type="float" office:value="0.14143" calcext:value-type="float">
            <text:p>0.14143</text:p>
          </table:table-cell>
          <table:table-cell table:style-name="ce8" office:value-type="float" office:value="0.016728" calcext:value-type="float">
            <text:p>0.016728</text:p>
          </table:table-cell>
          <table:table-cell table:style-name="ce10" office:value-type="float" office:value="0.13854" calcext:value-type="float">
            <text:p>0.1385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6]-[.A176]" office:value-type="float" office:value="0" calcext:value-type="float">
            <text:p>0</text:p>
          </table:table-cell>
          <table:table-cell table:style-name="ce22" table:formula="of:=[.G176]*[.C176]" office:value-type="float" office:value="0.00444071438634109" calcext:value-type="float">
            <text:p>0.004440714386341</text:p>
          </table:table-cell>
          <table:table-cell table:formula="of:=[.H176]-[.I176]" office:value-type="float" office:value="10" calcext:value-type="float">
            <text:p>10</text:p>
          </table:table-cell>
          <table:table-cell table:formula="of:=[.K176]/[.L176]" office:value-type="float" office:value="0" calcext:value-type="float">
            <text:p>0</text:p>
          </table:table-cell>
          <table:table-cell table:formula="of:=[.M176]/[.J176]" office:value-type="float" office:value="1.17647058823529" calcext:value-type="float">
            <text:p>1.17647058823529</text:p>
          </table:table-cell>
          <table:table-cell table:style-name="ce27" table:formula="of:=[.N176]/[.O176]" office:value-type="float" office:value="0" calcext:value-type="float">
            <text:p>0</text:p>
          </table:table-cell>
          <table:table-cell table:formula="of:=[.F176]-[.B176]" office:value-type="float" office:value="-0.00564999999999999" calcext:value-type="float">
            <text:p>-0.00565</text:p>
          </table:table-cell>
          <table:table-cell office:value-type="float" office:value="0.0044407143863411" calcext:value-type="float">
            <text:p>0.004440714386341</text:p>
          </table:table-cell>
          <table:table-cell office:value-type="float" office:value="10" calcext:value-type="float">
            <text:p>10</text:p>
          </table:table-cell>
          <table:table-cell table:formula="of:=[.Q176]/[.R176]" office:value-type="float" office:value="-1.27231780935483" calcext:value-type="float">
            <text:p>-1.27231780935483</text:p>
          </table:table-cell>
          <table:table-cell table:formula="of:=[.S176]/[.J176]" office:value-type="float" office:value="1.17647058823529" calcext:value-type="float">
            <text:p>1.17647058823529</text:p>
          </table:table-cell>
          <table:table-cell table:style-name="ce27" table:formula="of:=[.T176]/[.U176]" office:value-type="float" office:value="-1.08147013795161" calcext:value-type="float">
            <text:p>-1.08147013795161</text:p>
          </table:table-cell>
        </table:table-row>
        <table:table-row table:style-name="ro1">
          <table:table-cell table:style-name="ce5" office:value-type="float" office:value="0.063706" calcext:value-type="float">
            <text:p>0.063706</text:p>
          </table:table-cell>
          <table:table-cell table:style-name="ce8" office:value-type="float" office:value="0.15424" calcext:value-type="float">
            <text:p>0.15424</text:p>
          </table:table-cell>
          <table:table-cell table:style-name="ce8" office:value-type="float" office:value="0.062957" calcext:value-type="float">
            <text:p>0.062957</text:p>
          </table:table-cell>
          <table:table-cell table:style-name="ce8" office:value-type="float" office:value="0.15047" calcext:value-type="float">
            <text:p>0.15047</text:p>
          </table:table-cell>
          <table:table-cell table:style-name="ce8" office:value-type="float" office:value="0.062209" calcext:value-type="float">
            <text:p>0.062209</text:p>
          </table:table-cell>
          <table:table-cell table:style-name="ce10" office:value-type="float" office:value="0.14674" calcext:value-type="float">
            <text:p>0.1467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7]-[.A177]" office:value-type="float" office:value="-0.001497" calcext:value-type="float">
            <text:p>-0.001497</text:p>
          </table:table-cell>
          <table:table-cell table:style-name="ce22" table:formula="of:=[.G177]*[.C177]" office:value-type="float" office:value="0.0167129397190863" calcext:value-type="float">
            <text:p>0.016712939719086</text:p>
          </table:table-cell>
          <table:table-cell table:formula="of:=[.H177]-[.I177]" office:value-type="float" office:value="10" calcext:value-type="float">
            <text:p>10</text:p>
          </table:table-cell>
          <table:table-cell table:formula="of:=[.K177]/[.L177]" office:value-type="float" office:value="-0.0895713157087745" calcext:value-type="float">
            <text:p>-0.089571315708775</text:p>
          </table:table-cell>
          <table:table-cell table:formula="of:=[.M177]/[.J177]" office:value-type="float" office:value="1.17647058823529" calcext:value-type="float">
            <text:p>1.17647058823529</text:p>
          </table:table-cell>
          <table:table-cell table:style-name="ce27" table:formula="of:=[.N177]/[.O177]" office:value-type="float" office:value="-0.0761356183524584" calcext:value-type="float">
            <text:p>-0.076135618352458</text:p>
          </table:table-cell>
          <table:table-cell table:formula="of:=[.F177]-[.B177]" office:value-type="float" office:value="-0.00750000000000001" calcext:value-type="float">
            <text:p>-0.0075</text:p>
          </table:table-cell>
          <table:table-cell office:value-type="float" office:value="0.0167129397190863" calcext:value-type="float">
            <text:p>0.016712939719086</text:p>
          </table:table-cell>
          <table:table-cell office:value-type="float" office:value="10" calcext:value-type="float">
            <text:p>10</text:p>
          </table:table-cell>
          <table:table-cell table:formula="of:=[.Q177]/[.R177]" office:value-type="float" office:value="-0.448754086717309" calcext:value-type="float">
            <text:p>-0.448754086717309</text:p>
          </table:table-cell>
          <table:table-cell table:formula="of:=[.S177]/[.J177]" office:value-type="float" office:value="1.17647058823529" calcext:value-type="float">
            <text:p>1.17647058823529</text:p>
          </table:table-cell>
          <table:table-cell table:style-name="ce27" table:formula="of:=[.T177]/[.U177]" office:value-type="float" office:value="-0.381440973709712" calcext:value-type="float">
            <text:p>-0.381440973709712</text:p>
          </table:table-cell>
        </table:table-row>
        <table:table-row table:style-name="ro1">
          <table:table-cell table:style-name="ce5" office:value-type="float" office:value="0.071604" calcext:value-type="float">
            <text:p>0.071604</text:p>
          </table:table-cell>
          <table:table-cell table:style-name="ce8" office:value-type="float" office:value="0.16137" calcext:value-type="float">
            <text:p>0.16137</text:p>
          </table:table-cell>
          <table:table-cell table:style-name="ce8" office:value-type="float" office:value="0.069414" calcext:value-type="float">
            <text:p>0.069414</text:p>
          </table:table-cell>
          <table:table-cell table:style-name="ce8" office:value-type="float" office:value="0.15629" calcext:value-type="float">
            <text:p>0.15629</text:p>
          </table:table-cell>
          <table:table-cell table:style-name="ce8" office:value-type="float" office:value="0.067222" calcext:value-type="float">
            <text:p>0.067222</text:p>
          </table:table-cell>
          <table:table-cell table:style-name="ce10" office:value-type="float" office:value="0.15129" calcext:value-type="float">
            <text:p>0.1512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8]-[.A178]" office:value-type="float" office:value="-0.00438200000000001" calcext:value-type="float">
            <text:p>-0.004382</text:p>
          </table:table-cell>
          <table:table-cell table:style-name="ce22" table:formula="of:=[.G178]*[.C178]" office:value-type="float" office:value="0.0184270533484864" calcext:value-type="float">
            <text:p>0.018427053348486</text:p>
          </table:table-cell>
          <table:table-cell table:formula="of:=[.H178]-[.I178]" office:value-type="float" office:value="10" calcext:value-type="float">
            <text:p>10</text:p>
          </table:table-cell>
          <table:table-cell table:formula="of:=[.K178]/[.L178]" office:value-type="float" office:value="-0.237802535062392" calcext:value-type="float">
            <text:p>-0.237802535062392</text:p>
          </table:table-cell>
          <table:table-cell table:formula="of:=[.M178]/[.J178]" office:value-type="float" office:value="1.17647058823529" calcext:value-type="float">
            <text:p>1.17647058823529</text:p>
          </table:table-cell>
          <table:table-cell table:style-name="ce27" table:formula="of:=[.N178]/[.O178]" office:value-type="float" office:value="-0.202132154803034" calcext:value-type="float">
            <text:p>-0.202132154803034</text:p>
          </table:table-cell>
          <table:table-cell table:formula="of:=[.F178]-[.B178]" office:value-type="float" office:value="-0.01008" calcext:value-type="float">
            <text:p>-0.01008</text:p>
          </table:table-cell>
          <table:table-cell office:value-type="float" office:value="0.0184270533484864" calcext:value-type="float">
            <text:p>0.018427053348486</text:p>
          </table:table-cell>
          <table:table-cell office:value-type="float" office:value="10" calcext:value-type="float">
            <text:p>10</text:p>
          </table:table-cell>
          <table:table-cell table:formula="of:=[.Q178]/[.R178]" office:value-type="float" office:value="-0.54702180589432" calcext:value-type="float">
            <text:p>-0.54702180589432</text:p>
          </table:table-cell>
          <table:table-cell table:formula="of:=[.S178]/[.J178]" office:value-type="float" office:value="1.17647058823529" calcext:value-type="float">
            <text:p>1.17647058823529</text:p>
          </table:table-cell>
          <table:table-cell table:style-name="ce27" table:formula="of:=[.T178]/[.U178]" office:value-type="float" office:value="-0.464968535010172" calcext:value-type="float">
            <text:p>-0.464968535010172</text:p>
          </table:table-cell>
        </table:table-row>
        <table:table-row table:style-name="ro1">
          <table:table-cell table:style-name="ce5" office:value-type="float" office:value="0.069311" calcext:value-type="float">
            <text:p>0.069311</text:p>
          </table:table-cell>
          <table:table-cell table:style-name="ce8" office:value-type="float" office:value="0.16508" calcext:value-type="float">
            <text:p>0.16508</text:p>
          </table:table-cell>
          <table:table-cell table:style-name="ce8" office:value-type="float" office:value="0.065617" calcext:value-type="float">
            <text:p>0.065617</text:p>
          </table:table-cell>
          <table:table-cell table:style-name="ce8" office:value-type="float" office:value="0.1586" calcext:value-type="float">
            <text:p>0.1586</text:p>
          </table:table-cell>
          <table:table-cell table:style-name="ce8" office:value-type="float" office:value="0.06193" calcext:value-type="float">
            <text:p>0.06193</text:p>
          </table:table-cell>
          <table:table-cell table:style-name="ce10" office:value-type="float" office:value="0.15219" calcext:value-type="float">
            <text:p>0.1521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9]-[.A179]" office:value-type="float" office:value="-0.00738099999999999" calcext:value-type="float">
            <text:p>-0.007381</text:p>
          </table:table-cell>
          <table:table-cell table:style-name="ce22" table:formula="of:=[.G179]*[.C179]" office:value-type="float" office:value="0.0174190791420698" calcext:value-type="float">
            <text:p>0.01741907914207</text:p>
          </table:table-cell>
          <table:table-cell table:formula="of:=[.H179]-[.I179]" office:value-type="float" office:value="10" calcext:value-type="float">
            <text:p>10</text:p>
          </table:table-cell>
          <table:table-cell table:formula="of:=[.K179]/[.L179]" office:value-type="float" office:value="-0.423730780473563" calcext:value-type="float">
            <text:p>-0.423730780473563</text:p>
          </table:table-cell>
          <table:table-cell table:formula="of:=[.M179]/[.J179]" office:value-type="float" office:value="1.17647058823529" calcext:value-type="float">
            <text:p>1.17647058823529</text:p>
          </table:table-cell>
          <table:table-cell table:style-name="ce27" table:formula="of:=[.N179]/[.O179]" office:value-type="float" office:value="-0.360171163402529" calcext:value-type="float">
            <text:p>-0.360171163402529</text:p>
          </table:table-cell>
          <table:table-cell table:formula="of:=[.F179]-[.B179]" office:value-type="float" office:value="-0.01289" calcext:value-type="float">
            <text:p>-0.01289</text:p>
          </table:table-cell>
          <table:table-cell office:value-type="float" office:value="0.0174190791420698" calcext:value-type="float">
            <text:p>0.01741907914207</text:p>
          </table:table-cell>
          <table:table-cell office:value-type="float" office:value="10" calcext:value-type="float">
            <text:p>10</text:p>
          </table:table-cell>
          <table:table-cell table:formula="of:=[.Q179]/[.R179]" office:value-type="float" office:value="-0.739993193375453" calcext:value-type="float">
            <text:p>-0.739993193375453</text:p>
          </table:table-cell>
          <table:table-cell table:formula="of:=[.S179]/[.J179]" office:value-type="float" office:value="1.17647058823529" calcext:value-type="float">
            <text:p>1.17647058823529</text:p>
          </table:table-cell>
          <table:table-cell table:style-name="ce27" table:formula="of:=[.T179]/[.U179]" office:value-type="float" office:value="-0.628994214369135" calcext:value-type="float">
            <text:p>-0.628994214369135</text:p>
          </table:table-cell>
        </table:table-row>
        <table:table-row table:style-name="ro1">
          <table:table-cell table:style-name="ce5" office:value-type="float" office:value="0.066748" calcext:value-type="float">
            <text:p>0.066748</text:p>
          </table:table-cell>
          <table:table-cell table:style-name="ce8" office:value-type="float" office:value="0.16693" calcext:value-type="float">
            <text:p>0.16693</text:p>
          </table:table-cell>
          <table:table-cell table:style-name="ce8" office:value-type="float" office:value="0.061594" calcext:value-type="float">
            <text:p>0.061594</text:p>
          </table:table-cell>
          <table:table-cell table:style-name="ce8" office:value-type="float" office:value="0.159" calcext:value-type="float">
            <text:p>0.159</text:p>
          </table:table-cell>
          <table:table-cell table:style-name="ce8" office:value-type="float" office:value="0.056458" calcext:value-type="float">
            <text:p>0.056458</text:p>
          </table:table-cell>
          <table:table-cell table:style-name="ce10" office:value-type="float" office:value="0.15115" calcext:value-type="float">
            <text:p>0.1511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0]-[.A180]" office:value-type="float" office:value="-0.01029" calcext:value-type="float">
            <text:p>-0.01029</text:p>
          </table:table-cell>
          <table:table-cell table:style-name="ce22" table:formula="of:=[.G180]*[.C180]" office:value-type="float" office:value="0.0163511096312944" calcext:value-type="float">
            <text:p>0.016351109631295</text:p>
          </table:table-cell>
          <table:table-cell table:formula="of:=[.H180]-[.I180]" office:value-type="float" office:value="10" calcext:value-type="float">
            <text:p>10</text:p>
          </table:table-cell>
          <table:table-cell table:formula="of:=[.K180]/[.L180]" office:value-type="float" office:value="-0.629315088213093" calcext:value-type="float">
            <text:p>-0.629315088213093</text:p>
          </table:table-cell>
          <table:table-cell table:formula="of:=[.M180]/[.J180]" office:value-type="float" office:value="1.17647058823529" calcext:value-type="float">
            <text:p>1.17647058823529</text:p>
          </table:table-cell>
          <table:table-cell table:style-name="ce27" table:formula="of:=[.N180]/[.O180]" office:value-type="float" office:value="-0.534917824981129" calcext:value-type="float">
            <text:p>-0.534917824981129</text:p>
          </table:table-cell>
          <table:table-cell table:formula="of:=[.F180]-[.B180]" office:value-type="float" office:value="-0.01578" calcext:value-type="float">
            <text:p>-0.01578</text:p>
          </table:table-cell>
          <table:table-cell office:value-type="float" office:value="0.0163511096312944" calcext:value-type="float">
            <text:p>0.016351109631294</text:p>
          </table:table-cell>
          <table:table-cell office:value-type="float" office:value="10" calcext:value-type="float">
            <text:p>10</text:p>
          </table:table-cell>
          <table:table-cell table:formula="of:=[.Q180]/[.R180]" office:value-type="float" office:value="-0.965072117784512" calcext:value-type="float">
            <text:p>-0.965072117784512</text:p>
          </table:table-cell>
          <table:table-cell table:formula="of:=[.S180]/[.J180]" office:value-type="float" office:value="1.17647058823529" calcext:value-type="float">
            <text:p>1.17647058823529</text:p>
          </table:table-cell>
          <table:table-cell table:style-name="ce27" table:formula="of:=[.T180]/[.U180]" office:value-type="float" office:value="-0.820311300116835" calcext:value-type="float">
            <text:p>-0.820311300116835</text:p>
          </table:table-cell>
        </table:table-row>
        <table:table-row table:style-name="ro1">
          <table:table-cell table:style-name="ce5" office:value-type="float" office:value="0.066738" calcext:value-type="float">
            <text:p>0.066738</text:p>
          </table:table-cell>
          <table:table-cell table:style-name="ce8" office:value-type="float" office:value="0.1681" calcext:value-type="float">
            <text:p>0.1681</text:p>
          </table:table-cell>
          <table:table-cell table:style-name="ce8" office:value-type="float" office:value="0.060135" calcext:value-type="float">
            <text:p>0.060135</text:p>
          </table:table-cell>
          <table:table-cell table:style-name="ce8" office:value-type="float" office:value="0.15878" calcext:value-type="float">
            <text:p>0.15878</text:p>
          </table:table-cell>
          <table:table-cell table:style-name="ce8" office:value-type="float" office:value="0.053556" calcext:value-type="float">
            <text:p>0.053556</text:p>
          </table:table-cell>
          <table:table-cell table:style-name="ce10" office:value-type="float" office:value="0.14955" calcext:value-type="float">
            <text:p>0.1495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1]-[.A181]" office:value-type="float" office:value="-0.013182" calcext:value-type="float">
            <text:p>-0.013182</text:p>
          </table:table-cell>
          <table:table-cell table:style-name="ce22" table:formula="of:=[.G181]*[.C181]" office:value-type="float" office:value="0.0159637948124475" calcext:value-type="float">
            <text:p>0.015963794812448</text:p>
          </table:table-cell>
          <table:table-cell table:formula="of:=[.H181]-[.I181]" office:value-type="float" office:value="10" calcext:value-type="float">
            <text:p>10</text:p>
          </table:table-cell>
          <table:table-cell table:formula="of:=[.K181]/[.L181]" office:value-type="float" office:value="-0.825743512421092" calcext:value-type="float">
            <text:p>-0.825743512421092</text:p>
          </table:table-cell>
          <table:table-cell table:formula="of:=[.M181]/[.J181]" office:value-type="float" office:value="1.17647058823529" calcext:value-type="float">
            <text:p>1.17647058823529</text:p>
          </table:table-cell>
          <table:table-cell table:style-name="ce27" table:formula="of:=[.N181]/[.O181]" office:value-type="float" office:value="-0.701881985557928" calcext:value-type="float">
            <text:p>-0.701881985557928</text:p>
          </table:table-cell>
          <table:table-cell table:formula="of:=[.F181]-[.B181]" office:value-type="float" office:value="-0.01855" calcext:value-type="float">
            <text:p>-0.01855</text:p>
          </table:table-cell>
          <table:table-cell office:value-type="float" office:value="0.0159637948124475" calcext:value-type="float">
            <text:p>0.015963794812448</text:p>
          </table:table-cell>
          <table:table-cell office:value-type="float" office:value="10" calcext:value-type="float">
            <text:p>10</text:p>
          </table:table-cell>
          <table:table-cell table:formula="of:=[.Q181]/[.R181]" office:value-type="float" office:value="-1.16200441172897" calcext:value-type="float">
            <text:p>-1.16200441172897</text:p>
          </table:table-cell>
          <table:table-cell table:formula="of:=[.S181]/[.J181]" office:value-type="float" office:value="1.17647058823529" calcext:value-type="float">
            <text:p>1.17647058823529</text:p>
          </table:table-cell>
          <table:table-cell table:style-name="ce27" table:formula="of:=[.T181]/[.U181]" office:value-type="float" office:value="-0.987703749969622" calcext:value-type="float">
            <text:p>-0.987703749969622</text:p>
          </table:table-cell>
        </table:table-row>
        <table:table-row table:style-name="ro1">
          <table:table-cell table:style-name="ce5" office:value-type="float" office:value="0.067882" calcext:value-type="float">
            <text:p>0.067882</text:p>
          </table:table-cell>
          <table:table-cell table:style-name="ce8" office:value-type="float" office:value="0.16981" calcext:value-type="float">
            <text:p>0.16981</text:p>
          </table:table-cell>
          <table:table-cell table:style-name="ce8" office:value-type="float" office:value="0.059935" calcext:value-type="float">
            <text:p>0.059935</text:p>
          </table:table-cell>
          <table:table-cell table:style-name="ce8" office:value-type="float" office:value="0.15924" calcext:value-type="float">
            <text:p>0.15924</text:p>
          </table:table-cell>
          <table:table-cell table:style-name="ce8" office:value-type="float" office:value="0.052011" calcext:value-type="float">
            <text:p>0.052011</text:p>
          </table:table-cell>
          <table:table-cell table:style-name="ce10" office:value-type="float" office:value="0.1488" calcext:value-type="float">
            <text:p>0.148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2]-[.A182]" office:value-type="float" office:value="-0.015871" calcext:value-type="float">
            <text:p>-0.015871</text:p>
          </table:table-cell>
          <table:table-cell table:style-name="ce22" table:formula="of:=[.G182]*[.C182]" office:value-type="float" office:value="0.0159107016227495" calcext:value-type="float">
            <text:p>0.01591070162275</text:p>
          </table:table-cell>
          <table:table-cell table:formula="of:=[.H182]-[.I182]" office:value-type="float" office:value="10" calcext:value-type="float">
            <text:p>10</text:p>
          </table:table-cell>
          <table:table-cell table:formula="of:=[.K182]/[.L182]" office:value-type="float" office:value="-0.997504722061238" calcext:value-type="float">
            <text:p>-0.997504722061238</text:p>
          </table:table-cell>
          <table:table-cell table:formula="of:=[.M182]/[.J182]" office:value-type="float" office:value="1.17647058823529" calcext:value-type="float">
            <text:p>1.17647058823529</text:p>
          </table:table-cell>
          <table:table-cell table:style-name="ce27" table:formula="of:=[.N182]/[.O182]" office:value-type="float" office:value="-0.847879013752052" calcext:value-type="float">
            <text:p>-0.847879013752052</text:p>
          </table:table-cell>
          <table:table-cell table:formula="of:=[.F182]-[.B182]" office:value-type="float" office:value="-0.02101" calcext:value-type="float">
            <text:p>-0.02101</text:p>
          </table:table-cell>
          <table:table-cell office:value-type="float" office:value="0.0159107016227495" calcext:value-type="float">
            <text:p>0.01591070162275</text:p>
          </table:table-cell>
          <table:table-cell office:value-type="float" office:value="10" calcext:value-type="float">
            <text:p>10</text:p>
          </table:table-cell>
          <table:table-cell table:formula="of:=[.Q182]/[.R182]" office:value-type="float" office:value="-1.32049487811143" calcext:value-type="float">
            <text:p>-1.32049487811143</text:p>
          </table:table-cell>
          <table:table-cell table:formula="of:=[.S182]/[.J182]" office:value-type="float" office:value="1.17647058823529" calcext:value-type="float">
            <text:p>1.17647058823529</text:p>
          </table:table-cell>
          <table:table-cell table:style-name="ce27" table:formula="of:=[.T182]/[.U182]" office:value-type="float" office:value="-1.12242064639472" calcext:value-type="float">
            <text:p>-1.12242064639472</text:p>
          </table:table-cell>
        </table:table-row>
        <table:table-row table:style-name="ro1">
          <table:table-cell table:style-name="ce5" office:value-type="float" office:value="0.073754" calcext:value-type="float">
            <text:p>0.073754</text:p>
          </table:table-cell>
          <table:table-cell table:style-name="ce8" office:value-type="float" office:value="0.17343" calcext:value-type="float">
            <text:p>0.17343</text:p>
          </table:table-cell>
          <table:table-cell table:style-name="ce8" office:value-type="float" office:value="0.064677" calcext:value-type="float">
            <text:p>0.064677</text:p>
          </table:table-cell>
          <table:table-cell table:style-name="ce8" office:value-type="float" office:value="0.16193" calcext:value-type="float">
            <text:p>0.16193</text:p>
          </table:table-cell>
          <table:table-cell table:style-name="ce8" office:value-type="float" office:value="0.05562" calcext:value-type="float">
            <text:p>0.05562</text:p>
          </table:table-cell>
          <table:table-cell table:style-name="ce10" office:value-type="float" office:value="0.15062" calcext:value-type="float">
            <text:p>0.1506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3]-[.A183]" office:value-type="float" office:value="-0.018134" calcext:value-type="float">
            <text:p>-0.018134</text:p>
          </table:table-cell>
          <table:table-cell table:style-name="ce22" table:formula="of:=[.G183]*[.C183]" office:value-type="float" office:value="0.0171695411504892" calcext:value-type="float">
            <text:p>0.017169541150489</text:p>
          </table:table-cell>
          <table:table-cell table:formula="of:=[.H183]-[.I183]" office:value-type="float" office:value="10" calcext:value-type="float">
            <text:p>10</text:p>
          </table:table-cell>
          <table:table-cell table:formula="of:=[.K183]/[.L183]" office:value-type="float" office:value="-1.05617266303493" calcext:value-type="float">
            <text:p>-1.05617266303493</text:p>
          </table:table-cell>
          <table:table-cell table:formula="of:=[.M183]/[.J183]" office:value-type="float" office:value="1.17647058823529" calcext:value-type="float">
            <text:p>1.17647058823529</text:p>
          </table:table-cell>
          <table:table-cell table:style-name="ce27" table:formula="of:=[.N183]/[.O183]" office:value-type="float" office:value="-0.897746763579693" calcext:value-type="float">
            <text:p>-0.897746763579693</text:p>
          </table:table-cell>
          <table:table-cell table:formula="of:=[.F183]-[.B183]" office:value-type="float" office:value="-0.02281" calcext:value-type="float">
            <text:p>-0.02281</text:p>
          </table:table-cell>
          <table:table-cell office:value-type="float" office:value="0.0171695411504892" calcext:value-type="float">
            <text:p>0.017169541150489</text:p>
          </table:table-cell>
          <table:table-cell office:value-type="float" office:value="10" calcext:value-type="float">
            <text:p>10</text:p>
          </table:table-cell>
          <table:table-cell table:formula="of:=[.Q183]/[.R183]" office:value-type="float" office:value="-1.32851540993861" calcext:value-type="float">
            <text:p>-1.32851540993861</text:p>
          </table:table-cell>
          <table:table-cell table:formula="of:=[.S183]/[.J183]" office:value-type="float" office:value="1.17647058823529" calcext:value-type="float">
            <text:p>1.17647058823529</text:p>
          </table:table-cell>
          <table:table-cell table:style-name="ce27" table:formula="of:=[.T183]/[.U183]" office:value-type="float" office:value="-1.12923809844782" calcext:value-type="float">
            <text:p>-1.12923809844782</text:p>
          </table:table-cell>
        </table:table-row>
        <table:table-row table:style-name="ro1">
          <table:table-cell table:style-name="ce5" office:value-type="float" office:value="0.095095" calcext:value-type="float">
            <text:p>0.095095</text:p>
          </table:table-cell>
          <table:table-cell table:style-name="ce8" office:value-type="float" office:value="0.17899" calcext:value-type="float">
            <text:p>0.17899</text:p>
          </table:table-cell>
          <table:table-cell table:style-name="ce8" office:value-type="float" office:value="0.085838" calcext:value-type="float">
            <text:p>0.085838</text:p>
          </table:table-cell>
          <table:table-cell table:style-name="ce8" office:value-type="float" office:value="0.16666" calcext:value-type="float">
            <text:p>0.16666</text:p>
          </table:table-cell>
          <table:table-cell table:style-name="ce8" office:value-type="float" office:value="0.076688" calcext:value-type="float">
            <text:p>0.076688</text:p>
          </table:table-cell>
          <table:table-cell table:style-name="ce10" office:value-type="float" office:value="0.15456" calcext:value-type="float">
            <text:p>0.1545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4]-[.A184]" office:value-type="float" office:value="-0.018407" calcext:value-type="float">
            <text:p>-0.018407</text:p>
          </table:table-cell>
          <table:table-cell table:style-name="ce22" table:formula="of:=[.G184]*[.C184]" office:value-type="float" office:value="0.0227870660864865" calcext:value-type="float">
            <text:p>0.022787066086487</text:p>
          </table:table-cell>
          <table:table-cell table:formula="of:=[.H184]-[.I184]" office:value-type="float" office:value="10" calcext:value-type="float">
            <text:p>10</text:p>
          </table:table-cell>
          <table:table-cell table:formula="of:=[.K184]/[.L184]" office:value-type="float" office:value="-0.807782797931848" calcext:value-type="float">
            <text:p>-0.807782797931848</text:p>
          </table:table-cell>
          <table:table-cell table:formula="of:=[.M184]/[.J184]" office:value-type="float" office:value="1.17647058823529" calcext:value-type="float">
            <text:p>1.17647058823529</text:p>
          </table:table-cell>
          <table:table-cell table:style-name="ce27" table:formula="of:=[.N184]/[.O184]" office:value-type="float" office:value="-0.686615378242071" calcext:value-type="float">
            <text:p>-0.686615378242071</text:p>
          </table:table-cell>
          <table:table-cell table:formula="of:=[.F184]-[.B184]" office:value-type="float" office:value="-0.02443" calcext:value-type="float">
            <text:p>-0.02443</text:p>
          </table:table-cell>
          <table:table-cell office:value-type="float" office:value="0.0227870660864866" calcext:value-type="float">
            <text:p>0.022787066086487</text:p>
          </table:table-cell>
          <table:table-cell office:value-type="float" office:value="10" calcext:value-type="float">
            <text:p>10</text:p>
          </table:table-cell>
          <table:table-cell table:formula="of:=[.Q184]/[.R184]" office:value-type="float" office:value="-1.0720994053064" calcext:value-type="float">
            <text:p>-1.0720994053064</text:p>
          </table:table-cell>
          <table:table-cell table:formula="of:=[.S184]/[.J184]" office:value-type="float" office:value="1.17647058823529" calcext:value-type="float">
            <text:p>1.17647058823529</text:p>
          </table:table-cell>
          <table:table-cell table:style-name="ce27" table:formula="of:=[.T184]/[.U184]" office:value-type="float" office:value="-0.911284494510443" calcext:value-type="float">
            <text:p>-0.911284494510443</text:p>
          </table:table-cell>
        </table:table-row>
        <table:table-row table:style-name="ro1">
          <table:table-cell table:style-name="ce5" office:value-type="float" office:value="0.12908" calcext:value-type="float">
            <text:p>0.12908</text:p>
          </table:table-cell>
          <table:table-cell table:style-name="ce8" office:value-type="float" office:value="0.18564" calcext:value-type="float">
            <text:p>0.18564</text:p>
          </table:table-cell>
          <table:table-cell table:style-name="ce8" office:value-type="float" office:value="0.11974" calcext:value-type="float">
            <text:p>0.11974</text:p>
          </table:table-cell>
          <table:table-cell table:style-name="ce8" office:value-type="float" office:value="0.17248" calcext:value-type="float">
            <text:p>0.17248</text:p>
          </table:table-cell>
          <table:table-cell table:style-name="ce8" office:value-type="float" office:value="0.11057" calcext:value-type="float">
            <text:p>0.11057</text:p>
          </table:table-cell>
          <table:table-cell table:style-name="ce10" office:value-type="float" office:value="0.15959" calcext:value-type="float">
            <text:p>0.1595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5]-[.A185]" office:value-type="float" office:value="-0.01851" calcext:value-type="float">
            <text:p>-0.01851</text:p>
          </table:table-cell>
          <table:table-cell table:style-name="ce22" table:formula="of:=[.G185]*[.C185]" office:value-type="float" office:value="0.0317868926721952" calcext:value-type="float">
            <text:p>0.031786892672195</text:p>
          </table:table-cell>
          <table:table-cell table:formula="of:=[.H185]-[.I185]" office:value-type="float" office:value="10" calcext:value-type="float">
            <text:p>10</text:p>
          </table:table-cell>
          <table:table-cell table:formula="of:=[.K185]/[.L185]" office:value-type="float" office:value="-0.582315490566687" calcext:value-type="float">
            <text:p>-0.582315490566687</text:p>
          </table:table-cell>
          <table:table-cell table:formula="of:=[.M185]/[.J185]" office:value-type="float" office:value="1.17647058823529" calcext:value-type="float">
            <text:p>1.17647058823529</text:p>
          </table:table-cell>
          <table:table-cell table:style-name="ce27" table:formula="of:=[.N185]/[.O185]" office:value-type="float" office:value="-0.494968166981683" calcext:value-type="float">
            <text:p>-0.494968166981683</text:p>
          </table:table-cell>
          <table:table-cell table:formula="of:=[.F185]-[.B185]" office:value-type="float" office:value="-0.02605" calcext:value-type="float">
            <text:p>-0.02605</text:p>
          </table:table-cell>
          <table:table-cell office:value-type="float" office:value="0.0317868926721953" calcext:value-type="float">
            <text:p>0.031786892672195</text:p>
          </table:table-cell>
          <table:table-cell office:value-type="float" office:value="10" calcext:value-type="float">
            <text:p>10</text:p>
          </table:table-cell>
          <table:table-cell table:formula="of:=[.Q185]/[.R185]" office:value-type="float" office:value="-0.819520179862895" calcext:value-type="float">
            <text:p>-0.819520179862895</text:p>
          </table:table-cell>
          <table:table-cell table:formula="of:=[.S185]/[.J185]" office:value-type="float" office:value="1.17647058823529" calcext:value-type="float">
            <text:p>1.17647058823529</text:p>
          </table:table-cell>
          <table:table-cell table:style-name="ce27" table:formula="of:=[.T185]/[.U185]" office:value-type="float" office:value="-0.69659215288346" calcext:value-type="float">
            <text:p>-0.69659215288346</text:p>
          </table:table-cell>
        </table:table-row>
        <table:table-row table:style-name="ro1">
          <table:table-cell table:style-name="ce5" office:value-type="float" office:value="0.15757" calcext:value-type="float">
            <text:p>0.15757</text:p>
          </table:table-cell>
          <table:table-cell table:style-name="ce8" office:value-type="float" office:value="0.19206" calcext:value-type="float">
            <text:p>0.19206</text:p>
          </table:table-cell>
          <table:table-cell table:style-name="ce8" office:value-type="float" office:value="0.14772" calcext:value-type="float">
            <text:p>0.14772</text:p>
          </table:table-cell>
          <table:table-cell table:style-name="ce8" office:value-type="float" office:value="0.17802" calcext:value-type="float">
            <text:p>0.17802</text:p>
          </table:table-cell>
          <table:table-cell table:style-name="ce8" office:value-type="float" office:value="0.1381" calcext:value-type="float">
            <text:p>0.1381</text:p>
          </table:table-cell>
          <table:table-cell table:style-name="ce10" office:value-type="float" office:value="0.16432" calcext:value-type="float">
            <text:p>0.1643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6]-[.A186]" office:value-type="float" office:value="-0.01947" calcext:value-type="float">
            <text:p>-0.01947</text:p>
          </table:table-cell>
          <table:table-cell table:style-name="ce22" table:formula="of:=[.G186]*[.C186]" office:value-type="float" office:value="0.0392146299109461" calcext:value-type="float">
            <text:p>0.039214629910946</text:p>
          </table:table-cell>
          <table:table-cell table:formula="of:=[.H186]-[.I186]" office:value-type="float" office:value="10" calcext:value-type="float">
            <text:p>10</text:p>
          </table:table-cell>
          <table:table-cell table:formula="of:=[.K186]/[.L186]" office:value-type="float" office:value="-0.496498374311198" calcext:value-type="float">
            <text:p>-0.496498374311198</text:p>
          </table:table-cell>
          <table:table-cell table:formula="of:=[.M186]/[.J186]" office:value-type="float" office:value="1.17647058823529" calcext:value-type="float">
            <text:p>1.17647058823529</text:p>
          </table:table-cell>
          <table:table-cell table:style-name="ce27" table:formula="of:=[.N186]/[.O186]" office:value-type="float" office:value="-0.422023618164519" calcext:value-type="float">
            <text:p>-0.422023618164519</text:p>
          </table:table-cell>
          <table:table-cell table:formula="of:=[.F186]-[.B186]" office:value-type="float" office:value="-0.02774" calcext:value-type="float">
            <text:p>-0.02774</text:p>
          </table:table-cell>
          <table:table-cell office:value-type="float" office:value="0.0392146299109461" calcext:value-type="float">
            <text:p>0.039214629910946</text:p>
          </table:table-cell>
          <table:table-cell office:value-type="float" office:value="10" calcext:value-type="float">
            <text:p>10</text:p>
          </table:table-cell>
          <table:table-cell table:formula="of:=[.Q186]/[.R186]" office:value-type="float" office:value="-0.707389055130591" calcext:value-type="float">
            <text:p>-0.707389055130591</text:p>
          </table:table-cell>
          <table:table-cell table:formula="of:=[.S186]/[.J186]" office:value-type="float" office:value="1.17647058823529" calcext:value-type="float">
            <text:p>1.17647058823529</text:p>
          </table:table-cell>
          <table:table-cell table:style-name="ce27" table:formula="of:=[.T186]/[.U186]" office:value-type="float" office:value="-0.601280696861003" calcext:value-type="float">
            <text:p>-0.601280696861003</text:p>
          </table:table-cell>
        </table:table-row>
        <table:table-row table:style-name="ro1">
          <table:table-cell table:style-name="ce5" office:value-type="float" office:value="0.18234" calcext:value-type="float">
            <text:p>0.18234</text:p>
          </table:table-cell>
          <table:table-cell table:style-name="ce8" office:value-type="float" office:value="0.20064" calcext:value-type="float">
            <text:p>0.20064</text:p>
          </table:table-cell>
          <table:table-cell table:style-name="ce8" office:value-type="float" office:value="0.17195" calcext:value-type="float">
            <text:p>0.17195</text:p>
          </table:table-cell>
          <table:table-cell table:style-name="ce8" office:value-type="float" office:value="0.1861" calcext:value-type="float">
            <text:p>0.1861</text:p>
          </table:table-cell>
          <table:table-cell table:style-name="ce8" office:value-type="float" office:value="0.16181" calcext:value-type="float">
            <text:p>0.16181</text:p>
          </table:table-cell>
          <table:table-cell table:style-name="ce10" office:value-type="float" office:value="0.17201" calcext:value-type="float">
            <text:p>0.1720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7]-[.A187]" office:value-type="float" office:value="-0.02053" calcext:value-type="float">
            <text:p>-0.02053</text:p>
          </table:table-cell>
          <table:table-cell table:style-name="ce22" table:formula="of:=[.G187]*[.C187]" office:value-type="float" office:value="0.0456468698428593" calcext:value-type="float">
            <text:p>0.045646869842859</text:p>
          </table:table-cell>
          <table:table-cell table:formula="of:=[.H187]-[.I187]" office:value-type="float" office:value="10" calcext:value-type="float">
            <text:p>10</text:p>
          </table:table-cell>
          <table:table-cell table:formula="of:=[.K187]/[.L187]" office:value-type="float" office:value="-0.449757016651418" calcext:value-type="float">
            <text:p>-0.449757016651418</text:p>
          </table:table-cell>
          <table:table-cell table:formula="of:=[.M187]/[.J187]" office:value-type="float" office:value="1.17647058823529" calcext:value-type="float">
            <text:p>1.17647058823529</text:p>
          </table:table-cell>
          <table:table-cell table:style-name="ce27" table:formula="of:=[.N187]/[.O187]" office:value-type="float" office:value="-0.382293464153705" calcext:value-type="float">
            <text:p>-0.382293464153705</text:p>
          </table:table-cell>
          <table:table-cell table:formula="of:=[.F187]-[.B187]" office:value-type="float" office:value="-0.02863" calcext:value-type="float">
            <text:p>-0.02863</text:p>
          </table:table-cell>
          <table:table-cell office:value-type="float" office:value="0.0456468698428594" calcext:value-type="float">
            <text:p>0.045646869842859</text:p>
          </table:table-cell>
          <table:table-cell office:value-type="float" office:value="10" calcext:value-type="float">
            <text:p>10</text:p>
          </table:table-cell>
          <table:table-cell table:formula="of:=[.Q187]/[.R187]" office:value-type="float" office:value="-0.627206204906482" calcext:value-type="float">
            <text:p>-0.627206204906482</text:p>
          </table:table-cell>
          <table:table-cell table:formula="of:=[.S187]/[.J187]" office:value-type="float" office:value="1.17647058823529" calcext:value-type="float">
            <text:p>1.17647058823529</text:p>
          </table:table-cell>
          <table:table-cell table:style-name="ce27" table:formula="of:=[.T187]/[.U187]" office:value-type="float" office:value="-0.53312527417051" calcext:value-type="float">
            <text:p>-0.53312527417051</text:p>
          </table:table-cell>
        </table:table-row>
        <table:table-row table:style-name="ro1">
          <table:table-cell table:style-name="ce5" office:value-type="float" office:value="0.20522" calcext:value-type="float">
            <text:p>0.20522</text:p>
          </table:table-cell>
          <table:table-cell table:style-name="ce8" office:value-type="float" office:value="0.20928" calcext:value-type="float">
            <text:p>0.20928</text:p>
          </table:table-cell>
          <table:table-cell table:style-name="ce8" office:value-type="float" office:value="0.19418" calcext:value-type="float">
            <text:p>0.19418</text:p>
          </table:table-cell>
          <table:table-cell table:style-name="ce8" office:value-type="float" office:value="0.19399" calcext:value-type="float">
            <text:p>0.19399</text:p>
          </table:table-cell>
          <table:table-cell table:style-name="ce8" office:value-type="float" office:value="0.18343" calcext:value-type="float">
            <text:p>0.18343</text:p>
          </table:table-cell>
          <table:table-cell table:style-name="ce10" office:value-type="float" office:value="0.17918" calcext:value-type="float">
            <text:p>0.1791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8]-[.A188]" office:value-type="float" office:value="-0.02179" calcext:value-type="float">
            <text:p>-0.02179</text:p>
          </table:table-cell>
          <table:table-cell table:style-name="ce22" table:formula="of:=[.G188]*[.C188]" office:value-type="float" office:value="0.0515481778777925" calcext:value-type="float">
            <text:p>0.051548177877793</text:p>
          </table:table-cell>
          <table:table-cell table:formula="of:=[.H188]-[.I188]" office:value-type="float" office:value="10" calcext:value-type="float">
            <text:p>10</text:p>
          </table:table-cell>
          <table:table-cell table:formula="of:=[.K188]/[.L188]" office:value-type="float" office:value="-0.422711352701128" calcext:value-type="float">
            <text:p>-0.422711352701128</text:p>
          </table:table-cell>
          <table:table-cell table:formula="of:=[.M188]/[.J188]" office:value-type="float" office:value="1.17647058823529" calcext:value-type="float">
            <text:p>1.17647058823529</text:p>
          </table:table-cell>
          <table:table-cell table:style-name="ce27" table:formula="of:=[.N188]/[.O188]" office:value-type="float" office:value="-0.359304649795958" calcext:value-type="float">
            <text:p>-0.359304649795958</text:p>
          </table:table-cell>
          <table:table-cell table:formula="of:=[.F188]-[.B188]" office:value-type="float" office:value="-0.0301" calcext:value-type="float">
            <text:p>-0.0301</text:p>
          </table:table-cell>
          <table:table-cell office:value-type="float" office:value="0.0515481778777926" calcext:value-type="float">
            <text:p>0.051548177877793</text:p>
          </table:table-cell>
          <table:table-cell office:value-type="float" office:value="10" calcext:value-type="float">
            <text:p>10</text:p>
          </table:table-cell>
          <table:table-cell table:formula="of:=[.Q188]/[.R188]" office:value-type="float" office:value="-0.583919766695912" calcext:value-type="float">
            <text:p>-0.583919766695912</text:p>
          </table:table-cell>
          <table:table-cell table:formula="of:=[.S188]/[.J188]" office:value-type="float" office:value="1.17647058823529" calcext:value-type="float">
            <text:p>1.17647058823529</text:p>
          </table:table-cell>
          <table:table-cell table:style-name="ce27" table:formula="of:=[.T188]/[.U188]" office:value-type="float" office:value="-0.496331801691525" calcext:value-type="float">
            <text:p>-0.496331801691525</text:p>
          </table:table-cell>
        </table:table-row>
        <table:table-row table:style-name="ro1">
          <table:table-cell table:style-name="ce5" office:value-type="float" office:value="0.22624" calcext:value-type="float">
            <text:p>0.22624</text:p>
          </table:table-cell>
          <table:table-cell table:style-name="ce8" office:value-type="float" office:value="0.21795" calcext:value-type="float">
            <text:p>0.21795</text:p>
          </table:table-cell>
          <table:table-cell table:style-name="ce8" office:value-type="float" office:value="0.21438" calcext:value-type="float">
            <text:p>0.21438</text:p>
          </table:table-cell>
          <table:table-cell table:style-name="ce8" office:value-type="float" office:value="0.20193" calcext:value-type="float">
            <text:p>0.20193</text:p>
          </table:table-cell>
          <table:table-cell table:style-name="ce8" office:value-type="float" office:value="0.20279" calcext:value-type="float">
            <text:p>0.20279</text:p>
          </table:table-cell>
          <table:table-cell table:style-name="ce10" office:value-type="float" office:value="0.18646" calcext:value-type="float">
            <text:p>0.1864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9]-[.A189]" office:value-type="float" office:value="-0.02345" calcext:value-type="float">
            <text:p>-0.02345</text:p>
          </table:table-cell>
          <table:table-cell table:style-name="ce22" table:formula="of:=[.G189]*[.C189]" office:value-type="float" office:value="0.0569105900372909" calcext:value-type="float">
            <text:p>0.056910590037291</text:p>
          </table:table-cell>
          <table:table-cell table:formula="of:=[.H189]-[.I189]" office:value-type="float" office:value="10" calcext:value-type="float">
            <text:p>10</text:p>
          </table:table-cell>
          <table:table-cell table:formula="of:=[.K189]/[.L189]" office:value-type="float" office:value="-0.412049848448844" calcext:value-type="float">
            <text:p>-0.412049848448844</text:p>
          </table:table-cell>
          <table:table-cell table:formula="of:=[.M189]/[.J189]" office:value-type="float" office:value="1.17647058823529" calcext:value-type="float">
            <text:p>1.17647058823529</text:p>
          </table:table-cell>
          <table:table-cell table:style-name="ce27" table:formula="of:=[.N189]/[.O189]" office:value-type="float" office:value="-0.350242371181517" calcext:value-type="float">
            <text:p>-0.350242371181517</text:p>
          </table:table-cell>
          <table:table-cell table:formula="of:=[.F189]-[.B189]" office:value-type="float" office:value="-0.03149" calcext:value-type="float">
            <text:p>-0.03149</text:p>
          </table:table-cell>
          <table:table-cell office:value-type="float" office:value="0.056910590037291" calcext:value-type="float">
            <text:p>0.056910590037291</text:p>
          </table:table-cell>
          <table:table-cell office:value-type="float" office:value="10" calcext:value-type="float">
            <text:p>10</text:p>
          </table:table-cell>
          <table:table-cell table:formula="of:=[.Q189]/[.R189]" office:value-type="float" office:value="-0.553324082202732" calcext:value-type="float">
            <text:p>-0.553324082202732</text:p>
          </table:table-cell>
          <table:table-cell table:formula="of:=[.S189]/[.J189]" office:value-type="float" office:value="1.17647058823529" calcext:value-type="float">
            <text:p>1.17647058823529</text:p>
          </table:table-cell>
          <table:table-cell table:style-name="ce27" table:formula="of:=[.T189]/[.U189]" office:value-type="float" office:value="-0.470325469872322" calcext:value-type="float">
            <text:p>-0.470325469872322</text:p>
          </table:table-cell>
        </table:table-row>
        <table:table-row table:style-name="ro1">
          <table:table-cell table:style-name="ce5" office:value-type="float" office:value="0.24212" calcext:value-type="float">
            <text:p>0.24212</text:p>
          </table:table-cell>
          <table:table-cell table:style-name="ce8" office:value-type="float" office:value="0.22578" calcext:value-type="float">
            <text:p>0.22578</text:p>
          </table:table-cell>
          <table:table-cell table:style-name="ce8" office:value-type="float" office:value="0.2292" calcext:value-type="float">
            <text:p>0.2292</text:p>
          </table:table-cell>
          <table:table-cell table:style-name="ce8" office:value-type="float" office:value="0.20883" calcext:value-type="float">
            <text:p>0.20883</text:p>
          </table:table-cell>
          <table:table-cell table:style-name="ce8" office:value-type="float" office:value="0.21657" calcext:value-type="float">
            <text:p>0.21657</text:p>
          </table:table-cell>
          <table:table-cell table:style-name="ce10" office:value-type="float" office:value="0.19244" calcext:value-type="float">
            <text:p>0.1924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0]-[.A190]" office:value-type="float" office:value="-0.02555" calcext:value-type="float">
            <text:p>-0.02555</text:p>
          </table:table-cell>
          <table:table-cell table:style-name="ce22" table:formula="of:=[.G190]*[.C190]" office:value-type="float" office:value="0.0608447953939131" calcext:value-type="float">
            <text:p>0.060844795393913</text:p>
          </table:table-cell>
          <table:table-cell table:formula="of:=[.H190]-[.I190]" office:value-type="float" office:value="10" calcext:value-type="float">
            <text:p>10</text:p>
          </table:table-cell>
          <table:table-cell table:formula="of:=[.K190]/[.L190]" office:value-type="float" office:value="-0.419920879585307" calcext:value-type="float">
            <text:p>-0.419920879585307</text:p>
          </table:table-cell>
          <table:table-cell table:formula="of:=[.M190]/[.J190]" office:value-type="float" office:value="1.17647058823529" calcext:value-type="float">
            <text:p>1.17647058823529</text:p>
          </table:table-cell>
          <table:table-cell table:style-name="ce27" table:formula="of:=[.N190]/[.O190]" office:value-type="float" office:value="-0.356932747647511" calcext:value-type="float">
            <text:p>-0.356932747647511</text:p>
          </table:table-cell>
          <table:table-cell table:formula="of:=[.F190]-[.B190]" office:value-type="float" office:value="-0.03334" calcext:value-type="float">
            <text:p>-0.03334</text:p>
          </table:table-cell>
          <table:table-cell office:value-type="float" office:value="0.0608447953939132" calcext:value-type="float">
            <text:p>0.060844795393913</text:p>
          </table:table-cell>
          <table:table-cell office:value-type="float" office:value="10" calcext:value-type="float">
            <text:p>10</text:p>
          </table:table-cell>
          <table:table-cell table:formula="of:=[.Q190]/[.R190]" office:value-type="float" office:value="-0.547951550895268" calcext:value-type="float">
            <text:p>-0.547951550895268</text:p>
          </table:table-cell>
          <table:table-cell table:formula="of:=[.S190]/[.J190]" office:value-type="float" office:value="1.17647058823529" calcext:value-type="float">
            <text:p>1.17647058823529</text:p>
          </table:table-cell>
          <table:table-cell table:style-name="ce27" table:formula="of:=[.T190]/[.U190]" office:value-type="float" office:value="-0.465758818260978" calcext:value-type="float">
            <text:p>-0.465758818260978</text:p>
          </table:table-cell>
        </table:table-row>
        <table:table-row table:style-name="ro1">
          <table:table-cell table:style-name="ce5" office:value-type="float" office:value="0.25848" calcext:value-type="float">
            <text:p>0.25848</text:p>
          </table:table-cell>
          <table:table-cell table:style-name="ce8" office:value-type="float" office:value="0.23217" calcext:value-type="float">
            <text:p>0.23217</text:p>
          </table:table-cell>
          <table:table-cell table:style-name="ce8" office:value-type="float" office:value="0.24482" calcext:value-type="float">
            <text:p>0.24482</text:p>
          </table:table-cell>
          <table:table-cell table:style-name="ce8" office:value-type="float" office:value="0.21422" calcext:value-type="float">
            <text:p>0.21422</text:p>
          </table:table-cell>
          <table:table-cell table:style-name="ce8" office:value-type="float" office:value="0.23149" calcext:value-type="float">
            <text:p>0.23149</text:p>
          </table:table-cell>
          <table:table-cell table:style-name="ce10" office:value-type="float" office:value="0.1969" calcext:value-type="float">
            <text:p>0.196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1]-[.A191]" office:value-type="float" office:value="-0.02699" calcext:value-type="float">
            <text:p>-0.02699</text:p>
          </table:table-cell>
          <table:table-cell table:style-name="ce22" table:formula="of:=[.G191]*[.C191]" office:value-type="float" office:value="0.0649913735093272" calcext:value-type="float">
            <text:p>0.064991373509327</text:p>
          </table:table-cell>
          <table:table-cell table:formula="of:=[.H191]-[.I191]" office:value-type="float" office:value="10" calcext:value-type="float">
            <text:p>10</text:p>
          </table:table-cell>
          <table:table-cell table:formula="of:=[.K191]/[.L191]" office:value-type="float" office:value="-0.415285883996998" calcext:value-type="float">
            <text:p>-0.415285883996998</text:p>
          </table:table-cell>
          <table:table-cell table:formula="of:=[.M191]/[.J191]" office:value-type="float" office:value="1.17647058823529" calcext:value-type="float">
            <text:p>1.17647058823529</text:p>
          </table:table-cell>
          <table:table-cell table:style-name="ce27" table:formula="of:=[.N191]/[.O191]" office:value-type="float" office:value="-0.352993001397448" calcext:value-type="float">
            <text:p>-0.352993001397448</text:p>
          </table:table-cell>
          <table:table-cell table:formula="of:=[.F191]-[.B191]" office:value-type="float" office:value="-0.03527" calcext:value-type="float">
            <text:p>-0.03527</text:p>
          </table:table-cell>
          <table:table-cell office:value-type="float" office:value="0.0649913735093273" calcext:value-type="float">
            <text:p>0.064991373509327</text:p>
          </table:table-cell>
          <table:table-cell office:value-type="float" office:value="10" calcext:value-type="float">
            <text:p>10</text:p>
          </table:table-cell>
          <table:table-cell table:formula="of:=[.Q191]/[.R191]" office:value-type="float" office:value="-0.542687407505524" calcext:value-type="float">
            <text:p>-0.542687407505524</text:p>
          </table:table-cell>
          <table:table-cell table:formula="of:=[.S191]/[.J191]" office:value-type="float" office:value="1.17647058823529" calcext:value-type="float">
            <text:p>1.17647058823529</text:p>
          </table:table-cell>
          <table:table-cell table:style-name="ce27" table:formula="of:=[.T191]/[.U191]" office:value-type="float" office:value="-0.461284296379695" calcext:value-type="float">
            <text:p>-0.461284296379695</text:p>
          </table:table-cell>
        </table:table-row>
        <table:table-row table:style-name="ro1">
          <table:table-cell table:style-name="ce5" office:value-type="float" office:value="0.28029" calcext:value-type="float">
            <text:p>0.28029</text:p>
          </table:table-cell>
          <table:table-cell table:style-name="ce8" office:value-type="float" office:value="0.24025" calcext:value-type="float">
            <text:p>0.24025</text:p>
          </table:table-cell>
          <table:table-cell table:style-name="ce8" office:value-type="float" office:value="0.26607" calcext:value-type="float">
            <text:p>0.26607</text:p>
          </table:table-cell>
          <table:table-cell table:style-name="ce8" office:value-type="float" office:value="0.22181" calcext:value-type="float">
            <text:p>0.22181</text:p>
          </table:table-cell>
          <table:table-cell table:style-name="ce8" office:value-type="float" office:value="0.25222" calcext:value-type="float">
            <text:p>0.25222</text:p>
          </table:table-cell>
          <table:table-cell table:style-name="ce10" office:value-type="float" office:value="0.20416" calcext:value-type="float">
            <text:p>0.2041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2]-[.A192]" office:value-type="float" office:value="-0.02807" calcext:value-type="float">
            <text:p>-0.02807</text:p>
          </table:table-cell>
          <table:table-cell table:style-name="ce22" table:formula="of:=[.G192]*[.C192]" office:value-type="float" office:value="0.0706325249147402" calcext:value-type="float">
            <text:p>0.07063252491474</text:p>
          </table:table-cell>
          <table:table-cell table:formula="of:=[.H192]-[.I192]" office:value-type="float" office:value="10" calcext:value-type="float">
            <text:p>10</text:p>
          </table:table-cell>
          <table:table-cell table:formula="of:=[.K192]/[.L192]" office:value-type="float" office:value="-0.397408984513623" calcext:value-type="float">
            <text:p>-0.397408984513623</text:p>
          </table:table-cell>
          <table:table-cell table:formula="of:=[.M192]/[.J192]" office:value-type="float" office:value="1.17647058823529" calcext:value-type="float">
            <text:p>1.17647058823529</text:p>
          </table:table-cell>
          <table:table-cell table:style-name="ce27" table:formula="of:=[.N192]/[.O192]" office:value-type="float" office:value="-0.337797636836579" calcext:value-type="float">
            <text:p>-0.337797636836579</text:p>
          </table:table-cell>
          <table:table-cell table:formula="of:=[.F192]-[.B192]" office:value-type="float" office:value="-0.03609" calcext:value-type="float">
            <text:p>-0.03609</text:p>
          </table:table-cell>
          <table:table-cell office:value-type="float" office:value="0.0706325249147403" calcext:value-type="float">
            <text:p>0.07063252491474</text:p>
          </table:table-cell>
          <table:table-cell office:value-type="float" office:value="10" calcext:value-type="float">
            <text:p>10</text:p>
          </table:table-cell>
          <table:table-cell table:formula="of:=[.Q192]/[.R192]" office:value-type="float" office:value="-0.51095440866037" calcext:value-type="float">
            <text:p>-0.51095440866037</text:p>
          </table:table-cell>
          <table:table-cell table:formula="of:=[.S192]/[.J192]" office:value-type="float" office:value="1.17647058823529" calcext:value-type="float">
            <text:p>1.17647058823529</text:p>
          </table:table-cell>
          <table:table-cell table:style-name="ce27" table:formula="of:=[.T192]/[.U192]" office:value-type="float" office:value="-0.434311247361315" calcext:value-type="float">
            <text:p>-0.434311247361315</text:p>
          </table:table-cell>
        </table:table-row>
        <table:table-row table:style-name="ro1">
          <table:table-cell table:style-name="ce5" office:value-type="float" office:value="0.30173" calcext:value-type="float">
            <text:p>0.30173</text:p>
          </table:table-cell>
          <table:table-cell table:style-name="ce8" office:value-type="float" office:value="0.24954" calcext:value-type="float">
            <text:p>0.24954</text:p>
          </table:table-cell>
          <table:table-cell table:style-name="ce8" office:value-type="float" office:value="0.28672" calcext:value-type="float">
            <text:p>0.28672</text:p>
          </table:table-cell>
          <table:table-cell table:style-name="ce8" office:value-type="float" office:value="0.23064" calcext:value-type="float">
            <text:p>0.23064</text:p>
          </table:table-cell>
          <table:table-cell table:style-name="ce8" office:value-type="float" office:value="0.27209" calcext:value-type="float">
            <text:p>0.27209</text:p>
          </table:table-cell>
          <table:table-cell table:style-name="ce10" office:value-type="float" office:value="0.21259" calcext:value-type="float">
            <text:p>0.2125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3]-[.A193]" office:value-type="float" office:value="-0.02964" calcext:value-type="float">
            <text:p>-0.02964</text:p>
          </table:table-cell>
          <table:table-cell table:style-name="ce22" table:formula="of:=[.G193]*[.C193]" office:value-type="float" office:value="0.0761143967510591" calcext:value-type="float">
            <text:p>0.076114396751059</text:p>
          </table:table-cell>
          <table:table-cell table:formula="of:=[.H193]-[.I193]" office:value-type="float" office:value="10" calcext:value-type="float">
            <text:p>10</text:p>
          </table:table-cell>
          <table:table-cell table:formula="of:=[.K193]/[.L193]" office:value-type="float" office:value="-0.389413846331083" calcext:value-type="float">
            <text:p>-0.389413846331083</text:p>
          </table:table-cell>
          <table:table-cell table:formula="of:=[.M193]/[.J193]" office:value-type="float" office:value="1.17647058823529" calcext:value-type="float">
            <text:p>1.17647058823529</text:p>
          </table:table-cell>
          <table:table-cell table:style-name="ce27" table:formula="of:=[.N193]/[.O193]" office:value-type="float" office:value="-0.33100176938142" calcext:value-type="float">
            <text:p>-0.33100176938142</text:p>
          </table:table-cell>
          <table:table-cell table:formula="of:=[.F193]-[.B193]" office:value-type="float" office:value="-0.03695" calcext:value-type="float">
            <text:p>-0.03695</text:p>
          </table:table-cell>
          <table:table-cell office:value-type="float" office:value="0.0761143967510593" calcext:value-type="float">
            <text:p>0.076114396751059</text:p>
          </table:table-cell>
          <table:table-cell office:value-type="float" office:value="10" calcext:value-type="float">
            <text:p>10</text:p>
          </table:table-cell>
          <table:table-cell table:formula="of:=[.Q193]/[.R193]" office:value-type="float" office:value="-0.485453496016649" calcext:value-type="float">
            <text:p>-0.485453496016649</text:p>
          </table:table-cell>
          <table:table-cell table:formula="of:=[.S193]/[.J193]" office:value-type="float" office:value="1.17647058823529" calcext:value-type="float">
            <text:p>1.17647058823529</text:p>
          </table:table-cell>
          <table:table-cell table:style-name="ce27" table:formula="of:=[.T193]/[.U193]" office:value-type="float" office:value="-0.412635471614151" calcext:value-type="float">
            <text:p>-0.412635471614151</text:p>
          </table:table-cell>
        </table:table-row>
        <table:table-row table:style-name="ro1">
          <table:table-cell table:style-name="ce5" office:value-type="float" office:value="0.32092" calcext:value-type="float">
            <text:p>0.32092</text:p>
          </table:table-cell>
          <table:table-cell table:style-name="ce8" office:value-type="float" office:value="0.25868" calcext:value-type="float">
            <text:p>0.25868</text:p>
          </table:table-cell>
          <table:table-cell table:style-name="ce8" office:value-type="float" office:value="0.30489" calcext:value-type="float">
            <text:p>0.30489</text:p>
          </table:table-cell>
          <table:table-cell table:style-name="ce8" office:value-type="float" office:value="0.23909" calcext:value-type="float">
            <text:p>0.23909</text:p>
          </table:table-cell>
          <table:table-cell table:style-name="ce8" office:value-type="float" office:value="0.28923" calcext:value-type="float">
            <text:p>0.28923</text:p>
          </table:table-cell>
          <table:table-cell table:style-name="ce10" office:value-type="float" office:value="0.22037" calcext:value-type="float">
            <text:p>0.2203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4]-[.A194]" office:value-type="float" office:value="-0.03169" calcext:value-type="float">
            <text:p>-0.03169</text:p>
          </table:table-cell>
          <table:table-cell table:style-name="ce22" table:formula="of:=[.G194]*[.C194]" office:value-type="float" office:value="0.0809379130351228" calcext:value-type="float">
            <text:p>0.080937913035123</text:p>
          </table:table-cell>
          <table:table-cell table:formula="of:=[.H194]-[.I194]" office:value-type="float" office:value="10" calcext:value-type="float">
            <text:p>10</text:p>
          </table:table-cell>
          <table:table-cell table:formula="of:=[.K194]/[.L194]" office:value-type="float" office:value="-0.391534681481696" calcext:value-type="float">
            <text:p>-0.391534681481696</text:p>
          </table:table-cell>
          <table:table-cell table:formula="of:=[.M194]/[.J194]" office:value-type="float" office:value="1.17647058823529" calcext:value-type="float">
            <text:p>1.17647058823529</text:p>
          </table:table-cell>
          <table:table-cell table:style-name="ce27" table:formula="of:=[.N194]/[.O194]" office:value-type="float" office:value="-0.332804479259441" calcext:value-type="float">
            <text:p>-0.332804479259441</text:p>
          </table:table-cell>
          <table:table-cell table:formula="of:=[.F194]-[.B194]" office:value-type="float" office:value="-0.03831" calcext:value-type="float">
            <text:p>-0.03831</text:p>
          </table:table-cell>
          <table:table-cell office:value-type="float" office:value="0.080937913035123" calcext:value-type="float">
            <text:p>0.080937913035123</text:p>
          </table:table-cell>
          <table:table-cell office:value-type="float" office:value="10" calcext:value-type="float">
            <text:p>10</text:p>
          </table:table-cell>
          <table:table-cell table:formula="of:=[.Q194]/[.R194]" office:value-type="float" office:value="-0.4733257698821" calcext:value-type="float">
            <text:p>-0.4733257698821</text:p>
          </table:table-cell>
          <table:table-cell table:formula="of:=[.S194]/[.J194]" office:value-type="float" office:value="1.17647058823529" calcext:value-type="float">
            <text:p>1.17647058823529</text:p>
          </table:table-cell>
          <table:table-cell table:style-name="ce27" table:formula="of:=[.T194]/[.U194]" office:value-type="float" office:value="-0.402326904399785" calcext:value-type="float">
            <text:p>-0.402326904399785</text:p>
          </table:table-cell>
        </table:table-row>
        <table:table-row table:style-name="ro1">
          <table:table-cell table:style-name="ce5" office:value-type="float" office:value="0.33572" calcext:value-type="float">
            <text:p>0.33572</text:p>
          </table:table-cell>
          <table:table-cell table:style-name="ce8" office:value-type="float" office:value="0.26701" calcext:value-type="float">
            <text:p>0.26701</text:p>
          </table:table-cell>
          <table:table-cell table:style-name="ce8" office:value-type="float" office:value="0.31862" calcext:value-type="float">
            <text:p>0.31862</text:p>
          </table:table-cell>
          <table:table-cell table:style-name="ce8" office:value-type="float" office:value="0.24661" calcext:value-type="float">
            <text:p>0.24661</text:p>
          </table:table-cell>
          <table:table-cell table:style-name="ce8" office:value-type="float" office:value="0.30192" calcext:value-type="float">
            <text:p>0.30192</text:p>
          </table:table-cell>
          <table:table-cell table:style-name="ce10" office:value-type="float" office:value="0.22712" calcext:value-type="float">
            <text:p>0.2271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5]-[.A195]" office:value-type="float" office:value="-0.0338" calcext:value-type="float">
            <text:p>-0.0338</text:p>
          </table:table-cell>
          <table:table-cell table:style-name="ce22" table:formula="of:=[.G195]*[.C195]" office:value-type="float" office:value="0.0845827605078908" calcext:value-type="float">
            <text:p>0.084582760507891</text:p>
          </table:table-cell>
          <table:table-cell table:formula="of:=[.H195]-[.I195]" office:value-type="float" office:value="10" calcext:value-type="float">
            <text:p>10</text:p>
          </table:table-cell>
          <table:table-cell table:formula="of:=[.K195]/[.L195]" office:value-type="float" office:value="-0.399608617607683" calcext:value-type="float">
            <text:p>-0.399608617607683</text:p>
          </table:table-cell>
          <table:table-cell table:formula="of:=[.M195]/[.J195]" office:value-type="float" office:value="1.17647058823529" calcext:value-type="float">
            <text:p>1.17647058823529</text:p>
          </table:table-cell>
          <table:table-cell table:style-name="ce27" table:formula="of:=[.N195]/[.O195]" office:value-type="float" office:value="-0.339667324966531" calcext:value-type="float">
            <text:p>-0.339667324966531</text:p>
          </table:table-cell>
          <table:table-cell table:formula="of:=[.F195]-[.B195]" office:value-type="float" office:value="-0.03989" calcext:value-type="float">
            <text:p>-0.03989</text:p>
          </table:table-cell>
          <table:table-cell office:value-type="float" office:value="0.084582760507891" calcext:value-type="float">
            <text:p>0.084582760507891</text:p>
          </table:table-cell>
          <table:table-cell office:value-type="float" office:value="10" calcext:value-type="float">
            <text:p>10</text:p>
          </table:table-cell>
          <table:table-cell table:formula="of:=[.Q195]/[.R195]" office:value-type="float" office:value="-0.471609105218061" calcext:value-type="float">
            <text:p>-0.471609105218061</text:p>
          </table:table-cell>
          <table:table-cell table:formula="of:=[.S195]/[.J195]" office:value-type="float" office:value="1.17647058823529" calcext:value-type="float">
            <text:p>1.17647058823529</text:p>
          </table:table-cell>
          <table:table-cell table:style-name="ce27" table:formula="of:=[.T195]/[.U195]" office:value-type="float" office:value="-0.400867739435352" calcext:value-type="float">
            <text:p>-0.400867739435352</text:p>
          </table:table-cell>
        </table:table-row>
        <table:table-row table:style-name="ro1">
          <table:table-cell table:style-name="ce5" office:value-type="float" office:value="0.3526" calcext:value-type="float">
            <text:p>0.3526</text:p>
          </table:table-cell>
          <table:table-cell table:style-name="ce8" office:value-type="float" office:value="0.27536" calcext:value-type="float">
            <text:p>0.27536</text:p>
          </table:table-cell>
          <table:table-cell table:style-name="ce8" office:value-type="float" office:value="0.33478" calcext:value-type="float">
            <text:p>0.33478</text:p>
          </table:table-cell>
          <table:table-cell table:style-name="ce8" office:value-type="float" office:value="0.25426" calcext:value-type="float">
            <text:p>0.25426</text:p>
          </table:table-cell>
          <table:table-cell table:style-name="ce8" office:value-type="float" office:value="0.3174" calcext:value-type="float">
            <text:p>0.3174</text:p>
          </table:table-cell>
          <table:table-cell table:style-name="ce10" office:value-type="float" office:value="0.23415" calcext:value-type="float">
            <text:p>0.2341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6]-[.A196]" office:value-type="float" office:value="-0.0352" calcext:value-type="float">
            <text:p>-0.0352</text:p>
          </table:table-cell>
          <table:table-cell table:style-name="ce22" table:formula="of:=[.G196]*[.C196]" office:value-type="float" office:value="0.0888726902354896" calcext:value-type="float">
            <text:p>0.08887269023549</text:p>
          </table:table-cell>
          <table:table-cell table:formula="of:=[.H196]-[.I196]" office:value-type="float" office:value="10" calcext:value-type="float">
            <text:p>10</text:p>
          </table:table-cell>
          <table:table-cell table:formula="of:=[.K196]/[.L196]" office:value-type="float" office:value="-0.396072178154269" calcext:value-type="float">
            <text:p>-0.396072178154269</text:p>
          </table:table-cell>
          <table:table-cell table:formula="of:=[.M196]/[.J196]" office:value-type="float" office:value="1.17647058823529" calcext:value-type="float">
            <text:p>1.17647058823529</text:p>
          </table:table-cell>
          <table:table-cell table:style-name="ce27" table:formula="of:=[.N196]/[.O196]" office:value-type="float" office:value="-0.336661351431129" calcext:value-type="float">
            <text:p>-0.336661351431129</text:p>
          </table:table-cell>
          <table:table-cell table:formula="of:=[.F196]-[.B196]" office:value-type="float" office:value="-0.04121" calcext:value-type="float">
            <text:p>-0.04121</text:p>
          </table:table-cell>
          <table:table-cell office:value-type="float" office:value="0.0888726902354897" calcext:value-type="float">
            <text:p>0.08887269023549</text:p>
          </table:table-cell>
          <table:table-cell office:value-type="float" office:value="10" calcext:value-type="float">
            <text:p>10</text:p>
          </table:table-cell>
          <table:table-cell table:formula="of:=[.Q196]/[.R196]" office:value-type="float" office:value="-0.463697001753904" calcext:value-type="float">
            <text:p>-0.463697001753904</text:p>
          </table:table-cell>
          <table:table-cell table:formula="of:=[.S196]/[.J196]" office:value-type="float" office:value="1.17647058823529" calcext:value-type="float">
            <text:p>1.17647058823529</text:p>
          </table:table-cell>
          <table:table-cell table:style-name="ce27" table:formula="of:=[.T196]/[.U196]" office:value-type="float" office:value="-0.394142451490818" calcext:value-type="float">
            <text:p>-0.394142451490818</text:p>
          </table:table-cell>
        </table:table-row>
        <table:table-row table:style-name="ro1">
          <table:table-cell table:style-name="ce5" office:value-type="float" office:value="0.37331" calcext:value-type="float">
            <text:p>0.37331</text:p>
          </table:table-cell>
          <table:table-cell table:style-name="ce8" office:value-type="float" office:value="0.2833" calcext:value-type="float">
            <text:p>0.2833</text:p>
          </table:table-cell>
          <table:table-cell table:style-name="ce8" office:value-type="float" office:value="0.35465" calcext:value-type="float">
            <text:p>0.35465</text:p>
          </table:table-cell>
          <table:table-cell table:style-name="ce8" office:value-type="float" office:value="0.26141" calcext:value-type="float">
            <text:p>0.26141</text:p>
          </table:table-cell>
          <table:table-cell table:style-name="ce8" office:value-type="float" office:value="0.33645" calcext:value-type="float">
            <text:p>0.33645</text:p>
          </table:table-cell>
          <table:table-cell table:style-name="ce10" office:value-type="float" office:value="0.24058" calcext:value-type="float">
            <text:p>0.2405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7]-[.A197]" office:value-type="float" office:value="-0.03686" calcext:value-type="float">
            <text:p>-0.03686</text:p>
          </table:table-cell>
          <table:table-cell table:style-name="ce22" table:formula="of:=[.G197]*[.C197]" office:value-type="float" office:value="0.0941474986319863" calcext:value-type="float">
            <text:p>0.094147498631986</text:p>
          </table:table-cell>
          <table:table-cell table:formula="of:=[.H197]-[.I197]" office:value-type="float" office:value="10" calcext:value-type="float">
            <text:p>10</text:p>
          </table:table-cell>
          <table:table-cell table:formula="of:=[.K197]/[.L197]" office:value-type="float" office:value="-0.391513322558704" calcext:value-type="float">
            <text:p>-0.391513322558704</text:p>
          </table:table-cell>
          <table:table-cell table:formula="of:=[.M197]/[.J197]" office:value-type="float" office:value="1.17647058823529" calcext:value-type="float">
            <text:p>1.17647058823529</text:p>
          </table:table-cell>
          <table:table-cell table:style-name="ce27" table:formula="of:=[.N197]/[.O197]" office:value-type="float" office:value="-0.332786324174898" calcext:value-type="float">
            <text:p>-0.332786324174898</text:p>
          </table:table-cell>
          <table:table-cell table:formula="of:=[.F197]-[.B197]" office:value-type="float" office:value="-0.04272" calcext:value-type="float">
            <text:p>-0.04272</text:p>
          </table:table-cell>
          <table:table-cell office:value-type="float" office:value="0.0941474986319865" calcext:value-type="float">
            <text:p>0.094147498631987</text:p>
          </table:table-cell>
          <table:table-cell office:value-type="float" office:value="10" calcext:value-type="float">
            <text:p>10</text:p>
          </table:table-cell>
          <table:table-cell table:formula="of:=[.Q197]/[.R197]" office:value-type="float" office:value="-0.453756080838519" calcext:value-type="float">
            <text:p>-0.453756080838519</text:p>
          </table:table-cell>
          <table:table-cell table:formula="of:=[.S197]/[.J197]" office:value-type="float" office:value="1.17647058823529" calcext:value-type="float">
            <text:p>1.17647058823529</text:p>
          </table:table-cell>
          <table:table-cell table:style-name="ce27" table:formula="of:=[.T197]/[.U197]" office:value-type="float" office:value="-0.385692668712741" calcext:value-type="float">
            <text:p>-0.385692668712741</text:p>
          </table:table-cell>
        </table:table-row>
        <table:table-row table:style-name="ro1">
          <table:table-cell table:style-name="ce5" office:value-type="float" office:value="0.38891" calcext:value-type="float">
            <text:p>0.38891</text:p>
          </table:table-cell>
          <table:table-cell table:style-name="ce8" office:value-type="float" office:value="0.29073" calcext:value-type="float">
            <text:p>0.29073</text:p>
          </table:table-cell>
          <table:table-cell table:style-name="ce8" office:value-type="float" office:value="0.36946" calcext:value-type="float">
            <text:p>0.36946</text:p>
          </table:table-cell>
          <table:table-cell table:style-name="ce8" office:value-type="float" office:value="0.26804" calcext:value-type="float">
            <text:p>0.26804</text:p>
          </table:table-cell>
          <table:table-cell table:style-name="ce8" office:value-type="float" office:value="0.3505" calcext:value-type="float">
            <text:p>0.3505</text:p>
          </table:table-cell>
          <table:table-cell table:style-name="ce10" office:value-type="float" office:value="0.24647" calcext:value-type="float">
            <text:p>0.2464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8]-[.A198]" office:value-type="float" office:value="-0.03841" calcext:value-type="float">
            <text:p>-0.03841</text:p>
          </table:table-cell>
          <table:table-cell table:style-name="ce22" table:formula="of:=[.G198]*[.C198]" office:value-type="float" office:value="0.0980790493291235" calcext:value-type="float">
            <text:p>0.098079049329124</text:p>
          </table:table-cell>
          <table:table-cell table:formula="of:=[.H198]-[.I198]" office:value-type="float" office:value="10" calcext:value-type="float">
            <text:p>10</text:p>
          </table:table-cell>
          <table:table-cell table:formula="of:=[.K198]/[.L198]" office:value-type="float" office:value="-0.391622882386509" calcext:value-type="float">
            <text:p>-0.391622882386509</text:p>
          </table:table-cell>
          <table:table-cell table:formula="of:=[.M198]/[.J198]" office:value-type="float" office:value="1.17647058823529" calcext:value-type="float">
            <text:p>1.17647058823529</text:p>
          </table:table-cell>
          <table:table-cell table:style-name="ce27" table:formula="of:=[.N198]/[.O198]" office:value-type="float" office:value="-0.332879450028533" calcext:value-type="float">
            <text:p>-0.332879450028533</text:p>
          </table:table-cell>
          <table:table-cell table:formula="of:=[.F198]-[.B198]" office:value-type="float" office:value="-0.04426" calcext:value-type="float">
            <text:p>-0.04426</text:p>
          </table:table-cell>
          <table:table-cell office:value-type="float" office:value="0.0980790493291237" calcext:value-type="float">
            <text:p>0.098079049329124</text:p>
          </table:table-cell>
          <table:table-cell office:value-type="float" office:value="10" calcext:value-type="float">
            <text:p>10</text:p>
          </table:table-cell>
          <table:table-cell table:formula="of:=[.Q198]/[.R198]" office:value-type="float" office:value="-0.451268648123585" calcext:value-type="float">
            <text:p>-0.451268648123585</text:p>
          </table:table-cell>
          <table:table-cell table:formula="of:=[.S198]/[.J198]" office:value-type="float" office:value="1.17647058823529" calcext:value-type="float">
            <text:p>1.17647058823529</text:p>
          </table:table-cell>
          <table:table-cell table:style-name="ce27" table:formula="of:=[.T198]/[.U198]" office:value-type="float" office:value="-0.383578350905047" calcext:value-type="float">
            <text:p>-0.383578350905047</text:p>
          </table:table-cell>
        </table:table-row>
        <table:table-row table:style-name="ro1">
          <table:table-cell table:style-name="ce5" office:value-type="float" office:value="0.40237" calcext:value-type="float">
            <text:p>0.40237</text:p>
          </table:table-cell>
          <table:table-cell table:style-name="ce8" office:value-type="float" office:value="0.29807" calcext:value-type="float">
            <text:p>0.29807</text:p>
          </table:table-cell>
          <table:table-cell table:style-name="ce8" office:value-type="float" office:value="0.38202" calcext:value-type="float">
            <text:p>0.38202</text:p>
          </table:table-cell>
          <table:table-cell table:style-name="ce8" office:value-type="float" office:value="0.27459" calcext:value-type="float">
            <text:p>0.27459</text:p>
          </table:table-cell>
          <table:table-cell table:style-name="ce8" office:value-type="float" office:value="0.36218" calcext:value-type="float">
            <text:p>0.36218</text:p>
          </table:table-cell>
          <table:table-cell table:style-name="ce10" office:value-type="float" office:value="0.25229" calcext:value-type="float">
            <text:p>0.2522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9]-[.A199]" office:value-type="float" office:value="-0.04019" calcext:value-type="float">
            <text:p>-0.04019</text:p>
          </table:table-cell>
          <table:table-cell table:style-name="ce22" table:formula="of:=[.G199]*[.C199]" office:value-type="float" office:value="0.101413301642158" calcext:value-type="float">
            <text:p>0.101413301642158</text:p>
          </table:table-cell>
          <table:table-cell table:formula="of:=[.H199]-[.I199]" office:value-type="float" office:value="10" calcext:value-type="float">
            <text:p>10</text:p>
          </table:table-cell>
          <table:table-cell table:formula="of:=[.K199]/[.L199]" office:value-type="float" office:value="-0.396299098335368" calcext:value-type="float">
            <text:p>-0.396299098335368</text:p>
          </table:table-cell>
          <table:table-cell table:formula="of:=[.M199]/[.J199]" office:value-type="float" office:value="1.17647058823529" calcext:value-type="float">
            <text:p>1.17647058823529</text:p>
          </table:table-cell>
          <table:table-cell table:style-name="ce27" table:formula="of:=[.N199]/[.O199]" office:value-type="float" office:value="-0.336854233585063" calcext:value-type="float">
            <text:p>-0.336854233585063</text:p>
          </table:table-cell>
          <table:table-cell table:formula="of:=[.F199]-[.B199]" office:value-type="float" office:value="-0.04578" calcext:value-type="float">
            <text:p>-0.04578</text:p>
          </table:table-cell>
          <table:table-cell office:value-type="float" office:value="0.101413301642158" calcext:value-type="float">
            <text:p>0.101413301642158</text:p>
          </table:table-cell>
          <table:table-cell office:value-type="float" office:value="10" calcext:value-type="float">
            <text:p>10</text:p>
          </table:table-cell>
          <table:table-cell table:formula="of:=[.Q199]/[.R199]" office:value-type="float" office:value="-0.451420072699507" calcext:value-type="float">
            <text:p>-0.451420072699507</text:p>
          </table:table-cell>
          <table:table-cell table:formula="of:=[.S199]/[.J199]" office:value-type="float" office:value="1.17647058823529" calcext:value-type="float">
            <text:p>1.17647058823529</text:p>
          </table:table-cell>
          <table:table-cell table:style-name="ce27" table:formula="of:=[.T199]/[.U199]" office:value-type="float" office:value="-0.383707061794581" calcext:value-type="float">
            <text:p>-0.383707061794581</text:p>
          </table:table-cell>
        </table:table-row>
        <table:table-row table:style-name="ro1">
          <table:table-cell table:style-name="ce5" office:value-type="float" office:value="0.42267" calcext:value-type="float">
            <text:p>0.42267</text:p>
          </table:table-cell>
          <table:table-cell table:style-name="ce8" office:value-type="float" office:value="0.30426" calcext:value-type="float">
            <text:p>0.30426</text:p>
          </table:table-cell>
          <table:table-cell table:style-name="ce8" office:value-type="float" office:value="0.40102" calcext:value-type="float">
            <text:p>0.40102</text:p>
          </table:table-cell>
          <table:table-cell table:style-name="ce8" office:value-type="float" office:value="0.27972" calcext:value-type="float">
            <text:p>0.27972</text:p>
          </table:table-cell>
          <table:table-cell table:style-name="ce8" office:value-type="float" office:value="0.37986" calcext:value-type="float">
            <text:p>0.37986</text:p>
          </table:table-cell>
          <table:table-cell table:style-name="ce10" office:value-type="float" office:value="0.25635" calcext:value-type="float">
            <text:p>0.2563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0]-[.A200]" office:value-type="float" office:value="-0.04281" calcext:value-type="float">
            <text:p>-0.04281</text:p>
          </table:table-cell>
          <table:table-cell table:style-name="ce22" table:formula="of:=[.G200]*[.C200]" office:value-type="float" office:value="0.106457154663469" calcext:value-type="float">
            <text:p>0.106457154663469</text:p>
          </table:table-cell>
          <table:table-cell table:formula="of:=[.H200]-[.I200]" office:value-type="float" office:value="10" calcext:value-type="float">
            <text:p>10</text:p>
          </table:table-cell>
          <table:table-cell table:formula="of:=[.K200]/[.L200]" office:value-type="float" office:value="-0.402133610797044" calcext:value-type="float">
            <text:p>-0.402133610797044</text:p>
          </table:table-cell>
          <table:table-cell table:formula="of:=[.M200]/[.J200]" office:value-type="float" office:value="1.17647058823529" calcext:value-type="float">
            <text:p>1.17647058823529</text:p>
          </table:table-cell>
          <table:table-cell table:style-name="ce27" table:formula="of:=[.N200]/[.O200]" office:value-type="float" office:value="-0.341813569177487" calcext:value-type="float">
            <text:p>-0.341813569177487</text:p>
          </table:table-cell>
          <table:table-cell table:formula="of:=[.F200]-[.B200]" office:value-type="float" office:value="-0.04791" calcext:value-type="float">
            <text:p>-0.04791</text:p>
          </table:table-cell>
          <table:table-cell office:value-type="float" office:value="0.106457154663469" calcext:value-type="float">
            <text:p>0.106457154663469</text:p>
          </table:table-cell>
          <table:table-cell office:value-type="float" office:value="10" calcext:value-type="float">
            <text:p>10</text:p>
          </table:table-cell>
          <table:table-cell table:formula="of:=[.Q200]/[.R200]" office:value-type="float" office:value="-0.450040207738526" calcext:value-type="float">
            <text:p>-0.450040207738526</text:p>
          </table:table-cell>
          <table:table-cell table:formula="of:=[.S200]/[.J200]" office:value-type="float" office:value="1.17647058823529" calcext:value-type="float">
            <text:p>1.17647058823529</text:p>
          </table:table-cell>
          <table:table-cell table:style-name="ce27" table:formula="of:=[.T200]/[.U200]" office:value-type="float" office:value="-0.382534176577747" calcext:value-type="float">
            <text:p>-0.382534176577747</text:p>
          </table:table-cell>
        </table:table-row>
        <table:table-row table:style-name="ro1">
          <table:table-cell table:style-name="ce5" office:value-type="float" office:value="0.44158" calcext:value-type="float">
            <text:p>0.44158</text:p>
          </table:table-cell>
          <table:table-cell table:style-name="ce8" office:value-type="float" office:value="0.30846" calcext:value-type="float">
            <text:p>0.30846</text:p>
          </table:table-cell>
          <table:table-cell table:style-name="ce8" office:value-type="float" office:value="0.41843" calcext:value-type="float">
            <text:p>0.41843</text:p>
          </table:table-cell>
          <table:table-cell table:style-name="ce8" office:value-type="float" office:value="0.28255" calcext:value-type="float">
            <text:p>0.28255</text:p>
          </table:table-cell>
          <table:table-cell table:style-name="ce8" office:value-type="float" office:value="0.39577" calcext:value-type="float">
            <text:p>0.39577</text:p>
          </table:table-cell>
          <table:table-cell table:style-name="ce10" office:value-type="float" office:value="0.25778" calcext:value-type="float">
            <text:p>0.2577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1]-[.A201]" office:value-type="float" office:value="-0.04581" calcext:value-type="float">
            <text:p>-0.04581</text:p>
          </table:table-cell>
          <table:table-cell table:style-name="ce22" table:formula="of:=[.G201]*[.C201]" office:value-type="float" office:value="0.11107891682668" calcext:value-type="float">
            <text:p>0.11107891682668</text:p>
          </table:table-cell>
          <table:table-cell table:formula="of:=[.H201]-[.I201]" office:value-type="float" office:value="10" calcext:value-type="float">
            <text:p>10</text:p>
          </table:table-cell>
          <table:table-cell table:formula="of:=[.K201]/[.L201]" office:value-type="float" office:value="-0.412409495057274" calcext:value-type="float">
            <text:p>-0.412409495057274</text:p>
          </table:table-cell>
          <table:table-cell table:formula="of:=[.M201]/[.J201]" office:value-type="float" office:value="1.17647058823529" calcext:value-type="float">
            <text:p>1.17647058823529</text:p>
          </table:table-cell>
          <table:table-cell table:style-name="ce27" table:formula="of:=[.N201]/[.O201]" office:value-type="float" office:value="-0.350548070798683" calcext:value-type="float">
            <text:p>-0.350548070798683</text:p>
          </table:table-cell>
          <table:table-cell table:formula="of:=[.F201]-[.B201]" office:value-type="float" office:value="-0.05068" calcext:value-type="float">
            <text:p>-0.05068</text:p>
          </table:table-cell>
          <table:table-cell office:value-type="float" office:value="0.11107891682668" calcext:value-type="float">
            <text:p>0.11107891682668</text:p>
          </table:table-cell>
          <table:table-cell office:value-type="float" office:value="10" calcext:value-type="float">
            <text:p>10</text:p>
          </table:table-cell>
          <table:table-cell table:formula="of:=[.Q201]/[.R201]" office:value-type="float" office:value="-0.456252198417434" calcext:value-type="float">
            <text:p>-0.456252198417434</text:p>
          </table:table-cell>
          <table:table-cell table:formula="of:=[.S201]/[.J201]" office:value-type="float" office:value="1.17647058823529" calcext:value-type="float">
            <text:p>1.17647058823529</text:p>
          </table:table-cell>
          <table:table-cell table:style-name="ce27" table:formula="of:=[.T201]/[.U201]" office:value-type="float" office:value="-0.387814368654818" calcext:value-type="float">
            <text:p>-0.387814368654818</text:p>
          </table:table-cell>
        </table:table-row>
        <table:table-row table:style-name="ro1">
          <table:table-cell table:style-name="ce5" office:value-type="float" office:value="0.45509" calcext:value-type="float">
            <text:p>0.45509</text:p>
          </table:table-cell>
          <table:table-cell table:style-name="ce8" office:value-type="float" office:value="0.31206" calcext:value-type="float">
            <text:p>0.31206</text:p>
          </table:table-cell>
          <table:table-cell table:style-name="ce8" office:value-type="float" office:value="0.43067" calcext:value-type="float">
            <text:p>0.43067</text:p>
          </table:table-cell>
          <table:table-cell table:style-name="ce8" office:value-type="float" office:value="0.28488" calcext:value-type="float">
            <text:p>0.28488</text:p>
          </table:table-cell>
          <table:table-cell table:style-name="ce8" office:value-type="float" office:value="0.40676" calcext:value-type="float">
            <text:p>0.40676</text:p>
          </table:table-cell>
          <table:table-cell table:style-name="ce10" office:value-type="float" office:value="0.25891" calcext:value-type="float">
            <text:p>0.2589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2]-[.A202]" office:value-type="float" office:value="-0.04833" calcext:value-type="float">
            <text:p>-0.04833</text:p>
          </table:table-cell>
          <table:table-cell table:style-name="ce22" table:formula="of:=[.G202]*[.C202]" office:value-type="float" office:value="0.114328220036198" calcext:value-type="float">
            <text:p>0.114328220036198</text:p>
          </table:table-cell>
          <table:table-cell table:formula="of:=[.H202]-[.I202]" office:value-type="float" office:value="10" calcext:value-type="float">
            <text:p>10</text:p>
          </table:table-cell>
          <table:table-cell table:formula="of:=[.K202]/[.L202]" office:value-type="float" office:value="-0.422730275908241" calcext:value-type="float">
            <text:p>-0.422730275908241</text:p>
          </table:table-cell>
          <table:table-cell table:formula="of:=[.M202]/[.J202]" office:value-type="float" office:value="1.17647058823529" calcext:value-type="float">
            <text:p>1.17647058823529</text:p>
          </table:table-cell>
          <table:table-cell table:style-name="ce27" table:formula="of:=[.N202]/[.O202]" office:value-type="float" office:value="-0.359320734522005" calcext:value-type="float">
            <text:p>-0.359320734522005</text:p>
          </table:table-cell>
          <table:table-cell table:formula="of:=[.F202]-[.B202]" office:value-type="float" office:value="-0.05315" calcext:value-type="float">
            <text:p>-0.05315</text:p>
          </table:table-cell>
          <table:table-cell office:value-type="float" office:value="0.114328220036198" calcext:value-type="float">
            <text:p>0.114328220036198</text:p>
          </table:table-cell>
          <table:table-cell office:value-type="float" office:value="10" calcext:value-type="float">
            <text:p>10</text:p>
          </table:table-cell>
          <table:table-cell table:formula="of:=[.Q202]/[.R202]" office:value-type="float" office:value="-0.46488959578984" calcext:value-type="float">
            <text:p>-0.46488959578984</text:p>
          </table:table-cell>
          <table:table-cell table:formula="of:=[.S202]/[.J202]" office:value-type="float" office:value="1.17647058823529" calcext:value-type="float">
            <text:p>1.17647058823529</text:p>
          </table:table-cell>
          <table:table-cell table:style-name="ce27" table:formula="of:=[.T202]/[.U202]" office:value-type="float" office:value="-0.395156156421364" calcext:value-type="float">
            <text:p>-0.395156156421364</text:p>
          </table:table-cell>
        </table:table-row>
        <table:table-row table:style-name="ro1">
          <table:table-cell table:style-name="ce5" office:value-type="float" office:value="0.46416" calcext:value-type="float">
            <text:p>0.46416</text:p>
          </table:table-cell>
          <table:table-cell table:style-name="ce8" office:value-type="float" office:value="0.31621" calcext:value-type="float">
            <text:p>0.31621</text:p>
          </table:table-cell>
          <table:table-cell table:style-name="ce8" office:value-type="float" office:value="0.43893" calcext:value-type="float">
            <text:p>0.43893</text:p>
          </table:table-cell>
          <table:table-cell table:style-name="ce8" office:value-type="float" office:value="0.28808" calcext:value-type="float">
            <text:p>0.28808</text:p>
          </table:table-cell>
          <table:table-cell table:style-name="ce8" office:value-type="float" office:value="0.41431" calcext:value-type="float">
            <text:p>0.41431</text:p>
          </table:table-cell>
          <table:table-cell table:style-name="ce10" office:value-type="float" office:value="0.2613" calcext:value-type="float">
            <text:p>0.261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3]-[.A203]" office:value-type="float" office:value="-0.04985" calcext:value-type="float">
            <text:p>-0.04985</text:p>
          </table:table-cell>
          <table:table-cell table:style-name="ce22" table:formula="of:=[.G203]*[.C203]" office:value-type="float" office:value="0.116520968770725" calcext:value-type="float">
            <text:p>0.116520968770725</text:p>
          </table:table-cell>
          <table:table-cell table:formula="of:=[.H203]-[.I203]" office:value-type="float" office:value="10" calcext:value-type="float">
            <text:p>10</text:p>
          </table:table-cell>
          <table:table-cell table:formula="of:=[.K203]/[.L203]" office:value-type="float" office:value="-0.427819992623716" calcext:value-type="float">
            <text:p>-0.427819992623716</text:p>
          </table:table-cell>
          <table:table-cell table:formula="of:=[.M203]/[.J203]" office:value-type="float" office:value="1.17647058823529" calcext:value-type="float">
            <text:p>1.17647058823529</text:p>
          </table:table-cell>
          <table:table-cell table:style-name="ce27" table:formula="of:=[.N203]/[.O203]" office:value-type="float" office:value="-0.363646993730159" calcext:value-type="float">
            <text:p>-0.363646993730159</text:p>
          </table:table-cell>
          <table:table-cell table:formula="of:=[.F203]-[.B203]" office:value-type="float" office:value="-0.05491" calcext:value-type="float">
            <text:p>-0.05491</text:p>
          </table:table-cell>
          <table:table-cell office:value-type="float" office:value="0.116520968770726" calcext:value-type="float">
            <text:p>0.116520968770726</text:p>
          </table:table-cell>
          <table:table-cell office:value-type="float" office:value="10" calcext:value-type="float">
            <text:p>10</text:p>
          </table:table-cell>
          <table:table-cell table:formula="of:=[.Q203]/[.R203]" office:value-type="float" office:value="-0.471245652857937" calcext:value-type="float">
            <text:p>-0.471245652857937</text:p>
          </table:table-cell>
          <table:table-cell table:formula="of:=[.S203]/[.J203]" office:value-type="float" office:value="1.17647058823529" calcext:value-type="float">
            <text:p>1.17647058823529</text:p>
          </table:table-cell>
          <table:table-cell table:style-name="ce27" table:formula="of:=[.T203]/[.U203]" office:value-type="float" office:value="-0.400558804929246" calcext:value-type="float">
            <text:p>-0.400558804929246</text:p>
          </table:table-cell>
        </table:table-row>
        <table:table-row table:style-name="ro1">
          <table:table-cell table:style-name="ce5" office:value-type="float" office:value="0.48109" calcext:value-type="float">
            <text:p>0.48109</text:p>
          </table:table-cell>
          <table:table-cell table:style-name="ce8" office:value-type="float" office:value="0.32108" calcext:value-type="float">
            <text:p>0.32108</text:p>
          </table:table-cell>
          <table:table-cell table:style-name="ce8" office:value-type="float" office:value="0.4551" calcext:value-type="float">
            <text:p>0.4551</text:p>
          </table:table-cell>
          <table:table-cell table:style-name="ce8" office:value-type="float" office:value="0.2922" calcext:value-type="float">
            <text:p>0.2922</text:p>
          </table:table-cell>
          <table:table-cell table:style-name="ce8" office:value-type="float" office:value="0.4298" calcext:value-type="float">
            <text:p>0.4298</text:p>
          </table:table-cell>
          <table:table-cell table:style-name="ce10" office:value-type="float" office:value="0.26483" calcext:value-type="float">
            <text:p>0.2648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4]-[.A204]" office:value-type="float" office:value="-0.05129" calcext:value-type="float">
            <text:p>-0.05129</text:p>
          </table:table-cell>
          <table:table-cell table:style-name="ce22" table:formula="of:=[.G204]*[.C204]" office:value-type="float" office:value="0.120813553157809" calcext:value-type="float">
            <text:p>0.120813553157809</text:p>
          </table:table-cell>
          <table:table-cell table:formula="of:=[.H204]-[.I204]" office:value-type="float" office:value="10" calcext:value-type="float">
            <text:p>10</text:p>
          </table:table-cell>
          <table:table-cell table:formula="of:=[.K204]/[.L204]" office:value-type="float" office:value="-0.424538461616173" calcext:value-type="float">
            <text:p>-0.424538461616173</text:p>
          </table:table-cell>
          <table:table-cell table:formula="of:=[.M204]/[.J204]" office:value-type="float" office:value="1.17647058823529" calcext:value-type="float">
            <text:p>1.17647058823529</text:p>
          </table:table-cell>
          <table:table-cell table:style-name="ce27" table:formula="of:=[.N204]/[.O204]" office:value-type="float" office:value="-0.360857692373747" calcext:value-type="float">
            <text:p>-0.360857692373747</text:p>
          </table:table-cell>
          <table:table-cell table:formula="of:=[.F204]-[.B204]" office:value-type="float" office:value="-0.05625" calcext:value-type="float">
            <text:p>-0.05625</text:p>
          </table:table-cell>
          <table:table-cell office:value-type="float" office:value="0.120813553157809" calcext:value-type="float">
            <text:p>0.120813553157809</text:p>
          </table:table-cell>
          <table:table-cell office:value-type="float" office:value="10" calcext:value-type="float">
            <text:p>10</text:p>
          </table:table-cell>
          <table:table-cell table:formula="of:=[.Q204]/[.R204]" office:value-type="float" office:value="-0.465593458099235" calcext:value-type="float">
            <text:p>-0.465593458099235</text:p>
          </table:table-cell>
          <table:table-cell table:formula="of:=[.S204]/[.J204]" office:value-type="float" office:value="1.17647058823529" calcext:value-type="float">
            <text:p>1.17647058823529</text:p>
          </table:table-cell>
          <table:table-cell table:style-name="ce27" table:formula="of:=[.T204]/[.U204]" office:value-type="float" office:value="-0.39575443938435" calcext:value-type="float">
            <text:p>-0.39575443938435</text:p>
          </table:table-cell>
        </table:table-row>
        <table:table-row table:style-name="ro1">
          <table:table-cell table:style-name="ce5" office:value-type="float" office:value="0.49437" calcext:value-type="float">
            <text:p>0.49437</text:p>
          </table:table-cell>
          <table:table-cell table:style-name="ce8" office:value-type="float" office:value="0.32641" calcext:value-type="float">
            <text:p>0.32641</text:p>
          </table:table-cell>
          <table:table-cell table:style-name="ce8" office:value-type="float" office:value="0.46775" calcext:value-type="float">
            <text:p>0.46775</text:p>
          </table:table-cell>
          <table:table-cell table:style-name="ce8" office:value-type="float" office:value="0.29689" calcext:value-type="float">
            <text:p>0.29689</text:p>
          </table:table-cell>
          <table:table-cell table:style-name="ce8" office:value-type="float" office:value="0.44187" calcext:value-type="float">
            <text:p>0.44187</text:p>
          </table:table-cell>
          <table:table-cell table:style-name="ce10" office:value-type="float" office:value="0.269" calcext:value-type="float">
            <text:p>0.26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5]-[.A205]" office:value-type="float" office:value="-0.0525" calcext:value-type="float">
            <text:p>-0.0525</text:p>
          </table:table-cell>
          <table:table-cell table:style-name="ce22" table:formula="of:=[.G205]*[.C205]" office:value-type="float" office:value="0.124171697406208" calcext:value-type="float">
            <text:p>0.124171697406208</text:p>
          </table:table-cell>
          <table:table-cell table:formula="of:=[.H205]-[.I205]" office:value-type="float" office:value="10" calcext:value-type="float">
            <text:p>10</text:p>
          </table:table-cell>
          <table:table-cell table:formula="of:=[.K205]/[.L205]" office:value-type="float" office:value="-0.422801661704395" calcext:value-type="float">
            <text:p>-0.422801661704395</text:p>
          </table:table-cell>
          <table:table-cell table:formula="of:=[.M205]/[.J205]" office:value-type="float" office:value="1.17647058823529" calcext:value-type="float">
            <text:p>1.17647058823529</text:p>
          </table:table-cell>
          <table:table-cell table:style-name="ce27" table:formula="of:=[.N205]/[.O205]" office:value-type="float" office:value="-0.359381412448736" calcext:value-type="float">
            <text:p>-0.359381412448736</text:p>
          </table:table-cell>
          <table:table-cell table:formula="of:=[.F205]-[.B205]" office:value-type="float" office:value="-0.05741" calcext:value-type="float">
            <text:p>-0.05741</text:p>
          </table:table-cell>
          <table:table-cell office:value-type="float" office:value="0.124171697406208" calcext:value-type="float">
            <text:p>0.124171697406208</text:p>
          </table:table-cell>
          <table:table-cell office:value-type="float" office:value="10" calcext:value-type="float">
            <text:p>10</text:p>
          </table:table-cell>
          <table:table-cell table:formula="of:=[.Q205]/[.R205]" office:value-type="float" office:value="-0.462343683779987" calcext:value-type="float">
            <text:p>-0.462343683779987</text:p>
          </table:table-cell>
          <table:table-cell table:formula="of:=[.S205]/[.J205]" office:value-type="float" office:value="1.17647058823529" calcext:value-type="float">
            <text:p>1.17647058823529</text:p>
          </table:table-cell>
          <table:table-cell table:style-name="ce27" table:formula="of:=[.T205]/[.U205]" office:value-type="float" office:value="-0.392992131212989" calcext:value-type="float">
            <text:p>-0.392992131212989</text:p>
          </table:table-cell>
        </table:table-row>
        <table:table-row table:style-name="ro1">
          <table:table-cell table:style-name="ce5" office:value-type="float" office:value="0.50236" calcext:value-type="float">
            <text:p>0.50236</text:p>
          </table:table-cell>
          <table:table-cell table:style-name="ce8" office:value-type="float" office:value="0.33197" calcext:value-type="float">
            <text:p>0.33197</text:p>
          </table:table-cell>
          <table:table-cell table:style-name="ce8" office:value-type="float" office:value="0.47496" calcext:value-type="float">
            <text:p>0.47496</text:p>
          </table:table-cell>
          <table:table-cell table:style-name="ce8" office:value-type="float" office:value="0.30175" calcext:value-type="float">
            <text:p>0.30175</text:p>
          </table:table-cell>
          <table:table-cell table:style-name="ce8" office:value-type="float" office:value="0.44831" calcext:value-type="float">
            <text:p>0.44831</text:p>
          </table:table-cell>
          <table:table-cell table:style-name="ce10" office:value-type="float" office:value="0.27322" calcext:value-type="float">
            <text:p>0.2732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6]-[.A206]" office:value-type="float" office:value="-0.05405" calcext:value-type="float">
            <text:p>-0.05405</text:p>
          </table:table-cell>
          <table:table-cell table:style-name="ce22" table:formula="of:=[.G206]*[.C206]" office:value-type="float" office:value="0.126085706894821" calcext:value-type="float">
            <text:p>0.126085706894821</text:p>
          </table:table-cell>
          <table:table-cell table:formula="of:=[.H206]-[.I206]" office:value-type="float" office:value="10" calcext:value-type="float">
            <text:p>10</text:p>
          </table:table-cell>
          <table:table-cell table:formula="of:=[.K206]/[.L206]" office:value-type="float" office:value="-0.42867666233642" calcext:value-type="float">
            <text:p>-0.42867666233642</text:p>
          </table:table-cell>
          <table:table-cell table:formula="of:=[.M206]/[.J206]" office:value-type="float" office:value="1.17647058823529" calcext:value-type="float">
            <text:p>1.17647058823529</text:p>
          </table:table-cell>
          <table:table-cell table:style-name="ce27" table:formula="of:=[.N206]/[.O206]" office:value-type="float" office:value="-0.364375162985957" calcext:value-type="float">
            <text:p>-0.364375162985957</text:p>
          </table:table-cell>
          <table:table-cell table:formula="of:=[.F206]-[.B206]" office:value-type="float" office:value="-0.05875" calcext:value-type="float">
            <text:p>-0.05875</text:p>
          </table:table-cell>
          <table:table-cell office:value-type="float" office:value="0.126085706894821" calcext:value-type="float">
            <text:p>0.126085706894821</text:p>
          </table:table-cell>
          <table:table-cell office:value-type="float" office:value="10" calcext:value-type="float">
            <text:p>10</text:p>
          </table:table-cell>
          <table:table-cell table:formula="of:=[.Q206]/[.R206]" office:value-type="float" office:value="-0.465952893843935" calcext:value-type="float">
            <text:p>-0.465952893843935</text:p>
          </table:table-cell>
          <table:table-cell table:formula="of:=[.S206]/[.J206]" office:value-type="float" office:value="1.17647058823529" calcext:value-type="float">
            <text:p>1.17647058823529</text:p>
          </table:table-cell>
          <table:table-cell table:style-name="ce27" table:formula="of:=[.T206]/[.U206]" office:value-type="float" office:value="-0.396059959767345" calcext:value-type="float">
            <text:p>-0.396059959767345</text:p>
          </table:table-cell>
        </table:table-row>
        <table:table-row table:style-name="ro1">
          <table:table-cell table:style-name="ce5" office:value-type="float" office:value="0.51623" calcext:value-type="float">
            <text:p>0.51623</text:p>
          </table:table-cell>
          <table:table-cell table:style-name="ce8" office:value-type="float" office:value="0.33621" calcext:value-type="float">
            <text:p>0.33621</text:p>
          </table:table-cell>
          <table:table-cell table:style-name="ce8" office:value-type="float" office:value="0.48762" calcext:value-type="float">
            <text:p>0.48762</text:p>
          </table:table-cell>
          <table:table-cell table:style-name="ce8" office:value-type="float" office:value="0.30483" calcext:value-type="float">
            <text:p>0.30483</text:p>
          </table:table-cell>
          <table:table-cell table:style-name="ce8" office:value-type="float" office:value="0.45972" calcext:value-type="float">
            <text:p>0.45972</text:p>
          </table:table-cell>
          <table:table-cell table:style-name="ce10" office:value-type="float" office:value="0.2751" calcext:value-type="float">
            <text:p>0.275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7]-[.A207]" office:value-type="float" office:value="-0.0565100000000001" calcext:value-type="float">
            <text:p>-0.05651</text:p>
          </table:table-cell>
          <table:table-cell table:style-name="ce22" table:formula="of:=[.G207]*[.C207]" office:value-type="float" office:value="0.129446505802705" calcext:value-type="float">
            <text:p>0.129446505802705</text:p>
          </table:table-cell>
          <table:table-cell table:formula="of:=[.H207]-[.I207]" office:value-type="float" office:value="10" calcext:value-type="float">
            <text:p>10</text:p>
          </table:table-cell>
          <table:table-cell table:formula="of:=[.K207]/[.L207]" office:value-type="float" office:value="-0.436550987989815" calcext:value-type="float">
            <text:p>-0.436550987989815</text:p>
          </table:table-cell>
          <table:table-cell table:formula="of:=[.M207]/[.J207]" office:value-type="float" office:value="1.17647058823529" calcext:value-type="float">
            <text:p>1.17647058823529</text:p>
          </table:table-cell>
          <table:table-cell table:style-name="ce27" table:formula="of:=[.N207]/[.O207]" office:value-type="float" office:value="-0.371068339791343" calcext:value-type="float">
            <text:p>-0.371068339791343</text:p>
          </table:table-cell>
          <table:table-cell table:formula="of:=[.F207]-[.B207]" office:value-type="float" office:value="-0.06111" calcext:value-type="float">
            <text:p>-0.06111</text:p>
          </table:table-cell>
          <table:table-cell office:value-type="float" office:value="0.129446505802705" calcext:value-type="float">
            <text:p>0.129446505802705</text:p>
          </table:table-cell>
          <table:table-cell office:value-type="float" office:value="10" calcext:value-type="float">
            <text:p>10</text:p>
          </table:table-cell>
          <table:table-cell table:formula="of:=[.Q207]/[.R207]" office:value-type="float" office:value="-0.472086902779287" calcext:value-type="float">
            <text:p>-0.472086902779287</text:p>
          </table:table-cell>
          <table:table-cell table:formula="of:=[.S207]/[.J207]" office:value-type="float" office:value="1.17647058823529" calcext:value-type="float">
            <text:p>1.17647058823529</text:p>
          </table:table-cell>
          <table:table-cell table:style-name="ce27" table:formula="of:=[.T207]/[.U207]" office:value-type="float" office:value="-0.401273867362394" calcext:value-type="float">
            <text:p>-0.401273867362394</text:p>
          </table:table-cell>
        </table:table-row>
        <table:table-row table:style-name="ro1">
          <table:table-cell table:style-name="ce5" office:value-type="float" office:value="0.53" calcext:value-type="float">
            <text:p>0.53</text:p>
          </table:table-cell>
          <table:table-cell table:style-name="ce8" office:value-type="float" office:value="0.33979" calcext:value-type="float">
            <text:p>0.33979</text:p>
          </table:table-cell>
          <table:table-cell table:style-name="ce8" office:value-type="float" office:value="0.50033" calcext:value-type="float">
            <text:p>0.50033</text:p>
          </table:table-cell>
          <table:table-cell table:style-name="ce8" office:value-type="float" office:value="0.30725" calcext:value-type="float">
            <text:p>0.30725</text:p>
          </table:table-cell>
          <table:table-cell table:style-name="ce8" office:value-type="float" office:value="0.47139" calcext:value-type="float">
            <text:p>0.47139</text:p>
          </table:table-cell>
          <table:table-cell table:style-name="ce10" office:value-type="float" office:value="0.27637" calcext:value-type="float">
            <text:p>0.2763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8]-[.A208]" office:value-type="float" office:value="-0.05861" calcext:value-type="float">
            <text:p>-0.05861</text:p>
          </table:table-cell>
          <table:table-cell table:style-name="ce22" table:formula="of:=[.G208]*[.C208]" office:value-type="float" office:value="0.132820578008013" calcext:value-type="float">
            <text:p>0.132820578008013</text:p>
          </table:table-cell>
          <table:table-cell table:formula="of:=[.H208]-[.I208]" office:value-type="float" office:value="10" calcext:value-type="float">
            <text:p>10</text:p>
          </table:table-cell>
          <table:table-cell table:formula="of:=[.K208]/[.L208]" office:value-type="float" office:value="-0.441271984198595" calcext:value-type="float">
            <text:p>-0.441271984198595</text:p>
          </table:table-cell>
          <table:table-cell table:formula="of:=[.M208]/[.J208]" office:value-type="float" office:value="1.17647058823529" calcext:value-type="float">
            <text:p>1.17647058823529</text:p>
          </table:table-cell>
          <table:table-cell table:style-name="ce27" table:formula="of:=[.N208]/[.O208]" office:value-type="float" office:value="-0.375081186568805" calcext:value-type="float">
            <text:p>-0.375081186568805</text:p>
          </table:table-cell>
          <table:table-cell table:formula="of:=[.F208]-[.B208]" office:value-type="float" office:value="-0.06342" calcext:value-type="float">
            <text:p>-0.06342</text:p>
          </table:table-cell>
          <table:table-cell office:value-type="float" office:value="0.132820578008013" calcext:value-type="float">
            <text:p>0.132820578008013</text:p>
          </table:table-cell>
          <table:table-cell office:value-type="float" office:value="10" calcext:value-type="float">
            <text:p>10</text:p>
          </table:table-cell>
          <table:table-cell table:formula="of:=[.Q208]/[.R208]" office:value-type="float" office:value="-0.477486252139137" calcext:value-type="float">
            <text:p>-0.477486252139137</text:p>
          </table:table-cell>
          <table:table-cell table:formula="of:=[.S208]/[.J208]" office:value-type="float" office:value="1.17647058823529" calcext:value-type="float">
            <text:p>1.17647058823529</text:p>
          </table:table-cell>
          <table:table-cell table:style-name="ce27" table:formula="of:=[.T208]/[.U208]" office:value-type="float" office:value="-0.405863314318267" calcext:value-type="float">
            <text:p>-0.405863314318267</text:p>
          </table:table-cell>
        </table:table-row>
        <table:table-row table:style-name="ro1">
          <table:table-cell table:style-name="ce5" office:value-type="float" office:value="0.53965" calcext:value-type="float">
            <text:p>0.53965</text:p>
          </table:table-cell>
          <table:table-cell table:style-name="ce8" office:value-type="float" office:value="0.34349" calcext:value-type="float">
            <text:p>0.34349</text:p>
          </table:table-cell>
          <table:table-cell table:style-name="ce8" office:value-type="float" office:value="0.50955" calcext:value-type="float">
            <text:p>0.50955</text:p>
          </table:table-cell>
          <table:table-cell table:style-name="ce8" office:value-type="float" office:value="0.3099" calcext:value-type="float">
            <text:p>0.3099</text:p>
          </table:table-cell>
          <table:table-cell table:style-name="ce8" office:value-type="float" office:value="0.48034" calcext:value-type="float">
            <text:p>0.48034</text:p>
          </table:table-cell>
          <table:table-cell table:style-name="ce10" office:value-type="float" office:value="0.27806" calcext:value-type="float">
            <text:p>0.2780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9]-[.A209]" office:value-type="float" office:value="-0.05931" calcext:value-type="float">
            <text:p>-0.05931</text:p>
          </table:table-cell>
          <table:table-cell table:style-name="ce22" table:formula="of:=[.G209]*[.C209]" office:value-type="float" office:value="0.135268174053091" calcext:value-type="float">
            <text:p>0.135268174053091</text:p>
          </table:table-cell>
          <table:table-cell table:formula="of:=[.H209]-[.I209]" office:value-type="float" office:value="10" calcext:value-type="float">
            <text:p>10</text:p>
          </table:table-cell>
          <table:table-cell table:formula="of:=[.K209]/[.L209]" office:value-type="float" office:value="-0.438462339091838" calcext:value-type="float">
            <text:p>-0.438462339091838</text:p>
          </table:table-cell>
          <table:table-cell table:formula="of:=[.M209]/[.J209]" office:value-type="float" office:value="1.17647058823529" calcext:value-type="float">
            <text:p>1.17647058823529</text:p>
          </table:table-cell>
          <table:table-cell table:style-name="ce27" table:formula="of:=[.N209]/[.O209]" office:value-type="float" office:value="-0.372692988228062" calcext:value-type="float">
            <text:p>-0.372692988228062</text:p>
          </table:table-cell>
          <table:table-cell table:formula="of:=[.F209]-[.B209]" office:value-type="float" office:value="-0.06543" calcext:value-type="float">
            <text:p>-0.06543</text:p>
          </table:table-cell>
          <table:table-cell office:value-type="float" office:value="0.135268174053091" calcext:value-type="float">
            <text:p>0.135268174053091</text:p>
          </table:table-cell>
          <table:table-cell office:value-type="float" office:value="10" calcext:value-type="float">
            <text:p>10</text:p>
          </table:table-cell>
          <table:table-cell table:formula="of:=[.Q209]/[.R209]" office:value-type="float" office:value="-0.483705797450327" calcext:value-type="float">
            <text:p>-0.483705797450327</text:p>
          </table:table-cell>
          <table:table-cell table:formula="of:=[.S209]/[.J209]" office:value-type="float" office:value="1.17647058823529" calcext:value-type="float">
            <text:p>1.17647058823529</text:p>
          </table:table-cell>
          <table:table-cell table:style-name="ce27" table:formula="of:=[.T209]/[.U209]" office:value-type="float" office:value="-0.411149927832778" calcext:value-type="float">
            <text:p>-0.411149927832778</text:p>
          </table:table-cell>
        </table:table-row>
        <table:table-row table:style-name="ro1">
          <table:table-cell table:style-name="ce5" office:value-type="float" office:value="0.54818" calcext:value-type="float">
            <text:p>0.54818</text:p>
          </table:table-cell>
          <table:table-cell table:style-name="ce8" office:value-type="float" office:value="0.34655" calcext:value-type="float">
            <text:p>0.34655</text:p>
          </table:table-cell>
          <table:table-cell table:style-name="ce8" office:value-type="float" office:value="0.51738" calcext:value-type="float">
            <text:p>0.51738</text:p>
          </table:table-cell>
          <table:table-cell table:style-name="ce8" office:value-type="float" office:value="0.31174" calcext:value-type="float">
            <text:p>0.31174</text:p>
          </table:table-cell>
          <table:table-cell table:style-name="ce8" office:value-type="float" office:value="0.48755" calcext:value-type="float">
            <text:p>0.48755</text:p>
          </table:table-cell>
          <table:table-cell table:style-name="ce10" office:value-type="float" office:value="0.27869" calcext:value-type="float">
            <text:p>0.2786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0]-[.A210]" office:value-type="float" office:value="-0.06063" calcext:value-type="float">
            <text:p>-0.06063</text:p>
          </table:table-cell>
          <table:table-cell table:style-name="ce22" table:formula="of:=[.G210]*[.C210]" office:value-type="float" office:value="0.137346772429768" calcext:value-type="float">
            <text:p>0.137346772429768</text:p>
          </table:table-cell>
          <table:table-cell table:formula="of:=[.H210]-[.I210]" office:value-type="float" office:value="10" calcext:value-type="float">
            <text:p>10</text:p>
          </table:table-cell>
          <table:table-cell table:formula="of:=[.K210]/[.L210]" office:value-type="float" office:value="-0.441437384566158" calcext:value-type="float">
            <text:p>-0.441437384566158</text:p>
          </table:table-cell>
          <table:table-cell table:formula="of:=[.M210]/[.J210]" office:value-type="float" office:value="1.17647058823529" calcext:value-type="float">
            <text:p>1.17647058823529</text:p>
          </table:table-cell>
          <table:table-cell table:style-name="ce27" table:formula="of:=[.N210]/[.O210]" office:value-type="float" office:value="-0.375221776881234" calcext:value-type="float">
            <text:p>-0.375221776881234</text:p>
          </table:table-cell>
          <table:table-cell table:formula="of:=[.F210]-[.B210]" office:value-type="float" office:value="-0.06786" calcext:value-type="float">
            <text:p>-0.06786</text:p>
          </table:table-cell>
          <table:table-cell office:value-type="float" office:value="0.137346772429768" calcext:value-type="float">
            <text:p>0.137346772429768</text:p>
          </table:table-cell>
          <table:table-cell office:value-type="float" office:value="10" calcext:value-type="float">
            <text:p>10</text:p>
          </table:table-cell>
          <table:table-cell table:formula="of:=[.Q210]/[.R210]" office:value-type="float" office:value="-0.494077864368455" calcext:value-type="float">
            <text:p>-0.494077864368455</text:p>
          </table:table-cell>
          <table:table-cell table:formula="of:=[.S210]/[.J210]" office:value-type="float" office:value="1.17647058823529" calcext:value-type="float">
            <text:p>1.17647058823529</text:p>
          </table:table-cell>
          <table:table-cell table:style-name="ce27" table:formula="of:=[.T210]/[.U210]" office:value-type="float" office:value="-0.419966184713187" calcext:value-type="float">
            <text:p>-0.419966184713187</text:p>
          </table:table-cell>
        </table:table-row>
        <table:table-row table:style-name="ro1">
          <table:table-cell table:style-name="ce5" office:value-type="float" office:value="0.55492" calcext:value-type="float">
            <text:p>0.55492</text:p>
          </table:table-cell>
          <table:table-cell table:style-name="ce8" office:value-type="float" office:value="0.34937" calcext:value-type="float">
            <text:p>0.34937</text:p>
          </table:table-cell>
          <table:table-cell table:style-name="ce8" office:value-type="float" office:value="0.52307" calcext:value-type="float">
            <text:p>0.52307</text:p>
          </table:table-cell>
          <table:table-cell table:style-name="ce8" office:value-type="float" office:value="0.3134" calcext:value-type="float">
            <text:p>0.3134</text:p>
          </table:table-cell>
          <table:table-cell table:style-name="ce8" office:value-type="float" office:value="0.49218" calcext:value-type="float">
            <text:p>0.49218</text:p>
          </table:table-cell>
          <table:table-cell table:style-name="ce10" office:value-type="float" office:value="0.27927" calcext:value-type="float">
            <text:p>0.2792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1]-[.A211]" office:value-type="float" office:value="-0.06274" calcext:value-type="float">
            <text:p>-0.06274</text:p>
          </table:table-cell>
          <table:table-cell table:style-name="ce22" table:formula="of:=[.G211]*[.C211]" office:value-type="float" office:value="0.138857273676676" calcext:value-type="float">
            <text:p>0.138857273676676</text:p>
          </table:table-cell>
          <table:table-cell table:formula="of:=[.H211]-[.I211]" office:value-type="float" office:value="10" calcext:value-type="float">
            <text:p>10</text:p>
          </table:table-cell>
          <table:table-cell table:formula="of:=[.K211]/[.L211]" office:value-type="float" office:value="-0.451830850043101" calcext:value-type="float">
            <text:p>-0.451830850043101</text:p>
          </table:table-cell>
          <table:table-cell table:formula="of:=[.M211]/[.J211]" office:value-type="float" office:value="1.17647058823529" calcext:value-type="float">
            <text:p>1.17647058823529</text:p>
          </table:table-cell>
          <table:table-cell table:style-name="ce27" table:formula="of:=[.N211]/[.O211]" office:value-type="float" office:value="-0.384056222536636" calcext:value-type="float">
            <text:p>-0.384056222536636</text:p>
          </table:table-cell>
          <table:table-cell table:formula="of:=[.F211]-[.B211]" office:value-type="float" office:value="-0.0701" calcext:value-type="float">
            <text:p>-0.0701</text:p>
          </table:table-cell>
          <table:table-cell office:value-type="float" office:value="0.138857273676676" calcext:value-type="float">
            <text:p>0.138857273676676</text:p>
          </table:table-cell>
          <table:table-cell office:value-type="float" office:value="10" calcext:value-type="float">
            <text:p>10</text:p>
          </table:table-cell>
          <table:table-cell table:formula="of:=[.Q211]/[.R211]" office:value-type="float" office:value="-0.504834915333461" calcext:value-type="float">
            <text:p>-0.504834915333461</text:p>
          </table:table-cell>
          <table:table-cell table:formula="of:=[.S211]/[.J211]" office:value-type="float" office:value="1.17647058823529" calcext:value-type="float">
            <text:p>1.17647058823529</text:p>
          </table:table-cell>
          <table:table-cell table:style-name="ce27" table:formula="of:=[.T211]/[.U211]" office:value-type="float" office:value="-0.429109678033442" calcext:value-type="float">
            <text:p>-0.429109678033442</text:p>
          </table:table-cell>
        </table:table-row>
        <table:table-row table:style-name="ro1">
          <table:table-cell table:style-name="ce5" office:value-type="float" office:value="0.56086" calcext:value-type="float">
            <text:p>0.56086</text:p>
          </table:table-cell>
          <table:table-cell table:style-name="ce8" office:value-type="float" office:value="0.35261" calcext:value-type="float">
            <text:p>0.35261</text:p>
          </table:table-cell>
          <table:table-cell table:style-name="ce8" office:value-type="float" office:value="0.52784" calcext:value-type="float">
            <text:p>0.52784</text:p>
          </table:table-cell>
          <table:table-cell table:style-name="ce8" office:value-type="float" office:value="0.3157" calcext:value-type="float">
            <text:p>0.3157</text:p>
          </table:table-cell>
          <table:table-cell table:style-name="ce8" office:value-type="float" office:value="0.49576" calcext:value-type="float">
            <text:p>0.49576</text:p>
          </table:table-cell>
          <table:table-cell table:style-name="ce10" office:value-type="float" office:value="0.28077" calcext:value-type="float">
            <text:p>0.2807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2]-[.A212]" office:value-type="float" office:value="-0.0651" calcext:value-type="float">
            <text:p>-0.0651</text:p>
          </table:table-cell>
          <table:table-cell table:style-name="ce22" table:formula="of:=[.G212]*[.C212]" office:value-type="float" office:value="0.140123546250973" calcext:value-type="float">
            <text:p>0.140123546250973</text:p>
          </table:table-cell>
          <table:table-cell table:formula="of:=[.H212]-[.I212]" office:value-type="float" office:value="10" calcext:value-type="float">
            <text:p>10</text:p>
          </table:table-cell>
          <table:table-cell table:formula="of:=[.K212]/[.L212]" office:value-type="float" office:value="-0.464590011755771" calcext:value-type="float">
            <text:p>-0.464590011755771</text:p>
          </table:table-cell>
          <table:table-cell table:formula="of:=[.M212]/[.J212]" office:value-type="float" office:value="1.17647058823529" calcext:value-type="float">
            <text:p>1.17647058823529</text:p>
          </table:table-cell>
          <table:table-cell table:style-name="ce27" table:formula="of:=[.N212]/[.O212]" office:value-type="float" office:value="-0.394901509992405" calcext:value-type="float">
            <text:p>-0.394901509992405</text:p>
          </table:table-cell>
          <table:table-cell table:formula="of:=[.F212]-[.B212]" office:value-type="float" office:value="-0.07184" calcext:value-type="float">
            <text:p>-0.07184</text:p>
          </table:table-cell>
          <table:table-cell office:value-type="float" office:value="0.140123546250974" calcext:value-type="float">
            <text:p>0.140123546250974</text:p>
          </table:table-cell>
          <table:table-cell office:value-type="float" office:value="10" calcext:value-type="float">
            <text:p>10</text:p>
          </table:table-cell>
          <table:table-cell table:formula="of:=[.Q212]/[.R212]" office:value-type="float" office:value="-0.512690421575029" calcext:value-type="float">
            <text:p>-0.512690421575029</text:p>
          </table:table-cell>
          <table:table-cell table:formula="of:=[.S212]/[.J212]" office:value-type="float" office:value="1.17647058823529" calcext:value-type="float">
            <text:p>1.17647058823529</text:p>
          </table:table-cell>
          <table:table-cell table:style-name="ce27" table:formula="of:=[.T212]/[.U212]" office:value-type="float" office:value="-0.435786858338775" calcext:value-type="float">
            <text:p>-0.435786858338775</text:p>
          </table:table-cell>
        </table:table-row>
        <table:table-row table:style-name="ro1">
          <table:table-cell table:style-name="ce5" office:value-type="float" office:value="0.56668" calcext:value-type="float">
            <text:p>0.56668</text:p>
          </table:table-cell>
          <table:table-cell table:style-name="ce8" office:value-type="float" office:value="0.35635" calcext:value-type="float">
            <text:p>0.35635</text:p>
          </table:table-cell>
          <table:table-cell table:style-name="ce8" office:value-type="float" office:value="0.53247" calcext:value-type="float">
            <text:p>0.53247</text:p>
          </table:table-cell>
          <table:table-cell table:style-name="ce8" office:value-type="float" office:value="0.31866" calcext:value-type="float">
            <text:p>0.31866</text:p>
          </table:table-cell>
          <table:table-cell table:style-name="ce8" office:value-type="float" office:value="0.49921" calcext:value-type="float">
            <text:p>0.49921</text:p>
          </table:table-cell>
          <table:table-cell table:style-name="ce10" office:value-type="float" office:value="0.28311" calcext:value-type="float">
            <text:p>0.2831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3]-[.A213]" office:value-type="float" office:value="-0.06747" calcext:value-type="float">
            <text:p>-0.06747</text:p>
          </table:table-cell>
          <table:table-cell table:style-name="ce22" table:formula="of:=[.G213]*[.C213]" office:value-type="float" office:value="0.141352653592482" calcext:value-type="float">
            <text:p>0.141352653592482</text:p>
          </table:table-cell>
          <table:table-cell table:formula="of:=[.H213]-[.I213]" office:value-type="float" office:value="10" calcext:value-type="float">
            <text:p>10</text:p>
          </table:table-cell>
          <table:table-cell table:formula="of:=[.K213]/[.L213]" office:value-type="float" office:value="-0.477316826286935" calcext:value-type="float">
            <text:p>-0.477316826286935</text:p>
          </table:table-cell>
          <table:table-cell table:formula="of:=[.M213]/[.J213]" office:value-type="float" office:value="1.17647058823529" calcext:value-type="float">
            <text:p>1.17647058823529</text:p>
          </table:table-cell>
          <table:table-cell table:style-name="ce27" table:formula="of:=[.N213]/[.O213]" office:value-type="float" office:value="-0.405719302343895" calcext:value-type="float">
            <text:p>-0.405719302343895</text:p>
          </table:table-cell>
          <table:table-cell table:formula="of:=[.F213]-[.B213]" office:value-type="float" office:value="-0.07324" calcext:value-type="float">
            <text:p>-0.07324</text:p>
          </table:table-cell>
          <table:table-cell office:value-type="float" office:value="0.141352653592482" calcext:value-type="float">
            <text:p>0.141352653592482</text:p>
          </table:table-cell>
          <table:table-cell office:value-type="float" office:value="10" calcext:value-type="float">
            <text:p>10</text:p>
          </table:table-cell>
          <table:table-cell table:formula="of:=[.Q213]/[.R213]" office:value-type="float" office:value="-0.518136717908035" calcext:value-type="float">
            <text:p>-0.518136717908035</text:p>
          </table:table-cell>
          <table:table-cell table:formula="of:=[.S213]/[.J213]" office:value-type="float" office:value="1.17647058823529" calcext:value-type="float">
            <text:p>1.17647058823529</text:p>
          </table:table-cell>
          <table:table-cell table:style-name="ce27" table:formula="of:=[.T213]/[.U213]" office:value-type="float" office:value="-0.44041621022183" calcext:value-type="float">
            <text:p>-0.44041621022183</text:p>
          </table:table-cell>
        </table:table-row>
        <table:table-row table:style-name="ro1">
          <table:table-cell table:style-name="ce5" office:value-type="float" office:value="0.57251" calcext:value-type="float">
            <text:p>0.57251</text:p>
          </table:table-cell>
          <table:table-cell table:style-name="ce8" office:value-type="float" office:value="0.36067" calcext:value-type="float">
            <text:p>0.36067</text:p>
          </table:table-cell>
          <table:table-cell table:style-name="ce8" office:value-type="float" office:value="0.53713" calcext:value-type="float">
            <text:p>0.53713</text:p>
          </table:table-cell>
          <table:table-cell table:style-name="ce8" office:value-type="float" office:value="0.32235" calcext:value-type="float">
            <text:p>0.32235</text:p>
          </table:table-cell>
          <table:table-cell table:style-name="ce8" office:value-type="float" office:value="0.50269" calcext:value-type="float">
            <text:p>0.50269</text:p>
          </table:table-cell>
          <table:table-cell table:style-name="ce10" office:value-type="float" office:value="0.28631" calcext:value-type="float">
            <text:p>0.2863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4]-[.A214]" office:value-type="float" office:value="-0.06982" calcext:value-type="float">
            <text:p>-0.06982</text:p>
          </table:table-cell>
          <table:table-cell table:style-name="ce22" table:formula="of:=[.G214]*[.C214]" office:value-type="float" office:value="0.142589724912446" calcext:value-type="float">
            <text:p>0.142589724912446</text:p>
          </table:table-cell>
          <table:table-cell table:formula="of:=[.H214]-[.I214]" office:value-type="float" office:value="10" calcext:value-type="float">
            <text:p>10</text:p>
          </table:table-cell>
          <table:table-cell table:formula="of:=[.K214]/[.L214]" office:value-type="float" office:value="-0.489656600732427" calcext:value-type="float">
            <text:p>-0.489656600732427</text:p>
          </table:table-cell>
          <table:table-cell table:formula="of:=[.M214]/[.J214]" office:value-type="float" office:value="1.17647058823529" calcext:value-type="float">
            <text:p>1.17647058823529</text:p>
          </table:table-cell>
          <table:table-cell table:style-name="ce27" table:formula="of:=[.N214]/[.O214]" office:value-type="float" office:value="-0.416208110622563" calcext:value-type="float">
            <text:p>-0.416208110622563</text:p>
          </table:table-cell>
          <table:table-cell table:formula="of:=[.F214]-[.B214]" office:value-type="float" office:value="-0.07436" calcext:value-type="float">
            <text:p>-0.07436</text:p>
          </table:table-cell>
          <table:table-cell office:value-type="float" office:value="0.142589724912446" calcext:value-type="float">
            <text:p>0.142589724912446</text:p>
          </table:table-cell>
          <table:table-cell office:value-type="float" office:value="10" calcext:value-type="float">
            <text:p>10</text:p>
          </table:table-cell>
          <table:table-cell table:formula="of:=[.Q214]/[.R214]" office:value-type="float" office:value="-0.521496202097725" calcext:value-type="float">
            <text:p>-0.521496202097725</text:p>
          </table:table-cell>
          <table:table-cell table:formula="of:=[.S214]/[.J214]" office:value-type="float" office:value="1.17647058823529" calcext:value-type="float">
            <text:p>1.17647058823529</text:p>
          </table:table-cell>
          <table:table-cell table:style-name="ce27" table:formula="of:=[.T214]/[.U214]" office:value-type="float" office:value="-0.443271771783067" calcext:value-type="float">
            <text:p>-0.443271771783067</text:p>
          </table:table-cell>
        </table:table-row>
        <table:table-row table:style-name="ro1">
          <table:table-cell table:style-name="ce5" office:value-type="float" office:value="0.57834" calcext:value-type="float">
            <text:p>0.57834</text:p>
          </table:table-cell>
          <table:table-cell table:style-name="ce8" office:value-type="float" office:value="0.36548" calcext:value-type="float">
            <text:p>0.36548</text:p>
          </table:table-cell>
          <table:table-cell table:style-name="ce8" office:value-type="float" office:value="0.5418" calcext:value-type="float">
            <text:p>0.5418</text:p>
          </table:table-cell>
          <table:table-cell table:style-name="ce8" office:value-type="float" office:value="0.3266" calcext:value-type="float">
            <text:p>0.3266</text:p>
          </table:table-cell>
          <table:table-cell table:style-name="ce8" office:value-type="float" office:value="0.5062" calcext:value-type="float">
            <text:p>0.5062</text:p>
          </table:table-cell>
          <table:table-cell table:style-name="ce10" office:value-type="float" office:value="0.29012" calcext:value-type="float">
            <text:p>0.2901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5]-[.A215]" office:value-type="float" office:value="-0.0721400000000001" calcext:value-type="float">
            <text:p>-0.07214</text:p>
          </table:table-cell>
          <table:table-cell table:style-name="ce22" table:formula="of:=[.G215]*[.C215]" office:value-type="float" office:value="0.143829450891894" calcext:value-type="float">
            <text:p>0.143829450891894</text:p>
          </table:table-cell>
          <table:table-cell table:formula="of:=[.H215]-[.I215]" office:value-type="float" office:value="10" calcext:value-type="float">
            <text:p>10</text:p>
          </table:table-cell>
          <table:table-cell table:formula="of:=[.K215]/[.L215]" office:value-type="float" office:value="-0.501566261656818" calcext:value-type="float">
            <text:p>-0.501566261656818</text:p>
          </table:table-cell>
          <table:table-cell table:formula="of:=[.M215]/[.J215]" office:value-type="float" office:value="1.17647058823529" calcext:value-type="float">
            <text:p>1.17647058823529</text:p>
          </table:table-cell>
          <table:table-cell table:style-name="ce27" table:formula="of:=[.N215]/[.O215]" office:value-type="float" office:value="-0.426331322408295" calcext:value-type="float">
            <text:p>-0.426331322408295</text:p>
          </table:table-cell>
          <table:table-cell table:formula="of:=[.F215]-[.B215]" office:value-type="float" office:value="-0.07536" calcext:value-type="float">
            <text:p>-0.07536</text:p>
          </table:table-cell>
          <table:table-cell office:value-type="float" office:value="0.143829450891894" calcext:value-type="float">
            <text:p>0.143829450891894</text:p>
          </table:table-cell>
          <table:table-cell office:value-type="float" office:value="10" calcext:value-type="float">
            <text:p>10</text:p>
          </table:table-cell>
          <table:table-cell table:formula="of:=[.Q215]/[.R215]" office:value-type="float" office:value="-0.523953887974185" calcext:value-type="float">
            <text:p>-0.523953887974185</text:p>
          </table:table-cell>
          <table:table-cell table:formula="of:=[.S215]/[.J215]" office:value-type="float" office:value="1.17647058823529" calcext:value-type="float">
            <text:p>1.17647058823529</text:p>
          </table:table-cell>
          <table:table-cell table:style-name="ce27" table:formula="of:=[.T215]/[.U215]" office:value-type="float" office:value="-0.445360804778057" calcext:value-type="float">
            <text:p>-0.445360804778057</text:p>
          </table:table-cell>
        </table:table-row>
        <table:table-row table:style-name="ro1">
          <table:table-cell table:style-name="ce5" office:value-type="float" office:value="0.58404" calcext:value-type="float">
            <text:p>0.58404</text:p>
          </table:table-cell>
          <table:table-cell table:style-name="ce8" office:value-type="float" office:value="0.37064" calcext:value-type="float">
            <text:p>0.37064</text:p>
          </table:table-cell>
          <table:table-cell table:style-name="ce8" office:value-type="float" office:value="0.54634" calcext:value-type="float">
            <text:p>0.54634</text:p>
          </table:table-cell>
          <table:table-cell table:style-name="ce8" office:value-type="float" office:value="0.33122" calcext:value-type="float">
            <text:p>0.33122</text:p>
          </table:table-cell>
          <table:table-cell table:style-name="ce8" office:value-type="float" office:value="0.50957" calcext:value-type="float">
            <text:p>0.50957</text:p>
          </table:table-cell>
          <table:table-cell table:style-name="ce10" office:value-type="float" office:value="0.29431" calcext:value-type="float">
            <text:p>0.2943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6]-[.A216]" office:value-type="float" office:value="-0.0744699999999999" calcext:value-type="float">
            <text:p>-0.07447</text:p>
          </table:table-cell>
          <table:table-cell table:style-name="ce22" table:formula="of:=[.G216]*[.C216]" office:value-type="float" office:value="0.145034666298039" calcext:value-type="float">
            <text:p>0.145034666298039</text:p>
          </table:table-cell>
          <table:table-cell table:formula="of:=[.H216]-[.I216]" office:value-type="float" office:value="10" calcext:value-type="float">
            <text:p>10</text:p>
          </table:table-cell>
          <table:table-cell table:formula="of:=[.K216]/[.L216]" office:value-type="float" office:value="-0.513463449124418" calcext:value-type="float">
            <text:p>-0.513463449124418</text:p>
          </table:table-cell>
          <table:table-cell table:formula="of:=[.M216]/[.J216]" office:value-type="float" office:value="1.17647058823529" calcext:value-type="float">
            <text:p>1.17647058823529</text:p>
          </table:table-cell>
          <table:table-cell table:style-name="ce27" table:formula="of:=[.N216]/[.O216]" office:value-type="float" office:value="-0.436443931755755" calcext:value-type="float">
            <text:p>-0.436443931755755</text:p>
          </table:table-cell>
          <table:table-cell table:formula="of:=[.F216]-[.B216]" office:value-type="float" office:value="-0.07633" calcext:value-type="float">
            <text:p>-0.07633</text:p>
          </table:table-cell>
          <table:table-cell office:value-type="float" office:value="0.145034666298039" calcext:value-type="float">
            <text:p>0.145034666298039</text:p>
          </table:table-cell>
          <table:table-cell office:value-type="float" office:value="10" calcext:value-type="float">
            <text:p>10</text:p>
          </table:table-cell>
          <table:table-cell table:formula="of:=[.Q216]/[.R216]" office:value-type="float" office:value="-0.526287969271744" calcext:value-type="float">
            <text:p>-0.526287969271744</text:p>
          </table:table-cell>
          <table:table-cell table:formula="of:=[.S216]/[.J216]" office:value-type="float" office:value="1.17647058823529" calcext:value-type="float">
            <text:p>1.17647058823529</text:p>
          </table:table-cell>
          <table:table-cell table:style-name="ce27" table:formula="of:=[.T216]/[.U216]" office:value-type="float" office:value="-0.447344773880982" calcext:value-type="float">
            <text:p>-0.447344773880982</text:p>
          </table:table-cell>
        </table:table-row>
        <table:table-row table:style-name="ro1">
          <table:table-cell table:style-name="ce5" office:value-type="float" office:value="0.58925" calcext:value-type="float">
            <text:p>0.58925</text:p>
          </table:table-cell>
          <table:table-cell table:style-name="ce8" office:value-type="float" office:value="0.3761" calcext:value-type="float">
            <text:p>0.3761</text:p>
          </table:table-cell>
          <table:table-cell table:style-name="ce8" office:value-type="float" office:value="0.55033" calcext:value-type="float">
            <text:p>0.55033</text:p>
          </table:table-cell>
          <table:table-cell table:style-name="ce8" office:value-type="float" office:value="0.33616" calcext:value-type="float">
            <text:p>0.33616</text:p>
          </table:table-cell>
          <table:table-cell table:style-name="ce8" office:value-type="float" office:value="0.51234" calcext:value-type="float">
            <text:p>0.51234</text:p>
          </table:table-cell>
          <table:table-cell table:style-name="ce10" office:value-type="float" office:value="0.29884" calcext:value-type="float">
            <text:p>0.2988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7]-[.A217]" office:value-type="float" office:value="-0.07691" calcext:value-type="float">
            <text:p>-0.07691</text:p>
          </table:table-cell>
          <table:table-cell table:style-name="ce22" table:formula="of:=[.G217]*[.C217]" office:value-type="float" office:value="0.146093875432514" calcext:value-type="float">
            <text:p>0.146093875432514</text:p>
          </table:table-cell>
          <table:table-cell table:formula="of:=[.H217]-[.I217]" office:value-type="float" office:value="10" calcext:value-type="float">
            <text:p>10</text:p>
          </table:table-cell>
          <table:table-cell table:formula="of:=[.K217]/[.L217]" office:value-type="float" office:value="-0.52644232875818" calcext:value-type="float">
            <text:p>-0.52644232875818</text:p>
          </table:table-cell>
          <table:table-cell table:formula="of:=[.M217]/[.J217]" office:value-type="float" office:value="1.17647058823529" calcext:value-type="float">
            <text:p>1.17647058823529</text:p>
          </table:table-cell>
          <table:table-cell table:style-name="ce27" table:formula="of:=[.N217]/[.O217]" office:value-type="float" office:value="-0.447475979444453" calcext:value-type="float">
            <text:p>-0.447475979444453</text:p>
          </table:table-cell>
          <table:table-cell table:formula="of:=[.F217]-[.B217]" office:value-type="float" office:value="-0.07726" calcext:value-type="float">
            <text:p>-0.07726</text:p>
          </table:table-cell>
          <table:table-cell office:value-type="float" office:value="0.146093875432514" calcext:value-type="float">
            <text:p>0.146093875432514</text:p>
          </table:table-cell>
          <table:table-cell office:value-type="float" office:value="10" calcext:value-type="float">
            <text:p>10</text:p>
          </table:table-cell>
          <table:table-cell table:formula="of:=[.Q217]/[.R217]" office:value-type="float" office:value="-0.528838048626406" calcext:value-type="float">
            <text:p>-0.528838048626406</text:p>
          </table:table-cell>
          <table:table-cell table:formula="of:=[.S217]/[.J217]" office:value-type="float" office:value="1.17647058823529" calcext:value-type="float">
            <text:p>1.17647058823529</text:p>
          </table:table-cell>
          <table:table-cell table:style-name="ce27" table:formula="of:=[.T217]/[.U217]" office:value-type="float" office:value="-0.449512341332445" calcext:value-type="float">
            <text:p>-0.449512341332445</text:p>
          </table:table-cell>
        </table:table-row>
        <table:table-row table:style-name="ro1">
          <table:table-cell table:style-name="ce5" office:value-type="float" office:value="0.59375" calcext:value-type="float">
            <text:p>0.59375</text:p>
          </table:table-cell>
          <table:table-cell table:style-name="ce8" office:value-type="float" office:value="0.38144" calcext:value-type="float">
            <text:p>0.38144</text:p>
          </table:table-cell>
          <table:table-cell table:style-name="ce8" office:value-type="float" office:value="0.55353" calcext:value-type="float">
            <text:p>0.55353</text:p>
          </table:table-cell>
          <table:table-cell table:style-name="ce8" office:value-type="float" office:value="0.34086" calcext:value-type="float">
            <text:p>0.34086</text:p>
          </table:table-cell>
          <table:table-cell table:style-name="ce8" office:value-type="float" office:value="0.51422" calcext:value-type="float">
            <text:p>0.51422</text:p>
          </table:table-cell>
          <table:table-cell table:style-name="ce10" office:value-type="float" office:value="0.30293" calcext:value-type="float">
            <text:p>0.3029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8]-[.A218]" office:value-type="float" office:value="-0.07953" calcext:value-type="float">
            <text:p>-0.07953</text:p>
          </table:table-cell>
          <table:table-cell table:style-name="ce22" table:formula="of:=[.G218]*[.C218]" office:value-type="float" office:value="0.146943366467682" calcext:value-type="float">
            <text:p>0.146943366467682</text:p>
          </table:table-cell>
          <table:table-cell table:formula="of:=[.H218]-[.I218]" office:value-type="float" office:value="10" calcext:value-type="float">
            <text:p>10</text:p>
          </table:table-cell>
          <table:table-cell table:formula="of:=[.K218]/[.L218]" office:value-type="float" office:value="-0.541228923168107" calcext:value-type="float">
            <text:p>-0.541228923168107</text:p>
          </table:table-cell>
          <table:table-cell table:formula="of:=[.M218]/[.J218]" office:value-type="float" office:value="1.17647058823529" calcext:value-type="float">
            <text:p>1.17647058823529</text:p>
          </table:table-cell>
          <table:table-cell table:style-name="ce27" table:formula="of:=[.N218]/[.O218]" office:value-type="float" office:value="-0.460044584692891" calcext:value-type="float">
            <text:p>-0.460044584692891</text:p>
          </table:table-cell>
          <table:table-cell table:formula="of:=[.F218]-[.B218]" office:value-type="float" office:value="-0.07851" calcext:value-type="float">
            <text:p>-0.07851</text:p>
          </table:table-cell>
          <table:table-cell office:value-type="float" office:value="0.146943366467682" calcext:value-type="float">
            <text:p>0.146943366467682</text:p>
          </table:table-cell>
          <table:table-cell office:value-type="float" office:value="10" calcext:value-type="float">
            <text:p>10</text:p>
          </table:table-cell>
          <table:table-cell table:formula="of:=[.Q218]/[.R218]" office:value-type="float" office:value="-0.534287473380209" calcext:value-type="float">
            <text:p>-0.534287473380209</text:p>
          </table:table-cell>
          <table:table-cell table:formula="of:=[.S218]/[.J218]" office:value-type="float" office:value="1.17647058823529" calcext:value-type="float">
            <text:p>1.17647058823529</text:p>
          </table:table-cell>
          <table:table-cell table:style-name="ce27" table:formula="of:=[.T218]/[.U218]" office:value-type="float" office:value="-0.454144352373178" calcext:value-type="float">
            <text:p>-0.454144352373178</text:p>
          </table:table-cell>
        </table:table-row>
        <table:table-row table:style-name="ro1">
          <table:table-cell table:style-name="ce5" office:value-type="float" office:value="0.59763" calcext:value-type="float">
            <text:p>0.59763</text:p>
          </table:table-cell>
          <table:table-cell table:style-name="ce8" office:value-type="float" office:value="0.38605" calcext:value-type="float">
            <text:p>0.38605</text:p>
          </table:table-cell>
          <table:table-cell table:style-name="ce8" office:value-type="float" office:value="0.55606" calcext:value-type="float">
            <text:p>0.55606</text:p>
          </table:table-cell>
          <table:table-cell table:style-name="ce8" office:value-type="float" office:value="0.34452" calcext:value-type="float">
            <text:p>0.34452</text:p>
          </table:table-cell>
          <table:table-cell table:style-name="ce8" office:value-type="float" office:value="0.51538" calcext:value-type="float">
            <text:p>0.51538</text:p>
          </table:table-cell>
          <table:table-cell table:style-name="ce10" office:value-type="float" office:value="0.30562" calcext:value-type="float">
            <text:p>0.3056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9]-[.A219]" office:value-type="float" office:value="-0.0822499999999999" calcext:value-type="float">
            <text:p>-0.08225</text:p>
          </table:table-cell>
          <table:table-cell table:style-name="ce22" table:formula="of:=[.G219]*[.C219]" office:value-type="float" office:value="0.147614995317362" calcext:value-type="float">
            <text:p>0.147614995317362</text:p>
          </table:table-cell>
          <table:table-cell table:formula="of:=[.H219]-[.I219]" office:value-type="float" office:value="10" calcext:value-type="float">
            <text:p>10</text:p>
          </table:table-cell>
          <table:table-cell table:formula="of:=[.K219]/[.L219]" office:value-type="float" office:value="-0.557192714894366" calcext:value-type="float">
            <text:p>-0.557192714894366</text:p>
          </table:table-cell>
          <table:table-cell table:formula="of:=[.M219]/[.J219]" office:value-type="float" office:value="1.17647058823529" calcext:value-type="float">
            <text:p>1.17647058823529</text:p>
          </table:table-cell>
          <table:table-cell table:style-name="ce27" table:formula="of:=[.N219]/[.O219]" office:value-type="float" office:value="-0.473613807660211" calcext:value-type="float">
            <text:p>-0.473613807660211</text:p>
          </table:table-cell>
          <table:table-cell table:formula="of:=[.F219]-[.B219]" office:value-type="float" office:value="-0.08043" calcext:value-type="float">
            <text:p>-0.08043</text:p>
          </table:table-cell>
          <table:table-cell office:value-type="float" office:value="0.147614995317362" calcext:value-type="float">
            <text:p>0.147614995317362</text:p>
          </table:table-cell>
          <table:table-cell office:value-type="float" office:value="10" calcext:value-type="float">
            <text:p>10</text:p>
          </table:table-cell>
          <table:table-cell table:formula="of:=[.Q219]/[.R219]" office:value-type="float" office:value="-0.544863344181809" calcext:value-type="float">
            <text:p>-0.544863344181809</text:p>
          </table:table-cell>
          <table:table-cell table:formula="of:=[.S219]/[.J219]" office:value-type="float" office:value="1.17647058823529" calcext:value-type="float">
            <text:p>1.17647058823529</text:p>
          </table:table-cell>
          <table:table-cell table:style-name="ce27" table:formula="of:=[.T219]/[.U219]" office:value-type="float" office:value="-0.463133842554538" calcext:value-type="float">
            <text:p>-0.463133842554538</text:p>
          </table:table-cell>
        </table:table-row>
        <table:table-row table:style-name="ro1">
          <table:table-cell table:style-name="ce5" office:value-type="float" office:value="0.60123" calcext:value-type="float">
            <text:p>0.60123</text:p>
          </table:table-cell>
          <table:table-cell table:style-name="ce8" office:value-type="float" office:value="0.39017" calcext:value-type="float">
            <text:p>0.39017</text:p>
          </table:table-cell>
          <table:table-cell table:style-name="ce8" office:value-type="float" office:value="0.5583" calcext:value-type="float">
            <text:p>0.5583</text:p>
          </table:table-cell>
          <table:table-cell table:style-name="ce8" office:value-type="float" office:value="0.34763" calcext:value-type="float">
            <text:p>0.34763</text:p>
          </table:table-cell>
          <table:table-cell table:style-name="ce8" office:value-type="float" office:value="0.51625" calcext:value-type="float">
            <text:p>0.51625</text:p>
          </table:table-cell>
          <table:table-cell table:style-name="ce10" office:value-type="float" office:value="0.30774" calcext:value-type="float">
            <text:p>0.3077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0]-[.A220]" office:value-type="float" office:value="-0.0849799999999999" calcext:value-type="float">
            <text:p>-0.08498</text:p>
          </table:table-cell>
          <table:table-cell table:style-name="ce22" table:formula="of:=[.G220]*[.C220]" office:value-type="float" office:value="0.148209639041979" calcext:value-type="float">
            <text:p>0.148209639041979</text:p>
          </table:table-cell>
          <table:table-cell table:formula="of:=[.H220]-[.I220]" office:value-type="float" office:value="10" calcext:value-type="float">
            <text:p>10</text:p>
          </table:table-cell>
          <table:table-cell table:formula="of:=[.K220]/[.L220]" office:value-type="float" office:value="-0.573377012111405" calcext:value-type="float">
            <text:p>-0.573377012111405</text:p>
          </table:table-cell>
          <table:table-cell table:formula="of:=[.M220]/[.J220]" office:value-type="float" office:value="1.17647058823529" calcext:value-type="float">
            <text:p>1.17647058823529</text:p>
          </table:table-cell>
          <table:table-cell table:style-name="ce27" table:formula="of:=[.N220]/[.O220]" office:value-type="float" office:value="-0.487370460294694" calcext:value-type="float">
            <text:p>-0.487370460294694</text:p>
          </table:table-cell>
          <table:table-cell table:formula="of:=[.F220]-[.B220]" office:value-type="float" office:value="-0.08243" calcext:value-type="float">
            <text:p>-0.08243</text:p>
          </table:table-cell>
          <table:table-cell office:value-type="float" office:value="0.14820963904198" calcext:value-type="float">
            <text:p>0.14820963904198</text:p>
          </table:table-cell>
          <table:table-cell office:value-type="float" office:value="10" calcext:value-type="float">
            <text:p>10</text:p>
          </table:table-cell>
          <table:table-cell table:formula="of:=[.Q220]/[.R220]" office:value-type="float" office:value="-0.556171653428371" calcext:value-type="float">
            <text:p>-0.556171653428371</text:p>
          </table:table-cell>
          <table:table-cell table:formula="of:=[.S220]/[.J220]" office:value-type="float" office:value="1.17647058823529" calcext:value-type="float">
            <text:p>1.17647058823529</text:p>
          </table:table-cell>
          <table:table-cell table:style-name="ce27" table:formula="of:=[.T220]/[.U220]" office:value-type="float" office:value="-0.472745905414115" calcext:value-type="float">
            <text:p>-0.472745905414115</text:p>
          </table:table-cell>
        </table:table-row>
        <table:table-row table:style-name="ro1">
          <table:table-cell table:style-name="ce5" office:value-type="float" office:value="0.60503" calcext:value-type="float">
            <text:p>0.60503</text:p>
          </table:table-cell>
          <table:table-cell table:style-name="ce8" office:value-type="float" office:value="0.39439" calcext:value-type="float">
            <text:p>0.39439</text:p>
          </table:table-cell>
          <table:table-cell table:style-name="ce8" office:value-type="float" office:value="0.5608" calcext:value-type="float">
            <text:p>0.5608</text:p>
          </table:table-cell>
          <table:table-cell table:style-name="ce8" office:value-type="float" office:value="0.35097" calcext:value-type="float">
            <text:p>0.35097</text:p>
          </table:table-cell>
          <table:table-cell table:style-name="ce8" office:value-type="float" office:value="0.51745" calcext:value-type="float">
            <text:p>0.51745</text:p>
          </table:table-cell>
          <table:table-cell table:style-name="ce10" office:value-type="float" office:value="0.3103" calcext:value-type="float">
            <text:p>0.310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1]-[.A221]" office:value-type="float" office:value="-0.08758" calcext:value-type="float">
            <text:p>-0.08758</text:p>
          </table:table-cell>
          <table:table-cell table:style-name="ce22" table:formula="of:=[.G221]*[.C221]" office:value-type="float" office:value="0.148873303913204" calcext:value-type="float">
            <text:p>0.148873303913204</text:p>
          </table:table-cell>
          <table:table-cell table:formula="of:=[.H221]-[.I221]" office:value-type="float" office:value="10" calcext:value-type="float">
            <text:p>10</text:p>
          </table:table-cell>
          <table:table-cell table:formula="of:=[.K221]/[.L221]" office:value-type="float" office:value="-0.588285459500923" calcext:value-type="float">
            <text:p>-0.588285459500923</text:p>
          </table:table-cell>
          <table:table-cell table:formula="of:=[.M221]/[.J221]" office:value-type="float" office:value="1.17647058823529" calcext:value-type="float">
            <text:p>1.17647058823529</text:p>
          </table:table-cell>
          <table:table-cell table:style-name="ce27" table:formula="of:=[.N221]/[.O221]" office:value-type="float" office:value="-0.500042640575784" calcext:value-type="float">
            <text:p>-0.500042640575784</text:p>
          </table:table-cell>
          <table:table-cell table:formula="of:=[.F221]-[.B221]" office:value-type="float" office:value="-0.08409" calcext:value-type="float">
            <text:p>-0.08409</text:p>
          </table:table-cell>
          <table:table-cell office:value-type="float" office:value="0.148873303913205" calcext:value-type="float">
            <text:p>0.148873303913205</text:p>
          </table:table-cell>
          <table:table-cell office:value-type="float" office:value="10" calcext:value-type="float">
            <text:p>10</text:p>
          </table:table-cell>
          <table:table-cell table:formula="of:=[.Q221]/[.R221]" office:value-type="float" office:value="-0.564842707118433" calcext:value-type="float">
            <text:p>-0.564842707118433</text:p>
          </table:table-cell>
          <table:table-cell table:formula="of:=[.S221]/[.J221]" office:value-type="float" office:value="1.17647058823529" calcext:value-type="float">
            <text:p>1.17647058823529</text:p>
          </table:table-cell>
          <table:table-cell table:style-name="ce27" table:formula="of:=[.T221]/[.U221]" office:value-type="float" office:value="-0.480116301050668" calcext:value-type="float">
            <text:p>-0.480116301050668</text:p>
          </table:table-cell>
        </table:table-row>
        <table:table-row table:style-name="ro1">
          <table:table-cell table:style-name="ce5" office:value-type="float" office:value="0.6086" calcext:value-type="float">
            <text:p>0.6086</text:p>
          </table:table-cell>
          <table:table-cell table:style-name="ce8" office:value-type="float" office:value="0.3985" calcext:value-type="float">
            <text:p>0.3985</text:p>
          </table:table-cell>
          <table:table-cell table:style-name="ce8" office:value-type="float" office:value="0.56305" calcext:value-type="float">
            <text:p>0.56305</text:p>
          </table:table-cell>
          <table:table-cell table:style-name="ce8" office:value-type="float" office:value="0.35414" calcext:value-type="float">
            <text:p>0.35414</text:p>
          </table:table-cell>
          <table:table-cell table:style-name="ce8" office:value-type="float" office:value="0.51839" calcext:value-type="float">
            <text:p>0.51839</text:p>
          </table:table-cell>
          <table:table-cell table:style-name="ce10" office:value-type="float" office:value="0.31261" calcext:value-type="float">
            <text:p>0.3126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2]-[.A222]" office:value-type="float" office:value="-0.09021" calcext:value-type="float">
            <text:p>-0.09021</text:p>
          </table:table-cell>
          <table:table-cell table:style-name="ce22" table:formula="of:=[.G222]*[.C222]" office:value-type="float" office:value="0.149470602297307" calcext:value-type="float">
            <text:p>0.149470602297307</text:p>
          </table:table-cell>
          <table:table-cell table:formula="of:=[.H222]-[.I222]" office:value-type="float" office:value="10" calcext:value-type="float">
            <text:p>10</text:p>
          </table:table-cell>
          <table:table-cell table:formula="of:=[.K222]/[.L222]" office:value-type="float" office:value="-0.603530049477999" calcext:value-type="float">
            <text:p>-0.603530049477999</text:p>
          </table:table-cell>
          <table:table-cell table:formula="of:=[.M222]/[.J222]" office:value-type="float" office:value="1.17647058823529" calcext:value-type="float">
            <text:p>1.17647058823529</text:p>
          </table:table-cell>
          <table:table-cell table:style-name="ce27" table:formula="of:=[.N222]/[.O222]" office:value-type="float" office:value="-0.513000542056299" calcext:value-type="float">
            <text:p>-0.513000542056299</text:p>
          </table:table-cell>
          <table:table-cell table:formula="of:=[.F222]-[.B222]" office:value-type="float" office:value="-0.08589" calcext:value-type="float">
            <text:p>-0.08589</text:p>
          </table:table-cell>
          <table:table-cell office:value-type="float" office:value="0.149470602297307" calcext:value-type="float">
            <text:p>0.149470602297307</text:p>
          </table:table-cell>
          <table:table-cell office:value-type="float" office:value="10" calcext:value-type="float">
            <text:p>10</text:p>
          </table:table-cell>
          <table:table-cell table:formula="of:=[.Q222]/[.R222]" office:value-type="float" office:value="-0.57462804511324" calcext:value-type="float">
            <text:p>-0.57462804511324</text:p>
          </table:table-cell>
          <table:table-cell table:formula="of:=[.S222]/[.J222]" office:value-type="float" office:value="1.17647058823529" calcext:value-type="float">
            <text:p>1.17647058823529</text:p>
          </table:table-cell>
          <table:table-cell table:style-name="ce27" table:formula="of:=[.T222]/[.U222]" office:value-type="float" office:value="-0.488433838346254" calcext:value-type="float">
            <text:p>-0.488433838346254</text:p>
          </table:table-cell>
        </table:table-row>
        <table:table-row table:style-name="ro1">
          <table:table-cell table:style-name="ce5" office:value-type="float" office:value="0.61162" calcext:value-type="float">
            <text:p>0.61162</text:p>
          </table:table-cell>
          <table:table-cell table:style-name="ce8" office:value-type="float" office:value="0.40192" calcext:value-type="float">
            <text:p>0.40192</text:p>
          </table:table-cell>
          <table:table-cell table:style-name="ce8" office:value-type="float" office:value="0.56469" calcext:value-type="float">
            <text:p>0.56469</text:p>
          </table:table-cell>
          <table:table-cell table:style-name="ce8" office:value-type="float" office:value="0.35641" calcext:value-type="float">
            <text:p>0.35641</text:p>
          </table:table-cell>
          <table:table-cell table:style-name="ce8" office:value-type="float" office:value="0.51864" calcext:value-type="float">
            <text:p>0.51864</text:p>
          </table:table-cell>
          <table:table-cell table:style-name="ce10" office:value-type="float" office:value="0.31374" calcext:value-type="float">
            <text:p>0.3137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3]-[.A223]" office:value-type="float" office:value="-0.0929800000000001" calcext:value-type="float">
            <text:p>-0.09298</text:p>
          </table:table-cell>
          <table:table-cell table:style-name="ce22" table:formula="of:=[.G223]*[.C223]" office:value-type="float" office:value="0.149905966452831" calcext:value-type="float">
            <text:p>0.149905966452831</text:p>
          </table:table-cell>
          <table:table-cell table:formula="of:=[.H223]-[.I223]" office:value-type="float" office:value="10" calcext:value-type="float">
            <text:p>10</text:p>
          </table:table-cell>
          <table:table-cell table:formula="of:=[.K223]/[.L223]" office:value-type="float" office:value="-0.620255498831377" calcext:value-type="float">
            <text:p>-0.620255498831377</text:p>
          </table:table-cell>
          <table:table-cell table:formula="of:=[.M223]/[.J223]" office:value-type="float" office:value="1.17647058823529" calcext:value-type="float">
            <text:p>1.17647058823529</text:p>
          </table:table-cell>
          <table:table-cell table:style-name="ce27" table:formula="of:=[.N223]/[.O223]" office:value-type="float" office:value="-0.52721717400667" calcext:value-type="float">
            <text:p>-0.52721717400667</text:p>
          </table:table-cell>
          <table:table-cell table:formula="of:=[.F223]-[.B223]" office:value-type="float" office:value="-0.08818" calcext:value-type="float">
            <text:p>-0.08818</text:p>
          </table:table-cell>
          <table:table-cell office:value-type="float" office:value="0.149905966452831" calcext:value-type="float">
            <text:p>0.149905966452831</text:p>
          </table:table-cell>
          <table:table-cell office:value-type="float" office:value="10" calcext:value-type="float">
            <text:p>10</text:p>
          </table:table-cell>
          <table:table-cell table:formula="of:=[.Q223]/[.R223]" office:value-type="float" office:value="-0.588235425757697" calcext:value-type="float">
            <text:p>-0.588235425757697</text:p>
          </table:table-cell>
          <table:table-cell table:formula="of:=[.S223]/[.J223]" office:value-type="float" office:value="1.17647058823529" calcext:value-type="float">
            <text:p>1.17647058823529</text:p>
          </table:table-cell>
          <table:table-cell table:style-name="ce27" table:formula="of:=[.T223]/[.U223]" office:value-type="float" office:value="-0.500000111894042" calcext:value-type="float">
            <text:p>-0.500000111894042</text:p>
          </table:table-cell>
        </table:table-row>
        <table:table-row table:style-name="ro1">
          <table:table-cell table:style-name="ce5" office:value-type="float" office:value="0.61445" calcext:value-type="float">
            <text:p>0.61445</text:p>
          </table:table-cell>
          <table:table-cell table:style-name="ce8" office:value-type="float" office:value="0.40501" calcext:value-type="float">
            <text:p>0.40501</text:p>
          </table:table-cell>
          <table:table-cell table:style-name="ce8" office:value-type="float" office:value="0.56613" calcext:value-type="float">
            <text:p>0.56613</text:p>
          </table:table-cell>
          <table:table-cell table:style-name="ce8" office:value-type="float" office:value="0.35837" calcext:value-type="float">
            <text:p>0.35837</text:p>
          </table:table-cell>
          <table:table-cell table:style-name="ce8" office:value-type="float" office:value="0.51868" calcext:value-type="float">
            <text:p>0.51868</text:p>
          </table:table-cell>
          <table:table-cell table:style-name="ce10" office:value-type="float" office:value="0.31461" calcext:value-type="float">
            <text:p>0.3146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4]-[.A224]" office:value-type="float" office:value="-0.09577" calcext:value-type="float">
            <text:p>-0.09577</text:p>
          </table:table-cell>
          <table:table-cell table:style-name="ce22" table:formula="of:=[.G224]*[.C224]" office:value-type="float" office:value="0.150288237418656" calcext:value-type="float">
            <text:p>0.150288237418656</text:p>
          </table:table-cell>
          <table:table-cell table:formula="of:=[.H224]-[.I224]" office:value-type="float" office:value="10" calcext:value-type="float">
            <text:p>10</text:p>
          </table:table-cell>
          <table:table-cell table:formula="of:=[.K224]/[.L224]" office:value-type="float" office:value="-0.637242153111522" calcext:value-type="float">
            <text:p>-0.637242153111522</text:p>
          </table:table-cell>
          <table:table-cell table:formula="of:=[.M224]/[.J224]" office:value-type="float" office:value="1.17647058823529" calcext:value-type="float">
            <text:p>1.17647058823529</text:p>
          </table:table-cell>
          <table:table-cell table:style-name="ce27" table:formula="of:=[.N224]/[.O224]" office:value-type="float" office:value="-0.541655830144793" calcext:value-type="float">
            <text:p>-0.541655830144793</text:p>
          </table:table-cell>
          <table:table-cell table:formula="of:=[.F224]-[.B224]" office:value-type="float" office:value="-0.0904" calcext:value-type="float">
            <text:p>-0.0904</text:p>
          </table:table-cell>
          <table:table-cell office:value-type="float" office:value="0.150288237418656" calcext:value-type="float">
            <text:p>0.150288237418656</text:p>
          </table:table-cell>
          <table:table-cell office:value-type="float" office:value="10" calcext:value-type="float">
            <text:p>10</text:p>
          </table:table-cell>
          <table:table-cell table:formula="of:=[.Q224]/[.R224]" office:value-type="float" office:value="-0.601510813838171" calcext:value-type="float">
            <text:p>-0.601510813838171</text:p>
          </table:table-cell>
          <table:table-cell table:formula="of:=[.S224]/[.J224]" office:value-type="float" office:value="1.17647058823529" calcext:value-type="float">
            <text:p>1.17647058823529</text:p>
          </table:table-cell>
          <table:table-cell table:style-name="ce27" table:formula="of:=[.T224]/[.U224]" office:value-type="float" office:value="-0.511284191762445" calcext:value-type="float">
            <text:p>-0.511284191762445</text:p>
          </table:table-cell>
        </table:table-row>
        <table:table-row table:style-name="ro1">
          <table:table-cell table:style-name="ce5" office:value-type="float" office:value="0.61722" calcext:value-type="float">
            <text:p>0.61722</text:p>
          </table:table-cell>
          <table:table-cell table:style-name="ce8" office:value-type="float" office:value="0.40826" calcext:value-type="float">
            <text:p>0.40826</text:p>
          </table:table-cell>
          <table:table-cell table:style-name="ce8" office:value-type="float" office:value="0.56753" calcext:value-type="float">
            <text:p>0.56753</text:p>
          </table:table-cell>
          <table:table-cell table:style-name="ce8" office:value-type="float" office:value="0.36064" calcext:value-type="float">
            <text:p>0.36064</text:p>
          </table:table-cell>
          <table:table-cell table:style-name="ce8" office:value-type="float" office:value="0.51871" calcext:value-type="float">
            <text:p>0.51871</text:p>
          </table:table-cell>
          <table:table-cell table:style-name="ce10" office:value-type="float" office:value="0.31604" calcext:value-type="float">
            <text:p>0.3160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5]-[.A225]" office:value-type="float" office:value="-0.0985100000000001" calcext:value-type="float">
            <text:p>-0.09851</text:p>
          </table:table-cell>
          <table:table-cell table:style-name="ce22" table:formula="of:=[.G225]*[.C225]" office:value-type="float" office:value="0.150659889746542" calcext:value-type="float">
            <text:p>0.150659889746542</text:p>
          </table:table-cell>
          <table:table-cell table:formula="of:=[.H225]-[.I225]" office:value-type="float" office:value="10" calcext:value-type="float">
            <text:p>10</text:p>
          </table:table-cell>
          <table:table-cell table:formula="of:=[.K225]/[.L225]" office:value-type="float" office:value="-0.653856843820377" calcext:value-type="float">
            <text:p>-0.653856843820377</text:p>
          </table:table-cell>
          <table:table-cell table:formula="of:=[.M225]/[.J225]" office:value-type="float" office:value="1.17647058823529" calcext:value-type="float">
            <text:p>1.17647058823529</text:p>
          </table:table-cell>
          <table:table-cell table:style-name="ce27" table:formula="of:=[.N225]/[.O225]" office:value-type="float" office:value="-0.55577831724732" calcext:value-type="float">
            <text:p>-0.55577831724732</text:p>
          </table:table-cell>
          <table:table-cell table:formula="of:=[.F225]-[.B225]" office:value-type="float" office:value="-0.09222" calcext:value-type="float">
            <text:p>-0.09222</text:p>
          </table:table-cell>
          <table:table-cell office:value-type="float" office:value="0.150659889746543" calcext:value-type="float">
            <text:p>0.150659889746543</text:p>
          </table:table-cell>
          <table:table-cell office:value-type="float" office:value="10" calcext:value-type="float">
            <text:p>10</text:p>
          </table:table-cell>
          <table:table-cell table:formula="of:=[.Q225]/[.R225]" office:value-type="float" office:value="-0.612107178328239" calcext:value-type="float">
            <text:p>-0.612107178328239</text:p>
          </table:table-cell>
          <table:table-cell table:formula="of:=[.S225]/[.J225]" office:value-type="float" office:value="1.17647058823529" calcext:value-type="float">
            <text:p>1.17647058823529</text:p>
          </table:table-cell>
          <table:table-cell table:style-name="ce27" table:formula="of:=[.T225]/[.U225]" office:value-type="float" office:value="-0.520291101579003" calcext:value-type="float">
            <text:p>-0.520291101579003</text:p>
          </table:table-cell>
        </table:table-row>
        <table:table-row table:style-name="ro1">
          <table:table-cell table:style-name="ce5" office:value-type="float" office:value="0.62" calcext:value-type="float">
            <text:p>0.62</text:p>
          </table:table-cell>
          <table:table-cell table:style-name="ce8" office:value-type="float" office:value="0.41171" calcext:value-type="float">
            <text:p>0.41171</text:p>
          </table:table-cell>
          <table:table-cell table:style-name="ce8" office:value-type="float" office:value="0.56896" calcext:value-type="float">
            <text:p>0.56896</text:p>
          </table:table-cell>
          <table:table-cell table:style-name="ce8" office:value-type="float" office:value="0.36324" calcext:value-type="float">
            <text:p>0.36324</text:p>
          </table:table-cell>
          <table:table-cell table:style-name="ce8" office:value-type="float" office:value="0.51879" calcext:value-type="float">
            <text:p>0.51879</text:p>
          </table:table-cell>
          <table:table-cell table:style-name="ce10" office:value-type="float" office:value="0.31798" calcext:value-type="float">
            <text:p>0.3179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6]-[.A226]" office:value-type="float" office:value="-0.10121" calcext:value-type="float">
            <text:p>-0.10121</text:p>
          </table:table-cell>
          <table:table-cell table:style-name="ce22" table:formula="of:=[.G226]*[.C226]" office:value-type="float" office:value="0.151039506052883" calcext:value-type="float">
            <text:p>0.151039506052883</text:p>
          </table:table-cell>
          <table:table-cell table:formula="of:=[.H226]-[.I226]" office:value-type="float" office:value="10" calcext:value-type="float">
            <text:p>10</text:p>
          </table:table-cell>
          <table:table-cell table:formula="of:=[.K226]/[.L226]" office:value-type="float" office:value="-0.670089585466226" calcext:value-type="float">
            <text:p>-0.670089585466226</text:p>
          </table:table-cell>
          <table:table-cell table:formula="of:=[.M226]/[.J226]" office:value-type="float" office:value="1.17647058823529" calcext:value-type="float">
            <text:p>1.17647058823529</text:p>
          </table:table-cell>
          <table:table-cell table:style-name="ce27" table:formula="of:=[.N226]/[.O226]" office:value-type="float" office:value="-0.569576147646292" calcext:value-type="float">
            <text:p>-0.569576147646292</text:p>
          </table:table-cell>
          <table:table-cell table:formula="of:=[.F226]-[.B226]" office:value-type="float" office:value="-0.09373" calcext:value-type="float">
            <text:p>-0.09373</text:p>
          </table:table-cell>
          <table:table-cell office:value-type="float" office:value="0.151039506052883" calcext:value-type="float">
            <text:p>0.151039506052883</text:p>
          </table:table-cell>
          <table:table-cell office:value-type="float" office:value="10" calcext:value-type="float">
            <text:p>10</text:p>
          </table:table-cell>
          <table:table-cell table:formula="of:=[.Q226]/[.R226]" office:value-type="float" office:value="-0.620566118424557" calcext:value-type="float">
            <text:p>-0.620566118424557</text:p>
          </table:table-cell>
          <table:table-cell table:formula="of:=[.S226]/[.J226]" office:value-type="float" office:value="1.17647058823529" calcext:value-type="float">
            <text:p>1.17647058823529</text:p>
          </table:table-cell>
          <table:table-cell table:style-name="ce27" table:formula="of:=[.T226]/[.U226]" office:value-type="float" office:value="-0.527481200660873" calcext:value-type="float">
            <text:p>-0.527481200660873</text:p>
          </table:table-cell>
        </table:table-row>
        <table:table-row table:style-name="ro1">
          <table:table-cell table:style-name="ce5" office:value-type="float" office:value="0.6228" calcext:value-type="float">
            <text:p>0.6228</text:p>
          </table:table-cell>
          <table:table-cell table:style-name="ce8" office:value-type="float" office:value="0.4153" calcext:value-type="float">
            <text:p>0.4153</text:p>
          </table:table-cell>
          <table:table-cell table:style-name="ce8" office:value-type="float" office:value="0.57045" calcext:value-type="float">
            <text:p>0.57045</text:p>
          </table:table-cell>
          <table:table-cell table:style-name="ce8" office:value-type="float" office:value="0.36605" calcext:value-type="float">
            <text:p>0.36605</text:p>
          </table:table-cell>
          <table:table-cell table:style-name="ce8" office:value-type="float" office:value="0.51897" calcext:value-type="float">
            <text:p>0.51897</text:p>
          </table:table-cell>
          <table:table-cell table:style-name="ce10" office:value-type="float" office:value="0.32018" calcext:value-type="float">
            <text:p>0.3201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7]-[.A227]" office:value-type="float" office:value="-0.10383" calcext:value-type="float">
            <text:p>-0.10383</text:p>
          </table:table-cell>
          <table:table-cell table:style-name="ce22" table:formula="of:=[.G227]*[.C227]" office:value-type="float" office:value="0.151435050316133" calcext:value-type="float">
            <text:p>0.151435050316133</text:p>
          </table:table-cell>
          <table:table-cell table:formula="of:=[.H227]-[.I227]" office:value-type="float" office:value="10" calcext:value-type="float">
            <text:p>10</text:p>
          </table:table-cell>
          <table:table-cell table:formula="of:=[.K227]/[.L227]" office:value-type="float" office:value="-0.685640476119936" calcext:value-type="float">
            <text:p>-0.685640476119936</text:p>
          </table:table-cell>
          <table:table-cell table:formula="of:=[.M227]/[.J227]" office:value-type="float" office:value="1.17647058823529" calcext:value-type="float">
            <text:p>1.17647058823529</text:p>
          </table:table-cell>
          <table:table-cell table:style-name="ce27" table:formula="of:=[.N227]/[.O227]" office:value-type="float" office:value="-0.582794404701946" calcext:value-type="float">
            <text:p>-0.582794404701946</text:p>
          </table:table-cell>
          <table:table-cell table:formula="of:=[.F227]-[.B227]" office:value-type="float" office:value="-0.09512" calcext:value-type="float">
            <text:p>-0.09512</text:p>
          </table:table-cell>
          <table:table-cell office:value-type="float" office:value="0.151435050316133" calcext:value-type="float">
            <text:p>0.151435050316133</text:p>
          </table:table-cell>
          <table:table-cell office:value-type="float" office:value="10" calcext:value-type="float">
            <text:p>10</text:p>
          </table:table-cell>
          <table:table-cell table:formula="of:=[.Q227]/[.R227]" office:value-type="float" office:value="-0.628124069041013" calcext:value-type="float">
            <text:p>-0.628124069041013</text:p>
          </table:table-cell>
          <table:table-cell table:formula="of:=[.S227]/[.J227]" office:value-type="float" office:value="1.17647058823529" calcext:value-type="float">
            <text:p>1.17647058823529</text:p>
          </table:table-cell>
          <table:table-cell table:style-name="ce27" table:formula="of:=[.T227]/[.U227]" office:value-type="float" office:value="-0.533905458684861" calcext:value-type="float">
            <text:p>-0.533905458684861</text:p>
          </table:table-cell>
        </table:table-row>
        <table:table-row table:style-name="ro1">
          <table:table-cell table:style-name="ce5" office:value-type="float" office:value="0.62577" calcext:value-type="float">
            <text:p>0.62577</text:p>
          </table:table-cell>
          <table:table-cell table:style-name="ce8" office:value-type="float" office:value="0.41902" calcext:value-type="float">
            <text:p>0.41902</text:p>
          </table:table-cell>
          <table:table-cell table:style-name="ce8" office:value-type="float" office:value="0.57214" calcext:value-type="float">
            <text:p>0.57214</text:p>
          </table:table-cell>
          <table:table-cell table:style-name="ce8" office:value-type="float" office:value="0.36903" calcext:value-type="float">
            <text:p>0.36903</text:p>
          </table:table-cell>
          <table:table-cell table:style-name="ce8" office:value-type="float" office:value="0.5194" calcext:value-type="float">
            <text:p>0.5194</text:p>
          </table:table-cell>
          <table:table-cell table:style-name="ce10" office:value-type="float" office:value="0.32261" calcext:value-type="float">
            <text:p>0.3226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8]-[.A228]" office:value-type="float" office:value="-0.10637" calcext:value-type="float">
            <text:p>-0.10637</text:p>
          </table:table-cell>
          <table:table-cell table:style-name="ce22" table:formula="of:=[.G228]*[.C228]" office:value-type="float" office:value="0.151883687769081" calcext:value-type="float">
            <text:p>0.151883687769081</text:p>
          </table:table-cell>
          <table:table-cell table:formula="of:=[.H228]-[.I228]" office:value-type="float" office:value="10" calcext:value-type="float">
            <text:p>10</text:p>
          </table:table-cell>
          <table:table-cell table:formula="of:=[.K228]/[.L228]" office:value-type="float" office:value="-0.700338539064981" calcext:value-type="float">
            <text:p>-0.700338539064981</text:p>
          </table:table-cell>
          <table:table-cell table:formula="of:=[.M228]/[.J228]" office:value-type="float" office:value="1.17647058823529" calcext:value-type="float">
            <text:p>1.17647058823529</text:p>
          </table:table-cell>
          <table:table-cell table:style-name="ce27" table:formula="of:=[.N228]/[.O228]" office:value-type="float" office:value="-0.595287758205234" calcext:value-type="float">
            <text:p>-0.595287758205234</text:p>
          </table:table-cell>
          <table:table-cell table:formula="of:=[.F228]-[.B228]" office:value-type="float" office:value="-0.0964100000000001" calcext:value-type="float">
            <text:p>-0.09641</text:p>
          </table:table-cell>
          <table:table-cell office:value-type="float" office:value="0.151883687769082" calcext:value-type="float">
            <text:p>0.151883687769082</text:p>
          </table:table-cell>
          <table:table-cell office:value-type="float" office:value="10" calcext:value-type="float">
            <text:p>10</text:p>
          </table:table-cell>
          <table:table-cell table:formula="of:=[.Q228]/[.R228]" office:value-type="float" office:value="-0.634762043351081" calcext:value-type="float">
            <text:p>-0.634762043351081</text:p>
          </table:table-cell>
          <table:table-cell table:formula="of:=[.S228]/[.J228]" office:value-type="float" office:value="1.17647058823529" calcext:value-type="float">
            <text:p>1.17647058823529</text:p>
          </table:table-cell>
          <table:table-cell table:style-name="ce27" table:formula="of:=[.T228]/[.U228]" office:value-type="float" office:value="-0.539547736848419" calcext:value-type="float">
            <text:p>-0.539547736848419</text:p>
          </table:table-cell>
        </table:table-row>
        <table:table-row table:style-name="ro1">
          <table:table-cell table:style-name="ce5" office:value-type="float" office:value="0.62886" calcext:value-type="float">
            <text:p>0.62886</text:p>
          </table:table-cell>
          <table:table-cell table:style-name="ce8" office:value-type="float" office:value="0.42288" calcext:value-type="float">
            <text:p>0.42288</text:p>
          </table:table-cell>
          <table:table-cell table:style-name="ce8" office:value-type="float" office:value="0.57398" calcext:value-type="float">
            <text:p>0.57398</text:p>
          </table:table-cell>
          <table:table-cell table:style-name="ce8" office:value-type="float" office:value="0.37219" calcext:value-type="float">
            <text:p>0.37219</text:p>
          </table:table-cell>
          <table:table-cell table:style-name="ce8" office:value-type="float" office:value="0.52003" calcext:value-type="float">
            <text:p>0.52003</text:p>
          </table:table-cell>
          <table:table-cell table:style-name="ce10" office:value-type="float" office:value="0.32521" calcext:value-type="float">
            <text:p>0.3252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9]-[.A229]" office:value-type="float" office:value="-0.10883" calcext:value-type="float">
            <text:p>-0.10883</text:p>
          </table:table-cell>
          <table:table-cell table:style-name="ce22" table:formula="of:=[.G229]*[.C229]" office:value-type="float" office:value="0.152372145114303" calcext:value-type="float">
            <text:p>0.152372145114303</text:p>
          </table:table-cell>
          <table:table-cell table:formula="of:=[.H229]-[.I229]" office:value-type="float" office:value="10" calcext:value-type="float">
            <text:p>10</text:p>
          </table:table-cell>
          <table:table-cell table:formula="of:=[.K229]/[.L229]" office:value-type="float" office:value="-0.714238156313679" calcext:value-type="float">
            <text:p>-0.714238156313679</text:p>
          </table:table-cell>
          <table:table-cell table:formula="of:=[.M229]/[.J229]" office:value-type="float" office:value="1.17647058823529" calcext:value-type="float">
            <text:p>1.17647058823529</text:p>
          </table:table-cell>
          <table:table-cell table:style-name="ce27" table:formula="of:=[.N229]/[.O229]" office:value-type="float" office:value="-0.607102432866627" calcext:value-type="float">
            <text:p>-0.607102432866627</text:p>
          </table:table-cell>
          <table:table-cell table:formula="of:=[.F229]-[.B229]" office:value-type="float" office:value="-0.09767" calcext:value-type="float">
            <text:p>-0.09767</text:p>
          </table:table-cell>
          <table:table-cell office:value-type="float" office:value="0.152372145114303" calcext:value-type="float">
            <text:p>0.152372145114303</text:p>
          </table:table-cell>
          <table:table-cell office:value-type="float" office:value="10" calcext:value-type="float">
            <text:p>10</text:p>
          </table:table-cell>
          <table:table-cell table:formula="of:=[.Q229]/[.R229]" office:value-type="float" office:value="-0.640996423110879" calcext:value-type="float">
            <text:p>-0.640996423110879</text:p>
          </table:table-cell>
          <table:table-cell table:formula="of:=[.S229]/[.J229]" office:value-type="float" office:value="1.17647058823529" calcext:value-type="float">
            <text:p>1.17647058823529</text:p>
          </table:table-cell>
          <table:table-cell table:style-name="ce27" table:formula="of:=[.T229]/[.U229]" office:value-type="float" office:value="-0.544846959644247" calcext:value-type="float">
            <text:p>-0.544846959644247</text:p>
          </table:table-cell>
        </table:table-row>
        <table:table-row table:style-name="ro1">
          <table:table-cell table:style-name="ce5" office:value-type="float" office:value="0.63163" calcext:value-type="float">
            <text:p>0.63163</text:p>
          </table:table-cell>
          <table:table-cell table:style-name="ce8" office:value-type="float" office:value="0.42641" calcext:value-type="float">
            <text:p>0.42641</text:p>
          </table:table-cell>
          <table:table-cell table:style-name="ce8" office:value-type="float" office:value="0.57545" calcext:value-type="float">
            <text:p>0.57545</text:p>
          </table:table-cell>
          <table:table-cell table:style-name="ce8" office:value-type="float" office:value="0.37482" calcext:value-type="float">
            <text:p>0.37482</text:p>
          </table:table-cell>
          <table:table-cell table:style-name="ce8" office:value-type="float" office:value="0.52019" calcext:value-type="float">
            <text:p>0.52019</text:p>
          </table:table-cell>
          <table:table-cell table:style-name="ce10" office:value-type="float" office:value="0.32696" calcext:value-type="float">
            <text:p>0.3269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0]-[.A230]" office:value-type="float" office:value="-0.11144" calcext:value-type="float">
            <text:p>-0.11144</text:p>
          </table:table-cell>
          <table:table-cell table:style-name="ce22" table:formula="of:=[.G230]*[.C230]" office:value-type="float" office:value="0.152762380058583" calcext:value-type="float">
            <text:p>0.152762380058583</text:p>
          </table:table-cell>
          <table:table-cell table:formula="of:=[.H230]-[.I230]" office:value-type="float" office:value="10" calcext:value-type="float">
            <text:p>10</text:p>
          </table:table-cell>
          <table:table-cell table:formula="of:=[.K230]/[.L230]" office:value-type="float" office:value="-0.729498977151728" calcext:value-type="float">
            <text:p>-0.729498977151728</text:p>
          </table:table-cell>
          <table:table-cell table:formula="of:=[.M230]/[.J230]" office:value-type="float" office:value="1.17647058823529" calcext:value-type="float">
            <text:p>1.17647058823529</text:p>
          </table:table-cell>
          <table:table-cell table:style-name="ce27" table:formula="of:=[.N230]/[.O230]" office:value-type="float" office:value="-0.620074130578969" calcext:value-type="float">
            <text:p>-0.620074130578969</text:p>
          </table:table-cell>
          <table:table-cell table:formula="of:=[.F230]-[.B230]" office:value-type="float" office:value="-0.09945" calcext:value-type="float">
            <text:p>-0.09945</text:p>
          </table:table-cell>
          <table:table-cell office:value-type="float" office:value="0.152762380058583" calcext:value-type="float">
            <text:p>0.152762380058583</text:p>
          </table:table-cell>
          <table:table-cell office:value-type="float" office:value="10" calcext:value-type="float">
            <text:p>10</text:p>
          </table:table-cell>
          <table:table-cell table:formula="of:=[.Q230]/[.R230]" office:value-type="float" office:value="-0.651011066742098" calcext:value-type="float">
            <text:p>-0.651011066742098</text:p>
          </table:table-cell>
          <table:table-cell table:formula="of:=[.S230]/[.J230]" office:value-type="float" office:value="1.17647058823529" calcext:value-type="float">
            <text:p>1.17647058823529</text:p>
          </table:table-cell>
          <table:table-cell table:style-name="ce27" table:formula="of:=[.T230]/[.U230]" office:value-type="float" office:value="-0.553359406730784" calcext:value-type="float">
            <text:p>-0.553359406730784</text:p>
          </table:table-cell>
        </table:table-row>
        <table:table-row table:style-name="ro1">
          <table:table-cell table:style-name="ce5" office:value-type="float" office:value="0.63401" calcext:value-type="float">
            <text:p>0.63401</text:p>
          </table:table-cell>
          <table:table-cell table:style-name="ce8" office:value-type="float" office:value="0.42953" calcext:value-type="float">
            <text:p>0.42953</text:p>
          </table:table-cell>
          <table:table-cell table:style-name="ce8" office:value-type="float" office:value="0.57646" calcext:value-type="float">
            <text:p>0.57646</text:p>
          </table:table-cell>
          <table:table-cell table:style-name="ce8" office:value-type="float" office:value="0.37689" calcext:value-type="float">
            <text:p>0.37689</text:p>
          </table:table-cell>
          <table:table-cell table:style-name="ce8" office:value-type="float" office:value="0.51982" calcext:value-type="float">
            <text:p>0.51982</text:p>
          </table:table-cell>
          <table:table-cell table:style-name="ce10" office:value-type="float" office:value="0.32798" calcext:value-type="float">
            <text:p>0.3279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1]-[.A231]" office:value-type="float" office:value="-0.11419" calcext:value-type="float">
            <text:p>-0.11419</text:p>
          </table:table-cell>
          <table:table-cell table:style-name="ce22" table:formula="of:=[.G231]*[.C231]" office:value-type="float" office:value="0.153030500666558" calcext:value-type="float">
            <text:p>0.153030500666558</text:p>
          </table:table-cell>
          <table:table-cell table:formula="of:=[.H231]-[.I231]" office:value-type="float" office:value="10" calcext:value-type="float">
            <text:p>10</text:p>
          </table:table-cell>
          <table:table-cell table:formula="of:=[.K231]/[.L231]" office:value-type="float" office:value="-0.746191115513707" calcext:value-type="float">
            <text:p>-0.746191115513707</text:p>
          </table:table-cell>
          <table:table-cell table:formula="of:=[.M231]/[.J231]" office:value-type="float" office:value="1.17647058823529" calcext:value-type="float">
            <text:p>1.17647058823529</text:p>
          </table:table-cell>
          <table:table-cell table:style-name="ce27" table:formula="of:=[.N231]/[.O231]" office:value-type="float" office:value="-0.63426244818665" calcext:value-type="float">
            <text:p>-0.63426244818665</text:p>
          </table:table-cell>
          <table:table-cell table:formula="of:=[.F231]-[.B231]" office:value-type="float" office:value="-0.10155" calcext:value-type="float">
            <text:p>-0.10155</text:p>
          </table:table-cell>
          <table:table-cell office:value-type="float" office:value="0.153030500666558" calcext:value-type="float">
            <text:p>0.153030500666558</text:p>
          </table:table-cell>
          <table:table-cell office:value-type="float" office:value="10" calcext:value-type="float">
            <text:p>10</text:p>
          </table:table-cell>
          <table:table-cell table:formula="of:=[.Q231]/[.R231]" office:value-type="float" office:value="-0.663593202385646" calcext:value-type="float">
            <text:p>-0.663593202385646</text:p>
          </table:table-cell>
          <table:table-cell table:formula="of:=[.S231]/[.J231]" office:value-type="float" office:value="1.17647058823529" calcext:value-type="float">
            <text:p>1.17647058823529</text:p>
          </table:table-cell>
          <table:table-cell table:style-name="ce27" table:formula="of:=[.T231]/[.U231]" office:value-type="float" office:value="-0.564054222027799" calcext:value-type="float">
            <text:p>-0.564054222027799</text:p>
          </table:table-cell>
        </table:table-row>
        <table:table-row table:style-name="ro1">
          <table:table-cell table:style-name="ce5" office:value-type="float" office:value="0.63621" calcext:value-type="float">
            <text:p>0.63621</text:p>
          </table:table-cell>
          <table:table-cell table:style-name="ce8" office:value-type="float" office:value="0.43224" calcext:value-type="float">
            <text:p>0.43224</text:p>
          </table:table-cell>
          <table:table-cell table:style-name="ce8" office:value-type="float" office:value="0.57727" calcext:value-type="float">
            <text:p>0.57727</text:p>
          </table:table-cell>
          <table:table-cell table:style-name="ce8" office:value-type="float" office:value="0.37843" calcext:value-type="float">
            <text:p>0.37843</text:p>
          </table:table-cell>
          <table:table-cell table:style-name="ce8" office:value-type="float" office:value="0.51922" calcext:value-type="float">
            <text:p>0.51922</text:p>
          </table:table-cell>
          <table:table-cell table:style-name="ce10" office:value-type="float" office:value="0.32835" calcext:value-type="float">
            <text:p>0.3283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2]-[.A232]" office:value-type="float" office:value="-0.11699" calcext:value-type="float">
            <text:p>-0.11699</text:p>
          </table:table-cell>
          <table:table-cell table:style-name="ce22" table:formula="of:=[.G232]*[.C232]" office:value-type="float" office:value="0.153245528084835" calcext:value-type="float">
            <text:p>0.153245528084835</text:p>
          </table:table-cell>
          <table:table-cell table:formula="of:=[.H232]-[.I232]" office:value-type="float" office:value="10" calcext:value-type="float">
            <text:p>10</text:p>
          </table:table-cell>
          <table:table-cell table:formula="of:=[.K232]/[.L232]" office:value-type="float" office:value="-0.763415425311698" calcext:value-type="float">
            <text:p>-0.763415425311698</text:p>
          </table:table-cell>
          <table:table-cell table:formula="of:=[.M232]/[.J232]" office:value-type="float" office:value="1.17647058823529" calcext:value-type="float">
            <text:p>1.17647058823529</text:p>
          </table:table-cell>
          <table:table-cell table:style-name="ce27" table:formula="of:=[.N232]/[.O232]" office:value-type="float" office:value="-0.648903111514943" calcext:value-type="float">
            <text:p>-0.648903111514943</text:p>
          </table:table-cell>
          <table:table-cell table:formula="of:=[.F232]-[.B232]" office:value-type="float" office:value="-0.10389" calcext:value-type="float">
            <text:p>-0.10389</text:p>
          </table:table-cell>
          <table:table-cell office:value-type="float" office:value="0.153245528084835" calcext:value-type="float">
            <text:p>0.153245528084835</text:p>
          </table:table-cell>
          <table:table-cell office:value-type="float" office:value="10" calcext:value-type="float">
            <text:p>10</text:p>
          </table:table-cell>
          <table:table-cell table:formula="of:=[.Q232]/[.R232]" office:value-type="float" office:value="-0.677931691047374" calcext:value-type="float">
            <text:p>-0.677931691047374</text:p>
          </table:table-cell>
          <table:table-cell table:formula="of:=[.S232]/[.J232]" office:value-type="float" office:value="1.17647058823529" calcext:value-type="float">
            <text:p>1.17647058823529</text:p>
          </table:table-cell>
          <table:table-cell table:style-name="ce27" table:formula="of:=[.T232]/[.U232]" office:value-type="float" office:value="-0.576241937390267" calcext:value-type="float">
            <text:p>-0.576241937390267</text:p>
          </table:table-cell>
        </table:table-row>
        <table:table-row table:style-name="ro1">
          <table:table-cell table:style-name="ce5" office:value-type="float" office:value="0.63817" calcext:value-type="float">
            <text:p>0.63817</text:p>
          </table:table-cell>
          <table:table-cell table:style-name="ce8" office:value-type="float" office:value="0.43464" calcext:value-type="float">
            <text:p>0.43464</text:p>
          </table:table-cell>
          <table:table-cell table:style-name="ce8" office:value-type="float" office:value="0.57781" calcext:value-type="float">
            <text:p>0.57781</text:p>
          </table:table-cell>
          <table:table-cell table:style-name="ce8" office:value-type="float" office:value="0.37964" calcext:value-type="float">
            <text:p>0.37964</text:p>
          </table:table-cell>
          <table:table-cell table:style-name="ce8" office:value-type="float" office:value="0.51832" calcext:value-type="float">
            <text:p>0.51832</text:p>
          </table:table-cell>
          <table:table-cell table:style-name="ce10" office:value-type="float" office:value="0.32839" calcext:value-type="float">
            <text:p>0.3283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3]-[.A233]" office:value-type="float" office:value="-0.11985" calcext:value-type="float">
            <text:p>-0.11985</text:p>
          </table:table-cell>
          <table:table-cell table:style-name="ce22" table:formula="of:=[.G233]*[.C233]" office:value-type="float" office:value="0.15338887969702" calcext:value-type="float">
            <text:p>0.15338887969702</text:p>
          </table:table-cell>
          <table:table-cell table:formula="of:=[.H233]-[.I233]" office:value-type="float" office:value="10" calcext:value-type="float">
            <text:p>10</text:p>
          </table:table-cell>
          <table:table-cell table:formula="of:=[.K233]/[.L233]" office:value-type="float" office:value="-0.781347384743489" calcext:value-type="float">
            <text:p>-0.781347384743489</text:p>
          </table:table-cell>
          <table:table-cell table:formula="of:=[.M233]/[.J233]" office:value-type="float" office:value="1.17647058823529" calcext:value-type="float">
            <text:p>1.17647058823529</text:p>
          </table:table-cell>
          <table:table-cell table:style-name="ce27" table:formula="of:=[.N233]/[.O233]" office:value-type="float" office:value="-0.664145277031966" calcext:value-type="float">
            <text:p>-0.664145277031966</text:p>
          </table:table-cell>
          <table:table-cell table:formula="of:=[.F233]-[.B233]" office:value-type="float" office:value="-0.10625" calcext:value-type="float">
            <text:p>-0.10625</text:p>
          </table:table-cell>
          <table:table-cell office:value-type="float" office:value="0.15338887969702" calcext:value-type="float">
            <text:p>0.15338887969702</text:p>
          </table:table-cell>
          <table:table-cell office:value-type="float" office:value="10" calcext:value-type="float">
            <text:p>10</text:p>
          </table:table-cell>
          <table:table-cell table:formula="of:=[.Q233]/[.R233]" office:value-type="float" office:value="-0.69268385172295" calcext:value-type="float">
            <text:p>-0.69268385172295</text:p>
          </table:table-cell>
          <table:table-cell table:formula="of:=[.S233]/[.J233]" office:value-type="float" office:value="1.17647058823529" calcext:value-type="float">
            <text:p>1.17647058823529</text:p>
          </table:table-cell>
          <table:table-cell table:style-name="ce27" table:formula="of:=[.T233]/[.U233]" office:value-type="float" office:value="-0.588781273964508" calcext:value-type="float">
            <text:p>-0.588781273964508</text:p>
          </table:table-cell>
        </table:table-row>
        <table:table-row table:style-name="ro1">
          <table:table-cell table:style-name="ce5" office:value-type="float" office:value="0.63999" calcext:value-type="float">
            <text:p>0.63999</text:p>
          </table:table-cell>
          <table:table-cell table:style-name="ce8" office:value-type="float" office:value="0.43691" calcext:value-type="float">
            <text:p>0.43691</text:p>
          </table:table-cell>
          <table:table-cell table:style-name="ce8" office:value-type="float" office:value="0.5782" calcext:value-type="float">
            <text:p>0.5782</text:p>
          </table:table-cell>
          <table:table-cell table:style-name="ce8" office:value-type="float" office:value="0.38074" calcext:value-type="float">
            <text:p>0.38074</text:p>
          </table:table-cell>
          <table:table-cell table:style-name="ce8" office:value-type="float" office:value="0.51727" calcext:value-type="float">
            <text:p>0.51727</text:p>
          </table:table-cell>
          <table:table-cell table:style-name="ce10" office:value-type="float" office:value="0.32836" calcext:value-type="float">
            <text:p>0.3283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4]-[.A234]" office:value-type="float" office:value="-0.12272" calcext:value-type="float">
            <text:p>-0.12272</text:p>
          </table:table-cell>
          <table:table-cell table:style-name="ce22" table:formula="of:=[.G234]*[.C234]" office:value-type="float" office:value="0.153492411416931" calcext:value-type="float">
            <text:p>0.153492411416931</text:p>
          </table:table-cell>
          <table:table-cell table:formula="of:=[.H234]-[.I234]" office:value-type="float" office:value="10" calcext:value-type="float">
            <text:p>10</text:p>
          </table:table-cell>
          <table:table-cell table:formula="of:=[.K234]/[.L234]" office:value-type="float" office:value="-0.79951835316898" calcext:value-type="float">
            <text:p>-0.79951835316898</text:p>
          </table:table-cell>
          <table:table-cell table:formula="of:=[.M234]/[.J234]" office:value-type="float" office:value="1.17647058823529" calcext:value-type="float">
            <text:p>1.17647058823529</text:p>
          </table:table-cell>
          <table:table-cell table:style-name="ce27" table:formula="of:=[.N234]/[.O234]" office:value-type="float" office:value="-0.679590600193633" calcext:value-type="float">
            <text:p>-0.679590600193633</text:p>
          </table:table-cell>
          <table:table-cell table:formula="of:=[.F234]-[.B234]" office:value-type="float" office:value="-0.10855" calcext:value-type="float">
            <text:p>-0.10855</text:p>
          </table:table-cell>
          <table:table-cell office:value-type="float" office:value="0.153492411416931" calcext:value-type="float">
            <text:p>0.153492411416931</text:p>
          </table:table-cell>
          <table:table-cell office:value-type="float" office:value="10" calcext:value-type="float">
            <text:p>10</text:p>
          </table:table-cell>
          <table:table-cell table:formula="of:=[.Q234]/[.R234]" office:value-type="float" office:value="-0.707201085695018" calcext:value-type="float">
            <text:p>-0.707201085695018</text:p>
          </table:table-cell>
          <table:table-cell table:formula="of:=[.S234]/[.J234]" office:value-type="float" office:value="1.17647058823529" calcext:value-type="float">
            <text:p>1.17647058823529</text:p>
          </table:table-cell>
          <table:table-cell table:style-name="ce27" table:formula="of:=[.T234]/[.U234]" office:value-type="float" office:value="-0.601120922840765" calcext:value-type="float">
            <text:p>-0.601120922840765</text:p>
          </table:table-cell>
        </table:table-row>
        <table:table-row table:style-name="ro1">
          <table:table-cell table:style-name="ce5" office:value-type="float" office:value="0.64178" calcext:value-type="float">
            <text:p>0.64178</text:p>
          </table:table-cell>
          <table:table-cell table:style-name="ce8" office:value-type="float" office:value="0.4392" calcext:value-type="float">
            <text:p>0.4392</text:p>
          </table:table-cell>
          <table:table-cell table:style-name="ce8" office:value-type="float" office:value="0.57858" calcext:value-type="float">
            <text:p>0.57858</text:p>
          </table:table-cell>
          <table:table-cell table:style-name="ce8" office:value-type="float" office:value="0.38195" calcext:value-type="float">
            <text:p>0.38195</text:p>
          </table:table-cell>
          <table:table-cell table:style-name="ce8" office:value-type="float" office:value="0.51623" calcext:value-type="float">
            <text:p>0.51623</text:p>
          </table:table-cell>
          <table:table-cell table:style-name="ce10" office:value-type="float" office:value="0.32864" calcext:value-type="float">
            <text:p>0.3286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5]-[.A235]" office:value-type="float" office:value="-0.12555" calcext:value-type="float">
            <text:p>-0.12555</text:p>
          </table:table-cell>
          <table:table-cell table:style-name="ce22" table:formula="of:=[.G235]*[.C235]" office:value-type="float" office:value="0.153593288477357" calcext:value-type="float">
            <text:p>0.153593288477357</text:p>
          </table:table-cell>
          <table:table-cell table:formula="of:=[.H235]-[.I235]" office:value-type="float" office:value="10" calcext:value-type="float">
            <text:p>10</text:p>
          </table:table-cell>
          <table:table-cell table:formula="of:=[.K235]/[.L235]" office:value-type="float" office:value="-0.817418529446414" calcext:value-type="float">
            <text:p>-0.817418529446414</text:p>
          </table:table-cell>
          <table:table-cell table:formula="of:=[.M235]/[.J235]" office:value-type="float" office:value="1.17647058823529" calcext:value-type="float">
            <text:p>1.17647058823529</text:p>
          </table:table-cell>
          <table:table-cell table:style-name="ce27" table:formula="of:=[.N235]/[.O235]" office:value-type="float" office:value="-0.694805750029451" calcext:value-type="float">
            <text:p>-0.694805750029451</text:p>
          </table:table-cell>
          <table:table-cell table:formula="of:=[.F235]-[.B235]" office:value-type="float" office:value="-0.11056" calcext:value-type="float">
            <text:p>-0.11056</text:p>
          </table:table-cell>
          <table:table-cell office:value-type="float" office:value="0.153593288477357" calcext:value-type="float">
            <text:p>0.153593288477357</text:p>
          </table:table-cell>
          <table:table-cell office:value-type="float" office:value="10" calcext:value-type="float">
            <text:p>10</text:p>
          </table:table-cell>
          <table:table-cell table:formula="of:=[.Q235]/[.R235]" office:value-type="float" office:value="-0.719823119200283" calcext:value-type="float">
            <text:p>-0.719823119200283</text:p>
          </table:table-cell>
          <table:table-cell table:formula="of:=[.S235]/[.J235]" office:value-type="float" office:value="1.17647058823529" calcext:value-type="float">
            <text:p>1.17647058823529</text:p>
          </table:table-cell>
          <table:table-cell table:style-name="ce27" table:formula="of:=[.T235]/[.U235]" office:value-type="float" office:value="-0.61184965132024" calcext:value-type="float">
            <text:p>-0.61184965132024</text:p>
          </table:table-cell>
        </table:table-row>
        <table:table-row table:style-name="ro1">
          <table:table-cell table:style-name="ce5" office:value-type="float" office:value="0.64357" calcext:value-type="float">
            <text:p>0.64357</text:p>
          </table:table-cell>
          <table:table-cell table:style-name="ce8" office:value-type="float" office:value="0.44173" calcext:value-type="float">
            <text:p>0.44173</text:p>
          </table:table-cell>
          <table:table-cell table:style-name="ce8" office:value-type="float" office:value="0.57898" calcext:value-type="float">
            <text:p>0.57898</text:p>
          </table:table-cell>
          <table:table-cell table:style-name="ce8" office:value-type="float" office:value="0.38357" calcext:value-type="float">
            <text:p>0.38357</text:p>
          </table:table-cell>
          <table:table-cell table:style-name="ce8" office:value-type="float" office:value="0.51524" calcext:value-type="float">
            <text:p>0.51524</text:p>
          </table:table-cell>
          <table:table-cell table:style-name="ce10" office:value-type="float" office:value="0.32955" calcext:value-type="float">
            <text:p>0.3295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6]-[.A236]" office:value-type="float" office:value="-0.12833" calcext:value-type="float">
            <text:p>-0.12833</text:p>
          </table:table-cell>
          <table:table-cell table:style-name="ce22" table:formula="of:=[.G236]*[.C236]" office:value-type="float" office:value="0.153699474856753" calcext:value-type="float">
            <text:p>0.153699474856753</text:p>
          </table:table-cell>
          <table:table-cell table:formula="of:=[.H236]-[.I236]" office:value-type="float" office:value="10" calcext:value-type="float">
            <text:p>10</text:p>
          </table:table-cell>
          <table:table-cell table:formula="of:=[.K236]/[.L236]" office:value-type="float" office:value="-0.834941044005537" calcext:value-type="float">
            <text:p>-0.834941044005537</text:p>
          </table:table-cell>
          <table:table-cell table:formula="of:=[.M236]/[.J236]" office:value-type="float" office:value="1.17647058823529" calcext:value-type="float">
            <text:p>1.17647058823529</text:p>
          </table:table-cell>
          <table:table-cell table:style-name="ce27" table:formula="of:=[.N236]/[.O236]" office:value-type="float" office:value="-0.709699887404706" calcext:value-type="float">
            <text:p>-0.709699887404706</text:p>
          </table:table-cell>
          <table:table-cell table:formula="of:=[.F236]-[.B236]" office:value-type="float" office:value="-0.11218" calcext:value-type="float">
            <text:p>-0.11218</text:p>
          </table:table-cell>
          <table:table-cell office:value-type="float" office:value="0.153699474856753" calcext:value-type="float">
            <text:p>0.153699474856753</text:p>
          </table:table-cell>
          <table:table-cell office:value-type="float" office:value="10" calcext:value-type="float">
            <text:p>10</text:p>
          </table:table-cell>
          <table:table-cell table:formula="of:=[.Q236]/[.R236]" office:value-type="float" office:value="-0.729865863917564" calcext:value-type="float">
            <text:p>-0.729865863917564</text:p>
          </table:table-cell>
          <table:table-cell table:formula="of:=[.S236]/[.J236]" office:value-type="float" office:value="1.17647058823529" calcext:value-type="float">
            <text:p>1.17647058823529</text:p>
          </table:table-cell>
          <table:table-cell table:style-name="ce27" table:formula="of:=[.T236]/[.U236]" office:value-type="float" office:value="-0.62038598432993" calcext:value-type="float">
            <text:p>-0.62038598432993</text:p>
          </table:table-cell>
        </table:table-row>
        <table:table-row table:style-name="ro1">
          <table:table-cell table:style-name="ce5" office:value-type="float" office:value="0.64543" calcext:value-type="float">
            <text:p>0.64543</text:p>
          </table:table-cell>
          <table:table-cell table:style-name="ce8" office:value-type="float" office:value="0.44442" calcext:value-type="float">
            <text:p>0.44442</text:p>
          </table:table-cell>
          <table:table-cell table:style-name="ce8" office:value-type="float" office:value="0.57948" calcext:value-type="float">
            <text:p>0.57948</text:p>
          </table:table-cell>
          <table:table-cell table:style-name="ce8" office:value-type="float" office:value="0.38543" calcext:value-type="float">
            <text:p>0.38543</text:p>
          </table:table-cell>
          <table:table-cell table:style-name="ce8" office:value-type="float" office:value="0.5144" calcext:value-type="float">
            <text:p>0.5144</text:p>
          </table:table-cell>
          <table:table-cell table:style-name="ce10" office:value-type="float" office:value="0.3308" calcext:value-type="float">
            <text:p>0.330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7]-[.A237]" office:value-type="float" office:value="-0.13103" calcext:value-type="float">
            <text:p>-0.13103</text:p>
          </table:table-cell>
          <table:table-cell table:style-name="ce22" table:formula="of:=[.G237]*[.C237]" office:value-type="float" office:value="0.153832207830998" calcext:value-type="float">
            <text:p>0.153832207830998</text:p>
          </table:table-cell>
          <table:table-cell table:formula="of:=[.H237]-[.I237]" office:value-type="float" office:value="10" calcext:value-type="float">
            <text:p>10</text:p>
          </table:table-cell>
          <table:table-cell table:formula="of:=[.K237]/[.L237]" office:value-type="float" office:value="-0.851772212383191" calcext:value-type="float">
            <text:p>-0.851772212383191</text:p>
          </table:table-cell>
          <table:table-cell table:formula="of:=[.M237]/[.J237]" office:value-type="float" office:value="1.17647058823529" calcext:value-type="float">
            <text:p>1.17647058823529</text:p>
          </table:table-cell>
          <table:table-cell table:style-name="ce27" table:formula="of:=[.N237]/[.O237]" office:value-type="float" office:value="-0.724006380525712" calcext:value-type="float">
            <text:p>-0.724006380525712</text:p>
          </table:table-cell>
          <table:table-cell table:formula="of:=[.F237]-[.B237]" office:value-type="float" office:value="-0.11362" calcext:value-type="float">
            <text:p>-0.11362</text:p>
          </table:table-cell>
          <table:table-cell office:value-type="float" office:value="0.153832207830998" calcext:value-type="float">
            <text:p>0.153832207830998</text:p>
          </table:table-cell>
          <table:table-cell office:value-type="float" office:value="10" calcext:value-type="float">
            <text:p>10</text:p>
          </table:table-cell>
          <table:table-cell table:formula="of:=[.Q237]/[.R237]" office:value-type="float" office:value="-0.738596953147967" calcext:value-type="float">
            <text:p>-0.738596953147967</text:p>
          </table:table-cell>
          <table:table-cell table:formula="of:=[.S237]/[.J237]" office:value-type="float" office:value="1.17647058823529" calcext:value-type="float">
            <text:p>1.17647058823529</text:p>
          </table:table-cell>
          <table:table-cell table:style-name="ce27" table:formula="of:=[.T237]/[.U237]" office:value-type="float" office:value="-0.627807410175772" calcext:value-type="float">
            <text:p>-0.627807410175772</text:p>
          </table:table-cell>
        </table:table-row>
        <table:table-row table:style-name="ro1">
          <table:table-cell table:style-name="ce5" office:value-type="float" office:value="0.64729" calcext:value-type="float">
            <text:p>0.64729</text:p>
          </table:table-cell>
          <table:table-cell table:style-name="ce8" office:value-type="float" office:value="0.44721" calcext:value-type="float">
            <text:p>0.44721</text:p>
          </table:table-cell>
          <table:table-cell table:style-name="ce8" office:value-type="float" office:value="0.57999" calcext:value-type="float">
            <text:p>0.57999</text:p>
          </table:table-cell>
          <table:table-cell table:style-name="ce8" office:value-type="float" office:value="0.38741" calcext:value-type="float">
            <text:p>0.38741</text:p>
          </table:table-cell>
          <table:table-cell table:style-name="ce8" office:value-type="float" office:value="0.51357" calcext:value-type="float">
            <text:p>0.51357</text:p>
          </table:table-cell>
          <table:table-cell table:style-name="ce10" office:value-type="float" office:value="0.33213" calcext:value-type="float">
            <text:p>0.3321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8]-[.A238]" office:value-type="float" office:value="-0.13372" calcext:value-type="float">
            <text:p>-0.13372</text:p>
          </table:table-cell>
          <table:table-cell table:style-name="ce22" table:formula="of:=[.G238]*[.C238]" office:value-type="float" office:value="0.153967595464728" calcext:value-type="float">
            <text:p>0.153967595464728</text:p>
          </table:table-cell>
          <table:table-cell table:formula="of:=[.H238]-[.I238]" office:value-type="float" office:value="10" calcext:value-type="float">
            <text:p>10</text:p>
          </table:table-cell>
          <table:table-cell table:formula="of:=[.K238]/[.L238]" office:value-type="float" office:value="-0.868494436094727" calcext:value-type="float">
            <text:p>-0.868494436094727</text:p>
          </table:table-cell>
          <table:table-cell table:formula="of:=[.M238]/[.J238]" office:value-type="float" office:value="1.17647058823529" calcext:value-type="float">
            <text:p>1.17647058823529</text:p>
          </table:table-cell>
          <table:table-cell table:style-name="ce27" table:formula="of:=[.N238]/[.O238]" office:value-type="float" office:value="-0.738220270680518" calcext:value-type="float">
            <text:p>-0.738220270680518</text:p>
          </table:table-cell>
          <table:table-cell table:formula="of:=[.F238]-[.B238]" office:value-type="float" office:value="-0.11508" calcext:value-type="float">
            <text:p>-0.11508</text:p>
          </table:table-cell>
          <table:table-cell office:value-type="float" office:value="0.153967595464728" calcext:value-type="float">
            <text:p>0.153967595464728</text:p>
          </table:table-cell>
          <table:table-cell office:value-type="float" office:value="10" calcext:value-type="float">
            <text:p>10</text:p>
          </table:table-cell>
          <table:table-cell table:formula="of:=[.Q238]/[.R238]" office:value-type="float" office:value="-0.747430000791065" calcext:value-type="float">
            <text:p>-0.747430000791065</text:p>
          </table:table-cell>
          <table:table-cell table:formula="of:=[.S238]/[.J238]" office:value-type="float" office:value="1.17647058823529" calcext:value-type="float">
            <text:p>1.17647058823529</text:p>
          </table:table-cell>
          <table:table-cell table:style-name="ce27" table:formula="of:=[.T238]/[.U238]" office:value-type="float" office:value="-0.635315500672405" calcext:value-type="float">
            <text:p>-0.635315500672405</text:p>
          </table:table-cell>
        </table:table-row>
        <table:table-row table:style-name="ro1">
          <table:table-cell table:style-name="ce5" office:value-type="float" office:value="0.64895" calcext:value-type="float">
            <text:p>0.64895</text:p>
          </table:table-cell>
          <table:table-cell table:style-name="ce8" office:value-type="float" office:value="0.44977" calcext:value-type="float">
            <text:p>0.44977</text:p>
          </table:table-cell>
          <table:table-cell table:style-name="ce8" office:value-type="float" office:value="0.58027" calcext:value-type="float">
            <text:p>0.58027</text:p>
          </table:table-cell>
          <table:table-cell table:style-name="ce8" office:value-type="float" office:value="0.38901" calcext:value-type="float">
            <text:p>0.38901</text:p>
          </table:table-cell>
          <table:table-cell table:style-name="ce8" office:value-type="float" office:value="0.51246" calcext:value-type="float">
            <text:p>0.51246</text:p>
          </table:table-cell>
          <table:table-cell table:style-name="ce10" office:value-type="float" office:value="0.33284" calcext:value-type="float">
            <text:p>0.3328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9]-[.A239]" office:value-type="float" office:value="-0.13649" calcext:value-type="float">
            <text:p>-0.13649</text:p>
          </table:table-cell>
          <table:table-cell table:style-name="ce22" table:formula="of:=[.G239]*[.C239]" office:value-type="float" office:value="0.154041925930305" calcext:value-type="float">
            <text:p>0.154041925930305</text:p>
          </table:table-cell>
          <table:table-cell table:formula="of:=[.H239]-[.I239]" office:value-type="float" office:value="10" calcext:value-type="float">
            <text:p>10</text:p>
          </table:table-cell>
          <table:table-cell table:formula="of:=[.K239]/[.L239]" office:value-type="float" office:value="-0.886057475428824" calcext:value-type="float">
            <text:p>-0.886057475428824</text:p>
          </table:table-cell>
          <table:table-cell table:formula="of:=[.M239]/[.J239]" office:value-type="float" office:value="1.17647058823529" calcext:value-type="float">
            <text:p>1.17647058823529</text:p>
          </table:table-cell>
          <table:table-cell table:style-name="ce27" table:formula="of:=[.N239]/[.O239]" office:value-type="float" office:value="-0.7531488541145" calcext:value-type="float">
            <text:p>-0.7531488541145</text:p>
          </table:table-cell>
          <table:table-cell table:formula="of:=[.F239]-[.B239]" office:value-type="float" office:value="-0.11693" calcext:value-type="float">
            <text:p>-0.11693</text:p>
          </table:table-cell>
          <table:table-cell office:value-type="float" office:value="0.154041925930305" calcext:value-type="float">
            <text:p>0.154041925930305</text:p>
          </table:table-cell>
          <table:table-cell office:value-type="float" office:value="10" calcext:value-type="float">
            <text:p>10</text:p>
          </table:table-cell>
          <table:table-cell table:formula="of:=[.Q239]/[.R239]" office:value-type="float" office:value="-0.759079057820298" calcext:value-type="float">
            <text:p>-0.759079057820298</text:p>
          </table:table-cell>
          <table:table-cell table:formula="of:=[.S239]/[.J239]" office:value-type="float" office:value="1.17647058823529" calcext:value-type="float">
            <text:p>1.17647058823529</text:p>
          </table:table-cell>
          <table:table-cell table:style-name="ce27" table:formula="of:=[.T239]/[.U239]" office:value-type="float" office:value="-0.645217199147253" calcext:value-type="float">
            <text:p>-0.645217199147253</text:p>
          </table:table-cell>
        </table:table-row>
        <table:table-row table:style-name="ro1">
          <table:table-cell table:style-name="ce5" office:value-type="float" office:value="0.65041" calcext:value-type="float">
            <text:p>0.65041</text:p>
          </table:table-cell>
          <table:table-cell table:style-name="ce8" office:value-type="float" office:value="0.45217" calcext:value-type="float">
            <text:p>0.45217</text:p>
          </table:table-cell>
          <table:table-cell table:style-name="ce8" office:value-type="float" office:value="0.58031" calcext:value-type="float">
            <text:p>0.58031</text:p>
          </table:table-cell>
          <table:table-cell table:style-name="ce8" office:value-type="float" office:value="0.3904" calcext:value-type="float">
            <text:p>0.3904</text:p>
          </table:table-cell>
          <table:table-cell table:style-name="ce8" office:value-type="float" office:value="0.51106" calcext:value-type="float">
            <text:p>0.51106</text:p>
          </table:table-cell>
          <table:table-cell table:style-name="ce10" office:value-type="float" office:value="0.33327" calcext:value-type="float">
            <text:p>0.3332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0]-[.A240]" office:value-type="float" office:value="-0.13935" calcext:value-type="float">
            <text:p>-0.13935</text:p>
          </table:table-cell>
          <table:table-cell table:style-name="ce22" table:formula="of:=[.G240]*[.C240]" office:value-type="float" office:value="0.154052544568245" calcext:value-type="float">
            <text:p>0.154052544568245</text:p>
          </table:table-cell>
          <table:table-cell table:formula="of:=[.H240]-[.I240]" office:value-type="float" office:value="10" calcext:value-type="float">
            <text:p>10</text:p>
          </table:table-cell>
          <table:table-cell table:formula="of:=[.K240]/[.L240]" office:value-type="float" office:value="-0.904561494849366" calcext:value-type="float">
            <text:p>-0.904561494849366</text:p>
          </table:table-cell>
          <table:table-cell table:formula="of:=[.M240]/[.J240]" office:value-type="float" office:value="1.17647058823529" calcext:value-type="float">
            <text:p>1.17647058823529</text:p>
          </table:table-cell>
          <table:table-cell table:style-name="ce27" table:formula="of:=[.N240]/[.O240]" office:value-type="float" office:value="-0.768877270621961" calcext:value-type="float">
            <text:p>-0.768877270621961</text:p>
          </table:table-cell>
          <table:table-cell table:formula="of:=[.F240]-[.B240]" office:value-type="float" office:value="-0.1189" calcext:value-type="float">
            <text:p>-0.1189</text:p>
          </table:table-cell>
          <table:table-cell office:value-type="float" office:value="0.154052544568245" calcext:value-type="float">
            <text:p>0.154052544568245</text:p>
          </table:table-cell>
          <table:table-cell office:value-type="float" office:value="10" calcext:value-type="float">
            <text:p>10</text:p>
          </table:table-cell>
          <table:table-cell table:formula="of:=[.Q240]/[.R240]" office:value-type="float" office:value="-0.771814580104696" calcext:value-type="float">
            <text:p>-0.771814580104696</text:p>
          </table:table-cell>
          <table:table-cell table:formula="of:=[.S240]/[.J240]" office:value-type="float" office:value="1.17647058823529" calcext:value-type="float">
            <text:p>1.17647058823529</text:p>
          </table:table-cell>
          <table:table-cell table:style-name="ce27" table:formula="of:=[.T240]/[.U240]" office:value-type="float" office:value="-0.656042393088992" calcext:value-type="float">
            <text:p>-0.656042393088992</text:p>
          </table:table-cell>
        </table:table-row>
        <table:table-row table:style-name="ro1">
          <table:table-cell table:style-name="ce5" office:value-type="float" office:value="0.65167" calcext:value-type="float">
            <text:p>0.65167</text:p>
          </table:table-cell>
          <table:table-cell table:style-name="ce8" office:value-type="float" office:value="0.45439" calcext:value-type="float">
            <text:p>0.45439</text:p>
          </table:table-cell>
          <table:table-cell table:style-name="ce8" office:value-type="float" office:value="0.58012" calcext:value-type="float">
            <text:p>0.58012</text:p>
          </table:table-cell>
          <table:table-cell table:style-name="ce8" office:value-type="float" office:value="0.39155" calcext:value-type="float">
            <text:p>0.39155</text:p>
          </table:table-cell>
          <table:table-cell table:style-name="ce8" office:value-type="float" office:value="0.5094" calcext:value-type="float">
            <text:p>0.5094</text:p>
          </table:table-cell>
          <table:table-cell table:style-name="ce10" office:value-type="float" office:value="0.33339" calcext:value-type="float">
            <text:p>0.3333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1]-[.A241]" office:value-type="float" office:value="-0.14227" calcext:value-type="float">
            <text:p>-0.14227</text:p>
          </table:table-cell>
          <table:table-cell table:style-name="ce22" table:formula="of:=[.G241]*[.C241]" office:value-type="float" office:value="0.154002106038032" calcext:value-type="float">
            <text:p>0.154002106038032</text:p>
          </table:table-cell>
          <table:table-cell table:formula="of:=[.H241]-[.I241]" office:value-type="float" office:value="10" calcext:value-type="float">
            <text:p>10</text:p>
          </table:table-cell>
          <table:table-cell table:formula="of:=[.K241]/[.L241]" office:value-type="float" office:value="-0.923818535084616" calcext:value-type="float">
            <text:p>-0.923818535084616</text:p>
          </table:table-cell>
          <table:table-cell table:formula="of:=[.M241]/[.J241]" office:value-type="float" office:value="1.17647058823529" calcext:value-type="float">
            <text:p>1.17647058823529</text:p>
          </table:table-cell>
          <table:table-cell table:style-name="ce27" table:formula="of:=[.N241]/[.O241]" office:value-type="float" office:value="-0.785245754821923" calcext:value-type="float">
            <text:p>-0.785245754821923</text:p>
          </table:table-cell>
          <table:table-cell table:formula="of:=[.F241]-[.B241]" office:value-type="float" office:value="-0.121" calcext:value-type="float">
            <text:p>-0.121</text:p>
          </table:table-cell>
          <table:table-cell office:value-type="float" office:value="0.154002106038032" calcext:value-type="float">
            <text:p>0.154002106038032</text:p>
          </table:table-cell>
          <table:table-cell office:value-type="float" office:value="10" calcext:value-type="float">
            <text:p>10</text:p>
          </table:table-cell>
          <table:table-cell table:formula="of:=[.Q241]/[.R241]" office:value-type="float" office:value="-0.785703540769229" calcext:value-type="float">
            <text:p>-0.785703540769229</text:p>
          </table:table-cell>
          <table:table-cell table:formula="of:=[.S241]/[.J241]" office:value-type="float" office:value="1.17647058823529" calcext:value-type="float">
            <text:p>1.17647058823529</text:p>
          </table:table-cell>
          <table:table-cell table:style-name="ce27" table:formula="of:=[.T241]/[.U241]" office:value-type="float" office:value="-0.667848009653844" calcext:value-type="float">
            <text:p>-0.667848009653844</text:p>
          </table:table-cell>
        </table:table-row>
        <table:table-row table:style-name="ro1">
          <table:table-cell table:style-name="ce5" office:value-type="float" office:value="0.65292" calcext:value-type="float">
            <text:p>0.65292</text:p>
          </table:table-cell>
          <table:table-cell table:style-name="ce8" office:value-type="float" office:value="0.45653" calcext:value-type="float">
            <text:p>0.45653</text:p>
          </table:table-cell>
          <table:table-cell table:style-name="ce8" office:value-type="float" office:value="0.57993" calcext:value-type="float">
            <text:p>0.57993</text:p>
          </table:table-cell>
          <table:table-cell table:style-name="ce8" office:value-type="float" office:value="0.39264" calcext:value-type="float">
            <text:p>0.39264</text:p>
          </table:table-cell>
          <table:table-cell table:style-name="ce8" office:value-type="float" office:value="0.50781" calcext:value-type="float">
            <text:p>0.50781</text:p>
          </table:table-cell>
          <table:table-cell table:style-name="ce10" office:value-type="float" office:value="0.33353" calcext:value-type="float">
            <text:p>0.3335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2]-[.A242]" office:value-type="float" office:value="-0.14511" calcext:value-type="float">
            <text:p>-0.14511</text:p>
          </table:table-cell>
          <table:table-cell table:style-name="ce22" table:formula="of:=[.G242]*[.C242]" office:value-type="float" office:value="0.153951667507818" calcext:value-type="float">
            <text:p>0.153951667507818</text:p>
          </table:table-cell>
          <table:table-cell table:formula="of:=[.H242]-[.I242]" office:value-type="float" office:value="10" calcext:value-type="float">
            <text:p>10</text:p>
          </table:table-cell>
          <table:table-cell table:formula="of:=[.K242]/[.L242]" office:value-type="float" office:value="-0.942568549916035" calcext:value-type="float">
            <text:p>-0.942568549916035</text:p>
          </table:table-cell>
          <table:table-cell table:formula="of:=[.M242]/[.J242]" office:value-type="float" office:value="1.17647058823529" calcext:value-type="float">
            <text:p>1.17647058823529</text:p>
          </table:table-cell>
          <table:table-cell table:style-name="ce27" table:formula="of:=[.N242]/[.O242]" office:value-type="float" office:value="-0.801183267428629" calcext:value-type="float">
            <text:p>-0.801183267428629</text:p>
          </table:table-cell>
          <table:table-cell table:formula="of:=[.F242]-[.B242]" office:value-type="float" office:value="-0.123" calcext:value-type="float">
            <text:p>-0.123</text:p>
          </table:table-cell>
          <table:table-cell office:value-type="float" office:value="0.153951667507819" calcext:value-type="float">
            <text:p>0.153951667507819</text:p>
          </table:table-cell>
          <table:table-cell office:value-type="float" office:value="10" calcext:value-type="float">
            <text:p>10</text:p>
          </table:table-cell>
          <table:table-cell table:formula="of:=[.Q242]/[.R242]" office:value-type="float" office:value="-0.7989520476857" calcext:value-type="float">
            <text:p>-0.7989520476857</text:p>
          </table:table-cell>
          <table:table-cell table:formula="of:=[.S242]/[.J242]" office:value-type="float" office:value="1.17647058823529" calcext:value-type="float">
            <text:p>1.17647058823529</text:p>
          </table:table-cell>
          <table:table-cell table:style-name="ce27" table:formula="of:=[.T242]/[.U242]" office:value-type="float" office:value="-0.679109240532845" calcext:value-type="float">
            <text:p>-0.679109240532845</text:p>
          </table:table-cell>
        </table:table-row>
        <table:table-row table:style-name="ro1">
          <table:table-cell table:style-name="ce5" office:value-type="float" office:value="0.65429" calcext:value-type="float">
            <text:p>0.65429</text:p>
          </table:table-cell>
          <table:table-cell table:style-name="ce8" office:value-type="float" office:value="0.45883" calcext:value-type="float">
            <text:p>0.45883</text:p>
          </table:table-cell>
          <table:table-cell table:style-name="ce8" office:value-type="float" office:value="0.57992" calcext:value-type="float">
            <text:p>0.57992</text:p>
          </table:table-cell>
          <table:table-cell table:style-name="ce8" office:value-type="float" office:value="0.39404" calcext:value-type="float">
            <text:p>0.39404</text:p>
          </table:table-cell>
          <table:table-cell table:style-name="ce8" office:value-type="float" office:value="0.50649" calcext:value-type="float">
            <text:p>0.50649</text:p>
          </table:table-cell>
          <table:table-cell table:style-name="ce10" office:value-type="float" office:value="0.33425" calcext:value-type="float">
            <text:p>0.3342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3]-[.A243]" office:value-type="float" office:value="-0.1478" calcext:value-type="float">
            <text:p>-0.1478</text:p>
          </table:table-cell>
          <table:table-cell table:style-name="ce22" table:formula="of:=[.G243]*[.C243]" office:value-type="float" office:value="0.153949012848334" calcext:value-type="float">
            <text:p>0.153949012848334</text:p>
          </table:table-cell>
          <table:table-cell table:formula="of:=[.H243]-[.I243]" office:value-type="float" office:value="10" calcext:value-type="float">
            <text:p>10</text:p>
          </table:table-cell>
          <table:table-cell table:formula="of:=[.K243]/[.L243]" office:value-type="float" office:value="-0.960058120967678" calcext:value-type="float">
            <text:p>-0.960058120967678</text:p>
          </table:table-cell>
          <table:table-cell table:formula="of:=[.M243]/[.J243]" office:value-type="float" office:value="1.17647058823529" calcext:value-type="float">
            <text:p>1.17647058823529</text:p>
          </table:table-cell>
          <table:table-cell table:style-name="ce27" table:formula="of:=[.N243]/[.O243]" office:value-type="float" office:value="-0.816049402822526" calcext:value-type="float">
            <text:p>-0.816049402822526</text:p>
          </table:table-cell>
          <table:table-cell table:formula="of:=[.F243]-[.B243]" office:value-type="float" office:value="-0.12458" calcext:value-type="float">
            <text:p>-0.12458</text:p>
          </table:table-cell>
          <table:table-cell office:value-type="float" office:value="0.153949012848334" calcext:value-type="float">
            <text:p>0.153949012848334</text:p>
          </table:table-cell>
          <table:table-cell office:value-type="float" office:value="10" calcext:value-type="float">
            <text:p>10</text:p>
          </table:table-cell>
          <table:table-cell table:formula="of:=[.Q243]/[.R243]" office:value-type="float" office:value="-0.809228962856244" calcext:value-type="float">
            <text:p>-0.809228962856244</text:p>
          </table:table-cell>
          <table:table-cell table:formula="of:=[.S243]/[.J243]" office:value-type="float" office:value="1.17647058823529" calcext:value-type="float">
            <text:p>1.17647058823529</text:p>
          </table:table-cell>
          <table:table-cell table:style-name="ce27" table:formula="of:=[.T243]/[.U243]" office:value-type="float" office:value="-0.687844618427808" calcext:value-type="float">
            <text:p>-0.687844618427808</text:p>
          </table:table-cell>
        </table:table-row>
        <table:table-row table:style-name="ro1">
          <table:table-cell table:style-name="ce5" office:value-type="float" office:value="0.6559" calcext:value-type="float">
            <text:p>0.6559</text:p>
          </table:table-cell>
          <table:table-cell table:style-name="ce8" office:value-type="float" office:value="0.46143" calcext:value-type="float">
            <text:p>0.46143</text:p>
          </table:table-cell>
          <table:table-cell table:style-name="ce8" office:value-type="float" office:value="0.58025" calcext:value-type="float">
            <text:p>0.58025</text:p>
          </table:table-cell>
          <table:table-cell table:style-name="ce8" office:value-type="float" office:value="0.39593" calcext:value-type="float">
            <text:p>0.39593</text:p>
          </table:table-cell>
          <table:table-cell table:style-name="ce8" office:value-type="float" office:value="0.50566" calcext:value-type="float">
            <text:p>0.50566</text:p>
          </table:table-cell>
          <table:table-cell table:style-name="ce10" office:value-type="float" office:value="0.33569" calcext:value-type="float">
            <text:p>0.3356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4]-[.A244]" office:value-type="float" office:value="-0.15024" calcext:value-type="float">
            <text:p>-0.15024</text:p>
          </table:table-cell>
          <table:table-cell table:style-name="ce22" table:formula="of:=[.G244]*[.C244]" office:value-type="float" office:value="0.154036616611335" calcext:value-type="float">
            <text:p>0.154036616611335</text:p>
          </table:table-cell>
          <table:table-cell table:formula="of:=[.H244]-[.I244]" office:value-type="float" office:value="10" calcext:value-type="float">
            <text:p>10</text:p>
          </table:table-cell>
          <table:table-cell table:formula="of:=[.K244]/[.L244]" office:value-type="float" office:value="-0.975352505820646" calcext:value-type="float">
            <text:p>-0.975352505820646</text:p>
          </table:table-cell>
          <table:table-cell table:formula="of:=[.M244]/[.J244]" office:value-type="float" office:value="1.17647058823529" calcext:value-type="float">
            <text:p>1.17647058823529</text:p>
          </table:table-cell>
          <table:table-cell table:style-name="ce27" table:formula="of:=[.N244]/[.O244]" office:value-type="float" office:value="-0.829049629947549" calcext:value-type="float">
            <text:p>-0.829049629947549</text:p>
          </table:table-cell>
          <table:table-cell table:formula="of:=[.F244]-[.B244]" office:value-type="float" office:value="-0.12574" calcext:value-type="float">
            <text:p>-0.12574</text:p>
          </table:table-cell>
          <table:table-cell office:value-type="float" office:value="0.154036616611336" calcext:value-type="float">
            <text:p>0.154036616611336</text:p>
          </table:table-cell>
          <table:table-cell office:value-type="float" office:value="10" calcext:value-type="float">
            <text:p>10</text:p>
          </table:table-cell>
          <table:table-cell table:formula="of:=[.Q244]/[.R244]" office:value-type="float" office:value="-0.816299414815545" calcext:value-type="float">
            <text:p>-0.816299414815545</text:p>
          </table:table-cell>
          <table:table-cell table:formula="of:=[.S244]/[.J244]" office:value-type="float" office:value="1.17647058823529" calcext:value-type="float">
            <text:p>1.17647058823529</text:p>
          </table:table-cell>
          <table:table-cell table:style-name="ce27" table:formula="of:=[.T244]/[.U244]" office:value-type="float" office:value="-0.693854502593213" calcext:value-type="float">
            <text:p>-0.693854502593213</text:p>
          </table:table-cell>
        </table:table-row>
        <table:table-row table:style-name="ro1">
          <table:table-cell table:style-name="ce5" office:value-type="float" office:value="0.65775" calcext:value-type="float">
            <text:p>0.65775</text:p>
          </table:table-cell>
          <table:table-cell table:style-name="ce8" office:value-type="float" office:value="0.46437" calcext:value-type="float">
            <text:p>0.46437</text:p>
          </table:table-cell>
          <table:table-cell table:style-name="ce8" office:value-type="float" office:value="0.58087" calcext:value-type="float">
            <text:p>0.58087</text:p>
          </table:table-cell>
          <table:table-cell table:style-name="ce8" office:value-type="float" office:value="0.39832" calcext:value-type="float">
            <text:p>0.39832</text:p>
          </table:table-cell>
          <table:table-cell table:style-name="ce8" office:value-type="float" office:value="0.50523" calcext:value-type="float">
            <text:p>0.50523</text:p>
          </table:table-cell>
          <table:table-cell table:style-name="ce10" office:value-type="float" office:value="0.33784" calcext:value-type="float">
            <text:p>0.3378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5]-[.A245]" office:value-type="float" office:value="-0.15252" calcext:value-type="float">
            <text:p>-0.15252</text:p>
          </table:table-cell>
          <table:table-cell table:style-name="ce22" table:formula="of:=[.G245]*[.C245]" office:value-type="float" office:value="0.154201205499399" calcext:value-type="float">
            <text:p>0.154201205499399</text:p>
          </table:table-cell>
          <table:table-cell table:formula="of:=[.H245]-[.I245]" office:value-type="float" office:value="10" calcext:value-type="float">
            <text:p>10</text:p>
          </table:table-cell>
          <table:table-cell table:formula="of:=[.K245]/[.L245]" office:value-type="float" office:value="-0.989097325835072" calcext:value-type="float">
            <text:p>-0.989097325835072</text:p>
          </table:table-cell>
          <table:table-cell table:formula="of:=[.M245]/[.J245]" office:value-type="float" office:value="1.17647058823529" calcext:value-type="float">
            <text:p>1.17647058823529</text:p>
          </table:table-cell>
          <table:table-cell table:style-name="ce27" table:formula="of:=[.N245]/[.O245]" office:value-type="float" office:value="-0.840732726959811" calcext:value-type="float">
            <text:p>-0.840732726959811</text:p>
          </table:table-cell>
          <table:table-cell table:formula="of:=[.F245]-[.B245]" office:value-type="float" office:value="-0.12653" calcext:value-type="float">
            <text:p>-0.12653</text:p>
          </table:table-cell>
          <table:table-cell office:value-type="float" office:value="0.154201205499399" calcext:value-type="float">
            <text:p>0.154201205499399</text:p>
          </table:table-cell>
          <table:table-cell office:value-type="float" office:value="10" calcext:value-type="float">
            <text:p>10</text:p>
          </table:table-cell>
          <table:table-cell table:formula="of:=[.Q245]/[.R245]" office:value-type="float" office:value="-0.82055130237288" calcext:value-type="float">
            <text:p>-0.82055130237288</text:p>
          </table:table-cell>
          <table:table-cell table:formula="of:=[.S245]/[.J245]" office:value-type="float" office:value="1.17647058823529" calcext:value-type="float">
            <text:p>1.17647058823529</text:p>
          </table:table-cell>
          <table:table-cell table:style-name="ce27" table:formula="of:=[.T245]/[.U245]" office:value-type="float" office:value="-0.697468607016948" calcext:value-type="float">
            <text:p>-0.697468607016948</text:p>
          </table:table-cell>
        </table:table-row>
        <table:table-row table:style-name="ro1">
          <table:table-cell table:style-name="ce5" office:value-type="float" office:value="0.65976" calcext:value-type="float">
            <text:p>0.65976</text:p>
          </table:table-cell>
          <table:table-cell table:style-name="ce8" office:value-type="float" office:value="0.46758" calcext:value-type="float">
            <text:p>0.46758</text:p>
          </table:table-cell>
          <table:table-cell table:style-name="ce8" office:value-type="float" office:value="0.5817" calcext:value-type="float">
            <text:p>0.5817</text:p>
          </table:table-cell>
          <table:table-cell table:style-name="ce8" office:value-type="float" office:value="0.40103" calcext:value-type="float">
            <text:p>0.40103</text:p>
          </table:table-cell>
          <table:table-cell table:style-name="ce8" office:value-type="float" office:value="0.50508" calcext:value-type="float">
            <text:p>0.50508</text:p>
          </table:table-cell>
          <table:table-cell table:style-name="ce10" office:value-type="float" office:value="0.34029" calcext:value-type="float">
            <text:p>0.3402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6]-[.A246]" office:value-type="float" office:value="-0.15468" calcext:value-type="float">
            <text:p>-0.15468</text:p>
          </table:table-cell>
          <table:table-cell table:style-name="ce22" table:formula="of:=[.G246]*[.C246]" office:value-type="float" office:value="0.154421542236646" calcext:value-type="float">
            <text:p>0.154421542236646</text:p>
          </table:table-cell>
          <table:table-cell table:formula="of:=[.H246]-[.I246]" office:value-type="float" office:value="10" calcext:value-type="float">
            <text:p>10</text:p>
          </table:table-cell>
          <table:table-cell table:formula="of:=[.K246]/[.L246]" office:value-type="float" office:value="-1.00167371572392" calcext:value-type="float">
            <text:p>-1.00167371572392</text:p>
          </table:table-cell>
          <table:table-cell table:formula="of:=[.M246]/[.J246]" office:value-type="float" office:value="1.17647058823529" calcext:value-type="float">
            <text:p>1.17647058823529</text:p>
          </table:table-cell>
          <table:table-cell table:style-name="ce27" table:formula="of:=[.N246]/[.O246]" office:value-type="float" office:value="-0.851422658365335" calcext:value-type="float">
            <text:p>-0.851422658365335</text:p>
          </table:table-cell>
          <table:table-cell table:formula="of:=[.F246]-[.B246]" office:value-type="float" office:value="-0.12729" calcext:value-type="float">
            <text:p>-0.12729</text:p>
          </table:table-cell>
          <table:table-cell office:value-type="float" office:value="0.154421542236646" calcext:value-type="float">
            <text:p>0.154421542236646</text:p>
          </table:table-cell>
          <table:table-cell office:value-type="float" office:value="10" calcext:value-type="float">
            <text:p>10</text:p>
          </table:table-cell>
          <table:table-cell table:formula="of:=[.Q246]/[.R246]" office:value-type="float" office:value="-0.824302089956673" calcext:value-type="float">
            <text:p>-0.824302089956673</text:p>
          </table:table-cell>
          <table:table-cell table:formula="of:=[.S246]/[.J246]" office:value-type="float" office:value="1.17647058823529" calcext:value-type="float">
            <text:p>1.17647058823529</text:p>
          </table:table-cell>
          <table:table-cell table:style-name="ce27" table:formula="of:=[.T246]/[.U246]" office:value-type="float" office:value="-0.700656776463172" calcext:value-type="float">
            <text:p>-0.700656776463172</text:p>
          </table:table-cell>
        </table:table-row>
        <table:table-row table:style-name="ro1">
          <table:table-cell table:style-name="ce5" office:value-type="float" office:value="0.66194" calcext:value-type="float">
            <text:p>0.66194</text:p>
          </table:table-cell>
          <table:table-cell table:style-name="ce8" office:value-type="float" office:value="0.47081" calcext:value-type="float">
            <text:p>0.47081</text:p>
          </table:table-cell>
          <table:table-cell table:style-name="ce8" office:value-type="float" office:value="0.58273" calcext:value-type="float">
            <text:p>0.58273</text:p>
          </table:table-cell>
          <table:table-cell table:style-name="ce8" office:value-type="float" office:value="0.40369" calcext:value-type="float">
            <text:p>0.40369</text:p>
          </table:table-cell>
          <table:table-cell table:style-name="ce8" office:value-type="float" office:value="0.50518" calcext:value-type="float">
            <text:p>0.50518</text:p>
          </table:table-cell>
          <table:table-cell table:style-name="ce10" office:value-type="float" office:value="0.34252" calcext:value-type="float">
            <text:p>0.3425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7]-[.A247]" office:value-type="float" office:value="-0.15676" calcext:value-type="float">
            <text:p>-0.15676</text:p>
          </table:table-cell>
          <table:table-cell table:style-name="ce22" table:formula="of:=[.G247]*[.C247]" office:value-type="float" office:value="0.154694972163591" calcext:value-type="float">
            <text:p>0.154694972163591</text:p>
          </table:table-cell>
          <table:table-cell table:formula="of:=[.H247]-[.I247]" office:value-type="float" office:value="10" calcext:value-type="float">
            <text:p>10</text:p>
          </table:table-cell>
          <table:table-cell table:formula="of:=[.K247]/[.L247]" office:value-type="float" office:value="-1.01334903007853" calcext:value-type="float">
            <text:p>-1.01334903007853</text:p>
          </table:table-cell>
          <table:table-cell table:formula="of:=[.M247]/[.J247]" office:value-type="float" office:value="1.17647058823529" calcext:value-type="float">
            <text:p>1.17647058823529</text:p>
          </table:table-cell>
          <table:table-cell table:style-name="ce27" table:formula="of:=[.N247]/[.O247]" office:value-type="float" office:value="-0.861346675566752" calcext:value-type="float">
            <text:p>-0.861346675566752</text:p>
          </table:table-cell>
          <table:table-cell table:formula="of:=[.F247]-[.B247]" office:value-type="float" office:value="-0.12829" calcext:value-type="float">
            <text:p>-0.12829</text:p>
          </table:table-cell>
          <table:table-cell office:value-type="float" office:value="0.154694972163591" calcext:value-type="float">
            <text:p>0.154694972163591</text:p>
          </table:table-cell>
          <table:table-cell office:value-type="float" office:value="10" calcext:value-type="float">
            <text:p>10</text:p>
          </table:table-cell>
          <table:table-cell table:formula="of:=[.Q247]/[.R247]" office:value-type="float" office:value="-0.829309435243522" calcext:value-type="float">
            <text:p>-0.829309435243522</text:p>
          </table:table-cell>
          <table:table-cell table:formula="of:=[.S247]/[.J247]" office:value-type="float" office:value="1.17647058823529" calcext:value-type="float">
            <text:p>1.17647058823529</text:p>
          </table:table-cell>
          <table:table-cell table:style-name="ce27" table:formula="of:=[.T247]/[.U247]" office:value-type="float" office:value="-0.704913019956994" calcext:value-type="float">
            <text:p>-0.704913019956994</text:p>
          </table:table-cell>
        </table:table-row>
        <table:table-row table:style-name="ro1">
          <table:table-cell table:style-name="ce5" office:value-type="float" office:value="0.66424" calcext:value-type="float">
            <text:p>0.66424</text:p>
          </table:table-cell>
          <table:table-cell table:style-name="ce8" office:value-type="float" office:value="0.47409" calcext:value-type="float">
            <text:p>0.47409</text:p>
          </table:table-cell>
          <table:table-cell table:style-name="ce8" office:value-type="float" office:value="0.58391" calcext:value-type="float">
            <text:p>0.58391</text:p>
          </table:table-cell>
          <table:table-cell table:style-name="ce8" office:value-type="float" office:value="0.40636" calcext:value-type="float">
            <text:p>0.40636</text:p>
          </table:table-cell>
          <table:table-cell table:style-name="ce8" office:value-type="float" office:value="0.50545" calcext:value-type="float">
            <text:p>0.50545</text:p>
          </table:table-cell>
          <table:table-cell table:style-name="ce10" office:value-type="float" office:value="0.34474" calcext:value-type="float">
            <text:p>0.3447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8]-[.A248]" office:value-type="float" office:value="-0.15879" calcext:value-type="float">
            <text:p>-0.15879</text:p>
          </table:table-cell>
          <table:table-cell table:style-name="ce22" table:formula="of:=[.G248]*[.C248]" office:value-type="float" office:value="0.155008221982809" calcext:value-type="float">
            <text:p>0.155008221982809</text:p>
          </table:table-cell>
          <table:table-cell table:formula="of:=[.H248]-[.I248]" office:value-type="float" office:value="10" calcext:value-type="float">
            <text:p>10</text:p>
          </table:table-cell>
          <table:table-cell table:formula="of:=[.K248]/[.L248]" office:value-type="float" office:value="-1.02439727369823" calcext:value-type="float">
            <text:p>-1.02439727369823</text:p>
          </table:table-cell>
          <table:table-cell table:formula="of:=[.M248]/[.J248]" office:value-type="float" office:value="1.17647058823529" calcext:value-type="float">
            <text:p>1.17647058823529</text:p>
          </table:table-cell>
          <table:table-cell table:style-name="ce27" table:formula="of:=[.N248]/[.O248]" office:value-type="float" office:value="-0.870737682643499" calcext:value-type="float">
            <text:p>-0.870737682643499</text:p>
          </table:table-cell>
          <table:table-cell table:formula="of:=[.F248]-[.B248]" office:value-type="float" office:value="-0.12935" calcext:value-type="float">
            <text:p>-0.12935</text:p>
          </table:table-cell>
          <table:table-cell office:value-type="float" office:value="0.155008221982809" calcext:value-type="float">
            <text:p>0.155008221982809</text:p>
          </table:table-cell>
          <table:table-cell office:value-type="float" office:value="10" calcext:value-type="float">
            <text:p>10</text:p>
          </table:table-cell>
          <table:table-cell table:formula="of:=[.Q248]/[.R248]" office:value-type="float" office:value="-0.834471864430168" calcext:value-type="float">
            <text:p>-0.834471864430168</text:p>
          </table:table-cell>
          <table:table-cell table:formula="of:=[.S248]/[.J248]" office:value-type="float" office:value="1.17647058823529" calcext:value-type="float">
            <text:p>1.17647058823529</text:p>
          </table:table-cell>
          <table:table-cell table:style-name="ce27" table:formula="of:=[.T248]/[.U248]" office:value-type="float" office:value="-0.709301084765643" calcext:value-type="float">
            <text:p>-0.709301084765643</text:p>
          </table:table-cell>
        </table:table-row>
        <table:table-row table:style-name="ro1">
          <table:table-cell table:style-name="ce5" office:value-type="float" office:value="0.66649" calcext:value-type="float">
            <text:p>0.66649</text:p>
          </table:table-cell>
          <table:table-cell table:style-name="ce8" office:value-type="float" office:value="0.47746" calcext:value-type="float">
            <text:p>0.47746</text:p>
          </table:table-cell>
          <table:table-cell table:style-name="ce8" office:value-type="float" office:value="0.58499" calcext:value-type="float">
            <text:p>0.58499</text:p>
          </table:table-cell>
          <table:table-cell table:style-name="ce8" office:value-type="float" office:value="0.40916" calcext:value-type="float">
            <text:p>0.40916</text:p>
          </table:table-cell>
          <table:table-cell table:style-name="ce8" office:value-type="float" office:value="0.5055" calcext:value-type="float">
            <text:p>0.5055</text:p>
          </table:table-cell>
          <table:table-cell table:style-name="ce10" office:value-type="float" office:value="0.3471" calcext:value-type="float">
            <text:p>0.347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9]-[.A249]" office:value-type="float" office:value="-0.16099" calcext:value-type="float">
            <text:p>-0.16099</text:p>
          </table:table-cell>
          <table:table-cell table:style-name="ce22" table:formula="of:=[.G249]*[.C249]" office:value-type="float" office:value="0.155294925207178" calcext:value-type="float">
            <text:p>0.155294925207178</text:p>
          </table:table-cell>
          <table:table-cell table:formula="of:=[.H249]-[.I249]" office:value-type="float" office:value="10" calcext:value-type="float">
            <text:p>10</text:p>
          </table:table-cell>
          <table:table-cell table:formula="of:=[.K249]/[.L249]" office:value-type="float" office:value="-1.03667263940032" calcext:value-type="float">
            <text:p>-1.03667263940032</text:p>
          </table:table-cell>
          <table:table-cell table:formula="of:=[.M249]/[.J249]" office:value-type="float" office:value="1.17647058823529" calcext:value-type="float">
            <text:p>1.17647058823529</text:p>
          </table:table-cell>
          <table:table-cell table:style-name="ce27" table:formula="of:=[.N249]/[.O249]" office:value-type="float" office:value="-0.881171743490269" calcext:value-type="float">
            <text:p>-0.881171743490269</text:p>
          </table:table-cell>
          <table:table-cell table:formula="of:=[.F249]-[.B249]" office:value-type="float" office:value="-0.13036" calcext:value-type="float">
            <text:p>-0.13036</text:p>
          </table:table-cell>
          <table:table-cell office:value-type="float" office:value="0.155294925207178" calcext:value-type="float">
            <text:p>0.155294925207178</text:p>
          </table:table-cell>
          <table:table-cell office:value-type="float" office:value="10" calcext:value-type="float">
            <text:p>10</text:p>
          </table:table-cell>
          <table:table-cell table:formula="of:=[.Q249]/[.R249]" office:value-type="float" office:value="-0.839435028711257" calcext:value-type="float">
            <text:p>-0.839435028711257</text:p>
          </table:table-cell>
          <table:table-cell table:formula="of:=[.S249]/[.J249]" office:value-type="float" office:value="1.17647058823529" calcext:value-type="float">
            <text:p>1.17647058823529</text:p>
          </table:table-cell>
          <table:table-cell table:style-name="ce27" table:formula="of:=[.T249]/[.U249]" office:value-type="float" office:value="-0.713519774404569" calcext:value-type="float">
            <text:p>-0.713519774404569</text:p>
          </table:table-cell>
        </table:table-row>
        <table:table-row table:style-name="ro1">
          <table:table-cell table:style-name="ce5" office:value-type="float" office:value="0.66854" calcext:value-type="float">
            <text:p>0.66854</text:p>
          </table:table-cell>
          <table:table-cell table:style-name="ce8" office:value-type="float" office:value="0.48081" calcext:value-type="float">
            <text:p>0.48081</text:p>
          </table:table-cell>
          <table:table-cell table:style-name="ce8" office:value-type="float" office:value="0.5858" calcext:value-type="float">
            <text:p>0.5858</text:p>
          </table:table-cell>
          <table:table-cell table:style-name="ce8" office:value-type="float" office:value="0.41189" calcext:value-type="float">
            <text:p>0.41189</text:p>
          </table:table-cell>
          <table:table-cell table:style-name="ce8" office:value-type="float" office:value="0.50516" calcext:value-type="float">
            <text:p>0.50516</text:p>
          </table:table-cell>
          <table:table-cell table:style-name="ce10" office:value-type="float" office:value="0.34932" calcext:value-type="float">
            <text:p>0.3493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0]-[.A250]" office:value-type="float" office:value="-0.16338" calcext:value-type="float">
            <text:p>-0.16338</text:p>
          </table:table-cell>
          <table:table-cell table:style-name="ce22" table:formula="of:=[.G250]*[.C250]" office:value-type="float" office:value="0.155509952625455" calcext:value-type="float">
            <text:p>0.155509952625455</text:p>
          </table:table-cell>
          <table:table-cell table:formula="of:=[.H250]-[.I250]" office:value-type="float" office:value="10" calcext:value-type="float">
            <text:p>10</text:p>
          </table:table-cell>
          <table:table-cell table:formula="of:=[.K250]/[.L250]" office:value-type="float" office:value="-1.05060799801991" calcext:value-type="float">
            <text:p>-1.05060799801991</text:p>
          </table:table-cell>
          <table:table-cell table:formula="of:=[.M250]/[.J250]" office:value-type="float" office:value="1.17647058823529" calcext:value-type="float">
            <text:p>1.17647058823529</text:p>
          </table:table-cell>
          <table:table-cell table:style-name="ce27" table:formula="of:=[.N250]/[.O250]" office:value-type="float" office:value="-0.893016798316922" calcext:value-type="float">
            <text:p>-0.893016798316922</text:p>
          </table:table-cell>
          <table:table-cell table:formula="of:=[.F250]-[.B250]" office:value-type="float" office:value="-0.13149" calcext:value-type="float">
            <text:p>-0.13149</text:p>
          </table:table-cell>
          <table:table-cell office:value-type="float" office:value="0.155509952625455" calcext:value-type="float">
            <text:p>0.155509952625455</text:p>
          </table:table-cell>
          <table:table-cell office:value-type="float" office:value="10" calcext:value-type="float">
            <text:p>10</text:p>
          </table:table-cell>
          <table:table-cell table:formula="of:=[.Q250]/[.R250]" office:value-type="float" office:value="-0.845540737297329" calcext:value-type="float">
            <text:p>-0.845540737297329</text:p>
          </table:table-cell>
          <table:table-cell table:formula="of:=[.S250]/[.J250]" office:value-type="float" office:value="1.17647058823529" calcext:value-type="float">
            <text:p>1.17647058823529</text:p>
          </table:table-cell>
          <table:table-cell table:style-name="ce27" table:formula="of:=[.T250]/[.U250]" office:value-type="float" office:value="-0.71870962670273" calcext:value-type="float">
            <text:p>-0.71870962670273</text:p>
          </table:table-cell>
        </table:table-row>
        <table:table-row table:style-name="ro1">
          <table:table-cell table:style-name="ce5" office:value-type="float" office:value="0.67075" calcext:value-type="float">
            <text:p>0.67075</text:p>
          </table:table-cell>
          <table:table-cell table:style-name="ce8" office:value-type="float" office:value="0.48435" calcext:value-type="float">
            <text:p>0.48435</text:p>
          </table:table-cell>
          <table:table-cell table:style-name="ce8" office:value-type="float" office:value="0.58684" calcext:value-type="float">
            <text:p>0.58684</text:p>
          </table:table-cell>
          <table:table-cell table:style-name="ce8" office:value-type="float" office:value="0.41492" calcext:value-type="float">
            <text:p>0.41492</text:p>
          </table:table-cell>
          <table:table-cell table:style-name="ce8" office:value-type="float" office:value="0.50514" calcext:value-type="float">
            <text:p>0.50514</text:p>
          </table:table-cell>
          <table:table-cell table:style-name="ce10" office:value-type="float" office:value="0.35207" calcext:value-type="float">
            <text:p>0.3520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1]-[.A251]" office:value-type="float" office:value="-0.16561" calcext:value-type="float">
            <text:p>-0.16561</text:p>
          </table:table-cell>
          <table:table-cell table:style-name="ce22" table:formula="of:=[.G251]*[.C251]" office:value-type="float" office:value="0.155786037211885" calcext:value-type="float">
            <text:p>0.155786037211885</text:p>
          </table:table-cell>
          <table:table-cell table:formula="of:=[.H251]-[.I251]" office:value-type="float" office:value="10" calcext:value-type="float">
            <text:p>10</text:p>
          </table:table-cell>
          <table:table-cell table:formula="of:=[.K251]/[.L251]" office:value-type="float" office:value="-1.06306061161793" calcext:value-type="float">
            <text:p>-1.06306061161793</text:p>
          </table:table-cell>
          <table:table-cell table:formula="of:=[.M251]/[.J251]" office:value-type="float" office:value="1.17647058823529" calcext:value-type="float">
            <text:p>1.17647058823529</text:p>
          </table:table-cell>
          <table:table-cell table:style-name="ce27" table:formula="of:=[.N251]/[.O251]" office:value-type="float" office:value="-0.903601519875243" calcext:value-type="float">
            <text:p>-0.903601519875243</text:p>
          </table:table-cell>
          <table:table-cell table:formula="of:=[.F251]-[.B251]" office:value-type="float" office:value="-0.13228" calcext:value-type="float">
            <text:p>-0.13228</text:p>
          </table:table-cell>
          <table:table-cell office:value-type="float" office:value="0.155786037211885" calcext:value-type="float">
            <text:p>0.155786037211885</text:p>
          </table:table-cell>
          <table:table-cell office:value-type="float" office:value="10" calcext:value-type="float">
            <text:p>10</text:p>
          </table:table-cell>
          <table:table-cell table:formula="of:=[.Q251]/[.R251]" office:value-type="float" office:value="-0.849113324707564" calcext:value-type="float">
            <text:p>-0.849113324707564</text:p>
          </table:table-cell>
          <table:table-cell table:formula="of:=[.S251]/[.J251]" office:value-type="float" office:value="1.17647058823529" calcext:value-type="float">
            <text:p>1.17647058823529</text:p>
          </table:table-cell>
          <table:table-cell table:style-name="ce27" table:formula="of:=[.T251]/[.U251]" office:value-type="float" office:value="-0.72174632600143" calcext:value-type="float">
            <text:p>-0.72174632600143</text:p>
          </table:table-cell>
        </table:table-row>
        <table:table-row table:style-name="ro1">
          <table:table-cell table:style-name="ce5" office:value-type="float" office:value="0.6734" calcext:value-type="float">
            <text:p>0.6734</text:p>
          </table:table-cell>
          <table:table-cell table:style-name="ce8" office:value-type="float" office:value="0.48816" calcext:value-type="float">
            <text:p>0.48816</text:p>
          </table:table-cell>
          <table:table-cell table:style-name="ce8" office:value-type="float" office:value="0.58843" calcext:value-type="float">
            <text:p>0.58843</text:p>
          </table:table-cell>
          <table:table-cell table:style-name="ce8" office:value-type="float" office:value="0.41835" calcext:value-type="float">
            <text:p>0.41835</text:p>
          </table:table-cell>
          <table:table-cell table:style-name="ce8" office:value-type="float" office:value="0.50589" calcext:value-type="float">
            <text:p>0.50589</text:p>
          </table:table-cell>
          <table:table-cell table:style-name="ce10" office:value-type="float" office:value="0.35537" calcext:value-type="float">
            <text:p>0.3553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2]-[.A252]" office:value-type="float" office:value="-0.16751" calcext:value-type="float">
            <text:p>-0.16751</text:p>
          </table:table-cell>
          <table:table-cell table:style-name="ce22" table:formula="of:=[.G252]*[.C252]" office:value-type="float" office:value="0.156208128069984" calcext:value-type="float">
            <text:p>0.156208128069984</text:p>
          </table:table-cell>
          <table:table-cell table:formula="of:=[.H252]-[.I252]" office:value-type="float" office:value="10" calcext:value-type="float">
            <text:p>10</text:p>
          </table:table-cell>
          <table:table-cell table:formula="of:=[.K252]/[.L252]" office:value-type="float" office:value="-1.07235136909747" calcext:value-type="float">
            <text:p>-1.07235136909747</text:p>
          </table:table-cell>
          <table:table-cell table:formula="of:=[.M252]/[.J252]" office:value-type="float" office:value="1.17647058823529" calcext:value-type="float">
            <text:p>1.17647058823529</text:p>
          </table:table-cell>
          <table:table-cell table:style-name="ce27" table:formula="of:=[.N252]/[.O252]" office:value-type="float" office:value="-0.911498663732849" calcext:value-type="float">
            <text:p>-0.911498663732849</text:p>
          </table:table-cell>
          <table:table-cell table:formula="of:=[.F252]-[.B252]" office:value-type="float" office:value="-0.13279" calcext:value-type="float">
            <text:p>-0.13279</text:p>
          </table:table-cell>
          <table:table-cell office:value-type="float" office:value="0.156208128069984" calcext:value-type="float">
            <text:p>0.156208128069984</text:p>
          </table:table-cell>
          <table:table-cell office:value-type="float" office:value="10" calcext:value-type="float">
            <text:p>10</text:p>
          </table:table-cell>
          <table:table-cell table:formula="of:=[.Q252]/[.R252]" office:value-type="float" office:value="-0.850083805757583" calcext:value-type="float">
            <text:p>-0.850083805757583</text:p>
          </table:table-cell>
          <table:table-cell table:formula="of:=[.S252]/[.J252]" office:value-type="float" office:value="1.17647058823529" calcext:value-type="float">
            <text:p>1.17647058823529</text:p>
          </table:table-cell>
          <table:table-cell table:style-name="ce27" table:formula="of:=[.T252]/[.U252]" office:value-type="float" office:value="-0.722571234893946" calcext:value-type="float">
            <text:p>-0.722571234893946</text:p>
          </table:table-cell>
        </table:table-row>
        <table:table-row table:style-name="ro1">
          <table:table-cell table:style-name="ce5" office:value-type="float" office:value="0.67639" calcext:value-type="float">
            <text:p>0.67639</text:p>
          </table:table-cell>
          <table:table-cell table:style-name="ce8" office:value-type="float" office:value="0.49214" calcext:value-type="float">
            <text:p>0.49214</text:p>
          </table:table-cell>
          <table:table-cell table:style-name="ce8" office:value-type="float" office:value="0.59046" calcext:value-type="float">
            <text:p>0.59046</text:p>
          </table:table-cell>
          <table:table-cell table:style-name="ce8" office:value-type="float" office:value="0.42195" calcext:value-type="float">
            <text:p>0.42195</text:p>
          </table:table-cell>
          <table:table-cell table:style-name="ce8" office:value-type="float" office:value="0.50719" calcext:value-type="float">
            <text:p>0.50719</text:p>
          </table:table-cell>
          <table:table-cell table:style-name="ce10" office:value-type="float" office:value="0.3588" calcext:value-type="float">
            <text:p>0.358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3]-[.A253]" office:value-type="float" office:value="-0.1692" calcext:value-type="float">
            <text:p>-0.1692</text:p>
          </table:table-cell>
          <table:table-cell table:style-name="ce22" table:formula="of:=[.G253]*[.C253]" office:value-type="float" office:value="0.156747023945418" calcext:value-type="float">
            <text:p>0.156747023945418</text:p>
          </table:table-cell>
          <table:table-cell table:formula="of:=[.H253]-[.I253]" office:value-type="float" office:value="10" calcext:value-type="float">
            <text:p>10</text:p>
          </table:table-cell>
          <table:table-cell table:formula="of:=[.K253]/[.L253]" office:value-type="float" office:value="-1.0794463316823" calcext:value-type="float">
            <text:p>-1.0794463316823</text:p>
          </table:table-cell>
          <table:table-cell table:formula="of:=[.M253]/[.J253]" office:value-type="float" office:value="1.17647058823529" calcext:value-type="float">
            <text:p>1.17647058823529</text:p>
          </table:table-cell>
          <table:table-cell table:style-name="ce27" table:formula="of:=[.N253]/[.O253]" office:value-type="float" office:value="-0.917529381929957" calcext:value-type="float">
            <text:p>-0.917529381929957</text:p>
          </table:table-cell>
          <table:table-cell table:formula="of:=[.F253]-[.B253]" office:value-type="float" office:value="-0.13334" calcext:value-type="float">
            <text:p>-0.13334</text:p>
          </table:table-cell>
          <table:table-cell office:value-type="float" office:value="0.156747023945419" calcext:value-type="float">
            <text:p>0.156747023945419</text:p>
          </table:table-cell>
          <table:table-cell office:value-type="float" office:value="10" calcext:value-type="float">
            <text:p>10</text:p>
          </table:table-cell>
          <table:table-cell table:formula="of:=[.Q253]/[.R253]" office:value-type="float" office:value="-0.850670058312753" calcext:value-type="float">
            <text:p>-0.850670058312753</text:p>
          </table:table-cell>
          <table:table-cell table:formula="of:=[.S253]/[.J253]" office:value-type="float" office:value="1.17647058823529" calcext:value-type="float">
            <text:p>1.17647058823529</text:p>
          </table:table-cell>
          <table:table-cell table:style-name="ce27" table:formula="of:=[.T253]/[.U253]" office:value-type="float" office:value="-0.72306954956584" calcext:value-type="float">
            <text:p>-0.72306954956584</text:p>
          </table:table-cell>
        </table:table-row>
        <table:table-row table:style-name="ro1">
          <table:table-cell table:style-name="ce5" office:value-type="float" office:value="0.67963" calcext:value-type="float">
            <text:p>0.67963</text:p>
          </table:table-cell>
          <table:table-cell table:style-name="ce8" office:value-type="float" office:value="0.49626" calcext:value-type="float">
            <text:p>0.49626</text:p>
          </table:table-cell>
          <table:table-cell table:style-name="ce8" office:value-type="float" office:value="0.59278" calcext:value-type="float">
            <text:p>0.59278</text:p>
          </table:table-cell>
          <table:table-cell table:style-name="ce8" office:value-type="float" office:value="0.4257" calcext:value-type="float">
            <text:p>0.4257</text:p>
          </table:table-cell>
          <table:table-cell table:style-name="ce8" office:value-type="float" office:value="0.50882" calcext:value-type="float">
            <text:p>0.50882</text:p>
          </table:table-cell>
          <table:table-cell table:style-name="ce10" office:value-type="float" office:value="0.36236" calcext:value-type="float">
            <text:p>0.3623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4]-[.A254]" office:value-type="float" office:value="-0.17081" calcext:value-type="float">
            <text:p>-0.17081</text:p>
          </table:table-cell>
          <table:table-cell table:style-name="ce22" table:formula="of:=[.G254]*[.C254]" office:value-type="float" office:value="0.157362904945915" calcext:value-type="float">
            <text:p>0.157362904945915</text:p>
          </table:table-cell>
          <table:table-cell table:formula="of:=[.H254]-[.I254]" office:value-type="float" office:value="10" calcext:value-type="float">
            <text:p>10</text:p>
          </table:table-cell>
          <table:table-cell table:formula="of:=[.K254]/[.L254]" office:value-type="float" office:value="-1.08545276320812" calcext:value-type="float">
            <text:p>-1.08545276320812</text:p>
          </table:table-cell>
          <table:table-cell table:formula="of:=[.M254]/[.J254]" office:value-type="float" office:value="1.17647058823529" calcext:value-type="float">
            <text:p>1.17647058823529</text:p>
          </table:table-cell>
          <table:table-cell table:style-name="ce27" table:formula="of:=[.N254]/[.O254]" office:value-type="float" office:value="-0.922634848726899" calcext:value-type="float">
            <text:p>-0.922634848726899</text:p>
          </table:table-cell>
          <table:table-cell table:formula="of:=[.F254]-[.B254]" office:value-type="float" office:value="-0.1339" calcext:value-type="float">
            <text:p>-0.1339</text:p>
          </table:table-cell>
          <table:table-cell office:value-type="float" office:value="0.157362904945916" calcext:value-type="float">
            <text:p>0.157362904945916</text:p>
          </table:table-cell>
          <table:table-cell office:value-type="float" office:value="10" calcext:value-type="float">
            <text:p>10</text:p>
          </table:table-cell>
          <table:table-cell table:formula="of:=[.Q254]/[.R254]" office:value-type="float" office:value="-0.850899391098684" calcext:value-type="float">
            <text:p>-0.850899391098684</text:p>
          </table:table-cell>
          <table:table-cell table:formula="of:=[.S254]/[.J254]" office:value-type="float" office:value="1.17647058823529" calcext:value-type="float">
            <text:p>1.17647058823529</text:p>
          </table:table-cell>
          <table:table-cell table:style-name="ce27" table:formula="of:=[.T254]/[.U254]" office:value-type="float" office:value="-0.723264482433881" calcext:value-type="float">
            <text:p>-0.723264482433881</text:p>
          </table:table-cell>
        </table:table-row>
        <table:table-row table:style-name="ro1">
          <table:table-cell table:style-name="ce5" office:value-type="float" office:value="0.68312" calcext:value-type="float">
            <text:p>0.68312</text:p>
          </table:table-cell>
          <table:table-cell table:style-name="ce8" office:value-type="float" office:value="0.50062" calcext:value-type="float">
            <text:p>0.50062</text:p>
          </table:table-cell>
          <table:table-cell table:style-name="ce8" office:value-type="float" office:value="0.59536" calcext:value-type="float">
            <text:p>0.59536</text:p>
          </table:table-cell>
          <table:table-cell table:style-name="ce8" office:value-type="float" office:value="0.42977" calcext:value-type="float">
            <text:p>0.42977</text:p>
          </table:table-cell>
          <table:table-cell table:style-name="ce8" office:value-type="float" office:value="0.51071" calcext:value-type="float">
            <text:p>0.51071</text:p>
          </table:table-cell>
          <table:table-cell table:style-name="ce10" office:value-type="float" office:value="0.36634" calcext:value-type="float">
            <text:p>0.3663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5]-[.A255]" office:value-type="float" office:value="-0.17241" calcext:value-type="float">
            <text:p>-0.17241</text:p>
          </table:table-cell>
          <table:table-cell table:style-name="ce22" table:formula="of:=[.G255]*[.C255]" office:value-type="float" office:value="0.15804780709302" calcext:value-type="float">
            <text:p>0.15804780709302</text:p>
          </table:table-cell>
          <table:table-cell table:formula="of:=[.H255]-[.I255]" office:value-type="float" office:value="10" calcext:value-type="float">
            <text:p>10</text:p>
          </table:table-cell>
          <table:table-cell table:formula="of:=[.K255]/[.L255]" office:value-type="float" office:value="-1.09087245923335" calcext:value-type="float">
            <text:p>-1.09087245923335</text:p>
          </table:table-cell>
          <table:table-cell table:formula="of:=[.M255]/[.J255]" office:value-type="float" office:value="1.17647058823529" calcext:value-type="float">
            <text:p>1.17647058823529</text:p>
          </table:table-cell>
          <table:table-cell table:style-name="ce27" table:formula="of:=[.N255]/[.O255]" office:value-type="float" office:value="-0.927241590348346" calcext:value-type="float">
            <text:p>-0.927241590348346</text:p>
          </table:table-cell>
          <table:table-cell table:formula="of:=[.F255]-[.B255]" office:value-type="float" office:value="-0.13428" calcext:value-type="float">
            <text:p>-0.13428</text:p>
          </table:table-cell>
          <table:table-cell office:value-type="float" office:value="0.15804780709302" calcext:value-type="float">
            <text:p>0.15804780709302</text:p>
          </table:table-cell>
          <table:table-cell office:value-type="float" office:value="10" calcext:value-type="float">
            <text:p>10</text:p>
          </table:table-cell>
          <table:table-cell table:formula="of:=[.Q255]/[.R255]" office:value-type="float" office:value="-0.849616343749513" calcext:value-type="float">
            <text:p>-0.849616343749513</text:p>
          </table:table-cell>
          <table:table-cell table:formula="of:=[.S255]/[.J255]" office:value-type="float" office:value="1.17647058823529" calcext:value-type="float">
            <text:p>1.17647058823529</text:p>
          </table:table-cell>
          <table:table-cell table:style-name="ce27" table:formula="of:=[.T255]/[.U255]" office:value-type="float" office:value="-0.722173892187086" calcext:value-type="float">
            <text:p>-0.722173892187086</text:p>
          </table:table-cell>
        </table:table-row>
        <table:table-row table:style-name="ro1">
          <table:table-cell table:style-name="ce5" office:value-type="float" office:value="0.68668" calcext:value-type="float">
            <text:p>0.68668</text:p>
          </table:table-cell>
          <table:table-cell table:style-name="ce8" office:value-type="float" office:value="0.50537" calcext:value-type="float">
            <text:p>0.50537</text:p>
          </table:table-cell>
          <table:table-cell table:style-name="ce8" office:value-type="float" office:value="0.59799" calcext:value-type="float">
            <text:p>0.59799</text:p>
          </table:table-cell>
          <table:table-cell table:style-name="ce8" office:value-type="float" office:value="0.4344" calcext:value-type="float">
            <text:p>0.4344</text:p>
          </table:table-cell>
          <table:table-cell table:style-name="ce8" office:value-type="float" office:value="0.51256" calcext:value-type="float">
            <text:p>0.51256</text:p>
          </table:table-cell>
          <table:table-cell table:style-name="ce10" office:value-type="float" office:value="0.3711" calcext:value-type="float">
            <text:p>0.371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6]-[.A256]" office:value-type="float" office:value="-0.17412" calcext:value-type="float">
            <text:p>-0.17412</text:p>
          </table:table-cell>
          <table:table-cell table:style-name="ce22" table:formula="of:=[.G256]*[.C256]" office:value-type="float" office:value="0.158745982537548" calcext:value-type="float">
            <text:p>0.158745982537548</text:p>
          </table:table-cell>
          <table:table-cell table:formula="of:=[.H256]-[.I256]" office:value-type="float" office:value="10" calcext:value-type="float">
            <text:p>10</text:p>
          </table:table-cell>
          <table:table-cell table:formula="of:=[.K256]/[.L256]" office:value-type="float" office:value="-1.09684665537167" calcext:value-type="float">
            <text:p>-1.09684665537167</text:p>
          </table:table-cell>
          <table:table-cell table:formula="of:=[.M256]/[.J256]" office:value-type="float" office:value="1.17647058823529" calcext:value-type="float">
            <text:p>1.17647058823529</text:p>
          </table:table-cell>
          <table:table-cell table:style-name="ce27" table:formula="of:=[.N256]/[.O256]" office:value-type="float" office:value="-0.932319657065923" calcext:value-type="float">
            <text:p>-0.932319657065923</text:p>
          </table:table-cell>
          <table:table-cell table:formula="of:=[.F256]-[.B256]" office:value-type="float" office:value="-0.13427" calcext:value-type="float">
            <text:p>-0.13427</text:p>
          </table:table-cell>
          <table:table-cell office:value-type="float" office:value="0.158745982537549" calcext:value-type="float">
            <text:p>0.158745982537549</text:p>
          </table:table-cell>
          <table:table-cell office:value-type="float" office:value="10" calcext:value-type="float">
            <text:p>10</text:p>
          </table:table-cell>
          <table:table-cell table:formula="of:=[.Q256]/[.R256]" office:value-type="float" office:value="-0.845816680546485" calcext:value-type="float">
            <text:p>-0.845816680546485</text:p>
          </table:table-cell>
          <table:table-cell table:formula="of:=[.S256]/[.J256]" office:value-type="float" office:value="1.17647058823529" calcext:value-type="float">
            <text:p>1.17647058823529</text:p>
          </table:table-cell>
          <table:table-cell table:style-name="ce27" table:formula="of:=[.T256]/[.U256]" office:value-type="float" office:value="-0.718944178464512" calcext:value-type="float">
            <text:p>-0.718944178464512</text:p>
          </table:table-cell>
        </table:table-row>
        <table:table-row table:style-name="ro1">
          <table:table-cell table:style-name="ce5" office:value-type="float" office:value="0.69008" calcext:value-type="float">
            <text:p>0.69008</text:p>
          </table:table-cell>
          <table:table-cell table:style-name="ce8" office:value-type="float" office:value="0.51059" calcext:value-type="float">
            <text:p>0.51059</text:p>
          </table:table-cell>
          <table:table-cell table:style-name="ce8" office:value-type="float" office:value="0.60036" calcext:value-type="float">
            <text:p>0.60036</text:p>
          </table:table-cell>
          <table:table-cell table:style-name="ce8" office:value-type="float" office:value="0.43963" calcext:value-type="float">
            <text:p>0.43963</text:p>
          </table:table-cell>
          <table:table-cell table:style-name="ce8" office:value-type="float" office:value="0.51396" calcext:value-type="float">
            <text:p>0.51396</text:p>
          </table:table-cell>
          <table:table-cell table:style-name="ce10" office:value-type="float" office:value="0.3766" calcext:value-type="float">
            <text:p>0.376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7]-[.A257]" office:value-type="float" office:value="-0.17612" calcext:value-type="float">
            <text:p>-0.17612</text:p>
          </table:table-cell>
          <table:table-cell table:style-name="ce22" table:formula="of:=[.G257]*[.C257]" office:value-type="float" office:value="0.15937513683547" calcext:value-type="float">
            <text:p>0.15937513683547</text:p>
          </table:table-cell>
          <table:table-cell table:formula="of:=[.H257]-[.I257]" office:value-type="float" office:value="10" calcext:value-type="float">
            <text:p>10</text:p>
          </table:table-cell>
          <table:table-cell table:formula="of:=[.K257]/[.L257]" office:value-type="float" office:value="-1.10506571788432" calcext:value-type="float">
            <text:p>-1.10506571788432</text:p>
          </table:table-cell>
          <table:table-cell table:formula="of:=[.M257]/[.J257]" office:value-type="float" office:value="1.17647058823529" calcext:value-type="float">
            <text:p>1.17647058823529</text:p>
          </table:table-cell>
          <table:table-cell table:style-name="ce27" table:formula="of:=[.N257]/[.O257]" office:value-type="float" office:value="-0.939305860201672" calcext:value-type="float">
            <text:p>-0.939305860201672</text:p>
          </table:table-cell>
          <table:table-cell table:formula="of:=[.F257]-[.B257]" office:value-type="float" office:value="-0.13399" calcext:value-type="float">
            <text:p>-0.13399</text:p>
          </table:table-cell>
          <table:table-cell office:value-type="float" office:value="0.15937513683547" calcext:value-type="float">
            <text:p>0.15937513683547</text:p>
          </table:table-cell>
          <table:table-cell office:value-type="float" office:value="10" calcext:value-type="float">
            <text:p>10</text:p>
          </table:table-cell>
          <table:table-cell table:formula="of:=[.Q257]/[.R257]" office:value-type="float" office:value="-0.840720846805131" calcext:value-type="float">
            <text:p>-0.840720846805131</text:p>
          </table:table-cell>
          <table:table-cell table:formula="of:=[.S257]/[.J257]" office:value-type="float" office:value="1.17647058823529" calcext:value-type="float">
            <text:p>1.17647058823529</text:p>
          </table:table-cell>
          <table:table-cell table:style-name="ce27" table:formula="of:=[.T257]/[.U257]" office:value-type="float" office:value="-0.714612719784362" calcext:value-type="float">
            <text:p>-0.714612719784362</text:p>
          </table:table-cell>
        </table:table-row>
        <table:table-row table:style-name="ro1">
          <table:table-cell table:style-name="ce5" office:value-type="float" office:value="0.69328" calcext:value-type="float">
            <text:p>0.69328</text:p>
          </table:table-cell>
          <table:table-cell table:style-name="ce8" office:value-type="float" office:value="0.51626" calcext:value-type="float">
            <text:p>0.51626</text:p>
          </table:table-cell>
          <table:table-cell table:style-name="ce8" office:value-type="float" office:value="0.60243" calcext:value-type="float">
            <text:p>0.60243</text:p>
          </table:table-cell>
          <table:table-cell table:style-name="ce8" office:value-type="float" office:value="0.44536" calcext:value-type="float">
            <text:p>0.44536</text:p>
          </table:table-cell>
          <table:table-cell table:style-name="ce8" office:value-type="float" office:value="0.51494" calcext:value-type="float">
            <text:p>0.51494</text:p>
          </table:table-cell>
          <table:table-cell table:style-name="ce10" office:value-type="float" office:value="0.38258" calcext:value-type="float">
            <text:p>0.3825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8]-[.A258]" office:value-type="float" office:value="-0.17834" calcext:value-type="float">
            <text:p>-0.17834</text:p>
          </table:table-cell>
          <table:table-cell table:style-name="ce22" table:formula="of:=[.G258]*[.C258]" office:value-type="float" office:value="0.159924651348844" calcext:value-type="float">
            <text:p>0.159924651348844</text:p>
          </table:table-cell>
          <table:table-cell table:formula="of:=[.H258]-[.I258]" office:value-type="float" office:value="10" calcext:value-type="float">
            <text:p>10</text:p>
          </table:table-cell>
          <table:table-cell table:formula="of:=[.K258]/[.L258]" office:value-type="float" office:value="-1.11515015662586" calcext:value-type="float">
            <text:p>-1.11515015662586</text:p>
          </table:table-cell>
          <table:table-cell table:formula="of:=[.M258]/[.J258]" office:value-type="float" office:value="1.17647058823529" calcext:value-type="float">
            <text:p>1.17647058823529</text:p>
          </table:table-cell>
          <table:table-cell table:style-name="ce27" table:formula="of:=[.N258]/[.O258]" office:value-type="float" office:value="-0.947877633131984" calcext:value-type="float">
            <text:p>-0.947877633131984</text:p>
          </table:table-cell>
          <table:table-cell table:formula="of:=[.F258]-[.B258]" office:value-type="float" office:value="-0.13368" calcext:value-type="float">
            <text:p>-0.13368</text:p>
          </table:table-cell>
          <table:table-cell office:value-type="float" office:value="0.159924651348844" calcext:value-type="float">
            <text:p>0.159924651348844</text:p>
          </table:table-cell>
          <table:table-cell office:value-type="float" office:value="10" calcext:value-type="float">
            <text:p>10</text:p>
          </table:table-cell>
          <table:table-cell table:formula="of:=[.Q258]/[.R258]" office:value-type="float" office:value="-0.835893646617391" calcext:value-type="float">
            <text:p>-0.835893646617391</text:p>
          </table:table-cell>
          <table:table-cell table:formula="of:=[.S258]/[.J258]" office:value-type="float" office:value="1.17647058823529" calcext:value-type="float">
            <text:p>1.17647058823529</text:p>
          </table:table-cell>
          <table:table-cell table:style-name="ce27" table:formula="of:=[.T258]/[.U258]" office:value-type="float" office:value="-0.710509599624782" calcext:value-type="float">
            <text:p>-0.710509599624782</text:p>
          </table:table-cell>
        </table:table-row>
        <table:table-row table:style-name="ro1">
          <table:table-cell table:style-name="ce5" office:value-type="float" office:value="0.69642" calcext:value-type="float">
            <text:p>0.69642</text:p>
          </table:table-cell>
          <table:table-cell table:style-name="ce8" office:value-type="float" office:value="0.52198" calcext:value-type="float">
            <text:p>0.52198</text:p>
          </table:table-cell>
          <table:table-cell table:style-name="ce8" office:value-type="float" office:value="0.60443" calcext:value-type="float">
            <text:p>0.60443</text:p>
          </table:table-cell>
          <table:table-cell table:style-name="ce8" office:value-type="float" office:value="0.45097" calcext:value-type="float">
            <text:p>0.45097</text:p>
          </table:table-cell>
          <table:table-cell table:style-name="ce8" office:value-type="float" office:value="0.51584" calcext:value-type="float">
            <text:p>0.51584</text:p>
          </table:table-cell>
          <table:table-cell table:style-name="ce10" office:value-type="float" office:value="0.38814" calcext:value-type="float">
            <text:p>0.3881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9]-[.A259]" office:value-type="float" office:value="-0.18058" calcext:value-type="float">
            <text:p>-0.18058</text:p>
          </table:table-cell>
          <table:table-cell table:style-name="ce22" table:formula="of:=[.G259]*[.C259]" office:value-type="float" office:value="0.160455583245824" calcext:value-type="float">
            <text:p>0.160455583245824</text:p>
          </table:table-cell>
          <table:table-cell table:formula="of:=[.H259]-[.I259]" office:value-type="float" office:value="10" calcext:value-type="float">
            <text:p>10</text:p>
          </table:table-cell>
          <table:table-cell table:formula="of:=[.K259]/[.L259]" office:value-type="float" office:value="-1.12542048302143" calcext:value-type="float">
            <text:p>-1.12542048302143</text:p>
          </table:table-cell>
          <table:table-cell table:formula="of:=[.M259]/[.J259]" office:value-type="float" office:value="1.17647058823529" calcext:value-type="float">
            <text:p>1.17647058823529</text:p>
          </table:table-cell>
          <table:table-cell table:style-name="ce27" table:formula="of:=[.N259]/[.O259]" office:value-type="float" office:value="-0.956607410568212" calcext:value-type="float">
            <text:p>-0.956607410568212</text:p>
          </table:table-cell>
          <table:table-cell table:formula="of:=[.F259]-[.B259]" office:value-type="float" office:value="-0.13384" calcext:value-type="float">
            <text:p>-0.13384</text:p>
          </table:table-cell>
          <table:table-cell office:value-type="float" office:value="0.160455583245824" calcext:value-type="float">
            <text:p>0.160455583245824</text:p>
          </table:table-cell>
          <table:table-cell office:value-type="float" office:value="10" calcext:value-type="float">
            <text:p>10</text:p>
          </table:table-cell>
          <table:table-cell table:formula="of:=[.Q259]/[.R259]" office:value-type="float" office:value="-0.834124916644078" calcext:value-type="float">
            <text:p>-0.834124916644078</text:p>
          </table:table-cell>
          <table:table-cell table:formula="of:=[.S259]/[.J259]" office:value-type="float" office:value="1.17647058823529" calcext:value-type="float">
            <text:p>1.17647058823529</text:p>
          </table:table-cell>
          <table:table-cell table:style-name="ce27" table:formula="of:=[.T259]/[.U259]" office:value-type="float" office:value="-0.709006179147467" calcext:value-type="float">
            <text:p>-0.709006179147467</text:p>
          </table:table-cell>
        </table:table-row>
        <table:table-row table:style-name="ro1">
          <table:table-cell table:style-name="ce5" office:value-type="float" office:value="0.6996" calcext:value-type="float">
            <text:p>0.6996</text:p>
          </table:table-cell>
          <table:table-cell table:style-name="ce8" office:value-type="float" office:value="0.52768" calcext:value-type="float">
            <text:p>0.52768</text:p>
          </table:table-cell>
          <table:table-cell table:style-name="ce8" office:value-type="float" office:value="0.60646" calcext:value-type="float">
            <text:p>0.60646</text:p>
          </table:table-cell>
          <table:table-cell table:style-name="ce8" office:value-type="float" office:value="0.45643" calcext:value-type="float">
            <text:p>0.45643</text:p>
          </table:table-cell>
          <table:table-cell table:style-name="ce8" office:value-type="float" office:value="0.51681" calcext:value-type="float">
            <text:p>0.51681</text:p>
          </table:table-cell>
          <table:table-cell table:style-name="ce10" office:value-type="float" office:value="0.39338" calcext:value-type="float">
            <text:p>0.3933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0]-[.A260]" office:value-type="float" office:value="-0.18279" calcext:value-type="float">
            <text:p>-0.18279</text:p>
          </table:table-cell>
          <table:table-cell table:style-name="ce22" table:formula="of:=[.G260]*[.C260]" office:value-type="float" office:value="0.160994479121259" calcext:value-type="float">
            <text:p>0.160994479121259</text:p>
          </table:table-cell>
          <table:table-cell table:formula="of:=[.H260]-[.I260]" office:value-type="float" office:value="10" calcext:value-type="float">
            <text:p>10</text:p>
          </table:table-cell>
          <table:table-cell table:formula="of:=[.K260]/[.L260]" office:value-type="float" office:value="-1.13538054843685" calcext:value-type="float">
            <text:p>-1.13538054843685</text:p>
          </table:table-cell>
          <table:table-cell table:formula="of:=[.M260]/[.J260]" office:value-type="float" office:value="1.17647058823529" calcext:value-type="float">
            <text:p>1.17647058823529</text:p>
          </table:table-cell>
          <table:table-cell table:style-name="ce27" table:formula="of:=[.N260]/[.O260]" office:value-type="float" office:value="-0.965073466171324" calcext:value-type="float">
            <text:p>-0.965073466171324</text:p>
          </table:table-cell>
          <table:table-cell table:formula="of:=[.F260]-[.B260]" office:value-type="float" office:value="-0.1343" calcext:value-type="float">
            <text:p>-0.1343</text:p>
          </table:table-cell>
          <table:table-cell office:value-type="float" office:value="0.160994479121259" calcext:value-type="float">
            <text:p>0.160994479121259</text:p>
          </table:table-cell>
          <table:table-cell office:value-type="float" office:value="10" calcext:value-type="float">
            <text:p>10</text:p>
          </table:table-cell>
          <table:table-cell table:formula="of:=[.Q260]/[.R260]" office:value-type="float" office:value="-0.834190096039548" calcext:value-type="float">
            <text:p>-0.834190096039548</text:p>
          </table:table-cell>
          <table:table-cell table:formula="of:=[.S260]/[.J260]" office:value-type="float" office:value="1.17647058823529" calcext:value-type="float">
            <text:p>1.17647058823529</text:p>
          </table:table-cell>
          <table:table-cell table:style-name="ce27" table:formula="of:=[.T260]/[.U260]" office:value-type="float" office:value="-0.709061581633616" calcext:value-type="float">
            <text:p>-0.709061581633616</text:p>
          </table:table-cell>
        </table:table-row>
        <table:table-row table:style-name="ro1">
          <table:table-cell table:style-name="ce5" office:value-type="float" office:value="0.70269" calcext:value-type="float">
            <text:p>0.70269</text:p>
          </table:table-cell>
          <table:table-cell table:style-name="ce8" office:value-type="float" office:value="0.53322" calcext:value-type="float">
            <text:p>0.53322</text:p>
          </table:table-cell>
          <table:table-cell table:style-name="ce8" office:value-type="float" office:value="0.60837" calcext:value-type="float">
            <text:p>0.60837</text:p>
          </table:table-cell>
          <table:table-cell table:style-name="ce8" office:value-type="float" office:value="0.46158" calcext:value-type="float">
            <text:p>0.46158</text:p>
          </table:table-cell>
          <table:table-cell table:style-name="ce8" office:value-type="float" office:value="0.51759" calcext:value-type="float">
            <text:p>0.51759</text:p>
          </table:table-cell>
          <table:table-cell table:style-name="ce10" office:value-type="float" office:value="0.39813" calcext:value-type="float">
            <text:p>0.3981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1]-[.A261]" office:value-type="float" office:value="-0.1851" calcext:value-type="float">
            <text:p>-0.1851</text:p>
          </table:table-cell>
          <table:table-cell table:style-name="ce22" table:formula="of:=[.G261]*[.C261]" office:value-type="float" office:value="0.161501519082875" calcext:value-type="float">
            <text:p>0.161501519082875</text:p>
          </table:table-cell>
          <table:table-cell table:formula="of:=[.H261]-[.I261]" office:value-type="float" office:value="10" calcext:value-type="float">
            <text:p>10</text:p>
          </table:table-cell>
          <table:table-cell table:formula="of:=[.K261]/[.L261]" office:value-type="float" office:value="-1.14611925046362" calcext:value-type="float">
            <text:p>-1.14611925046362</text:p>
          </table:table-cell>
          <table:table-cell table:formula="of:=[.M261]/[.J261]" office:value-type="float" office:value="1.17647058823529" calcext:value-type="float">
            <text:p>1.17647058823529</text:p>
          </table:table-cell>
          <table:table-cell table:style-name="ce27" table:formula="of:=[.N261]/[.O261]" office:value-type="float" office:value="-0.974201362894075" calcext:value-type="float">
            <text:p>-0.974201362894075</text:p>
          </table:table-cell>
          <table:table-cell table:formula="of:=[.F261]-[.B261]" office:value-type="float" office:value="-0.13509" calcext:value-type="float">
            <text:p>-0.13509</text:p>
          </table:table-cell>
          <table:table-cell office:value-type="float" office:value="0.161501519082875" calcext:value-type="float">
            <text:p>0.161501519082875</text:p>
          </table:table-cell>
          <table:table-cell office:value-type="float" office:value="10" calcext:value-type="float">
            <text:p>10</text:p>
          </table:table-cell>
          <table:table-cell table:formula="of:=[.Q261]/[.R261]" office:value-type="float" office:value="-0.836462720395083" calcext:value-type="float">
            <text:p>-0.836462720395083</text:p>
          </table:table-cell>
          <table:table-cell table:formula="of:=[.S261]/[.J261]" office:value-type="float" office:value="1.17647058823529" calcext:value-type="float">
            <text:p>1.17647058823529</text:p>
          </table:table-cell>
          <table:table-cell table:style-name="ce27" table:formula="of:=[.T261]/[.U261]" office:value-type="float" office:value="-0.71099331233582" calcext:value-type="float">
            <text:p>-0.71099331233582</text:p>
          </table:table-cell>
        </table:table-row>
        <table:table-row table:style-name="ro1">
          <table:table-cell table:style-name="ce5" office:value-type="float" office:value="0.70548" calcext:value-type="float">
            <text:p>0.70548</text:p>
          </table:table-cell>
          <table:table-cell table:style-name="ce8" office:value-type="float" office:value="0.53815" calcext:value-type="float">
            <text:p>0.53815</text:p>
          </table:table-cell>
          <table:table-cell table:style-name="ce8" office:value-type="float" office:value="0.60988" calcext:value-type="float">
            <text:p>0.60988</text:p>
          </table:table-cell>
          <table:table-cell table:style-name="ce8" office:value-type="float" office:value="0.46575" calcext:value-type="float">
            <text:p>0.46575</text:p>
          </table:table-cell>
          <table:table-cell table:style-name="ce8" office:value-type="float" office:value="0.51784" calcext:value-type="float">
            <text:p>0.51784</text:p>
          </table:table-cell>
          <table:table-cell table:style-name="ce10" office:value-type="float" office:value="0.40145" calcext:value-type="float">
            <text:p>0.4014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2]-[.A262]" office:value-type="float" office:value="-0.18764" calcext:value-type="float">
            <text:p>-0.18764</text:p>
          </table:table-cell>
          <table:table-cell table:style-name="ce22" table:formula="of:=[.G262]*[.C262]" office:value-type="float" office:value="0.161902372665095" calcext:value-type="float">
            <text:p>0.161902372665095</text:p>
          </table:table-cell>
          <table:table-cell table:formula="of:=[.H262]-[.I262]" office:value-type="float" office:value="10" calcext:value-type="float">
            <text:p>10</text:p>
          </table:table-cell>
          <table:table-cell table:formula="of:=[.K262]/[.L262]" office:value-type="float" office:value="-1.15897004417684" calcext:value-type="float">
            <text:p>-1.15897004417684</text:p>
          </table:table-cell>
          <table:table-cell table:formula="of:=[.M262]/[.J262]" office:value-type="float" office:value="1.17647058823529" calcext:value-type="float">
            <text:p>1.17647058823529</text:p>
          </table:table-cell>
          <table:table-cell table:style-name="ce27" table:formula="of:=[.N262]/[.O262]" office:value-type="float" office:value="-0.985124537550314" calcext:value-type="float">
            <text:p>-0.985124537550314</text:p>
          </table:table-cell>
          <table:table-cell table:formula="of:=[.F262]-[.B262]" office:value-type="float" office:value="-0.1367" calcext:value-type="float">
            <text:p>-0.1367</text:p>
          </table:table-cell>
          <table:table-cell office:value-type="float" office:value="0.161902372665095" calcext:value-type="float">
            <text:p>0.161902372665095</text:p>
          </table:table-cell>
          <table:table-cell office:value-type="float" office:value="10" calcext:value-type="float">
            <text:p>10</text:p>
          </table:table-cell>
          <table:table-cell table:formula="of:=[.Q262]/[.R262]" office:value-type="float" office:value="-0.844335989335822" calcext:value-type="float">
            <text:p>-0.844335989335822</text:p>
          </table:table-cell>
          <table:table-cell table:formula="of:=[.S262]/[.J262]" office:value-type="float" office:value="1.17647058823529" calcext:value-type="float">
            <text:p>1.17647058823529</text:p>
          </table:table-cell>
          <table:table-cell table:style-name="ce27" table:formula="of:=[.T262]/[.U262]" office:value-type="float" office:value="-0.717685590935449" calcext:value-type="float">
            <text:p>-0.717685590935449</text:p>
          </table:table-cell>
        </table:table-row>
        <table:table-row table:style-name="ro1">
          <table:table-cell table:style-name="ce5" office:value-type="float" office:value="0.70789" calcext:value-type="float">
            <text:p>0.70789</text:p>
          </table:table-cell>
          <table:table-cell table:style-name="ce8" office:value-type="float" office:value="0.54229" calcext:value-type="float">
            <text:p>0.54229</text:p>
          </table:table-cell>
          <table:table-cell table:style-name="ce8" office:value-type="float" office:value="0.61091" calcext:value-type="float">
            <text:p>0.61091</text:p>
          </table:table-cell>
          <table:table-cell table:style-name="ce8" office:value-type="float" office:value="0.46881" calcext:value-type="float">
            <text:p>0.46881</text:p>
          </table:table-cell>
          <table:table-cell table:style-name="ce8" office:value-type="float" office:value="0.51742" calcext:value-type="float">
            <text:p>0.51742</text:p>
          </table:table-cell>
          <table:table-cell table:style-name="ce10" office:value-type="float" office:value="0.40331" calcext:value-type="float">
            <text:p>0.4033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3]-[.A263]" office:value-type="float" office:value="-0.19047" calcext:value-type="float">
            <text:p>-0.19047</text:p>
          </table:table-cell>
          <table:table-cell table:style-name="ce22" table:formula="of:=[.G263]*[.C263]" office:value-type="float" office:value="0.162175802592039" calcext:value-type="float">
            <text:p>0.162175802592039</text:p>
          </table:table-cell>
          <table:table-cell table:formula="of:=[.H263]-[.I263]" office:value-type="float" office:value="10" calcext:value-type="float">
            <text:p>10</text:p>
          </table:table-cell>
          <table:table-cell table:formula="of:=[.K263]/[.L263]" office:value-type="float" office:value="-1.1744662086189" calcext:value-type="float">
            <text:p>-1.1744662086189</text:p>
          </table:table-cell>
          <table:table-cell table:formula="of:=[.M263]/[.J263]" office:value-type="float" office:value="1.17647058823529" calcext:value-type="float">
            <text:p>1.17647058823529</text:p>
          </table:table-cell>
          <table:table-cell table:style-name="ce27" table:formula="of:=[.N263]/[.O263]" office:value-type="float" office:value="-0.998296277326067" calcext:value-type="float">
            <text:p>-0.998296277326067</text:p>
          </table:table-cell>
          <table:table-cell table:formula="of:=[.F263]-[.B263]" office:value-type="float" office:value="-0.13898" calcext:value-type="float">
            <text:p>-0.13898</text:p>
          </table:table-cell>
          <table:table-cell office:value-type="float" office:value="0.16217580259204" calcext:value-type="float">
            <text:p>0.16217580259204</text:p>
          </table:table-cell>
          <table:table-cell office:value-type="float" office:value="10" calcext:value-type="float">
            <text:p>10</text:p>
          </table:table-cell>
          <table:table-cell table:formula="of:=[.Q263]/[.R263]" office:value-type="float" office:value="-0.856971248353307" calcext:value-type="float">
            <text:p>-0.856971248353307</text:p>
          </table:table-cell>
          <table:table-cell table:formula="of:=[.S263]/[.J263]" office:value-type="float" office:value="1.17647058823529" calcext:value-type="float">
            <text:p>1.17647058823529</text:p>
          </table:table-cell>
          <table:table-cell table:style-name="ce27" table:formula="of:=[.T263]/[.U263]" office:value-type="float" office:value="-0.728425561100311" calcext:value-type="float">
            <text:p>-0.728425561100311</text:p>
          </table:table-cell>
        </table:table-row>
        <table:table-row table:style-name="ro1">
          <table:table-cell table:style-name="ce5" office:value-type="float" office:value="0.70993" calcext:value-type="float">
            <text:p>0.70993</text:p>
          </table:table-cell>
          <table:table-cell table:style-name="ce8" office:value-type="float" office:value="0.54566" calcext:value-type="float">
            <text:p>0.54566</text:p>
          </table:table-cell>
          <table:table-cell table:style-name="ce8" office:value-type="float" office:value="0.61149" calcext:value-type="float">
            <text:p>0.61149</text:p>
          </table:table-cell>
          <table:table-cell table:style-name="ce8" office:value-type="float" office:value="0.47088" calcext:value-type="float">
            <text:p>0.47088</text:p>
          </table:table-cell>
          <table:table-cell table:style-name="ce8" office:value-type="float" office:value="0.51646" calcext:value-type="float">
            <text:p>0.51646</text:p>
          </table:table-cell>
          <table:table-cell table:style-name="ce10" office:value-type="float" office:value="0.40398" calcext:value-type="float">
            <text:p>0.4039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4]-[.A264]" office:value-type="float" office:value="-0.19347" calcext:value-type="float">
            <text:p>-0.19347</text:p>
          </table:table-cell>
          <table:table-cell table:style-name="ce22" table:formula="of:=[.G264]*[.C264]" office:value-type="float" office:value="0.162329772842164" calcext:value-type="float">
            <text:p>0.162329772842164</text:p>
          </table:table-cell>
          <table:table-cell table:formula="of:=[.H264]-[.I264]" office:value-type="float" office:value="10" calcext:value-type="float">
            <text:p>10</text:p>
          </table:table-cell>
          <table:table-cell table:formula="of:=[.K264]/[.L264]" office:value-type="float" office:value="-1.19183312224625" calcext:value-type="float">
            <text:p>-1.19183312224625</text:p>
          </table:table-cell>
          <table:table-cell table:formula="of:=[.M264]/[.J264]" office:value-type="float" office:value="1.17647058823529" calcext:value-type="float">
            <text:p>1.17647058823529</text:p>
          </table:table-cell>
          <table:table-cell table:style-name="ce27" table:formula="of:=[.N264]/[.O264]" office:value-type="float" office:value="-1.01305815390931" calcext:value-type="float">
            <text:p>-1.01305815390931</text:p>
          </table:table-cell>
          <table:table-cell table:formula="of:=[.F264]-[.B264]" office:value-type="float" office:value="-0.14168" calcext:value-type="float">
            <text:p>-0.14168</text:p>
          </table:table-cell>
          <table:table-cell office:value-type="float" office:value="0.162329772842164" calcext:value-type="float">
            <text:p>0.162329772842164</text:p>
          </table:table-cell>
          <table:table-cell office:value-type="float" office:value="10" calcext:value-type="float">
            <text:p>10</text:p>
          </table:table-cell>
          <table:table-cell table:formula="of:=[.Q264]/[.R264]" office:value-type="float" office:value="-0.872791217035447" calcext:value-type="float">
            <text:p>-0.872791217035447</text:p>
          </table:table-cell>
          <table:table-cell table:formula="of:=[.S264]/[.J264]" office:value-type="float" office:value="1.17647058823529" calcext:value-type="float">
            <text:p>1.17647058823529</text:p>
          </table:table-cell>
          <table:table-cell table:style-name="ce27" table:formula="of:=[.T264]/[.U264]" office:value-type="float" office:value="-0.74187253448013" calcext:value-type="float">
            <text:p>-0.74187253448013</text:p>
          </table:table-cell>
        </table:table-row>
        <table:table-row table:style-name="ro1">
          <table:table-cell table:style-name="ce5" office:value-type="float" office:value="0.71187" calcext:value-type="float">
            <text:p>0.71187</text:p>
          </table:table-cell>
          <table:table-cell table:style-name="ce8" office:value-type="float" office:value="0.5487" calcext:value-type="float">
            <text:p>0.5487</text:p>
          </table:table-cell>
          <table:table-cell table:style-name="ce8" office:value-type="float" office:value="0.61198" calcext:value-type="float">
            <text:p>0.61198</text:p>
          </table:table-cell>
          <table:table-cell table:style-name="ce8" office:value-type="float" office:value="0.47268" calcext:value-type="float">
            <text:p>0.47268</text:p>
          </table:table-cell>
          <table:table-cell table:style-name="ce8" office:value-type="float" office:value="0.5155" calcext:value-type="float">
            <text:p>0.5155</text:p>
          </table:table-cell>
          <table:table-cell table:style-name="ce10" office:value-type="float" office:value="0.40452" calcext:value-type="float">
            <text:p>0.4045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5]-[.A265]" office:value-type="float" office:value="-0.19637" calcext:value-type="float">
            <text:p>-0.19637</text:p>
          </table:table-cell>
          <table:table-cell table:style-name="ce22" table:formula="of:=[.G265]*[.C265]" office:value-type="float" office:value="0.162459851156924" calcext:value-type="float">
            <text:p>0.162459851156924</text:p>
          </table:table-cell>
          <table:table-cell table:formula="of:=[.H265]-[.I265]" office:value-type="float" office:value="10" calcext:value-type="float">
            <text:p>10</text:p>
          </table:table-cell>
          <table:table-cell table:formula="of:=[.K265]/[.L265]" office:value-type="float" office:value="-1.20872940976858" calcext:value-type="float">
            <text:p>-1.20872940976858</text:p>
          </table:table-cell>
          <table:table-cell table:formula="of:=[.M265]/[.J265]" office:value-type="float" office:value="1.17647058823529" calcext:value-type="float">
            <text:p>1.17647058823529</text:p>
          </table:table-cell>
          <table:table-cell table:style-name="ce27" table:formula="of:=[.N265]/[.O265]" office:value-type="float" office:value="-1.02741999830329" calcext:value-type="float">
            <text:p>-1.02741999830329</text:p>
          </table:table-cell>
          <table:table-cell table:formula="of:=[.F265]-[.B265]" office:value-type="float" office:value="-0.14418" calcext:value-type="float">
            <text:p>-0.14418</text:p>
          </table:table-cell>
          <table:table-cell office:value-type="float" office:value="0.162459851156924" calcext:value-type="float">
            <text:p>0.162459851156924</text:p>
          </table:table-cell>
          <table:table-cell office:value-type="float" office:value="10" calcext:value-type="float">
            <text:p>10</text:p>
          </table:table-cell>
          <table:table-cell table:formula="of:=[.Q265]/[.R265]" office:value-type="float" office:value="-0.887480808170463" calcext:value-type="float">
            <text:p>-0.887480808170463</text:p>
          </table:table-cell>
          <table:table-cell table:formula="of:=[.S265]/[.J265]" office:value-type="float" office:value="1.17647058823529" calcext:value-type="float">
            <text:p>1.17647058823529</text:p>
          </table:table-cell>
          <table:table-cell table:style-name="ce27" table:formula="of:=[.T265]/[.U265]" office:value-type="float" office:value="-0.754358686944893" calcext:value-type="float">
            <text:p>-0.754358686944893</text:p>
          </table:table-cell>
        </table:table-row>
        <table:table-row table:style-name="ro1">
          <table:table-cell table:style-name="ce5" office:value-type="float" office:value="0.7138" calcext:value-type="float">
            <text:p>0.7138</text:p>
          </table:table-cell>
          <table:table-cell table:style-name="ce8" office:value-type="float" office:value="0.55168" calcext:value-type="float">
            <text:p>0.55168</text:p>
          </table:table-cell>
          <table:table-cell table:style-name="ce8" office:value-type="float" office:value="0.6125" calcext:value-type="float">
            <text:p>0.6125</text:p>
          </table:table-cell>
          <table:table-cell table:style-name="ce8" office:value-type="float" office:value="0.47451" calcext:value-type="float">
            <text:p>0.47451</text:p>
          </table:table-cell>
          <table:table-cell table:style-name="ce8" office:value-type="float" office:value="0.51468" calcext:value-type="float">
            <text:p>0.51468</text:p>
          </table:table-cell>
          <table:table-cell table:style-name="ce10" office:value-type="float" office:value="0.40528" calcext:value-type="float">
            <text:p>0.4052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6]-[.A266]" office:value-type="float" office:value="-0.19912" calcext:value-type="float">
            <text:p>-0.19912</text:p>
          </table:table-cell>
          <table:table-cell table:style-name="ce22" table:formula="of:=[.G266]*[.C266]" office:value-type="float" office:value="0.162597893450138" calcext:value-type="float">
            <text:p>0.162597893450138</text:p>
          </table:table-cell>
          <table:table-cell table:formula="of:=[.H266]-[.I266]" office:value-type="float" office:value="10" calcext:value-type="float">
            <text:p>10</text:p>
          </table:table-cell>
          <table:table-cell table:formula="of:=[.K266]/[.L266]" office:value-type="float" office:value="-1.22461611140775" calcext:value-type="float">
            <text:p>-1.22461611140775</text:p>
          </table:table-cell>
          <table:table-cell table:formula="of:=[.M266]/[.J266]" office:value-type="float" office:value="1.17647058823529" calcext:value-type="float">
            <text:p>1.17647058823529</text:p>
          </table:table-cell>
          <table:table-cell table:style-name="ce27" table:formula="of:=[.N266]/[.O266]" office:value-type="float" office:value="-1.04092369469659" calcext:value-type="float">
            <text:p>-1.04092369469659</text:p>
          </table:table-cell>
          <table:table-cell table:formula="of:=[.F266]-[.B266]" office:value-type="float" office:value="-0.1464" calcext:value-type="float">
            <text:p>-0.1464</text:p>
          </table:table-cell>
          <table:table-cell office:value-type="float" office:value="0.162597893450139" calcext:value-type="float">
            <text:p>0.162597893450139</text:p>
          </table:table-cell>
          <table:table-cell office:value-type="float" office:value="10" calcext:value-type="float">
            <text:p>10</text:p>
          </table:table-cell>
          <table:table-cell table:formula="of:=[.Q266]/[.R266]" office:value-type="float" office:value="-0.900380668491833" calcext:value-type="float">
            <text:p>-0.900380668491833</text:p>
          </table:table-cell>
          <table:table-cell table:formula="of:=[.S266]/[.J266]" office:value-type="float" office:value="1.17647058823529" calcext:value-type="float">
            <text:p>1.17647058823529</text:p>
          </table:table-cell>
          <table:table-cell table:style-name="ce27" table:formula="of:=[.T266]/[.U266]" office:value-type="float" office:value="-0.765323568218058" calcext:value-type="float">
            <text:p>-0.765323568218058</text:p>
          </table:table-cell>
        </table:table-row>
        <table:table-row table:style-name="ro1">
          <table:table-cell table:style-name="ce5" office:value-type="float" office:value="0.71578" calcext:value-type="float">
            <text:p>0.71578</text:p>
          </table:table-cell>
          <table:table-cell table:style-name="ce8" office:value-type="float" office:value="0.5546" calcext:value-type="float">
            <text:p>0.5546</text:p>
          </table:table-cell>
          <table:table-cell table:style-name="ce8" office:value-type="float" office:value="0.61309" calcext:value-type="float">
            <text:p>0.61309</text:p>
          </table:table-cell>
          <table:table-cell table:style-name="ce8" office:value-type="float" office:value="0.47635" calcext:value-type="float">
            <text:p>0.47635</text:p>
          </table:table-cell>
          <table:table-cell table:style-name="ce8" office:value-type="float" office:value="0.51406" calcext:value-type="float">
            <text:p>0.51406</text:p>
          </table:table-cell>
          <table:table-cell table:style-name="ce10" office:value-type="float" office:value="0.40615" calcext:value-type="float">
            <text:p>0.4061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7]-[.A267]" office:value-type="float" office:value="-0.20172" calcext:value-type="float">
            <text:p>-0.20172</text:p>
          </table:table-cell>
          <table:table-cell table:style-name="ce22" table:formula="of:=[.G267]*[.C267]" office:value-type="float" office:value="0.162754518359748" calcext:value-type="float">
            <text:p>0.162754518359748</text:p>
          </table:table-cell>
          <table:table-cell table:formula="of:=[.H267]-[.I267]" office:value-type="float" office:value="10" calcext:value-type="float">
            <text:p>10</text:p>
          </table:table-cell>
          <table:table-cell table:formula="of:=[.K267]/[.L267]" office:value-type="float" office:value="-1.23941259531809" calcext:value-type="float">
            <text:p>-1.23941259531809</text:p>
          </table:table-cell>
          <table:table-cell table:formula="of:=[.M267]/[.J267]" office:value-type="float" office:value="1.17647058823529" calcext:value-type="float">
            <text:p>1.17647058823529</text:p>
          </table:table-cell>
          <table:table-cell table:style-name="ce27" table:formula="of:=[.N267]/[.O267]" office:value-type="float" office:value="-1.05350070602037" calcext:value-type="float">
            <text:p>-1.05350070602037</text:p>
          </table:table-cell>
          <table:table-cell table:formula="of:=[.F267]-[.B267]" office:value-type="float" office:value="-0.14845" calcext:value-type="float">
            <text:p>-0.14845</text:p>
          </table:table-cell>
          <table:table-cell office:value-type="float" office:value="0.162754518359748" calcext:value-type="float">
            <text:p>0.162754518359748</text:p>
          </table:table-cell>
          <table:table-cell office:value-type="float" office:value="10" calcext:value-type="float">
            <text:p>10</text:p>
          </table:table-cell>
          <table:table-cell table:formula="of:=[.Q267]/[.R267]" office:value-type="float" office:value="-0.912109854129335" calcext:value-type="float">
            <text:p>-0.912109854129335</text:p>
          </table:table-cell>
          <table:table-cell table:formula="of:=[.S267]/[.J267]" office:value-type="float" office:value="1.17647058823529" calcext:value-type="float">
            <text:p>1.17647058823529</text:p>
          </table:table-cell>
          <table:table-cell table:style-name="ce27" table:formula="of:=[.T267]/[.U267]" office:value-type="float" office:value="-0.775293376009935" calcext:value-type="float">
            <text:p>-0.775293376009935</text:p>
          </table:table-cell>
        </table:table-row>
        <table:table-row table:style-name="ro1">
          <table:table-cell table:style-name="ce5" office:value-type="float" office:value="0.71782" calcext:value-type="float">
            <text:p>0.71782</text:p>
          </table:table-cell>
          <table:table-cell table:style-name="ce8" office:value-type="float" office:value="0.55755" calcext:value-type="float">
            <text:p>0.55755</text:p>
          </table:table-cell>
          <table:table-cell table:style-name="ce8" office:value-type="float" office:value="0.6138" calcext:value-type="float">
            <text:p>0.6138</text:p>
          </table:table-cell>
          <table:table-cell table:style-name="ce8" office:value-type="float" office:value="0.47834" calcext:value-type="float">
            <text:p>0.47834</text:p>
          </table:table-cell>
          <table:table-cell table:style-name="ce8" office:value-type="float" office:value="0.51367" calcext:value-type="float">
            <text:p>0.51367</text:p>
          </table:table-cell>
          <table:table-cell table:style-name="ce10" office:value-type="float" office:value="0.40738" calcext:value-type="float">
            <text:p>0.4073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8]-[.A268]" office:value-type="float" office:value="-0.20415" calcext:value-type="float">
            <text:p>-0.20415</text:p>
          </table:table-cell>
          <table:table-cell table:style-name="ce22" table:formula="of:=[.G268]*[.C268]" office:value-type="float" office:value="0.162942999183176" calcext:value-type="float">
            <text:p>0.162942999183176</text:p>
          </table:table-cell>
          <table:table-cell table:formula="of:=[.H268]-[.I268]" office:value-type="float" office:value="10" calcext:value-type="float">
            <text:p>10</text:p>
          </table:table-cell>
          <table:table-cell table:formula="of:=[.K268]/[.L268]" office:value-type="float" office:value="-1.25289212192848" calcext:value-type="float">
            <text:p>-1.25289212192848</text:p>
          </table:table-cell>
          <table:table-cell table:formula="of:=[.M268]/[.J268]" office:value-type="float" office:value="1.17647058823529" calcext:value-type="float">
            <text:p>1.17647058823529</text:p>
          </table:table-cell>
          <table:table-cell table:style-name="ce27" table:formula="of:=[.N268]/[.O268]" office:value-type="float" office:value="-1.06495830363921" calcext:value-type="float">
            <text:p>-1.06495830363921</text:p>
          </table:table-cell>
          <table:table-cell table:formula="of:=[.F268]-[.B268]" office:value-type="float" office:value="-0.15017" calcext:value-type="float">
            <text:p>-0.15017</text:p>
          </table:table-cell>
          <table:table-cell office:value-type="float" office:value="0.162942999183176" calcext:value-type="float">
            <text:p>0.162942999183176</text:p>
          </table:table-cell>
          <table:table-cell office:value-type="float" office:value="10" calcext:value-type="float">
            <text:p>10</text:p>
          </table:table-cell>
          <table:table-cell table:formula="of:=[.Q268]/[.R268]" office:value-type="float" office:value="-0.92161062919422" calcext:value-type="float">
            <text:p>-0.92161062919422</text:p>
          </table:table-cell>
          <table:table-cell table:formula="of:=[.S268]/[.J268]" office:value-type="float" office:value="1.17647058823529" calcext:value-type="float">
            <text:p>1.17647058823529</text:p>
          </table:table-cell>
          <table:table-cell table:style-name="ce27" table:formula="of:=[.T268]/[.U268]" office:value-type="float" office:value="-0.783369034815087" calcext:value-type="float">
            <text:p>-0.783369034815087</text:p>
          </table:table-cell>
        </table:table-row>
        <table:table-row table:style-name="ro1">
          <table:table-cell table:style-name="ce5" office:value-type="float" office:value="0.71996" calcext:value-type="float">
            <text:p>0.71996</text:p>
          </table:table-cell>
          <table:table-cell table:style-name="ce8" office:value-type="float" office:value="0.56066" calcext:value-type="float">
            <text:p>0.56066</text:p>
          </table:table-cell>
          <table:table-cell table:style-name="ce8" office:value-type="float" office:value="0.61467" calcext:value-type="float">
            <text:p>0.61467</text:p>
          </table:table-cell>
          <table:table-cell table:style-name="ce8" office:value-type="float" office:value="0.48063" calcext:value-type="float">
            <text:p>0.48063</text:p>
          </table:table-cell>
          <table:table-cell table:style-name="ce8" office:value-type="float" office:value="0.51358" calcext:value-type="float">
            <text:p>0.51358</text:p>
          </table:table-cell>
          <table:table-cell table:style-name="ce10" office:value-type="float" office:value="0.40911" calcext:value-type="float">
            <text:p>0.4091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9]-[.A269]" office:value-type="float" office:value="-0.20638" calcext:value-type="float">
            <text:p>-0.20638</text:p>
          </table:table-cell>
          <table:table-cell table:style-name="ce22" table:formula="of:=[.G269]*[.C269]" office:value-type="float" office:value="0.163173954558362" calcext:value-type="float">
            <text:p>0.163173954558362</text:p>
          </table:table-cell>
          <table:table-cell table:formula="of:=[.H269]-[.I269]" office:value-type="float" office:value="10" calcext:value-type="float">
            <text:p>10</text:p>
          </table:table-cell>
          <table:table-cell table:formula="of:=[.K269]/[.L269]" office:value-type="float" office:value="-1.26478518314137" calcext:value-type="float">
            <text:p>-1.26478518314137</text:p>
          </table:table-cell>
          <table:table-cell table:formula="of:=[.M269]/[.J269]" office:value-type="float" office:value="1.17647058823529" calcext:value-type="float">
            <text:p>1.17647058823529</text:p>
          </table:table-cell>
          <table:table-cell table:style-name="ce27" table:formula="of:=[.N269]/[.O269]" office:value-type="float" office:value="-1.07506740567017" calcext:value-type="float">
            <text:p>-1.07506740567017</text:p>
          </table:table-cell>
          <table:table-cell table:formula="of:=[.F269]-[.B269]" office:value-type="float" office:value="-0.15155" calcext:value-type="float">
            <text:p>-0.15155</text:p>
          </table:table-cell>
          <table:table-cell office:value-type="float" office:value="0.163173954558362" calcext:value-type="float">
            <text:p>0.163173954558362</text:p>
          </table:table-cell>
          <table:table-cell office:value-type="float" office:value="10" calcext:value-type="float">
            <text:p>10</text:p>
          </table:table-cell>
          <table:table-cell table:formula="of:=[.Q269]/[.R269]" office:value-type="float" office:value="-0.928763419445078" calcext:value-type="float">
            <text:p>-0.928763419445078</text:p>
          </table:table-cell>
          <table:table-cell table:formula="of:=[.S269]/[.J269]" office:value-type="float" office:value="1.17647058823529" calcext:value-type="float">
            <text:p>1.17647058823529</text:p>
          </table:table-cell>
          <table:table-cell table:style-name="ce27" table:formula="of:=[.T269]/[.U269]" office:value-type="float" office:value="-0.789448906528316" calcext:value-type="float">
            <text:p>-0.789448906528316</text:p>
          </table:table-cell>
        </table:table-row>
        <table:table-row table:style-name="ro1">
          <table:table-cell table:style-name="ce5" office:value-type="float" office:value="0.72213" calcext:value-type="float">
            <text:p>0.72213</text:p>
          </table:table-cell>
          <table:table-cell table:style-name="ce8" office:value-type="float" office:value="0.56379" calcext:value-type="float">
            <text:p>0.56379</text:p>
          </table:table-cell>
          <table:table-cell table:style-name="ce8" office:value-type="float" office:value="0.61558" calcext:value-type="float">
            <text:p>0.61558</text:p>
          </table:table-cell>
          <table:table-cell table:style-name="ce8" office:value-type="float" office:value="0.48293" calcext:value-type="float">
            <text:p>0.48293</text:p>
          </table:table-cell>
          <table:table-cell table:style-name="ce8" office:value-type="float" office:value="0.51353" calcext:value-type="float">
            <text:p>0.51353</text:p>
          </table:table-cell>
          <table:table-cell table:style-name="ce10" office:value-type="float" office:value="0.41079" calcext:value-type="float">
            <text:p>0.4107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0]-[.A270]" office:value-type="float" office:value="-0.2086" calcext:value-type="float">
            <text:p>-0.2086</text:p>
          </table:table-cell>
          <table:table-cell table:style-name="ce22" table:formula="of:=[.G270]*[.C270]" office:value-type="float" office:value="0.163415528571488" calcext:value-type="float">
            <text:p>0.163415528571488</text:p>
          </table:table-cell>
          <table:table-cell table:formula="of:=[.H270]-[.I270]" office:value-type="float" office:value="10" calcext:value-type="float">
            <text:p>10</text:p>
          </table:table-cell>
          <table:table-cell table:formula="of:=[.K270]/[.L270]" office:value-type="float" office:value="-1.27650047595535" calcext:value-type="float">
            <text:p>-1.27650047595535</text:p>
          </table:table-cell>
          <table:table-cell table:formula="of:=[.M270]/[.J270]" office:value-type="float" office:value="1.17647058823529" calcext:value-type="float">
            <text:p>1.17647058823529</text:p>
          </table:table-cell>
          <table:table-cell table:style-name="ce27" table:formula="of:=[.N270]/[.O270]" office:value-type="float" office:value="-1.08502540456205" calcext:value-type="float">
            <text:p>-1.08502540456205</text:p>
          </table:table-cell>
          <table:table-cell table:formula="of:=[.F270]-[.B270]" office:value-type="float" office:value="-0.153" calcext:value-type="float">
            <text:p>-0.153</text:p>
          </table:table-cell>
          <table:table-cell office:value-type="float" office:value="0.163415528571488" calcext:value-type="float">
            <text:p>0.163415528571488</text:p>
          </table:table-cell>
          <table:table-cell office:value-type="float" office:value="10" calcext:value-type="float">
            <text:p>10</text:p>
          </table:table-cell>
          <table:table-cell table:formula="of:=[.Q270]/[.R270]" office:value-type="float" office:value="-0.936263532220369" calcext:value-type="float">
            <text:p>-0.936263532220369</text:p>
          </table:table-cell>
          <table:table-cell table:formula="of:=[.S270]/[.J270]" office:value-type="float" office:value="1.17647058823529" calcext:value-type="float">
            <text:p>1.17647058823529</text:p>
          </table:table-cell>
          <table:table-cell table:style-name="ce27" table:formula="of:=[.T270]/[.U270]" office:value-type="float" office:value="-0.795824002387314" calcext:value-type="float">
            <text:p>-0.795824002387314</text:p>
          </table:table-cell>
        </table:table-row>
        <table:table-row table:style-name="ro1">
          <table:table-cell table:style-name="ce5" office:value-type="float" office:value="0.72417" calcext:value-type="float">
            <text:p>0.72417</text:p>
          </table:table-cell>
          <table:table-cell table:style-name="ce8" office:value-type="float" office:value="0.56674" calcext:value-type="float">
            <text:p>0.56674</text:p>
          </table:table-cell>
          <table:table-cell table:style-name="ce8" office:value-type="float" office:value="0.61632" calcext:value-type="float">
            <text:p>0.61632</text:p>
          </table:table-cell>
          <table:table-cell table:style-name="ce8" office:value-type="float" office:value="0.48497" calcext:value-type="float">
            <text:p>0.48497</text:p>
          </table:table-cell>
          <table:table-cell table:style-name="ce8" office:value-type="float" office:value="0.5132" calcext:value-type="float">
            <text:p>0.5132</text:p>
          </table:table-cell>
          <table:table-cell table:style-name="ce10" office:value-type="float" office:value="0.41204" calcext:value-type="float">
            <text:p>0.4120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1]-[.A271]" office:value-type="float" office:value="-0.21097" calcext:value-type="float">
            <text:p>-0.21097</text:p>
          </table:table-cell>
          <table:table-cell table:style-name="ce22" table:formula="of:=[.G271]*[.C271]" office:value-type="float" office:value="0.16361197337337" calcext:value-type="float">
            <text:p>0.16361197337337</text:p>
          </table:table-cell>
          <table:table-cell table:formula="of:=[.H271]-[.I271]" office:value-type="float" office:value="10" calcext:value-type="float">
            <text:p>10</text:p>
          </table:table-cell>
          <table:table-cell table:formula="of:=[.K271]/[.L271]" office:value-type="float" office:value="-1.28945330619879" calcext:value-type="float">
            <text:p>-1.28945330619879</text:p>
          </table:table-cell>
          <table:table-cell table:formula="of:=[.M271]/[.J271]" office:value-type="float" office:value="1.17647058823529" calcext:value-type="float">
            <text:p>1.17647058823529</text:p>
          </table:table-cell>
          <table:table-cell table:style-name="ce27" table:formula="of:=[.N271]/[.O271]" office:value-type="float" office:value="-1.09603531026897" calcext:value-type="float">
            <text:p>-1.09603531026897</text:p>
          </table:table-cell>
          <table:table-cell table:formula="of:=[.F271]-[.B271]" office:value-type="float" office:value="-0.1547" calcext:value-type="float">
            <text:p>-0.1547</text:p>
          </table:table-cell>
          <table:table-cell office:value-type="float" office:value="0.163611973373371" calcext:value-type="float">
            <text:p>0.163611973373371</text:p>
          </table:table-cell>
          <table:table-cell office:value-type="float" office:value="10" calcext:value-type="float">
            <text:p>10</text:p>
          </table:table-cell>
          <table:table-cell table:formula="of:=[.Q271]/[.R271]" office:value-type="float" office:value="-0.945529821628436" calcext:value-type="float">
            <text:p>-0.945529821628436</text:p>
          </table:table-cell>
          <table:table-cell table:formula="of:=[.S271]/[.J271]" office:value-type="float" office:value="1.17647058823529" calcext:value-type="float">
            <text:p>1.17647058823529</text:p>
          </table:table-cell>
          <table:table-cell table:style-name="ce27" table:formula="of:=[.T271]/[.U271]" office:value-type="float" office:value="-0.803700348384171" calcext:value-type="float">
            <text:p>-0.803700348384171</text:p>
          </table:table-cell>
        </table:table-row>
        <table:table-row table:style-name="ro1">
          <table:table-cell table:style-name="ce5" office:value-type="float" office:value="0.72615" calcext:value-type="float">
            <text:p>0.72615</text:p>
          </table:table-cell>
          <table:table-cell table:style-name="ce8" office:value-type="float" office:value="0.56954" calcext:value-type="float">
            <text:p>0.56954</text:p>
          </table:table-cell>
          <table:table-cell table:style-name="ce8" office:value-type="float" office:value="0.617" calcext:value-type="float">
            <text:p>0.617</text:p>
          </table:table-cell>
          <table:table-cell table:style-name="ce8" office:value-type="float" office:value="0.48682" calcext:value-type="float">
            <text:p>0.48682</text:p>
          </table:table-cell>
          <table:table-cell table:style-name="ce8" office:value-type="float" office:value="0.51281" calcext:value-type="float">
            <text:p>0.51281</text:p>
          </table:table-cell>
          <table:table-cell table:style-name="ce10" office:value-type="float" office:value="0.41305" calcext:value-type="float">
            <text:p>0.4130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2]-[.A272]" office:value-type="float" office:value="-0.21334" calcext:value-type="float">
            <text:p>-0.21334</text:p>
          </table:table-cell>
          <table:table-cell table:style-name="ce22" table:formula="of:=[.G272]*[.C272]" office:value-type="float" office:value="0.163792490218344" calcext:value-type="float">
            <text:p>0.163792490218344</text:p>
          </table:table-cell>
          <table:table-cell table:formula="of:=[.H272]-[.I272]" office:value-type="float" office:value="10" calcext:value-type="float">
            <text:p>10</text:p>
          </table:table-cell>
          <table:table-cell table:formula="of:=[.K272]/[.L272]" office:value-type="float" office:value="-1.30250171858067" calcext:value-type="float">
            <text:p>-1.30250171858067</text:p>
          </table:table-cell>
          <table:table-cell table:formula="of:=[.M272]/[.J272]" office:value-type="float" office:value="1.17647058823529" calcext:value-type="float">
            <text:p>1.17647058823529</text:p>
          </table:table-cell>
          <table:table-cell table:style-name="ce27" table:formula="of:=[.N272]/[.O272]" office:value-type="float" office:value="-1.10712646079357" calcext:value-type="float">
            <text:p>-1.10712646079357</text:p>
          </table:table-cell>
          <table:table-cell table:formula="of:=[.F272]-[.B272]" office:value-type="float" office:value="-0.15649" calcext:value-type="float">
            <text:p>-0.15649</text:p>
          </table:table-cell>
          <table:table-cell office:value-type="float" office:value="0.163792490218344" calcext:value-type="float">
            <text:p>0.163792490218344</text:p>
          </table:table-cell>
          <table:table-cell office:value-type="float" office:value="10" calcext:value-type="float">
            <text:p>10</text:p>
          </table:table-cell>
          <table:table-cell table:formula="of:=[.Q272]/[.R272]" office:value-type="float" office:value="-0.955416208590459" calcext:value-type="float">
            <text:p>-0.955416208590459</text:p>
          </table:table-cell>
          <table:table-cell table:formula="of:=[.S272]/[.J272]" office:value-type="float" office:value="1.17647058823529" calcext:value-type="float">
            <text:p>1.17647058823529</text:p>
          </table:table-cell>
          <table:table-cell table:style-name="ce27" table:formula="of:=[.T272]/[.U272]" office:value-type="float" office:value="-0.81210377730189" calcext:value-type="float">
            <text:p>-0.81210377730189</text:p>
          </table:table-cell>
        </table:table-row>
        <table:table-row table:style-name="ro1">
          <table:table-cell table:style-name="ce5" office:value-type="float" office:value="0.72814" calcext:value-type="float">
            <text:p>0.72814</text:p>
          </table:table-cell>
          <table:table-cell table:style-name="ce8" office:value-type="float" office:value="0.5722" calcext:value-type="float">
            <text:p>0.5722</text:p>
          </table:table-cell>
          <table:table-cell table:style-name="ce8" office:value-type="float" office:value="0.6177" calcext:value-type="float">
            <text:p>0.6177</text:p>
          </table:table-cell>
          <table:table-cell table:style-name="ce8" office:value-type="float" office:value="0.48849" calcext:value-type="float">
            <text:p>0.48849</text:p>
          </table:table-cell>
          <table:table-cell table:style-name="ce8" office:value-type="float" office:value="0.5125" calcext:value-type="float">
            <text:p>0.5125</text:p>
          </table:table-cell>
          <table:table-cell table:style-name="ce10" office:value-type="float" office:value="0.41383" calcext:value-type="float">
            <text:p>0.4138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3]-[.A273]" office:value-type="float" office:value="-0.21564" calcext:value-type="float">
            <text:p>-0.21564</text:p>
          </table:table-cell>
          <table:table-cell table:style-name="ce22" table:formula="of:=[.G273]*[.C273]" office:value-type="float" office:value="0.163978316382287" calcext:value-type="float">
            <text:p>0.163978316382287</text:p>
          </table:table-cell>
          <table:table-cell table:formula="of:=[.H273]-[.I273]" office:value-type="float" office:value="10" calcext:value-type="float">
            <text:p>10</text:p>
          </table:table-cell>
          <table:table-cell table:formula="of:=[.K273]/[.L273]" office:value-type="float" office:value="-1.31505192123862" calcext:value-type="float">
            <text:p>-1.31505192123862</text:p>
          </table:table-cell>
          <table:table-cell table:formula="of:=[.M273]/[.J273]" office:value-type="float" office:value="1.17647058823529" calcext:value-type="float">
            <text:p>1.17647058823529</text:p>
          </table:table-cell>
          <table:table-cell table:style-name="ce27" table:formula="of:=[.N273]/[.O273]" office:value-type="float" office:value="-1.11779413305283" calcext:value-type="float">
            <text:p>-1.11779413305283</text:p>
          </table:table-cell>
          <table:table-cell table:formula="of:=[.F273]-[.B273]" office:value-type="float" office:value="-0.15837" calcext:value-type="float">
            <text:p>-0.15837</text:p>
          </table:table-cell>
          <table:table-cell office:value-type="float" office:value="0.163978316382287" calcext:value-type="float">
            <text:p>0.163978316382287</text:p>
          </table:table-cell>
          <table:table-cell office:value-type="float" office:value="10" calcext:value-type="float">
            <text:p>10</text:p>
          </table:table-cell>
          <table:table-cell table:formula="of:=[.Q273]/[.R273]" office:value-type="float" office:value="-0.9657984268529" calcext:value-type="float">
            <text:p>-0.9657984268529</text:p>
          </table:table-cell>
          <table:table-cell table:formula="of:=[.S273]/[.J273]" office:value-type="float" office:value="1.17647058823529" calcext:value-type="float">
            <text:p>1.17647058823529</text:p>
          </table:table-cell>
          <table:table-cell table:style-name="ce27" table:formula="of:=[.T273]/[.U273]" office:value-type="float" office:value="-0.820928662824965" calcext:value-type="float">
            <text:p>-0.820928662824965</text:p>
          </table:table-cell>
        </table:table-row>
        <table:table-row table:style-name="ro1">
          <table:table-cell table:style-name="ce5" office:value-type="float" office:value="0.7302" calcext:value-type="float">
            <text:p>0.7302</text:p>
          </table:table-cell>
          <table:table-cell table:style-name="ce8" office:value-type="float" office:value="0.57477" calcext:value-type="float">
            <text:p>0.57477</text:p>
          </table:table-cell>
          <table:table-cell table:style-name="ce8" office:value-type="float" office:value="0.61852" calcext:value-type="float">
            <text:p>0.61852</text:p>
          </table:table-cell>
          <table:table-cell table:style-name="ce8" office:value-type="float" office:value="0.49009" calcext:value-type="float">
            <text:p>0.49009</text:p>
          </table:table-cell>
          <table:table-cell table:style-name="ce8" office:value-type="float" office:value="0.5124" calcext:value-type="float">
            <text:p>0.5124</text:p>
          </table:table-cell>
          <table:table-cell table:style-name="ce10" office:value-type="float" office:value="0.41457" calcext:value-type="float">
            <text:p>0.4145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4]-[.A274]" office:value-type="float" office:value="-0.2178" calcext:value-type="float">
            <text:p>-0.2178</text:p>
          </table:table-cell>
          <table:table-cell table:style-name="ce22" table:formula="of:=[.G274]*[.C274]" office:value-type="float" office:value="0.164195998460048" calcext:value-type="float">
            <text:p>0.164195998460048</text:p>
          </table:table-cell>
          <table:table-cell table:formula="of:=[.H274]-[.I274]" office:value-type="float" office:value="10" calcext:value-type="float">
            <text:p>10</text:p>
          </table:table-cell>
          <table:table-cell table:formula="of:=[.K274]/[.L274]" office:value-type="float" office:value="-1.32646350728818" calcext:value-type="float">
            <text:p>-1.32646350728818</text:p>
          </table:table-cell>
          <table:table-cell table:formula="of:=[.M274]/[.J274]" office:value-type="float" office:value="1.17647058823529" calcext:value-type="float">
            <text:p>1.17647058823529</text:p>
          </table:table-cell>
          <table:table-cell table:style-name="ce27" table:formula="of:=[.N274]/[.O274]" office:value-type="float" office:value="-1.12749398119495" calcext:value-type="float">
            <text:p>-1.12749398119495</text:p>
          </table:table-cell>
          <table:table-cell table:formula="of:=[.F274]-[.B274]" office:value-type="float" office:value="-0.1602" calcext:value-type="float">
            <text:p>-0.1602</text:p>
          </table:table-cell>
          <table:table-cell office:value-type="float" office:value="0.164195998460049" calcext:value-type="float">
            <text:p>0.164195998460049</text:p>
          </table:table-cell>
          <table:table-cell office:value-type="float" office:value="10" calcext:value-type="float">
            <text:p>10</text:p>
          </table:table-cell>
          <table:table-cell table:formula="of:=[.Q274]/[.R274]" office:value-type="float" office:value="-0.975663240897912" calcext:value-type="float">
            <text:p>-0.975663240897912</text:p>
          </table:table-cell>
          <table:table-cell table:formula="of:=[.S274]/[.J274]" office:value-type="float" office:value="1.17647058823529" calcext:value-type="float">
            <text:p>1.17647058823529</text:p>
          </table:table-cell>
          <table:table-cell table:style-name="ce27" table:formula="of:=[.T274]/[.U274]" office:value-type="float" office:value="-0.829313754763225" calcext:value-type="float">
            <text:p>-0.829313754763225</text:p>
          </table:table-cell>
        </table:table-row>
        <table:table-row table:style-name="ro1">
          <table:table-cell table:style-name="ce5" office:value-type="float" office:value="0.73233" calcext:value-type="float">
            <text:p>0.73233</text:p>
          </table:table-cell>
          <table:table-cell table:style-name="ce8" office:value-type="float" office:value="0.57742" calcext:value-type="float">
            <text:p>0.57742</text:p>
          </table:table-cell>
          <table:table-cell table:style-name="ce8" office:value-type="float" office:value="0.61943" calcext:value-type="float">
            <text:p>0.61943</text:p>
          </table:table-cell>
          <table:table-cell table:style-name="ce8" office:value-type="float" office:value="0.49186" calcext:value-type="float">
            <text:p>0.49186</text:p>
          </table:table-cell>
          <table:table-cell table:style-name="ce8" office:value-type="float" office:value="0.51244" calcext:value-type="float">
            <text:p>0.51244</text:p>
          </table:table-cell>
          <table:table-cell table:style-name="ce10" office:value-type="float" office:value="0.41567" calcext:value-type="float">
            <text:p>0.4156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5]-[.A275]" office:value-type="float" office:value="-0.21989" calcext:value-type="float">
            <text:p>-0.21989</text:p>
          </table:table-cell>
          <table:table-cell table:style-name="ce22" table:formula="of:=[.G275]*[.C275]" office:value-type="float" office:value="0.164437572473174" calcext:value-type="float">
            <text:p>0.164437572473174</text:p>
          </table:table-cell>
          <table:table-cell table:formula="of:=[.H275]-[.I275]" office:value-type="float" office:value="10" calcext:value-type="float">
            <text:p>10</text:p>
          </table:table-cell>
          <table:table-cell table:formula="of:=[.K275]/[.L275]" office:value-type="float" office:value="-1.33722480022546" calcext:value-type="float">
            <text:p>-1.33722480022546</text:p>
          </table:table-cell>
          <table:table-cell table:formula="of:=[.M275]/[.J275]" office:value-type="float" office:value="1.17647058823529" calcext:value-type="float">
            <text:p>1.17647058823529</text:p>
          </table:table-cell>
          <table:table-cell table:style-name="ce27" table:formula="of:=[.N275]/[.O275]" office:value-type="float" office:value="-1.13664108019164" calcext:value-type="float">
            <text:p>-1.13664108019164</text:p>
          </table:table-cell>
          <table:table-cell table:formula="of:=[.F275]-[.B275]" office:value-type="float" office:value="-0.16175" calcext:value-type="float">
            <text:p>-0.16175</text:p>
          </table:table-cell>
          <table:table-cell office:value-type="float" office:value="0.164437572473175" calcext:value-type="float">
            <text:p>0.164437572473175</text:p>
          </table:table-cell>
          <table:table-cell office:value-type="float" office:value="10" calcext:value-type="float">
            <text:p>10</text:p>
          </table:table-cell>
          <table:table-cell table:formula="of:=[.Q275]/[.R275]" office:value-type="float" office:value="-0.983655970878472" calcext:value-type="float">
            <text:p>-0.983655970878472</text:p>
          </table:table-cell>
          <table:table-cell table:formula="of:=[.S275]/[.J275]" office:value-type="float" office:value="1.17647058823529" calcext:value-type="float">
            <text:p>1.17647058823529</text:p>
          </table:table-cell>
          <table:table-cell table:style-name="ce27" table:formula="of:=[.T275]/[.U275]" office:value-type="float" office:value="-0.836107575246701" calcext:value-type="float">
            <text:p>-0.836107575246701</text:p>
          </table:table-cell>
        </table:table-row>
        <table:table-row table:style-name="ro1">
          <table:table-cell table:style-name="ce5" office:value-type="float" office:value="0.73436" calcext:value-type="float">
            <text:p>0.73436</text:p>
          </table:table-cell>
          <table:table-cell table:style-name="ce8" office:value-type="float" office:value="0.58008" calcext:value-type="float">
            <text:p>0.58008</text:p>
          </table:table-cell>
          <table:table-cell table:style-name="ce8" office:value-type="float" office:value="0.6202" calcext:value-type="float">
            <text:p>0.6202</text:p>
          </table:table-cell>
          <table:table-cell table:style-name="ce8" office:value-type="float" office:value="0.49366" calcext:value-type="float">
            <text:p>0.49366</text:p>
          </table:table-cell>
          <table:table-cell table:style-name="ce8" office:value-type="float" office:value="0.51219" calcext:value-type="float">
            <text:p>0.51219</text:p>
          </table:table-cell>
          <table:table-cell table:style-name="ce10" office:value-type="float" office:value="0.41677" calcext:value-type="float">
            <text:p>0.4167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6]-[.A276]" office:value-type="float" office:value="-0.22217" calcext:value-type="float">
            <text:p>-0.22217</text:p>
          </table:table-cell>
          <table:table-cell table:style-name="ce22" table:formula="of:=[.G276]*[.C276]" office:value-type="float" office:value="0.164641981253512" calcext:value-type="float">
            <text:p>0.164641981253512</text:p>
          </table:table-cell>
          <table:table-cell table:formula="of:=[.H276]-[.I276]" office:value-type="float" office:value="10" calcext:value-type="float">
            <text:p>10</text:p>
          </table:table-cell>
          <table:table-cell table:formula="of:=[.K276]/[.L276]" office:value-type="float" office:value="-1.3494128187021" calcext:value-type="float">
            <text:p>-1.3494128187021</text:p>
          </table:table-cell>
          <table:table-cell table:formula="of:=[.M276]/[.J276]" office:value-type="float" office:value="1.17647058823529" calcext:value-type="float">
            <text:p>1.17647058823529</text:p>
          </table:table-cell>
          <table:table-cell table:style-name="ce27" table:formula="of:=[.N276]/[.O276]" office:value-type="float" office:value="-1.14700089589679" calcext:value-type="float">
            <text:p>-1.14700089589679</text:p>
          </table:table-cell>
          <table:table-cell table:formula="of:=[.F276]-[.B276]" office:value-type="float" office:value="-0.16331" calcext:value-type="float">
            <text:p>-0.16331</text:p>
          </table:table-cell>
          <table:table-cell office:value-type="float" office:value="0.164641981253512" calcext:value-type="float">
            <text:p>0.164641981253512</text:p>
          </table:table-cell>
          <table:table-cell office:value-type="float" office:value="10" calcext:value-type="float">
            <text:p>10</text:p>
          </table:table-cell>
          <table:table-cell table:formula="of:=[.Q276]/[.R276]" office:value-type="float" office:value="-0.991909832210649" calcext:value-type="float">
            <text:p>-0.991909832210649</text:p>
          </table:table-cell>
          <table:table-cell table:formula="of:=[.S276]/[.J276]" office:value-type="float" office:value="1.17647058823529" calcext:value-type="float">
            <text:p>1.17647058823529</text:p>
          </table:table-cell>
          <table:table-cell table:style-name="ce27" table:formula="of:=[.T276]/[.U276]" office:value-type="float" office:value="-0.843123357379052" calcext:value-type="float">
            <text:p>-0.843123357379052</text:p>
          </table:table-cell>
        </table:table-row>
        <table:table-row table:style-name="ro1">
          <table:table-cell table:style-name="ce5" office:value-type="float" office:value="0.73618" calcext:value-type="float">
            <text:p>0.73618</text:p>
          </table:table-cell>
          <table:table-cell table:style-name="ce8" office:value-type="float" office:value="0.58255" calcext:value-type="float">
            <text:p>0.58255</text:p>
          </table:table-cell>
          <table:table-cell table:style-name="ce8" office:value-type="float" office:value="0.62069" calcext:value-type="float">
            <text:p>0.62069</text:p>
          </table:table-cell>
          <table:table-cell table:style-name="ce8" office:value-type="float" office:value="0.49515" calcext:value-type="float">
            <text:p>0.49515</text:p>
          </table:table-cell>
          <table:table-cell table:style-name="ce8" office:value-type="float" office:value="0.51147" calcext:value-type="float">
            <text:p>0.51147</text:p>
          </table:table-cell>
          <table:table-cell table:style-name="ce10" office:value-type="float" office:value="0.41735" calcext:value-type="float">
            <text:p>0.4173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7]-[.A277]" office:value-type="float" office:value="-0.22471" calcext:value-type="float">
            <text:p>-0.22471</text:p>
          </table:table-cell>
          <table:table-cell table:style-name="ce22" table:formula="of:=[.G277]*[.C277]" office:value-type="float" office:value="0.164772059568272" calcext:value-type="float">
            <text:p>0.164772059568272</text:p>
          </table:table-cell>
          <table:table-cell table:formula="of:=[.H277]-[.I277]" office:value-type="float" office:value="10" calcext:value-type="float">
            <text:p>10</text:p>
          </table:table-cell>
          <table:table-cell table:formula="of:=[.K277]/[.L277]" office:value-type="float" office:value="-1.36376276772151" calcext:value-type="float">
            <text:p>-1.36376276772151</text:p>
          </table:table-cell>
          <table:table-cell table:formula="of:=[.M277]/[.J277]" office:value-type="float" office:value="1.17647058823529" calcext:value-type="float">
            <text:p>1.17647058823529</text:p>
          </table:table-cell>
          <table:table-cell table:style-name="ce27" table:formula="of:=[.N277]/[.O277]" office:value-type="float" office:value="-1.15919835256328" calcext:value-type="float">
            <text:p>-1.15919835256328</text:p>
          </table:table-cell>
          <table:table-cell table:formula="of:=[.F277]-[.B277]" office:value-type="float" office:value="-0.1652" calcext:value-type="float">
            <text:p>-0.1652</text:p>
          </table:table-cell>
          <table:table-cell office:value-type="float" office:value="0.164772059568272" calcext:value-type="float">
            <text:p>0.164772059568272</text:p>
          </table:table-cell>
          <table:table-cell office:value-type="float" office:value="10" calcext:value-type="float">
            <text:p>10</text:p>
          </table:table-cell>
          <table:table-cell table:formula="of:=[.Q277]/[.R277]" office:value-type="float" office:value="-1.00259716624802" calcext:value-type="float">
            <text:p>-1.00259716624802</text:p>
          </table:table-cell>
          <table:table-cell table:formula="of:=[.S277]/[.J277]" office:value-type="float" office:value="1.17647058823529" calcext:value-type="float">
            <text:p>1.17647058823529</text:p>
          </table:table-cell>
          <table:table-cell table:style-name="ce27" table:formula="of:=[.T277]/[.U277]" office:value-type="float" office:value="-0.852207591310819" calcext:value-type="float">
            <text:p>-0.852207591310819</text:p>
          </table:table-cell>
        </table:table-row>
        <table:table-row table:style-name="ro1">
          <table:table-cell table:style-name="ce5" office:value-type="float" office:value="0.73777" calcext:value-type="float">
            <text:p>0.73777</text:p>
          </table:table-cell>
          <table:table-cell table:style-name="ce8" office:value-type="float" office:value="0.5848" calcext:value-type="float">
            <text:p>0.5848</text:p>
          </table:table-cell>
          <table:table-cell table:style-name="ce8" office:value-type="float" office:value="0.62088" calcext:value-type="float">
            <text:p>0.62088</text:p>
          </table:table-cell>
          <table:table-cell table:style-name="ce8" office:value-type="float" office:value="0.49633" calcext:value-type="float">
            <text:p>0.49633</text:p>
          </table:table-cell>
          <table:table-cell table:style-name="ce8" office:value-type="float" office:value="0.51028" calcext:value-type="float">
            <text:p>0.51028</text:p>
          </table:table-cell>
          <table:table-cell table:style-name="ce10" office:value-type="float" office:value="0.41748" calcext:value-type="float">
            <text:p>0.4174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8]-[.A278]" office:value-type="float" office:value="-0.22749" calcext:value-type="float">
            <text:p>-0.22749</text:p>
          </table:table-cell>
          <table:table-cell table:style-name="ce22" table:formula="of:=[.G278]*[.C278]" office:value-type="float" office:value="0.164822498098485" calcext:value-type="float">
            <text:p>0.164822498098485</text:p>
          </table:table-cell>
          <table:table-cell table:formula="of:=[.H278]-[.I278]" office:value-type="float" office:value="10" calcext:value-type="float">
            <text:p>10</text:p>
          </table:table-cell>
          <table:table-cell table:formula="of:=[.K278]/[.L278]" office:value-type="float" office:value="-1.38021206221538" calcext:value-type="float">
            <text:p>-1.38021206221538</text:p>
          </table:table-cell>
          <table:table-cell table:formula="of:=[.M278]/[.J278]" office:value-type="float" office:value="1.17647058823529" calcext:value-type="float">
            <text:p>1.17647058823529</text:p>
          </table:table-cell>
          <table:table-cell table:style-name="ce27" table:formula="of:=[.N278]/[.O278]" office:value-type="float" office:value="-1.17318025288307" calcext:value-type="float">
            <text:p>-1.17318025288307</text:p>
          </table:table-cell>
          <table:table-cell table:formula="of:=[.F278]-[.B278]" office:value-type="float" office:value="-0.16732" calcext:value-type="float">
            <text:p>-0.16732</text:p>
          </table:table-cell>
          <table:table-cell office:value-type="float" office:value="0.164822498098485" calcext:value-type="float">
            <text:p>0.164822498098485</text:p>
          </table:table-cell>
          <table:table-cell office:value-type="float" office:value="10" calcext:value-type="float">
            <text:p>10</text:p>
          </table:table-cell>
          <table:table-cell table:formula="of:=[.Q278]/[.R278]" office:value-type="float" office:value="-1.01515267594126" calcext:value-type="float">
            <text:p>-1.01515267594126</text:p>
          </table:table-cell>
          <table:table-cell table:formula="of:=[.S278]/[.J278]" office:value-type="float" office:value="1.17647058823529" calcext:value-type="float">
            <text:p>1.17647058823529</text:p>
          </table:table-cell>
          <table:table-cell table:style-name="ce27" table:formula="of:=[.T278]/[.U278]" office:value-type="float" office:value="-0.862879774550069" calcext:value-type="float">
            <text:p>-0.862879774550069</text:p>
          </table:table-cell>
        </table:table-row>
        <table:table-row table:style-name="ro1">
          <table:table-cell table:style-name="ce5" office:value-type="float" office:value="0.73923" calcext:value-type="float">
            <text:p>0.73923</text:p>
          </table:table-cell>
          <table:table-cell table:style-name="ce8" office:value-type="float" office:value="0.58692" calcext:value-type="float">
            <text:p>0.58692</text:p>
          </table:table-cell>
          <table:table-cell table:style-name="ce8" office:value-type="float" office:value="0.62091" calcext:value-type="float">
            <text:p>0.62091</text:p>
          </table:table-cell>
          <table:table-cell table:style-name="ce8" office:value-type="float" office:value="0.49735" calcext:value-type="float">
            <text:p>0.49735</text:p>
          </table:table-cell>
          <table:table-cell table:style-name="ce8" office:value-type="float" office:value="0.50894" calcext:value-type="float">
            <text:p>0.50894</text:p>
          </table:table-cell>
          <table:table-cell table:style-name="ce10" office:value-type="float" office:value="0.41748" calcext:value-type="float">
            <text:p>0.4174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9]-[.A279]" office:value-type="float" office:value="-0.23029" calcext:value-type="float">
            <text:p>-0.23029</text:p>
          </table:table-cell>
          <table:table-cell table:style-name="ce22" table:formula="of:=[.G279]*[.C279]" office:value-type="float" office:value="0.16483046207694" calcext:value-type="float">
            <text:p>0.16483046207694</text:p>
          </table:table-cell>
          <table:table-cell table:formula="of:=[.H279]-[.I279]" office:value-type="float" office:value="10" calcext:value-type="float">
            <text:p>10</text:p>
          </table:table-cell>
          <table:table-cell table:formula="of:=[.K279]/[.L279]" office:value-type="float" office:value="-1.39713252695066" calcext:value-type="float">
            <text:p>-1.39713252695066</text:p>
          </table:table-cell>
          <table:table-cell table:formula="of:=[.M279]/[.J279]" office:value-type="float" office:value="1.17647058823529" calcext:value-type="float">
            <text:p>1.17647058823529</text:p>
          </table:table-cell>
          <table:table-cell table:style-name="ce27" table:formula="of:=[.N279]/[.O279]" office:value-type="float" office:value="-1.18756264790806" calcext:value-type="float">
            <text:p>-1.18756264790806</text:p>
          </table:table-cell>
          <table:table-cell table:formula="of:=[.F279]-[.B279]" office:value-type="float" office:value="-0.16944" calcext:value-type="float">
            <text:p>-0.16944</text:p>
          </table:table-cell>
          <table:table-cell office:value-type="float" office:value="0.16483046207694" calcext:value-type="float">
            <text:p>0.16483046207694</text:p>
          </table:table-cell>
          <table:table-cell office:value-type="float" office:value="10" calcext:value-type="float">
            <text:p>10</text:p>
          </table:table-cell>
          <table:table-cell table:formula="of:=[.Q279]/[.R279]" office:value-type="float" office:value="-1.02796532791923" calcext:value-type="float">
            <text:p>-1.02796532791923</text:p>
          </table:table-cell>
          <table:table-cell table:formula="of:=[.S279]/[.J279]" office:value-type="float" office:value="1.17647058823529" calcext:value-type="float">
            <text:p>1.17647058823529</text:p>
          </table:table-cell>
          <table:table-cell table:style-name="ce27" table:formula="of:=[.T279]/[.U279]" office:value-type="float" office:value="-0.873770528731346" calcext:value-type="float">
            <text:p>-0.873770528731346</text:p>
          </table:table-cell>
        </table:table-row>
        <table:table-row table:style-name="ro1">
          <table:table-cell table:style-name="ce5" office:value-type="float" office:value="0.74066" calcext:value-type="float">
            <text:p>0.74066</text:p>
          </table:table-cell>
          <table:table-cell table:style-name="ce8" office:value-type="float" office:value="0.58902" calcext:value-type="float">
            <text:p>0.58902</text:p>
          </table:table-cell>
          <table:table-cell table:style-name="ce8" office:value-type="float" office:value="0.62092" calcext:value-type="float">
            <text:p>0.62092</text:p>
          </table:table-cell>
          <table:table-cell table:style-name="ce8" office:value-type="float" office:value="0.49841" calcext:value-type="float">
            <text:p>0.49841</text:p>
          </table:table-cell>
          <table:table-cell table:style-name="ce8" office:value-type="float" office:value="0.5077" calcext:value-type="float">
            <text:p>0.5077</text:p>
          </table:table-cell>
          <table:table-cell table:style-name="ce10" office:value-type="float" office:value="0.41763" calcext:value-type="float">
            <text:p>0.4176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0]-[.A280]" office:value-type="float" office:value="-0.23296" calcext:value-type="float">
            <text:p>-0.23296</text:p>
          </table:table-cell>
          <table:table-cell table:style-name="ce22" table:formula="of:=[.G280]*[.C280]" office:value-type="float" office:value="0.164833116736424" calcext:value-type="float">
            <text:p>0.164833116736424</text:p>
          </table:table-cell>
          <table:table-cell table:formula="of:=[.H280]-[.I280]" office:value-type="float" office:value="10" calcext:value-type="float">
            <text:p>10</text:p>
          </table:table-cell>
          <table:table-cell table:formula="of:=[.K280]/[.L280]" office:value-type="float" office:value="-1.41330822720845" calcext:value-type="float">
            <text:p>-1.41330822720845</text:p>
          </table:table-cell>
          <table:table-cell table:formula="of:=[.M280]/[.J280]" office:value-type="float" office:value="1.17647058823529" calcext:value-type="float">
            <text:p>1.17647058823529</text:p>
          </table:table-cell>
          <table:table-cell table:style-name="ce27" table:formula="of:=[.N280]/[.O280]" office:value-type="float" office:value="-1.20131199312718" calcext:value-type="float">
            <text:p>-1.20131199312718</text:p>
          </table:table-cell>
          <table:table-cell table:formula="of:=[.F280]-[.B280]" office:value-type="float" office:value="-0.17139" calcext:value-type="float">
            <text:p>-0.17139</text:p>
          </table:table-cell>
          <table:table-cell office:value-type="float" office:value="0.164833116736425" calcext:value-type="float">
            <text:p>0.164833116736425</text:p>
          </table:table-cell>
          <table:table-cell office:value-type="float" office:value="10" calcext:value-type="float">
            <text:p>10</text:p>
          </table:table-cell>
          <table:table-cell table:formula="of:=[.Q280]/[.R280]" office:value-type="float" office:value="-1.03977891939069" calcext:value-type="float">
            <text:p>-1.03977891939069</text:p>
          </table:table-cell>
          <table:table-cell table:formula="of:=[.S280]/[.J280]" office:value-type="float" office:value="1.17647058823529" calcext:value-type="float">
            <text:p>1.17647058823529</text:p>
          </table:table-cell>
          <table:table-cell table:style-name="ce27" table:formula="of:=[.T280]/[.U280]" office:value-type="float" office:value="-0.88381208148209" calcext:value-type="float">
            <text:p>-0.88381208148209</text:p>
          </table:table-cell>
        </table:table-row>
        <table:table-row table:style-name="ro1">
          <table:table-cell table:style-name="ce5" office:value-type="float" office:value="0.742" calcext:value-type="float">
            <text:p>0.742</text:p>
          </table:table-cell>
          <table:table-cell table:style-name="ce8" office:value-type="float" office:value="0.59111" calcext:value-type="float">
            <text:p>0.59111</text:p>
          </table:table-cell>
          <table:table-cell table:style-name="ce8" office:value-type="float" office:value="0.62084" calcext:value-type="float">
            <text:p>0.62084</text:p>
          </table:table-cell>
          <table:table-cell table:style-name="ce8" office:value-type="float" office:value="0.4995" calcext:value-type="float">
            <text:p>0.4995</text:p>
          </table:table-cell>
          <table:table-cell table:style-name="ce8" office:value-type="float" office:value="0.50629" calcext:value-type="float">
            <text:p>0.50629</text:p>
          </table:table-cell>
          <table:table-cell table:style-name="ce10" office:value-type="float" office:value="0.41784" calcext:value-type="float">
            <text:p>0.4178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1]-[.A281]" office:value-type="float" office:value="-0.23571" calcext:value-type="float">
            <text:p>-0.23571</text:p>
          </table:table-cell>
          <table:table-cell table:style-name="ce22" table:formula="of:=[.G281]*[.C281]" office:value-type="float" office:value="0.164811879460545" calcext:value-type="float">
            <text:p>0.164811879460545</text:p>
          </table:table-cell>
          <table:table-cell table:formula="of:=[.H281]-[.I281]" office:value-type="float" office:value="10" calcext:value-type="float">
            <text:p>10</text:p>
          </table:table-cell>
          <table:table-cell table:formula="of:=[.K281]/[.L281]" office:value-type="float" office:value="-1.43017603325388" calcext:value-type="float">
            <text:p>-1.43017603325388</text:p>
          </table:table-cell>
          <table:table-cell table:formula="of:=[.M281]/[.J281]" office:value-type="float" office:value="1.17647058823529" calcext:value-type="float">
            <text:p>1.17647058823529</text:p>
          </table:table-cell>
          <table:table-cell table:style-name="ce27" table:formula="of:=[.N281]/[.O281]" office:value-type="float" office:value="-1.2156496282658" calcext:value-type="float">
            <text:p>-1.2156496282658</text:p>
          </table:table-cell>
          <table:table-cell table:formula="of:=[.F281]-[.B281]" office:value-type="float" office:value="-0.17327" calcext:value-type="float">
            <text:p>-0.17327</text:p>
          </table:table-cell>
          <table:table-cell office:value-type="float" office:value="0.164811879460546" calcext:value-type="float">
            <text:p>0.164811879460546</text:p>
          </table:table-cell>
          <table:table-cell office:value-type="float" office:value="10" calcext:value-type="float">
            <text:p>10</text:p>
          </table:table-cell>
          <table:table-cell table:formula="of:=[.Q281]/[.R281]" office:value-type="float" office:value="-1.05131984761741" calcext:value-type="float">
            <text:p>-1.05131984761741</text:p>
          </table:table-cell>
          <table:table-cell table:formula="of:=[.S281]/[.J281]" office:value-type="float" office:value="1.17647058823529" calcext:value-type="float">
            <text:p>1.17647058823529</text:p>
          </table:table-cell>
          <table:table-cell table:style-name="ce27" table:formula="of:=[.T281]/[.U281]" office:value-type="float" office:value="-0.893621870474797" calcext:value-type="float">
            <text:p>-0.893621870474797</text:p>
          </table:table-cell>
        </table:table-row>
        <table:table-row table:style-name="ro1">
          <table:table-cell table:style-name="ce5" office:value-type="float" office:value="0.74322" calcext:value-type="float">
            <text:p>0.74322</text:p>
          </table:table-cell>
          <table:table-cell table:style-name="ce8" office:value-type="float" office:value="0.59318" calcext:value-type="float">
            <text:p>0.59318</text:p>
          </table:table-cell>
          <table:table-cell table:style-name="ce8" office:value-type="float" office:value="0.62061" calcext:value-type="float">
            <text:p>0.62061</text:p>
          </table:table-cell>
          <table:table-cell table:style-name="ce8" office:value-type="float" office:value="0.50057" calcext:value-type="float">
            <text:p>0.50057</text:p>
          </table:table-cell>
          <table:table-cell table:style-name="ce8" office:value-type="float" office:value="0.50467" calcext:value-type="float">
            <text:p>0.50467</text:p>
          </table:table-cell>
          <table:table-cell table:style-name="ce10" office:value-type="float" office:value="0.41804" calcext:value-type="float">
            <text:p>0.4180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2]-[.A282]" office:value-type="float" office:value="-0.23855" calcext:value-type="float">
            <text:p>-0.23855</text:p>
          </table:table-cell>
          <table:table-cell table:style-name="ce22" table:formula="of:=[.G282]*[.C282]" office:value-type="float" office:value="0.164750822292393" calcext:value-type="float">
            <text:p>0.164750822292393</text:p>
          </table:table-cell>
          <table:table-cell table:formula="of:=[.H282]-[.I282]" office:value-type="float" office:value="10" calcext:value-type="float">
            <text:p>10</text:p>
          </table:table-cell>
          <table:table-cell table:formula="of:=[.K282]/[.L282]" office:value-type="float" office:value="-1.4479442146676" calcext:value-type="float">
            <text:p>-1.4479442146676</text:p>
          </table:table-cell>
          <table:table-cell table:formula="of:=[.M282]/[.J282]" office:value-type="float" office:value="1.17647058823529" calcext:value-type="float">
            <text:p>1.17647058823529</text:p>
          </table:table-cell>
          <table:table-cell table:style-name="ce27" table:formula="of:=[.N282]/[.O282]" office:value-type="float" office:value="-1.23075258246746" calcext:value-type="float">
            <text:p>-1.23075258246746</text:p>
          </table:table-cell>
          <table:table-cell table:formula="of:=[.F282]-[.B282]" office:value-type="float" office:value="-0.17514" calcext:value-type="float">
            <text:p>-0.17514</text:p>
          </table:table-cell>
          <table:table-cell office:value-type="float" office:value="0.164750822292393" calcext:value-type="float">
            <text:p>0.164750822292393</text:p>
          </table:table-cell>
          <table:table-cell office:value-type="float" office:value="10" calcext:value-type="float">
            <text:p>10</text:p>
          </table:table-cell>
          <table:table-cell table:formula="of:=[.Q282]/[.R282]" office:value-type="float" office:value="-1.06305994448494" calcext:value-type="float">
            <text:p>-1.06305994448494</text:p>
          </table:table-cell>
          <table:table-cell table:formula="of:=[.S282]/[.J282]" office:value-type="float" office:value="1.17647058823529" calcext:value-type="float">
            <text:p>1.17647058823529</text:p>
          </table:table-cell>
          <table:table-cell table:style-name="ce27" table:formula="of:=[.T282]/[.U282]" office:value-type="float" office:value="-0.903600952812201" calcext:value-type="float">
            <text:p>-0.903600952812201</text:p>
          </table:table-cell>
        </table:table-row>
        <table:table-row table:style-name="ro1">
          <table:table-cell table:style-name="ce5" office:value-type="float" office:value="0.74431" calcext:value-type="float">
            <text:p>0.74431</text:p>
          </table:table-cell>
          <table:table-cell table:style-name="ce8" office:value-type="float" office:value="0.59514" calcext:value-type="float">
            <text:p>0.59514</text:p>
          </table:table-cell>
          <table:table-cell table:style-name="ce8" office:value-type="float" office:value="0.62022" calcext:value-type="float">
            <text:p>0.62022</text:p>
          </table:table-cell>
          <table:table-cell table:style-name="ce8" office:value-type="float" office:value="0.50148" calcext:value-type="float">
            <text:p>0.50148</text:p>
          </table:table-cell>
          <table:table-cell table:style-name="ce8" office:value-type="float" office:value="0.50288" calcext:value-type="float">
            <text:p>0.50288</text:p>
          </table:table-cell>
          <table:table-cell table:style-name="ce10" office:value-type="float" office:value="0.41799" calcext:value-type="float">
            <text:p>0.4179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3]-[.A283]" office:value-type="float" office:value="-0.24143" calcext:value-type="float">
            <text:p>-0.24143</text:p>
          </table:table-cell>
          <table:table-cell table:style-name="ce22" table:formula="of:=[.G283]*[.C283]" office:value-type="float" office:value="0.164647290572481" calcext:value-type="float">
            <text:p>0.164647290572481</text:p>
          </table:table-cell>
          <table:table-cell table:formula="of:=[.H283]-[.I283]" office:value-type="float" office:value="10" calcext:value-type="float">
            <text:p>10</text:p>
          </table:table-cell>
          <table:table-cell table:formula="of:=[.K283]/[.L283]" office:value-type="float" office:value="-1.46634663200678" calcext:value-type="float">
            <text:p>-1.46634663200678</text:p>
          </table:table-cell>
          <table:table-cell table:formula="of:=[.M283]/[.J283]" office:value-type="float" office:value="1.17647058823529" calcext:value-type="float">
            <text:p>1.17647058823529</text:p>
          </table:table-cell>
          <table:table-cell table:style-name="ce27" table:formula="of:=[.N283]/[.O283]" office:value-type="float" office:value="-1.24639463720576" calcext:value-type="float">
            <text:p>-1.24639463720576</text:p>
          </table:table-cell>
          <table:table-cell table:formula="of:=[.F283]-[.B283]" office:value-type="float" office:value="-0.17715" calcext:value-type="float">
            <text:p>-0.17715</text:p>
          </table:table-cell>
          <table:table-cell office:value-type="float" office:value="0.164647290572482" calcext:value-type="float">
            <text:p>0.164647290572482</text:p>
          </table:table-cell>
          <table:table-cell office:value-type="float" office:value="10" calcext:value-type="float">
            <text:p>10</text:p>
          </table:table-cell>
          <table:table-cell table:formula="of:=[.Q283]/[.R283]" office:value-type="float" office:value="-1.07593632050698" calcext:value-type="float">
            <text:p>-1.07593632050698</text:p>
          </table:table-cell>
          <table:table-cell table:formula="of:=[.S283]/[.J283]" office:value-type="float" office:value="1.17647058823529" calcext:value-type="float">
            <text:p>1.17647058823529</text:p>
          </table:table-cell>
          <table:table-cell table:style-name="ce27" table:formula="of:=[.T283]/[.U283]" office:value-type="float" office:value="-0.914545872430934" calcext:value-type="float">
            <text:p>-0.914545872430934</text:p>
          </table:table-cell>
        </table:table-row>
        <table:table-row table:style-name="ro1">
          <table:table-cell table:style-name="ce5" office:value-type="float" office:value="0.74537" calcext:value-type="float">
            <text:p>0.74537</text:p>
          </table:table-cell>
          <table:table-cell table:style-name="ce8" office:value-type="float" office:value="0.59701" calcext:value-type="float">
            <text:p>0.59701</text:p>
          </table:table-cell>
          <table:table-cell table:style-name="ce8" office:value-type="float" office:value="0.61983" calcext:value-type="float">
            <text:p>0.61983</text:p>
          </table:table-cell>
          <table:table-cell table:style-name="ce8" office:value-type="float" office:value="0.50229" calcext:value-type="float">
            <text:p>0.50229</text:p>
          </table:table-cell>
          <table:table-cell table:style-name="ce8" office:value-type="float" office:value="0.50117" calcext:value-type="float">
            <text:p>0.50117</text:p>
          </table:table-cell>
          <table:table-cell table:style-name="ce10" office:value-type="float" office:value="0.41782" calcext:value-type="float">
            <text:p>0.4178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4]-[.A284]" office:value-type="float" office:value="-0.2442" calcext:value-type="float">
            <text:p>-0.2442</text:p>
          </table:table-cell>
          <table:table-cell table:style-name="ce22" table:formula="of:=[.G284]*[.C284]" office:value-type="float" office:value="0.16454375885257" calcext:value-type="float">
            <text:p>0.16454375885257</text:p>
          </table:table-cell>
          <table:table-cell table:formula="of:=[.H284]-[.I284]" office:value-type="float" office:value="10" calcext:value-type="float">
            <text:p>10</text:p>
          </table:table-cell>
          <table:table-cell table:formula="of:=[.K284]/[.L284]" office:value-type="float" office:value="-1.48410369194739" calcext:value-type="float">
            <text:p>-1.48410369194739</text:p>
          </table:table-cell>
          <table:table-cell table:formula="of:=[.M284]/[.J284]" office:value-type="float" office:value="1.17647058823529" calcext:value-type="float">
            <text:p>1.17647058823529</text:p>
          </table:table-cell>
          <table:table-cell table:style-name="ce27" table:formula="of:=[.N284]/[.O284]" office:value-type="float" office:value="-1.26148813815528" calcext:value-type="float">
            <text:p>-1.26148813815528</text:p>
          </table:table-cell>
          <table:table-cell table:formula="of:=[.F284]-[.B284]" office:value-type="float" office:value="-0.17919" calcext:value-type="float">
            <text:p>-0.17919</text:p>
          </table:table-cell>
          <table:table-cell office:value-type="float" office:value="0.164543758852571" calcext:value-type="float">
            <text:p>0.164543758852571</text:p>
          </table:table-cell>
          <table:table-cell office:value-type="float" office:value="10" calcext:value-type="float">
            <text:p>10</text:p>
          </table:table-cell>
          <table:table-cell table:formula="of:=[.Q284]/[.R284]" office:value-type="float" office:value="-1.08901122260463" calcext:value-type="float">
            <text:p>-1.08901122260463</text:p>
          </table:table-cell>
          <table:table-cell table:formula="of:=[.S284]/[.J284]" office:value-type="float" office:value="1.17647058823529" calcext:value-type="float">
            <text:p>1.17647058823529</text:p>
          </table:table-cell>
          <table:table-cell table:style-name="ce27" table:formula="of:=[.T284]/[.U284]" office:value-type="float" office:value="-0.925659539213937" calcext:value-type="float">
            <text:p>-0.925659539213937</text:p>
          </table:table-cell>
        </table:table-row>
        <table:table-row table:style-name="ro1">
          <table:table-cell table:style-name="ce5" office:value-type="float" office:value="0.74644" calcext:value-type="float">
            <text:p>0.74644</text:p>
          </table:table-cell>
          <table:table-cell table:style-name="ce8" office:value-type="float" office:value="0.59884" calcext:value-type="float">
            <text:p>0.59884</text:p>
          </table:table-cell>
          <table:table-cell table:style-name="ce8" office:value-type="float" office:value="0.6195" calcext:value-type="float">
            <text:p>0.6195</text:p>
          </table:table-cell>
          <table:table-cell table:style-name="ce8" office:value-type="float" office:value="0.50307" calcext:value-type="float">
            <text:p>0.50307</text:p>
          </table:table-cell>
          <table:table-cell table:style-name="ce8" office:value-type="float" office:value="0.49963" calcext:value-type="float">
            <text:p>0.49963</text:p>
          </table:table-cell>
          <table:table-cell table:style-name="ce10" office:value-type="float" office:value="0.41769" calcext:value-type="float">
            <text:p>0.4176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5]-[.A285]" office:value-type="float" office:value="-0.24681" calcext:value-type="float">
            <text:p>-0.24681</text:p>
          </table:table-cell>
          <table:table-cell table:style-name="ce22" table:formula="of:=[.G285]*[.C285]" office:value-type="float" office:value="0.164456155089569" calcext:value-type="float">
            <text:p>0.164456155089569</text:p>
          </table:table-cell>
          <table:table-cell table:formula="of:=[.H285]-[.I285]" office:value-type="float" office:value="10" calcext:value-type="float">
            <text:p>10</text:p>
          </table:table-cell>
          <table:table-cell table:formula="of:=[.K285]/[.L285]" office:value-type="float" office:value="-1.50076474708763" calcext:value-type="float">
            <text:p>-1.50076474708763</text:p>
          </table:table-cell>
          <table:table-cell table:formula="of:=[.M285]/[.J285]" office:value-type="float" office:value="1.17647058823529" calcext:value-type="float">
            <text:p>1.17647058823529</text:p>
          </table:table-cell>
          <table:table-cell table:style-name="ce27" table:formula="of:=[.N285]/[.O285]" office:value-type="float" office:value="-1.27565003502448" calcext:value-type="float">
            <text:p>-1.27565003502448</text:p>
          </table:table-cell>
          <table:table-cell table:formula="of:=[.F285]-[.B285]" office:value-type="float" office:value="-0.18115" calcext:value-type="float">
            <text:p>-0.18115</text:p>
          </table:table-cell>
          <table:table-cell office:value-type="float" office:value="0.164456155089569" calcext:value-type="float">
            <text:p>0.164456155089569</text:p>
          </table:table-cell>
          <table:table-cell office:value-type="float" office:value="10" calcext:value-type="float">
            <text:p>10</text:p>
          </table:table-cell>
          <table:table-cell table:formula="of:=[.Q285]/[.R285]" office:value-type="float" office:value="-1.1015093956279" calcext:value-type="float">
            <text:p>-1.1015093956279</text:p>
          </table:table-cell>
          <table:table-cell table:formula="of:=[.S285]/[.J285]" office:value-type="float" office:value="1.17647058823529" calcext:value-type="float">
            <text:p>1.17647058823529</text:p>
          </table:table-cell>
          <table:table-cell table:style-name="ce27" table:formula="of:=[.T285]/[.U285]" office:value-type="float" office:value="-0.936282986283718" calcext:value-type="float">
            <text:p>-0.936282986283718</text:p>
          </table:table-cell>
        </table:table-row>
        <table:table-row table:style-name="ro1">
          <table:table-cell table:style-name="ce5" office:value-type="float" office:value="0.74754" calcext:value-type="float">
            <text:p>0.74754</text:p>
          </table:table-cell>
          <table:table-cell table:style-name="ce8" office:value-type="float" office:value="0.60069" calcext:value-type="float">
            <text:p>0.60069</text:p>
          </table:table-cell>
          <table:table-cell table:style-name="ce8" office:value-type="float" office:value="0.61924" calcext:value-type="float">
            <text:p>0.61924</text:p>
          </table:table-cell>
          <table:table-cell table:style-name="ce8" office:value-type="float" office:value="0.50392" calcext:value-type="float">
            <text:p>0.50392</text:p>
          </table:table-cell>
          <table:table-cell table:style-name="ce8" office:value-type="float" office:value="0.49827" calcext:value-type="float">
            <text:p>0.49827</text:p>
          </table:table-cell>
          <table:table-cell table:style-name="ce10" office:value-type="float" office:value="0.41772" calcext:value-type="float">
            <text:p>0.4177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6]-[.A286]" office:value-type="float" office:value="-0.24927" calcext:value-type="float">
            <text:p>-0.24927</text:p>
          </table:table-cell>
          <table:table-cell table:style-name="ce22" table:formula="of:=[.G286]*[.C286]" office:value-type="float" office:value="0.164387133942961" calcext:value-type="float">
            <text:p>0.164387133942961</text:p>
          </table:table-cell>
          <table:table-cell table:formula="of:=[.H286]-[.I286]" office:value-type="float" office:value="10" calcext:value-type="float">
            <text:p>10</text:p>
          </table:table-cell>
          <table:table-cell table:formula="of:=[.K286]/[.L286]" office:value-type="float" office:value="-1.5163595472532" calcext:value-type="float">
            <text:p>-1.5163595472532</text:p>
          </table:table-cell>
          <table:table-cell table:formula="of:=[.M286]/[.J286]" office:value-type="float" office:value="1.17647058823529" calcext:value-type="float">
            <text:p>1.17647058823529</text:p>
          </table:table-cell>
          <table:table-cell table:style-name="ce27" table:formula="of:=[.N286]/[.O286]" office:value-type="float" office:value="-1.28890561516522" calcext:value-type="float">
            <text:p>-1.28890561516522</text:p>
          </table:table-cell>
          <table:table-cell table:formula="of:=[.F286]-[.B286]" office:value-type="float" office:value="-0.18297" calcext:value-type="float">
            <text:p>-0.18297</text:p>
          </table:table-cell>
          <table:table-cell office:value-type="float" office:value="0.164387133942962" calcext:value-type="float">
            <text:p>0.164387133942962</text:p>
          </table:table-cell>
          <table:table-cell office:value-type="float" office:value="10" calcext:value-type="float">
            <text:p>10</text:p>
          </table:table-cell>
          <table:table-cell table:formula="of:=[.Q286]/[.R286]" office:value-type="float" office:value="-1.11304331191446" calcext:value-type="float">
            <text:p>-1.11304331191446</text:p>
          </table:table-cell>
          <table:table-cell table:formula="of:=[.S286]/[.J286]" office:value-type="float" office:value="1.17647058823529" calcext:value-type="float">
            <text:p>1.17647058823529</text:p>
          </table:table-cell>
          <table:table-cell table:style-name="ce27" table:formula="of:=[.T286]/[.U286]" office:value-type="float" office:value="-0.946086815127289" calcext:value-type="float">
            <text:p>-0.946086815127289</text:p>
          </table:table-cell>
        </table:table-row>
        <table:table-row table:style-name="ro1">
          <table:table-cell table:style-name="ce5" office:value-type="float" office:value="0.74872" calcext:value-type="float">
            <text:p>0.74872</text:p>
          </table:table-cell>
          <table:table-cell table:style-name="ce8" office:value-type="float" office:value="0.60256" calcext:value-type="float">
            <text:p>0.60256</text:p>
          </table:table-cell>
          <table:table-cell table:style-name="ce8" office:value-type="float" office:value="0.61914" calcext:value-type="float">
            <text:p>0.61914</text:p>
          </table:table-cell>
          <table:table-cell table:style-name="ce8" office:value-type="float" office:value="0.50485" calcext:value-type="float">
            <text:p>0.50485</text:p>
          </table:table-cell>
          <table:table-cell table:style-name="ce8" office:value-type="float" office:value="0.49726" calcext:value-type="float">
            <text:p>0.49726</text:p>
          </table:table-cell>
          <table:table-cell table:style-name="ce10" office:value-type="float" office:value="0.41789" calcext:value-type="float">
            <text:p>0.4178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7]-[.A287]" office:value-type="float" office:value="-0.25146" calcext:value-type="float">
            <text:p>-0.25146</text:p>
          </table:table-cell>
          <table:table-cell table:style-name="ce22" table:formula="of:=[.G287]*[.C287]" office:value-type="float" office:value="0.164360587348112" calcext:value-type="float">
            <text:p>0.164360587348112</text:p>
          </table:table-cell>
          <table:table-cell table:formula="of:=[.H287]-[.I287]" office:value-type="float" office:value="10" calcext:value-type="float">
            <text:p>10</text:p>
          </table:table-cell>
          <table:table-cell table:formula="of:=[.K287]/[.L287]" office:value-type="float" office:value="-1.52992882330977" calcext:value-type="float">
            <text:p>-1.52992882330977</text:p>
          </table:table-cell>
          <table:table-cell table:formula="of:=[.M287]/[.J287]" office:value-type="float" office:value="1.17647058823529" calcext:value-type="float">
            <text:p>1.17647058823529</text:p>
          </table:table-cell>
          <table:table-cell table:style-name="ce27" table:formula="of:=[.N287]/[.O287]" office:value-type="float" office:value="-1.3004394998133" calcext:value-type="float">
            <text:p>-1.3004394998133</text:p>
          </table:table-cell>
          <table:table-cell table:formula="of:=[.F287]-[.B287]" office:value-type="float" office:value="-0.18467" calcext:value-type="float">
            <text:p>-0.18467</text:p>
          </table:table-cell>
          <table:table-cell office:value-type="float" office:value="0.164360587348113" calcext:value-type="float">
            <text:p>0.164360587348113</text:p>
          </table:table-cell>
          <table:table-cell office:value-type="float" office:value="10" calcext:value-type="float">
            <text:p>10</text:p>
          </table:table-cell>
          <table:table-cell table:formula="of:=[.Q287]/[.R287]" office:value-type="float" office:value="-1.12356619661423" calcext:value-type="float">
            <text:p>-1.12356619661423</text:p>
          </table:table-cell>
          <table:table-cell table:formula="of:=[.S287]/[.J287]" office:value-type="float" office:value="1.17647058823529" calcext:value-type="float">
            <text:p>1.17647058823529</text:p>
          </table:table-cell>
          <table:table-cell table:style-name="ce27" table:formula="of:=[.T287]/[.U287]" office:value-type="float" office:value="-0.955031267122094" calcext:value-type="float">
            <text:p>-0.955031267122094</text:p>
          </table:table-cell>
        </table:table-row>
        <table:table-row table:style-name="ro1">
          <table:table-cell table:style-name="ce5" office:value-type="float" office:value="0.75003" calcext:value-type="float">
            <text:p>0.75003</text:p>
          </table:table-cell>
          <table:table-cell table:style-name="ce8" office:value-type="float" office:value="0.60451" calcext:value-type="float">
            <text:p>0.60451</text:p>
          </table:table-cell>
          <table:table-cell table:style-name="ce8" office:value-type="float" office:value="0.61928" calcext:value-type="float">
            <text:p>0.61928</text:p>
          </table:table-cell>
          <table:table-cell table:style-name="ce8" office:value-type="float" office:value="0.50594" calcext:value-type="float">
            <text:p>0.50594</text:p>
          </table:table-cell>
          <table:table-cell table:style-name="ce8" office:value-type="float" office:value="0.49672" calcext:value-type="float">
            <text:p>0.49672</text:p>
          </table:table-cell>
          <table:table-cell table:style-name="ce10" office:value-type="float" office:value="0.4184" calcext:value-type="float">
            <text:p>0.418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8]-[.A288]" office:value-type="float" office:value="-0.25331" calcext:value-type="float">
            <text:p>-0.25331</text:p>
          </table:table-cell>
          <table:table-cell table:style-name="ce22" table:formula="of:=[.G288]*[.C288]" office:value-type="float" office:value="0.164397752580901" calcext:value-type="float">
            <text:p>0.164397752580901</text:p>
          </table:table-cell>
          <table:table-cell table:formula="of:=[.H288]-[.I288]" office:value-type="float" office:value="10" calcext:value-type="float">
            <text:p>10</text:p>
          </table:table-cell>
          <table:table-cell table:formula="of:=[.K288]/[.L288]" office:value-type="float" office:value="-1.54083614905468" calcext:value-type="float">
            <text:p>-1.54083614905468</text:p>
          </table:table-cell>
          <table:table-cell table:formula="of:=[.M288]/[.J288]" office:value-type="float" office:value="1.17647058823529" calcext:value-type="float">
            <text:p>1.17647058823529</text:p>
          </table:table-cell>
          <table:table-cell table:style-name="ce27" table:formula="of:=[.N288]/[.O288]" office:value-type="float" office:value="-1.30971072669648" calcext:value-type="float">
            <text:p>-1.30971072669648</text:p>
          </table:table-cell>
          <table:table-cell table:formula="of:=[.F288]-[.B288]" office:value-type="float" office:value="-0.18611" calcext:value-type="float">
            <text:p>-0.18611</text:p>
          </table:table-cell>
          <table:table-cell office:value-type="float" office:value="0.164397752580901" calcext:value-type="float">
            <text:p>0.164397752580901</text:p>
          </table:table-cell>
          <table:table-cell office:value-type="float" office:value="10" calcext:value-type="float">
            <text:p>10</text:p>
          </table:table-cell>
          <table:table-cell table:formula="of:=[.Q288]/[.R288]" office:value-type="float" office:value="-1.1320714369767" calcext:value-type="float">
            <text:p>-1.1320714369767</text:p>
          </table:table-cell>
          <table:table-cell table:formula="of:=[.S288]/[.J288]" office:value-type="float" office:value="1.17647058823529" calcext:value-type="float">
            <text:p>1.17647058823529</text:p>
          </table:table-cell>
          <table:table-cell table:style-name="ce27" table:formula="of:=[.T288]/[.U288]" office:value-type="float" office:value="-0.962260721430192" calcext:value-type="float">
            <text:p>-0.962260721430192</text:p>
          </table:table-cell>
        </table:table-row>
        <table:table-row table:style-name="ro1">
          <table:table-cell table:style-name="ce5" office:value-type="float" office:value="0.75144" calcext:value-type="float">
            <text:p>0.75144</text:p>
          </table:table-cell>
          <table:table-cell table:style-name="ce8" office:value-type="float" office:value="0.6066" calcext:value-type="float">
            <text:p>0.6066</text:p>
          </table:table-cell>
          <table:table-cell table:style-name="ce8" office:value-type="float" office:value="0.61955" calcext:value-type="float">
            <text:p>0.61955</text:p>
          </table:table-cell>
          <table:table-cell table:style-name="ce8" office:value-type="float" office:value="0.5073" calcext:value-type="float">
            <text:p>0.5073</text:p>
          </table:table-cell>
          <table:table-cell table:style-name="ce8" office:value-type="float" office:value="0.49635" calcext:value-type="float">
            <text:p>0.49635</text:p>
          </table:table-cell>
          <table:table-cell table:style-name="ce10" office:value-type="float" office:value="0.41932" calcext:value-type="float">
            <text:p>0.4193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9]-[.A289]" office:value-type="float" office:value="-0.25509" calcext:value-type="float">
            <text:p>-0.25509</text:p>
          </table:table-cell>
          <table:table-cell table:style-name="ce22" table:formula="of:=[.G289]*[.C289]" office:value-type="float" office:value="0.164469428386993" calcext:value-type="float">
            <text:p>0.164469428386993</text:p>
          </table:table-cell>
          <table:table-cell table:formula="of:=[.H289]-[.I289]" office:value-type="float" office:value="10" calcext:value-type="float">
            <text:p>10</text:p>
          </table:table-cell>
          <table:table-cell table:formula="of:=[.K289]/[.L289]" office:value-type="float" office:value="-1.55098733242861" calcext:value-type="float">
            <text:p>-1.55098733242861</text:p>
          </table:table-cell>
          <table:table-cell table:formula="of:=[.M289]/[.J289]" office:value-type="float" office:value="1.17647058823529" calcext:value-type="float">
            <text:p>1.17647058823529</text:p>
          </table:table-cell>
          <table:table-cell table:style-name="ce27" table:formula="of:=[.N289]/[.O289]" office:value-type="float" office:value="-1.31833923256431" calcext:value-type="float">
            <text:p>-1.31833923256431</text:p>
          </table:table-cell>
          <table:table-cell table:formula="of:=[.F289]-[.B289]" office:value-type="float" office:value="-0.18728" calcext:value-type="float">
            <text:p>-0.18728</text:p>
          </table:table-cell>
          <table:table-cell office:value-type="float" office:value="0.164469428386993" calcext:value-type="float">
            <text:p>0.164469428386993</text:p>
          </table:table-cell>
          <table:table-cell office:value-type="float" office:value="10" calcext:value-type="float">
            <text:p>10</text:p>
          </table:table-cell>
          <table:table-cell table:formula="of:=[.Q289]/[.R289]" office:value-type="float" office:value="-1.13869186411553" calcext:value-type="float">
            <text:p>-1.13869186411553</text:p>
          </table:table-cell>
          <table:table-cell table:formula="of:=[.S289]/[.J289]" office:value-type="float" office:value="1.17647058823529" calcext:value-type="float">
            <text:p>1.17647058823529</text:p>
          </table:table-cell>
          <table:table-cell table:style-name="ce27" table:formula="of:=[.T289]/[.U289]" office:value-type="float" office:value="-0.967888084498197" calcext:value-type="float">
            <text:p>-0.967888084498197</text:p>
          </table:table-cell>
        </table:table-row>
        <table:table-row table:style-name="ro1">
          <table:table-cell table:style-name="ce5" office:value-type="float" office:value="0.75277" calcext:value-type="float">
            <text:p>0.75277</text:p>
          </table:table-cell>
          <table:table-cell table:style-name="ce8" office:value-type="float" office:value="0.60872" calcext:value-type="float">
            <text:p>0.60872</text:p>
          </table:table-cell>
          <table:table-cell table:style-name="ce8" office:value-type="float" office:value="0.61969" calcext:value-type="float">
            <text:p>0.61969</text:p>
          </table:table-cell>
          <table:table-cell table:style-name="ce8" office:value-type="float" office:value="0.50864" calcext:value-type="float">
            <text:p>0.50864</text:p>
          </table:table-cell>
          <table:table-cell table:style-name="ce8" office:value-type="float" office:value="0.49558" calcext:value-type="float">
            <text:p>0.49558</text:p>
          </table:table-cell>
          <table:table-cell table:style-name="ce10" office:value-type="float" office:value="0.42008" calcext:value-type="float">
            <text:p>0.4200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0]-[.A290]" office:value-type="float" office:value="-0.25719" calcext:value-type="float">
            <text:p>-0.25719</text:p>
          </table:table-cell>
          <table:table-cell table:style-name="ce22" table:formula="of:=[.G290]*[.C290]" office:value-type="float" office:value="0.164506593619782" calcext:value-type="float">
            <text:p>0.164506593619782</text:p>
          </table:table-cell>
          <table:table-cell table:formula="of:=[.H290]-[.I290]" office:value-type="float" office:value="10" calcext:value-type="float">
            <text:p>10</text:p>
          </table:table-cell>
          <table:table-cell table:formula="of:=[.K290]/[.L290]" office:value-type="float" office:value="-1.56340238005556" calcext:value-type="float">
            <text:p>-1.56340238005556</text:p>
          </table:table-cell>
          <table:table-cell table:formula="of:=[.M290]/[.J290]" office:value-type="float" office:value="1.17647058823529" calcext:value-type="float">
            <text:p>1.17647058823529</text:p>
          </table:table-cell>
          <table:table-cell table:style-name="ce27" table:formula="of:=[.N290]/[.O290]" office:value-type="float" office:value="-1.32889202304723" calcext:value-type="float">
            <text:p>-1.32889202304723</text:p>
          </table:table-cell>
          <table:table-cell table:formula="of:=[.F290]-[.B290]" office:value-type="float" office:value="-0.18864" calcext:value-type="float">
            <text:p>-0.18864</text:p>
          </table:table-cell>
          <table:table-cell office:value-type="float" office:value="0.164506593619782" calcext:value-type="float">
            <text:p>0.164506593619782</text:p>
          </table:table-cell>
          <table:table-cell office:value-type="float" office:value="10" calcext:value-type="float">
            <text:p>10</text:p>
          </table:table-cell>
          <table:table-cell table:formula="of:=[.Q290]/[.R290]" office:value-type="float" office:value="-1.14670175735324" calcext:value-type="float">
            <text:p>-1.14670175735324</text:p>
          </table:table-cell>
          <table:table-cell table:formula="of:=[.S290]/[.J290]" office:value-type="float" office:value="1.17647058823529" calcext:value-type="float">
            <text:p>1.17647058823529</text:p>
          </table:table-cell>
          <table:table-cell table:style-name="ce27" table:formula="of:=[.T290]/[.U290]" office:value-type="float" office:value="-0.974696493750258" calcext:value-type="float">
            <text:p>-0.974696493750258</text:p>
          </table:table-cell>
        </table:table-row>
        <table:table-row table:style-name="ro1">
          <table:table-cell table:style-name="ce5" office:value-type="float" office:value="0.754" calcext:value-type="float">
            <text:p>0.754</text:p>
          </table:table-cell>
          <table:table-cell table:style-name="ce8" office:value-type="float" office:value="0.61081" calcext:value-type="float">
            <text:p>0.61081</text:p>
          </table:table-cell>
          <table:table-cell table:style-name="ce8" office:value-type="float" office:value="0.61967" calcext:value-type="float">
            <text:p>0.61967</text:p>
          </table:table-cell>
          <table:table-cell table:style-name="ce8" office:value-type="float" office:value="0.50993" calcext:value-type="float">
            <text:p>0.50993</text:p>
          </table:table-cell>
          <table:table-cell table:style-name="ce8" office:value-type="float" office:value="0.49458" calcext:value-type="float">
            <text:p>0.49458</text:p>
          </table:table-cell>
          <table:table-cell table:style-name="ce10" office:value-type="float" office:value="0.42075" calcext:value-type="float">
            <text:p>0.4207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1]-[.A291]" office:value-type="float" office:value="-0.25942" calcext:value-type="float">
            <text:p>-0.25942</text:p>
          </table:table-cell>
          <table:table-cell table:style-name="ce22" table:formula="of:=[.G291]*[.C291]" office:value-type="float" office:value="0.164501284300812" calcext:value-type="float">
            <text:p>0.164501284300812</text:p>
          </table:table-cell>
          <table:table-cell table:formula="of:=[.H291]-[.I291]" office:value-type="float" office:value="10" calcext:value-type="float">
            <text:p>10</text:p>
          </table:table-cell>
          <table:table-cell table:formula="of:=[.K291]/[.L291]" office:value-type="float" office:value="-1.57700896441402" calcext:value-type="float">
            <text:p>-1.57700896441402</text:p>
          </table:table-cell>
          <table:table-cell table:formula="of:=[.M291]/[.J291]" office:value-type="float" office:value="1.17647058823529" calcext:value-type="float">
            <text:p>1.17647058823529</text:p>
          </table:table-cell>
          <table:table-cell table:style-name="ce27" table:formula="of:=[.N291]/[.O291]" office:value-type="float" office:value="-1.34045761975192" calcext:value-type="float">
            <text:p>-1.34045761975192</text:p>
          </table:table-cell>
          <table:table-cell table:formula="of:=[.F291]-[.B291]" office:value-type="float" office:value="-0.19006" calcext:value-type="float">
            <text:p>-0.19006</text:p>
          </table:table-cell>
          <table:table-cell office:value-type="float" office:value="0.164501284300812" calcext:value-type="float">
            <text:p>0.164501284300812</text:p>
          </table:table-cell>
          <table:table-cell office:value-type="float" office:value="10" calcext:value-type="float">
            <text:p>10</text:p>
          </table:table-cell>
          <table:table-cell table:formula="of:=[.Q291]/[.R291]" office:value-type="float" office:value="-1.15537091888262" calcext:value-type="float">
            <text:p>-1.15537091888262</text:p>
          </table:table-cell>
          <table:table-cell table:formula="of:=[.S291]/[.J291]" office:value-type="float" office:value="1.17647058823529" calcext:value-type="float">
            <text:p>1.17647058823529</text:p>
          </table:table-cell>
          <table:table-cell table:style-name="ce27" table:formula="of:=[.T291]/[.U291]" office:value-type="float" office:value="-0.982065281050226" calcext:value-type="float">
            <text:p>-0.982065281050226</text:p>
          </table:table-cell>
        </table:table-row>
        <table:table-row table:style-name="ro1">
          <table:table-cell table:style-name="ce5" office:value-type="float" office:value="0.75525" calcext:value-type="float">
            <text:p>0.75525</text:p>
          </table:table-cell>
          <table:table-cell table:style-name="ce8" office:value-type="float" office:value="0.61291" calcext:value-type="float">
            <text:p>0.61291</text:p>
          </table:table-cell>
          <table:table-cell table:style-name="ce8" office:value-type="float" office:value="0.61972" calcext:value-type="float">
            <text:p>0.61972</text:p>
          </table:table-cell>
          <table:table-cell table:style-name="ce8" office:value-type="float" office:value="0.51124" calcext:value-type="float">
            <text:p>0.51124</text:p>
          </table:table-cell>
          <table:table-cell table:style-name="ce8" office:value-type="float" office:value="0.4938" calcext:value-type="float">
            <text:p>0.4938</text:p>
          </table:table-cell>
          <table:table-cell table:style-name="ce10" office:value-type="float" office:value="0.42145" calcext:value-type="float">
            <text:p>0.4214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2]-[.A292]" office:value-type="float" office:value="-0.26145" calcext:value-type="float">
            <text:p>-0.26145</text:p>
          </table:table-cell>
          <table:table-cell table:style-name="ce22" table:formula="of:=[.G292]*[.C292]" office:value-type="float" office:value="0.164514557598236" calcext:value-type="float">
            <text:p>0.164514557598236</text:p>
          </table:table-cell>
          <table:table-cell table:formula="of:=[.H292]-[.I292]" office:value-type="float" office:value="10" calcext:value-type="float">
            <text:p>10</text:p>
          </table:table-cell>
          <table:table-cell table:formula="of:=[.K292]/[.L292]" office:value-type="float" office:value="-1.58922106236028" calcext:value-type="float">
            <text:p>-1.58922106236028</text:p>
          </table:table-cell>
          <table:table-cell table:formula="of:=[.M292]/[.J292]" office:value-type="float" office:value="1.17647058823529" calcext:value-type="float">
            <text:p>1.17647058823529</text:p>
          </table:table-cell>
          <table:table-cell table:style-name="ce27" table:formula="of:=[.N292]/[.O292]" office:value-type="float" office:value="-1.35083790300623" calcext:value-type="float">
            <text:p>-1.35083790300623</text:p>
          </table:table-cell>
          <table:table-cell table:formula="of:=[.F292]-[.B292]" office:value-type="float" office:value="-0.19146" calcext:value-type="float">
            <text:p>-0.19146</text:p>
          </table:table-cell>
          <table:table-cell office:value-type="float" office:value="0.164514557598237" calcext:value-type="float">
            <text:p>0.164514557598237</text:p>
          </table:table-cell>
          <table:table-cell office:value-type="float" office:value="10" calcext:value-type="float">
            <text:p>10</text:p>
          </table:table-cell>
          <table:table-cell table:formula="of:=[.Q292]/[.R292]" office:value-type="float" office:value="-1.16378758691718" calcext:value-type="float">
            <text:p>-1.16378758691718</text:p>
          </table:table-cell>
          <table:table-cell table:formula="of:=[.S292]/[.J292]" office:value-type="float" office:value="1.17647058823529" calcext:value-type="float">
            <text:p>1.17647058823529</text:p>
          </table:table-cell>
          <table:table-cell table:style-name="ce27" table:formula="of:=[.T292]/[.U292]" office:value-type="float" office:value="-0.989219448879605" calcext:value-type="float">
            <text:p>-0.989219448879605</text:p>
          </table:table-cell>
        </table:table-row>
        <table:table-row table:style-name="ro1">
          <table:table-cell table:style-name="ce5" office:value-type="float" office:value="0.75652" calcext:value-type="float">
            <text:p>0.75652</text:p>
          </table:table-cell>
          <table:table-cell table:style-name="ce8" office:value-type="float" office:value="0.61501" calcext:value-type="float">
            <text:p>0.61501</text:p>
          </table:table-cell>
          <table:table-cell table:style-name="ce8" office:value-type="float" office:value="0.61979" calcext:value-type="float">
            <text:p>0.61979</text:p>
          </table:table-cell>
          <table:table-cell table:style-name="ce8" office:value-type="float" office:value="0.51254" calcext:value-type="float">
            <text:p>0.51254</text:p>
          </table:table-cell>
          <table:table-cell table:style-name="ce8" office:value-type="float" office:value="0.49303" calcext:value-type="float">
            <text:p>0.49303</text:p>
          </table:table-cell>
          <table:table-cell table:style-name="ce10" office:value-type="float" office:value="0.42212" calcext:value-type="float">
            <text:p>0.4221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3]-[.A293]" office:value-type="float" office:value="-0.26349" calcext:value-type="float">
            <text:p>-0.26349</text:p>
          </table:table-cell>
          <table:table-cell table:style-name="ce22" table:formula="of:=[.G293]*[.C293]" office:value-type="float" office:value="0.164533140214631" calcext:value-type="float">
            <text:p>0.164533140214631</text:p>
          </table:table-cell>
          <table:table-cell table:formula="of:=[.H293]-[.I293]" office:value-type="float" office:value="10" calcext:value-type="float">
            <text:p>10</text:p>
          </table:table-cell>
          <table:table-cell table:formula="of:=[.K293]/[.L293]" office:value-type="float" office:value="-1.60144029133755" calcext:value-type="float">
            <text:p>-1.60144029133755</text:p>
          </table:table-cell>
          <table:table-cell table:formula="of:=[.M293]/[.J293]" office:value-type="float" office:value="1.17647058823529" calcext:value-type="float">
            <text:p>1.17647058823529</text:p>
          </table:table-cell>
          <table:table-cell table:style-name="ce27" table:formula="of:=[.N293]/[.O293]" office:value-type="float" office:value="-1.36122424763692" calcext:value-type="float">
            <text:p>-1.36122424763692</text:p>
          </table:table-cell>
          <table:table-cell table:formula="of:=[.F293]-[.B293]" office:value-type="float" office:value="-0.19289" calcext:value-type="float">
            <text:p>-0.19289</text:p>
          </table:table-cell>
          <table:table-cell office:value-type="float" office:value="0.164533140214631" calcext:value-type="float">
            <text:p>0.164533140214631</text:p>
          </table:table-cell>
          <table:table-cell office:value-type="float" office:value="10" calcext:value-type="float">
            <text:p>10</text:p>
          </table:table-cell>
          <table:table-cell table:formula="of:=[.Q293]/[.R293]" office:value-type="float" office:value="-1.17234740519982" calcext:value-type="float">
            <text:p>-1.17234740519982</text:p>
          </table:table-cell>
          <table:table-cell table:formula="of:=[.S293]/[.J293]" office:value-type="float" office:value="1.17647058823529" calcext:value-type="float">
            <text:p>1.17647058823529</text:p>
          </table:table-cell>
          <table:table-cell table:style-name="ce27" table:formula="of:=[.T293]/[.U293]" office:value-type="float" office:value="-0.996495294419843" calcext:value-type="float">
            <text:p>-0.996495294419843</text:p>
          </table:table-cell>
        </table:table-row>
        <table:table-row table:style-name="ro1">
          <table:table-cell table:style-name="ce5" office:value-type="float" office:value="0.75772" calcext:value-type="float">
            <text:p>0.75772</text:p>
          </table:table-cell>
          <table:table-cell table:style-name="ce8" office:value-type="float" office:value="0.61707" calcext:value-type="float">
            <text:p>0.61707</text:p>
          </table:table-cell>
          <table:table-cell table:style-name="ce8" office:value-type="float" office:value="0.61975" calcext:value-type="float">
            <text:p>0.61975</text:p>
          </table:table-cell>
          <table:table-cell table:style-name="ce8" office:value-type="float" office:value="0.51376" calcext:value-type="float">
            <text:p>0.51376</text:p>
          </table:table-cell>
          <table:table-cell table:style-name="ce8" office:value-type="float" office:value="0.49197" calcext:value-type="float">
            <text:p>0.49197</text:p>
          </table:table-cell>
          <table:table-cell table:style-name="ce10" office:value-type="float" office:value="0.42259" calcext:value-type="float">
            <text:p>0.4225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4]-[.A294]" office:value-type="float" office:value="-0.26575" calcext:value-type="float">
            <text:p>-0.26575</text:p>
          </table:table-cell>
          <table:table-cell table:style-name="ce22" table:formula="of:=[.G294]*[.C294]" office:value-type="float" office:value="0.164522521576691" calcext:value-type="float">
            <text:p>0.164522521576691</text:p>
          </table:table-cell>
          <table:table-cell table:formula="of:=[.H294]-[.I294]" office:value-type="float" office:value="10" calcext:value-type="float">
            <text:p>10</text:p>
          </table:table-cell>
          <table:table-cell table:formula="of:=[.K294]/[.L294]" office:value-type="float" office:value="-1.6152803728827" calcext:value-type="float">
            <text:p>-1.6152803728827</text:p>
          </table:table-cell>
          <table:table-cell table:formula="of:=[.M294]/[.J294]" office:value-type="float" office:value="1.17647058823529" calcext:value-type="float">
            <text:p>1.17647058823529</text:p>
          </table:table-cell>
          <table:table-cell table:style-name="ce27" table:formula="of:=[.N294]/[.O294]" office:value-type="float" office:value="-1.3729883169503" calcext:value-type="float">
            <text:p>-1.3729883169503</text:p>
          </table:table-cell>
          <table:table-cell table:formula="of:=[.F294]-[.B294]" office:value-type="float" office:value="-0.19448" calcext:value-type="float">
            <text:p>-0.19448</text:p>
          </table:table-cell>
          <table:table-cell office:value-type="float" office:value="0.164522521576691" calcext:value-type="float">
            <text:p>0.164522521576691</text:p>
          </table:table-cell>
          <table:table-cell office:value-type="float" office:value="10" calcext:value-type="float">
            <text:p>10</text:p>
          </table:table-cell>
          <table:table-cell table:formula="of:=[.Q294]/[.R294]" office:value-type="float" office:value="-1.18208740138562" calcext:value-type="float">
            <text:p>-1.18208740138562</text:p>
          </table:table-cell>
          <table:table-cell table:formula="of:=[.S294]/[.J294]" office:value-type="float" office:value="1.17647058823529" calcext:value-type="float">
            <text:p>1.17647058823529</text:p>
          </table:table-cell>
          <table:table-cell table:style-name="ce27" table:formula="of:=[.T294]/[.U294]" office:value-type="float" office:value="-1.00477429117778" calcext:value-type="float">
            <text:p>-1.00477429117778</text:p>
          </table:table-cell>
        </table:table-row>
        <table:table-row table:style-name="ro1">
          <table:table-cell table:style-name="ce5" office:value-type="float" office:value="0.75881" calcext:value-type="float">
            <text:p>0.75881</text:p>
          </table:table-cell>
          <table:table-cell table:style-name="ce8" office:value-type="float" office:value="0.61902" calcext:value-type="float">
            <text:p>0.61902</text:p>
          </table:table-cell>
          <table:table-cell table:style-name="ce8" office:value-type="float" office:value="0.61955" calcext:value-type="float">
            <text:p>0.61955</text:p>
          </table:table-cell>
          <table:table-cell table:style-name="ce8" office:value-type="float" office:value="0.51478" calcext:value-type="float">
            <text:p>0.51478</text:p>
          </table:table-cell>
          <table:table-cell table:style-name="ce8" office:value-type="float" office:value="0.49064" calcext:value-type="float">
            <text:p>0.49064</text:p>
          </table:table-cell>
          <table:table-cell table:style-name="ce10" office:value-type="float" office:value="0.42274" calcext:value-type="float">
            <text:p>0.4227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5]-[.A295]" office:value-type="float" office:value="-0.26817" calcext:value-type="float">
            <text:p>-0.26817</text:p>
          </table:table-cell>
          <table:table-cell table:style-name="ce22" table:formula="of:=[.G295]*[.C295]" office:value-type="float" office:value="0.164469428386993" calcext:value-type="float">
            <text:p>0.164469428386993</text:p>
          </table:table-cell>
          <table:table-cell table:formula="of:=[.H295]-[.I295]" office:value-type="float" office:value="10" calcext:value-type="float">
            <text:p>10</text:p>
          </table:table-cell>
          <table:table-cell table:formula="of:=[.K295]/[.L295]" office:value-type="float" office:value="-1.63051579025983" calcext:value-type="float">
            <text:p>-1.63051579025983</text:p>
          </table:table-cell>
          <table:table-cell table:formula="of:=[.M295]/[.J295]" office:value-type="float" office:value="1.17647058823529" calcext:value-type="float">
            <text:p>1.17647058823529</text:p>
          </table:table-cell>
          <table:table-cell table:style-name="ce27" table:formula="of:=[.N295]/[.O295]" office:value-type="float" office:value="-1.38593842172085" calcext:value-type="float">
            <text:p>-1.38593842172085</text:p>
          </table:table-cell>
          <table:table-cell table:formula="of:=[.F295]-[.B295]" office:value-type="float" office:value="-0.19628" calcext:value-type="float">
            <text:p>-0.19628</text:p>
          </table:table-cell>
          <table:table-cell office:value-type="float" office:value="0.164469428386993" calcext:value-type="float">
            <text:p>0.164469428386993</text:p>
          </table:table-cell>
          <table:table-cell office:value-type="float" office:value="10" calcext:value-type="float">
            <text:p>10</text:p>
          </table:table-cell>
          <table:table-cell table:formula="of:=[.Q295]/[.R295]" office:value-type="float" office:value="-1.19341328005444" calcext:value-type="float">
            <text:p>-1.19341328005444</text:p>
          </table:table-cell>
          <table:table-cell table:formula="of:=[.S295]/[.J295]" office:value-type="float" office:value="1.17647058823529" calcext:value-type="float">
            <text:p>1.17647058823529</text:p>
          </table:table-cell>
          <table:table-cell table:style-name="ce27" table:formula="of:=[.T295]/[.U295]" office:value-type="float" office:value="-1.01440128804627" calcext:value-type="float">
            <text:p>-1.01440128804627</text:p>
          </table:table-cell>
        </table:table-row>
        <table:table-row table:style-name="ro1">
          <table:table-cell table:style-name="ce5" office:value-type="float" office:value="0.75988" calcext:value-type="float">
            <text:p>0.75988</text:p>
          </table:table-cell>
          <table:table-cell table:style-name="ce8" office:value-type="float" office:value="0.62091" calcext:value-type="float">
            <text:p>0.62091</text:p>
          </table:table-cell>
          <table:table-cell table:style-name="ce8" office:value-type="float" office:value="0.61932" calcext:value-type="float">
            <text:p>0.61932</text:p>
          </table:table-cell>
          <table:table-cell table:style-name="ce8" office:value-type="float" office:value="0.51573" calcext:value-type="float">
            <text:p>0.51573</text:p>
          </table:table-cell>
          <table:table-cell table:style-name="ce8" office:value-type="float" office:value="0.48936" calcext:value-type="float">
            <text:p>0.48936</text:p>
          </table:table-cell>
          <table:table-cell table:style-name="ce10" office:value-type="float" office:value="0.42284" calcext:value-type="float">
            <text:p>0.4228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6]-[.A296]" office:value-type="float" office:value="-0.27052" calcext:value-type="float">
            <text:p>-0.27052</text:p>
          </table:table-cell>
          <table:table-cell table:style-name="ce22" table:formula="of:=[.G296]*[.C296]" office:value-type="float" office:value="0.16440837121884" calcext:value-type="float">
            <text:p>0.16440837121884</text:p>
          </table:table-cell>
          <table:table-cell table:formula="of:=[.H296]-[.I296]" office:value-type="float" office:value="10" calcext:value-type="float">
            <text:p>10</text:p>
          </table:table-cell>
          <table:table-cell table:formula="of:=[.K296]/[.L296]" office:value-type="float" office:value="-1.64541499921507" calcext:value-type="float">
            <text:p>-1.64541499921507</text:p>
          </table:table-cell>
          <table:table-cell table:formula="of:=[.M296]/[.J296]" office:value-type="float" office:value="1.17647058823529" calcext:value-type="float">
            <text:p>1.17647058823529</text:p>
          </table:table-cell>
          <table:table-cell table:style-name="ce27" table:formula="of:=[.N296]/[.O296]" office:value-type="float" office:value="-1.39860274933281" calcext:value-type="float">
            <text:p>-1.39860274933281</text:p>
          </table:table-cell>
          <table:table-cell table:formula="of:=[.F296]-[.B296]" office:value-type="float" office:value="-0.19807" calcext:value-type="float">
            <text:p>-0.19807</text:p>
          </table:table-cell>
          <table:table-cell office:value-type="float" office:value="0.164408371218841" calcext:value-type="float">
            <text:p>0.164408371218841</text:p>
          </table:table-cell>
          <table:table-cell office:value-type="float" office:value="10" calcext:value-type="float">
            <text:p>10</text:p>
          </table:table-cell>
          <table:table-cell table:formula="of:=[.Q296]/[.R296]" office:value-type="float" office:value="-1.20474400744688" calcext:value-type="float">
            <text:p>-1.20474400744688</text:p>
          </table:table-cell>
          <table:table-cell table:formula="of:=[.S296]/[.J296]" office:value-type="float" office:value="1.17647058823529" calcext:value-type="float">
            <text:p>1.17647058823529</text:p>
          </table:table-cell>
          <table:table-cell table:style-name="ce27" table:formula="of:=[.T296]/[.U296]" office:value-type="float" office:value="-1.02403240632984" calcext:value-type="float">
            <text:p>-1.02403240632984</text:p>
          </table:table-cell>
        </table:table-row>
        <table:table-row table:style-name="ro1">
          <table:table-cell table:style-name="ce5" office:value-type="float" office:value="0.76097" calcext:value-type="float">
            <text:p>0.76097</text:p>
          </table:table-cell>
          <table:table-cell table:style-name="ce8" office:value-type="float" office:value="0.6228" calcext:value-type="float">
            <text:p>0.6228</text:p>
          </table:table-cell>
          <table:table-cell table:style-name="ce8" office:value-type="float" office:value="0.61914" calcext:value-type="float">
            <text:p>0.61914</text:p>
          </table:table-cell>
          <table:table-cell table:style-name="ce8" office:value-type="float" office:value="0.51671" calcext:value-type="float">
            <text:p>0.51671</text:p>
          </table:table-cell>
          <table:table-cell table:style-name="ce8" office:value-type="float" office:value="0.48819" calcext:value-type="float">
            <text:p>0.48819</text:p>
          </table:table-cell>
          <table:table-cell table:style-name="ce10" office:value-type="float" office:value="0.42305" calcext:value-type="float">
            <text:p>0.4230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7]-[.A297]" office:value-type="float" office:value="-0.27278" calcext:value-type="float">
            <text:p>-0.27278</text:p>
          </table:table-cell>
          <table:table-cell table:style-name="ce22" table:formula="of:=[.G297]*[.C297]" office:value-type="float" office:value="0.164360587348112" calcext:value-type="float">
            <text:p>0.164360587348112</text:p>
          </table:table-cell>
          <table:table-cell table:formula="of:=[.H297]-[.I297]" office:value-type="float" office:value="10" calcext:value-type="float">
            <text:p>10</text:p>
          </table:table-cell>
          <table:table-cell table:formula="of:=[.K297]/[.L297]" office:value-type="float" office:value="-1.65964361895506" calcext:value-type="float">
            <text:p>-1.65964361895506</text:p>
          </table:table-cell>
          <table:table-cell table:formula="of:=[.M297]/[.J297]" office:value-type="float" office:value="1.17647058823529" calcext:value-type="float">
            <text:p>1.17647058823529</text:p>
          </table:table-cell>
          <table:table-cell table:style-name="ce27" table:formula="of:=[.N297]/[.O297]" office:value-type="float" office:value="-1.4106970761118" calcext:value-type="float">
            <text:p>-1.4106970761118</text:p>
          </table:table-cell>
          <table:table-cell table:formula="of:=[.F297]-[.B297]" office:value-type="float" office:value="-0.19975" calcext:value-type="float">
            <text:p>-0.19975</text:p>
          </table:table-cell>
          <table:table-cell office:value-type="float" office:value="0.164360587348113" calcext:value-type="float">
            <text:p>0.164360587348113</text:p>
          </table:table-cell>
          <table:table-cell office:value-type="float" office:value="10" calcext:value-type="float">
            <text:p>10</text:p>
          </table:table-cell>
          <table:table-cell table:formula="of:=[.Q297]/[.R297]" office:value-type="float" office:value="-1.21531568621699" calcext:value-type="float">
            <text:p>-1.21531568621699</text:p>
          </table:table-cell>
          <table:table-cell table:formula="of:=[.S297]/[.J297]" office:value-type="float" office:value="1.17647058823529" calcext:value-type="float">
            <text:p>1.17647058823529</text:p>
          </table:table-cell>
          <table:table-cell table:style-name="ce27" table:formula="of:=[.T297]/[.U297]" office:value-type="float" office:value="-1.03301833328444" calcext:value-type="float">
            <text:p>-1.03301833328444</text:p>
          </table:table-cell>
        </table:table-row>
        <table:table-row table:style-name="ro1">
          <table:table-cell table:style-name="ce5" office:value-type="float" office:value="0.76193" calcext:value-type="float">
            <text:p>0.76193</text:p>
          </table:table-cell>
          <table:table-cell table:style-name="ce8" office:value-type="float" office:value="0.62469" calcext:value-type="float">
            <text:p>0.62469</text:p>
          </table:table-cell>
          <table:table-cell table:style-name="ce8" office:value-type="float" office:value="0.61875" calcext:value-type="float">
            <text:p>0.61875</text:p>
          </table:table-cell>
          <table:table-cell table:style-name="ce8" office:value-type="float" office:value="0.5177" calcext:value-type="float">
            <text:p>0.5177</text:p>
          </table:table-cell>
          <table:table-cell table:style-name="ce8" office:value-type="float" office:value="0.48648" calcext:value-type="float">
            <text:p>0.48648</text:p>
          </table:table-cell>
          <table:table-cell table:style-name="ce10" office:value-type="float" office:value="0.42326" calcext:value-type="float">
            <text:p>0.4232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8]-[.A298]" office:value-type="float" office:value="-0.27545" calcext:value-type="float">
            <text:p>-0.27545</text:p>
          </table:table-cell>
          <table:table-cell table:style-name="ce22" table:formula="of:=[.G298]*[.C298]" office:value-type="float" office:value="0.164257055628201" calcext:value-type="float">
            <text:p>0.164257055628201</text:p>
          </table:table-cell>
          <table:table-cell table:formula="of:=[.H298]-[.I298]" office:value-type="float" office:value="10" calcext:value-type="float">
            <text:p>10</text:p>
          </table:table-cell>
          <table:table-cell table:formula="of:=[.K298]/[.L298]" office:value-type="float" office:value="-1.67694470685927" calcext:value-type="float">
            <text:p>-1.67694470685927</text:p>
          </table:table-cell>
          <table:table-cell table:formula="of:=[.M298]/[.J298]" office:value-type="float" office:value="1.17647058823529" calcext:value-type="float">
            <text:p>1.17647058823529</text:p>
          </table:table-cell>
          <table:table-cell table:style-name="ce27" table:formula="of:=[.N298]/[.O298]" office:value-type="float" office:value="-1.42540300083038" calcext:value-type="float">
            <text:p>-1.42540300083038</text:p>
          </table:table-cell>
          <table:table-cell table:formula="of:=[.F298]-[.B298]" office:value-type="float" office:value="-0.20143" calcext:value-type="float">
            <text:p>-0.20143</text:p>
          </table:table-cell>
          <table:table-cell office:value-type="float" office:value="0.164257055628201" calcext:value-type="float">
            <text:p>0.164257055628201</text:p>
          </table:table-cell>
          <table:table-cell office:value-type="float" office:value="10" calcext:value-type="float">
            <text:p>10</text:p>
          </table:table-cell>
          <table:table-cell table:formula="of:=[.Q298]/[.R298]" office:value-type="float" office:value="-1.2263095745241" calcext:value-type="float">
            <text:p>-1.2263095745241</text:p>
          </table:table-cell>
          <table:table-cell table:formula="of:=[.S298]/[.J298]" office:value-type="float" office:value="1.17647058823529" calcext:value-type="float">
            <text:p>1.17647058823529</text:p>
          </table:table-cell>
          <table:table-cell table:style-name="ce27" table:formula="of:=[.T298]/[.U298]" office:value-type="float" office:value="-1.04236313834548" calcext:value-type="float">
            <text:p>-1.04236313834548</text:p>
          </table:table-cell>
        </table:table-row>
        <table:table-row table:style-name="ro1">
          <table:table-cell table:style-name="ce5" office:value-type="float" office:value="0.76257" calcext:value-type="float">
            <text:p>0.76257</text:p>
          </table:table-cell>
          <table:table-cell table:style-name="ce8" office:value-type="float" office:value="0.62642" calcext:value-type="float">
            <text:p>0.62642</text:p>
          </table:table-cell>
          <table:table-cell table:style-name="ce8" office:value-type="float" office:value="0.61788" calcext:value-type="float">
            <text:p>0.61788</text:p>
          </table:table-cell>
          <table:table-cell table:style-name="ce8" office:value-type="float" office:value="0.51838" calcext:value-type="float">
            <text:p>0.51838</text:p>
          </table:table-cell>
          <table:table-cell table:style-name="ce8" office:value-type="float" office:value="0.48349" calcext:value-type="float">
            <text:p>0.48349</text:p>
          </table:table-cell>
          <table:table-cell table:style-name="ce10" office:value-type="float" office:value="0.42289" calcext:value-type="float">
            <text:p>0.4228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9]-[.A299]" office:value-type="float" office:value="-0.27908" calcext:value-type="float">
            <text:p>-0.27908</text:p>
          </table:table-cell>
          <table:table-cell table:style-name="ce22" table:formula="of:=[.G299]*[.C299]" office:value-type="float" office:value="0.164026100253015" calcext:value-type="float">
            <text:p>0.164026100253015</text:p>
          </table:table-cell>
          <table:table-cell table:formula="of:=[.H299]-[.I299]" office:value-type="float" office:value="10" calcext:value-type="float">
            <text:p>10</text:p>
          </table:table-cell>
          <table:table-cell table:formula="of:=[.K299]/[.L299]" office:value-type="float" office:value="-1.70143653704814" calcext:value-type="float">
            <text:p>-1.70143653704814</text:p>
          </table:table-cell>
          <table:table-cell table:formula="of:=[.M299]/[.J299]" office:value-type="float" office:value="1.17647058823529" calcext:value-type="float">
            <text:p>1.17647058823529</text:p>
          </table:table-cell>
          <table:table-cell table:style-name="ce27" table:formula="of:=[.N299]/[.O299]" office:value-type="float" office:value="-1.44622105649092" calcext:value-type="float">
            <text:p>-1.44622105649092</text:p>
          </table:table-cell>
          <table:table-cell table:formula="of:=[.F299]-[.B299]" office:value-type="float" office:value="-0.20353" calcext:value-type="float">
            <text:p>-0.20353</text:p>
          </table:table-cell>
          <table:table-cell office:value-type="float" office:value="0.164026100253015" calcext:value-type="float">
            <text:p>0.164026100253015</text:p>
          </table:table-cell>
          <table:table-cell office:value-type="float" office:value="10" calcext:value-type="float">
            <text:p>10</text:p>
          </table:table-cell>
          <table:table-cell table:formula="of:=[.Q299]/[.R299]" office:value-type="float" office:value="-1.24083910844707" calcext:value-type="float">
            <text:p>-1.24083910844707</text:p>
          </table:table-cell>
          <table:table-cell table:formula="of:=[.S299]/[.J299]" office:value-type="float" office:value="1.17647058823529" calcext:value-type="float">
            <text:p>1.17647058823529</text:p>
          </table:table-cell>
          <table:table-cell table:style-name="ce27" table:formula="of:=[.T299]/[.U299]" office:value-type="float" office:value="-1.05471324218001" calcext:value-type="float">
            <text:p>-1.05471324218001</text:p>
          </table:table-cell>
        </table:table-row>
        <table:table-row table:style-name="ro1">
          <table:table-cell table:style-name="ce5" office:value-type="float" office:value="0.7629" calcext:value-type="float">
            <text:p>0.7629</text:p>
          </table:table-cell>
          <table:table-cell table:style-name="ce8" office:value-type="float" office:value="0.62793" calcext:value-type="float">
            <text:p>0.62793</text:p>
          </table:table-cell>
          <table:table-cell table:style-name="ce8" office:value-type="float" office:value="0.61656" calcext:value-type="float">
            <text:p>0.61656</text:p>
          </table:table-cell>
          <table:table-cell table:style-name="ce8" office:value-type="float" office:value="0.51872" calcext:value-type="float">
            <text:p>0.51872</text:p>
          </table:table-cell>
          <table:table-cell table:style-name="ce8" office:value-type="float" office:value="0.47846" calcext:value-type="float">
            <text:p>0.47846</text:p>
          </table:table-cell>
          <table:table-cell table:style-name="ce10" office:value-type="float" office:value="0.422" calcext:value-type="float">
            <text:p>0.42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0]-[.A300]" office:value-type="float" office:value="-0.28444" calcext:value-type="float">
            <text:p>-0.28444</text:p>
          </table:table-cell>
          <table:table-cell table:style-name="ce22" table:formula="of:=[.G300]*[.C300]" office:value-type="float" office:value="0.163675685201008" calcext:value-type="float">
            <text:p>0.163675685201008</text:p>
          </table:table-cell>
          <table:table-cell table:formula="of:=[.H300]-[.I300]" office:value-type="float" office:value="10" calcext:value-type="float">
            <text:p>10</text:p>
          </table:table-cell>
          <table:table-cell table:formula="of:=[.K300]/[.L300]" office:value-type="float" office:value="-1.73782684734561" calcext:value-type="float">
            <text:p>-1.73782684734561</text:p>
          </table:table-cell>
          <table:table-cell table:formula="of:=[.M300]/[.J300]" office:value-type="float" office:value="1.17647058823529" calcext:value-type="float">
            <text:p>1.17647058823529</text:p>
          </table:table-cell>
          <table:table-cell table:style-name="ce27" table:formula="of:=[.N300]/[.O300]" office:value-type="float" office:value="-1.47715282024377" calcext:value-type="float">
            <text:p>-1.47715282024377</text:p>
          </table:table-cell>
          <table:table-cell table:formula="of:=[.F300]-[.B300]" office:value-type="float" office:value="-0.20593" calcext:value-type="float">
            <text:p>-0.20593</text:p>
          </table:table-cell>
          <table:table-cell office:value-type="float" office:value="0.163675685201008" calcext:value-type="float">
            <text:p>0.163675685201008</text:p>
          </table:table-cell>
          <table:table-cell office:value-type="float" office:value="10" calcext:value-type="float">
            <text:p>10</text:p>
          </table:table-cell>
          <table:table-cell table:formula="of:=[.Q300]/[.R300]" office:value-type="float" office:value="-1.25815877750626" calcext:value-type="float">
            <text:p>-1.25815877750626</text:p>
          </table:table-cell>
          <table:table-cell table:formula="of:=[.S300]/[.J300]" office:value-type="float" office:value="1.17647058823529" calcext:value-type="float">
            <text:p>1.17647058823529</text:p>
          </table:table-cell>
          <table:table-cell table:style-name="ce27" table:formula="of:=[.T300]/[.U300]" office:value-type="float" office:value="-1.06943496088032" calcext:value-type="float">
            <text:p>-1.06943496088032</text:p>
          </table:table-cell>
        </table:table-row>
        <table:table-row table:style-name="ro1">
          <table:table-cell table:style-name="ce5" office:value-type="float" office:value="0.76326" calcext:value-type="float">
            <text:p>0.76326</text:p>
          </table:table-cell>
          <table:table-cell table:style-name="ce8" office:value-type="float" office:value="0.62933" calcext:value-type="float">
            <text:p>0.62933</text:p>
          </table:table-cell>
          <table:table-cell table:style-name="ce8" office:value-type="float" office:value="0.6153" calcext:value-type="float">
            <text:p>0.6153</text:p>
          </table:table-cell>
          <table:table-cell table:style-name="ce8" office:value-type="float" office:value="0.51893" calcext:value-type="float">
            <text:p>0.51893</text:p>
          </table:table-cell>
          <table:table-cell table:style-name="ce8" office:value-type="float" office:value="0.47291" calcext:value-type="float">
            <text:p>0.47291</text:p>
          </table:table-cell>
          <table:table-cell table:style-name="ce10" office:value-type="float" office:value="0.42102" calcext:value-type="float">
            <text:p>0.4210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1]-[.A301]" office:value-type="float" office:value="-0.29035" calcext:value-type="float">
            <text:p>-0.29035</text:p>
          </table:table-cell>
          <table:table-cell table:style-name="ce22" table:formula="of:=[.G301]*[.C301]" office:value-type="float" office:value="0.163341198105911" calcext:value-type="float">
            <text:p>0.163341198105911</text:p>
          </table:table-cell>
          <table:table-cell table:formula="of:=[.H301]-[.I301]" office:value-type="float" office:value="10" calcext:value-type="float">
            <text:p>10</text:p>
          </table:table-cell>
          <table:table-cell table:formula="of:=[.K301]/[.L301]" office:value-type="float" office:value="-1.77756746838441" calcext:value-type="float">
            <text:p>-1.77756746838441</text:p>
          </table:table-cell>
          <table:table-cell table:formula="of:=[.M301]/[.J301]" office:value-type="float" office:value="1.17647058823529" calcext:value-type="float">
            <text:p>1.17647058823529</text:p>
          </table:table-cell>
          <table:table-cell table:style-name="ce27" table:formula="of:=[.N301]/[.O301]" office:value-type="float" office:value="-1.51093234812675" calcext:value-type="float">
            <text:p>-1.51093234812675</text:p>
          </table:table-cell>
          <table:table-cell table:formula="of:=[.F301]-[.B301]" office:value-type="float" office:value="-0.20831" calcext:value-type="float">
            <text:p>-0.20831</text:p>
          </table:table-cell>
          <table:table-cell office:value-type="float" office:value="0.163341198105911" calcext:value-type="float">
            <text:p>0.163341198105911</text:p>
          </table:table-cell>
          <table:table-cell office:value-type="float" office:value="10" calcext:value-type="float">
            <text:p>10</text:p>
          </table:table-cell>
          <table:table-cell table:formula="of:=[.Q301]/[.R301]" office:value-type="float" office:value="-1.27530593882954" calcext:value-type="float">
            <text:p>-1.27530593882954</text:p>
          </table:table-cell>
          <table:table-cell table:formula="of:=[.S301]/[.J301]" office:value-type="float" office:value="1.17647058823529" calcext:value-type="float">
            <text:p>1.17647058823529</text:p>
          </table:table-cell>
          <table:table-cell table:style-name="ce27" table:formula="of:=[.T301]/[.U301]" office:value-type="float" office:value="-1.08401004800511" calcext:value-type="float">
            <text:p>-1.08401004800511</text:p>
          </table:table-cell>
        </table:table-row>
        <table:table-row table:style-name="ro1">
          <table:table-cell table:style-name="ce5" office:value-type="float" office:value="0.76379" calcext:value-type="float">
            <text:p>0.76379</text:p>
          </table:table-cell>
          <table:table-cell table:style-name="ce8" office:value-type="float" office:value="0.63066" calcext:value-type="float">
            <text:p>0.63066</text:p>
          </table:table-cell>
          <table:table-cell table:style-name="ce8" office:value-type="float" office:value="0.61434" calcext:value-type="float">
            <text:p>0.61434</text:p>
          </table:table-cell>
          <table:table-cell table:style-name="ce8" office:value-type="float" office:value="0.51908" calcext:value-type="float">
            <text:p>0.51908</text:p>
          </table:table-cell>
          <table:table-cell table:style-name="ce8" office:value-type="float" office:value="0.46701" calcext:value-type="float">
            <text:p>0.46701</text:p>
          </table:table-cell>
          <table:table-cell table:style-name="ce10" office:value-type="float" office:value="0.42004" calcext:value-type="float">
            <text:p>0.4200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2]-[.A302]" office:value-type="float" office:value="-0.29678" calcext:value-type="float">
            <text:p>-0.29678</text:p>
          </table:table-cell>
          <table:table-cell table:style-name="ce22" table:formula="of:=[.G302]*[.C302]" office:value-type="float" office:value="0.16308635079536" calcext:value-type="float">
            <text:p>0.16308635079536</text:p>
          </table:table-cell>
          <table:table-cell table:formula="of:=[.H302]-[.I302]" office:value-type="float" office:value="10" calcext:value-type="float">
            <text:p>10</text:p>
          </table:table-cell>
          <table:table-cell table:formula="of:=[.K302]/[.L302]" office:value-type="float" office:value="-1.81977215476725" calcext:value-type="float">
            <text:p>-1.81977215476725</text:p>
          </table:table-cell>
          <table:table-cell table:formula="of:=[.M302]/[.J302]" office:value-type="float" office:value="1.17647058823529" calcext:value-type="float">
            <text:p>1.17647058823529</text:p>
          </table:table-cell>
          <table:table-cell table:style-name="ce27" table:formula="of:=[.N302]/[.O302]" office:value-type="float" office:value="-1.54680633155216" calcext:value-type="float">
            <text:p>-1.54680633155216</text:p>
          </table:table-cell>
          <table:table-cell table:formula="of:=[.F302]-[.B302]" office:value-type="float" office:value="-0.21062" calcext:value-type="float">
            <text:p>-0.21062</text:p>
          </table:table-cell>
          <table:table-cell office:value-type="float" office:value="0.16308635079536" calcext:value-type="float">
            <text:p>0.16308635079536</text:p>
          </table:table-cell>
          <table:table-cell office:value-type="float" office:value="10" calcext:value-type="float">
            <text:p>10</text:p>
          </table:table-cell>
          <table:table-cell table:formula="of:=[.Q302]/[.R302]" office:value-type="float" office:value="-1.29146307445609" calcext:value-type="float">
            <text:p>-1.29146307445609</text:p>
          </table:table-cell>
          <table:table-cell table:formula="of:=[.S302]/[.J302]" office:value-type="float" office:value="1.17647058823529" calcext:value-type="float">
            <text:p>1.17647058823529</text:p>
          </table:table-cell>
          <table:table-cell table:style-name="ce27" table:formula="of:=[.T302]/[.U302]" office:value-type="float" office:value="-1.09774361328768" calcext:value-type="float">
            <text:p>-1.09774361328768</text:p>
          </table:table-cell>
        </table:table-row>
        <table:table-row table:style-name="ro1">
          <table:table-cell table:style-name="ce5" office:value-type="float" office:value="0.76443" calcext:value-type="float">
            <text:p>0.76443</text:p>
          </table:table-cell>
          <table:table-cell table:style-name="ce8" office:value-type="float" office:value="0.63195" calcext:value-type="float">
            <text:p>0.63195</text:p>
          </table:table-cell>
          <table:table-cell table:style-name="ce8" office:value-type="float" office:value="0.6136" calcext:value-type="float">
            <text:p>0.6136</text:p>
          </table:table-cell>
          <table:table-cell table:style-name="ce8" office:value-type="float" office:value="0.51921" calcext:value-type="float">
            <text:p>0.51921</text:p>
          </table:table-cell>
          <table:table-cell table:style-name="ce8" office:value-type="float" office:value="0.46509" calcext:value-type="float">
            <text:p>0.46509</text:p>
          </table:table-cell>
          <table:table-cell table:style-name="ce10" office:value-type="float" office:value="0.41908" calcext:value-type="float">
            <text:p>0.4190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3]-[.A303]" office:value-type="float" office:value="-0.29934" calcext:value-type="float">
            <text:p>-0.29934</text:p>
          </table:table-cell>
          <table:table-cell table:style-name="ce22" table:formula="of:=[.G303]*[.C303]" office:value-type="float" office:value="0.162889905993478" calcext:value-type="float">
            <text:p>0.162889905993478</text:p>
          </table:table-cell>
          <table:table-cell table:formula="of:=[.H303]-[.I303]" office:value-type="float" office:value="10" calcext:value-type="float">
            <text:p>10</text:p>
          </table:table-cell>
          <table:table-cell table:formula="of:=[.K303]/[.L303]" office:value-type="float" office:value="-1.83768293175874" calcext:value-type="float">
            <text:p>-1.83768293175874</text:p>
          </table:table-cell>
          <table:table-cell table:formula="of:=[.M303]/[.J303]" office:value-type="float" office:value="1.17647058823529" calcext:value-type="float">
            <text:p>1.17647058823529</text:p>
          </table:table-cell>
          <table:table-cell table:style-name="ce27" table:formula="of:=[.N303]/[.O303]" office:value-type="float" office:value="-1.56203049199493" calcext:value-type="float">
            <text:p>-1.56203049199493</text:p>
          </table:table-cell>
          <table:table-cell table:formula="of:=[.F303]-[.B303]" office:value-type="float" office:value="-0.21287" calcext:value-type="float">
            <text:p>-0.21287</text:p>
          </table:table-cell>
          <table:table-cell office:value-type="float" office:value="0.162889905993478" calcext:value-type="float">
            <text:p>0.162889905993478</text:p>
          </table:table-cell>
          <table:table-cell office:value-type="float" office:value="10" calcext:value-type="float">
            <text:p>10</text:p>
          </table:table-cell>
          <table:table-cell table:formula="of:=[.Q303]/[.R303]" office:value-type="float" office:value="-1.30683358616784" calcext:value-type="float">
            <text:p>-1.30683358616784</text:p>
          </table:table-cell>
          <table:table-cell table:formula="of:=[.S303]/[.J303]" office:value-type="float" office:value="1.17647058823529" calcext:value-type="float">
            <text:p>1.17647058823529</text:p>
          </table:table-cell>
          <table:table-cell table:style-name="ce27" table:formula="of:=[.T303]/[.U303]" office:value-type="float" office:value="-1.11080854824267" calcext:value-type="float">
            <text:p>-1.11080854824267</text:p>
          </table:table-cell>
        </table:table-row>
        <table:table-row table:style-name="ro1">
          <table:table-cell table:style-name="ce5" office:value-type="float" office:value="0.76535" calcext:value-type="float">
            <text:p>0.76535</text:p>
          </table:table-cell>
          <table:table-cell table:style-name="ce8" office:value-type="float" office:value="0.63324" calcext:value-type="float">
            <text:p>0.63324</text:p>
          </table:table-cell>
          <table:table-cell table:style-name="ce8" office:value-type="float" office:value="0.6134" calcext:value-type="float">
            <text:p>0.6134</text:p>
          </table:table-cell>
          <table:table-cell table:style-name="ce8" office:value-type="float" office:value="0.51939" calcext:value-type="float">
            <text:p>0.51939</text:p>
          </table:table-cell>
          <table:table-cell table:style-name="ce8" office:value-type="float" office:value="0.47075" calcext:value-type="float">
            <text:p>0.47075</text:p>
          </table:table-cell>
          <table:table-cell table:style-name="ce10" office:value-type="float" office:value="0.41829" calcext:value-type="float">
            <text:p>0.4182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4]-[.A304]" office:value-type="float" office:value="-0.2946" calcext:value-type="float">
            <text:p>-0.2946</text:p>
          </table:table-cell>
          <table:table-cell table:style-name="ce22" table:formula="of:=[.G304]*[.C304]" office:value-type="float" office:value="0.16283681280378" calcext:value-type="float">
            <text:p>0.16283681280378</text:p>
          </table:table-cell>
          <table:table-cell table:formula="of:=[.H304]-[.I304]" office:value-type="float" office:value="10" calcext:value-type="float">
            <text:p>10</text:p>
          </table:table-cell>
          <table:table-cell table:formula="of:=[.K304]/[.L304]" office:value-type="float" office:value="-1.80917321413676" calcext:value-type="float">
            <text:p>-1.80917321413676</text:p>
          </table:table-cell>
          <table:table-cell table:formula="of:=[.M304]/[.J304]" office:value-type="float" office:value="1.17647058823529" calcext:value-type="float">
            <text:p>1.17647058823529</text:p>
          </table:table-cell>
          <table:table-cell table:style-name="ce27" table:formula="of:=[.N304]/[.O304]" office:value-type="float" office:value="-1.53779723201625" calcext:value-type="float">
            <text:p>-1.53779723201625</text:p>
          </table:table-cell>
          <table:table-cell table:formula="of:=[.F304]-[.B304]" office:value-type="float" office:value="-0.21495" calcext:value-type="float">
            <text:p>-0.21495</text:p>
          </table:table-cell>
          <table:table-cell office:value-type="float" office:value="0.16283681280378" calcext:value-type="float">
            <text:p>0.16283681280378</text:p>
          </table:table-cell>
          <table:table-cell office:value-type="float" office:value="10" calcext:value-type="float">
            <text:p>10</text:p>
          </table:table-cell>
          <table:table-cell table:formula="of:=[.Q304]/[.R304]" office:value-type="float" office:value="-1.32003320563033" calcext:value-type="float">
            <text:p>-1.32003320563033</text:p>
          </table:table-cell>
          <table:table-cell table:formula="of:=[.S304]/[.J304]" office:value-type="float" office:value="1.17647058823529" calcext:value-type="float">
            <text:p>1.17647058823529</text:p>
          </table:table-cell>
          <table:table-cell table:style-name="ce27" table:formula="of:=[.T304]/[.U304]" office:value-type="float" office:value="-1.12202822478578" calcext:value-type="float">
            <text:p>-1.12202822478578</text:p>
          </table:table-cell>
        </table:table-row>
        <table:table-row table:style-name="ro1">
          <table:table-cell table:style-name="ce5" office:value-type="float" office:value="0.76655" calcext:value-type="float">
            <text:p>0.76655</text:p>
          </table:table-cell>
          <table:table-cell table:style-name="ce8" office:value-type="float" office:value="0.63456" calcext:value-type="float">
            <text:p>0.63456</text:p>
          </table:table-cell>
          <table:table-cell table:style-name="ce8" office:value-type="float" office:value="0.61369" calcext:value-type="float">
            <text:p>0.61369</text:p>
          </table:table-cell>
          <table:table-cell table:style-name="ce8" office:value-type="float" office:value="0.51967" calcext:value-type="float">
            <text:p>0.51967</text:p>
          </table:table-cell>
          <table:table-cell table:style-name="ce8" office:value-type="float" office:value="0.47879" calcext:value-type="float">
            <text:p>0.47879</text:p>
          </table:table-cell>
          <table:table-cell table:style-name="ce10" office:value-type="float" office:value="0.41772" calcext:value-type="float">
            <text:p>0.4177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5]-[.A305]" office:value-type="float" office:value="-0.28776" calcext:value-type="float">
            <text:p>-0.28776</text:p>
          </table:table-cell>
          <table:table-cell table:style-name="ce22" table:formula="of:=[.G305]*[.C305]" office:value-type="float" office:value="0.162913797928842" calcext:value-type="float">
            <text:p>0.162913797928842</text:p>
          </table:table-cell>
          <table:table-cell table:formula="of:=[.H305]-[.I305]" office:value-type="float" office:value="10" calcext:value-type="float">
            <text:p>10</text:p>
          </table:table-cell>
          <table:table-cell table:formula="of:=[.K305]/[.L305]" office:value-type="float" office:value="-1.76633289296766" calcext:value-type="float">
            <text:p>-1.76633289296766</text:p>
          </table:table-cell>
          <table:table-cell table:formula="of:=[.M305]/[.J305]" office:value-type="float" office:value="1.17647058823529" calcext:value-type="float">
            <text:p>1.17647058823529</text:p>
          </table:table-cell>
          <table:table-cell table:style-name="ce27" table:formula="of:=[.N305]/[.O305]" office:value-type="float" office:value="-1.50138295902251" calcext:value-type="float">
            <text:p>-1.50138295902251</text:p>
          </table:table-cell>
          <table:table-cell table:formula="of:=[.F305]-[.B305]" office:value-type="float" office:value="-0.21684" calcext:value-type="float">
            <text:p>-0.21684</text:p>
          </table:table-cell>
          <table:table-cell office:value-type="float" office:value="0.162913797928842" calcext:value-type="float">
            <text:p>0.162913797928842</text:p>
          </table:table-cell>
          <table:table-cell office:value-type="float" office:value="10" calcext:value-type="float">
            <text:p>10</text:p>
          </table:table-cell>
          <table:table-cell table:formula="of:=[.Q305]/[.R305]" office:value-type="float" office:value="-1.33101064953818" calcext:value-type="float">
            <text:p>-1.33101064953818</text:p>
          </table:table-cell>
          <table:table-cell table:formula="of:=[.S305]/[.J305]" office:value-type="float" office:value="1.17647058823529" calcext:value-type="float">
            <text:p>1.17647058823529</text:p>
          </table:table-cell>
          <table:table-cell table:style-name="ce27" table:formula="of:=[.T305]/[.U305]" office:value-type="float" office:value="-1.13135905210745" calcext:value-type="float">
            <text:p>-1.13135905210745</text:p>
          </table:table-cell>
        </table:table-row>
        <table:table-row table:style-name="ro1">
          <table:table-cell table:style-name="ce5" office:value-type="float" office:value="0.7675" calcext:value-type="float">
            <text:p>0.7675</text:p>
          </table:table-cell>
          <table:table-cell table:style-name="ce8" office:value-type="float" office:value="0.63587" calcext:value-type="float">
            <text:p>0.63587</text:p>
          </table:table-cell>
          <table:table-cell table:style-name="ce8" office:value-type="float" office:value="0.61354" calcext:value-type="float">
            <text:p>0.61354</text:p>
          </table:table-cell>
          <table:table-cell table:style-name="ce8" office:value-type="float" office:value="0.51992" calcext:value-type="float">
            <text:p>0.51992</text:p>
          </table:table-cell>
          <table:table-cell table:style-name="ce8" office:value-type="float" office:value="0.48138" calcext:value-type="float">
            <text:p>0.48138</text:p>
          </table:table-cell>
          <table:table-cell table:style-name="ce10" office:value-type="float" office:value="0.41707" calcext:value-type="float">
            <text:p>0.4170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6]-[.A306]" office:value-type="float" office:value="-0.28612" calcext:value-type="float">
            <text:p>-0.28612</text:p>
          </table:table-cell>
          <table:table-cell table:style-name="ce22" table:formula="of:=[.G306]*[.C306]" office:value-type="float" office:value="0.162873978036568" calcext:value-type="float">
            <text:p>0.162873978036568</text:p>
          </table:table-cell>
          <table:table-cell table:formula="of:=[.H306]-[.I306]" office:value-type="float" office:value="10" calcext:value-type="float">
            <text:p>10</text:p>
          </table:table-cell>
          <table:table-cell table:formula="of:=[.K306]/[.L306]" office:value-type="float" office:value="-1.75669559649216" calcext:value-type="float">
            <text:p>-1.75669559649216</text:p>
          </table:table-cell>
          <table:table-cell table:formula="of:=[.M306]/[.J306]" office:value-type="float" office:value="1.17647058823529" calcext:value-type="float">
            <text:p>1.17647058823529</text:p>
          </table:table-cell>
          <table:table-cell table:style-name="ce27" table:formula="of:=[.N306]/[.O306]" office:value-type="float" office:value="-1.49319125701834" calcext:value-type="float">
            <text:p>-1.49319125701834</text:p>
          </table:table-cell>
          <table:table-cell table:formula="of:=[.F306]-[.B306]" office:value-type="float" office:value="-0.2188" calcext:value-type="float">
            <text:p>-0.2188</text:p>
          </table:table-cell>
          <table:table-cell office:value-type="float" office:value="0.162873978036568" calcext:value-type="float">
            <text:p>0.162873978036568</text:p>
          </table:table-cell>
          <table:table-cell office:value-type="float" office:value="10" calcext:value-type="float">
            <text:p>10</text:p>
          </table:table-cell>
          <table:table-cell table:formula="of:=[.Q306]/[.R306]" office:value-type="float" office:value="-1.3433699025321" calcext:value-type="float">
            <text:p>-1.3433699025321</text:p>
          </table:table-cell>
          <table:table-cell table:formula="of:=[.S306]/[.J306]" office:value-type="float" office:value="1.17647058823529" calcext:value-type="float">
            <text:p>1.17647058823529</text:p>
          </table:table-cell>
          <table:table-cell table:style-name="ce27" table:formula="of:=[.T306]/[.U306]" office:value-type="float" office:value="-1.14186441715229" calcext:value-type="float">
            <text:p>-1.14186441715229</text:p>
          </table:table-cell>
        </table:table-row>
        <table:table-row table:style-name="ro1">
          <table:table-cell table:style-name="ce5" office:value-type="float" office:value="0.76772" calcext:value-type="float">
            <text:p>0.76772</text:p>
          </table:table-cell>
          <table:table-cell table:style-name="ce8" office:value-type="float" office:value="0.63706" calcext:value-type="float">
            <text:p>0.63706</text:p>
          </table:table-cell>
          <table:table-cell table:style-name="ce8" office:value-type="float" office:value="0.61207" calcext:value-type="float">
            <text:p>0.61207</text:p>
          </table:table-cell>
          <table:table-cell table:style-name="ce8" office:value-type="float" office:value="0.51995" calcext:value-type="float">
            <text:p>0.51995</text:p>
          </table:table-cell>
          <table:table-cell table:style-name="ce8" office:value-type="float" office:value="0.45841" calcext:value-type="float">
            <text:p>0.45841</text:p>
          </table:table-cell>
          <table:table-cell table:style-name="ce10" office:value-type="float" office:value="0.41599" calcext:value-type="float">
            <text:p>0.4159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7]-[.A307]" office:value-type="float" office:value="-0.30931" calcext:value-type="float">
            <text:p>-0.30931</text:p>
          </table:table-cell>
          <table:table-cell table:style-name="ce22" table:formula="of:=[.G307]*[.C307]" office:value-type="float" office:value="0.162483743092288" calcext:value-type="float">
            <text:p>0.162483743092288</text:p>
          </table:table-cell>
          <table:table-cell table:formula="of:=[.H307]-[.I307]" office:value-type="float" office:value="10" calcext:value-type="float">
            <text:p>10</text:p>
          </table:table-cell>
          <table:table-cell table:formula="of:=[.K307]/[.L307]" office:value-type="float" office:value="-1.90363659842768" calcext:value-type="float">
            <text:p>-1.90363659842768</text:p>
          </table:table-cell>
          <table:table-cell table:formula="of:=[.M307]/[.J307]" office:value-type="float" office:value="1.17647058823529" calcext:value-type="float">
            <text:p>1.17647058823529</text:p>
          </table:table-cell>
          <table:table-cell table:style-name="ce27" table:formula="of:=[.N307]/[.O307]" office:value-type="float" office:value="-1.61809110866353" calcext:value-type="float">
            <text:p>-1.61809110866353</text:p>
          </table:table-cell>
          <table:table-cell table:formula="of:=[.F307]-[.B307]" office:value-type="float" office:value="-0.22107" calcext:value-type="float">
            <text:p>-0.22107</text:p>
          </table:table-cell>
          <table:table-cell office:value-type="float" office:value="0.162483743092288" calcext:value-type="float">
            <text:p>0.162483743092288</text:p>
          </table:table-cell>
          <table:table-cell office:value-type="float" office:value="10" calcext:value-type="float">
            <text:p>10</text:p>
          </table:table-cell>
          <table:table-cell table:formula="of:=[.Q307]/[.R307]" office:value-type="float" office:value="-1.36056688375548" calcext:value-type="float">
            <text:p>-1.36056688375548</text:p>
          </table:table-cell>
          <table:table-cell table:formula="of:=[.S307]/[.J307]" office:value-type="float" office:value="1.17647058823529" calcext:value-type="float">
            <text:p>1.17647058823529</text:p>
          </table:table-cell>
          <table:table-cell table:style-name="ce27" table:formula="of:=[.T307]/[.U307]" office:value-type="float" office:value="-1.15648185119216" calcext:value-type="float">
            <text:p>-1.15648185119216</text:p>
          </table:table-cell>
        </table:table-row>
        <table:table-row table:style-name="ro1">
          <table:table-cell table:style-name="ce5" office:value-type="float" office:value="0.76639" calcext:value-type="float">
            <text:p>0.76639</text:p>
          </table:table-cell>
          <table:table-cell table:style-name="ce8" office:value-type="float" office:value="0.63809" calcext:value-type="float">
            <text:p>0.63809</text:p>
          </table:table-cell>
          <table:table-cell table:style-name="ce8" office:value-type="float" office:value="0.60504" calcext:value-type="float">
            <text:p>0.60504</text:p>
          </table:table-cell>
          <table:table-cell table:style-name="ce8" office:value-type="float" office:value="0.51974" calcext:value-type="float">
            <text:p>0.51974</text:p>
          </table:table-cell>
          <table:table-cell table:style-name="ce8" office:value-type="float" office:value="0.42274" calcext:value-type="float">
            <text:p>0.42274</text:p>
          </table:table-cell>
          <table:table-cell table:style-name="ce10" office:value-type="float" office:value="0.41452" calcext:value-type="float">
            <text:p>0.4145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8]-[.A308]" office:value-type="float" office:value="-0.34365" calcext:value-type="float">
            <text:p>-0.34365</text:p>
          </table:table-cell>
          <table:table-cell table:style-name="ce22" table:formula="of:=[.G308]*[.C308]" office:value-type="float" office:value="0.160617517474403" calcext:value-type="float">
            <text:p>0.160617517474403</text:p>
          </table:table-cell>
          <table:table-cell table:formula="of:=[.H308]-[.I308]" office:value-type="float" office:value="10" calcext:value-type="float">
            <text:p>10</text:p>
          </table:table-cell>
          <table:table-cell table:formula="of:=[.K308]/[.L308]" office:value-type="float" office:value="-2.1395549215531" calcext:value-type="float">
            <text:p>-2.1395549215531</text:p>
          </table:table-cell>
          <table:table-cell table:formula="of:=[.M308]/[.J308]" office:value-type="float" office:value="1.17647058823529" calcext:value-type="float">
            <text:p>1.17647058823529</text:p>
          </table:table-cell>
          <table:table-cell table:style-name="ce27" table:formula="of:=[.N308]/[.O308]" office:value-type="float" office:value="-1.81862168332014" calcext:value-type="float">
            <text:p>-1.81862168332014</text:p>
          </table:table-cell>
          <table:table-cell table:formula="of:=[.F308]-[.B308]" office:value-type="float" office:value="-0.22357" calcext:value-type="float">
            <text:p>-0.22357</text:p>
          </table:table-cell>
          <table:table-cell office:value-type="float" office:value="0.160617517474403" calcext:value-type="float">
            <text:p>0.160617517474403</text:p>
          </table:table-cell>
          <table:table-cell office:value-type="float" office:value="10" calcext:value-type="float">
            <text:p>10</text:p>
          </table:table-cell>
          <table:table-cell table:formula="of:=[.Q308]/[.R308]" office:value-type="float" office:value="-1.39194032827478" calcext:value-type="float">
            <text:p>-1.39194032827478</text:p>
          </table:table-cell>
          <table:table-cell table:formula="of:=[.S308]/[.J308]" office:value-type="float" office:value="1.17647058823529" calcext:value-type="float">
            <text:p>1.17647058823529</text:p>
          </table:table-cell>
          <table:table-cell table:style-name="ce27" table:formula="of:=[.T308]/[.U308]" office:value-type="float" office:value="-1.18314927903356" calcext:value-type="float">
            <text:p>-1.18314927903356</text:p>
          </table:table-cell>
        </table:table-row>
        <table:table-row table:style-name="ro1">
          <table:table-cell table:style-name="ce5" office:value-type="float" office:value="0.74046" calcext:value-type="float">
            <text:p>0.74046</text:p>
          </table:table-cell>
          <table:table-cell table:style-name="ce8" office:value-type="float" office:value="0.63901" calcext:value-type="float">
            <text:p>0.63901</text:p>
          </table:table-cell>
          <table:table-cell table:style-name="ce8" office:value-type="float" office:value="0.57053" calcext:value-type="float">
            <text:p>0.57053</text:p>
          </table:table-cell>
          <table:table-cell table:style-name="ce8" office:value-type="float" office:value="0.51938" calcext:value-type="float">
            <text:p>0.51938</text:p>
          </table:table-cell>
          <table:table-cell table:style-name="ce8" office:value-type="float" office:value="0.37526" calcext:value-type="float">
            <text:p>0.37526</text:p>
          </table:table-cell>
          <table:table-cell table:style-name="ce10" office:value-type="float" office:value="0.41289" calcext:value-type="float">
            <text:p>0.4128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9]-[.A309]" office:value-type="float" office:value="-0.3652" calcext:value-type="float">
            <text:p>-0.3652</text:p>
          </table:table-cell>
          <table:table-cell table:style-name="ce22" table:formula="of:=[.G309]*[.C309]" office:value-type="float" office:value="0.151456287592012" calcext:value-type="float">
            <text:p>0.151456287592012</text:p>
          </table:table-cell>
          <table:table-cell table:formula="of:=[.H309]-[.I309]" office:value-type="float" office:value="10" calcext:value-type="float">
            <text:p>10</text:p>
          </table:table-cell>
          <table:table-cell table:formula="of:=[.K309]/[.L309]" office:value-type="float" office:value="-2.41125677782201" calcext:value-type="float">
            <text:p>-2.41125677782201</text:p>
          </table:table-cell>
          <table:table-cell table:formula="of:=[.M309]/[.J309]" office:value-type="float" office:value="1.17647058823529" calcext:value-type="float">
            <text:p>1.17647058823529</text:p>
          </table:table-cell>
          <table:table-cell table:style-name="ce27" table:formula="of:=[.N309]/[.O309]" office:value-type="float" office:value="-2.04956826114871" calcext:value-type="float">
            <text:p>-2.04956826114871</text:p>
          </table:table-cell>
          <table:table-cell table:formula="of:=[.F309]-[.B309]" office:value-type="float" office:value="-0.22612" calcext:value-type="float">
            <text:p>-0.22612</text:p>
          </table:table-cell>
          <table:table-cell office:value-type="float" office:value="0.151456287592013" calcext:value-type="float">
            <text:p>0.151456287592013</text:p>
          </table:table-cell>
          <table:table-cell office:value-type="float" office:value="10" calcext:value-type="float">
            <text:p>10</text:p>
          </table:table-cell>
          <table:table-cell table:formula="of:=[.Q309]/[.R309]" office:value-type="float" office:value="-1.49297202245649" calcext:value-type="float">
            <text:p>-1.49297202245649</text:p>
          </table:table-cell>
          <table:table-cell table:formula="of:=[.S309]/[.J309]" office:value-type="float" office:value="1.17647058823529" calcext:value-type="float">
            <text:p>1.17647058823529</text:p>
          </table:table-cell>
          <table:table-cell table:style-name="ce27" table:formula="of:=[.T309]/[.U309]" office:value-type="float" office:value="-1.26902621908802" calcext:value-type="float">
            <text:p>-1.26902621908802</text:p>
          </table:table-cell>
        </table:table-row>
        <table:table-row table:style-name="ro1">
          <table:table-cell table:style-name="ce5" office:value-type="float" office:value="0.70889" calcext:value-type="float">
            <text:p>0.70889</text:p>
          </table:table-cell>
          <table:table-cell table:style-name="ce8" office:value-type="float" office:value="0.63982" calcext:value-type="float">
            <text:p>0.63982</text:p>
          </table:table-cell>
          <table:table-cell table:style-name="ce8" office:value-type="float" office:value="0.53302" calcext:value-type="float">
            <text:p>0.53302</text:p>
          </table:table-cell>
          <table:table-cell table:style-name="ce8" office:value-type="float" office:value="0.51887" calcext:value-type="float">
            <text:p>0.51887</text:p>
          </table:table-cell>
          <table:table-cell table:style-name="ce8" office:value-type="float" office:value="0.33202" calcext:value-type="float">
            <text:p>0.33202</text:p>
          </table:table-cell>
          <table:table-cell table:style-name="ce10" office:value-type="float" office:value="0.41103" calcext:value-type="float">
            <text:p>0.4110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0]-[.A310]" office:value-type="float" office:value="-0.37687" calcext:value-type="float">
            <text:p>-0.37687</text:p>
          </table:table-cell>
          <table:table-cell table:style-name="ce22" table:formula="of:=[.G310]*[.C310]" office:value-type="float" office:value="0.141498659864152" calcext:value-type="float">
            <text:p>0.141498659864152</text:p>
          </table:table-cell>
          <table:table-cell table:formula="of:=[.H310]-[.I310]" office:value-type="float" office:value="10" calcext:value-type="float">
            <text:p>10</text:p>
          </table:table-cell>
          <table:table-cell table:formula="of:=[.K310]/[.L310]" office:value-type="float" office:value="-2.6634174511746" calcext:value-type="float">
            <text:p>-2.6634174511746</text:p>
          </table:table-cell>
          <table:table-cell table:formula="of:=[.M310]/[.J310]" office:value-type="float" office:value="1.17647058823529" calcext:value-type="float">
            <text:p>1.17647058823529</text:p>
          </table:table-cell>
          <table:table-cell table:style-name="ce27" table:formula="of:=[.N310]/[.O310]" office:value-type="float" office:value="-2.26390483349841" calcext:value-type="float">
            <text:p>-2.26390483349841</text:p>
          </table:table-cell>
          <table:table-cell table:formula="of:=[.F310]-[.B310]" office:value-type="float" office:value="-0.22879" calcext:value-type="float">
            <text:p>-0.22879</text:p>
          </table:table-cell>
          <table:table-cell office:value-type="float" office:value="0.141498659864152" calcext:value-type="float">
            <text:p>0.141498659864152</text:p>
          </table:table-cell>
          <table:table-cell office:value-type="float" office:value="10" calcext:value-type="float">
            <text:p>10</text:p>
          </table:table-cell>
          <table:table-cell table:formula="of:=[.Q310]/[.R310]" office:value-type="float" office:value="-1.61690577295681" calcext:value-type="float">
            <text:p>-1.61690577295681</text:p>
          </table:table-cell>
          <table:table-cell table:formula="of:=[.S310]/[.J310]" office:value-type="float" office:value="1.17647058823529" calcext:value-type="float">
            <text:p>1.17647058823529</text:p>
          </table:table-cell>
          <table:table-cell table:style-name="ce27" table:formula="of:=[.T310]/[.U310]" office:value-type="float" office:value="-1.37436990701329" calcext:value-type="float">
            <text:p>-1.37436990701329</text:p>
          </table:table-cell>
        </table:table-row>
        <table:table-row table:style-name="ro1">
          <table:table-cell table:style-name="ce5" office:value-type="float" office:value="0.69186" calcext:value-type="float">
            <text:p>0.69186</text:p>
          </table:table-cell>
          <table:table-cell table:style-name="ce8" office:value-type="float" office:value="0.6405" calcext:value-type="float">
            <text:p>0.6405</text:p>
          </table:table-cell>
          <table:table-cell table:style-name="ce8" office:value-type="float" office:value="0.51124" calcext:value-type="float">
            <text:p>0.51124</text:p>
          </table:table-cell>
          <table:table-cell table:style-name="ce8" office:value-type="float" office:value="0.51816" calcext:value-type="float">
            <text:p>0.51816</text:p>
          </table:table-cell>
          <table:table-cell table:style-name="ce8" office:value-type="float" office:value="0.3052" calcext:value-type="float">
            <text:p>0.3052</text:p>
          </table:table-cell>
          <table:table-cell table:style-name="ce10" office:value-type="float" office:value="0.4089" calcext:value-type="float">
            <text:p>0.408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1]-[.A311]" office:value-type="float" office:value="-0.38666" calcext:value-type="float">
            <text:p>-0.38666</text:p>
          </table:table-cell>
          <table:table-cell table:style-name="ce22" table:formula="of:=[.G311]*[.C311]" office:value-type="float" office:value="0.135716811506039" calcext:value-type="float">
            <text:p>0.135716811506039</text:p>
          </table:table-cell>
          <table:table-cell table:formula="of:=[.H311]-[.I311]" office:value-type="float" office:value="10" calcext:value-type="float">
            <text:p>10</text:p>
          </table:table-cell>
          <table:table-cell table:formula="of:=[.K311]/[.L311]" office:value-type="float" office:value="-2.84902066081029" calcext:value-type="float">
            <text:p>-2.84902066081029</text:p>
          </table:table-cell>
          <table:table-cell table:formula="of:=[.M311]/[.J311]" office:value-type="float" office:value="1.17647058823529" calcext:value-type="float">
            <text:p>1.17647058823529</text:p>
          </table:table-cell>
          <table:table-cell table:style-name="ce27" table:formula="of:=[.N311]/[.O311]" office:value-type="float" office:value="-2.42166756168874" calcext:value-type="float">
            <text:p>-2.42166756168874</text:p>
          </table:table-cell>
          <table:table-cell table:formula="of:=[.F311]-[.B311]" office:value-type="float" office:value="-0.2316" calcext:value-type="float">
            <text:p>-0.2316</text:p>
          </table:table-cell>
          <table:table-cell office:value-type="float" office:value="0.135716811506039" calcext:value-type="float">
            <text:p>0.135716811506039</text:p>
          </table:table-cell>
          <table:table-cell office:value-type="float" office:value="10" calcext:value-type="float">
            <text:p>10</text:p>
          </table:table-cell>
          <table:table-cell table:formula="of:=[.Q311]/[.R311]" office:value-type="float" office:value="-1.70649455605354" calcext:value-type="float">
            <text:p>-1.70649455605354</text:p>
          </table:table-cell>
          <table:table-cell table:formula="of:=[.S311]/[.J311]" office:value-type="float" office:value="1.17647058823529" calcext:value-type="float">
            <text:p>1.17647058823529</text:p>
          </table:table-cell>
          <table:table-cell table:style-name="ce27" table:formula="of:=[.T311]/[.U311]" office:value-type="float" office:value="-1.45052037264551" calcext:value-type="float">
            <text:p>-1.45052037264551</text:p>
          </table:table-cell>
        </table:table-row>
        <table:table-row table:style-name="ro1">
          <table:table-cell table:style-name="ce5" office:value-type="float" office:value="0.67875" calcext:value-type="float">
            <text:p>0.67875</text:p>
          </table:table-cell>
          <table:table-cell table:style-name="ce8" office:value-type="float" office:value="0.64108" calcext:value-type="float">
            <text:p>0.64108</text:p>
          </table:table-cell>
          <table:table-cell table:style-name="ce8" office:value-type="float" office:value="0.49416" calcext:value-type="float">
            <text:p>0.49416</text:p>
          </table:table-cell>
          <table:table-cell table:style-name="ce8" office:value-type="float" office:value="0.51733" calcext:value-type="float">
            <text:p>0.51733</text:p>
          </table:table-cell>
          <table:table-cell table:style-name="ce8" office:value-type="float" office:value="0.28372" calcext:value-type="float">
            <text:p>0.28372</text:p>
          </table:table-cell>
          <table:table-cell table:style-name="ce10" office:value-type="float" office:value="0.40664" calcext:value-type="float">
            <text:p>0.4066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2]-[.A312]" office:value-type="float" office:value="-0.39503" calcext:value-type="float">
            <text:p>-0.39503</text:p>
          </table:table-cell>
          <table:table-cell table:style-name="ce22" table:formula="of:=[.G312]*[.C312]" office:value-type="float" office:value="0.131182653105829" calcext:value-type="float">
            <text:p>0.131182653105829</text:p>
          </table:table-cell>
          <table:table-cell table:formula="of:=[.H312]-[.I312]" office:value-type="float" office:value="10" calcext:value-type="float">
            <text:p>10</text:p>
          </table:table-cell>
          <table:table-cell table:formula="of:=[.K312]/[.L312]" office:value-type="float" office:value="-3.01129753551574" calcext:value-type="float">
            <text:p>-3.01129753551574</text:p>
          </table:table-cell>
          <table:table-cell table:formula="of:=[.M312]/[.J312]" office:value-type="float" office:value="1.17647058823529" calcext:value-type="float">
            <text:p>1.17647058823529</text:p>
          </table:table-cell>
          <table:table-cell table:style-name="ce27" table:formula="of:=[.N312]/[.O312]" office:value-type="float" office:value="-2.55960290518838" calcext:value-type="float">
            <text:p>-2.55960290518838</text:p>
          </table:table-cell>
          <table:table-cell table:formula="of:=[.F312]-[.B312]" office:value-type="float" office:value="-0.23444" calcext:value-type="float">
            <text:p>-0.23444</text:p>
          </table:table-cell>
          <table:table-cell office:value-type="float" office:value="0.13118265310583" calcext:value-type="float">
            <text:p>0.13118265310583</text:p>
          </table:table-cell>
          <table:table-cell office:value-type="float" office:value="10" calcext:value-type="float">
            <text:p>10</text:p>
          </table:table-cell>
          <table:table-cell table:formula="of:=[.Q312]/[.R312]" office:value-type="float" office:value="-1.787126532735" calcext:value-type="float">
            <text:p>-1.787126532735</text:p>
          </table:table-cell>
          <table:table-cell table:formula="of:=[.S312]/[.J312]" office:value-type="float" office:value="1.17647058823529" calcext:value-type="float">
            <text:p>1.17647058823529</text:p>
          </table:table-cell>
          <table:table-cell table:style-name="ce27" table:formula="of:=[.T312]/[.U312]" office:value-type="float" office:value="-1.51905755282475" calcext:value-type="float">
            <text:p>-1.51905755282475</text:p>
          </table:table-cell>
        </table:table-row>
        <table:table-row table:style-name="ro1">
          <table:table-cell table:style-name="ce5" office:value-type="float" office:value="0.66499" calcext:value-type="float">
            <text:p>0.66499</text:p>
          </table:table-cell>
          <table:table-cell table:style-name="ce8" office:value-type="float" office:value="0.64161" calcext:value-type="float">
            <text:p>0.64161</text:p>
          </table:table-cell>
          <table:table-cell table:style-name="ce8" office:value-type="float" office:value="0.47648" calcext:value-type="float">
            <text:p>0.47648</text:p>
          </table:table-cell>
          <table:table-cell table:style-name="ce8" office:value-type="float" office:value="0.51648" calcext:value-type="float">
            <text:p>0.51648</text:p>
          </table:table-cell>
          <table:table-cell table:style-name="ce8" office:value-type="float" office:value="0.26162" calcext:value-type="float">
            <text:p>0.26162</text:p>
          </table:table-cell>
          <table:table-cell table:style-name="ce10" office:value-type="float" office:value="0.40444" calcext:value-type="float">
            <text:p>0.4044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3]-[.A313]" office:value-type="float" office:value="-0.40337" calcext:value-type="float">
            <text:p>-0.40337</text:p>
          </table:table-cell>
          <table:table-cell table:style-name="ce22" table:formula="of:=[.G313]*[.C313]" office:value-type="float" office:value="0.126489215136526" calcext:value-type="float">
            <text:p>0.126489215136526</text:p>
          </table:table-cell>
          <table:table-cell table:formula="of:=[.H313]-[.I313]" office:value-type="float" office:value="10" calcext:value-type="float">
            <text:p>10</text:p>
          </table:table-cell>
          <table:table-cell table:formula="of:=[.K313]/[.L313]" office:value-type="float" office:value="-3.18896753027224" calcext:value-type="float">
            <text:p>-3.18896753027224</text:p>
          </table:table-cell>
          <table:table-cell table:formula="of:=[.M313]/[.J313]" office:value-type="float" office:value="1.17647058823529" calcext:value-type="float">
            <text:p>1.17647058823529</text:p>
          </table:table-cell>
          <table:table-cell table:style-name="ce27" table:formula="of:=[.N313]/[.O313]" office:value-type="float" office:value="-2.7106224007314" calcext:value-type="float">
            <text:p>-2.7106224007314</text:p>
          </table:table-cell>
          <table:table-cell table:formula="of:=[.F313]-[.B313]" office:value-type="float" office:value="-0.23717" calcext:value-type="float">
            <text:p>-0.23717</text:p>
          </table:table-cell>
          <table:table-cell office:value-type="float" office:value="0.126489215136526" calcext:value-type="float">
            <text:p>0.126489215136526</text:p>
          </table:table-cell>
          <table:table-cell office:value-type="float" office:value="10" calcext:value-type="float">
            <text:p>10</text:p>
          </table:table-cell>
          <table:table-cell table:formula="of:=[.Q313]/[.R313]" office:value-type="float" office:value="-1.87502151660923" calcext:value-type="float">
            <text:p>-1.87502151660923</text:p>
          </table:table-cell>
          <table:table-cell table:formula="of:=[.S313]/[.J313]" office:value-type="float" office:value="1.17647058823529" calcext:value-type="float">
            <text:p>1.17647058823529</text:p>
          </table:table-cell>
          <table:table-cell table:style-name="ce27" table:formula="of:=[.T313]/[.U313]" office:value-type="float" office:value="-1.59376828911784" calcext:value-type="float">
            <text:p>-1.59376828911784</text:p>
          </table:table-cell>
        </table:table-row>
        <table:table-row table:style-name="ro1">
          <table:table-cell table:style-name="ce5" office:value-type="float" office:value="0.64655" calcext:value-type="float">
            <text:p>0.64655</text:p>
          </table:table-cell>
          <table:table-cell table:style-name="ce8" office:value-type="float" office:value="0.64213" calcext:value-type="float">
            <text:p>0.64213</text:p>
          </table:table-cell>
          <table:table-cell table:style-name="ce8" office:value-type="float" office:value="0.4529" calcext:value-type="float">
            <text:p>0.4529</text:p>
          </table:table-cell>
          <table:table-cell table:style-name="ce8" office:value-type="float" office:value="0.51569" calcext:value-type="float">
            <text:p>0.51569</text:p>
          </table:table-cell>
          <table:table-cell table:style-name="ce8" office:value-type="float" office:value="0.23306" calcext:value-type="float">
            <text:p>0.23306</text:p>
          </table:table-cell>
          <table:table-cell table:style-name="ce10" office:value-type="float" office:value="0.40243" calcext:value-type="float">
            <text:p>0.4024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4]-[.A314]" office:value-type="float" office:value="-0.41349" calcext:value-type="float">
            <text:p>-0.41349</text:p>
          </table:table-cell>
          <table:table-cell table:style-name="ce22" table:formula="of:=[.G314]*[.C314]" office:value-type="float" office:value="0.120229528071131" calcext:value-type="float">
            <text:p>0.120229528071131</text:p>
          </table:table-cell>
          <table:table-cell table:formula="of:=[.H314]-[.I314]" office:value-type="float" office:value="10" calcext:value-type="float">
            <text:p>10</text:p>
          </table:table-cell>
          <table:table-cell table:formula="of:=[.K314]/[.L314]" office:value-type="float" office:value="-3.43917177945977" calcext:value-type="float">
            <text:p>-3.43917177945977</text:p>
          </table:table-cell>
          <table:table-cell table:formula="of:=[.M314]/[.J314]" office:value-type="float" office:value="1.17647058823529" calcext:value-type="float">
            <text:p>1.17647058823529</text:p>
          </table:table-cell>
          <table:table-cell table:style-name="ce27" table:formula="of:=[.N314]/[.O314]" office:value-type="float" office:value="-2.9232960125408" calcext:value-type="float">
            <text:p>-2.9232960125408</text:p>
          </table:table-cell>
          <table:table-cell table:formula="of:=[.F314]-[.B314]" office:value-type="float" office:value="-0.2397" calcext:value-type="float">
            <text:p>-0.2397</text:p>
          </table:table-cell>
          <table:table-cell office:value-type="float" office:value="0.120229528071131" calcext:value-type="float">
            <text:p>0.120229528071131</text:p>
          </table:table-cell>
          <table:table-cell office:value-type="float" office:value="10" calcext:value-type="float">
            <text:p>10</text:p>
          </table:table-cell>
          <table:table-cell table:formula="of:=[.Q314]/[.R314]" office:value-type="float" office:value="-1.99368660798691" calcext:value-type="float">
            <text:p>-1.99368660798691</text:p>
          </table:table-cell>
          <table:table-cell table:formula="of:=[.S314]/[.J314]" office:value-type="float" office:value="1.17647058823529" calcext:value-type="float">
            <text:p>1.17647058823529</text:p>
          </table:table-cell>
          <table:table-cell table:style-name="ce27" table:formula="of:=[.T314]/[.U314]" office:value-type="float" office:value="-1.69463361678887" calcext:value-type="float">
            <text:p>-1.69463361678887</text:p>
          </table:table-cell>
        </table:table-row>
        <table:table-row table:style-name="ro1">
          <table:table-cell table:style-name="ce5" office:value-type="float" office:value="0.62803" calcext:value-type="float">
            <text:p>0.62803</text:p>
          </table:table-cell>
          <table:table-cell table:style-name="ce8" office:value-type="float" office:value="0.64272" calcext:value-type="float">
            <text:p>0.64272</text:p>
          </table:table-cell>
          <table:table-cell table:style-name="ce8" office:value-type="float" office:value="0.42932" calcext:value-type="float">
            <text:p>0.42932</text:p>
          </table:table-cell>
          <table:table-cell table:style-name="ce8" office:value-type="float" office:value="0.51505" calcext:value-type="float">
            <text:p>0.51505</text:p>
          </table:table-cell>
          <table:table-cell table:style-name="ce8" office:value-type="float" office:value="0.20487" calcext:value-type="float">
            <text:p>0.20487</text:p>
          </table:table-cell>
          <table:table-cell table:style-name="ce10" office:value-type="float" office:value="0.40078" calcext:value-type="float">
            <text:p>0.4007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5]-[.A315]" office:value-type="float" office:value="-0.42316" calcext:value-type="float">
            <text:p>-0.42316</text:p>
          </table:table-cell>
          <table:table-cell table:style-name="ce22" table:formula="of:=[.G315]*[.C315]" office:value-type="float" office:value="0.113969841005736" calcext:value-type="float">
            <text:p>0.113969841005736</text:p>
          </table:table-cell>
          <table:table-cell table:formula="of:=[.H315]-[.I315]" office:value-type="float" office:value="10" calcext:value-type="float">
            <text:p>10</text:p>
          </table:table-cell>
          <table:table-cell table:formula="of:=[.K315]/[.L315]" office:value-type="float" office:value="-3.7129120850375" calcext:value-type="float">
            <text:p>-3.7129120850375</text:p>
          </table:table-cell>
          <table:table-cell table:formula="of:=[.M315]/[.J315]" office:value-type="float" office:value="1.17647058823529" calcext:value-type="float">
            <text:p>1.17647058823529</text:p>
          </table:table-cell>
          <table:table-cell table:style-name="ce27" table:formula="of:=[.N315]/[.O315]" office:value-type="float" office:value="-3.15597527228187" calcext:value-type="float">
            <text:p>-3.15597527228187</text:p>
          </table:table-cell>
          <table:table-cell table:formula="of:=[.F315]-[.B315]" office:value-type="float" office:value="-0.24194" calcext:value-type="float">
            <text:p>-0.24194</text:p>
          </table:table-cell>
          <table:table-cell office:value-type="float" office:value="0.113969841005736" calcext:value-type="float">
            <text:p>0.113969841005736</text:p>
          </table:table-cell>
          <table:table-cell office:value-type="float" office:value="10" calcext:value-type="float">
            <text:p>10</text:p>
          </table:table-cell>
          <table:table-cell table:formula="of:=[.Q315]/[.R315]" office:value-type="float" office:value="-2.12284230516583" calcext:value-type="float">
            <text:p>-2.12284230516583</text:p>
          </table:table-cell>
          <table:table-cell table:formula="of:=[.S315]/[.J315]" office:value-type="float" office:value="1.17647058823529" calcext:value-type="float">
            <text:p>1.17647058823529</text:p>
          </table:table-cell>
          <table:table-cell table:style-name="ce27" table:formula="of:=[.T315]/[.U315]" office:value-type="float" office:value="-1.80441595939096" calcext:value-type="float">
            <text:p>-1.80441595939096</text:p>
          </table:table-cell>
        </table:table-row>
        <table:table-row table:style-name="ro1">
          <table:table-cell table:style-name="ce5" office:value-type="float" office:value="0.60813" calcext:value-type="float">
            <text:p>0.60813</text:p>
          </table:table-cell>
          <table:table-cell table:style-name="ce8" office:value-type="float" office:value="0.64337" calcext:value-type="float">
            <text:p>0.64337</text:p>
          </table:table-cell>
          <table:table-cell table:style-name="ce8" office:value-type="float" office:value="0.40473" calcext:value-type="float">
            <text:p>0.40473</text:p>
          </table:table-cell>
          <table:table-cell table:style-name="ce8" office:value-type="float" office:value="0.51456" calcext:value-type="float">
            <text:p>0.51456</text:p>
          </table:table-cell>
          <table:table-cell table:style-name="ce8" office:value-type="float" office:value="0.17522" calcext:value-type="float">
            <text:p>0.17522</text:p>
          </table:table-cell>
          <table:table-cell table:style-name="ce10" office:value-type="float" office:value="0.3994" calcext:value-type="float">
            <text:p>0.399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6]-[.A316]" office:value-type="float" office:value="-0.43291" calcext:value-type="float">
            <text:p>-0.43291</text:p>
          </table:table-cell>
          <table:table-cell table:style-name="ce22" table:formula="of:=[.G316]*[.C316]" office:value-type="float" office:value="0.107442033332367" calcext:value-type="float">
            <text:p>0.107442033332367</text:p>
          </table:table-cell>
          <table:table-cell table:formula="of:=[.H316]-[.I316]" office:value-type="float" office:value="10" calcext:value-type="float">
            <text:p>10</text:p>
          </table:table-cell>
          <table:table-cell table:formula="of:=[.K316]/[.L316]" office:value-type="float" office:value="-4.02924243494922" calcext:value-type="float">
            <text:p>-4.02924243494922</text:p>
          </table:table-cell>
          <table:table-cell table:formula="of:=[.M316]/[.J316]" office:value-type="float" office:value="1.17647058823529" calcext:value-type="float">
            <text:p>1.17647058823529</text:p>
          </table:table-cell>
          <table:table-cell table:style-name="ce27" table:formula="of:=[.N316]/[.O316]" office:value-type="float" office:value="-3.42485606970683" calcext:value-type="float">
            <text:p>-3.42485606970683</text:p>
          </table:table-cell>
          <table:table-cell table:formula="of:=[.F316]-[.B316]" office:value-type="float" office:value="-0.24397" calcext:value-type="float">
            <text:p>-0.24397</text:p>
          </table:table-cell>
          <table:table-cell office:value-type="float" office:value="0.107442033332367" calcext:value-type="float">
            <text:p>0.107442033332367</text:p>
          </table:table-cell>
          <table:table-cell office:value-type="float" office:value="10" calcext:value-type="float">
            <text:p>10</text:p>
          </table:table-cell>
          <table:table-cell table:formula="of:=[.Q316]/[.R316]" office:value-type="float" office:value="-2.27071279678122" calcext:value-type="float">
            <text:p>-2.27071279678122</text:p>
          </table:table-cell>
          <table:table-cell table:formula="of:=[.S316]/[.J316]" office:value-type="float" office:value="1.17647058823529" calcext:value-type="float">
            <text:p>1.17647058823529</text:p>
          </table:table-cell>
          <table:table-cell table:style-name="ce27" table:formula="of:=[.T316]/[.U316]" office:value-type="float" office:value="-1.93010587726404" calcext:value-type="float">
            <text:p>-1.93010587726404</text:p>
          </table:table-cell>
        </table:table-row>
        <table:table-row table:style-name="ro1">
          <table:table-cell table:style-name="ce5" office:value-type="float" office:value="0.58147" calcext:value-type="float">
            <text:p>0.58147</text:p>
          </table:table-cell>
          <table:table-cell table:style-name="ce8" office:value-type="float" office:value="0.644" calcext:value-type="float">
            <text:p>0.644</text:p>
          </table:table-cell>
          <table:table-cell table:style-name="ce8" office:value-type="float" office:value="0.37271" calcext:value-type="float">
            <text:p>0.37271</text:p>
          </table:table-cell>
          <table:table-cell table:style-name="ce8" office:value-type="float" office:value="0.51403" calcext:value-type="float">
            <text:p>0.51403</text:p>
          </table:table-cell>
          <table:table-cell table:style-name="ce8" office:value-type="float" office:value="0.13653" calcext:value-type="float">
            <text:p>0.13653</text:p>
          </table:table-cell>
          <table:table-cell table:style-name="ce10" office:value-type="float" office:value="0.39786" calcext:value-type="float">
            <text:p>0.3978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7]-[.A317]" office:value-type="float" office:value="-0.44494" calcext:value-type="float">
            <text:p>-0.44494</text:p>
          </table:table-cell>
          <table:table-cell table:style-name="ce22" table:formula="of:=[.G317]*[.C317]" office:value-type="float" office:value="0.0989418136617161" calcext:value-type="float">
            <text:p>0.098941813661716</text:p>
          </table:table-cell>
          <table:table-cell table:formula="of:=[.H317]-[.I317]" office:value-type="float" office:value="10" calcext:value-type="float">
            <text:p>10</text:p>
          </table:table-cell>
          <table:table-cell table:formula="of:=[.K317]/[.L317]" office:value-type="float" office:value="-4.49698649674301" calcext:value-type="float">
            <text:p>-4.49698649674301</text:p>
          </table:table-cell>
          <table:table-cell table:formula="of:=[.M317]/[.J317]" office:value-type="float" office:value="1.17647058823529" calcext:value-type="float">
            <text:p>1.17647058823529</text:p>
          </table:table-cell>
          <table:table-cell table:style-name="ce27" table:formula="of:=[.N317]/[.O317]" office:value-type="float" office:value="-3.82243852223155" calcext:value-type="float">
            <text:p>-3.82243852223155</text:p>
          </table:table-cell>
          <table:table-cell table:formula="of:=[.F317]-[.B317]" office:value-type="float" office:value="-0.24614" calcext:value-type="float">
            <text:p>-0.24614</text:p>
          </table:table-cell>
          <table:table-cell office:value-type="float" office:value="0.0989418136617163" calcext:value-type="float">
            <text:p>0.098941813661716</text:p>
          </table:table-cell>
          <table:table-cell office:value-type="float" office:value="10" calcext:value-type="float">
            <text:p>10</text:p>
          </table:table-cell>
          <table:table-cell table:formula="of:=[.Q317]/[.R317]" office:value-type="float" office:value="-2.48772476358233" calcext:value-type="float">
            <text:p>-2.48772476358233</text:p>
          </table:table-cell>
          <table:table-cell table:formula="of:=[.S317]/[.J317]" office:value-type="float" office:value="1.17647058823529" calcext:value-type="float">
            <text:p>1.17647058823529</text:p>
          </table:table-cell>
          <table:table-cell table:style-name="ce27" table:formula="of:=[.T317]/[.U317]" office:value-type="float" office:value="-2.11456604904498" calcext:value-type="float">
            <text:p>-2.11456604904498</text:p>
          </table:table-cell>
        </table:table-row>
        <table:table-row table:style-name="ro1">
          <table:table-cell table:style-name="ce5" office:value-type="float" office:value="0.5572" calcext:value-type="float">
            <text:p>0.5572</text:p>
          </table:table-cell>
          <table:table-cell table:style-name="ce8" office:value-type="float" office:value="0.64456" calcext:value-type="float">
            <text:p>0.64456</text:p>
          </table:table-cell>
          <table:table-cell table:style-name="ce8" office:value-type="float" office:value="0.34255" calcext:value-type="float">
            <text:p>0.34255</text:p>
          </table:table-cell>
          <table:table-cell table:style-name="ce8" office:value-type="float" office:value="0.51334" calcext:value-type="float">
            <text:p>0.51334</text:p>
          </table:table-cell>
          <table:table-cell table:style-name="ce8" office:value-type="float" office:value="0.098725" calcext:value-type="float">
            <text:p>0.098725</text:p>
          </table:table-cell>
          <table:table-cell table:style-name="ce10" office:value-type="float" office:value="0.39601" calcext:value-type="float">
            <text:p>0.3960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8]-[.A318]" office:value-type="float" office:value="-0.458475" calcext:value-type="float">
            <text:p>-0.458475</text:p>
          </table:table-cell>
          <table:table-cell table:style-name="ce22" table:formula="of:=[.G318]*[.C318]" office:value-type="float" office:value="0.090935360655257" calcext:value-type="float">
            <text:p>0.090935360655257</text:p>
          </table:table-cell>
          <table:table-cell table:formula="of:=[.H318]-[.I318]" office:value-type="float" office:value="10" calcext:value-type="float">
            <text:p>10</text:p>
          </table:table-cell>
          <table:table-cell table:formula="of:=[.K318]/[.L318]" office:value-type="float" office:value="-5.04176809435126" calcext:value-type="float">
            <text:p>-5.04176809435126</text:p>
          </table:table-cell>
          <table:table-cell table:formula="of:=[.M318]/[.J318]" office:value-type="float" office:value="1.17647058823529" calcext:value-type="float">
            <text:p>1.17647058823529</text:p>
          </table:table-cell>
          <table:table-cell table:style-name="ce27" table:formula="of:=[.N318]/[.O318]" office:value-type="float" office:value="-4.28550288019857" calcext:value-type="float">
            <text:p>-4.28550288019857</text:p>
          </table:table-cell>
          <table:table-cell table:formula="of:=[.F318]-[.B318]" office:value-type="float" office:value="-0.24855" calcext:value-type="float">
            <text:p>-0.24855</text:p>
          </table:table-cell>
          <table:table-cell office:value-type="float" office:value="0.0909353606552572" calcext:value-type="float">
            <text:p>0.090935360655257</text:p>
          </table:table-cell>
          <table:table-cell office:value-type="float" office:value="10" calcext:value-type="float">
            <text:p>10</text:p>
          </table:table-cell>
          <table:table-cell table:formula="of:=[.Q318]/[.R318]" office:value-type="float" office:value="-2.73326017743825" calcext:value-type="float">
            <text:p>-2.73326017743825</text:p>
          </table:table-cell>
          <table:table-cell table:formula="of:=[.S318]/[.J318]" office:value-type="float" office:value="1.17647058823529" calcext:value-type="float">
            <text:p>1.17647058823529</text:p>
          </table:table-cell>
          <table:table-cell table:style-name="ce27" table:formula="of:=[.T318]/[.U318]" office:value-type="float" office:value="-2.32327115082252" calcext:value-type="float">
            <text:p>-2.32327115082252</text:p>
          </table:table-cell>
        </table:table-row>
        <table:table-row table:style-name="ro1">
          <table:table-cell table:style-name="ce5" office:value-type="float" office:value="0.52547" calcext:value-type="float">
            <text:p>0.52547</text:p>
          </table:table-cell>
          <table:table-cell table:style-name="ce8" office:value-type="float" office:value="0.64502" calcext:value-type="float">
            <text:p>0.64502</text:p>
          </table:table-cell>
          <table:table-cell table:style-name="ce8" office:value-type="float" office:value="0.30456" calcext:value-type="float">
            <text:p>0.30456</text:p>
          </table:table-cell>
          <table:table-cell table:style-name="ce8" office:value-type="float" office:value="0.51249" calcext:value-type="float">
            <text:p>0.51249</text:p>
          </table:table-cell>
          <table:table-cell table:style-name="ce8" office:value-type="float" office:value="0.053331" calcext:value-type="float">
            <text:p>0.053331</text:p>
          </table:table-cell>
          <table:table-cell table:style-name="ce10" office:value-type="float" office:value="0.39386" calcext:value-type="float">
            <text:p>0.3938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9]-[.A319]" office:value-type="float" office:value="-0.472139" calcext:value-type="float">
            <text:p>-0.472139</text:p>
          </table:table-cell>
          <table:table-cell table:style-name="ce22" table:formula="of:=[.G319]*[.C319]" office:value-type="float" office:value="0.0808503092721211" calcext:value-type="float">
            <text:p>0.080850309272121</text:p>
          </table:table-cell>
          <table:table-cell table:formula="of:=[.H319]-[.I319]" office:value-type="float" office:value="10" calcext:value-type="float">
            <text:p>10</text:p>
          </table:table-cell>
          <table:table-cell table:formula="of:=[.K319]/[.L319]" office:value-type="float" office:value="-5.83966844716577" calcext:value-type="float">
            <text:p>-5.83966844716577</text:p>
          </table:table-cell>
          <table:table-cell table:formula="of:=[.M319]/[.J319]" office:value-type="float" office:value="1.17647058823529" calcext:value-type="float">
            <text:p>1.17647058823529</text:p>
          </table:table-cell>
          <table:table-cell table:style-name="ce27" table:formula="of:=[.N319]/[.O319]" office:value-type="float" office:value="-4.96371818009091" calcext:value-type="float">
            <text:p>-4.96371818009091</text:p>
          </table:table-cell>
          <table:table-cell table:formula="of:=[.F319]-[.B319]" office:value-type="float" office:value="-0.25116" calcext:value-type="float">
            <text:p>-0.25116</text:p>
          </table:table-cell>
          <table:table-cell office:value-type="float" office:value="0.0808503092721213" calcext:value-type="float">
            <text:p>0.080850309272121</text:p>
          </table:table-cell>
          <table:table-cell office:value-type="float" office:value="10" calcext:value-type="float">
            <text:p>10</text:p>
          </table:table-cell>
          <table:table-cell table:formula="of:=[.Q319]/[.R319]" office:value-type="float" office:value="-3.10648162339936" calcext:value-type="float">
            <text:p>-3.10648162339936</text:p>
          </table:table-cell>
          <table:table-cell table:formula="of:=[.S319]/[.J319]" office:value-type="float" office:value="1.17647058823529" calcext:value-type="float">
            <text:p>1.17647058823529</text:p>
          </table:table-cell>
          <table:table-cell table:style-name="ce27" table:formula="of:=[.T319]/[.U319]" office:value-type="float" office:value="-2.64050937988946" calcext:value-type="float">
            <text:p>-2.64050937988946</text:p>
          </table:table-cell>
        </table:table-row>
        <table:table-row table:style-name="ro1">
          <table:table-cell table:style-name="ce5" office:value-type="float" office:value="0.49398" calcext:value-type="float">
            <text:p>0.49398</text:p>
          </table:table-cell>
          <table:table-cell table:style-name="ce8" office:value-type="float" office:value="0.6454" calcext:value-type="float">
            <text:p>0.6454</text:p>
          </table:table-cell>
          <table:table-cell table:style-name="ce8" office:value-type="float" office:value="0.26589" calcext:value-type="float">
            <text:p>0.26589</text:p>
          </table:table-cell>
          <table:table-cell table:style-name="ce8" office:value-type="float" office:value="0.51154" calcext:value-type="float">
            <text:p>0.51154</text:p>
          </table:table-cell>
          <table:table-cell table:style-name="ce8" office:value-type="float" office:value="0.0056102" calcext:value-type="float">
            <text:p>0.0056102</text:p>
          </table:table-cell>
          <table:table-cell table:style-name="ce10" office:value-type="float" office:value="0.39157" calcext:value-type="float">
            <text:p>0.3915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0]-[.A320]" office:value-type="float" office:value="-0.4883698" calcext:value-type="float">
            <text:p>-0.4883698</text:p>
          </table:table-cell>
          <table:table-cell table:style-name="ce22" table:formula="of:=[.G320]*[.C320]" office:value-type="float" office:value="0.070584741044012" calcext:value-type="float">
            <text:p>0.070584741044012</text:p>
          </table:table-cell>
          <table:table-cell table:formula="of:=[.H320]-[.I320]" office:value-type="float" office:value="10" calcext:value-type="float">
            <text:p>10</text:p>
          </table:table-cell>
          <table:table-cell table:formula="of:=[.K320]/[.L320]" office:value-type="float" office:value="-6.91891466592595" calcext:value-type="float">
            <text:p>-6.91891466592595</text:p>
          </table:table-cell>
          <table:table-cell table:formula="of:=[.M320]/[.J320]" office:value-type="float" office:value="1.17647058823529" calcext:value-type="float">
            <text:p>1.17647058823529</text:p>
          </table:table-cell>
          <table:table-cell table:style-name="ce27" table:formula="of:=[.N320]/[.O320]" office:value-type="float" office:value="-5.88107746603706" calcext:value-type="float">
            <text:p>-5.88107746603706</text:p>
          </table:table-cell>
          <table:table-cell table:formula="of:=[.F320]-[.B320]" office:value-type="float" office:value="-0.25383" calcext:value-type="float">
            <text:p>-0.25383</text:p>
          </table:table-cell>
          <table:table-cell office:value-type="float" office:value="0.0705847410440121" calcext:value-type="float">
            <text:p>0.070584741044012</text:p>
          </table:table-cell>
          <table:table-cell office:value-type="float" office:value="10" calcext:value-type="float">
            <text:p>10</text:p>
          </table:table-cell>
          <table:table-cell table:formula="of:=[.Q320]/[.R320]" office:value-type="float" office:value="-3.59610301384726" calcext:value-type="float">
            <text:p>-3.59610301384726</text:p>
          </table:table-cell>
          <table:table-cell table:formula="of:=[.S320]/[.J320]" office:value-type="float" office:value="1.17647058823529" calcext:value-type="float">
            <text:p>1.17647058823529</text:p>
          </table:table-cell>
          <table:table-cell table:style-name="ce27" table:formula="of:=[.T320]/[.U320]" office:value-type="float" office:value="-3.05668756177017" calcext:value-type="float">
            <text:p>-3.05668756177017</text:p>
          </table:table-cell>
        </table:table-row>
        <table:table-row table:style-name="ro1">
          <table:table-cell table:style-name="ce5" office:value-type="float" office:value="0.46177" calcext:value-type="float">
            <text:p>0.46177</text:p>
          </table:table-cell>
          <table:table-cell table:style-name="ce8" office:value-type="float" office:value="0.64571" calcext:value-type="float">
            <text:p>0.64571</text:p>
          </table:table-cell>
          <table:table-cell table:style-name="ce8" office:value-type="float" office:value="0.22649" calcext:value-type="float">
            <text:p>0.22649</text:p>
          </table:table-cell>
          <table:table-cell table:style-name="ce8" office:value-type="float" office:value="0.5105" calcext:value-type="float">
            <text:p>0.510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892" calcext:value-type="float">
            <text:p>0.389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1]-[.A321]" office:value-type="float" office:value="-0.46177" calcext:value-type="float">
            <text:p>-0.46177</text:p>
          </table:table-cell>
          <table:table-cell table:style-name="ce22" table:formula="of:=[.G321]*[.C321]" office:value-type="float" office:value="0.0601253826735051" calcext:value-type="float">
            <text:p>0.060125382673505</text:p>
          </table:table-cell>
          <table:table-cell table:formula="of:=[.H321]-[.I321]" office:value-type="float" office:value="10" calcext:value-type="float">
            <text:p>10</text:p>
          </table:table-cell>
          <table:table-cell table:formula="of:=[.K321]/[.L321]" office:value-type="float" office:value="-7.68011743904433" calcext:value-type="float">
            <text:p>-7.68011743904433</text:p>
          </table:table-cell>
          <table:table-cell table:formula="of:=[.M321]/[.J321]" office:value-type="float" office:value="1.17647058823529" calcext:value-type="float">
            <text:p>1.17647058823529</text:p>
          </table:table-cell>
          <table:table-cell table:style-name="ce27" table:formula="of:=[.N321]/[.O321]" office:value-type="float" office:value="-6.52809982318768" calcext:value-type="float">
            <text:p>-6.52809982318768</text:p>
          </table:table-cell>
          <table:table-cell table:formula="of:=[.F321]-[.B321]" office:value-type="float" office:value="-0.25651" calcext:value-type="float">
            <text:p>-0.25651</text:p>
          </table:table-cell>
          <table:table-cell office:value-type="float" office:value="0.0601253826735052" calcext:value-type="float">
            <text:p>0.060125382673505</text:p>
          </table:table-cell>
          <table:table-cell office:value-type="float" office:value="10" calcext:value-type="float">
            <text:p>10</text:p>
          </table:table-cell>
          <table:table-cell table:formula="of:=[.Q321]/[.R321]" office:value-type="float" office:value="-4.26625143315775" calcext:value-type="float">
            <text:p>-4.26625143315775</text:p>
          </table:table-cell>
          <table:table-cell table:formula="of:=[.S321]/[.J321]" office:value-type="float" office:value="1.17647058823529" calcext:value-type="float">
            <text:p>1.17647058823529</text:p>
          </table:table-cell>
          <table:table-cell table:style-name="ce27" table:formula="of:=[.T321]/[.U321]" office:value-type="float" office:value="-3.62631371818409" calcext:value-type="float">
            <text:p>-3.62631371818409</text:p>
          </table:table-cell>
        </table:table-row>
        <table:table-row table:style-name="ro1">
          <table:table-cell table:style-name="ce5" office:value-type="float" office:value="0.44132" calcext:value-type="float">
            <text:p>0.44132</text:p>
          </table:table-cell>
          <table:table-cell table:style-name="ce8" office:value-type="float" office:value="0.64599" calcext:value-type="float">
            <text:p>0.64599</text:p>
          </table:table-cell>
          <table:table-cell table:style-name="ce8" office:value-type="float" office:value="0.19838" calcext:value-type="float">
            <text:p>0.19838</text:p>
          </table:table-cell>
          <table:table-cell table:style-name="ce8" office:value-type="float" office:value="0.50944" calcext:value-type="float">
            <text:p>0.5094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8686" calcext:value-type="float">
            <text:p>0.3868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2]-[.A322]" office:value-type="float" office:value="-0.44132" calcext:value-type="float">
            <text:p>-0.44132</text:p>
          </table:table-cell>
          <table:table-cell table:style-name="ce22" table:formula="of:=[.G322]*[.C322]" office:value-type="float" office:value="0.0526631348614506" calcext:value-type="float">
            <text:p>0.052663134861451</text:p>
          </table:table-cell>
          <table:table-cell table:formula="of:=[.H322]-[.I322]" office:value-type="float" office:value="10" calcext:value-type="float">
            <text:p>10</text:p>
          </table:table-cell>
          <table:table-cell table:formula="of:=[.K322]/[.L322]" office:value-type="float" office:value="-8.38005563400379" calcext:value-type="float">
            <text:p>-8.38005563400379</text:p>
          </table:table-cell>
          <table:table-cell table:formula="of:=[.M322]/[.J322]" office:value-type="float" office:value="1.17647058823529" calcext:value-type="float">
            <text:p>1.17647058823529</text:p>
          </table:table-cell>
          <table:table-cell table:style-name="ce27" table:formula="of:=[.N322]/[.O322]" office:value-type="float" office:value="-7.12304728890322" calcext:value-type="float">
            <text:p>-7.12304728890322</text:p>
          </table:table-cell>
          <table:table-cell table:formula="of:=[.F322]-[.B322]" office:value-type="float" office:value="-0.25913" calcext:value-type="float">
            <text:p>-0.25913</text:p>
          </table:table-cell>
          <table:table-cell office:value-type="float" office:value="0.0526631348614507" calcext:value-type="float">
            <text:p>0.052663134861451</text:p>
          </table:table-cell>
          <table:table-cell office:value-type="float" office:value="10" calcext:value-type="float">
            <text:p>10</text:p>
          </table:table-cell>
          <table:table-cell table:formula="of:=[.Q322]/[.R322]" office:value-type="float" office:value="-4.9205198414742" calcext:value-type="float">
            <text:p>-4.9205198414742</text:p>
          </table:table-cell>
          <table:table-cell table:formula="of:=[.S322]/[.J322]" office:value-type="float" office:value="1.17647058823529" calcext:value-type="float">
            <text:p>1.17647058823529</text:p>
          </table:table-cell>
          <table:table-cell table:style-name="ce27" table:formula="of:=[.T322]/[.U322]" office:value-type="float" office:value="-4.18244186525307" calcext:value-type="float">
            <text:p>-4.18244186525307</text:p>
          </table:table-cell>
        </table:table-row>
        <table:table-row table:style-name="ro1">
          <table:table-cell table:style-name="ce5" office:value-type="float" office:value="0.43046" calcext:value-type="float">
            <text:p>0.43046</text:p>
          </table:table-cell>
          <table:table-cell table:style-name="ce8" office:value-type="float" office:value="0.64626" calcext:value-type="float">
            <text:p>0.64626</text:p>
          </table:table-cell>
          <table:table-cell table:style-name="ce8" office:value-type="float" office:value="0.18479" calcext:value-type="float">
            <text:p>0.18479</text:p>
          </table:table-cell>
          <table:table-cell table:style-name="ce8" office:value-type="float" office:value="0.50843" calcext:value-type="float">
            <text:p>0.50843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847" calcext:value-type="float">
            <text:p>0.384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3]-[.A323]" office:value-type="float" office:value="-0.43046" calcext:value-type="float">
            <text:p>-0.43046</text:p>
          </table:table-cell>
          <table:table-cell table:style-name="ce22" table:formula="of:=[.G323]*[.C323]" office:value-type="float" office:value="0.0490554526214712" calcext:value-type="float">
            <text:p>0.049055452621471</text:p>
          </table:table-cell>
          <table:table-cell table:formula="of:=[.H323]-[.I323]" office:value-type="float" office:value="10" calcext:value-type="float">
            <text:p>10</text:p>
          </table:table-cell>
          <table:table-cell table:formula="of:=[.K323]/[.L323]" office:value-type="float" office:value="-8.77496745003207" calcext:value-type="float">
            <text:p>-8.77496745003207</text:p>
          </table:table-cell>
          <table:table-cell table:formula="of:=[.M323]/[.J323]" office:value-type="float" office:value="1.17647058823529" calcext:value-type="float">
            <text:p>1.17647058823529</text:p>
          </table:table-cell>
          <table:table-cell table:style-name="ce27" table:formula="of:=[.N323]/[.O323]" office:value-type="float" office:value="-7.45872233252726" calcext:value-type="float">
            <text:p>-7.45872233252726</text:p>
          </table:table-cell>
          <table:table-cell table:formula="of:=[.F323]-[.B323]" office:value-type="float" office:value="-0.26156" calcext:value-type="float">
            <text:p>-0.26156</text:p>
          </table:table-cell>
          <table:table-cell office:value-type="float" office:value="0.0490554526214713" calcext:value-type="float">
            <text:p>0.049055452621471</text:p>
          </table:table-cell>
          <table:table-cell office:value-type="float" office:value="10" calcext:value-type="float">
            <text:p>10</text:p>
          </table:table-cell>
          <table:table-cell table:formula="of:=[.Q323]/[.R323]" office:value-type="float" office:value="-5.33192511785156" calcext:value-type="float">
            <text:p>-5.33192511785156</text:p>
          </table:table-cell>
          <table:table-cell table:formula="of:=[.S323]/[.J323]" office:value-type="float" office:value="1.17647058823529" calcext:value-type="float">
            <text:p>1.17647058823529</text:p>
          </table:table-cell>
          <table:table-cell table:style-name="ce27" table:formula="of:=[.T323]/[.U323]" office:value-type="float" office:value="-4.53213635017383" calcext:value-type="float">
            <text:p>-4.53213635017383</text:p>
          </table:table-cell>
        </table:table-row>
        <table:table-row table:style-name="ro1">
          <table:table-cell table:style-name="ce5" office:value-type="float" office:value="0.41787" calcext:value-type="float">
            <text:p>0.41787</text:p>
          </table:table-cell>
          <table:table-cell table:style-name="ce8" office:value-type="float" office:value="0.64654" calcext:value-type="float">
            <text:p>0.64654</text:p>
          </table:table-cell>
          <table:table-cell table:style-name="ce8" office:value-type="float" office:value="0.16686" calcext:value-type="float">
            <text:p>0.16686</text:p>
          </table:table-cell>
          <table:table-cell table:style-name="ce8" office:value-type="float" office:value="0.50744" calcext:value-type="float">
            <text:p>0.5074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8263" calcext:value-type="float">
            <text:p>0.3826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4]-[.A324]" office:value-type="float" office:value="-0.41787" calcext:value-type="float">
            <text:p>-0.41787</text:p>
          </table:table-cell>
          <table:table-cell table:style-name="ce22" table:formula="of:=[.G324]*[.C324]" office:value-type="float" office:value="0.0442956481650451" calcext:value-type="float">
            <text:p>0.044295648165045</text:p>
          </table:table-cell>
          <table:table-cell table:formula="of:=[.H324]-[.I324]" office:value-type="float" office:value="10" calcext:value-type="float">
            <text:p>10</text:p>
          </table:table-cell>
          <table:table-cell table:formula="of:=[.K324]/[.L324]" office:value-type="float" office:value="-9.43365809758605" calcext:value-type="float">
            <text:p>-9.43365809758605</text:p>
          </table:table-cell>
          <table:table-cell table:formula="of:=[.M324]/[.J324]" office:value-type="float" office:value="1.17647058823529" calcext:value-type="float">
            <text:p>1.17647058823529</text:p>
          </table:table-cell>
          <table:table-cell table:style-name="ce27" table:formula="of:=[.N324]/[.O324]" office:value-type="float" office:value="-8.01860938294814" calcext:value-type="float">
            <text:p>-8.01860938294814</text:p>
          </table:table-cell>
          <table:table-cell table:formula="of:=[.F324]-[.B324]" office:value-type="float" office:value="-0.26391" calcext:value-type="float">
            <text:p>-0.26391</text:p>
          </table:table-cell>
          <table:table-cell office:value-type="float" office:value="0.0442956481650452" calcext:value-type="float">
            <text:p>0.044295648165045</text:p>
          </table:table-cell>
          <table:table-cell office:value-type="float" office:value="10" calcext:value-type="float">
            <text:p>10</text:p>
          </table:table-cell>
          <table:table-cell table:formula="of:=[.Q324]/[.R324]" office:value-type="float" office:value="-5.95792162283468" calcext:value-type="float">
            <text:p>-5.95792162283468</text:p>
          </table:table-cell>
          <table:table-cell table:formula="of:=[.S324]/[.J324]" office:value-type="float" office:value="1.17647058823529" calcext:value-type="float">
            <text:p>1.17647058823529</text:p>
          </table:table-cell>
          <table:table-cell table:style-name="ce27" table:formula="of:=[.T324]/[.U324]" office:value-type="float" office:value="-5.06423337940948" calcext:value-type="float">
            <text:p>-5.06423337940948</text:p>
          </table:table-cell>
        </table:table-row>
        <table:table-row table:style-name="ro1">
          <table:table-cell table:style-name="ce5" office:value-type="float" office:value="0.39626" calcext:value-type="float">
            <text:p>0.39626</text:p>
          </table:table-cell>
          <table:table-cell table:style-name="ce8" office:value-type="float" office:value="0.64682" calcext:value-type="float">
            <text:p>0.64682</text:p>
          </table:table-cell>
          <table:table-cell table:style-name="ce8" office:value-type="float" office:value="0.14025" calcext:value-type="float">
            <text:p>0.14025</text:p>
          </table:table-cell>
          <table:table-cell table:style-name="ce8" office:value-type="float" office:value="0.50649" calcext:value-type="float">
            <text:p>0.50649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807" calcext:value-type="float">
            <text:p>0.380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5]-[.A325]" office:value-type="float" office:value="-0.39626" calcext:value-type="float">
            <text:p>-0.39626</text:p>
          </table:table-cell>
          <table:table-cell table:style-name="ce22" table:formula="of:=[.G325]*[.C325]" office:value-type="float" office:value="0.0372315992757256" calcext:value-type="float">
            <text:p>0.037231599275726</text:p>
          </table:table-cell>
          <table:table-cell table:formula="of:=[.H325]-[.I325]" office:value-type="float" office:value="10" calcext:value-type="float">
            <text:p>10</text:p>
          </table:table-cell>
          <table:table-cell table:formula="of:=[.K325]/[.L325]" office:value-type="float" office:value="-10.643109823605" calcext:value-type="float">
            <text:p>-10.643109823605</text:p>
          </table:table-cell>
          <table:table-cell table:formula="of:=[.M325]/[.J325]" office:value-type="float" office:value="1.17647058823529" calcext:value-type="float">
            <text:p>1.17647058823529</text:p>
          </table:table-cell>
          <table:table-cell table:style-name="ce27" table:formula="of:=[.N325]/[.O325]" office:value-type="float" office:value="-9.04664335006425" calcext:value-type="float">
            <text:p>-9.04664335006425</text:p>
          </table:table-cell>
          <table:table-cell table:formula="of:=[.F325]-[.B325]" office:value-type="float" office:value="-0.26612" calcext:value-type="float">
            <text:p>-0.26612</text:p>
          </table:table-cell>
          <table:table-cell office:value-type="float" office:value="0.0372315992757257" calcext:value-type="float">
            <text:p>0.037231599275726</text:p>
          </table:table-cell>
          <table:table-cell office:value-type="float" office:value="10" calcext:value-type="float">
            <text:p>10</text:p>
          </table:table-cell>
          <table:table-cell table:formula="of:=[.Q325]/[.R325]" office:value-type="float" office:value="-7.14769188476696" calcext:value-type="float">
            <text:p>-7.14769188476696</text:p>
          </table:table-cell>
          <table:table-cell table:formula="of:=[.S325]/[.J325]" office:value-type="float" office:value="1.17647058823529" calcext:value-type="float">
            <text:p>1.17647058823529</text:p>
          </table:table-cell>
          <table:table-cell table:style-name="ce27" table:formula="of:=[.T325]/[.U325]" office:value-type="float" office:value="-6.07553810205192" calcext:value-type="float">
            <text:p>-6.07553810205192</text:p>
          </table:table-cell>
        </table:table-row>
        <table:table-row table:style-name="ro1">
          <table:table-cell table:style-name="ce5" office:value-type="float" office:value="0.3712" calcext:value-type="float">
            <text:p>0.3712</text:p>
          </table:table-cell>
          <table:table-cell table:style-name="ce8" office:value-type="float" office:value="0.64716" calcext:value-type="float">
            <text:p>0.64716</text:p>
          </table:table-cell>
          <table:table-cell table:style-name="ce8" office:value-type="float" office:value="0.10835" calcext:value-type="float">
            <text:p>0.10835</text:p>
          </table:table-cell>
          <table:table-cell table:style-name="ce8" office:value-type="float" office:value="0.50572" calcext:value-type="float">
            <text:p>0.50572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7923" calcext:value-type="float">
            <text:p>0.3792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6]-[.A326]" office:value-type="float" office:value="-0.3712" calcext:value-type="float">
            <text:p>-0.3712</text:p>
          </table:table-cell>
          <table:table-cell table:style-name="ce22" table:formula="of:=[.G326]*[.C326]" office:value-type="float" office:value="0.0287632355188939" calcext:value-type="float">
            <text:p>0.028763235518894</text:p>
          </table:table-cell>
          <table:table-cell table:formula="of:=[.H326]-[.I326]" office:value-type="float" office:value="10" calcext:value-type="float">
            <text:p>10</text:p>
          </table:table-cell>
          <table:table-cell table:formula="of:=[.K326]/[.L326]" office:value-type="float" office:value="-12.9053631590287" calcext:value-type="float">
            <text:p>-12.9053631590287</text:p>
          </table:table-cell>
          <table:table-cell table:formula="of:=[.M326]/[.J326]" office:value-type="float" office:value="1.17647058823529" calcext:value-type="float">
            <text:p>1.17647058823529</text:p>
          </table:table-cell>
          <table:table-cell table:style-name="ce27" table:formula="of:=[.N326]/[.O326]" office:value-type="float" office:value="-10.9695586851744" calcext:value-type="float">
            <text:p>-10.9695586851744</text:p>
          </table:table-cell>
          <table:table-cell table:formula="of:=[.F326]-[.B326]" office:value-type="float" office:value="-0.26793" calcext:value-type="float">
            <text:p>-0.26793</text:p>
          </table:table-cell>
          <table:table-cell office:value-type="float" office:value="0.0287632355188939" calcext:value-type="float">
            <text:p>0.028763235518894</text:p>
          </table:table-cell>
          <table:table-cell office:value-type="float" office:value="10" calcext:value-type="float">
            <text:p>10</text:p>
          </table:table-cell>
          <table:table-cell table:formula="of:=[.Q326]/[.R326]" office:value-type="float" office:value="-9.31501603232373" calcext:value-type="float">
            <text:p>-9.31501603232373</text:p>
          </table:table-cell>
          <table:table-cell table:formula="of:=[.S326]/[.J326]" office:value-type="float" office:value="1.17647058823529" calcext:value-type="float">
            <text:p>1.17647058823529</text:p>
          </table:table-cell>
          <table:table-cell table:style-name="ce27" table:formula="of:=[.T326]/[.U326]" office:value-type="float" office:value="-7.91776362747517" calcext:value-type="float">
            <text:p>-7.91776362747517</text:p>
          </table:table-cell>
        </table:table-row>
        <table:table-row table:style-name="ro1">
          <table:table-cell table:style-name="ce5" office:value-type="float" office:value="0.33713" calcext:value-type="float">
            <text:p>0.33713</text:p>
          </table:table-cell>
          <table:table-cell table:style-name="ce8" office:value-type="float" office:value="0.64756" calcext:value-type="float">
            <text:p>0.64756</text:p>
          </table:table-cell>
          <table:table-cell table:style-name="ce8" office:value-type="float" office:value="0.065421" calcext:value-type="float">
            <text:p>0.065421</text:p>
          </table:table-cell>
          <table:table-cell table:style-name="ce8" office:value-type="float" office:value="0.50509" calcext:value-type="float">
            <text:p>0.50509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7802" calcext:value-type="float">
            <text:p>0.3780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7]-[.A327]" office:value-type="float" office:value="-0.33713" calcext:value-type="float">
            <text:p>-0.33713</text:p>
          </table:table-cell>
          <table:table-cell table:style-name="ce22" table:formula="of:=[.G327]*[.C327]" office:value-type="float" office:value="0.0173670478161657" calcext:value-type="float">
            <text:p>0.017367047816166</text:p>
          </table:table-cell>
          <table:table-cell table:formula="of:=[.H327]-[.I327]" office:value-type="float" office:value="10" calcext:value-type="float">
            <text:p>10</text:p>
          </table:table-cell>
          <table:table-cell table:formula="of:=[.K327]/[.L327]" office:value-type="float" office:value="-19.4120499677666" calcext:value-type="float">
            <text:p>-19.4120499677666</text:p>
          </table:table-cell>
          <table:table-cell table:formula="of:=[.M327]/[.J327]" office:value-type="float" office:value="1.17647058823529" calcext:value-type="float">
            <text:p>1.17647058823529</text:p>
          </table:table-cell>
          <table:table-cell table:style-name="ce27" table:formula="of:=[.N327]/[.O327]" office:value-type="float" office:value="-16.5002424726016" calcext:value-type="float">
            <text:p>-16.5002424726016</text:p>
          </table:table-cell>
          <table:table-cell table:formula="of:=[.F327]-[.B327]" office:value-type="float" office:value="-0.26954" calcext:value-type="float">
            <text:p>-0.26954</text:p>
          </table:table-cell>
          <table:table-cell office:value-type="float" office:value="0.0173670478161658" calcext:value-type="float">
            <text:p>0.017367047816166</text:p>
          </table:table-cell>
          <table:table-cell office:value-type="float" office:value="10" calcext:value-type="float">
            <text:p>10</text:p>
          </table:table-cell>
          <table:table-cell table:formula="of:=[.Q327]/[.R327]" office:value-type="float" office:value="-15.5201968033452" calcext:value-type="float">
            <text:p>-15.5201968033452</text:p>
          </table:table-cell>
          <table:table-cell table:formula="of:=[.S327]/[.J327]" office:value-type="float" office:value="1.17647058823529" calcext:value-type="float">
            <text:p>1.17647058823529</text:p>
          </table:table-cell>
          <table:table-cell table:style-name="ce27" table:formula="of:=[.T327]/[.U327]" office:value-type="float" office:value="-13.1921672828434" calcext:value-type="float">
            <text:p>-13.1921672828434</text:p>
          </table:table-cell>
        </table:table-row>
        <table:table-row table:style-name="ro1">
          <table:table-cell table:style-name="ce5" office:value-type="float" office:value="0.29368" calcext:value-type="float">
            <text:p>0.29368</text:p>
          </table:table-cell>
          <table:table-cell table:style-name="ce8" office:value-type="float" office:value="0.64802" calcext:value-type="float">
            <text:p>0.64802</text:p>
          </table:table-cell>
          <table:table-cell table:style-name="ce8" office:value-type="float" office:value="0.015844" calcext:value-type="float">
            <text:p>0.015844</text:p>
          </table:table-cell>
          <table:table-cell table:style-name="ce8" office:value-type="float" office:value="0.50457" calcext:value-type="float">
            <text:p>0.50457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7697" calcext:value-type="float">
            <text:p>0.3769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8]-[.A328]" office:value-type="float" office:value="-0.29368" calcext:value-type="float">
            <text:p>-0.29368</text:p>
          </table:table-cell>
          <table:table-cell table:style-name="ce22" table:formula="of:=[.G328]*[.C328]" office:value-type="float" office:value="0.00420604248787591" calcext:value-type="float">
            <text:p>0.004206042487876</text:p>
          </table:table-cell>
          <table:table-cell table:formula="of:=[.H328]-[.I328]" office:value-type="float" office:value="10" calcext:value-type="float">
            <text:p>10</text:p>
          </table:table-cell>
          <table:table-cell table:formula="of:=[.K328]/[.L328]" office:value-type="float" office:value="-69.8233555287529" calcext:value-type="float">
            <text:p>-69.8233555287529</text:p>
          </table:table-cell>
          <table:table-cell table:formula="of:=[.M328]/[.J328]" office:value-type="float" office:value="1.17647058823529" calcext:value-type="float">
            <text:p>1.17647058823529</text:p>
          </table:table-cell>
          <table:table-cell table:style-name="ce27" table:formula="of:=[.N328]/[.O328]" office:value-type="float" office:value="-59.34985219944" calcext:value-type="float">
            <text:p>-59.34985219944</text:p>
          </table:table-cell>
          <table:table-cell table:formula="of:=[.F328]-[.B328]" office:value-type="float" office:value="-0.27105" calcext:value-type="float">
            <text:p>-0.27105</text:p>
          </table:table-cell>
          <table:table-cell office:value-type="float" office:value="0.00420604248787592" calcext:value-type="float">
            <text:p>0.004206042487876</text:p>
          </table:table-cell>
          <table:table-cell office:value-type="float" office:value="10" calcext:value-type="float">
            <text:p>10</text:p>
          </table:table-cell>
          <table:table-cell table:formula="of:=[.Q328]/[.R328]" office:value-type="float" office:value="-64.4430009400314" calcext:value-type="float">
            <text:p>-64.4430009400314</text:p>
          </table:table-cell>
          <table:table-cell table:formula="of:=[.S328]/[.J328]" office:value-type="float" office:value="1.17647058823529" calcext:value-type="float">
            <text:p>1.17647058823529</text:p>
          </table:table-cell>
          <table:table-cell table:style-name="ce27" table:formula="of:=[.T328]/[.U328]" office:value-type="float" office:value="-54.7765507990267" calcext:value-type="float">
            <text:p>-54.7765507990267</text:p>
          </table:table-cell>
        </table:table-row>
        <table:table-row table:style-name="ro1">
          <table:table-cell table:style-name="ce5" office:value-type="float" office:value="0.26288" calcext:value-type="float">
            <text:p>0.26288</text:p>
          </table:table-cell>
          <table:table-cell table:style-name="ce8" office:value-type="float" office:value="0.6485" calcext:value-type="float">
            <text:p>0.6485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5041" calcext:value-type="float">
            <text:p>0.5041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7593" calcext:value-type="float">
            <text:p>0.3759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9]-[.A329]" office:value-type="float" office:value="-0.26288" calcext:value-type="float">
            <text:p>-0.26288</text:p>
          </table:table-cell>
          <table:table-cell table:style-name="ce22" table:formula="of:=[.G329]*[.C329]" office:value-type="float" office:value="-0" calcext:value-type="float">
            <text:p>0</text:p>
          </table:table-cell>
          <table:table-cell table:formula="of:=[.H329]-[.I32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29]/[.J329]" office:value-type="float" office:value="1.17647058823529" calcext:value-type="float">
            <text:p>1.17647058823529</text:p>
          </table:table-cell>
          <table:table-cell table:style-name="ce27" table:formula="of:=[.N329]/[.O329]" office:value-type="float" office:value="0" calcext:value-type="float">
            <text:p>0</text:p>
          </table:table-cell>
          <table:table-cell table:formula="of:=[.F329]-[.B329]" office:value-type="float" office:value="-0.27257" calcext:value-type="float">
            <text:p>-0.27257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29]/[.J329]" office:value-type="float" office:value="1.17647058823529" calcext:value-type="float">
            <text:p>1.17647058823529</text:p>
          </table:table-cell>
          <table:table-cell table:style-name="ce27" table:formula="of:=[.T329]/[.U32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0.24113" calcext:value-type="float">
            <text:p>0.24113</text:p>
          </table:table-cell>
          <table:table-cell table:style-name="ce8" office:value-type="float" office:value="0.64902" calcext:value-type="float">
            <text:p>0.64902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50368" calcext:value-type="float">
            <text:p>0.50368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7493" calcext:value-type="float">
            <text:p>0.3749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0]-[.A330]" office:value-type="float" office:value="-0.24113" calcext:value-type="float">
            <text:p>-0.24113</text:p>
          </table:table-cell>
          <table:table-cell table:style-name="ce22" table:formula="of:=[.G330]*[.C330]" office:value-type="float" office:value="-0" calcext:value-type="float">
            <text:p>0</text:p>
          </table:table-cell>
          <table:table-cell table:formula="of:=[.H330]-[.I33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0]/[.J330]" office:value-type="float" office:value="1.17647058823529" calcext:value-type="float">
            <text:p>1.17647058823529</text:p>
          </table:table-cell>
          <table:table-cell table:style-name="ce27" table:formula="of:=[.N330]/[.O330]" office:value-type="float" office:value="0" calcext:value-type="float">
            <text:p>0</text:p>
          </table:table-cell>
          <table:table-cell table:formula="of:=[.F330]-[.B330]" office:value-type="float" office:value="-0.27409" calcext:value-type="float">
            <text:p>-0.27409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0]/[.J330]" office:value-type="float" office:value="1.17647058823529" calcext:value-type="float">
            <text:p>1.17647058823529</text:p>
          </table:table-cell>
          <table:table-cell table:style-name="ce27" table:formula="of:=[.T330]/[.U33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0.18898" calcext:value-type="float">
            <text:p>0.18898</text:p>
          </table:table-cell>
          <table:table-cell table:style-name="ce8" office:value-type="float" office:value="0.6495" calcext:value-type="float">
            <text:p>0.6495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50315" calcext:value-type="float">
            <text:p>0.5031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7352" calcext:value-type="float">
            <text:p>0.3735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1]-[.A331]" office:value-type="float" office:value="-0.18898" calcext:value-type="float">
            <text:p>-0.18898</text:p>
          </table:table-cell>
          <table:table-cell table:style-name="ce22" table:formula="of:=[.G331]*[.C331]" office:value-type="float" office:value="-0" calcext:value-type="float">
            <text:p>0</text:p>
          </table:table-cell>
          <table:table-cell table:formula="of:=[.H331]-[.I33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1]/[.J331]" office:value-type="float" office:value="1.17647058823529" calcext:value-type="float">
            <text:p>1.17647058823529</text:p>
          </table:table-cell>
          <table:table-cell table:style-name="ce27" table:formula="of:=[.N331]/[.O331]" office:value-type="float" office:value="0" calcext:value-type="float">
            <text:p>0</text:p>
          </table:table-cell>
          <table:table-cell table:formula="of:=[.F331]-[.B331]" office:value-type="float" office:value="-0.27598" calcext:value-type="float">
            <text:p>-0.2759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1]/[.J331]" office:value-type="float" office:value="1.17647058823529" calcext:value-type="float">
            <text:p>1.17647058823529</text:p>
          </table:table-cell>
          <table:table-cell table:style-name="ce27" table:formula="of:=[.T331]/[.U33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0.12935" calcext:value-type="float">
            <text:p>0.12935</text:p>
          </table:table-cell>
          <table:table-cell table:style-name="ce8" office:value-type="float" office:value="0.64988" calcext:value-type="float">
            <text:p>0.64988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50234" calcext:value-type="float">
            <text:p>0.5023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7138" calcext:value-type="float">
            <text:p>0.3713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2]-[.A332]" office:value-type="float" office:value="-0.12935" calcext:value-type="float">
            <text:p>-0.12935</text:p>
          </table:table-cell>
          <table:table-cell table:style-name="ce22" table:formula="of:=[.G332]*[.C332]" office:value-type="float" office:value="-0" calcext:value-type="float">
            <text:p>0</text:p>
          </table:table-cell>
          <table:table-cell table:formula="of:=[.H332]-[.I33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2]/[.J332]" office:value-type="float" office:value="1.17647058823529" calcext:value-type="float">
            <text:p>1.17647058823529</text:p>
          </table:table-cell>
          <table:table-cell table:style-name="ce27" table:formula="of:=[.N332]/[.O332]" office:value-type="float" office:value="0" calcext:value-type="float">
            <text:p>0</text:p>
          </table:table-cell>
          <table:table-cell table:formula="of:=[.F332]-[.B332]" office:value-type="float" office:value="-0.2785" calcext:value-type="float">
            <text:p>-0.278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2]/[.J332]" office:value-type="float" office:value="1.17647058823529" calcext:value-type="float">
            <text:p>1.17647058823529</text:p>
          </table:table-cell>
          <table:table-cell table:style-name="ce27" table:formula="of:=[.T332]/[.U33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0.078942" calcext:value-type="float">
            <text:p>0.078942</text:p>
          </table:table-cell>
          <table:table-cell table:style-name="ce8" office:value-type="float" office:value="0.65016" calcext:value-type="float">
            <text:p>0.65016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50133" calcext:value-type="float">
            <text:p>0.50133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689" calcext:value-type="float">
            <text:p>0.368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3]-[.A333]" office:value-type="float" office:value="-0.078942" calcext:value-type="float">
            <text:p>-0.078942</text:p>
          </table:table-cell>
          <table:table-cell table:style-name="ce22" table:formula="of:=[.G333]*[.C333]" office:value-type="float" office:value="-0" calcext:value-type="float">
            <text:p>0</text:p>
          </table:table-cell>
          <table:table-cell table:formula="of:=[.H333]-[.I33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3]/[.J333]" office:value-type="float" office:value="1.17647058823529" calcext:value-type="float">
            <text:p>1.17647058823529</text:p>
          </table:table-cell>
          <table:table-cell table:style-name="ce27" table:formula="of:=[.N333]/[.O333]" office:value-type="float" office:value="0" calcext:value-type="float">
            <text:p>0</text:p>
          </table:table-cell>
          <table:table-cell table:formula="of:=[.F333]-[.B333]" office:value-type="float" office:value="-0.28126" calcext:value-type="float">
            <text:p>-0.2812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3]/[.J333]" office:value-type="float" office:value="1.17647058823529" calcext:value-type="float">
            <text:p>1.17647058823529</text:p>
          </table:table-cell>
          <table:table-cell table:style-name="ce27" table:formula="of:=[.T333]/[.U33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0.031801" calcext:value-type="float">
            <text:p>0.031801</text:p>
          </table:table-cell>
          <table:table-cell table:style-name="ce8" office:value-type="float" office:value="0.65033" calcext:value-type="float">
            <text:p>0.6503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50014" calcext:value-type="float">
            <text:p>0.5001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6613" calcext:value-type="float">
            <text:p>0.3661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4]-[.A334]" office:value-type="float" office:value="-0.031801" calcext:value-type="float">
            <text:p>-0.031801</text:p>
          </table:table-cell>
          <table:table-cell table:style-name="ce22" table:formula="of:=[.G334]*[.C334]" office:value-type="float" office:value="-0" calcext:value-type="float">
            <text:p>0</text:p>
          </table:table-cell>
          <table:table-cell table:formula="of:=[.H334]-[.I33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4]/[.J334]" office:value-type="float" office:value="1.17647058823529" calcext:value-type="float">
            <text:p>1.17647058823529</text:p>
          </table:table-cell>
          <table:table-cell table:style-name="ce27" table:formula="of:=[.N334]/[.O334]" office:value-type="float" office:value="0" calcext:value-type="float">
            <text:p>0</text:p>
          </table:table-cell>
          <table:table-cell table:formula="of:=[.F334]-[.B334]" office:value-type="float" office:value="-0.2842" calcext:value-type="float">
            <text:p>-0.2842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4]/[.J334]" office:value-type="float" office:value="1.17647058823529" calcext:value-type="float">
            <text:p>1.17647058823529</text:p>
          </table:table-cell>
          <table:table-cell table:style-name="ce27" table:formula="of:=[.T334]/[.U33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5039" calcext:value-type="float">
            <text:p>0.65039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9874" calcext:value-type="float">
            <text:p>0.4987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6297" calcext:value-type="float">
            <text:p>0.3629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5]-[.A335]" office:value-type="float" office:value="0" calcext:value-type="float">
            <text:p>0</text:p>
          </table:table-cell>
          <table:table-cell table:style-name="ce22" table:formula="of:=[.G335]*[.C335]" office:value-type="float" office:value="-0" calcext:value-type="float">
            <text:p>0</text:p>
          </table:table-cell>
          <table:table-cell table:formula="of:=[.H335]-[.I33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5]/[.J335]" office:value-type="float" office:value="1.17647058823529" calcext:value-type="float">
            <text:p>1.17647058823529</text:p>
          </table:table-cell>
          <table:table-cell table:style-name="ce27" table:formula="of:=[.N335]/[.O335]" office:value-type="float" office:value="0" calcext:value-type="float">
            <text:p>0</text:p>
          </table:table-cell>
          <table:table-cell table:formula="of:=[.F335]-[.B335]" office:value-type="float" office:value="-0.28742" calcext:value-type="float">
            <text:p>-0.28742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5]/[.J335]" office:value-type="float" office:value="1.17647058823529" calcext:value-type="float">
            <text:p>1.17647058823529</text:p>
          </table:table-cell>
          <table:table-cell table:style-name="ce27" table:formula="of:=[.T335]/[.U33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5037" calcext:value-type="float">
            <text:p>0.65037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9722" calcext:value-type="float">
            <text:p>0.49722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597" calcext:value-type="float">
            <text:p>0.359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6]-[.A336]" office:value-type="float" office:value="0" calcext:value-type="float">
            <text:p>0</text:p>
          </table:table-cell>
          <table:table-cell table:style-name="ce22" table:formula="of:=[.G336]*[.C336]" office:value-type="float" office:value="-0" calcext:value-type="float">
            <text:p>0</text:p>
          </table:table-cell>
          <table:table-cell table:formula="of:=[.H336]-[.I33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6]/[.J336]" office:value-type="float" office:value="1.17647058823529" calcext:value-type="float">
            <text:p>1.17647058823529</text:p>
          </table:table-cell>
          <table:table-cell table:style-name="ce27" table:formula="of:=[.N336]/[.O336]" office:value-type="float" office:value="0" calcext:value-type="float">
            <text:p>0</text:p>
          </table:table-cell>
          <table:table-cell table:formula="of:=[.F336]-[.B336]" office:value-type="float" office:value="-0.29067" calcext:value-type="float">
            <text:p>-0.29067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6]/[.J336]" office:value-type="float" office:value="1.17647058823529" calcext:value-type="float">
            <text:p>1.17647058823529</text:p>
          </table:table-cell>
          <table:table-cell table:style-name="ce27" table:formula="of:=[.T336]/[.U33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5031" calcext:value-type="float">
            <text:p>0.65031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9567" calcext:value-type="float">
            <text:p>0.49567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5653" calcext:value-type="float">
            <text:p>0.3565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7]-[.A337]" office:value-type="float" office:value="0" calcext:value-type="float">
            <text:p>0</text:p>
          </table:table-cell>
          <table:table-cell table:style-name="ce22" table:formula="of:=[.G337]*[.C337]" office:value-type="float" office:value="-0" calcext:value-type="float">
            <text:p>0</text:p>
          </table:table-cell>
          <table:table-cell table:formula="of:=[.H337]-[.I33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7]/[.J337]" office:value-type="float" office:value="1.17647058823529" calcext:value-type="float">
            <text:p>1.17647058823529</text:p>
          </table:table-cell>
          <table:table-cell table:style-name="ce27" table:formula="of:=[.N337]/[.O337]" office:value-type="float" office:value="0" calcext:value-type="float">
            <text:p>0</text:p>
          </table:table-cell>
          <table:table-cell table:formula="of:=[.F337]-[.B337]" office:value-type="float" office:value="-0.29378" calcext:value-type="float">
            <text:p>-0.2937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7]/[.J337]" office:value-type="float" office:value="1.17647058823529" calcext:value-type="float">
            <text:p>1.17647058823529</text:p>
          </table:table-cell>
          <table:table-cell table:style-name="ce27" table:formula="of:=[.T337]/[.U33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5023" calcext:value-type="float">
            <text:p>0.6502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9414" calcext:value-type="float">
            <text:p>0.4941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5349" calcext:value-type="float">
            <text:p>0.3534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8]-[.A338]" office:value-type="float" office:value="0" calcext:value-type="float">
            <text:p>0</text:p>
          </table:table-cell>
          <table:table-cell table:style-name="ce22" table:formula="of:=[.G338]*[.C338]" office:value-type="float" office:value="-0" calcext:value-type="float">
            <text:p>0</text:p>
          </table:table-cell>
          <table:table-cell table:formula="of:=[.H338]-[.I33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8]/[.J338]" office:value-type="float" office:value="1.17647058823529" calcext:value-type="float">
            <text:p>1.17647058823529</text:p>
          </table:table-cell>
          <table:table-cell table:style-name="ce27" table:formula="of:=[.N338]/[.O338]" office:value-type="float" office:value="0" calcext:value-type="float">
            <text:p>0</text:p>
          </table:table-cell>
          <table:table-cell table:formula="of:=[.F338]-[.B338]" office:value-type="float" office:value="-0.29674" calcext:value-type="float">
            <text:p>-0.29674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8]/[.J338]" office:value-type="float" office:value="1.17647058823529" calcext:value-type="float">
            <text:p>1.17647058823529</text:p>
          </table:table-cell>
          <table:table-cell table:style-name="ce27" table:formula="of:=[.T338]/[.U33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5012" calcext:value-type="float">
            <text:p>0.65012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9259" calcext:value-type="float">
            <text:p>0.49259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5054" calcext:value-type="float">
            <text:p>0.3505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9]-[.A339]" office:value-type="float" office:value="0" calcext:value-type="float">
            <text:p>0</text:p>
          </table:table-cell>
          <table:table-cell table:style-name="ce22" table:formula="of:=[.G339]*[.C339]" office:value-type="float" office:value="-0" calcext:value-type="float">
            <text:p>0</text:p>
          </table:table-cell>
          <table:table-cell table:formula="of:=[.H339]-[.I33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9]/[.J339]" office:value-type="float" office:value="1.17647058823529" calcext:value-type="float">
            <text:p>1.17647058823529</text:p>
          </table:table-cell>
          <table:table-cell table:style-name="ce27" table:formula="of:=[.N339]/[.O339]" office:value-type="float" office:value="0" calcext:value-type="float">
            <text:p>0</text:p>
          </table:table-cell>
          <table:table-cell table:formula="of:=[.F339]-[.B339]" office:value-type="float" office:value="-0.29958" calcext:value-type="float">
            <text:p>-0.2995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9]/[.J339]" office:value-type="float" office:value="1.17647058823529" calcext:value-type="float">
            <text:p>1.17647058823529</text:p>
          </table:table-cell>
          <table:table-cell table:style-name="ce27" table:formula="of:=[.T339]/[.U33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5" calcext:value-type="float">
            <text:p>0.65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9107" calcext:value-type="float">
            <text:p>0.49107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4775" calcext:value-type="float">
            <text:p>0.3477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0]-[.A340]" office:value-type="float" office:value="0" calcext:value-type="float">
            <text:p>0</text:p>
          </table:table-cell>
          <table:table-cell table:style-name="ce22" table:formula="of:=[.G340]*[.C340]" office:value-type="float" office:value="-0" calcext:value-type="float">
            <text:p>0</text:p>
          </table:table-cell>
          <table:table-cell table:formula="of:=[.H340]-[.I34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0]/[.J340]" office:value-type="float" office:value="1.17647058823529" calcext:value-type="float">
            <text:p>1.17647058823529</text:p>
          </table:table-cell>
          <table:table-cell table:style-name="ce27" table:formula="of:=[.N340]/[.O340]" office:value-type="float" office:value="0" calcext:value-type="float">
            <text:p>0</text:p>
          </table:table-cell>
          <table:table-cell table:formula="of:=[.F340]-[.B340]" office:value-type="float" office:value="-0.30225" calcext:value-type="float">
            <text:p>-0.3022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0]/[.J340]" office:value-type="float" office:value="1.17647058823529" calcext:value-type="float">
            <text:p>1.17647058823529</text:p>
          </table:table-cell>
          <table:table-cell table:style-name="ce27" table:formula="of:=[.T340]/[.U34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988" calcext:value-type="float">
            <text:p>0.64988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8958" calcext:value-type="float">
            <text:p>0.48958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4507" calcext:value-type="float">
            <text:p>0.3450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1]-[.A341]" office:value-type="float" office:value="0" calcext:value-type="float">
            <text:p>0</text:p>
          </table:table-cell>
          <table:table-cell table:style-name="ce22" table:formula="of:=[.G341]*[.C341]" office:value-type="float" office:value="-0" calcext:value-type="float">
            <text:p>0</text:p>
          </table:table-cell>
          <table:table-cell table:formula="of:=[.H341]-[.I34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1]/[.J341]" office:value-type="float" office:value="1.17647058823529" calcext:value-type="float">
            <text:p>1.17647058823529</text:p>
          </table:table-cell>
          <table:table-cell table:style-name="ce27" table:formula="of:=[.N341]/[.O341]" office:value-type="float" office:value="0" calcext:value-type="float">
            <text:p>0</text:p>
          </table:table-cell>
          <table:table-cell table:formula="of:=[.F341]-[.B341]" office:value-type="float" office:value="-0.30481" calcext:value-type="float">
            <text:p>-0.3048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1]/[.J341]" office:value-type="float" office:value="1.17647058823529" calcext:value-type="float">
            <text:p>1.17647058823529</text:p>
          </table:table-cell>
          <table:table-cell table:style-name="ce27" table:formula="of:=[.T341]/[.U34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974" calcext:value-type="float">
            <text:p>0.64974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8806" calcext:value-type="float">
            <text:p>0.48806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4231" calcext:value-type="float">
            <text:p>0.3423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2]-[.A342]" office:value-type="float" office:value="0" calcext:value-type="float">
            <text:p>0</text:p>
          </table:table-cell>
          <table:table-cell table:style-name="ce22" table:formula="of:=[.G342]*[.C342]" office:value-type="float" office:value="-0" calcext:value-type="float">
            <text:p>0</text:p>
          </table:table-cell>
          <table:table-cell table:formula="of:=[.H342]-[.I34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2]/[.J342]" office:value-type="float" office:value="1.17647058823529" calcext:value-type="float">
            <text:p>1.17647058823529</text:p>
          </table:table-cell>
          <table:table-cell table:style-name="ce27" table:formula="of:=[.N342]/[.O342]" office:value-type="float" office:value="0" calcext:value-type="float">
            <text:p>0</text:p>
          </table:table-cell>
          <table:table-cell table:formula="of:=[.F342]-[.B342]" office:value-type="float" office:value="-0.30743" calcext:value-type="float">
            <text:p>-0.30743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2]/[.J342]" office:value-type="float" office:value="1.17647058823529" calcext:value-type="float">
            <text:p>1.17647058823529</text:p>
          </table:table-cell>
          <table:table-cell table:style-name="ce27" table:formula="of:=[.T342]/[.U34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955" calcext:value-type="float">
            <text:p>0.64955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8642" calcext:value-type="float">
            <text:p>0.48642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3923" calcext:value-type="float">
            <text:p>0.3392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3]-[.A343]" office:value-type="float" office:value="0" calcext:value-type="float">
            <text:p>0</text:p>
          </table:table-cell>
          <table:table-cell table:style-name="ce22" table:formula="of:=[.G343]*[.C343]" office:value-type="float" office:value="-0" calcext:value-type="float">
            <text:p>0</text:p>
          </table:table-cell>
          <table:table-cell table:formula="of:=[.H343]-[.I34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3]/[.J343]" office:value-type="float" office:value="1.17647058823529" calcext:value-type="float">
            <text:p>1.17647058823529</text:p>
          </table:table-cell>
          <table:table-cell table:style-name="ce27" table:formula="of:=[.N343]/[.O343]" office:value-type="float" office:value="0" calcext:value-type="float">
            <text:p>0</text:p>
          </table:table-cell>
          <table:table-cell table:formula="of:=[.F343]-[.B343]" office:value-type="float" office:value="-0.31032" calcext:value-type="float">
            <text:p>-0.31032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3]/[.J343]" office:value-type="float" office:value="1.17647058823529" calcext:value-type="float">
            <text:p>1.17647058823529</text:p>
          </table:table-cell>
          <table:table-cell table:style-name="ce27" table:formula="of:=[.T343]/[.U34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932" calcext:value-type="float">
            <text:p>0.64932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8477" calcext:value-type="float">
            <text:p>0.48477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3612" calcext:value-type="float">
            <text:p>0.3361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4]-[.A344]" office:value-type="float" office:value="0" calcext:value-type="float">
            <text:p>0</text:p>
          </table:table-cell>
          <table:table-cell table:style-name="ce22" table:formula="of:=[.G344]*[.C344]" office:value-type="float" office:value="-0" calcext:value-type="float">
            <text:p>0</text:p>
          </table:table-cell>
          <table:table-cell table:formula="of:=[.H344]-[.I34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4]/[.J344]" office:value-type="float" office:value="1.17647058823529" calcext:value-type="float">
            <text:p>1.17647058823529</text:p>
          </table:table-cell>
          <table:table-cell table:style-name="ce27" table:formula="of:=[.N344]/[.O344]" office:value-type="float" office:value="0" calcext:value-type="float">
            <text:p>0</text:p>
          </table:table-cell>
          <table:table-cell table:formula="of:=[.F344]-[.B344]" office:value-type="float" office:value="-0.3132" calcext:value-type="float">
            <text:p>-0.3132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4]/[.J344]" office:value-type="float" office:value="1.17647058823529" calcext:value-type="float">
            <text:p>1.17647058823529</text:p>
          </table:table-cell>
          <table:table-cell table:style-name="ce27" table:formula="of:=[.T344]/[.U34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906" calcext:value-type="float">
            <text:p>0.64906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8305" calcext:value-type="float">
            <text:p>0.4830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3294" calcext:value-type="float">
            <text:p>0.3329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5]-[.A345]" office:value-type="float" office:value="0" calcext:value-type="float">
            <text:p>0</text:p>
          </table:table-cell>
          <table:table-cell table:style-name="ce22" table:formula="of:=[.G345]*[.C345]" office:value-type="float" office:value="-0" calcext:value-type="float">
            <text:p>0</text:p>
          </table:table-cell>
          <table:table-cell table:formula="of:=[.H345]-[.I34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5]/[.J345]" office:value-type="float" office:value="1.17647058823529" calcext:value-type="float">
            <text:p>1.17647058823529</text:p>
          </table:table-cell>
          <table:table-cell table:style-name="ce27" table:formula="of:=[.N345]/[.O345]" office:value-type="float" office:value="0" calcext:value-type="float">
            <text:p>0</text:p>
          </table:table-cell>
          <table:table-cell table:formula="of:=[.F345]-[.B345]" office:value-type="float" office:value="-0.31612" calcext:value-type="float">
            <text:p>-0.31612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5]/[.J345]" office:value-type="float" office:value="1.17647058823529" calcext:value-type="float">
            <text:p>1.17647058823529</text:p>
          </table:table-cell>
          <table:table-cell table:style-name="ce27" table:formula="of:=[.T345]/[.U34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872" calcext:value-type="float">
            <text:p>0.64872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8118" calcext:value-type="float">
            <text:p>0.48118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2932" calcext:value-type="float">
            <text:p>0.3293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6]-[.A346]" office:value-type="float" office:value="0" calcext:value-type="float">
            <text:p>0</text:p>
          </table:table-cell>
          <table:table-cell table:style-name="ce22" table:formula="of:=[.G346]*[.C346]" office:value-type="float" office:value="-0" calcext:value-type="float">
            <text:p>0</text:p>
          </table:table-cell>
          <table:table-cell table:formula="of:=[.H346]-[.I34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6]/[.J346]" office:value-type="float" office:value="1.17647058823529" calcext:value-type="float">
            <text:p>1.17647058823529</text:p>
          </table:table-cell>
          <table:table-cell table:style-name="ce27" table:formula="of:=[.N346]/[.O346]" office:value-type="float" office:value="0" calcext:value-type="float">
            <text:p>0</text:p>
          </table:table-cell>
          <table:table-cell table:formula="of:=[.F346]-[.B346]" office:value-type="float" office:value="-0.3194" calcext:value-type="float">
            <text:p>-0.3194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6]/[.J346]" office:value-type="float" office:value="1.17647058823529" calcext:value-type="float">
            <text:p>1.17647058823529</text:p>
          </table:table-cell>
          <table:table-cell table:style-name="ce27" table:formula="of:=[.T346]/[.U34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83" calcext:value-type="float">
            <text:p>0.648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7915" calcext:value-type="float">
            <text:p>0.4791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2529" calcext:value-type="float">
            <text:p>0.3252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7]-[.A347]" office:value-type="float" office:value="0" calcext:value-type="float">
            <text:p>0</text:p>
          </table:table-cell>
          <table:table-cell table:style-name="ce22" table:formula="of:=[.G347]*[.C347]" office:value-type="float" office:value="-0" calcext:value-type="float">
            <text:p>0</text:p>
          </table:table-cell>
          <table:table-cell table:formula="of:=[.H347]-[.I34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7]/[.J347]" office:value-type="float" office:value="1.17647058823529" calcext:value-type="float">
            <text:p>1.17647058823529</text:p>
          </table:table-cell>
          <table:table-cell table:style-name="ce27" table:formula="of:=[.N347]/[.O347]" office:value-type="float" office:value="0" calcext:value-type="float">
            <text:p>0</text:p>
          </table:table-cell>
          <table:table-cell table:formula="of:=[.F347]-[.B347]" office:value-type="float" office:value="-0.32301" calcext:value-type="float">
            <text:p>-0.3230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7]/[.J347]" office:value-type="float" office:value="1.17647058823529" calcext:value-type="float">
            <text:p>1.17647058823529</text:p>
          </table:table-cell>
          <table:table-cell table:style-name="ce27" table:formula="of:=[.T347]/[.U34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779" calcext:value-type="float">
            <text:p>0.64779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7694" calcext:value-type="float">
            <text:p>0.4769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2061" calcext:value-type="float">
            <text:p>0.3206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8]-[.A348]" office:value-type="float" office:value="0" calcext:value-type="float">
            <text:p>0</text:p>
          </table:table-cell>
          <table:table-cell table:style-name="ce22" table:formula="of:=[.G348]*[.C348]" office:value-type="float" office:value="-0" calcext:value-type="float">
            <text:p>0</text:p>
          </table:table-cell>
          <table:table-cell table:formula="of:=[.H348]-[.I34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8]/[.J348]" office:value-type="float" office:value="1.17647058823529" calcext:value-type="float">
            <text:p>1.17647058823529</text:p>
          </table:table-cell>
          <table:table-cell table:style-name="ce27" table:formula="of:=[.N348]/[.O348]" office:value-type="float" office:value="0" calcext:value-type="float">
            <text:p>0</text:p>
          </table:table-cell>
          <table:table-cell table:formula="of:=[.F348]-[.B348]" office:value-type="float" office:value="-0.32718" calcext:value-type="float">
            <text:p>-0.3271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8]/[.J348]" office:value-type="float" office:value="1.17647058823529" calcext:value-type="float">
            <text:p>1.17647058823529</text:p>
          </table:table-cell>
          <table:table-cell table:style-name="ce27" table:formula="of:=[.T348]/[.U34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72" calcext:value-type="float">
            <text:p>0.6472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7461" calcext:value-type="float">
            <text:p>0.47461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1555" calcext:value-type="float">
            <text:p>0.3155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9]-[.A349]" office:value-type="float" office:value="0" calcext:value-type="float">
            <text:p>0</text:p>
          </table:table-cell>
          <table:table-cell table:style-name="ce22" table:formula="of:=[.G349]*[.C349]" office:value-type="float" office:value="-0" calcext:value-type="float">
            <text:p>0</text:p>
          </table:table-cell>
          <table:table-cell table:formula="of:=[.H349]-[.I34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9]/[.J349]" office:value-type="float" office:value="1.17647058823529" calcext:value-type="float">
            <text:p>1.17647058823529</text:p>
          </table:table-cell>
          <table:table-cell table:style-name="ce27" table:formula="of:=[.N349]/[.O349]" office:value-type="float" office:value="0" calcext:value-type="float">
            <text:p>0</text:p>
          </table:table-cell>
          <table:table-cell table:formula="of:=[.F349]-[.B349]" office:value-type="float" office:value="-0.33165" calcext:value-type="float">
            <text:p>-0.3316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9]/[.J349]" office:value-type="float" office:value="1.17647058823529" calcext:value-type="float">
            <text:p>1.17647058823529</text:p>
          </table:table-cell>
          <table:table-cell table:style-name="ce27" table:formula="of:=[.T349]/[.U34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651" calcext:value-type="float">
            <text:p>0.64651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7204" calcext:value-type="float">
            <text:p>0.4720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0785" calcext:value-type="float">
            <text:p>0.3078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0]-[.A350]" office:value-type="float" office:value="0" calcext:value-type="float">
            <text:p>0</text:p>
          </table:table-cell>
          <table:table-cell table:style-name="ce22" table:formula="of:=[.G350]*[.C350]" office:value-type="float" office:value="-0" calcext:value-type="float">
            <text:p>0</text:p>
          </table:table-cell>
          <table:table-cell table:formula="of:=[.H350]-[.I35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0]/[.J350]" office:value-type="float" office:value="1.17647058823529" calcext:value-type="float">
            <text:p>1.17647058823529</text:p>
          </table:table-cell>
          <table:table-cell table:style-name="ce27" table:formula="of:=[.N350]/[.O350]" office:value-type="float" office:value="0" calcext:value-type="float">
            <text:p>0</text:p>
          </table:table-cell>
          <table:table-cell table:formula="of:=[.F350]-[.B350]" office:value-type="float" office:value="-0.33866" calcext:value-type="float">
            <text:p>-0.3386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0]/[.J350]" office:value-type="float" office:value="1.17647058823529" calcext:value-type="float">
            <text:p>1.17647058823529</text:p>
          </table:table-cell>
          <table:table-cell table:style-name="ce27" table:formula="of:=[.T350]/[.U35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563" calcext:value-type="float">
            <text:p>0.6456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6877" calcext:value-type="float">
            <text:p>0.46877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28549" calcext:value-type="float">
            <text:p>0.2854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1]-[.A351]" office:value-type="float" office:value="0" calcext:value-type="float">
            <text:p>0</text:p>
          </table:table-cell>
          <table:table-cell table:style-name="ce22" table:formula="of:=[.G351]*[.C351]" office:value-type="float" office:value="-0" calcext:value-type="float">
            <text:p>0</text:p>
          </table:table-cell>
          <table:table-cell table:formula="of:=[.H351]-[.I35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1]/[.J351]" office:value-type="float" office:value="1.17647058823529" calcext:value-type="float">
            <text:p>1.17647058823529</text:p>
          </table:table-cell>
          <table:table-cell table:style-name="ce27" table:formula="of:=[.N351]/[.O351]" office:value-type="float" office:value="0" calcext:value-type="float">
            <text:p>0</text:p>
          </table:table-cell>
          <table:table-cell table:formula="of:=[.F351]-[.B351]" office:value-type="float" office:value="-0.36014" calcext:value-type="float">
            <text:p>-0.36014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1]/[.J351]" office:value-type="float" office:value="1.17647058823529" calcext:value-type="float">
            <text:p>1.17647058823529</text:p>
          </table:table-cell>
          <table:table-cell table:style-name="ce27" table:formula="of:=[.T351]/[.U35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473" calcext:value-type="float">
            <text:p>0.6447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6524" calcext:value-type="float">
            <text:p>0.4652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26632" calcext:value-type="float">
            <text:p>0.2663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2]-[.A352]" office:value-type="float" office:value="0" calcext:value-type="float">
            <text:p>0</text:p>
          </table:table-cell>
          <table:table-cell table:style-name="ce22" table:formula="of:=[.G352]*[.C352]" office:value-type="float" office:value="-0" calcext:value-type="float">
            <text:p>0</text:p>
          </table:table-cell>
          <table:table-cell table:formula="of:=[.H352]-[.I35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2]/[.J352]" office:value-type="float" office:value="1.17647058823529" calcext:value-type="float">
            <text:p>1.17647058823529</text:p>
          </table:table-cell>
          <table:table-cell table:style-name="ce27" table:formula="of:=[.N352]/[.O352]" office:value-type="float" office:value="0" calcext:value-type="float">
            <text:p>0</text:p>
          </table:table-cell>
          <table:table-cell table:formula="of:=[.F352]-[.B352]" office:value-type="float" office:value="-0.37841" calcext:value-type="float">
            <text:p>-0.3784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2]/[.J352]" office:value-type="float" office:value="1.17647058823529" calcext:value-type="float">
            <text:p>1.17647058823529</text:p>
          </table:table-cell>
          <table:table-cell table:style-name="ce27" table:formula="of:=[.T352]/[.U35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353" calcext:value-type="float">
            <text:p>0.6435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5902" calcext:value-type="float">
            <text:p>0.45902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24407" calcext:value-type="float">
            <text:p>0.2440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3]-[.A353]" office:value-type="float" office:value="0" calcext:value-type="float">
            <text:p>0</text:p>
          </table:table-cell>
          <table:table-cell table:style-name="ce22" table:formula="of:=[.G353]*[.C353]" office:value-type="float" office:value="-0" calcext:value-type="float">
            <text:p>0</text:p>
          </table:table-cell>
          <table:table-cell table:formula="of:=[.H353]-[.I35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3]/[.J353]" office:value-type="float" office:value="1.17647058823529" calcext:value-type="float">
            <text:p>1.17647058823529</text:p>
          </table:table-cell>
          <table:table-cell table:style-name="ce27" table:formula="of:=[.N353]/[.O353]" office:value-type="float" office:value="0" calcext:value-type="float">
            <text:p>0</text:p>
          </table:table-cell>
          <table:table-cell table:formula="of:=[.F353]-[.B353]" office:value-type="float" office:value="-0.39946" calcext:value-type="float">
            <text:p>-0.3994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3]/[.J353]" office:value-type="float" office:value="1.17647058823529" calcext:value-type="float">
            <text:p>1.17647058823529</text:p>
          </table:table-cell>
          <table:table-cell table:style-name="ce27" table:formula="of:=[.T353]/[.U35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207" calcext:value-type="float">
            <text:p>0.64207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4547" calcext:value-type="float">
            <text:p>0.44547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22582" calcext:value-type="float">
            <text:p>0.2258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4]-[.A354]" office:value-type="float" office:value="0" calcext:value-type="float">
            <text:p>0</text:p>
          </table:table-cell>
          <table:table-cell table:style-name="ce22" table:formula="of:=[.G354]*[.C354]" office:value-type="float" office:value="-0" calcext:value-type="float">
            <text:p>0</text:p>
          </table:table-cell>
          <table:table-cell table:formula="of:=[.H354]-[.I35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4]/[.J354]" office:value-type="float" office:value="1.17647058823529" calcext:value-type="float">
            <text:p>1.17647058823529</text:p>
          </table:table-cell>
          <table:table-cell table:style-name="ce27" table:formula="of:=[.N354]/[.O354]" office:value-type="float" office:value="0" calcext:value-type="float">
            <text:p>0</text:p>
          </table:table-cell>
          <table:table-cell table:formula="of:=[.F354]-[.B354]" office:value-type="float" office:value="-0.41625" calcext:value-type="float">
            <text:p>-0.4162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4]/[.J354]" office:value-type="float" office:value="1.17647058823529" calcext:value-type="float">
            <text:p>1.17647058823529</text:p>
          </table:table-cell>
          <table:table-cell table:style-name="ce27" table:formula="of:=[.T354]/[.U35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3974" calcext:value-type="float">
            <text:p>0.63974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2605" calcext:value-type="float">
            <text:p>0.4260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20321" calcext:value-type="float">
            <text:p>0.2032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5]-[.A355]" office:value-type="float" office:value="0" calcext:value-type="float">
            <text:p>0</text:p>
          </table:table-cell>
          <table:table-cell table:style-name="ce22" table:formula="of:=[.G355]*[.C355]" office:value-type="float" office:value="-0" calcext:value-type="float">
            <text:p>0</text:p>
          </table:table-cell>
          <table:table-cell table:formula="of:=[.H355]-[.I35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5]/[.J355]" office:value-type="float" office:value="1.17647058823529" calcext:value-type="float">
            <text:p>1.17647058823529</text:p>
          </table:table-cell>
          <table:table-cell table:style-name="ce27" table:formula="of:=[.N355]/[.O355]" office:value-type="float" office:value="0" calcext:value-type="float">
            <text:p>0</text:p>
          </table:table-cell>
          <table:table-cell table:formula="of:=[.F355]-[.B355]" office:value-type="float" office:value="-0.43653" calcext:value-type="float">
            <text:p>-0.43653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5]/[.J355]" office:value-type="float" office:value="1.17647058823529" calcext:value-type="float">
            <text:p>1.17647058823529</text:p>
          </table:table-cell>
          <table:table-cell table:style-name="ce27" table:formula="of:=[.T355]/[.U35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3103" calcext:value-type="float">
            <text:p>0.6310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0559" calcext:value-type="float">
            <text:p>0.40559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17922" calcext:value-type="float">
            <text:p>0.1792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6]-[.A356]" office:value-type="float" office:value="0" calcext:value-type="float">
            <text:p>0</text:p>
          </table:table-cell>
          <table:table-cell table:style-name="ce22" table:formula="of:=[.G356]*[.C356]" office:value-type="float" office:value="-0" calcext:value-type="float">
            <text:p>0</text:p>
          </table:table-cell>
          <table:table-cell table:formula="of:=[.H356]-[.I35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6]/[.J356]" office:value-type="float" office:value="1.17647058823529" calcext:value-type="float">
            <text:p>1.17647058823529</text:p>
          </table:table-cell>
          <table:table-cell table:style-name="ce27" table:formula="of:=[.N356]/[.O356]" office:value-type="float" office:value="0" calcext:value-type="float">
            <text:p>0</text:p>
          </table:table-cell>
          <table:table-cell table:formula="of:=[.F356]-[.B356]" office:value-type="float" office:value="-0.45181" calcext:value-type="float">
            <text:p>-0.4518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6]/[.J356]" office:value-type="float" office:value="1.17647058823529" calcext:value-type="float">
            <text:p>1.17647058823529</text:p>
          </table:table-cell>
          <table:table-cell table:style-name="ce27" table:formula="of:=[.T356]/[.U35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1616" calcext:value-type="float">
            <text:p>0.61616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38663" calcext:value-type="float">
            <text:p>0.38663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15778" calcext:value-type="float">
            <text:p>0.1577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7]-[.A357]" office:value-type="float" office:value="0" calcext:value-type="float">
            <text:p>0</text:p>
          </table:table-cell>
          <table:table-cell table:style-name="ce22" table:formula="of:=[.G357]*[.C357]" office:value-type="float" office:value="-0" calcext:value-type="float">
            <text:p>0</text:p>
          </table:table-cell>
          <table:table-cell table:formula="of:=[.H357]-[.I35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7]/[.J357]" office:value-type="float" office:value="1.17647058823529" calcext:value-type="float">
            <text:p>1.17647058823529</text:p>
          </table:table-cell>
          <table:table-cell table:style-name="ce27" table:formula="of:=[.N357]/[.O357]" office:value-type="float" office:value="0" calcext:value-type="float">
            <text:p>0</text:p>
          </table:table-cell>
          <table:table-cell table:formula="of:=[.F357]-[.B357]" office:value-type="float" office:value="-0.45838" calcext:value-type="float">
            <text:p>-0.4583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7]/[.J357]" office:value-type="float" office:value="1.17647058823529" calcext:value-type="float">
            <text:p>1.17647058823529</text:p>
          </table:table-cell>
          <table:table-cell table:style-name="ce27" table:formula="of:=[.T357]/[.U35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0088" calcext:value-type="float">
            <text:p>0.60088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36803" calcext:value-type="float">
            <text:p>0.36803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13595" calcext:value-type="float">
            <text:p>0.1359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8]-[.A358]" office:value-type="float" office:value="0" calcext:value-type="float">
            <text:p>0</text:p>
          </table:table-cell>
          <table:table-cell table:style-name="ce22" table:formula="of:=[.G358]*[.C358]" office:value-type="float" office:value="-0" calcext:value-type="float">
            <text:p>0</text:p>
          </table:table-cell>
          <table:table-cell table:formula="of:=[.H358]-[.I35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8]/[.J358]" office:value-type="float" office:value="1.17647058823529" calcext:value-type="float">
            <text:p>1.17647058823529</text:p>
          </table:table-cell>
          <table:table-cell table:style-name="ce27" table:formula="of:=[.N358]/[.O358]" office:value-type="float" office:value="0" calcext:value-type="float">
            <text:p>0</text:p>
          </table:table-cell>
          <table:table-cell table:formula="of:=[.F358]-[.B358]" office:value-type="float" office:value="-0.46493" calcext:value-type="float">
            <text:p>-0.46493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8]/[.J358]" office:value-type="float" office:value="1.17647058823529" calcext:value-type="float">
            <text:p>1.17647058823529</text:p>
          </table:table-cell>
          <table:table-cell table:style-name="ce27" table:formula="of:=[.T358]/[.U35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58627" calcext:value-type="float">
            <text:p>0.58627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35022" calcext:value-type="float">
            <text:p>0.35022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11491" calcext:value-type="float">
            <text:p>0.1149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9]-[.A359]" office:value-type="float" office:value="0" calcext:value-type="float">
            <text:p>0</text:p>
          </table:table-cell>
          <table:table-cell table:style-name="ce22" table:formula="of:=[.G359]*[.C359]" office:value-type="float" office:value="-0" calcext:value-type="float">
            <text:p>0</text:p>
          </table:table-cell>
          <table:table-cell table:formula="of:=[.H359]-[.I35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9]/[.J359]" office:value-type="float" office:value="1.17647058823529" calcext:value-type="float">
            <text:p>1.17647058823529</text:p>
          </table:table-cell>
          <table:table-cell table:style-name="ce27" table:formula="of:=[.N359]/[.O359]" office:value-type="float" office:value="0" calcext:value-type="float">
            <text:p>0</text:p>
          </table:table-cell>
          <table:table-cell table:formula="of:=[.F359]-[.B359]" office:value-type="float" office:value="-0.47136" calcext:value-type="float">
            <text:p>-0.4713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9]/[.J359]" office:value-type="float" office:value="1.17647058823529" calcext:value-type="float">
            <text:p>1.17647058823529</text:p>
          </table:table-cell>
          <table:table-cell table:style-name="ce27" table:formula="of:=[.T359]/[.U35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57032" calcext:value-type="float">
            <text:p>0.57032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3306" calcext:value-type="float">
            <text:p>0.3306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91715" calcext:value-type="float">
            <text:p>0.09171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0]-[.A360]" office:value-type="float" office:value="0" calcext:value-type="float">
            <text:p>0</text:p>
          </table:table-cell>
          <table:table-cell table:style-name="ce22" table:formula="of:=[.G360]*[.C360]" office:value-type="float" office:value="-0" calcext:value-type="float">
            <text:p>0</text:p>
          </table:table-cell>
          <table:table-cell table:formula="of:=[.H360]-[.I36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0]/[.J360]" office:value-type="float" office:value="1.17647058823529" calcext:value-type="float">
            <text:p>1.17647058823529</text:p>
          </table:table-cell>
          <table:table-cell table:style-name="ce27" table:formula="of:=[.N360]/[.O360]" office:value-type="float" office:value="0" calcext:value-type="float">
            <text:p>0</text:p>
          </table:table-cell>
          <table:table-cell table:formula="of:=[.F360]-[.B360]" office:value-type="float" office:value="-0.478605" calcext:value-type="float">
            <text:p>-0.47860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0]/[.J360]" office:value-type="float" office:value="1.17647058823529" calcext:value-type="float">
            <text:p>1.17647058823529</text:p>
          </table:table-cell>
          <table:table-cell table:style-name="ce27" table:formula="of:=[.T360]/[.U36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55156" calcext:value-type="float">
            <text:p>0.55156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30761" calcext:value-type="float">
            <text:p>0.30761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64739" calcext:value-type="float">
            <text:p>0.06473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1]-[.A361]" office:value-type="float" office:value="0" calcext:value-type="float">
            <text:p>0</text:p>
          </table:table-cell>
          <table:table-cell table:style-name="ce22" table:formula="of:=[.G361]*[.C361]" office:value-type="float" office:value="-0" calcext:value-type="float">
            <text:p>0</text:p>
          </table:table-cell>
          <table:table-cell table:formula="of:=[.H361]-[.I36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1]/[.J361]" office:value-type="float" office:value="1.17647058823529" calcext:value-type="float">
            <text:p>1.17647058823529</text:p>
          </table:table-cell>
          <table:table-cell table:style-name="ce27" table:formula="of:=[.N361]/[.O361]" office:value-type="float" office:value="0" calcext:value-type="float">
            <text:p>0</text:p>
          </table:table-cell>
          <table:table-cell table:formula="of:=[.F361]-[.B361]" office:value-type="float" office:value="-0.486821" calcext:value-type="float">
            <text:p>-0.48682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1]/[.J361]" office:value-type="float" office:value="1.17647058823529" calcext:value-type="float">
            <text:p>1.17647058823529</text:p>
          </table:table-cell>
          <table:table-cell table:style-name="ce27" table:formula="of:=[.T361]/[.U36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52726" calcext:value-type="float">
            <text:p>0.52726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27836" calcext:value-type="float">
            <text:p>0.27836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29225" calcext:value-type="float">
            <text:p>0.02922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2]-[.A362]" office:value-type="float" office:value="0" calcext:value-type="float">
            <text:p>0</text:p>
          </table:table-cell>
          <table:table-cell table:style-name="ce22" table:formula="of:=[.G362]*[.C362]" office:value-type="float" office:value="-0" calcext:value-type="float">
            <text:p>0</text:p>
          </table:table-cell>
          <table:table-cell table:formula="of:=[.H362]-[.I36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2]/[.J362]" office:value-type="float" office:value="1.17647058823529" calcext:value-type="float">
            <text:p>1.17647058823529</text:p>
          </table:table-cell>
          <table:table-cell table:style-name="ce27" table:formula="of:=[.N362]/[.O362]" office:value-type="float" office:value="0" calcext:value-type="float">
            <text:p>0</text:p>
          </table:table-cell>
          <table:table-cell table:formula="of:=[.F362]-[.B362]" office:value-type="float" office:value="-0.498035" calcext:value-type="float">
            <text:p>-0.49803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2]/[.J362]" office:value-type="float" office:value="1.17647058823529" calcext:value-type="float">
            <text:p>1.17647058823529</text:p>
          </table:table-cell>
          <table:table-cell table:style-name="ce27" table:formula="of:=[.T362]/[.U36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50215" calcext:value-type="float">
            <text:p>0.50215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24805" calcext:value-type="float">
            <text:p>0.2480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0018238" calcext:value-type="float">
            <text:p>0.0001823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3]-[.A363]" office:value-type="float" office:value="0" calcext:value-type="float">
            <text:p>0</text:p>
          </table:table-cell>
          <table:table-cell table:style-name="ce22" table:formula="of:=[.G363]*[.C363]" office:value-type="float" office:value="-0" calcext:value-type="float">
            <text:p>0</text:p>
          </table:table-cell>
          <table:table-cell table:formula="of:=[.H363]-[.I36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3]/[.J363]" office:value-type="float" office:value="1.17647058823529" calcext:value-type="float">
            <text:p>1.17647058823529</text:p>
          </table:table-cell>
          <table:table-cell table:style-name="ce27" table:formula="of:=[.N363]/[.O363]" office:value-type="float" office:value="0" calcext:value-type="float">
            <text:p>0</text:p>
          </table:table-cell>
          <table:table-cell table:formula="of:=[.F363]-[.B363]" office:value-type="float" office:value="-0.50196762" calcext:value-type="float">
            <text:p>-0.50196762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3]/[.J363]" office:value-type="float" office:value="1.17647058823529" calcext:value-type="float">
            <text:p>1.17647058823529</text:p>
          </table:table-cell>
          <table:table-cell table:style-name="ce27" table:formula="of:=[.T363]/[.U36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47385" calcext:value-type="float">
            <text:p>0.47385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21396" calcext:value-type="float">
            <text:p>0.21396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4]-[.A364]" office:value-type="float" office:value="0" calcext:value-type="float">
            <text:p>0</text:p>
          </table:table-cell>
          <table:table-cell table:style-name="ce22" table:formula="of:=[.G364]*[.C364]" office:value-type="float" office:value="-0" calcext:value-type="float">
            <text:p>0</text:p>
          </table:table-cell>
          <table:table-cell table:formula="of:=[.H364]-[.I36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4]/[.J364]" office:value-type="float" office:value="1.17647058823529" calcext:value-type="float">
            <text:p>1.17647058823529</text:p>
          </table:table-cell>
          <table:table-cell table:style-name="ce27" table:formula="of:=[.N364]/[.O364]" office:value-type="float" office:value="0" calcext:value-type="float">
            <text:p>0</text:p>
          </table:table-cell>
          <table:table-cell table:formula="of:=[.F364]-[.B364]" office:value-type="float" office:value="-0.47385" calcext:value-type="float">
            <text:p>-0.4738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4]/[.J364]" office:value-type="float" office:value="1.17647058823529" calcext:value-type="float">
            <text:p>1.17647058823529</text:p>
          </table:table-cell>
          <table:table-cell table:style-name="ce27" table:formula="of:=[.T364]/[.U36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44161" calcext:value-type="float">
            <text:p>0.44161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17565" calcext:value-type="float">
            <text:p>0.1756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5]-[.A365]" office:value-type="float" office:value="0" calcext:value-type="float">
            <text:p>0</text:p>
          </table:table-cell>
          <table:table-cell table:style-name="ce22" table:formula="of:=[.G365]*[.C365]" office:value-type="float" office:value="-0" calcext:value-type="float">
            <text:p>0</text:p>
          </table:table-cell>
          <table:table-cell table:formula="of:=[.H365]-[.I36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5]/[.J365]" office:value-type="float" office:value="1.17647058823529" calcext:value-type="float">
            <text:p>1.17647058823529</text:p>
          </table:table-cell>
          <table:table-cell table:style-name="ce27" table:formula="of:=[.N365]/[.O365]" office:value-type="float" office:value="0" calcext:value-type="float">
            <text:p>0</text:p>
          </table:table-cell>
          <table:table-cell table:formula="of:=[.F365]-[.B365]" office:value-type="float" office:value="-0.44161" calcext:value-type="float">
            <text:p>-0.4416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5]/[.J365]" office:value-type="float" office:value="1.17647058823529" calcext:value-type="float">
            <text:p>1.17647058823529</text:p>
          </table:table-cell>
          <table:table-cell table:style-name="ce27" table:formula="of:=[.T365]/[.U36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40953" calcext:value-type="float">
            <text:p>0.4095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13718" calcext:value-type="float">
            <text:p>0.13718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6]-[.A366]" office:value-type="float" office:value="0" calcext:value-type="float">
            <text:p>0</text:p>
          </table:table-cell>
          <table:table-cell table:style-name="ce22" table:formula="of:=[.G366]*[.C366]" office:value-type="float" office:value="-0" calcext:value-type="float">
            <text:p>0</text:p>
          </table:table-cell>
          <table:table-cell table:formula="of:=[.H366]-[.I36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6]/[.J366]" office:value-type="float" office:value="1.17647058823529" calcext:value-type="float">
            <text:p>1.17647058823529</text:p>
          </table:table-cell>
          <table:table-cell table:style-name="ce27" table:formula="of:=[.N366]/[.O366]" office:value-type="float" office:value="0" calcext:value-type="float">
            <text:p>0</text:p>
          </table:table-cell>
          <table:table-cell table:formula="of:=[.F366]-[.B366]" office:value-type="float" office:value="-0.40953" calcext:value-type="float">
            <text:p>-0.40953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6]/[.J366]" office:value-type="float" office:value="1.17647058823529" calcext:value-type="float">
            <text:p>1.17647058823529</text:p>
          </table:table-cell>
          <table:table-cell table:style-name="ce27" table:formula="of:=[.T366]/[.U36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39116" calcext:value-type="float">
            <text:p>0.39116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11433" calcext:value-type="float">
            <text:p>0.11433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7]-[.A367]" office:value-type="float" office:value="0" calcext:value-type="float">
            <text:p>0</text:p>
          </table:table-cell>
          <table:table-cell table:style-name="ce22" table:formula="of:=[.G367]*[.C367]" office:value-type="float" office:value="-0" calcext:value-type="float">
            <text:p>0</text:p>
          </table:table-cell>
          <table:table-cell table:formula="of:=[.H367]-[.I36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7]/[.J367]" office:value-type="float" office:value="1.17647058823529" calcext:value-type="float">
            <text:p>1.17647058823529</text:p>
          </table:table-cell>
          <table:table-cell table:style-name="ce27" table:formula="of:=[.N367]/[.O367]" office:value-type="float" office:value="0" calcext:value-type="float">
            <text:p>0</text:p>
          </table:table-cell>
          <table:table-cell table:formula="of:=[.F367]-[.B367]" office:value-type="float" office:value="-0.39116" calcext:value-type="float">
            <text:p>-0.3911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7]/[.J367]" office:value-type="float" office:value="1.17647058823529" calcext:value-type="float">
            <text:p>1.17647058823529</text:p>
          </table:table-cell>
          <table:table-cell table:style-name="ce27" table:formula="of:=[.T367]/[.U367]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-0" calcext:value-type="float">
            <text:p>0</text:p>
          </table:table-cell>
          <table:table-cell table:style-name="ce9" office:value-type="float" office:value="0.361" calcext:value-type="float">
            <text:p>0.361</text:p>
          </table:table-cell>
          <table:table-cell table:style-name="ce9" office:value-type="float" office:value="-0" calcext:value-type="float">
            <text:p>0</text:p>
          </table:table-cell>
          <table:table-cell table:style-name="ce9" office:value-type="float" office:value="0.077569" calcext:value-type="float">
            <text:p>0.077569</text:p>
          </table:table-cell>
          <table:table-cell table:style-name="ce9" office:value-type="float" office:value="-0" calcext:value-type="float">
            <text:p>0</text:p>
          </table:table-cell>
          <table:table-cell table:style-name="ce11" office:value-type="float" office:value="-0" calcext:value-type="float">
            <text:p>0</text:p>
          </table:table-cell>
          <table:table-cell table:style-name="ce15" office:value-type="float" office:value="0.265465948490022" calcext:value-type="float">
            <text:p>0.265465948490022</text:p>
          </table:table-cell>
          <table:table-cell table:style-name="ce15" table:formula="of:=(1+0.588235294117647)*8.5" office:value-type="float" office:value="13.5" calcext:value-type="float">
            <text:p>13.5</text:p>
          </table:table-cell>
          <table:table-cell table:style-name="ce18" table:formula="of:=(1-0.588235294117647)*8.5" office:value-type="float" office:value="3.5" calcext:value-type="float">
            <text:p>3.5</text:p>
          </table:table-cell>
          <table:table-cell table:style-name="ce18" office:value-type="float" office:value="8.5" calcext:value-type="float">
            <text:p>8.5</text:p>
          </table:table-cell>
          <table:table-cell table:style-name="ce18" table:formula="of:=[.E368]-[.A368]" office:value-type="float" office:value="0" calcext:value-type="float">
            <text:p>0</text:p>
          </table:table-cell>
          <table:table-cell table:style-name="ce23" table:formula="of:=[.G368]*[.C368]" office:value-type="float" office:value="-0" calcext:value-type="float">
            <text:p>0</text:p>
          </table:table-cell>
          <table:table-cell table:style-name="ce18" table:formula="of:=[.H368]-[.I368]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M368]/[.J368]" office:value-type="float" office:value="1.17647058823529" calcext:value-type="float">
            <text:p>1.17647058823529</text:p>
          </table:table-cell>
          <table:table-cell table:style-name="ce28" table:formula="of:=[.N368]/[.O368]" office:value-type="float" office:value="0" calcext:value-type="float">
            <text:p>0</text:p>
          </table:table-cell>
          <table:table-cell table:style-name="ce18" table:formula="of:=[.F368]-[.B368]" office:value-type="float" office:value="-0.361" calcext:value-type="float">
            <text:p>-0.361</text:p>
          </table:table-cell>
          <table:table-cell table:style-name="ce18" office:value-type="float" office:value="-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S368]/[.J368]" office:value-type="float" office:value="1.17647058823529" calcext:value-type="float">
            <text:p>1.17647058823529</text:p>
          </table:table-cell>
          <table:table-cell table:style-name="ce28" table:formula="of:=[.T368]/[.U368]" office:value-type="float" office:value="0" calcext:value-type="float">
            <text:p>0</text:p>
          </table:table-cell>
        </table:table-row>
        <table:table-row table:style-name="ro1" table:number-rows-repeated="1048207">
          <table:table-cell table:number-columns-repeated="22"/>
        </table:table-row>
        <table:table-row table:style-name="ro1">
          <table:table-cell table:number-columns-repeated="12"/>
          <table:table-cell table:style-name="ce18" table:number-columns-repeated="10"/>
        </table:table-row>
      </table:table>
      <table:table table:name="FIGURES" table:style-name="ta1">
        <table:shapes>
          <draw:frame draw:z-index="0" draw:style-name="gr1" draw:text-style-name="P1" svg:width="426.22mm" svg:height="198.15mm" svg:x="113.99mm" svg:y="2.93mm">
            <draw:object draw:notify-on-update-of-ranges="FIGURES.B1:FIGURES.B1 FIGURES.A1:FIGURES.A1 FIGURES.A151:FIGURES.A366 FIGURES.C2:FIGURES.C8 FIGURES.B1:FIGURES.B1 FIGURES.B151:FIGURES.B3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6"/>
        <table:table-column table:style-name="co1" table:default-cell-style-name="Default"/>
        <table:table-row table:style-name="ro1">
          <table:table-cell table:style-name="ce48" office:value-type="string" calcext:value-type="string">
            <text:p>NCEP</text:p>
          </table:table-cell>
          <table:table-cell table:style-name="ce48" office:value-type="string" calcext:value-type="string">
            <text:p>ERA5</text:p>
          </table:table-cell>
          <table:table-cell office:value-type="string" calcext:value-type="string">
            <text:p>X-AXIS</text:p>
          </table:table-cell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office:value-type="string" calcext:value-type="string">
            <text:p>Jun</text:p>
          </table:table-cell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office:value-type="string" calcext:value-type="string">
            <text:p>July</text:p>
          </table:table-cell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office:value-type="string" calcext:value-type="string">
            <text:p>Aug</text:p>
          </table:table-cell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office:value-type="string" calcext:value-type="string">
            <text:p>Sept</text:p>
          </table:table-cell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office:value-type="string" calcext:value-type="string">
            <text:p>Oct</text:p>
          </table:table-cell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office:value-type="string" calcext:value-type="string">
            <text:p>Nov</text:p>
          </table:table-cell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.08147013795161" calcext:value-type="float">
            <text:p>-1.08147013795161</text:p>
          </table:table-cell>
          <table:table-cell/>
        </table:table-row>
        <table:table-row table:style-name="ro1">
          <table:table-cell table:style-name="ce17" office:value-type="float" office:value="-0.0761356183524584" calcext:value-type="float">
            <text:p>-0.076135618352458</text:p>
          </table:table-cell>
          <table:table-cell table:style-name="ce17" office:value-type="float" office:value="-0.381440973709712" calcext:value-type="float">
            <text:p>-0.381440973709712</text:p>
          </table:table-cell>
          <table:table-cell/>
        </table:table-row>
        <table:table-row table:style-name="ro1">
          <table:table-cell table:style-name="ce17" office:value-type="float" office:value="-0.202132154803034" calcext:value-type="float">
            <text:p>-0.202132154803034</text:p>
          </table:table-cell>
          <table:table-cell table:style-name="ce17" office:value-type="float" office:value="-0.464968535010172" calcext:value-type="float">
            <text:p>-0.464968535010172</text:p>
          </table:table-cell>
          <table:table-cell/>
        </table:table-row>
        <table:table-row table:style-name="ro1">
          <table:table-cell table:style-name="ce17" office:value-type="float" office:value="-0.360171163402529" calcext:value-type="float">
            <text:p>-0.360171163402529</text:p>
          </table:table-cell>
          <table:table-cell table:style-name="ce17" office:value-type="float" office:value="-0.628994214369135" calcext:value-type="float">
            <text:p>-0.628994214369135</text:p>
          </table:table-cell>
          <table:table-cell/>
        </table:table-row>
        <table:table-row table:style-name="ro1">
          <table:table-cell table:style-name="ce17" office:value-type="float" office:value="-0.534917824981129" calcext:value-type="float">
            <text:p>-0.534917824981129</text:p>
          </table:table-cell>
          <table:table-cell table:style-name="ce17" office:value-type="float" office:value="-0.820311300116835" calcext:value-type="float">
            <text:p>-0.820311300116835</text:p>
          </table:table-cell>
          <table:table-cell/>
        </table:table-row>
        <table:table-row table:style-name="ro1">
          <table:table-cell table:style-name="ce17" office:value-type="float" office:value="-0.701881985557928" calcext:value-type="float">
            <text:p>-0.701881985557928</text:p>
          </table:table-cell>
          <table:table-cell table:style-name="ce17" office:value-type="float" office:value="-0.987703749969622" calcext:value-type="float">
            <text:p>-0.987703749969622</text:p>
          </table:table-cell>
          <table:table-cell/>
        </table:table-row>
        <table:table-row table:style-name="ro1">
          <table:table-cell table:style-name="ce17" office:value-type="float" office:value="-0.847879013752052" calcext:value-type="float">
            <text:p>-0.847879013752052</text:p>
          </table:table-cell>
          <table:table-cell table:style-name="ce17" office:value-type="float" office:value="-1.12242064639472" calcext:value-type="float">
            <text:p>-1.12242064639472</text:p>
          </table:table-cell>
          <table:table-cell/>
        </table:table-row>
        <table:table-row table:style-name="ro1">
          <table:table-cell table:style-name="ce17" office:value-type="float" office:value="-0.897746763579693" calcext:value-type="float">
            <text:p>-0.897746763579693</text:p>
          </table:table-cell>
          <table:table-cell table:style-name="ce17" office:value-type="float" office:value="-1.12923809844782" calcext:value-type="float">
            <text:p>-1.12923809844782</text:p>
          </table:table-cell>
          <table:table-cell/>
        </table:table-row>
        <table:table-row table:style-name="ro1">
          <table:table-cell table:style-name="ce17" office:value-type="float" office:value="-0.686615378242071" calcext:value-type="float">
            <text:p>-0.686615378242071</text:p>
          </table:table-cell>
          <table:table-cell table:style-name="ce17" office:value-type="float" office:value="-0.911284494510443" calcext:value-type="float">
            <text:p>-0.911284494510443</text:p>
          </table:table-cell>
          <table:table-cell/>
        </table:table-row>
        <table:table-row table:style-name="ro1">
          <table:table-cell table:style-name="ce17" office:value-type="float" office:value="-0.494968166981683" calcext:value-type="float">
            <text:p>-0.494968166981683</text:p>
          </table:table-cell>
          <table:table-cell table:style-name="ce17" office:value-type="float" office:value="-0.69659215288346" calcext:value-type="float">
            <text:p>-0.69659215288346</text:p>
          </table:table-cell>
          <table:table-cell/>
        </table:table-row>
        <table:table-row table:style-name="ro1">
          <table:table-cell table:style-name="ce17" office:value-type="float" office:value="-0.422023618164519" calcext:value-type="float">
            <text:p>-0.422023618164519</text:p>
          </table:table-cell>
          <table:table-cell table:style-name="ce17" office:value-type="float" office:value="-0.601280696861003" calcext:value-type="float">
            <text:p>-0.601280696861003</text:p>
          </table:table-cell>
          <table:table-cell/>
        </table:table-row>
        <table:table-row table:style-name="ro1">
          <table:table-cell table:style-name="ce17" office:value-type="float" office:value="-0.382293464153705" calcext:value-type="float">
            <text:p>-0.382293464153705</text:p>
          </table:table-cell>
          <table:table-cell table:style-name="ce17" office:value-type="float" office:value="-0.53312527417051" calcext:value-type="float">
            <text:p>-0.53312527417051</text:p>
          </table:table-cell>
          <table:table-cell/>
        </table:table-row>
        <table:table-row table:style-name="ro1">
          <table:table-cell table:style-name="ce17" office:value-type="float" office:value="-0.359304649795958" calcext:value-type="float">
            <text:p>-0.359304649795958</text:p>
          </table:table-cell>
          <table:table-cell table:style-name="ce17" office:value-type="float" office:value="-0.496331801691525" calcext:value-type="float">
            <text:p>-0.496331801691525</text:p>
          </table:table-cell>
          <table:table-cell/>
        </table:table-row>
        <table:table-row table:style-name="ro1">
          <table:table-cell table:style-name="ce17" office:value-type="float" office:value="-0.350242371181517" calcext:value-type="float">
            <text:p>-0.350242371181517</text:p>
          </table:table-cell>
          <table:table-cell table:style-name="ce17" office:value-type="float" office:value="-0.470325469872322" calcext:value-type="float">
            <text:p>-0.470325469872322</text:p>
          </table:table-cell>
          <table:table-cell/>
        </table:table-row>
        <table:table-row table:style-name="ro1">
          <table:table-cell table:style-name="ce17" office:value-type="float" office:value="-0.356932747647511" calcext:value-type="float">
            <text:p>-0.356932747647511</text:p>
          </table:table-cell>
          <table:table-cell table:style-name="ce17" office:value-type="float" office:value="-0.465758818260978" calcext:value-type="float">
            <text:p>-0.465758818260978</text:p>
          </table:table-cell>
          <table:table-cell/>
        </table:table-row>
        <table:table-row table:style-name="ro1">
          <table:table-cell table:style-name="ce17" office:value-type="float" office:value="-0.352993001397448" calcext:value-type="float">
            <text:p>-0.352993001397448</text:p>
          </table:table-cell>
          <table:table-cell table:style-name="ce17" office:value-type="float" office:value="-0.461284296379695" calcext:value-type="float">
            <text:p>-0.461284296379695</text:p>
          </table:table-cell>
          <table:table-cell/>
        </table:table-row>
        <table:table-row table:style-name="ro1">
          <table:table-cell table:style-name="ce17" office:value-type="float" office:value="-0.337797636836579" calcext:value-type="float">
            <text:p>-0.337797636836579</text:p>
          </table:table-cell>
          <table:table-cell table:style-name="ce17" office:value-type="float" office:value="-0.434311247361315" calcext:value-type="float">
            <text:p>-0.434311247361315</text:p>
          </table:table-cell>
          <table:table-cell/>
        </table:table-row>
        <table:table-row table:style-name="ro1">
          <table:table-cell table:style-name="ce17" office:value-type="float" office:value="-0.33100176938142" calcext:value-type="float">
            <text:p>-0.33100176938142</text:p>
          </table:table-cell>
          <table:table-cell table:style-name="ce17" office:value-type="float" office:value="-0.412635471614151" calcext:value-type="float">
            <text:p>-0.412635471614151</text:p>
          </table:table-cell>
          <table:table-cell/>
        </table:table-row>
        <table:table-row table:style-name="ro1">
          <table:table-cell table:style-name="ce17" office:value-type="float" office:value="-0.332804479259441" calcext:value-type="float">
            <text:p>-0.332804479259441</text:p>
          </table:table-cell>
          <table:table-cell table:style-name="ce17" office:value-type="float" office:value="-0.402326904399785" calcext:value-type="float">
            <text:p>-0.402326904399785</text:p>
          </table:table-cell>
          <table:table-cell/>
        </table:table-row>
        <table:table-row table:style-name="ro1">
          <table:table-cell table:style-name="ce17" office:value-type="float" office:value="-0.339667324966531" calcext:value-type="float">
            <text:p>-0.339667324966531</text:p>
          </table:table-cell>
          <table:table-cell table:style-name="ce17" office:value-type="float" office:value="-0.400867739435352" calcext:value-type="float">
            <text:p>-0.400867739435352</text:p>
          </table:table-cell>
          <table:table-cell/>
        </table:table-row>
        <table:table-row table:style-name="ro1">
          <table:table-cell table:style-name="ce17" office:value-type="float" office:value="-0.336661351431129" calcext:value-type="float">
            <text:p>-0.336661351431129</text:p>
          </table:table-cell>
          <table:table-cell table:style-name="ce17" office:value-type="float" office:value="-0.394142451490818" calcext:value-type="float">
            <text:p>-0.394142451490818</text:p>
          </table:table-cell>
          <table:table-cell/>
        </table:table-row>
        <table:table-row table:style-name="ro1">
          <table:table-cell table:style-name="ce17" office:value-type="float" office:value="-0.332786324174898" calcext:value-type="float">
            <text:p>-0.332786324174898</text:p>
          </table:table-cell>
          <table:table-cell table:style-name="ce17" office:value-type="float" office:value="-0.385692668712741" calcext:value-type="float">
            <text:p>-0.385692668712741</text:p>
          </table:table-cell>
          <table:table-cell/>
        </table:table-row>
        <table:table-row table:style-name="ro1">
          <table:table-cell table:style-name="ce17" office:value-type="float" office:value="-0.332879450028533" calcext:value-type="float">
            <text:p>-0.332879450028533</text:p>
          </table:table-cell>
          <table:table-cell table:style-name="ce17" office:value-type="float" office:value="-0.383578350905047" calcext:value-type="float">
            <text:p>-0.383578350905047</text:p>
          </table:table-cell>
          <table:table-cell/>
        </table:table-row>
        <table:table-row table:style-name="ro1">
          <table:table-cell table:style-name="ce17" office:value-type="float" office:value="-0.336854233585063" calcext:value-type="float">
            <text:p>-0.336854233585063</text:p>
          </table:table-cell>
          <table:table-cell table:style-name="ce17" office:value-type="float" office:value="-0.383707061794581" calcext:value-type="float">
            <text:p>-0.383707061794581</text:p>
          </table:table-cell>
          <table:table-cell/>
        </table:table-row>
        <table:table-row table:style-name="ro1">
          <table:table-cell table:style-name="ce17" office:value-type="float" office:value="-0.341813569177487" calcext:value-type="float">
            <text:p>-0.341813569177487</text:p>
          </table:table-cell>
          <table:table-cell table:style-name="ce17" office:value-type="float" office:value="-0.382534176577747" calcext:value-type="float">
            <text:p>-0.382534176577747</text:p>
          </table:table-cell>
          <table:table-cell/>
        </table:table-row>
        <table:table-row table:style-name="ro1">
          <table:table-cell table:style-name="ce17" office:value-type="float" office:value="-0.350548070798683" calcext:value-type="float">
            <text:p>-0.350548070798683</text:p>
          </table:table-cell>
          <table:table-cell table:style-name="ce17" office:value-type="float" office:value="-0.387814368654818" calcext:value-type="float">
            <text:p>-0.387814368654818</text:p>
          </table:table-cell>
          <table:table-cell/>
        </table:table-row>
        <table:table-row table:style-name="ro1">
          <table:table-cell table:style-name="ce17" office:value-type="float" office:value="-0.359320734522005" calcext:value-type="float">
            <text:p>-0.359320734522005</text:p>
          </table:table-cell>
          <table:table-cell table:style-name="ce17" office:value-type="float" office:value="-0.395156156421364" calcext:value-type="float">
            <text:p>-0.395156156421364</text:p>
          </table:table-cell>
          <table:table-cell/>
        </table:table-row>
        <table:table-row table:style-name="ro1">
          <table:table-cell table:style-name="ce17" office:value-type="float" office:value="-0.363646993730159" calcext:value-type="float">
            <text:p>-0.363646993730159</text:p>
          </table:table-cell>
          <table:table-cell table:style-name="ce17" office:value-type="float" office:value="-0.400558804929246" calcext:value-type="float">
            <text:p>-0.400558804929246</text:p>
          </table:table-cell>
          <table:table-cell/>
        </table:table-row>
        <table:table-row table:style-name="ro1">
          <table:table-cell table:style-name="ce17" office:value-type="float" office:value="-0.360857692373747" calcext:value-type="float">
            <text:p>-0.360857692373747</text:p>
          </table:table-cell>
          <table:table-cell table:style-name="ce17" office:value-type="float" office:value="-0.39575443938435" calcext:value-type="float">
            <text:p>-0.39575443938435</text:p>
          </table:table-cell>
          <table:table-cell/>
        </table:table-row>
        <table:table-row table:style-name="ro1">
          <table:table-cell table:style-name="ce17" office:value-type="float" office:value="-0.359381412448736" calcext:value-type="float">
            <text:p>-0.359381412448736</text:p>
          </table:table-cell>
          <table:table-cell table:style-name="ce17" office:value-type="float" office:value="-0.392992131212989" calcext:value-type="float">
            <text:p>-0.392992131212989</text:p>
          </table:table-cell>
          <table:table-cell/>
        </table:table-row>
        <table:table-row table:style-name="ro1">
          <table:table-cell table:style-name="ce17" office:value-type="float" office:value="-0.364375162985957" calcext:value-type="float">
            <text:p>-0.364375162985957</text:p>
          </table:table-cell>
          <table:table-cell table:style-name="ce17" office:value-type="float" office:value="-0.396059959767345" calcext:value-type="float">
            <text:p>-0.396059959767345</text:p>
          </table:table-cell>
          <table:table-cell/>
        </table:table-row>
        <table:table-row table:style-name="ro1">
          <table:table-cell table:style-name="ce17" office:value-type="float" office:value="-0.371068339791343" calcext:value-type="float">
            <text:p>-0.371068339791343</text:p>
          </table:table-cell>
          <table:table-cell table:style-name="ce17" office:value-type="float" office:value="-0.401273867362394" calcext:value-type="float">
            <text:p>-0.401273867362394</text:p>
          </table:table-cell>
          <table:table-cell/>
        </table:table-row>
        <table:table-row table:style-name="ro1">
          <table:table-cell table:style-name="ce17" office:value-type="float" office:value="-0.375081186568805" calcext:value-type="float">
            <text:p>-0.375081186568805</text:p>
          </table:table-cell>
          <table:table-cell table:style-name="ce17" office:value-type="float" office:value="-0.405863314318267" calcext:value-type="float">
            <text:p>-0.405863314318267</text:p>
          </table:table-cell>
          <table:table-cell/>
        </table:table-row>
        <table:table-row table:style-name="ro1">
          <table:table-cell table:style-name="ce17" office:value-type="float" office:value="-0.372692988228062" calcext:value-type="float">
            <text:p>-0.372692988228062</text:p>
          </table:table-cell>
          <table:table-cell table:style-name="ce17" office:value-type="float" office:value="-0.411149927832778" calcext:value-type="float">
            <text:p>-0.411149927832778</text:p>
          </table:table-cell>
          <table:table-cell/>
        </table:table-row>
        <table:table-row table:style-name="ro1">
          <table:table-cell table:style-name="ce17" office:value-type="float" office:value="-0.375221776881234" calcext:value-type="float">
            <text:p>-0.375221776881234</text:p>
          </table:table-cell>
          <table:table-cell table:style-name="ce17" office:value-type="float" office:value="-0.419966184713187" calcext:value-type="float">
            <text:p>-0.419966184713187</text:p>
          </table:table-cell>
          <table:table-cell/>
        </table:table-row>
        <table:table-row table:style-name="ro1">
          <table:table-cell table:style-name="ce17" office:value-type="float" office:value="-0.384056222536636" calcext:value-type="float">
            <text:p>-0.384056222536636</text:p>
          </table:table-cell>
          <table:table-cell table:style-name="ce17" office:value-type="float" office:value="-0.429109678033442" calcext:value-type="float">
            <text:p>-0.429109678033442</text:p>
          </table:table-cell>
          <table:table-cell/>
        </table:table-row>
        <table:table-row table:style-name="ro1">
          <table:table-cell table:style-name="ce17" office:value-type="float" office:value="-0.394901509992405" calcext:value-type="float">
            <text:p>-0.394901509992405</text:p>
          </table:table-cell>
          <table:table-cell table:style-name="ce17" office:value-type="float" office:value="-0.435786858338775" calcext:value-type="float">
            <text:p>-0.435786858338775</text:p>
          </table:table-cell>
          <table:table-cell/>
        </table:table-row>
        <table:table-row table:style-name="ro1">
          <table:table-cell table:style-name="ce17" office:value-type="float" office:value="-0.405719302343895" calcext:value-type="float">
            <text:p>-0.405719302343895</text:p>
          </table:table-cell>
          <table:table-cell table:style-name="ce17" office:value-type="float" office:value="-0.44041621022183" calcext:value-type="float">
            <text:p>-0.44041621022183</text:p>
          </table:table-cell>
          <table:table-cell/>
        </table:table-row>
        <table:table-row table:style-name="ro1">
          <table:table-cell table:style-name="ce17" office:value-type="float" office:value="-0.416208110622563" calcext:value-type="float">
            <text:p>-0.416208110622563</text:p>
          </table:table-cell>
          <table:table-cell table:style-name="ce17" office:value-type="float" office:value="-0.443271771783067" calcext:value-type="float">
            <text:p>-0.443271771783067</text:p>
          </table:table-cell>
          <table:table-cell/>
        </table:table-row>
        <table:table-row table:style-name="ro1">
          <table:table-cell table:style-name="ce17" office:value-type="float" office:value="-0.426331322408295" calcext:value-type="float">
            <text:p>-0.426331322408295</text:p>
          </table:table-cell>
          <table:table-cell table:style-name="ce17" office:value-type="float" office:value="-0.445360804778057" calcext:value-type="float">
            <text:p>-0.445360804778057</text:p>
          </table:table-cell>
          <table:table-cell/>
        </table:table-row>
        <table:table-row table:style-name="ro1">
          <table:table-cell table:style-name="ce17" office:value-type="float" office:value="-0.436443931755755" calcext:value-type="float">
            <text:p>-0.436443931755755</text:p>
          </table:table-cell>
          <table:table-cell table:style-name="ce17" office:value-type="float" office:value="-0.447344773880982" calcext:value-type="float">
            <text:p>-0.447344773880982</text:p>
          </table:table-cell>
          <table:table-cell/>
        </table:table-row>
        <table:table-row table:style-name="ro1">
          <table:table-cell table:style-name="ce17" office:value-type="float" office:value="-0.447475979444453" calcext:value-type="float">
            <text:p>-0.447475979444453</text:p>
          </table:table-cell>
          <table:table-cell table:style-name="ce17" office:value-type="float" office:value="-0.449512341332445" calcext:value-type="float">
            <text:p>-0.449512341332445</text:p>
          </table:table-cell>
          <table:table-cell/>
        </table:table-row>
        <table:table-row table:style-name="ro1">
          <table:table-cell table:style-name="ce17" office:value-type="float" office:value="-0.460044584692891" calcext:value-type="float">
            <text:p>-0.460044584692891</text:p>
          </table:table-cell>
          <table:table-cell table:style-name="ce17" office:value-type="float" office:value="-0.454144352373178" calcext:value-type="float">
            <text:p>-0.454144352373178</text:p>
          </table:table-cell>
          <table:table-cell/>
        </table:table-row>
        <table:table-row table:style-name="ro1">
          <table:table-cell table:style-name="ce17" office:value-type="float" office:value="-0.473613807660211" calcext:value-type="float">
            <text:p>-0.473613807660211</text:p>
          </table:table-cell>
          <table:table-cell table:style-name="ce17" office:value-type="float" office:value="-0.463133842554538" calcext:value-type="float">
            <text:p>-0.463133842554538</text:p>
          </table:table-cell>
          <table:table-cell/>
        </table:table-row>
        <table:table-row table:style-name="ro1">
          <table:table-cell table:style-name="ce17" office:value-type="float" office:value="-0.487370460294694" calcext:value-type="float">
            <text:p>-0.487370460294694</text:p>
          </table:table-cell>
          <table:table-cell table:style-name="ce17" office:value-type="float" office:value="-0.472745905414115" calcext:value-type="float">
            <text:p>-0.472745905414115</text:p>
          </table:table-cell>
          <table:table-cell/>
        </table:table-row>
        <table:table-row table:style-name="ro1">
          <table:table-cell table:style-name="ce17" office:value-type="float" office:value="-0.500042640575784" calcext:value-type="float">
            <text:p>-0.500042640575784</text:p>
          </table:table-cell>
          <table:table-cell table:style-name="ce17" office:value-type="float" office:value="-0.480116301050668" calcext:value-type="float">
            <text:p>-0.480116301050668</text:p>
          </table:table-cell>
          <table:table-cell/>
        </table:table-row>
        <table:table-row table:style-name="ro1">
          <table:table-cell table:style-name="ce17" office:value-type="float" office:value="-0.513000542056299" calcext:value-type="float">
            <text:p>-0.513000542056299</text:p>
          </table:table-cell>
          <table:table-cell table:style-name="ce17" office:value-type="float" office:value="-0.488433838346254" calcext:value-type="float">
            <text:p>-0.488433838346254</text:p>
          </table:table-cell>
          <table:table-cell/>
        </table:table-row>
        <table:table-row table:style-name="ro1">
          <table:table-cell table:style-name="ce17" office:value-type="float" office:value="-0.52721717400667" calcext:value-type="float">
            <text:p>-0.52721717400667</text:p>
          </table:table-cell>
          <table:table-cell table:style-name="ce17" office:value-type="float" office:value="-0.500000111894042" calcext:value-type="float">
            <text:p>-0.500000111894042</text:p>
          </table:table-cell>
          <table:table-cell/>
        </table:table-row>
        <table:table-row table:style-name="ro1">
          <table:table-cell table:style-name="ce17" office:value-type="float" office:value="-0.541655830144793" calcext:value-type="float">
            <text:p>-0.541655830144793</text:p>
          </table:table-cell>
          <table:table-cell table:style-name="ce17" office:value-type="float" office:value="-0.511284191762445" calcext:value-type="float">
            <text:p>-0.511284191762445</text:p>
          </table:table-cell>
          <table:table-cell/>
        </table:table-row>
        <table:table-row table:style-name="ro1">
          <table:table-cell table:style-name="ce17" office:value-type="float" office:value="-0.55577831724732" calcext:value-type="float">
            <text:p>-0.55577831724732</text:p>
          </table:table-cell>
          <table:table-cell table:style-name="ce17" office:value-type="float" office:value="-0.520291101579003" calcext:value-type="float">
            <text:p>-0.520291101579003</text:p>
          </table:table-cell>
          <table:table-cell/>
        </table:table-row>
        <table:table-row table:style-name="ro1">
          <table:table-cell table:style-name="ce17" office:value-type="float" office:value="-0.569576147646292" calcext:value-type="float">
            <text:p>-0.569576147646292</text:p>
          </table:table-cell>
          <table:table-cell table:style-name="ce17" office:value-type="float" office:value="-0.527481200660873" calcext:value-type="float">
            <text:p>-0.527481200660873</text:p>
          </table:table-cell>
          <table:table-cell/>
        </table:table-row>
        <table:table-row table:style-name="ro1">
          <table:table-cell table:style-name="ce17" office:value-type="float" office:value="-0.582794404701946" calcext:value-type="float">
            <text:p>-0.582794404701946</text:p>
          </table:table-cell>
          <table:table-cell table:style-name="ce17" office:value-type="float" office:value="-0.533905458684861" calcext:value-type="float">
            <text:p>-0.533905458684861</text:p>
          </table:table-cell>
          <table:table-cell/>
        </table:table-row>
        <table:table-row table:style-name="ro1">
          <table:table-cell table:style-name="ce17" office:value-type="float" office:value="-0.595287758205234" calcext:value-type="float">
            <text:p>-0.595287758205234</text:p>
          </table:table-cell>
          <table:table-cell table:style-name="ce17" office:value-type="float" office:value="-0.539547736848419" calcext:value-type="float">
            <text:p>-0.539547736848419</text:p>
          </table:table-cell>
          <table:table-cell/>
        </table:table-row>
        <table:table-row table:style-name="ro1">
          <table:table-cell table:style-name="ce17" office:value-type="float" office:value="-0.607102432866627" calcext:value-type="float">
            <text:p>-0.607102432866627</text:p>
          </table:table-cell>
          <table:table-cell table:style-name="ce17" office:value-type="float" office:value="-0.544846959644247" calcext:value-type="float">
            <text:p>-0.544846959644247</text:p>
          </table:table-cell>
          <table:table-cell/>
        </table:table-row>
        <table:table-row table:style-name="ro1">
          <table:table-cell table:style-name="ce17" office:value-type="float" office:value="-0.620074130578969" calcext:value-type="float">
            <text:p>-0.620074130578969</text:p>
          </table:table-cell>
          <table:table-cell table:style-name="ce17" office:value-type="float" office:value="-0.553359406730784" calcext:value-type="float">
            <text:p>-0.553359406730784</text:p>
          </table:table-cell>
          <table:table-cell/>
        </table:table-row>
        <table:table-row table:style-name="ro1">
          <table:table-cell table:style-name="ce17" office:value-type="float" office:value="-0.63426244818665" calcext:value-type="float">
            <text:p>-0.63426244818665</text:p>
          </table:table-cell>
          <table:table-cell table:style-name="ce17" office:value-type="float" office:value="-0.564054222027799" calcext:value-type="float">
            <text:p>-0.564054222027799</text:p>
          </table:table-cell>
          <table:table-cell/>
        </table:table-row>
        <table:table-row table:style-name="ro1">
          <table:table-cell table:style-name="ce17" office:value-type="float" office:value="-0.648903111514943" calcext:value-type="float">
            <text:p>-0.648903111514943</text:p>
          </table:table-cell>
          <table:table-cell table:style-name="ce17" office:value-type="float" office:value="-0.576241937390267" calcext:value-type="float">
            <text:p>-0.576241937390267</text:p>
          </table:table-cell>
          <table:table-cell/>
        </table:table-row>
        <table:table-row table:style-name="ro1">
          <table:table-cell table:style-name="ce17" office:value-type="float" office:value="-0.664145277031966" calcext:value-type="float">
            <text:p>-0.664145277031966</text:p>
          </table:table-cell>
          <table:table-cell table:style-name="ce17" office:value-type="float" office:value="-0.588781273964508" calcext:value-type="float">
            <text:p>-0.588781273964508</text:p>
          </table:table-cell>
          <table:table-cell/>
        </table:table-row>
        <table:table-row table:style-name="ro1">
          <table:table-cell table:style-name="ce17" office:value-type="float" office:value="-0.679590600193633" calcext:value-type="float">
            <text:p>-0.679590600193633</text:p>
          </table:table-cell>
          <table:table-cell table:style-name="ce17" office:value-type="float" office:value="-0.601120922840765" calcext:value-type="float">
            <text:p>-0.601120922840765</text:p>
          </table:table-cell>
          <table:table-cell/>
        </table:table-row>
        <table:table-row table:style-name="ro1">
          <table:table-cell table:style-name="ce17" office:value-type="float" office:value="-0.694805750029451" calcext:value-type="float">
            <text:p>-0.694805750029451</text:p>
          </table:table-cell>
          <table:table-cell table:style-name="ce17" office:value-type="float" office:value="-0.61184965132024" calcext:value-type="float">
            <text:p>-0.61184965132024</text:p>
          </table:table-cell>
          <table:table-cell/>
        </table:table-row>
        <table:table-row table:style-name="ro1">
          <table:table-cell table:style-name="ce17" office:value-type="float" office:value="-0.709699887404706" calcext:value-type="float">
            <text:p>-0.709699887404706</text:p>
          </table:table-cell>
          <table:table-cell table:style-name="ce17" office:value-type="float" office:value="-0.62038598432993" calcext:value-type="float">
            <text:p>-0.62038598432993</text:p>
          </table:table-cell>
          <table:table-cell/>
        </table:table-row>
        <table:table-row table:style-name="ro1">
          <table:table-cell table:style-name="ce17" office:value-type="float" office:value="-0.724006380525712" calcext:value-type="float">
            <text:p>-0.724006380525712</text:p>
          </table:table-cell>
          <table:table-cell table:style-name="ce17" office:value-type="float" office:value="-0.627807410175772" calcext:value-type="float">
            <text:p>-0.627807410175772</text:p>
          </table:table-cell>
          <table:table-cell/>
        </table:table-row>
        <table:table-row table:style-name="ro1">
          <table:table-cell table:style-name="ce17" office:value-type="float" office:value="-0.738220270680518" calcext:value-type="float">
            <text:p>-0.738220270680518</text:p>
          </table:table-cell>
          <table:table-cell table:style-name="ce17" office:value-type="float" office:value="-0.635315500672405" calcext:value-type="float">
            <text:p>-0.635315500672405</text:p>
          </table:table-cell>
          <table:table-cell/>
        </table:table-row>
        <table:table-row table:style-name="ro1">
          <table:table-cell table:style-name="ce17" office:value-type="float" office:value="-0.7531488541145" calcext:value-type="float">
            <text:p>-0.7531488541145</text:p>
          </table:table-cell>
          <table:table-cell table:style-name="ce17" office:value-type="float" office:value="-0.645217199147253" calcext:value-type="float">
            <text:p>-0.645217199147253</text:p>
          </table:table-cell>
          <table:table-cell/>
        </table:table-row>
        <table:table-row table:style-name="ro1">
          <table:table-cell table:style-name="ce17" office:value-type="float" office:value="-0.768877270621961" calcext:value-type="float">
            <text:p>-0.768877270621961</text:p>
          </table:table-cell>
          <table:table-cell table:style-name="ce17" office:value-type="float" office:value="-0.656042393088992" calcext:value-type="float">
            <text:p>-0.656042393088992</text:p>
          </table:table-cell>
          <table:table-cell/>
        </table:table-row>
        <table:table-row table:style-name="ro1">
          <table:table-cell table:style-name="ce17" office:value-type="float" office:value="-0.785245754821923" calcext:value-type="float">
            <text:p>-0.785245754821923</text:p>
          </table:table-cell>
          <table:table-cell table:style-name="ce17" office:value-type="float" office:value="-0.667848009653844" calcext:value-type="float">
            <text:p>-0.667848009653844</text:p>
          </table:table-cell>
          <table:table-cell/>
        </table:table-row>
        <table:table-row table:style-name="ro1">
          <table:table-cell table:style-name="ce17" office:value-type="float" office:value="-0.801183267428629" calcext:value-type="float">
            <text:p>-0.801183267428629</text:p>
          </table:table-cell>
          <table:table-cell table:style-name="ce17" office:value-type="float" office:value="-0.679109240532845" calcext:value-type="float">
            <text:p>-0.679109240532845</text:p>
          </table:table-cell>
          <table:table-cell/>
        </table:table-row>
        <table:table-row table:style-name="ro1">
          <table:table-cell table:style-name="ce17" office:value-type="float" office:value="-0.816049402822526" calcext:value-type="float">
            <text:p>-0.816049402822526</text:p>
          </table:table-cell>
          <table:table-cell table:style-name="ce17" office:value-type="float" office:value="-0.687844618427808" calcext:value-type="float">
            <text:p>-0.687844618427808</text:p>
          </table:table-cell>
          <table:table-cell/>
        </table:table-row>
        <table:table-row table:style-name="ro1">
          <table:table-cell table:style-name="ce17" office:value-type="float" office:value="-0.829049629947549" calcext:value-type="float">
            <text:p>-0.829049629947549</text:p>
          </table:table-cell>
          <table:table-cell table:style-name="ce17" office:value-type="float" office:value="-0.693854502593213" calcext:value-type="float">
            <text:p>-0.693854502593213</text:p>
          </table:table-cell>
          <table:table-cell/>
        </table:table-row>
        <table:table-row table:style-name="ro1">
          <table:table-cell table:style-name="ce17" office:value-type="float" office:value="-0.840732726959811" calcext:value-type="float">
            <text:p>-0.840732726959811</text:p>
          </table:table-cell>
          <table:table-cell table:style-name="ce17" office:value-type="float" office:value="-0.697468607016948" calcext:value-type="float">
            <text:p>-0.697468607016948</text:p>
          </table:table-cell>
          <table:table-cell/>
        </table:table-row>
        <table:table-row table:style-name="ro1">
          <table:table-cell table:style-name="ce17" office:value-type="float" office:value="-0.851422658365335" calcext:value-type="float">
            <text:p>-0.851422658365335</text:p>
          </table:table-cell>
          <table:table-cell table:style-name="ce17" office:value-type="float" office:value="-0.700656776463172" calcext:value-type="float">
            <text:p>-0.700656776463172</text:p>
          </table:table-cell>
          <table:table-cell/>
        </table:table-row>
        <table:table-row table:style-name="ro1">
          <table:table-cell table:style-name="ce17" office:value-type="float" office:value="-0.861346675566752" calcext:value-type="float">
            <text:p>-0.861346675566752</text:p>
          </table:table-cell>
          <table:table-cell table:style-name="ce17" office:value-type="float" office:value="-0.704913019956994" calcext:value-type="float">
            <text:p>-0.704913019956994</text:p>
          </table:table-cell>
          <table:table-cell/>
        </table:table-row>
        <table:table-row table:style-name="ro1">
          <table:table-cell table:style-name="ce17" office:value-type="float" office:value="-0.870737682643499" calcext:value-type="float">
            <text:p>-0.870737682643499</text:p>
          </table:table-cell>
          <table:table-cell table:style-name="ce17" office:value-type="float" office:value="-0.709301084765643" calcext:value-type="float">
            <text:p>-0.709301084765643</text:p>
          </table:table-cell>
          <table:table-cell/>
        </table:table-row>
        <table:table-row table:style-name="ro1">
          <table:table-cell table:style-name="ce17" office:value-type="float" office:value="-0.881171743490269" calcext:value-type="float">
            <text:p>-0.881171743490269</text:p>
          </table:table-cell>
          <table:table-cell table:style-name="ce17" office:value-type="float" office:value="-0.713519774404569" calcext:value-type="float">
            <text:p>-0.713519774404569</text:p>
          </table:table-cell>
          <table:table-cell/>
        </table:table-row>
        <table:table-row table:style-name="ro1">
          <table:table-cell table:style-name="ce17" office:value-type="float" office:value="-0.893016798316922" calcext:value-type="float">
            <text:p>-0.893016798316922</text:p>
          </table:table-cell>
          <table:table-cell table:style-name="ce17" office:value-type="float" office:value="-0.71870962670273" calcext:value-type="float">
            <text:p>-0.71870962670273</text:p>
          </table:table-cell>
          <table:table-cell/>
        </table:table-row>
        <table:table-row table:style-name="ro1">
          <table:table-cell table:style-name="ce17" office:value-type="float" office:value="-0.903601519875243" calcext:value-type="float">
            <text:p>-0.903601519875243</text:p>
          </table:table-cell>
          <table:table-cell table:style-name="ce17" office:value-type="float" office:value="-0.72174632600143" calcext:value-type="float">
            <text:p>-0.72174632600143</text:p>
          </table:table-cell>
          <table:table-cell/>
        </table:table-row>
        <table:table-row table:style-name="ro1">
          <table:table-cell table:style-name="ce17" office:value-type="float" office:value="-0.911498663732849" calcext:value-type="float">
            <text:p>-0.911498663732849</text:p>
          </table:table-cell>
          <table:table-cell table:style-name="ce17" office:value-type="float" office:value="-0.722571234893946" calcext:value-type="float">
            <text:p>-0.722571234893946</text:p>
          </table:table-cell>
          <table:table-cell/>
        </table:table-row>
        <table:table-row table:style-name="ro1">
          <table:table-cell table:style-name="ce17" office:value-type="float" office:value="-0.917529381929957" calcext:value-type="float">
            <text:p>-0.917529381929957</text:p>
          </table:table-cell>
          <table:table-cell table:style-name="ce17" office:value-type="float" office:value="-0.72306954956584" calcext:value-type="float">
            <text:p>-0.72306954956584</text:p>
          </table:table-cell>
          <table:table-cell/>
        </table:table-row>
        <table:table-row table:style-name="ro1">
          <table:table-cell table:style-name="ce17" office:value-type="float" office:value="-0.922634848726899" calcext:value-type="float">
            <text:p>-0.922634848726899</text:p>
          </table:table-cell>
          <table:table-cell table:style-name="ce17" office:value-type="float" office:value="-0.723264482433881" calcext:value-type="float">
            <text:p>-0.723264482433881</text:p>
          </table:table-cell>
          <table:table-cell/>
        </table:table-row>
        <table:table-row table:style-name="ro1">
          <table:table-cell table:style-name="ce17" office:value-type="float" office:value="-0.927241590348346" calcext:value-type="float">
            <text:p>-0.927241590348346</text:p>
          </table:table-cell>
          <table:table-cell table:style-name="ce17" office:value-type="float" office:value="-0.722173892187086" calcext:value-type="float">
            <text:p>-0.722173892187086</text:p>
          </table:table-cell>
          <table:table-cell/>
        </table:table-row>
        <table:table-row table:style-name="ro1">
          <table:table-cell table:style-name="ce17" office:value-type="float" office:value="-0.932319657065923" calcext:value-type="float">
            <text:p>-0.932319657065923</text:p>
          </table:table-cell>
          <table:table-cell table:style-name="ce17" office:value-type="float" office:value="-0.718944178464512" calcext:value-type="float">
            <text:p>-0.718944178464512</text:p>
          </table:table-cell>
          <table:table-cell/>
        </table:table-row>
        <table:table-row table:style-name="ro1">
          <table:table-cell table:style-name="ce17" office:value-type="float" office:value="-0.939305860201672" calcext:value-type="float">
            <text:p>-0.939305860201672</text:p>
          </table:table-cell>
          <table:table-cell table:style-name="ce17" office:value-type="float" office:value="-0.714612719784362" calcext:value-type="float">
            <text:p>-0.714612719784362</text:p>
          </table:table-cell>
          <table:table-cell/>
        </table:table-row>
        <table:table-row table:style-name="ro1">
          <table:table-cell table:style-name="ce17" office:value-type="float" office:value="-0.947877633131984" calcext:value-type="float">
            <text:p>-0.947877633131984</text:p>
          </table:table-cell>
          <table:table-cell table:style-name="ce17" office:value-type="float" office:value="-0.710509599624782" calcext:value-type="float">
            <text:p>-0.710509599624782</text:p>
          </table:table-cell>
          <table:table-cell/>
        </table:table-row>
        <table:table-row table:style-name="ro1">
          <table:table-cell table:style-name="ce17" office:value-type="float" office:value="-0.956607410568212" calcext:value-type="float">
            <text:p>-0.956607410568212</text:p>
          </table:table-cell>
          <table:table-cell table:style-name="ce17" office:value-type="float" office:value="-0.709006179147467" calcext:value-type="float">
            <text:p>-0.709006179147467</text:p>
          </table:table-cell>
          <table:table-cell/>
        </table:table-row>
        <table:table-row table:style-name="ro1">
          <table:table-cell table:style-name="ce17" office:value-type="float" office:value="-0.965073466171324" calcext:value-type="float">
            <text:p>-0.965073466171324</text:p>
          </table:table-cell>
          <table:table-cell table:style-name="ce17" office:value-type="float" office:value="-0.709061581633616" calcext:value-type="float">
            <text:p>-0.709061581633616</text:p>
          </table:table-cell>
          <table:table-cell/>
        </table:table-row>
        <table:table-row table:style-name="ro1">
          <table:table-cell table:style-name="ce17" office:value-type="float" office:value="-0.974201362894075" calcext:value-type="float">
            <text:p>-0.974201362894075</text:p>
          </table:table-cell>
          <table:table-cell table:style-name="ce17" office:value-type="float" office:value="-0.71099331233582" calcext:value-type="float">
            <text:p>-0.71099331233582</text:p>
          </table:table-cell>
          <table:table-cell/>
        </table:table-row>
        <table:table-row table:style-name="ro1">
          <table:table-cell table:style-name="ce17" office:value-type="float" office:value="-0.985124537550314" calcext:value-type="float">
            <text:p>-0.985124537550314</text:p>
          </table:table-cell>
          <table:table-cell table:style-name="ce17" office:value-type="float" office:value="-0.717685590935449" calcext:value-type="float">
            <text:p>-0.717685590935449</text:p>
          </table:table-cell>
          <table:table-cell/>
        </table:table-row>
        <table:table-row table:style-name="ro1">
          <table:table-cell table:style-name="ce17" office:value-type="float" office:value="-0.998296277326067" calcext:value-type="float">
            <text:p>-0.998296277326067</text:p>
          </table:table-cell>
          <table:table-cell table:style-name="ce17" office:value-type="float" office:value="-0.728425561100311" calcext:value-type="float">
            <text:p>-0.728425561100311</text:p>
          </table:table-cell>
          <table:table-cell/>
        </table:table-row>
        <table:table-row table:style-name="ro1">
          <table:table-cell table:style-name="ce17" office:value-type="float" office:value="-1.01305815390931" calcext:value-type="float">
            <text:p>-1.01305815390931</text:p>
          </table:table-cell>
          <table:table-cell table:style-name="ce17" office:value-type="float" office:value="-0.74187253448013" calcext:value-type="float">
            <text:p>-0.74187253448013</text:p>
          </table:table-cell>
          <table:table-cell/>
        </table:table-row>
        <table:table-row table:style-name="ro1">
          <table:table-cell table:style-name="ce17" office:value-type="float" office:value="-1.02741999830329" calcext:value-type="float">
            <text:p>-1.02741999830329</text:p>
          </table:table-cell>
          <table:table-cell table:style-name="ce17" office:value-type="float" office:value="-0.754358686944893" calcext:value-type="float">
            <text:p>-0.754358686944893</text:p>
          </table:table-cell>
          <table:table-cell/>
        </table:table-row>
        <table:table-row table:style-name="ro1">
          <table:table-cell table:style-name="ce17" office:value-type="float" office:value="-1.04092369469659" calcext:value-type="float">
            <text:p>-1.04092369469659</text:p>
          </table:table-cell>
          <table:table-cell table:style-name="ce17" office:value-type="float" office:value="-0.765323568218058" calcext:value-type="float">
            <text:p>-0.765323568218058</text:p>
          </table:table-cell>
          <table:table-cell/>
        </table:table-row>
        <table:table-row table:style-name="ro1">
          <table:table-cell table:style-name="ce17" office:value-type="float" office:value="-1.05350070602037" calcext:value-type="float">
            <text:p>-1.05350070602037</text:p>
          </table:table-cell>
          <table:table-cell table:style-name="ce17" office:value-type="float" office:value="-0.775293376009935" calcext:value-type="float">
            <text:p>-0.775293376009935</text:p>
          </table:table-cell>
          <table:table-cell/>
        </table:table-row>
        <table:table-row table:style-name="ro1">
          <table:table-cell table:style-name="ce17" office:value-type="float" office:value="-1.06495830363921" calcext:value-type="float">
            <text:p>-1.06495830363921</text:p>
          </table:table-cell>
          <table:table-cell table:style-name="ce17" office:value-type="float" office:value="-0.783369034815087" calcext:value-type="float">
            <text:p>-0.783369034815087</text:p>
          </table:table-cell>
          <table:table-cell/>
        </table:table-row>
        <table:table-row table:style-name="ro1">
          <table:table-cell table:style-name="ce17" office:value-type="float" office:value="-1.07506740567017" calcext:value-type="float">
            <text:p>-1.07506740567017</text:p>
          </table:table-cell>
          <table:table-cell table:style-name="ce17" office:value-type="float" office:value="-0.789448906528316" calcext:value-type="float">
            <text:p>-0.789448906528316</text:p>
          </table:table-cell>
          <table:table-cell/>
        </table:table-row>
        <table:table-row table:style-name="ro1">
          <table:table-cell table:style-name="ce17" office:value-type="float" office:value="-1.08502540456205" calcext:value-type="float">
            <text:p>-1.08502540456205</text:p>
          </table:table-cell>
          <table:table-cell table:style-name="ce17" office:value-type="float" office:value="-0.795824002387314" calcext:value-type="float">
            <text:p>-0.795824002387314</text:p>
          </table:table-cell>
          <table:table-cell/>
        </table:table-row>
        <table:table-row table:style-name="ro1">
          <table:table-cell table:style-name="ce17" office:value-type="float" office:value="-1.09603531026897" calcext:value-type="float">
            <text:p>-1.09603531026897</text:p>
          </table:table-cell>
          <table:table-cell table:style-name="ce17" office:value-type="float" office:value="-0.803700348384171" calcext:value-type="float">
            <text:p>-0.803700348384171</text:p>
          </table:table-cell>
          <table:table-cell/>
        </table:table-row>
        <table:table-row table:style-name="ro1">
          <table:table-cell table:style-name="ce17" office:value-type="float" office:value="-1.10712646079357" calcext:value-type="float">
            <text:p>-1.10712646079357</text:p>
          </table:table-cell>
          <table:table-cell table:style-name="ce17" office:value-type="float" office:value="-0.81210377730189" calcext:value-type="float">
            <text:p>-0.81210377730189</text:p>
          </table:table-cell>
          <table:table-cell/>
        </table:table-row>
        <table:table-row table:style-name="ro1">
          <table:table-cell table:style-name="ce17" office:value-type="float" office:value="-1.11779413305283" calcext:value-type="float">
            <text:p>-1.11779413305283</text:p>
          </table:table-cell>
          <table:table-cell table:style-name="ce17" office:value-type="float" office:value="-0.820928662824965" calcext:value-type="float">
            <text:p>-0.820928662824965</text:p>
          </table:table-cell>
          <table:table-cell/>
        </table:table-row>
        <table:table-row table:style-name="ro1">
          <table:table-cell table:style-name="ce17" office:value-type="float" office:value="-1.12749398119495" calcext:value-type="float">
            <text:p>-1.12749398119495</text:p>
          </table:table-cell>
          <table:table-cell table:style-name="ce17" office:value-type="float" office:value="-0.829313754763225" calcext:value-type="float">
            <text:p>-0.829313754763225</text:p>
          </table:table-cell>
          <table:table-cell/>
        </table:table-row>
        <table:table-row table:style-name="ro1">
          <table:table-cell table:style-name="ce17" office:value-type="float" office:value="-1.13664108019164" calcext:value-type="float">
            <text:p>-1.13664108019164</text:p>
          </table:table-cell>
          <table:table-cell table:style-name="ce17" office:value-type="float" office:value="-0.836107575246701" calcext:value-type="float">
            <text:p>-0.836107575246701</text:p>
          </table:table-cell>
          <table:table-cell/>
        </table:table-row>
        <table:table-row table:style-name="ro1">
          <table:table-cell table:style-name="ce17" office:value-type="float" office:value="-1.14700089589679" calcext:value-type="float">
            <text:p>-1.14700089589679</text:p>
          </table:table-cell>
          <table:table-cell table:style-name="ce17" office:value-type="float" office:value="-0.843123357379052" calcext:value-type="float">
            <text:p>-0.843123357379052</text:p>
          </table:table-cell>
          <table:table-cell/>
        </table:table-row>
        <table:table-row table:style-name="ro1">
          <table:table-cell table:style-name="ce17" office:value-type="float" office:value="-1.15919835256328" calcext:value-type="float">
            <text:p>-1.15919835256328</text:p>
          </table:table-cell>
          <table:table-cell table:style-name="ce17" office:value-type="float" office:value="-0.852207591310819" calcext:value-type="float">
            <text:p>-0.852207591310819</text:p>
          </table:table-cell>
          <table:table-cell/>
        </table:table-row>
        <table:table-row table:style-name="ro1">
          <table:table-cell table:style-name="ce17" office:value-type="float" office:value="-1.17318025288307" calcext:value-type="float">
            <text:p>-1.17318025288307</text:p>
          </table:table-cell>
          <table:table-cell table:style-name="ce17" office:value-type="float" office:value="-0.862879774550069" calcext:value-type="float">
            <text:p>-0.862879774550069</text:p>
          </table:table-cell>
          <table:table-cell/>
        </table:table-row>
        <table:table-row table:style-name="ro1">
          <table:table-cell table:style-name="ce17" office:value-type="float" office:value="-1.18756264790806" calcext:value-type="float">
            <text:p>-1.18756264790806</text:p>
          </table:table-cell>
          <table:table-cell table:style-name="ce17" office:value-type="float" office:value="-0.873770528731346" calcext:value-type="float">
            <text:p>-0.873770528731346</text:p>
          </table:table-cell>
          <table:table-cell/>
        </table:table-row>
        <table:table-row table:style-name="ro1">
          <table:table-cell table:style-name="ce17" office:value-type="float" office:value="-1.20131199312718" calcext:value-type="float">
            <text:p>-1.20131199312718</text:p>
          </table:table-cell>
          <table:table-cell table:style-name="ce17" office:value-type="float" office:value="-0.88381208148209" calcext:value-type="float">
            <text:p>-0.88381208148209</text:p>
          </table:table-cell>
          <table:table-cell/>
        </table:table-row>
        <table:table-row table:style-name="ro1">
          <table:table-cell table:style-name="ce17" office:value-type="float" office:value="-1.2156496282658" calcext:value-type="float">
            <text:p>-1.2156496282658</text:p>
          </table:table-cell>
          <table:table-cell table:style-name="ce17" office:value-type="float" office:value="-0.893621870474797" calcext:value-type="float">
            <text:p>-0.893621870474797</text:p>
          </table:table-cell>
          <table:table-cell/>
        </table:table-row>
        <table:table-row table:style-name="ro1">
          <table:table-cell table:style-name="ce17" office:value-type="float" office:value="-1.23075258246746" calcext:value-type="float">
            <text:p>-1.23075258246746</text:p>
          </table:table-cell>
          <table:table-cell table:style-name="ce17" office:value-type="float" office:value="-0.903600952812201" calcext:value-type="float">
            <text:p>-0.903600952812201</text:p>
          </table:table-cell>
          <table:table-cell/>
        </table:table-row>
        <table:table-row table:style-name="ro1">
          <table:table-cell table:style-name="ce17" office:value-type="float" office:value="-1.24639463720576" calcext:value-type="float">
            <text:p>-1.24639463720576</text:p>
          </table:table-cell>
          <table:table-cell table:style-name="ce17" office:value-type="float" office:value="-0.914545872430934" calcext:value-type="float">
            <text:p>-0.914545872430934</text:p>
          </table:table-cell>
          <table:table-cell/>
        </table:table-row>
        <table:table-row table:style-name="ro1">
          <table:table-cell table:style-name="ce17" office:value-type="float" office:value="-1.26148813815528" calcext:value-type="float">
            <text:p>-1.26148813815528</text:p>
          </table:table-cell>
          <table:table-cell table:style-name="ce17" office:value-type="float" office:value="-0.925659539213937" calcext:value-type="float">
            <text:p>-0.925659539213937</text:p>
          </table:table-cell>
          <table:table-cell/>
        </table:table-row>
        <table:table-row table:style-name="ro1">
          <table:table-cell table:style-name="ce17" office:value-type="float" office:value="-1.27565003502448" calcext:value-type="float">
            <text:p>-1.27565003502448</text:p>
          </table:table-cell>
          <table:table-cell table:style-name="ce17" office:value-type="float" office:value="-0.936282986283718" calcext:value-type="float">
            <text:p>-0.936282986283718</text:p>
          </table:table-cell>
          <table:table-cell/>
        </table:table-row>
        <table:table-row table:style-name="ro1">
          <table:table-cell table:style-name="ce17" office:value-type="float" office:value="-1.28890561516522" calcext:value-type="float">
            <text:p>-1.28890561516522</text:p>
          </table:table-cell>
          <table:table-cell table:style-name="ce17" office:value-type="float" office:value="-0.946086815127289" calcext:value-type="float">
            <text:p>-0.946086815127289</text:p>
          </table:table-cell>
          <table:table-cell/>
        </table:table-row>
        <table:table-row table:style-name="ro1">
          <table:table-cell table:style-name="ce17" office:value-type="float" office:value="-1.3004394998133" calcext:value-type="float">
            <text:p>-1.3004394998133</text:p>
          </table:table-cell>
          <table:table-cell table:style-name="ce17" office:value-type="float" office:value="-0.955031267122094" calcext:value-type="float">
            <text:p>-0.955031267122094</text:p>
          </table:table-cell>
          <table:table-cell/>
        </table:table-row>
        <table:table-row table:style-name="ro1">
          <table:table-cell table:style-name="ce17" office:value-type="float" office:value="-1.30971072669648" calcext:value-type="float">
            <text:p>-1.30971072669648</text:p>
          </table:table-cell>
          <table:table-cell table:style-name="ce17" office:value-type="float" office:value="-0.962260721430192" calcext:value-type="float">
            <text:p>-0.962260721430192</text:p>
          </table:table-cell>
          <table:table-cell/>
        </table:table-row>
        <table:table-row table:style-name="ro1">
          <table:table-cell table:style-name="ce17" office:value-type="float" office:value="-1.31833923256431" calcext:value-type="float">
            <text:p>-1.31833923256431</text:p>
          </table:table-cell>
          <table:table-cell table:style-name="ce17" office:value-type="float" office:value="-0.967888084498197" calcext:value-type="float">
            <text:p>-0.967888084498197</text:p>
          </table:table-cell>
          <table:table-cell/>
        </table:table-row>
        <table:table-row table:style-name="ro1">
          <table:table-cell table:style-name="ce17" office:value-type="float" office:value="-1.32889202304723" calcext:value-type="float">
            <text:p>-1.32889202304723</text:p>
          </table:table-cell>
          <table:table-cell table:style-name="ce17" office:value-type="float" office:value="-0.974696493750258" calcext:value-type="float">
            <text:p>-0.974696493750258</text:p>
          </table:table-cell>
          <table:table-cell/>
        </table:table-row>
        <table:table-row table:style-name="ro1">
          <table:table-cell table:style-name="ce17" office:value-type="float" office:value="-1.34045761975192" calcext:value-type="float">
            <text:p>-1.34045761975192</text:p>
          </table:table-cell>
          <table:table-cell table:style-name="ce17" office:value-type="float" office:value="-0.982065281050226" calcext:value-type="float">
            <text:p>-0.982065281050226</text:p>
          </table:table-cell>
          <table:table-cell/>
        </table:table-row>
        <table:table-row table:style-name="ro1">
          <table:table-cell table:style-name="ce17" office:value-type="float" office:value="-1.35083790300623" calcext:value-type="float">
            <text:p>-1.35083790300623</text:p>
          </table:table-cell>
          <table:table-cell table:style-name="ce17" office:value-type="float" office:value="-0.989219448879605" calcext:value-type="float">
            <text:p>-0.989219448879605</text:p>
          </table:table-cell>
          <table:table-cell/>
        </table:table-row>
        <table:table-row table:style-name="ro1">
          <table:table-cell table:style-name="ce17" office:value-type="float" office:value="-1.36122424763692" calcext:value-type="float">
            <text:p>-1.36122424763692</text:p>
          </table:table-cell>
          <table:table-cell table:style-name="ce17" office:value-type="float" office:value="-0.996495294419843" calcext:value-type="float">
            <text:p>-0.996495294419843</text:p>
          </table:table-cell>
          <table:table-cell/>
        </table:table-row>
        <table:table-row table:style-name="ro1">
          <table:table-cell table:style-name="ce17" office:value-type="float" office:value="-1.3729883169503" calcext:value-type="float">
            <text:p>-1.3729883169503</text:p>
          </table:table-cell>
          <table:table-cell table:style-name="ce17" office:value-type="float" office:value="-1.00477429117778" calcext:value-type="float">
            <text:p>-1.00477429117778</text:p>
          </table:table-cell>
          <table:table-cell/>
        </table:table-row>
        <table:table-row table:style-name="ro1">
          <table:table-cell table:style-name="ce17" office:value-type="float" office:value="-1.38593842172085" calcext:value-type="float">
            <text:p>-1.38593842172085</text:p>
          </table:table-cell>
          <table:table-cell table:style-name="ce17" office:value-type="float" office:value="-1.01440128804627" calcext:value-type="float">
            <text:p>-1.01440128804627</text:p>
          </table:table-cell>
          <table:table-cell/>
        </table:table-row>
        <table:table-row table:style-name="ro1">
          <table:table-cell table:style-name="ce17" office:value-type="float" office:value="-1.39860274933281" calcext:value-type="float">
            <text:p>-1.39860274933281</text:p>
          </table:table-cell>
          <table:table-cell table:style-name="ce17" office:value-type="float" office:value="-1.02403240632984" calcext:value-type="float">
            <text:p>-1.02403240632984</text:p>
          </table:table-cell>
          <table:table-cell/>
        </table:table-row>
        <table:table-row table:style-name="ro1">
          <table:table-cell table:style-name="ce17" office:value-type="float" office:value="-1.4106970761118" calcext:value-type="float">
            <text:p>-1.4106970761118</text:p>
          </table:table-cell>
          <table:table-cell table:style-name="ce17" office:value-type="float" office:value="-1.03301833328444" calcext:value-type="float">
            <text:p>-1.03301833328444</text:p>
          </table:table-cell>
          <table:table-cell/>
        </table:table-row>
        <table:table-row table:style-name="ro1">
          <table:table-cell table:style-name="ce17" office:value-type="float" office:value="-1.42540300083038" calcext:value-type="float">
            <text:p>-1.42540300083038</text:p>
          </table:table-cell>
          <table:table-cell table:style-name="ce17" office:value-type="float" office:value="-1.04236313834548" calcext:value-type="float">
            <text:p>-1.04236313834548</text:p>
          </table:table-cell>
          <table:table-cell/>
        </table:table-row>
        <table:table-row table:style-name="ro1">
          <table:table-cell table:style-name="ce17" office:value-type="float" office:value="-1.44622105649092" calcext:value-type="float">
            <text:p>-1.44622105649092</text:p>
          </table:table-cell>
          <table:table-cell table:style-name="ce17" office:value-type="float" office:value="-1.05471324218001" calcext:value-type="float">
            <text:p>-1.05471324218001</text:p>
          </table:table-cell>
          <table:table-cell/>
        </table:table-row>
        <table:table-row table:style-name="ro1">
          <table:table-cell table:style-name="ce17" office:value-type="float" office:value="-1.47715282024377" calcext:value-type="float">
            <text:p>-1.47715282024377</text:p>
          </table:table-cell>
          <table:table-cell table:style-name="ce17" office:value-type="float" office:value="-1.06943496088032" calcext:value-type="float">
            <text:p>-1.06943496088032</text:p>
          </table:table-cell>
          <table:table-cell/>
        </table:table-row>
        <table:table-row table:style-name="ro1">
          <table:table-cell table:style-name="ce17" office:value-type="float" office:value="-1.51093234812675" calcext:value-type="float">
            <text:p>-1.51093234812675</text:p>
          </table:table-cell>
          <table:table-cell table:style-name="ce17" office:value-type="float" office:value="-1.08401004800511" calcext:value-type="float">
            <text:p>-1.08401004800511</text:p>
          </table:table-cell>
          <table:table-cell/>
        </table:table-row>
        <table:table-row table:style-name="ro1">
          <table:table-cell table:style-name="ce17" office:value-type="float" office:value="-1.54680633155216" calcext:value-type="float">
            <text:p>-1.54680633155216</text:p>
          </table:table-cell>
          <table:table-cell table:style-name="ce17" office:value-type="float" office:value="-1.09774361328768" calcext:value-type="float">
            <text:p>-1.09774361328768</text:p>
          </table:table-cell>
          <table:table-cell/>
        </table:table-row>
        <table:table-row table:style-name="ro1">
          <table:table-cell table:style-name="ce17" office:value-type="float" office:value="-1.56203049199493" calcext:value-type="float">
            <text:p>-1.56203049199493</text:p>
          </table:table-cell>
          <table:table-cell table:style-name="ce17" office:value-type="float" office:value="-1.11080854824267" calcext:value-type="float">
            <text:p>-1.11080854824267</text:p>
          </table:table-cell>
          <table:table-cell/>
        </table:table-row>
        <table:table-row table:style-name="ro1">
          <table:table-cell table:style-name="ce17" office:value-type="float" office:value="-1.53779723201625" calcext:value-type="float">
            <text:p>-1.53779723201625</text:p>
          </table:table-cell>
          <table:table-cell table:style-name="ce17" office:value-type="float" office:value="-1.12202822478578" calcext:value-type="float">
            <text:p>-1.12202822478578</text:p>
          </table:table-cell>
          <table:table-cell/>
        </table:table-row>
        <table:table-row table:style-name="ro1">
          <table:table-cell table:style-name="ce17" office:value-type="float" office:value="-1.50138295902251" calcext:value-type="float">
            <text:p>-1.50138295902251</text:p>
          </table:table-cell>
          <table:table-cell table:style-name="ce17" office:value-type="float" office:value="-1.13135905210745" calcext:value-type="float">
            <text:p>-1.13135905210745</text:p>
          </table:table-cell>
          <table:table-cell/>
        </table:table-row>
        <table:table-row table:style-name="ro1">
          <table:table-cell table:style-name="ce17" office:value-type="float" office:value="-1.49319125701834" calcext:value-type="float">
            <text:p>-1.49319125701834</text:p>
          </table:table-cell>
          <table:table-cell table:style-name="ce17" office:value-type="float" office:value="-1.14186441715229" calcext:value-type="float">
            <text:p>-1.14186441715229</text:p>
          </table:table-cell>
          <table:table-cell/>
        </table:table-row>
        <table:table-row table:style-name="ro1">
          <table:table-cell table:style-name="ce17" office:value-type="float" office:value="-1.61809110866353" calcext:value-type="float">
            <text:p>-1.61809110866353</text:p>
          </table:table-cell>
          <table:table-cell table:style-name="ce17" office:value-type="float" office:value="-1.15648185119216" calcext:value-type="float">
            <text:p>-1.15648185119216</text:p>
          </table:table-cell>
          <table:table-cell/>
        </table:table-row>
        <table:table-row table:style-name="ro1">
          <table:table-cell table:style-name="ce17" office:value-type="float" office:value="-1.81862168332014" calcext:value-type="float">
            <text:p>-1.81862168332014</text:p>
          </table:table-cell>
          <table:table-cell table:style-name="ce17" office:value-type="float" office:value="-1.18314927903356" calcext:value-type="float">
            <text:p>-1.18314927903356</text:p>
          </table:table-cell>
          <table:table-cell/>
        </table:table-row>
        <table:table-row table:style-name="ro1">
          <table:table-cell table:style-name="ce17" office:value-type="float" office:value="-2.04956826114871" calcext:value-type="float">
            <text:p>-2.04956826114871</text:p>
          </table:table-cell>
          <table:table-cell table:style-name="ce17" office:value-type="float" office:value="-1.26902621908802" calcext:value-type="float">
            <text:p>-1.26902621908802</text:p>
          </table:table-cell>
          <table:table-cell/>
        </table:table-row>
        <table:table-row table:style-name="ro1">
          <table:table-cell table:style-name="ce17" office:value-type="float" office:value="-2.26390483349841" calcext:value-type="float">
            <text:p>-2.26390483349841</text:p>
          </table:table-cell>
          <table:table-cell table:style-name="ce17" office:value-type="float" office:value="-1.37436990701329" calcext:value-type="float">
            <text:p>-1.37436990701329</text:p>
          </table:table-cell>
          <table:table-cell/>
        </table:table-row>
        <table:table-row table:style-name="ro1">
          <table:table-cell table:style-name="ce17" office:value-type="float" office:value="-2.42166756168874" calcext:value-type="float">
            <text:p>-2.42166756168874</text:p>
          </table:table-cell>
          <table:table-cell table:style-name="ce17" office:value-type="float" office:value="-1.45052037264551" calcext:value-type="float">
            <text:p>-1.45052037264551</text:p>
          </table:table-cell>
          <table:table-cell/>
        </table:table-row>
        <table:table-row table:style-name="ro1">
          <table:table-cell table:style-name="ce17" office:value-type="float" office:value="-2.55960290518838" calcext:value-type="float">
            <text:p>-2.55960290518838</text:p>
          </table:table-cell>
          <table:table-cell table:style-name="ce17" office:value-type="float" office:value="-1.51905755282475" calcext:value-type="float">
            <text:p>-1.51905755282475</text:p>
          </table:table-cell>
          <table:table-cell/>
        </table:table-row>
        <table:table-row table:style-name="ro1">
          <table:table-cell table:style-name="ce17" office:value-type="float" office:value="-2.7106224007314" calcext:value-type="float">
            <text:p>-2.7106224007314</text:p>
          </table:table-cell>
          <table:table-cell table:style-name="ce17" office:value-type="float" office:value="-1.59376828911784" calcext:value-type="float">
            <text:p>-1.59376828911784</text:p>
          </table:table-cell>
          <table:table-cell/>
        </table:table-row>
        <table:table-row table:style-name="ro1">
          <table:table-cell table:style-name="ce17" office:value-type="float" office:value="-2.9232960125408" calcext:value-type="float">
            <text:p>-2.9232960125408</text:p>
          </table:table-cell>
          <table:table-cell table:style-name="ce17" office:value-type="float" office:value="-1.69463361678887" calcext:value-type="float">
            <text:p>-1.69463361678887</text:p>
          </table:table-cell>
          <table:table-cell/>
        </table:table-row>
        <table:table-row table:style-name="ro1">
          <table:table-cell table:style-name="ce17" office:value-type="float" office:value="-3.15597527228187" calcext:value-type="float">
            <text:p>-3.15597527228187</text:p>
          </table:table-cell>
          <table:table-cell table:style-name="ce17" office:value-type="float" office:value="-1.80441595939096" calcext:value-type="float">
            <text:p>-1.80441595939096</text:p>
          </table:table-cell>
          <table:table-cell/>
        </table:table-row>
        <table:table-row table:style-name="ro1">
          <table:table-cell table:style-name="ce17" office:value-type="float" office:value="-3.42485606970683" calcext:value-type="float">
            <text:p>-3.42485606970683</text:p>
          </table:table-cell>
          <table:table-cell table:style-name="ce17" office:value-type="float" office:value="-1.93010587726404" calcext:value-type="float">
            <text:p>-1.93010587726404</text:p>
          </table:table-cell>
          <table:table-cell/>
        </table:table-row>
        <table:table-row table:style-name="ro1">
          <table:table-cell table:style-name="ce17" office:value-type="float" office:value="-3.82243852223155" calcext:value-type="float">
            <text:p>-3.82243852223155</text:p>
          </table:table-cell>
          <table:table-cell table:style-name="ce17" office:value-type="float" office:value="-2.11456604904498" calcext:value-type="float">
            <text:p>-2.11456604904498</text:p>
          </table:table-cell>
          <table:table-cell/>
        </table:table-row>
        <table:table-row table:style-name="ro1">
          <table:table-cell table:style-name="ce17" office:value-type="float" office:value="-4.28550288019857" calcext:value-type="float">
            <text:p>-4.28550288019857</text:p>
          </table:table-cell>
          <table:table-cell table:style-name="ce17" office:value-type="float" office:value="-2.32327115082252" calcext:value-type="float">
            <text:p>-2.32327115082252</text:p>
          </table:table-cell>
          <table:table-cell/>
        </table:table-row>
        <table:table-row table:style-name="ro1">
          <table:table-cell table:style-name="ce17" office:value-type="float" office:value="-4.96371818009091" calcext:value-type="float">
            <text:p>-4.96371818009091</text:p>
          </table:table-cell>
          <table:table-cell table:style-name="ce17" office:value-type="float" office:value="-2.64050937988946" calcext:value-type="float">
            <text:p>-2.64050937988946</text:p>
          </table:table-cell>
          <table:table-cell/>
        </table:table-row>
        <table:table-row table:style-name="ro1">
          <table:table-cell table:style-name="ce17" office:value-type="float" office:value="-5.88107746603706" calcext:value-type="float">
            <text:p>-5.88107746603706</text:p>
          </table:table-cell>
          <table:table-cell table:style-name="ce17" office:value-type="float" office:value="-3.05668756177017" calcext:value-type="float">
            <text:p>-3.05668756177017</text:p>
          </table:table-cell>
          <table:table-cell/>
        </table:table-row>
        <table:table-row table:style-name="ro1">
          <table:table-cell table:style-name="ce17" office:value-type="float" office:value="-6.52809982318768" calcext:value-type="float">
            <text:p>-6.52809982318768</text:p>
          </table:table-cell>
          <table:table-cell table:style-name="ce17" office:value-type="float" office:value="-3.62631371818409" calcext:value-type="float">
            <text:p>-3.62631371818409</text:p>
          </table:table-cell>
          <table:table-cell/>
        </table:table-row>
        <table:table-row table:style-name="ro1">
          <table:table-cell table:style-name="ce17" office:value-type="float" office:value="-7.12304728890322" calcext:value-type="float">
            <text:p>-7.12304728890322</text:p>
          </table:table-cell>
          <table:table-cell table:style-name="ce17" office:value-type="float" office:value="-4.18244186525307" calcext:value-type="float">
            <text:p>-4.18244186525307</text:p>
          </table:table-cell>
          <table:table-cell/>
        </table:table-row>
        <table:table-row table:style-name="ro1">
          <table:table-cell table:style-name="ce17" office:value-type="float" office:value="-7.45872233252726" calcext:value-type="float">
            <text:p>-7.45872233252726</text:p>
          </table:table-cell>
          <table:table-cell table:style-name="ce17" office:value-type="float" office:value="-4.53213635017383" calcext:value-type="float">
            <text:p>-4.53213635017383</text:p>
          </table:table-cell>
          <table:table-cell/>
        </table:table-row>
        <table:table-row table:style-name="ro1">
          <table:table-cell table:style-name="ce17" office:value-type="float" office:value="-8.01860938294814" calcext:value-type="float">
            <text:p>-8.01860938294814</text:p>
          </table:table-cell>
          <table:table-cell table:style-name="ce17" office:value-type="float" office:value="-5.06423337940948" calcext:value-type="float">
            <text:p>-5.06423337940948</text:p>
          </table:table-cell>
          <table:table-cell/>
        </table:table-row>
        <table:table-row table:style-name="ro1">
          <table:table-cell table:style-name="ce17" office:value-type="float" office:value="-9.04664335006425" calcext:value-type="float">
            <text:p>-9.04664335006425</text:p>
          </table:table-cell>
          <table:table-cell table:style-name="ce17" office:value-type="float" office:value="-6.07553810205192" calcext:value-type="float">
            <text:p>-6.07553810205192</text:p>
          </table:table-cell>
          <table:table-cell/>
        </table:table-row>
        <table:table-row table:style-name="ro1">
          <table:table-cell table:style-name="ce17" office:value-type="float" office:value="-10.9695586851744" calcext:value-type="float">
            <text:p>-10.9695586851744</text:p>
          </table:table-cell>
          <table:table-cell table:style-name="ce17" office:value-type="float" office:value="-7.91776362747517" calcext:value-type="float">
            <text:p>-7.91776362747517</text:p>
          </table:table-cell>
          <table:table-cell/>
        </table:table-row>
        <table:table-row table:style-name="ro1">
          <table:table-cell table:style-name="ce17" office:value-type="float" office:value="-16.5002424726016" calcext:value-type="float">
            <text:p>-16.5002424726016</text:p>
          </table:table-cell>
          <table:table-cell table:style-name="ce17" office:value-type="float" office:value="-13.1921672828434" calcext:value-type="float">
            <text:p>-13.1921672828434</text:p>
          </table:table-cell>
          <table:table-cell/>
        </table:table-row>
        <table:table-row table:style-name="ro1">
          <table:table-cell table:style-name="ce17" office:value-type="float" office:value="-59.34985219944" calcext:value-type="float">
            <text:p>-59.34985219944</text:p>
          </table:table-cell>
          <table:table-cell table:style-name="ce17" office:value-type="float" office:value="-54.7765507990267" calcext:value-type="float">
            <text:p>-54.7765507990267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/>
        </table:table-row>
        <table:table-row table:style-name="ro1" table:number-rows-repeated="104820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number:number-style style:name="N113">
      <number:number number:decimal-places="6" loext:min-decimal-places="6" number:min-integer-digits="1" number:grouping="true"/>
    </number:number-style>
    <number:number-style style:name="N114">
      <number:number number:decimal-places="7" loext:min-decimal-places="7" number:min-integer-digits="1" number:grouping="true"/>
    </number:number-style>
    <number:number-style style:name="N115">
      <number:number number:decimal-places="8" loext:min-decimal-places="8" number:min-integer-digits="1" number:grouping="true"/>
    </number:number-style>
    <number:number-style style:name="N116">
      <number:number number:decimal-places="9" loext:min-decimal-places="9" number:min-integer-digits="1" number:grouping="true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00/00/00</text:date>, <text:time style:data-style-name="N2" text:time-value="11:02:03.358473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4:01:02.590971270</meta:creation-date>
    <dc:date>2018-11-01T12:26:47.914805068</dc:date>
    <meta:editing-duration>PT7H40M36S</meta:editing-duration>
    <meta:editing-cycles>10</meta:editing-cycles>
    <meta:generator>LibreOffice/6.0.6.2$Linux_X86_64 LibreOffice_project/00m0$Build-2</meta:generator>
    <meta:document-statistic meta:table-count="2" meta:cell-count="88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false" chart:logarithmic="false" chart:minimum="0" chart:maximum="250" chart:origin="0" chart:interval-major="3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7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623cm" svg:height="19.816cm" xlink:href=".." xlink:type="simple" chart:class="chart:scatter" chart:column-mapping="0" chart:style-name="ch1">
        <chart:title svg:x="20.328cm" svg:y="0.532cm" chart:style-name="ch2">
          <text:p>S-INDEX</text:p>
        </chart:title>
        <chart:legend svg:x="11.648cm" svg:y="18.439cm" style:legend-expansion="custom" chartooo:width="2.642cm" chartooo:height="1.096cm" style:legend-expansion-aspect-ratio="2.41058394160584" chart:style-name="ch3"/>
        <chart:plot-area chart:style-name="ch4" table:cell-range-address="FIGURES.A1:FIGURES.B1 FIGURES.C2:FIGURES.C8 FIGURES.A151:FIGURES.B366" chart:data-source-has-labels="both" svg:x="0.852cm" svg:y="1.707cm" svg:width="40.919cm" svg:height="16.732cm">
          <chartooo:coordinate-region svg:x="1.579cm" svg:y="1.906cm" svg:width="40.192cm" svg:height="16.334cm"/>
          <chart:axis chart:dimension="x" chart:name="primary-x" chart:style-name="ch5" chartooo:axis-type="auto">
            <chart:title svg:x="20.883cm" svg:y="18.835cm" chart:style-name="ch6">
              <text:p>TIME</text:p>
            </chart:title>
            <chart:categories table:cell-range-address="FIGURES.B1:FIGURES.B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IGURES.A151:FIGURES.A366" chart:label-cell-address="FIGURES.A1:FIGURES.A1" chart:class="chart:scatter">
            <chart:domain table:cell-range-address="FIGURES.C2:FIGURES.C8"/>
            <chart:data-point chart:repeated="216"/>
          </chart:series>
          <chart:series chart:style-name="ch10" chart:values-cell-range-address="FIGURES.B151:FIGURES.B366" chart:label-cell-address="FIGURES.B1:FIGURES.B1" chart:class="chart:scatter">
            <chart:data-point chart:repeated="2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CEP</text:p>
                <draw:g>
                  <svg:desc>FIGURES.A1:FIGURES.A1</svg:desc>
                </draw:g>
              </table:table-cell>
              <table:table-cell office:value-type="string">
                <text:p>ERA5</text:p>
                <draw:g>
                  <svg:desc>FIGURES.B1:FIGUR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RA5</text:p>
                <draw:g>
                  <svg:desc>FIGURES.B1:FIGURES.B1</svg:desc>
                </draw:g>
              </table:table-cell>
              <table:table-cell office:value-type="float" office:value="1">
                <text:p>1</text:p>
                <draw:g>
                  <svg:desc>FIGURES.C2:FIGURES.C8</svg:desc>
                </draw:g>
              </table:table-cell>
              <table:table-cell office:value-type="float" office:value="0">
                <text:p>0</text:p>
                <draw:g>
                  <svg:desc>FIGURES.A151:FIGURES.A366</svg:desc>
                </draw:g>
              </table:table-cell>
              <table:table-cell office:value-type="float" office:value="0">
                <text:p>0</text:p>
                <draw:g>
                  <svg:desc>FIGURES.B151:FIGURES.B366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1.08147013795161">
                <text:p>-1.08147013795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761356183524584">
                <text:p>-0.0761356183524584</text:p>
              </table:table-cell>
              <table:table-cell office:value-type="float" office:value="-0.381440973709712">
                <text:p>-0.381440973709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202132154803034">
                <text:p>-0.202132154803034</text:p>
              </table:table-cell>
              <table:table-cell office:value-type="float" office:value="-0.464968535010172">
                <text:p>-0.464968535010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60171163402529">
                <text:p>-0.360171163402529</text:p>
              </table:table-cell>
              <table:table-cell office:value-type="float" office:value="-0.628994214369135">
                <text:p>-0.628994214369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534917824981129">
                <text:p>-0.534917824981129</text:p>
              </table:table-cell>
              <table:table-cell office:value-type="float" office:value="-0.820311300116835">
                <text:p>-0.820311300116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701881985557928">
                <text:p>-0.701881985557928</text:p>
              </table:table-cell>
              <table:table-cell office:value-type="float" office:value="-0.987703749969622">
                <text:p>-0.987703749969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847879013752052">
                <text:p>-0.847879013752052</text:p>
              </table:table-cell>
              <table:table-cell office:value-type="float" office:value="-1.12242064639472">
                <text:p>-1.12242064639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897746763579693">
                <text:p>-0.897746763579693</text:p>
              </table:table-cell>
              <table:table-cell office:value-type="float" office:value="-1.12923809844782">
                <text:p>-1.12923809844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686615378242071">
                <text:p>-0.686615378242071</text:p>
              </table:table-cell>
              <table:table-cell office:value-type="float" office:value="-0.911284494510443">
                <text:p>-0.911284494510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94968166981683">
                <text:p>-0.494968166981683</text:p>
              </table:table-cell>
              <table:table-cell office:value-type="float" office:value="-0.69659215288346">
                <text:p>-0.69659215288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22023618164519">
                <text:p>-0.422023618164519</text:p>
              </table:table-cell>
              <table:table-cell office:value-type="float" office:value="-0.601280696861003">
                <text:p>-0.601280696861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82293464153705">
                <text:p>-0.382293464153705</text:p>
              </table:table-cell>
              <table:table-cell office:value-type="float" office:value="-0.53312527417051">
                <text:p>-0.53312527417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59304649795958">
                <text:p>-0.359304649795958</text:p>
              </table:table-cell>
              <table:table-cell office:value-type="float" office:value="-0.496331801691525">
                <text:p>-0.49633180169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50242371181517">
                <text:p>-0.350242371181517</text:p>
              </table:table-cell>
              <table:table-cell office:value-type="float" office:value="-0.470325469872322">
                <text:p>-0.470325469872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56932747647511">
                <text:p>-0.356932747647511</text:p>
              </table:table-cell>
              <table:table-cell office:value-type="float" office:value="-0.465758818260978">
                <text:p>-0.465758818260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52993001397448">
                <text:p>-0.352993001397448</text:p>
              </table:table-cell>
              <table:table-cell office:value-type="float" office:value="-0.461284296379695">
                <text:p>-0.461284296379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37797636836579">
                <text:p>-0.337797636836579</text:p>
              </table:table-cell>
              <table:table-cell office:value-type="float" office:value="-0.434311247361315">
                <text:p>-0.434311247361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3100176938142">
                <text:p>-0.33100176938142</text:p>
              </table:table-cell>
              <table:table-cell office:value-type="float" office:value="-0.412635471614151">
                <text:p>-0.412635471614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32804479259441">
                <text:p>-0.332804479259441</text:p>
              </table:table-cell>
              <table:table-cell office:value-type="float" office:value="-0.402326904399785">
                <text:p>-0.402326904399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39667324966531">
                <text:p>-0.339667324966531</text:p>
              </table:table-cell>
              <table:table-cell office:value-type="float" office:value="-0.400867739435352">
                <text:p>-0.400867739435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36661351431129">
                <text:p>-0.336661351431129</text:p>
              </table:table-cell>
              <table:table-cell office:value-type="float" office:value="-0.394142451490818">
                <text:p>-0.394142451490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32786324174898">
                <text:p>-0.332786324174898</text:p>
              </table:table-cell>
              <table:table-cell office:value-type="float" office:value="-0.385692668712741">
                <text:p>-0.385692668712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32879450028533">
                <text:p>-0.332879450028533</text:p>
              </table:table-cell>
              <table:table-cell office:value-type="float" office:value="-0.383578350905047">
                <text:p>-0.383578350905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36854233585063">
                <text:p>-0.336854233585063</text:p>
              </table:table-cell>
              <table:table-cell office:value-type="float" office:value="-0.383707061794581">
                <text:p>-0.383707061794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41813569177487">
                <text:p>-0.341813569177487</text:p>
              </table:table-cell>
              <table:table-cell office:value-type="float" office:value="-0.382534176577747">
                <text:p>-0.382534176577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50548070798683">
                <text:p>-0.350548070798683</text:p>
              </table:table-cell>
              <table:table-cell office:value-type="float" office:value="-0.387814368654818">
                <text:p>-0.387814368654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59320734522005">
                <text:p>-0.359320734522005</text:p>
              </table:table-cell>
              <table:table-cell office:value-type="float" office:value="-0.395156156421364">
                <text:p>-0.395156156421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63646993730159">
                <text:p>-0.363646993730159</text:p>
              </table:table-cell>
              <table:table-cell office:value-type="float" office:value="-0.400558804929246">
                <text:p>-0.400558804929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60857692373747">
                <text:p>-0.360857692373747</text:p>
              </table:table-cell>
              <table:table-cell office:value-type="float" office:value="-0.39575443938435">
                <text:p>-0.39575443938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59381412448736">
                <text:p>-0.359381412448736</text:p>
              </table:table-cell>
              <table:table-cell office:value-type="float" office:value="-0.392992131212989">
                <text:p>-0.392992131212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64375162985957">
                <text:p>-0.364375162985957</text:p>
              </table:table-cell>
              <table:table-cell office:value-type="float" office:value="-0.396059959767345">
                <text:p>-0.396059959767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71068339791343">
                <text:p>-0.371068339791343</text:p>
              </table:table-cell>
              <table:table-cell office:value-type="float" office:value="-0.401273867362394">
                <text:p>-0.401273867362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75081186568805">
                <text:p>-0.375081186568805</text:p>
              </table:table-cell>
              <table:table-cell office:value-type="float" office:value="-0.405863314318267">
                <text:p>-0.405863314318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72692988228062">
                <text:p>-0.372692988228062</text:p>
              </table:table-cell>
              <table:table-cell office:value-type="float" office:value="-0.411149927832778">
                <text:p>-0.411149927832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75221776881234">
                <text:p>-0.375221776881234</text:p>
              </table:table-cell>
              <table:table-cell office:value-type="float" office:value="-0.419966184713187">
                <text:p>-0.419966184713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84056222536636">
                <text:p>-0.384056222536636</text:p>
              </table:table-cell>
              <table:table-cell office:value-type="float" office:value="-0.429109678033442">
                <text:p>-0.429109678033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94901509992405">
                <text:p>-0.394901509992405</text:p>
              </table:table-cell>
              <table:table-cell office:value-type="float" office:value="-0.435786858338775">
                <text:p>-0.435786858338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05719302343895">
                <text:p>-0.405719302343895</text:p>
              </table:table-cell>
              <table:table-cell office:value-type="float" office:value="-0.44041621022183">
                <text:p>-0.44041621022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16208110622563">
                <text:p>-0.416208110622563</text:p>
              </table:table-cell>
              <table:table-cell office:value-type="float" office:value="-0.443271771783067">
                <text:p>-0.443271771783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26331322408295">
                <text:p>-0.426331322408295</text:p>
              </table:table-cell>
              <table:table-cell office:value-type="float" office:value="-0.445360804778057">
                <text:p>-0.445360804778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36443931755755">
                <text:p>-0.436443931755755</text:p>
              </table:table-cell>
              <table:table-cell office:value-type="float" office:value="-0.447344773880982">
                <text:p>-0.447344773880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47475979444453">
                <text:p>-0.447475979444453</text:p>
              </table:table-cell>
              <table:table-cell office:value-type="float" office:value="-0.449512341332445">
                <text:p>-0.449512341332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60044584692891">
                <text:p>-0.460044584692891</text:p>
              </table:table-cell>
              <table:table-cell office:value-type="float" office:value="-0.454144352373178">
                <text:p>-0.454144352373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73613807660211">
                <text:p>-0.473613807660211</text:p>
              </table:table-cell>
              <table:table-cell office:value-type="float" office:value="-0.463133842554538">
                <text:p>-0.463133842554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87370460294694">
                <text:p>-0.487370460294694</text:p>
              </table:table-cell>
              <table:table-cell office:value-type="float" office:value="-0.472745905414115">
                <text:p>-0.472745905414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500042640575784">
                <text:p>-0.500042640575784</text:p>
              </table:table-cell>
              <table:table-cell office:value-type="float" office:value="-0.480116301050668">
                <text:p>-0.480116301050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513000542056299">
                <text:p>-0.513000542056299</text:p>
              </table:table-cell>
              <table:table-cell office:value-type="float" office:value="-0.488433838346254">
                <text:p>-0.488433838346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52721717400667">
                <text:p>-0.52721717400667</text:p>
              </table:table-cell>
              <table:table-cell office:value-type="float" office:value="-0.500000111894042">
                <text:p>-0.500000111894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541655830144793">
                <text:p>-0.541655830144793</text:p>
              </table:table-cell>
              <table:table-cell office:value-type="float" office:value="-0.511284191762445">
                <text:p>-0.511284191762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55577831724732">
                <text:p>-0.55577831724732</text:p>
              </table:table-cell>
              <table:table-cell office:value-type="float" office:value="-0.520291101579003">
                <text:p>-0.520291101579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569576147646292">
                <text:p>-0.569576147646292</text:p>
              </table:table-cell>
              <table:table-cell office:value-type="float" office:value="-0.527481200660873">
                <text:p>-0.527481200660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582794404701946">
                <text:p>-0.582794404701946</text:p>
              </table:table-cell>
              <table:table-cell office:value-type="float" office:value="-0.533905458684861">
                <text:p>-0.533905458684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595287758205234">
                <text:p>-0.595287758205234</text:p>
              </table:table-cell>
              <table:table-cell office:value-type="float" office:value="-0.539547736848419">
                <text:p>-0.53954773684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607102432866627">
                <text:p>-0.607102432866627</text:p>
              </table:table-cell>
              <table:table-cell office:value-type="float" office:value="-0.544846959644247">
                <text:p>-0.544846959644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620074130578969">
                <text:p>-0.620074130578969</text:p>
              </table:table-cell>
              <table:table-cell office:value-type="float" office:value="-0.553359406730784">
                <text:p>-0.553359406730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63426244818665">
                <text:p>-0.63426244818665</text:p>
              </table:table-cell>
              <table:table-cell office:value-type="float" office:value="-0.564054222027799">
                <text:p>-0.564054222027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648903111514943">
                <text:p>-0.648903111514943</text:p>
              </table:table-cell>
              <table:table-cell office:value-type="float" office:value="-0.576241937390267">
                <text:p>-0.576241937390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664145277031966">
                <text:p>-0.664145277031966</text:p>
              </table:table-cell>
              <table:table-cell office:value-type="float" office:value="-0.588781273964508">
                <text:p>-0.588781273964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679590600193633">
                <text:p>-0.679590600193633</text:p>
              </table:table-cell>
              <table:table-cell office:value-type="float" office:value="-0.601120922840765">
                <text:p>-0.601120922840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694805750029451">
                <text:p>-0.694805750029451</text:p>
              </table:table-cell>
              <table:table-cell office:value-type="float" office:value="-0.61184965132024">
                <text:p>-0.61184965132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709699887404706">
                <text:p>-0.709699887404706</text:p>
              </table:table-cell>
              <table:table-cell office:value-type="float" office:value="-0.62038598432993">
                <text:p>-0.62038598432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724006380525712">
                <text:p>-0.724006380525712</text:p>
              </table:table-cell>
              <table:table-cell office:value-type="float" office:value="-0.627807410175772">
                <text:p>-0.627807410175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738220270680518">
                <text:p>-0.738220270680518</text:p>
              </table:table-cell>
              <table:table-cell office:value-type="float" office:value="-0.635315500672405">
                <text:p>-0.635315500672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7531488541145">
                <text:p>-0.7531488541145</text:p>
              </table:table-cell>
              <table:table-cell office:value-type="float" office:value="-0.645217199147253">
                <text:p>-0.645217199147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768877270621961">
                <text:p>-0.768877270621961</text:p>
              </table:table-cell>
              <table:table-cell office:value-type="float" office:value="-0.656042393088992">
                <text:p>-0.656042393088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785245754821923">
                <text:p>-0.785245754821923</text:p>
              </table:table-cell>
              <table:table-cell office:value-type="float" office:value="-0.667848009653844">
                <text:p>-0.667848009653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801183267428629">
                <text:p>-0.801183267428629</text:p>
              </table:table-cell>
              <table:table-cell office:value-type="float" office:value="-0.679109240532845">
                <text:p>-0.679109240532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816049402822526">
                <text:p>-0.816049402822526</text:p>
              </table:table-cell>
              <table:table-cell office:value-type="float" office:value="-0.687844618427808">
                <text:p>-0.687844618427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829049629947549">
                <text:p>-0.829049629947549</text:p>
              </table:table-cell>
              <table:table-cell office:value-type="float" office:value="-0.693854502593213">
                <text:p>-0.693854502593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840732726959811">
                <text:p>-0.840732726959811</text:p>
              </table:table-cell>
              <table:table-cell office:value-type="float" office:value="-0.697468607016948">
                <text:p>-0.697468607016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851422658365335">
                <text:p>-0.851422658365335</text:p>
              </table:table-cell>
              <table:table-cell office:value-type="float" office:value="-0.700656776463172">
                <text:p>-0.700656776463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861346675566752">
                <text:p>-0.861346675566752</text:p>
              </table:table-cell>
              <table:table-cell office:value-type="float" office:value="-0.704913019956994">
                <text:p>-0.704913019956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870737682643499">
                <text:p>-0.870737682643499</text:p>
              </table:table-cell>
              <table:table-cell office:value-type="float" office:value="-0.709301084765643">
                <text:p>-0.709301084765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881171743490269">
                <text:p>-0.881171743490269</text:p>
              </table:table-cell>
              <table:table-cell office:value-type="float" office:value="-0.713519774404569">
                <text:p>-0.713519774404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893016798316922">
                <text:p>-0.893016798316922</text:p>
              </table:table-cell>
              <table:table-cell office:value-type="float" office:value="-0.71870962670273">
                <text:p>-0.71870962670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903601519875243">
                <text:p>-0.903601519875243</text:p>
              </table:table-cell>
              <table:table-cell office:value-type="float" office:value="-0.72174632600143">
                <text:p>-0.72174632600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911498663732849">
                <text:p>-0.911498663732849</text:p>
              </table:table-cell>
              <table:table-cell office:value-type="float" office:value="-0.722571234893946">
                <text:p>-0.722571234893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917529381929957">
                <text:p>-0.917529381929957</text:p>
              </table:table-cell>
              <table:table-cell office:value-type="float" office:value="-0.72306954956584">
                <text:p>-0.72306954956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922634848726899">
                <text:p>-0.922634848726899</text:p>
              </table:table-cell>
              <table:table-cell office:value-type="float" office:value="-0.723264482433881">
                <text:p>-0.723264482433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927241590348346">
                <text:p>-0.927241590348346</text:p>
              </table:table-cell>
              <table:table-cell office:value-type="float" office:value="-0.722173892187086">
                <text:p>-0.722173892187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932319657065923">
                <text:p>-0.932319657065923</text:p>
              </table:table-cell>
              <table:table-cell office:value-type="float" office:value="-0.718944178464512">
                <text:p>-0.718944178464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939305860201672">
                <text:p>-0.939305860201672</text:p>
              </table:table-cell>
              <table:table-cell office:value-type="float" office:value="-0.714612719784362">
                <text:p>-0.714612719784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947877633131984">
                <text:p>-0.947877633131984</text:p>
              </table:table-cell>
              <table:table-cell office:value-type="float" office:value="-0.710509599624782">
                <text:p>-0.710509599624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956607410568212">
                <text:p>-0.956607410568212</text:p>
              </table:table-cell>
              <table:table-cell office:value-type="float" office:value="-0.709006179147467">
                <text:p>-0.709006179147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965073466171324">
                <text:p>-0.965073466171324</text:p>
              </table:table-cell>
              <table:table-cell office:value-type="float" office:value="-0.709061581633616">
                <text:p>-0.709061581633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974201362894075">
                <text:p>-0.974201362894075</text:p>
              </table:table-cell>
              <table:table-cell office:value-type="float" office:value="-0.71099331233582">
                <text:p>-0.71099331233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985124537550314">
                <text:p>-0.985124537550314</text:p>
              </table:table-cell>
              <table:table-cell office:value-type="float" office:value="-0.717685590935449">
                <text:p>-0.717685590935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998296277326067">
                <text:p>-0.998296277326067</text:p>
              </table:table-cell>
              <table:table-cell office:value-type="float" office:value="-0.728425561100311">
                <text:p>-0.728425561100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01305815390931">
                <text:p>-1.01305815390931</text:p>
              </table:table-cell>
              <table:table-cell office:value-type="float" office:value="-0.74187253448013">
                <text:p>-0.74187253448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02741999830329">
                <text:p>-1.02741999830329</text:p>
              </table:table-cell>
              <table:table-cell office:value-type="float" office:value="-0.754358686944893">
                <text:p>-0.754358686944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04092369469659">
                <text:p>-1.04092369469659</text:p>
              </table:table-cell>
              <table:table-cell office:value-type="float" office:value="-0.765323568218058">
                <text:p>-0.76532356821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05350070602037">
                <text:p>-1.05350070602037</text:p>
              </table:table-cell>
              <table:table-cell office:value-type="float" office:value="-0.775293376009935">
                <text:p>-0.775293376009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06495830363921">
                <text:p>-1.06495830363921</text:p>
              </table:table-cell>
              <table:table-cell office:value-type="float" office:value="-0.783369034815087">
                <text:p>-0.783369034815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07506740567017">
                <text:p>-1.07506740567017</text:p>
              </table:table-cell>
              <table:table-cell office:value-type="float" office:value="-0.789448906528316">
                <text:p>-0.7894489065283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08502540456205">
                <text:p>-1.08502540456205</text:p>
              </table:table-cell>
              <table:table-cell office:value-type="float" office:value="-0.795824002387314">
                <text:p>-0.795824002387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09603531026897">
                <text:p>-1.09603531026897</text:p>
              </table:table-cell>
              <table:table-cell office:value-type="float" office:value="-0.803700348384171">
                <text:p>-0.803700348384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10712646079357">
                <text:p>-1.10712646079357</text:p>
              </table:table-cell>
              <table:table-cell office:value-type="float" office:value="-0.81210377730189">
                <text:p>-0.81210377730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11779413305283">
                <text:p>-1.11779413305283</text:p>
              </table:table-cell>
              <table:table-cell office:value-type="float" office:value="-0.820928662824965">
                <text:p>-0.820928662824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12749398119495">
                <text:p>-1.12749398119495</text:p>
              </table:table-cell>
              <table:table-cell office:value-type="float" office:value="-0.829313754763225">
                <text:p>-0.829313754763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13664108019164">
                <text:p>-1.13664108019164</text:p>
              </table:table-cell>
              <table:table-cell office:value-type="float" office:value="-0.836107575246701">
                <text:p>-0.836107575246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14700089589679">
                <text:p>-1.14700089589679</text:p>
              </table:table-cell>
              <table:table-cell office:value-type="float" office:value="-0.843123357379052">
                <text:p>-0.843123357379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15919835256328">
                <text:p>-1.15919835256328</text:p>
              </table:table-cell>
              <table:table-cell office:value-type="float" office:value="-0.852207591310819">
                <text:p>-0.85220759131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17318025288307">
                <text:p>-1.17318025288307</text:p>
              </table:table-cell>
              <table:table-cell office:value-type="float" office:value="-0.862879774550069">
                <text:p>-0.862879774550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18756264790806">
                <text:p>-1.18756264790806</text:p>
              </table:table-cell>
              <table:table-cell office:value-type="float" office:value="-0.873770528731346">
                <text:p>-0.873770528731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20131199312718">
                <text:p>-1.20131199312718</text:p>
              </table:table-cell>
              <table:table-cell office:value-type="float" office:value="-0.88381208148209">
                <text:p>-0.88381208148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2156496282658">
                <text:p>-1.2156496282658</text:p>
              </table:table-cell>
              <table:table-cell office:value-type="float" office:value="-0.893621870474797">
                <text:p>-0.893621870474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23075258246746">
                <text:p>-1.23075258246746</text:p>
              </table:table-cell>
              <table:table-cell office:value-type="float" office:value="-0.903600952812201">
                <text:p>-0.903600952812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24639463720576">
                <text:p>-1.24639463720576</text:p>
              </table:table-cell>
              <table:table-cell office:value-type="float" office:value="-0.914545872430934">
                <text:p>-0.914545872430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26148813815528">
                <text:p>-1.26148813815528</text:p>
              </table:table-cell>
              <table:table-cell office:value-type="float" office:value="-0.925659539213937">
                <text:p>-0.925659539213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27565003502448">
                <text:p>-1.27565003502448</text:p>
              </table:table-cell>
              <table:table-cell office:value-type="float" office:value="-0.936282986283718">
                <text:p>-0.936282986283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28890561516522">
                <text:p>-1.28890561516522</text:p>
              </table:table-cell>
              <table:table-cell office:value-type="float" office:value="-0.946086815127289">
                <text:p>-0.946086815127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3004394998133">
                <text:p>-1.3004394998133</text:p>
              </table:table-cell>
              <table:table-cell office:value-type="float" office:value="-0.955031267122094">
                <text:p>-0.955031267122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30971072669648">
                <text:p>-1.30971072669648</text:p>
              </table:table-cell>
              <table:table-cell office:value-type="float" office:value="-0.962260721430192">
                <text:p>-0.962260721430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31833923256431">
                <text:p>-1.31833923256431</text:p>
              </table:table-cell>
              <table:table-cell office:value-type="float" office:value="-0.967888084498197">
                <text:p>-0.967888084498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32889202304723">
                <text:p>-1.32889202304723</text:p>
              </table:table-cell>
              <table:table-cell office:value-type="float" office:value="-0.974696493750258">
                <text:p>-0.974696493750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34045761975192">
                <text:p>-1.34045761975192</text:p>
              </table:table-cell>
              <table:table-cell office:value-type="float" office:value="-0.982065281050226">
                <text:p>-0.982065281050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35083790300623">
                <text:p>-1.35083790300623</text:p>
              </table:table-cell>
              <table:table-cell office:value-type="float" office:value="-0.989219448879605">
                <text:p>-0.989219448879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36122424763692">
                <text:p>-1.36122424763692</text:p>
              </table:table-cell>
              <table:table-cell office:value-type="float" office:value="-0.996495294419843">
                <text:p>-0.996495294419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3729883169503">
                <text:p>-1.3729883169503</text:p>
              </table:table-cell>
              <table:table-cell office:value-type="float" office:value="-1.00477429117778">
                <text:p>-1.00477429117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38593842172085">
                <text:p>-1.38593842172085</text:p>
              </table:table-cell>
              <table:table-cell office:value-type="float" office:value="-1.01440128804627">
                <text:p>-1.01440128804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39860274933281">
                <text:p>-1.39860274933281</text:p>
              </table:table-cell>
              <table:table-cell office:value-type="float" office:value="-1.02403240632984">
                <text:p>-1.02403240632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4106970761118">
                <text:p>-1.4106970761118</text:p>
              </table:table-cell>
              <table:table-cell office:value-type="float" office:value="-1.03301833328444">
                <text:p>-1.03301833328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42540300083038">
                <text:p>-1.42540300083038</text:p>
              </table:table-cell>
              <table:table-cell office:value-type="float" office:value="-1.04236313834548">
                <text:p>-1.04236313834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44622105649092">
                <text:p>-1.44622105649092</text:p>
              </table:table-cell>
              <table:table-cell office:value-type="float" office:value="-1.05471324218001">
                <text:p>-1.05471324218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47715282024377">
                <text:p>-1.47715282024377</text:p>
              </table:table-cell>
              <table:table-cell office:value-type="float" office:value="-1.06943496088032">
                <text:p>-1.06943496088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51093234812675">
                <text:p>-1.51093234812675</text:p>
              </table:table-cell>
              <table:table-cell office:value-type="float" office:value="-1.08401004800511">
                <text:p>-1.08401004800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54680633155216">
                <text:p>-1.54680633155216</text:p>
              </table:table-cell>
              <table:table-cell office:value-type="float" office:value="-1.09774361328768">
                <text:p>-1.09774361328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56203049199493">
                <text:p>-1.56203049199493</text:p>
              </table:table-cell>
              <table:table-cell office:value-type="float" office:value="-1.11080854824267">
                <text:p>-1.11080854824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53779723201625">
                <text:p>-1.53779723201625</text:p>
              </table:table-cell>
              <table:table-cell office:value-type="float" office:value="-1.12202822478578">
                <text:p>-1.12202822478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50138295902251">
                <text:p>-1.50138295902251</text:p>
              </table:table-cell>
              <table:table-cell office:value-type="float" office:value="-1.13135905210745">
                <text:p>-1.13135905210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49319125701834">
                <text:p>-1.49319125701834</text:p>
              </table:table-cell>
              <table:table-cell office:value-type="float" office:value="-1.14186441715229">
                <text:p>-1.14186441715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61809110866353">
                <text:p>-1.61809110866353</text:p>
              </table:table-cell>
              <table:table-cell office:value-type="float" office:value="-1.15648185119216">
                <text:p>-1.15648185119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.81862168332014">
                <text:p>-1.81862168332014</text:p>
              </table:table-cell>
              <table:table-cell office:value-type="float" office:value="-1.18314927903356">
                <text:p>-1.183149279033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2.04956826114871">
                <text:p>-2.04956826114871</text:p>
              </table:table-cell>
              <table:table-cell office:value-type="float" office:value="-1.26902621908802">
                <text:p>-1.26902621908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2.26390483349841">
                <text:p>-2.26390483349841</text:p>
              </table:table-cell>
              <table:table-cell office:value-type="float" office:value="-1.37436990701329">
                <text:p>-1.37436990701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2.42166756168874">
                <text:p>-2.42166756168874</text:p>
              </table:table-cell>
              <table:table-cell office:value-type="float" office:value="-1.45052037264551">
                <text:p>-1.45052037264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2.55960290518838">
                <text:p>-2.55960290518838</text:p>
              </table:table-cell>
              <table:table-cell office:value-type="float" office:value="-1.51905755282475">
                <text:p>-1.51905755282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2.7106224007314">
                <text:p>-2.7106224007314</text:p>
              </table:table-cell>
              <table:table-cell office:value-type="float" office:value="-1.59376828911784">
                <text:p>-1.59376828911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2.9232960125408">
                <text:p>-2.9232960125408</text:p>
              </table:table-cell>
              <table:table-cell office:value-type="float" office:value="-1.69463361678887">
                <text:p>-1.69463361678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3.15597527228187">
                <text:p>-3.15597527228187</text:p>
              </table:table-cell>
              <table:table-cell office:value-type="float" office:value="-1.80441595939096">
                <text:p>-1.80441595939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3.42485606970683">
                <text:p>-3.42485606970683</text:p>
              </table:table-cell>
              <table:table-cell office:value-type="float" office:value="-1.93010587726404">
                <text:p>-1.93010587726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3.82243852223155">
                <text:p>-3.82243852223155</text:p>
              </table:table-cell>
              <table:table-cell office:value-type="float" office:value="-2.11456604904498">
                <text:p>-2.11456604904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4.28550288019857">
                <text:p>-4.28550288019857</text:p>
              </table:table-cell>
              <table:table-cell office:value-type="float" office:value="-2.32327115082252">
                <text:p>-2.32327115082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4.96371818009091">
                <text:p>-4.96371818009091</text:p>
              </table:table-cell>
              <table:table-cell office:value-type="float" office:value="-2.64050937988946">
                <text:p>-2.64050937988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88107746603706">
                <text:p>-5.88107746603706</text:p>
              </table:table-cell>
              <table:table-cell office:value-type="float" office:value="-3.05668756177017">
                <text:p>-3.05668756177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6.52809982318768">
                <text:p>-6.52809982318768</text:p>
              </table:table-cell>
              <table:table-cell office:value-type="float" office:value="-3.62631371818409">
                <text:p>-3.62631371818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7.12304728890322">
                <text:p>-7.12304728890322</text:p>
              </table:table-cell>
              <table:table-cell office:value-type="float" office:value="-4.18244186525307">
                <text:p>-4.18244186525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7.45872233252726">
                <text:p>-7.45872233252726</text:p>
              </table:table-cell>
              <table:table-cell office:value-type="float" office:value="-4.53213635017383">
                <text:p>-4.53213635017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8.01860938294814">
                <text:p>-8.01860938294814</text:p>
              </table:table-cell>
              <table:table-cell office:value-type="float" office:value="-5.06423337940948">
                <text:p>-5.06423337940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9.04664335006425">
                <text:p>-9.04664335006425</text:p>
              </table:table-cell>
              <table:table-cell office:value-type="float" office:value="-6.07553810205192">
                <text:p>-6.07553810205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0.9695586851744">
                <text:p>-10.9695586851744</text:p>
              </table:table-cell>
              <table:table-cell office:value-type="float" office:value="-7.91776362747517">
                <text:p>-7.91776362747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6.5002424726016">
                <text:p>-16.5002424726016</text:p>
              </table:table-cell>
              <table:table-cell office:value-type="float" office:value="-13.1921672828434">
                <text:p>-13.1921672828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9.34985219944">
                <text:p>-59.34985219944</text:p>
              </table:table-cell>
              <table:table-cell office:value-type="float" office:value="-54.7765507990267">
                <text:p>-54.7765507990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